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6.837cm" svg:height="14.901cm" svg:x="13.089cm" svg:y="0.558cm">
            <draw:object draw:notify-on-update-of-ranges="LOGGER00.B1:LOGGER00.B1 LOGGER00.B2:LOGGER00.B2063 LOGGER00.C1:LOGGER00.C1 LOGGER00.C2:LOGGER00.C20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2" calcext:value-type="float">
            <text:p>15692</text:p>
          </table:table-cell>
          <table:table-cell table:formula="of:=[.A3]/1000/(60*60*24)" office:value-type="time" office:time-value="PT00H00M15.692S" calcext:value-type="time">
            <text:p>00:00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6.12" calcext:value-type="float">
            <text:p>316.12</text:p>
          </table:table-cell>
          <table:table-cell office:value-type="float" office:value="1.09" calcext:value-type="float">
            <text:p>1.09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31692" calcext:value-type="float">
            <text:p>31692</text:p>
          </table:table-cell>
          <table:table-cell table:formula="of:=[.A4]/1000/(60*60*24)" office:value-type="time" office:time-value="PT00H00M31.692S" calcext:value-type="time">
            <text:p>00:00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2.2" calcext:value-type="float">
            <text:p>2.2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47692" calcext:value-type="float">
            <text:p>47692</text:p>
          </table:table-cell>
          <table:table-cell table:formula="of:=[.A5]/1000/(60*60*24)" office:value-type="time" office:time-value="PT00H00M47.692S" calcext:value-type="time">
            <text:p>00:00:48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3.31" calcext:value-type="float">
            <text:p>3.31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63692" calcext:value-type="float">
            <text:p>63692</text:p>
          </table:table-cell>
          <table:table-cell table:formula="of:=[.A6]/1000/(60*60*24)" office:value-type="time" office:time-value="PT00H01M03.692S" calcext:value-type="time">
            <text:p>00:01:04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4.42" calcext:value-type="float">
            <text:p>4.42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float" office:value="79692" calcext:value-type="float">
            <text:p>79692</text:p>
          </table:table-cell>
          <table:table-cell table:formula="of:=[.A7]/1000/(60*60*24)" office:value-type="time" office:time-value="PT00H01M19.692S" calcext:value-type="time">
            <text:p>00:01:20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5.53" calcext:value-type="float">
            <text:p>5.53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float" office:value="95692" calcext:value-type="float">
            <text:p>95692</text:p>
          </table:table-cell>
          <table:table-cell table:formula="of:=[.A8]/1000/(60*60*24)" office:value-type="time" office:time-value="PT00H01M35.692S" calcext:value-type="time">
            <text:p>00:01:36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6.63" calcext:value-type="float">
            <text:p>6.63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111692" calcext:value-type="float">
            <text:p>111692</text:p>
          </table:table-cell>
          <table:table-cell table:formula="of:=[.A9]/1000/(60*60*24)" office:value-type="time" office:time-value="PT00H01M51.692S" calcext:value-type="time">
            <text:p>00:01:52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7.74" calcext:value-type="float">
            <text:p>7.7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127692" calcext:value-type="float">
            <text:p>127692</text:p>
          </table:table-cell>
          <table:table-cell table:formula="of:=[.A10]/1000/(60*60*24)" office:value-type="time" office:time-value="PT00H02M07.692S" calcext:value-type="time">
            <text:p>00:02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8.84" calcext:value-type="float">
            <text:p>8.84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office:value-type="float" office:value="143692" calcext:value-type="float">
            <text:p>143692</text:p>
          </table:table-cell>
          <table:table-cell table:formula="of:=[.A11]/1000/(60*60*24)" office:value-type="time" office:time-value="PT00H02M23.692S" calcext:value-type="time">
            <text:p>00:02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9.95" calcext:value-type="float">
            <text:p>9.95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float" office:value="159692" calcext:value-type="float">
            <text:p>159692</text:p>
          </table:table-cell>
          <table:table-cell table:formula="of:=[.A12]/1000/(60*60*24)" office:value-type="time" office:time-value="PT00H02M39.692S" calcext:value-type="time">
            <text:p>00:02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11.05" calcext:value-type="float">
            <text:p>11.05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175692" calcext:value-type="float">
            <text:p>175692</text:p>
          </table:table-cell>
          <table:table-cell table:formula="of:=[.A13]/1000/(60*60*24)" office:value-type="time" office:time-value="PT00H02M55.692S" calcext:value-type="time">
            <text:p>00:02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7" calcext:value-type="float">
            <text:p>310.7</text:p>
          </table:table-cell>
          <table:table-cell office:value-type="float" office:value="12.15" calcext:value-type="float">
            <text:p>12.15</text:p>
          </table:table-cell>
          <table:table-cell office:value-type="float" office:value="15.29" calcext:value-type="float">
            <text:p>15.29</text:p>
          </table:table-cell>
        </table:table-row>
        <table:table-row table:style-name="ro1">
          <table:table-cell office:value-type="float" office:value="191692" calcext:value-type="float">
            <text:p>191692</text:p>
          </table:table-cell>
          <table:table-cell table:formula="of:=[.A14]/1000/(60*60*24)" office:value-type="time" office:time-value="PT00H03M11.692S" calcext:value-type="time">
            <text:p>00:03:12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13.25" calcext:value-type="float">
            <text:p>13.25</text:p>
          </table:table-cell>
          <table:table-cell office:value-type="float" office:value="16.67" calcext:value-type="float">
            <text:p>16.67</text:p>
          </table:table-cell>
        </table:table-row>
        <table:table-row table:style-name="ro1">
          <table:table-cell office:value-type="float" office:value="207692" calcext:value-type="float">
            <text:p>207692</text:p>
          </table:table-cell>
          <table:table-cell table:formula="of:=[.A15]/1000/(60*60*24)" office:value-type="time" office:time-value="PT00H03M27.692S" calcext:value-type="time">
            <text:p>00:03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14.36" calcext:value-type="float">
            <text:p>14.36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float" office:value="223692" calcext:value-type="float">
            <text:p>223692</text:p>
          </table:table-cell>
          <table:table-cell table:formula="of:=[.A16]/1000/(60*60*24)" office:value-type="time" office:time-value="PT00H03M43.692S" calcext:value-type="time">
            <text:p>00:03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10.18" calcext:value-type="float">
            <text:p>310.18</text:p>
          </table:table-cell>
          <table:table-cell office:value-type="float" office:value="15.46" calcext:value-type="float">
            <text:p>15.46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 office:value-type="float" office:value="239692" calcext:value-type="float">
            <text:p>239692</text:p>
          </table:table-cell>
          <table:table-cell table:formula="of:=[.A17]/1000/(60*60*24)" office:value-type="time" office:time-value="PT00H03M59.692S" calcext:value-type="time">
            <text:p>00:04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16.56" calcext:value-type="float">
            <text:p>16.56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255692" calcext:value-type="float">
            <text:p>255692</text:p>
          </table:table-cell>
          <table:table-cell table:formula="of:=[.A18]/1000/(60*60*24)" office:value-type="time" office:time-value="PT00H04M15.692S" calcext:value-type="time">
            <text:p>00:04:16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17.66" calcext:value-type="float">
            <text:p>17.66</text:p>
          </table:table-cell>
          <table:table-cell office:value-type="float" office:value="22.17" calcext:value-type="float">
            <text:p>22.17</text:p>
          </table:table-cell>
        </table:table-row>
        <table:table-row table:style-name="ro1">
          <table:table-cell office:value-type="float" office:value="271692" calcext:value-type="float">
            <text:p>271692</text:p>
          </table:table-cell>
          <table:table-cell table:formula="of:=[.A19]/1000/(60*60*24)" office:value-type="time" office:time-value="PT00H04M31.692S" calcext:value-type="time">
            <text:p>00:04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18.76" calcext:value-type="float">
            <text:p>18.76</text:p>
          </table:table-cell>
          <table:table-cell office:value-type="float" office:value="23.54" calcext:value-type="float">
            <text:p>23.54</text:p>
          </table:table-cell>
        </table:table-row>
        <table:table-row table:style-name="ro1">
          <table:table-cell office:value-type="float" office:value="287691" calcext:value-type="float">
            <text:p>287691</text:p>
          </table:table-cell>
          <table:table-cell table:formula="of:=[.A20]/1000/(60*60*24)" office:value-type="time" office:time-value="PT00H04M47.691S" calcext:value-type="time">
            <text:p>00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19.85" calcext:value-type="float">
            <text:p>19.85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303692" calcext:value-type="float">
            <text:p>303692</text:p>
          </table:table-cell>
          <table:table-cell table:formula="of:=[.A21]/1000/(60*60*24)" office:value-type="time" office:time-value="PT00H05M03.692S" calcext:value-type="time">
            <text:p>00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20.95" calcext:value-type="float">
            <text:p>20.95</text:p>
          </table:table-cell>
          <table:table-cell office:value-type="float" office:value="26.28" calcext:value-type="float">
            <text:p>26.28</text:p>
          </table:table-cell>
        </table:table-row>
        <table:table-row table:style-name="ro1">
          <table:table-cell office:value-type="float" office:value="319692" calcext:value-type="float">
            <text:p>319692</text:p>
          </table:table-cell>
          <table:table-cell table:formula="of:=[.A22]/1000/(60*60*24)" office:value-type="time" office:time-value="PT00H05M19.692S" calcext:value-type="time">
            <text:p>00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2.05" calcext:value-type="float">
            <text:p>22.05</text:p>
          </table:table-cell>
          <table:table-cell office:value-type="float" office:value="27.65" calcext:value-type="float">
            <text:p>27.65</text:p>
          </table:table-cell>
        </table:table-row>
        <table:table-row table:style-name="ro1">
          <table:table-cell office:value-type="float" office:value="335692" calcext:value-type="float">
            <text:p>335692</text:p>
          </table:table-cell>
          <table:table-cell table:formula="of:=[.A23]/1000/(60*60*24)" office:value-type="time" office:time-value="PT00H05M35.692S" calcext:value-type="time">
            <text:p>00:05:36</text:p>
          </table:table-cell>
          <table:table-cell office:value-type="float" office:value="1.25" calcext:value-type="float">
            <text:p>1.25</text:p>
          </table:table-cell>
          <table:table-cell office:value-type="float" office:value="246.7" calcext:value-type="float">
            <text:p>246.7</text:p>
          </table:table-cell>
          <table:table-cell office:value-type="float" office:value="308.05" calcext:value-type="float">
            <text:p>308.05</text:p>
          </table:table-cell>
          <table:table-cell office:value-type="float" office:value="23.15" calcext:value-type="float">
            <text:p>23.15</text:p>
          </table:table-cell>
          <table:table-cell office:value-type="float" office:value="29.01" calcext:value-type="float">
            <text:p>29.01</text:p>
          </table:table-cell>
        </table:table-row>
        <table:table-row table:style-name="ro1">
          <table:table-cell office:value-type="float" office:value="351692" calcext:value-type="float">
            <text:p>351692</text:p>
          </table:table-cell>
          <table:table-cell table:formula="of:=[.A24]/1000/(60*60*24)" office:value-type="time" office:time-value="PT00H05M51.692S" calcext:value-type="time">
            <text:p>00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4.24" calcext:value-type="float">
            <text:p>24.24</text:p>
          </table:table-cell>
          <table:table-cell office:value-type="float" office:value="30.38" calcext:value-type="float">
            <text:p>30.38</text:p>
          </table:table-cell>
        </table:table-row>
        <table:table-row table:style-name="ro1">
          <table:table-cell office:value-type="float" office:value="367692" calcext:value-type="float">
            <text:p>367692</text:p>
          </table:table-cell>
          <table:table-cell table:formula="of:=[.A25]/1000/(60*60*24)" office:value-type="time" office:time-value="PT00H06M07.692S" calcext:value-type="time">
            <text:p>00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25.34" calcext:value-type="float">
            <text:p>25.34</text:p>
          </table:table-cell>
          <table:table-cell office:value-type="float" office:value="31.74" calcext:value-type="float">
            <text:p>31.74</text:p>
          </table:table-cell>
        </table:table-row>
        <table:table-row table:style-name="ro1">
          <table:table-cell office:value-type="float" office:value="383692" calcext:value-type="float">
            <text:p>383692</text:p>
          </table:table-cell>
          <table:table-cell table:formula="of:=[.A26]/1000/(60*60*24)" office:value-type="time" office:time-value="PT00H06M23.692S" calcext:value-type="time">
            <text:p>00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26.43" calcext:value-type="float">
            <text:p>26.43</text:p>
          </table:table-cell>
          <table:table-cell office:value-type="float" office:value="33.11" calcext:value-type="float">
            <text:p>33.11</text:p>
          </table:table-cell>
        </table:table-row>
        <table:table-row table:style-name="ro1">
          <table:table-cell office:value-type="float" office:value="399692" calcext:value-type="float">
            <text:p>399692</text:p>
          </table:table-cell>
          <table:table-cell table:formula="of:=[.A27]/1000/(60*60*24)" office:value-type="time" office:time-value="PT00H06M39.692S" calcext:value-type="time">
            <text:p>00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27.53" calcext:value-type="float">
            <text:p>27.53</text:p>
          </table:table-cell>
          <table:table-cell office:value-type="float" office:value="34.47" calcext:value-type="float">
            <text:p>34.47</text:p>
          </table:table-cell>
        </table:table-row>
        <table:table-row table:style-name="ro1">
          <table:table-cell office:value-type="float" office:value="415691" calcext:value-type="float">
            <text:p>415691</text:p>
          </table:table-cell>
          <table:table-cell table:formula="of:=[.A28]/1000/(60*60*24)" office:value-type="time" office:time-value="PT00H06M55.691S" calcext:value-type="time">
            <text:p>00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2" calcext:value-type="float">
            <text:p>306.42</text:p>
          </table:table-cell>
          <table:table-cell office:value-type="float" office:value="28.62" calcext:value-type="float">
            <text:p>28.62</text:p>
          </table:table-cell>
          <table:table-cell office:value-type="float" office:value="35.83" calcext:value-type="float">
            <text:p>35.83</text:p>
          </table:table-cell>
        </table:table-row>
        <table:table-row table:style-name="ro1">
          <table:table-cell office:value-type="float" office:value="431692" calcext:value-type="float">
            <text:p>431692</text:p>
          </table:table-cell>
          <table:table-cell table:formula="of:=[.A29]/1000/(60*60*24)" office:value-type="time" office:time-value="PT00H07M11.692S" calcext:value-type="time">
            <text:p>00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9.72" calcext:value-type="float">
            <text:p>29.72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float" office:value="447692" calcext:value-type="float">
            <text:p>447692</text:p>
          </table:table-cell>
          <table:table-cell table:formula="of:=[.A30]/1000/(60*60*24)" office:value-type="time" office:time-value="PT00H07M27.692S" calcext:value-type="time">
            <text:p>00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0.81" calcext:value-type="float">
            <text:p>30.81</text:p>
          </table:table-cell>
          <table:table-cell office:value-type="float" office:value="38.55" calcext:value-type="float">
            <text:p>38.55</text:p>
          </table:table-cell>
        </table:table-row>
        <table:table-row table:style-name="ro1">
          <table:table-cell office:value-type="float" office:value="463692" calcext:value-type="float">
            <text:p>463692</text:p>
          </table:table-cell>
          <table:table-cell table:formula="of:=[.A31]/1000/(60*60*24)" office:value-type="time" office:time-value="PT00H07M43.692S" calcext:value-type="time">
            <text:p>00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1.9" calcext:value-type="float">
            <text:p>31.9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479692" calcext:value-type="float">
            <text:p>479692</text:p>
          </table:table-cell>
          <table:table-cell table:formula="of:=[.A32]/1000/(60*60*24)" office:value-type="time" office:time-value="PT00H07M59.692S" calcext:value-type="time">
            <text:p>00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2.99" calcext:value-type="float">
            <text:p>32.99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float" office:value="495692" calcext:value-type="float">
            <text:p>495692</text:p>
          </table:table-cell>
          <table:table-cell table:formula="of:=[.A33]/1000/(60*60*24)" office:value-type="time" office:time-value="PT00H08M15.692S" calcext:value-type="time">
            <text:p>00:0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4.09" calcext:value-type="float">
            <text:p>34.09</text:p>
          </table:table-cell>
          <table:table-cell office:value-type="float" office:value="42.61" calcext:value-type="float">
            <text:p>42.61</text:p>
          </table:table-cell>
        </table:table-row>
        <table:table-row table:style-name="ro1">
          <table:table-cell office:value-type="float" office:value="511692" calcext:value-type="float">
            <text:p>511692</text:p>
          </table:table-cell>
          <table:table-cell table:formula="of:=[.A34]/1000/(60*60*24)" office:value-type="time" office:time-value="PT00H08M31.692S" calcext:value-type="time">
            <text:p>00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35.18" calcext:value-type="float">
            <text:p>35.18</text:p>
          </table:table-cell>
          <table:table-cell office:value-type="float" office:value="43.96" calcext:value-type="float">
            <text:p>43.96</text:p>
          </table:table-cell>
        </table:table-row>
        <table:table-row table:style-name="ro1">
          <table:table-cell office:value-type="float" office:value="527692" calcext:value-type="float">
            <text:p>527692</text:p>
          </table:table-cell>
          <table:table-cell table:formula="of:=[.A35]/1000/(60*60*24)" office:value-type="time" office:time-value="PT00H08M47.692S" calcext:value-type="time">
            <text:p>00:08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5" calcext:value-type="float">
            <text:p>304.55</text:p>
          </table:table-cell>
          <table:table-cell office:value-type="float" office:value="36.27" calcext:value-type="float">
            <text:p>36.27</text:p>
          </table:table-cell>
          <table:table-cell office:value-type="float" office:value="45.32" calcext:value-type="float">
            <text:p>45.32</text:p>
          </table:table-cell>
        </table:table-row>
        <table:table-row table:style-name="ro1">
          <table:table-cell office:value-type="float" office:value="543692" calcext:value-type="float">
            <text:p>543692</text:p>
          </table:table-cell>
          <table:table-cell table:formula="of:=[.A36]/1000/(60*60*24)" office:value-type="time" office:time-value="PT00H09M03.692S" calcext:value-type="time">
            <text:p>00:09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37.36" calcext:value-type="float">
            <text:p>37.36</text:p>
          </table:table-cell>
          <table:table-cell office:value-type="float" office:value="46.67" calcext:value-type="float">
            <text:p>46.67</text:p>
          </table:table-cell>
        </table:table-row>
        <table:table-row table:style-name="ro1">
          <table:table-cell office:value-type="float" office:value="559692" calcext:value-type="float">
            <text:p>559692</text:p>
          </table:table-cell>
          <table:table-cell table:formula="of:=[.A37]/1000/(60*60*24)" office:value-type="time" office:time-value="PT00H09M19.692S" calcext:value-type="time">
            <text:p>00:0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38.45" calcext:value-type="float">
            <text:p>38.45</text:p>
          </table:table-cell>
          <table:table-cell office:value-type="float" office:value="48.02" calcext:value-type="float">
            <text:p>48.02</text:p>
          </table:table-cell>
        </table:table-row>
        <table:table-row table:style-name="ro1">
          <table:table-cell office:value-type="float" office:value="575692" calcext:value-type="float">
            <text:p>575692</text:p>
          </table:table-cell>
          <table:table-cell table:formula="of:=[.A38]/1000/(60*60*24)" office:value-type="time" office:time-value="PT00H09M35.692S" calcext:value-type="time">
            <text:p>00:09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9.54" calcext:value-type="float">
            <text:p>39.54</text:p>
          </table:table-cell>
          <table:table-cell office:value-type="float" office:value="49.37" calcext:value-type="float">
            <text:p>49.37</text:p>
          </table:table-cell>
        </table:table-row>
        <table:table-row table:style-name="ro1">
          <table:table-cell office:value-type="float" office:value="591692" calcext:value-type="float">
            <text:p>591692</text:p>
          </table:table-cell>
          <table:table-cell table:formula="of:=[.A39]/1000/(60*60*24)" office:value-type="time" office:time-value="PT00H09M51.692S" calcext:value-type="time">
            <text:p>00:09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0.63" calcext:value-type="float">
            <text:p>40.63</text:p>
          </table:table-cell>
          <table:table-cell office:value-type="float" office:value="50.71" calcext:value-type="float">
            <text:p>50.71</text:p>
          </table:table-cell>
        </table:table-row>
        <table:table-row table:style-name="ro1">
          <table:table-cell office:value-type="float" office:value="607691" calcext:value-type="float">
            <text:p>607691</text:p>
          </table:table-cell>
          <table:table-cell table:formula="of:=[.A40]/1000/(60*60*24)" office:value-type="time" office:time-value="PT00H10M07.691S" calcext:value-type="time">
            <text:p>00:10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1.72" calcext:value-type="float">
            <text:p>41.72</text:p>
          </table:table-cell>
          <table:table-cell office:value-type="float" office:value="52.06" calcext:value-type="float">
            <text:p>52.06</text:p>
          </table:table-cell>
        </table:table-row>
        <table:table-row table:style-name="ro1">
          <table:table-cell office:value-type="float" office:value="623692" calcext:value-type="float">
            <text:p>623692</text:p>
          </table:table-cell>
          <table:table-cell table:formula="of:=[.A41]/1000/(60*60*24)" office:value-type="time" office:time-value="PT00H10M23.692S" calcext:value-type="time">
            <text:p>00:10:24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42.81" calcext:value-type="float">
            <text:p>42.81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float" office:value="639692" calcext:value-type="float">
            <text:p>639692</text:p>
          </table:table-cell>
          <table:table-cell table:formula="of:=[.A42]/1000/(60*60*24)" office:value-type="time" office:time-value="PT00H10M39.692S" calcext:value-type="time">
            <text:p>00:10:40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43.89" calcext:value-type="float">
            <text:p>43.89</text:p>
          </table:table-cell>
          <table:table-cell office:value-type="float" office:value="54.75" calcext:value-type="float">
            <text:p>54.75</text:p>
          </table:table-cell>
        </table:table-row>
        <table:table-row table:style-name="ro1">
          <table:table-cell office:value-type="float" office:value="655692" calcext:value-type="float">
            <text:p>655692</text:p>
          </table:table-cell>
          <table:table-cell table:formula="of:=[.A43]/1000/(60*60*24)" office:value-type="time" office:time-value="PT00H10M55.692S" calcext:value-type="time">
            <text:p>00:10:56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4.98" calcext:value-type="float">
            <text:p>44.98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float" office:value="671692" calcext:value-type="float">
            <text:p>671692</text:p>
          </table:table-cell>
          <table:table-cell table:formula="of:=[.A44]/1000/(60*60*24)" office:value-type="time" office:time-value="PT00H11M11.692S" calcext:value-type="time">
            <text:p>00:11:12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46.07" calcext:value-type="float">
            <text:p>46.07</text:p>
          </table:table-cell>
          <table:table-cell office:value-type="float" office:value="57.44" calcext:value-type="float">
            <text:p>57.44</text:p>
          </table:table-cell>
        </table:table-row>
        <table:table-row table:style-name="ro1">
          <table:table-cell office:value-type="float" office:value="687692" calcext:value-type="float">
            <text:p>687692</text:p>
          </table:table-cell>
          <table:table-cell table:formula="of:=[.A45]/1000/(60*60*24)" office:value-type="time" office:time-value="PT00H11M27.692S" calcext:value-type="time">
            <text:p>00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7.16" calcext:value-type="float">
            <text:p>47.16</text:p>
          </table:table-cell>
          <table:table-cell office:value-type="float" office:value="58.79" calcext:value-type="float">
            <text:p>58.79</text:p>
          </table:table-cell>
        </table:table-row>
        <table:table-row table:style-name="ro1">
          <table:table-cell office:value-type="float" office:value="703691" calcext:value-type="float">
            <text:p>703691</text:p>
          </table:table-cell>
          <table:table-cell table:formula="of:=[.A46]/1000/(60*60*24)" office:value-type="time" office:time-value="PT00H11M43.691S" calcext:value-type="time">
            <text:p>00:11:44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48.25" calcext:value-type="float">
            <text:p>48.25</text:p>
          </table:table-cell>
          <table:table-cell office:value-type="float" office:value="60.13" calcext:value-type="float">
            <text:p>60.13</text:p>
          </table:table-cell>
        </table:table-row>
        <table:table-row table:style-name="ro1">
          <table:table-cell office:value-type="float" office:value="719692" calcext:value-type="float">
            <text:p>719692</text:p>
          </table:table-cell>
          <table:table-cell table:formula="of:=[.A47]/1000/(60*60*24)" office:value-type="time" office:time-value="PT00H11M59.692S" calcext:value-type="time">
            <text:p>00:12:00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49.33" calcext:value-type="float">
            <text:p>49.33</text:p>
          </table:table-cell>
          <table:table-cell office:value-type="float" office:value="61.47" calcext:value-type="float">
            <text:p>61.47</text:p>
          </table:table-cell>
        </table:table-row>
        <table:table-row table:style-name="ro1">
          <table:table-cell office:value-type="float" office:value="735692" calcext:value-type="float">
            <text:p>735692</text:p>
          </table:table-cell>
          <table:table-cell table:formula="of:=[.A48]/1000/(60*60*24)" office:value-type="time" office:time-value="PT00H12M15.692S" calcext:value-type="time">
            <text:p>00:12:16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50.42" calcext:value-type="float">
            <text:p>50.42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1">
          <table:table-cell office:value-type="float" office:value="751692" calcext:value-type="float">
            <text:p>751692</text:p>
          </table:table-cell>
          <table:table-cell table:formula="of:=[.A49]/1000/(60*60*24)" office:value-type="time" office:time-value="PT00H12M31.692S" calcext:value-type="time">
            <text:p>00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1.5" calcext:value-type="float">
            <text:p>51.5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office:value-type="float" office:value="767692" calcext:value-type="float">
            <text:p>767692</text:p>
          </table:table-cell>
          <table:table-cell table:formula="of:=[.A50]/1000/(60*60*24)" office:value-type="time" office:time-value="PT00H12M47.692S" calcext:value-type="time">
            <text:p>00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52.59" calcext:value-type="float">
            <text:p>52.59</text:p>
          </table:table-cell>
          <table:table-cell office:value-type="float" office:value="65.49" calcext:value-type="float">
            <text:p>65.49</text:p>
          </table:table-cell>
        </table:table-row>
        <table:table-row table:style-name="ro1">
          <table:table-cell office:value-type="float" office:value="783692" calcext:value-type="float">
            <text:p>783692</text:p>
          </table:table-cell>
          <table:table-cell table:formula="of:=[.A51]/1000/(60*60*24)" office:value-type="time" office:time-value="PT00H13M03.692S" calcext:value-type="time">
            <text:p>00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3.68" calcext:value-type="float">
            <text:p>53.68</text:p>
          </table:table-cell>
          <table:table-cell office:value-type="float" office:value="66.83" calcext:value-type="float">
            <text:p>66.83</text:p>
          </table:table-cell>
        </table:table-row>
        <table:table-row table:style-name="ro1">
          <table:table-cell office:value-type="float" office:value="799692" calcext:value-type="float">
            <text:p>799692</text:p>
          </table:table-cell>
          <table:table-cell table:formula="of:=[.A52]/1000/(60*60*24)" office:value-type="time" office:time-value="PT00H13M19.692S" calcext:value-type="time">
            <text:p>00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4.76" calcext:value-type="float">
            <text:p>54.76</text:p>
          </table:table-cell>
          <table:table-cell office:value-type="float" office:value="68.16" calcext:value-type="float">
            <text:p>68.16</text:p>
          </table:table-cell>
        </table:table-row>
        <table:table-row table:style-name="ro1">
          <table:table-cell office:value-type="float" office:value="815692" calcext:value-type="float">
            <text:p>815692</text:p>
          </table:table-cell>
          <table:table-cell table:formula="of:=[.A53]/1000/(60*60*24)" office:value-type="time" office:time-value="PT00H13M35.692S" calcext:value-type="time">
            <text:p>00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5.85" calcext:value-type="float">
            <text:p>55.85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831692" calcext:value-type="float">
            <text:p>831692</text:p>
          </table:table-cell>
          <table:table-cell table:formula="of:=[.A54]/1000/(60*60*24)" office:value-type="time" office:time-value="PT00H13M51.692S" calcext:value-type="time">
            <text:p>00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56.93" calcext:value-type="float">
            <text:p>56.93</text:p>
          </table:table-cell>
          <table:table-cell office:value-type="float" office:value="70.84" calcext:value-type="float">
            <text:p>70.84</text:p>
          </table:table-cell>
        </table:table-row>
        <table:table-row table:style-name="ro1">
          <table:table-cell office:value-type="float" office:value="847692" calcext:value-type="float">
            <text:p>847692</text:p>
          </table:table-cell>
          <table:table-cell table:formula="of:=[.A55]/1000/(60*60*24)" office:value-type="time" office:time-value="PT00H14M07.692S" calcext:value-type="time">
            <text:p>00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58.02" calcext:value-type="float">
            <text:p>58.02</text:p>
          </table:table-cell>
          <table:table-cell office:value-type="float" office:value="72.17" calcext:value-type="float">
            <text:p>72.17</text:p>
          </table:table-cell>
        </table:table-row>
        <table:table-row table:style-name="ro1">
          <table:table-cell office:value-type="float" office:value="863692" calcext:value-type="float">
            <text:p>863692</text:p>
          </table:table-cell>
          <table:table-cell table:formula="of:=[.A56]/1000/(60*60*24)" office:value-type="time" office:time-value="PT00H14M23.692S" calcext:value-type="time">
            <text:p>00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59.1" calcext:value-type="float">
            <text:p>59.1</text:p>
          </table:table-cell>
          <table:table-cell office:value-type="float" office:value="73.51" calcext:value-type="float">
            <text:p>73.51</text:p>
          </table:table-cell>
        </table:table-row>
        <table:table-row table:style-name="ro1">
          <table:table-cell office:value-type="float" office:value="879692" calcext:value-type="float">
            <text:p>879692</text:p>
          </table:table-cell>
          <table:table-cell table:formula="of:=[.A57]/1000/(60*60*24)" office:value-type="time" office:time-value="PT00H14M39.692S" calcext:value-type="time">
            <text:p>00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60.18" calcext:value-type="float">
            <text:p>60.18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895692" calcext:value-type="float">
            <text:p>895692</text:p>
          </table:table-cell>
          <table:table-cell table:formula="of:=[.A58]/1000/(60*60*24)" office:value-type="time" office:time-value="PT00H14M55.692S" calcext:value-type="time">
            <text:p>00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1.27" calcext:value-type="float">
            <text:p>61.27</text:p>
          </table:table-cell>
          <table:table-cell office:value-type="float" office:value="76.18" calcext:value-type="float">
            <text:p>76.18</text:p>
          </table:table-cell>
        </table:table-row>
        <table:table-row table:style-name="ro1">
          <table:table-cell office:value-type="float" office:value="911692" calcext:value-type="float">
            <text:p>911692</text:p>
          </table:table-cell>
          <table:table-cell table:formula="of:=[.A59]/1000/(60*60*24)" office:value-type="time" office:time-value="PT00H15M11.692S" calcext:value-type="time">
            <text:p>00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62.35" calcext:value-type="float">
            <text:p>62.35</text:p>
          </table:table-cell>
          <table:table-cell office:value-type="float" office:value="77.51" calcext:value-type="float">
            <text:p>77.51</text:p>
          </table:table-cell>
        </table:table-row>
        <table:table-row table:style-name="ro1">
          <table:table-cell office:value-type="float" office:value="927692" calcext:value-type="float">
            <text:p>927692</text:p>
          </table:table-cell>
          <table:table-cell table:formula="of:=[.A60]/1000/(60*60*24)" office:value-type="time" office:time-value="PT00H15M27.692S" calcext:value-type="time">
            <text:p>00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3.44" calcext:value-type="float">
            <text:p>63.44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float" office:value="943692" calcext:value-type="float">
            <text:p>943692</text:p>
          </table:table-cell>
          <table:table-cell table:formula="of:=[.A61]/1000/(60*60*24)" office:value-type="time" office:time-value="PT00H15M43.692S" calcext:value-type="time">
            <text:p>00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4.52" calcext:value-type="float">
            <text:p>64.52</text:p>
          </table:table-cell>
          <table:table-cell office:value-type="float" office:value="80.18" calcext:value-type="float">
            <text:p>80.18</text:p>
          </table:table-cell>
        </table:table-row>
        <table:table-row table:style-name="ro1">
          <table:table-cell office:value-type="float" office:value="959692" calcext:value-type="float">
            <text:p>959692</text:p>
          </table:table-cell>
          <table:table-cell table:formula="of:=[.A62]/1000/(60*60*24)" office:value-type="time" office:time-value="PT00H15M59.692S" calcext:value-type="time">
            <text:p>00:1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65.6" calcext:value-type="float">
            <text:p>65.6</text:p>
          </table:table-cell>
          <table:table-cell office:value-type="float" office:value="81.51" calcext:value-type="float">
            <text:p>81.51</text:p>
          </table:table-cell>
        </table:table-row>
        <table:table-row table:style-name="ro1">
          <table:table-cell office:value-type="float" office:value="975692" calcext:value-type="float">
            <text:p>975692</text:p>
          </table:table-cell>
          <table:table-cell table:formula="of:=[.A63]/1000/(60*60*24)" office:value-type="time" office:time-value="PT00H16M15.692S" calcext:value-type="time">
            <text:p>00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66.68" calcext:value-type="float">
            <text:p>66.68</text:p>
          </table:table-cell>
          <table:table-cell office:value-type="float" office:value="82.84" calcext:value-type="float">
            <text:p>82.84</text:p>
          </table:table-cell>
        </table:table-row>
        <table:table-row table:style-name="ro1">
          <table:table-cell office:value-type="float" office:value="991692" calcext:value-type="float">
            <text:p>991692</text:p>
          </table:table-cell>
          <table:table-cell table:formula="of:=[.A64]/1000/(60*60*24)" office:value-type="time" office:time-value="PT00H16M31.692S" calcext:value-type="time">
            <text:p>00:1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67.77" calcext:value-type="float">
            <text:p>67.77</text:p>
          </table:table-cell>
          <table:table-cell office:value-type="float" office:value="84.17" calcext:value-type="float">
            <text:p>84.17</text:p>
          </table:table-cell>
        </table:table-row>
        <table:table-row table:style-name="ro1">
          <table:table-cell office:value-type="float" office:value="1007692" calcext:value-type="float">
            <text:p>1007692</text:p>
          </table:table-cell>
          <table:table-cell table:formula="of:=[.A65]/1000/(60*60*24)" office:value-type="time" office:time-value="PT00H16M47.692S" calcext:value-type="time">
            <text:p>00:1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68.85" calcext:value-type="float">
            <text:p>68.85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1023691" calcext:value-type="float">
            <text:p>1023691</text:p>
          </table:table-cell>
          <table:table-cell table:formula="of:=[.A66]/1000/(60*60*24)" office:value-type="time" office:time-value="PT00H17M03.691S" calcext:value-type="time">
            <text:p>00:1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69.93" calcext:value-type="float">
            <text:p>69.93</text:p>
          </table:table-cell>
          <table:table-cell office:value-type="float" office:value="86.83" calcext:value-type="float">
            <text:p>86.83</text:p>
          </table:table-cell>
        </table:table-row>
        <table:table-row table:style-name="ro1">
          <table:table-cell office:value-type="float" office:value="1039692" calcext:value-type="float">
            <text:p>1039692</text:p>
          </table:table-cell>
          <table:table-cell table:formula="of:=[.A67]/1000/(60*60*24)" office:value-type="time" office:time-value="PT00H17M19.692S" calcext:value-type="time">
            <text:p>00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1.01" calcext:value-type="float">
            <text:p>71.01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1055692" calcext:value-type="float">
            <text:p>1055692</text:p>
          </table:table-cell>
          <table:table-cell table:formula="of:=[.A68]/1000/(60*60*24)" office:value-type="time" office:time-value="PT00H17M35.692S" calcext:value-type="time">
            <text:p>00:1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72.09" calcext:value-type="float">
            <text:p>72.09</text:p>
          </table:table-cell>
          <table:table-cell office:value-type="float" office:value="89.48" calcext:value-type="float">
            <text:p>89.48</text:p>
          </table:table-cell>
        </table:table-row>
        <table:table-row table:style-name="ro1">
          <table:table-cell office:value-type="float" office:value="1071691" calcext:value-type="float">
            <text:p>1071691</text:p>
          </table:table-cell>
          <table:table-cell table:formula="of:=[.A69]/1000/(60*60*24)" office:value-type="time" office:time-value="PT00H17M51.691S" calcext:value-type="time">
            <text:p>00:1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73.18" calcext:value-type="float">
            <text:p>73.18</text:p>
          </table:table-cell>
          <table:table-cell office:value-type="float" office:value="90.81" calcext:value-type="float">
            <text:p>90.81</text:p>
          </table:table-cell>
        </table:table-row>
        <table:table-row table:style-name="ro1">
          <table:table-cell office:value-type="float" office:value="1087692" calcext:value-type="float">
            <text:p>1087692</text:p>
          </table:table-cell>
          <table:table-cell table:formula="of:=[.A70]/1000/(60*60*24)" office:value-type="time" office:time-value="PT00H18M07.692S" calcext:value-type="time">
            <text:p>00:1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74.26" calcext:value-type="float">
            <text:p>74.26</text:p>
          </table:table-cell>
          <table:table-cell office:value-type="float" office:value="92.14" calcext:value-type="float">
            <text:p>92.14</text:p>
          </table:table-cell>
        </table:table-row>
        <table:table-row table:style-name="ro1">
          <table:table-cell office:value-type="float" office:value="1103692" calcext:value-type="float">
            <text:p>1103692</text:p>
          </table:table-cell>
          <table:table-cell table:formula="of:=[.A71]/1000/(60*60*24)" office:value-type="time" office:time-value="PT00H18M23.692S" calcext:value-type="time">
            <text:p>00:1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75.34" calcext:value-type="float">
            <text:p>75.34</text:p>
          </table:table-cell>
          <table:table-cell office:value-type="float" office:value="93.47" calcext:value-type="float">
            <text:p>93.47</text:p>
          </table:table-cell>
        </table:table-row>
        <table:table-row table:style-name="ro1">
          <table:table-cell office:value-type="float" office:value="1119692" calcext:value-type="float">
            <text:p>1119692</text:p>
          </table:table-cell>
          <table:table-cell table:formula="of:=[.A72]/1000/(60*60*24)" office:value-type="time" office:time-value="PT00H18M39.692S" calcext:value-type="time">
            <text:p>00:1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76.42" calcext:value-type="float">
            <text:p>76.42</text:p>
          </table:table-cell>
          <table:table-cell office:value-type="float" office:value="94.79" calcext:value-type="float">
            <text:p>94.79</text:p>
          </table:table-cell>
        </table:table-row>
        <table:table-row table:style-name="ro1">
          <table:table-cell office:value-type="float" office:value="1135692" calcext:value-type="float">
            <text:p>1135692</text:p>
          </table:table-cell>
          <table:table-cell table:formula="of:=[.A73]/1000/(60*60*24)" office:value-type="time" office:time-value="PT00H18M55.692S" calcext:value-type="time">
            <text:p>00:1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77.5" calcext:value-type="float">
            <text:p>77.5</text:p>
          </table:table-cell>
          <table:table-cell office:value-type="float" office:value="96.12" calcext:value-type="float">
            <text:p>96.12</text:p>
          </table:table-cell>
        </table:table-row>
        <table:table-row table:style-name="ro1">
          <table:table-cell office:value-type="float" office:value="1151691" calcext:value-type="float">
            <text:p>1151691</text:p>
          </table:table-cell>
          <table:table-cell table:formula="of:=[.A74]/1000/(60*60*24)" office:value-type="time" office:time-value="PT00H19M11.691S" calcext:value-type="time">
            <text:p>00:1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78.58" calcext:value-type="float">
            <text:p>78.58</text:p>
          </table:table-cell>
          <table:table-cell office:value-type="float" office:value="97.45" calcext:value-type="float">
            <text:p>97.45</text:p>
          </table:table-cell>
        </table:table-row>
        <table:table-row table:style-name="ro1">
          <table:table-cell office:value-type="float" office:value="1167692" calcext:value-type="float">
            <text:p>1167692</text:p>
          </table:table-cell>
          <table:table-cell table:formula="of:=[.A75]/1000/(60*60*24)" office:value-type="time" office:time-value="PT00H19M27.692S" calcext:value-type="time">
            <text:p>00:1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79.66" calcext:value-type="float">
            <text:p>79.66</text:p>
          </table:table-cell>
          <table:table-cell office:value-type="float" office:value="98.77" calcext:value-type="float">
            <text:p>98.77</text:p>
          </table:table-cell>
        </table:table-row>
        <table:table-row table:style-name="ro1">
          <table:table-cell office:value-type="float" office:value="1183692" calcext:value-type="float">
            <text:p>1183692</text:p>
          </table:table-cell>
          <table:table-cell table:formula="of:=[.A76]/1000/(60*60*24)" office:value-type="time" office:time-value="PT00H19M43.692S" calcext:value-type="time">
            <text:p>00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0.74" calcext:value-type="float">
            <text:p>80.74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199692" calcext:value-type="float">
            <text:p>1199692</text:p>
          </table:table-cell>
          <table:table-cell table:formula="of:=[.A77]/1000/(60*60*24)" office:value-type="time" office:time-value="PT00H19M59.692S" calcext:value-type="time">
            <text:p>00:2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81.82" calcext:value-type="float">
            <text:p>81.82</text:p>
          </table:table-cell>
          <table:table-cell office:value-type="float" office:value="101.42" calcext:value-type="float">
            <text:p>101.42</text:p>
          </table:table-cell>
        </table:table-row>
        <table:table-row table:style-name="ro1">
          <table:table-cell office:value-type="float" office:value="1215692" calcext:value-type="float">
            <text:p>1215692</text:p>
          </table:table-cell>
          <table:table-cell table:formula="of:=[.A78]/1000/(60*60*24)" office:value-type="time" office:time-value="PT00H20M15.692S" calcext:value-type="time">
            <text:p>00:2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7" calcext:value-type="float">
            <text:p>298.47</text:p>
          </table:table-cell>
          <table:table-cell office:value-type="float" office:value="82.9" calcext:value-type="float">
            <text:p>82.9</text:p>
          </table:table-cell>
          <table:table-cell office:value-type="float" office:value="102.75" calcext:value-type="float">
            <text:p>102.75</text:p>
          </table:table-cell>
        </table:table-row>
        <table:table-row table:style-name="ro1">
          <table:table-cell office:value-type="float" office:value="1231692" calcext:value-type="float">
            <text:p>1231692</text:p>
          </table:table-cell>
          <table:table-cell table:formula="of:=[.A79]/1000/(60*60*24)" office:value-type="time" office:time-value="PT00H20M31.692S" calcext:value-type="time">
            <text:p>00:2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7" calcext:value-type="float">
            <text:p>298.47</text:p>
          </table:table-cell>
          <table:table-cell office:value-type="float" office:value="83.98" calcext:value-type="float">
            <text:p>83.98</text:p>
          </table:table-cell>
          <table:table-cell office:value-type="float" office:value="104.07" calcext:value-type="float">
            <text:p>104.07</text:p>
          </table:table-cell>
        </table:table-row>
        <table:table-row table:style-name="ro1">
          <table:table-cell office:value-type="float" office:value="1247692" calcext:value-type="float">
            <text:p>1247692</text:p>
          </table:table-cell>
          <table:table-cell table:formula="of:=[.A80]/1000/(60*60*24)" office:value-type="time" office:time-value="PT00H20M47.692S" calcext:value-type="time">
            <text:p>00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5.06" calcext:value-type="float">
            <text:p>85.06</text:p>
          </table:table-cell>
          <table:table-cell office:value-type="float" office:value="105.39" calcext:value-type="float">
            <text:p>105.39</text:p>
          </table:table-cell>
        </table:table-row>
        <table:table-row table:style-name="ro1">
          <table:table-cell office:value-type="float" office:value="1263692" calcext:value-type="float">
            <text:p>1263692</text:p>
          </table:table-cell>
          <table:table-cell table:formula="of:=[.A81]/1000/(60*60*24)" office:value-type="time" office:time-value="PT00H21M03.692S" calcext:value-type="time">
            <text:p>00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86.14" calcext:value-type="float">
            <text:p>86.14</text:p>
          </table:table-cell>
          <table:table-cell office:value-type="float" office:value="106.72" calcext:value-type="float">
            <text:p>106.72</text:p>
          </table:table-cell>
        </table:table-row>
        <table:table-row table:style-name="ro1">
          <table:table-cell office:value-type="float" office:value="1279692" calcext:value-type="float">
            <text:p>1279692</text:p>
          </table:table-cell>
          <table:table-cell table:formula="of:=[.A82]/1000/(60*60*24)" office:value-type="time" office:time-value="PT00H21M19.692S" calcext:value-type="time">
            <text:p>00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7.22" calcext:value-type="float">
            <text:p>87.22</text:p>
          </table:table-cell>
          <table:table-cell office:value-type="float" office:value="108.04" calcext:value-type="float">
            <text:p>108.04</text:p>
          </table:table-cell>
        </table:table-row>
        <table:table-row table:style-name="ro1">
          <table:table-cell office:value-type="float" office:value="1295692" calcext:value-type="float">
            <text:p>1295692</text:p>
          </table:table-cell>
          <table:table-cell table:formula="of:=[.A83]/1000/(60*60*24)" office:value-type="time" office:time-value="PT00H21M35.692S" calcext:value-type="time">
            <text:p>00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88.3" calcext:value-type="float">
            <text:p>88.3</text:p>
          </table:table-cell>
          <table:table-cell office:value-type="float" office:value="109.36" calcext:value-type="float">
            <text:p>109.36</text:p>
          </table:table-cell>
        </table:table-row>
        <table:table-row table:style-name="ro1">
          <table:table-cell office:value-type="float" office:value="1311692" calcext:value-type="float">
            <text:p>1311692</text:p>
          </table:table-cell>
          <table:table-cell table:formula="of:=[.A84]/1000/(60*60*24)" office:value-type="time" office:time-value="PT00H21M51.692S" calcext:value-type="time">
            <text:p>00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89.38" calcext:value-type="float">
            <text:p>89.38</text:p>
          </table:table-cell>
          <table:table-cell office:value-type="float" office:value="110.68" calcext:value-type="float">
            <text:p>110.68</text:p>
          </table:table-cell>
        </table:table-row>
        <table:table-row table:style-name="ro1">
          <table:table-cell office:value-type="float" office:value="1327692" calcext:value-type="float">
            <text:p>1327692</text:p>
          </table:table-cell>
          <table:table-cell table:formula="of:=[.A85]/1000/(60*60*24)" office:value-type="time" office:time-value="PT00H22M07.692S" calcext:value-type="time">
            <text:p>00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0.46" calcext:value-type="float">
            <text:p>90.4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43692" calcext:value-type="float">
            <text:p>1343692</text:p>
          </table:table-cell>
          <table:table-cell table:formula="of:=[.A86]/1000/(60*60*24)" office:value-type="time" office:time-value="PT00H22M23.692S" calcext:value-type="time">
            <text:p>00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1.53" calcext:value-type="float">
            <text:p>91.53</text:p>
          </table:table-cell>
          <table:table-cell office:value-type="float" office:value="113.32" calcext:value-type="float">
            <text:p>113.32</text:p>
          </table:table-cell>
        </table:table-row>
        <table:table-row table:style-name="ro1">
          <table:table-cell office:value-type="float" office:value="1359692" calcext:value-type="float">
            <text:p>1359692</text:p>
          </table:table-cell>
          <table:table-cell table:formula="of:=[.A87]/1000/(60*60*24)" office:value-type="time" office:time-value="PT00H22M39.692S" calcext:value-type="time">
            <text:p>00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2.61" calcext:value-type="float">
            <text:p>92.61</text:p>
          </table:table-cell>
          <table:table-cell office:value-type="float" office:value="114.64" calcext:value-type="float">
            <text:p>114.64</text:p>
          </table:table-cell>
        </table:table-row>
        <table:table-row table:style-name="ro1">
          <table:table-cell office:value-type="float" office:value="1375692" calcext:value-type="float">
            <text:p>1375692</text:p>
          </table:table-cell>
          <table:table-cell table:formula="of:=[.A88]/1000/(60*60*24)" office:value-type="time" office:time-value="PT00H22M55.692S" calcext:value-type="time">
            <text:p>00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3.69" calcext:value-type="float">
            <text:p>93.69</text:p>
          </table:table-cell>
          <table:table-cell office:value-type="float" office:value="115.96" calcext:value-type="float">
            <text:p>115.96</text:p>
          </table:table-cell>
        </table:table-row>
        <table:table-row table:style-name="ro1">
          <table:table-cell office:value-type="float" office:value="1391692" calcext:value-type="float">
            <text:p>1391692</text:p>
          </table:table-cell>
          <table:table-cell table:formula="of:=[.A89]/1000/(60*60*24)" office:value-type="time" office:time-value="PT00H23M11.692S" calcext:value-type="time">
            <text:p>00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94.77" calcext:value-type="float">
            <text:p>94.77</text:p>
          </table:table-cell>
          <table:table-cell office:value-type="float" office:value="117.28" calcext:value-type="float">
            <text:p>117.28</text:p>
          </table:table-cell>
        </table:table-row>
        <table:table-row table:style-name="ro1">
          <table:table-cell office:value-type="float" office:value="1407692" calcext:value-type="float">
            <text:p>1407692</text:p>
          </table:table-cell>
          <table:table-cell table:formula="of:=[.A90]/1000/(60*60*24)" office:value-type="time" office:time-value="PT00H23M27.692S" calcext:value-type="time">
            <text:p>00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5.85" calcext:value-type="float">
            <text:p>95.85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1423692" calcext:value-type="float">
            <text:p>1423692</text:p>
          </table:table-cell>
          <table:table-cell table:formula="of:=[.A91]/1000/(60*60*24)" office:value-type="time" office:time-value="PT00H23M43.692S" calcext:value-type="time">
            <text:p>00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96.93" calcext:value-type="float">
            <text:p>96.93</text:p>
          </table:table-cell>
          <table:table-cell office:value-type="float" office:value="119.92" calcext:value-type="float">
            <text:p>119.92</text:p>
          </table:table-cell>
        </table:table-row>
        <table:table-row table:style-name="ro1">
          <table:table-cell office:value-type="float" office:value="1439691" calcext:value-type="float">
            <text:p>1439691</text:p>
          </table:table-cell>
          <table:table-cell table:formula="of:=[.A92]/1000/(60*60*24)" office:value-type="time" office:time-value="PT00H23M59.691S" calcext:value-type="time">
            <text:p>00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8" calcext:value-type="float">
            <text:p>98</text:p>
          </table:table-cell>
          <table:table-cell office:value-type="float" office:value="121.24" calcext:value-type="float">
            <text:p>121.24</text:p>
          </table:table-cell>
        </table:table-row>
        <table:table-row table:style-name="ro1">
          <table:table-cell office:value-type="float" office:value="1455692" calcext:value-type="float">
            <text:p>1455692</text:p>
          </table:table-cell>
          <table:table-cell table:formula="of:=[.A93]/1000/(60*60*24)" office:value-type="time" office:time-value="PT00H24M15.692S" calcext:value-type="time">
            <text:p>00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9.08" calcext:value-type="float">
            <text:p>99.08</text:p>
          </table:table-cell>
          <table:table-cell office:value-type="float" office:value="122.56" calcext:value-type="float">
            <text:p>122.56</text:p>
          </table:table-cell>
        </table:table-row>
        <table:table-row table:style-name="ro1">
          <table:table-cell office:value-type="float" office:value="1471692" calcext:value-type="float">
            <text:p>1471692</text:p>
          </table:table-cell>
          <table:table-cell table:formula="of:=[.A94]/1000/(60*60*24)" office:value-type="time" office:time-value="PT00H24M31.692S" calcext:value-type="time">
            <text:p>00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0.16" calcext:value-type="float">
            <text:p>100.16</text:p>
          </table:table-cell>
          <table:table-cell office:value-type="float" office:value="123.88" calcext:value-type="float">
            <text:p>123.88</text:p>
          </table:table-cell>
        </table:table-row>
        <table:table-row table:style-name="ro1">
          <table:table-cell office:value-type="float" office:value="1487692" calcext:value-type="float">
            <text:p>1487692</text:p>
          </table:table-cell>
          <table:table-cell table:formula="of:=[.A95]/1000/(60*60*24)" office:value-type="time" office:time-value="PT00H24M47.692S" calcext:value-type="time">
            <text:p>00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1.24" calcext:value-type="float">
            <text:p>101.24</text:p>
          </table:table-cell>
          <table:table-cell office:value-type="float" office:value="125.2" calcext:value-type="float">
            <text:p>125.2</text:p>
          </table:table-cell>
        </table:table-row>
        <table:table-row table:style-name="ro1">
          <table:table-cell office:value-type="float" office:value="1503692" calcext:value-type="float">
            <text:p>1503692</text:p>
          </table:table-cell>
          <table:table-cell table:formula="of:=[.A96]/1000/(60*60*24)" office:value-type="time" office:time-value="PT00H25M03.692S" calcext:value-type="time">
            <text:p>00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2.31" calcext:value-type="float">
            <text:p>102.31</text:p>
          </table:table-cell>
          <table:table-cell office:value-type="float" office:value="126.52" calcext:value-type="float">
            <text:p>126.52</text:p>
          </table:table-cell>
        </table:table-row>
        <table:table-row table:style-name="ro1">
          <table:table-cell office:value-type="float" office:value="1519692" calcext:value-type="float">
            <text:p>1519692</text:p>
          </table:table-cell>
          <table:table-cell table:formula="of:=[.A97]/1000/(60*60*24)" office:value-type="time" office:time-value="PT00H25M19.692S" calcext:value-type="time">
            <text:p>00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3.39" calcext:value-type="float">
            <text:p>103.39</text:p>
          </table:table-cell>
          <table:table-cell office:value-type="float" office:value="127.83" calcext:value-type="float">
            <text:p>127.83</text:p>
          </table:table-cell>
        </table:table-row>
        <table:table-row table:style-name="ro1">
          <table:table-cell office:value-type="float" office:value="1535692" calcext:value-type="float">
            <text:p>1535692</text:p>
          </table:table-cell>
          <table:table-cell table:formula="of:=[.A98]/1000/(60*60*24)" office:value-type="time" office:time-value="PT00H25M35.692S" calcext:value-type="time">
            <text:p>00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4.47" calcext:value-type="float">
            <text:p>104.47</text:p>
          </table:table-cell>
          <table:table-cell office:value-type="float" office:value="129.15" calcext:value-type="float">
            <text:p>129.15</text:p>
          </table:table-cell>
        </table:table-row>
        <table:table-row table:style-name="ro1">
          <table:table-cell office:value-type="float" office:value="1551692" calcext:value-type="float">
            <text:p>1551692</text:p>
          </table:table-cell>
          <table:table-cell table:formula="of:=[.A99]/1000/(60*60*24)" office:value-type="time" office:time-value="PT00H25M51.692S" calcext:value-type="time">
            <text:p>00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105.55" calcext:value-type="float">
            <text:p>105.55</text:p>
          </table:table-cell>
          <table:table-cell office:value-type="float" office:value="130.47" calcext:value-type="float">
            <text:p>130.47</text:p>
          </table:table-cell>
        </table:table-row>
        <table:table-row table:style-name="ro1">
          <table:table-cell office:value-type="float" office:value="1567692" calcext:value-type="float">
            <text:p>1567692</text:p>
          </table:table-cell>
          <table:table-cell table:formula="of:=[.A100]/1000/(60*60*24)" office:value-type="time" office:time-value="PT00H26M07.692S" calcext:value-type="time">
            <text:p>00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6.62" calcext:value-type="float">
            <text:p>106.62</text:p>
          </table:table-cell>
          <table:table-cell office:value-type="float" office:value="131.79" calcext:value-type="float">
            <text:p>131.79</text:p>
          </table:table-cell>
        </table:table-row>
        <table:table-row table:style-name="ro1">
          <table:table-cell office:value-type="float" office:value="1583692" calcext:value-type="float">
            <text:p>1583692</text:p>
          </table:table-cell>
          <table:table-cell table:formula="of:=[.A101]/1000/(60*60*24)" office:value-type="time" office:time-value="PT00H26M23.692S" calcext:value-type="time">
            <text:p>00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7.7" calcext:value-type="float">
            <text:p>107.7</text:p>
          </table:table-cell>
          <table:table-cell office:value-type="float" office:value="133.1" calcext:value-type="float">
            <text:p>133.1</text:p>
          </table:table-cell>
        </table:table-row>
        <table:table-row table:style-name="ro1">
          <table:table-cell office:value-type="float" office:value="1599692" calcext:value-type="float">
            <text:p>1599692</text:p>
          </table:table-cell>
          <table:table-cell table:formula="of:=[.A102]/1000/(60*60*24)" office:value-type="time" office:time-value="PT00H26M39.692S" calcext:value-type="time">
            <text:p>00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8.78" calcext:value-type="float">
            <text:p>108.78</text:p>
          </table:table-cell>
          <table:table-cell office:value-type="float" office:value="134.42" calcext:value-type="float">
            <text:p>134.42</text:p>
          </table:table-cell>
        </table:table-row>
        <table:table-row table:style-name="ro1">
          <table:table-cell office:value-type="float" office:value="1615692" calcext:value-type="float">
            <text:p>1615692</text:p>
          </table:table-cell>
          <table:table-cell table:formula="of:=[.A103]/1000/(60*60*24)" office:value-type="time" office:time-value="PT00H26M55.692S" calcext:value-type="time">
            <text:p>00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09.85" calcext:value-type="float">
            <text:p>109.85</text:p>
          </table:table-cell>
          <table:table-cell office:value-type="float" office:value="135.74" calcext:value-type="float">
            <text:p>135.74</text:p>
          </table:table-cell>
        </table:table-row>
        <table:table-row table:style-name="ro1">
          <table:table-cell office:value-type="float" office:value="1631692" calcext:value-type="float">
            <text:p>1631692</text:p>
          </table:table-cell>
          <table:table-cell table:formula="of:=[.A104]/1000/(60*60*24)" office:value-type="time" office:time-value="PT00H27M11.692S" calcext:value-type="time">
            <text:p>00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0.93" calcext:value-type="float">
            <text:p>110.93</text:p>
          </table:table-cell>
          <table:table-cell office:value-type="float" office:value="137.05" calcext:value-type="float">
            <text:p>137.05</text:p>
          </table:table-cell>
        </table:table-row>
        <table:table-row table:style-name="ro1">
          <table:table-cell office:value-type="float" office:value="1647692" calcext:value-type="float">
            <text:p>1647692</text:p>
          </table:table-cell>
          <table:table-cell table:formula="of:=[.A105]/1000/(60*60*24)" office:value-type="time" office:time-value="PT00H27M27.692S" calcext:value-type="time">
            <text:p>00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2.01" calcext:value-type="float">
            <text:p>112.01</text:p>
          </table:table-cell>
          <table:table-cell office:value-type="float" office:value="138.37" calcext:value-type="float">
            <text:p>138.37</text:p>
          </table:table-cell>
        </table:table-row>
        <table:table-row table:style-name="ro1">
          <table:table-cell office:value-type="float" office:value="1663692" calcext:value-type="float">
            <text:p>1663692</text:p>
          </table:table-cell>
          <table:table-cell table:formula="of:=[.A106]/1000/(60*60*24)" office:value-type="time" office:time-value="PT00H27M43.692S" calcext:value-type="time">
            <text:p>00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3.08" calcext:value-type="float">
            <text:p>113.08</text:p>
          </table:table-cell>
          <table:table-cell office:value-type="float" office:value="139.68" calcext:value-type="float">
            <text:p>139.68</text:p>
          </table:table-cell>
        </table:table-row>
        <table:table-row table:style-name="ro1">
          <table:table-cell office:value-type="float" office:value="1679692" calcext:value-type="float">
            <text:p>1679692</text:p>
          </table:table-cell>
          <table:table-cell table:formula="of:=[.A107]/1000/(60*60*24)" office:value-type="time" office:time-value="PT00H27M59.692S" calcext:value-type="time">
            <text:p>00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14.16" calcext:value-type="float">
            <text:p>114.1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95692" calcext:value-type="float">
            <text:p>1695692</text:p>
          </table:table-cell>
          <table:table-cell table:formula="of:=[.A108]/1000/(60*60*24)" office:value-type="time" office:time-value="PT00H28M15.692S" calcext:value-type="time">
            <text:p>00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5.24" calcext:value-type="float">
            <text:p>115.24</text:p>
          </table:table-cell>
          <table:table-cell office:value-type="float" office:value="142.31" calcext:value-type="float">
            <text:p>142.31</text:p>
          </table:table-cell>
        </table:table-row>
        <table:table-row table:style-name="ro1">
          <table:table-cell office:value-type="float" office:value="1711692" calcext:value-type="float">
            <text:p>1711692</text:p>
          </table:table-cell>
          <table:table-cell table:formula="of:=[.A109]/1000/(60*60*24)" office:value-type="time" office:time-value="PT00H28M31.692S" calcext:value-type="time">
            <text:p>00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6.31" calcext:value-type="float">
            <text:p>116.31</text:p>
          </table:table-cell>
          <table:table-cell office:value-type="float" office:value="143.62" calcext:value-type="float">
            <text:p>143.62</text:p>
          </table:table-cell>
        </table:table-row>
        <table:table-row table:style-name="ro1">
          <table:table-cell office:value-type="float" office:value="1727692" calcext:value-type="float">
            <text:p>1727692</text:p>
          </table:table-cell>
          <table:table-cell table:formula="of:=[.A110]/1000/(60*60*24)" office:value-type="time" office:time-value="PT00H28M47.692S" calcext:value-type="time">
            <text:p>00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7.39" calcext:value-type="float">
            <text:p>117.39</text:p>
          </table:table-cell>
          <table:table-cell office:value-type="float" office:value="144.94" calcext:value-type="float">
            <text:p>144.94</text:p>
          </table:table-cell>
        </table:table-row>
        <table:table-row table:style-name="ro1">
          <table:table-cell office:value-type="float" office:value="1743692" calcext:value-type="float">
            <text:p>1743692</text:p>
          </table:table-cell>
          <table:table-cell table:formula="of:=[.A111]/1000/(60*60*24)" office:value-type="time" office:time-value="PT00H29M03.692S" calcext:value-type="time">
            <text:p>00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8.46" calcext:value-type="float">
            <text:p>118.46</text:p>
          </table:table-cell>
          <table:table-cell office:value-type="float" office:value="146.25" calcext:value-type="float">
            <text:p>146.25</text:p>
          </table:table-cell>
        </table:table-row>
        <table:table-row table:style-name="ro1">
          <table:table-cell office:value-type="float" office:value="1759692" calcext:value-type="float">
            <text:p>1759692</text:p>
          </table:table-cell>
          <table:table-cell table:formula="of:=[.A112]/1000/(60*60*24)" office:value-type="time" office:time-value="PT00H29M19.692S" calcext:value-type="time">
            <text:p>00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9.54" calcext:value-type="float">
            <text:p>119.54</text:p>
          </table:table-cell>
          <table:table-cell office:value-type="float" office:value="147.57" calcext:value-type="float">
            <text:p>147.57</text:p>
          </table:table-cell>
        </table:table-row>
        <table:table-row table:style-name="ro1">
          <table:table-cell office:value-type="float" office:value="1775692" calcext:value-type="float">
            <text:p>1775692</text:p>
          </table:table-cell>
          <table:table-cell table:formula="of:=[.A113]/1000/(60*60*24)" office:value-type="time" office:time-value="PT00H29M35.692S" calcext:value-type="time">
            <text:p>00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6.26" calcext:value-type="float">
            <text:p>296.26</text:p>
          </table:table-cell>
          <table:table-cell office:value-type="float" office:value="120.62" calcext:value-type="float">
            <text:p>120.62</text:p>
          </table:table-cell>
          <table:table-cell office:value-type="float" office:value="148.88" calcext:value-type="float">
            <text:p>148.88</text:p>
          </table:table-cell>
        </table:table-row>
        <table:table-row table:style-name="ro1">
          <table:table-cell office:value-type="float" office:value="1791692" calcext:value-type="float">
            <text:p>1791692</text:p>
          </table:table-cell>
          <table:table-cell table:formula="of:=[.A114]/1000/(60*60*24)" office:value-type="time" office:time-value="PT00H29M51.692S" calcext:value-type="time">
            <text:p>00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1.69" calcext:value-type="float">
            <text:p>121.69</text:p>
          </table:table-cell>
          <table:table-cell office:value-type="float" office:value="150.19" calcext:value-type="float">
            <text:p>150.19</text:p>
          </table:table-cell>
        </table:table-row>
        <table:table-row table:style-name="ro1">
          <table:table-cell office:value-type="float" office:value="1807691" calcext:value-type="float">
            <text:p>1807691</text:p>
          </table:table-cell>
          <table:table-cell table:formula="of:=[.A115]/1000/(60*60*24)" office:value-type="time" office:time-value="PT00H30M07.691S" calcext:value-type="time">
            <text:p>00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2.77" calcext:value-type="float">
            <text:p>122.77</text:p>
          </table:table-cell>
          <table:table-cell office:value-type="float" office:value="151.5" calcext:value-type="float">
            <text:p>151.5</text:p>
          </table:table-cell>
        </table:table-row>
        <table:table-row table:style-name="ro1">
          <table:table-cell office:value-type="float" office:value="1823692" calcext:value-type="float">
            <text:p>1823692</text:p>
          </table:table-cell>
          <table:table-cell table:formula="of:=[.A116]/1000/(60*60*24)" office:value-type="time" office:time-value="PT00H30M23.692S" calcext:value-type="time">
            <text:p>00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3.84" calcext:value-type="float">
            <text:p>123.84</text:p>
          </table:table-cell>
          <table:table-cell office:value-type="float" office:value="152.82" calcext:value-type="float">
            <text:p>152.82</text:p>
          </table:table-cell>
        </table:table-row>
        <table:table-row table:style-name="ro1">
          <table:table-cell office:value-type="float" office:value="1839692" calcext:value-type="float">
            <text:p>1839692</text:p>
          </table:table-cell>
          <table:table-cell table:formula="of:=[.A117]/1000/(60*60*24)" office:value-type="time" office:time-value="PT00H30M39.692S" calcext:value-type="time">
            <text:p>00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4.92" calcext:value-type="float">
            <text:p>124.92</text:p>
          </table:table-cell>
          <table:table-cell office:value-type="float" office:value="154.13" calcext:value-type="float">
            <text:p>154.13</text:p>
          </table:table-cell>
        </table:table-row>
        <table:table-row table:style-name="ro1">
          <table:table-cell office:value-type="float" office:value="1855692" calcext:value-type="float">
            <text:p>1855692</text:p>
          </table:table-cell>
          <table:table-cell table:formula="of:=[.A118]/1000/(60*60*24)" office:value-type="time" office:time-value="PT00H30M55.692S" calcext:value-type="time">
            <text:p>00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5.99" calcext:value-type="float">
            <text:p>125.99</text:p>
          </table:table-cell>
          <table:table-cell office:value-type="float" office:value="155.44" calcext:value-type="float">
            <text:p>155.44</text:p>
          </table:table-cell>
        </table:table-row>
        <table:table-row table:style-name="ro1">
          <table:table-cell office:value-type="float" office:value="1871692" calcext:value-type="float">
            <text:p>1871692</text:p>
          </table:table-cell>
          <table:table-cell table:formula="of:=[.A119]/1000/(60*60*24)" office:value-type="time" office:time-value="PT00H31M11.692S" calcext:value-type="time">
            <text:p>00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7.07" calcext:value-type="float">
            <text:p>127.07</text:p>
          </table:table-cell>
          <table:table-cell office:value-type="float" office:value="156.75" calcext:value-type="float">
            <text:p>156.75</text:p>
          </table:table-cell>
        </table:table-row>
        <table:table-row table:style-name="ro1">
          <table:table-cell office:value-type="float" office:value="1887692" calcext:value-type="float">
            <text:p>1887692</text:p>
          </table:table-cell>
          <table:table-cell table:formula="of:=[.A120]/1000/(60*60*24)" office:value-type="time" office:time-value="PT00H31M27.692S" calcext:value-type="time">
            <text:p>00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28.14" calcext:value-type="float">
            <text:p>128.14</text:p>
          </table:table-cell>
          <table:table-cell office:value-type="float" office:value="158.07" calcext:value-type="float">
            <text:p>158.07</text:p>
          </table:table-cell>
        </table:table-row>
        <table:table-row table:style-name="ro1">
          <table:table-cell office:value-type="float" office:value="1903692" calcext:value-type="float">
            <text:p>1903692</text:p>
          </table:table-cell>
          <table:table-cell table:formula="of:=[.A121]/1000/(60*60*24)" office:value-type="time" office:time-value="PT00H31M43.692S" calcext:value-type="time">
            <text:p>00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29.22" calcext:value-type="float">
            <text:p>129.22</text:p>
          </table:table-cell>
          <table:table-cell office:value-type="float" office:value="159.38" calcext:value-type="float">
            <text:p>159.38</text:p>
          </table:table-cell>
        </table:table-row>
        <table:table-row table:style-name="ro1">
          <table:table-cell office:value-type="float" office:value="1919692" calcext:value-type="float">
            <text:p>1919692</text:p>
          </table:table-cell>
          <table:table-cell table:formula="of:=[.A122]/1000/(60*60*24)" office:value-type="time" office:time-value="PT00H31M59.692S" calcext:value-type="time">
            <text:p>00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30.29" calcext:value-type="float">
            <text:p>130.29</text:p>
          </table:table-cell>
          <table:table-cell office:value-type="float" office:value="160.69" calcext:value-type="float">
            <text:p>160.69</text:p>
          </table:table-cell>
        </table:table-row>
        <table:table-row table:style-name="ro1">
          <table:table-cell office:value-type="float" office:value="1935692" calcext:value-type="float">
            <text:p>1935692</text:p>
          </table:table-cell>
          <table:table-cell table:formula="of:=[.A123]/1000/(60*60*24)" office:value-type="time" office:time-value="PT00H32M15.692S" calcext:value-type="time">
            <text:p>00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31.37" calcext:value-type="float">
            <text:p>131.3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951692" calcext:value-type="float">
            <text:p>1951692</text:p>
          </table:table-cell>
          <table:table-cell table:formula="of:=[.A124]/1000/(60*60*24)" office:value-type="time" office:time-value="PT00H32M31.692S" calcext:value-type="time">
            <text:p>00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32.45" calcext:value-type="float">
            <text:p>132.45</text:p>
          </table:table-cell>
          <table:table-cell office:value-type="float" office:value="163.31" calcext:value-type="float">
            <text:p>163.31</text:p>
          </table:table-cell>
        </table:table-row>
        <table:table-row table:style-name="ro1">
          <table:table-cell office:value-type="float" office:value="1967692" calcext:value-type="float">
            <text:p>1967692</text:p>
          </table:table-cell>
          <table:table-cell table:formula="of:=[.A125]/1000/(60*60*24)" office:value-type="time" office:time-value="PT00H32M47.692S" calcext:value-type="time">
            <text:p>00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33.52" calcext:value-type="float">
            <text:p>133.52</text:p>
          </table:table-cell>
          <table:table-cell office:value-type="float" office:value="164.63" calcext:value-type="float">
            <text:p>164.63</text:p>
          </table:table-cell>
        </table:table-row>
        <table:table-row table:style-name="ro1">
          <table:table-cell office:value-type="float" office:value="1983692" calcext:value-type="float">
            <text:p>1983692</text:p>
          </table:table-cell>
          <table:table-cell table:formula="of:=[.A126]/1000/(60*60*24)" office:value-type="time" office:time-value="PT00H33M03.692S" calcext:value-type="time">
            <text:p>00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34.6" calcext:value-type="float">
            <text:p>134.6</text:p>
          </table:table-cell>
          <table:table-cell office:value-type="float" office:value="165.94" calcext:value-type="float">
            <text:p>165.94</text:p>
          </table:table-cell>
        </table:table-row>
        <table:table-row table:style-name="ro1">
          <table:table-cell office:value-type="float" office:value="1999691" calcext:value-type="float">
            <text:p>1999691</text:p>
          </table:table-cell>
          <table:table-cell table:formula="of:=[.A127]/1000/(60*60*24)" office:value-type="time" office:time-value="PT00H33M19.691S" calcext:value-type="time">
            <text:p>00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35.67" calcext:value-type="float">
            <text:p>135.67</text:p>
          </table:table-cell>
          <table:table-cell office:value-type="float" office:value="167.25" calcext:value-type="float">
            <text:p>167.25</text:p>
          </table:table-cell>
        </table:table-row>
        <table:table-row table:style-name="ro1">
          <table:table-cell office:value-type="float" office:value="2015692" calcext:value-type="float">
            <text:p>2015692</text:p>
          </table:table-cell>
          <table:table-cell table:formula="of:=[.A128]/1000/(60*60*24)" office:value-type="time" office:time-value="PT00H33M35.692S" calcext:value-type="time">
            <text:p>00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36.74" calcext:value-type="float">
            <text:p>136.74</text:p>
          </table:table-cell>
          <table:table-cell office:value-type="float" office:value="168.56" calcext:value-type="float">
            <text:p>168.56</text:p>
          </table:table-cell>
        </table:table-row>
        <table:table-row table:style-name="ro1">
          <table:table-cell office:value-type="float" office:value="2031692" calcext:value-type="float">
            <text:p>2031692</text:p>
          </table:table-cell>
          <table:table-cell table:formula="of:=[.A129]/1000/(60*60*24)" office:value-type="time" office:time-value="PT00H33M51.692S" calcext:value-type="time">
            <text:p>00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37.82" calcext:value-type="float">
            <text:p>137.82</text:p>
          </table:table-cell>
          <table:table-cell office:value-type="float" office:value="169.87" calcext:value-type="float">
            <text:p>169.87</text:p>
          </table:table-cell>
        </table:table-row>
        <table:table-row table:style-name="ro1">
          <table:table-cell office:value-type="float" office:value="2047692" calcext:value-type="float">
            <text:p>2047692</text:p>
          </table:table-cell>
          <table:table-cell table:formula="of:=[.A130]/1000/(60*60*24)" office:value-type="time" office:time-value="PT00H34M07.692S" calcext:value-type="time">
            <text:p>00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38.89" calcext:value-type="float">
            <text:p>138.89</text:p>
          </table:table-cell>
          <table:table-cell office:value-type="float" office:value="171.18" calcext:value-type="float">
            <text:p>171.18</text:p>
          </table:table-cell>
        </table:table-row>
        <table:table-row table:style-name="ro1">
          <table:table-cell office:value-type="float" office:value="2063692" calcext:value-type="float">
            <text:p>2063692</text:p>
          </table:table-cell>
          <table:table-cell table:formula="of:=[.A131]/1000/(60*60*24)" office:value-type="time" office:time-value="PT00H34M23.692S" calcext:value-type="time">
            <text:p>00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39.97" calcext:value-type="float">
            <text:p>139.97</text:p>
          </table:table-cell>
          <table:table-cell office:value-type="float" office:value="172.49" calcext:value-type="float">
            <text:p>172.49</text:p>
          </table:table-cell>
        </table:table-row>
        <table:table-row table:style-name="ro1">
          <table:table-cell office:value-type="float" office:value="2079692" calcext:value-type="float">
            <text:p>2079692</text:p>
          </table:table-cell>
          <table:table-cell table:formula="of:=[.A132]/1000/(60*60*24)" office:value-type="time" office:time-value="PT00H34M39.692S" calcext:value-type="time">
            <text:p>00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1.04" calcext:value-type="float">
            <text:p>141.04</text:p>
          </table:table-cell>
          <table:table-cell office:value-type="float" office:value="173.8" calcext:value-type="float">
            <text:p>173.8</text:p>
          </table:table-cell>
        </table:table-row>
        <table:table-row table:style-name="ro1">
          <table:table-cell office:value-type="float" office:value="2095692" calcext:value-type="float">
            <text:p>2095692</text:p>
          </table:table-cell>
          <table:table-cell table:formula="of:=[.A133]/1000/(60*60*24)" office:value-type="time" office:time-value="PT00H34M55.692S" calcext:value-type="time">
            <text:p>00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42.12" calcext:value-type="float">
            <text:p>142.12</text:p>
          </table:table-cell>
          <table:table-cell office:value-type="float" office:value="175.12" calcext:value-type="float">
            <text:p>175.12</text:p>
          </table:table-cell>
        </table:table-row>
        <table:table-row table:style-name="ro1">
          <table:table-cell office:value-type="float" office:value="2111691" calcext:value-type="float">
            <text:p>2111691</text:p>
          </table:table-cell>
          <table:table-cell table:formula="of:=[.A134]/1000/(60*60*24)" office:value-type="time" office:time-value="PT00H35M11.691S" calcext:value-type="time">
            <text:p>00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3.19" calcext:value-type="float">
            <text:p>143.19</text:p>
          </table:table-cell>
          <table:table-cell office:value-type="float" office:value="176.43" calcext:value-type="float">
            <text:p>176.43</text:p>
          </table:table-cell>
        </table:table-row>
        <table:table-row table:style-name="ro1">
          <table:table-cell office:value-type="float" office:value="2127692" calcext:value-type="float">
            <text:p>2127692</text:p>
          </table:table-cell>
          <table:table-cell table:formula="of:=[.A135]/1000/(60*60*24)" office:value-type="time" office:time-value="PT00H35M27.692S" calcext:value-type="time">
            <text:p>00:3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44.27" calcext:value-type="float">
            <text:p>144.27</text:p>
          </table:table-cell>
          <table:table-cell office:value-type="float" office:value="177.74" calcext:value-type="float">
            <text:p>177.74</text:p>
          </table:table-cell>
        </table:table-row>
        <table:table-row table:style-name="ro1">
          <table:table-cell office:value-type="float" office:value="2143692" calcext:value-type="float">
            <text:p>2143692</text:p>
          </table:table-cell>
          <table:table-cell table:formula="of:=[.A136]/1000/(60*60*24)" office:value-type="time" office:time-value="PT00H35M43.692S" calcext:value-type="time">
            <text:p>00:3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5.34" calcext:value-type="float">
            <text:p>145.34</text:p>
          </table:table-cell>
          <table:table-cell office:value-type="float" office:value="179.05" calcext:value-type="float">
            <text:p>179.05</text:p>
          </table:table-cell>
        </table:table-row>
        <table:table-row table:style-name="ro1">
          <table:table-cell office:value-type="float" office:value="2159692" calcext:value-type="float">
            <text:p>2159692</text:p>
          </table:table-cell>
          <table:table-cell table:formula="of:=[.A137]/1000/(60*60*24)" office:value-type="time" office:time-value="PT00H35M59.692S" calcext:value-type="time">
            <text:p>00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46.42" calcext:value-type="float">
            <text:p>146.42</text:p>
          </table:table-cell>
          <table:table-cell office:value-type="float" office:value="180.36" calcext:value-type="float">
            <text:p>180.36</text:p>
          </table:table-cell>
        </table:table-row>
        <table:table-row table:style-name="ro1">
          <table:table-cell office:value-type="float" office:value="2175692" calcext:value-type="float">
            <text:p>2175692</text:p>
          </table:table-cell>
          <table:table-cell table:formula="of:=[.A138]/1000/(60*60*24)" office:value-type="time" office:time-value="PT00H36M15.692S" calcext:value-type="time">
            <text:p>00:3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7.49" calcext:value-type="float">
            <text:p>147.49</text:p>
          </table:table-cell>
          <table:table-cell office:value-type="float" office:value="181.67" calcext:value-type="float">
            <text:p>181.67</text:p>
          </table:table-cell>
        </table:table-row>
        <table:table-row table:style-name="ro1">
          <table:table-cell office:value-type="float" office:value="2191691" calcext:value-type="float">
            <text:p>2191691</text:p>
          </table:table-cell>
          <table:table-cell table:formula="of:=[.A139]/1000/(60*60*24)" office:value-type="time" office:time-value="PT00H36M31.691S" calcext:value-type="time">
            <text:p>00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48.56" calcext:value-type="float">
            <text:p>148.56</text:p>
          </table:table-cell>
          <table:table-cell office:value-type="float" office:value="182.98" calcext:value-type="float">
            <text:p>182.98</text:p>
          </table:table-cell>
        </table:table-row>
        <table:table-row table:style-name="ro1">
          <table:table-cell office:value-type="float" office:value="2207692" calcext:value-type="float">
            <text:p>2207692</text:p>
          </table:table-cell>
          <table:table-cell table:formula="of:=[.A140]/1000/(60*60*24)" office:value-type="time" office:time-value="PT00H36M47.692S" calcext:value-type="time">
            <text:p>00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49.64" calcext:value-type="float">
            <text:p>149.64</text:p>
          </table:table-cell>
          <table:table-cell office:value-type="float" office:value="184.29" calcext:value-type="float">
            <text:p>184.29</text:p>
          </table:table-cell>
        </table:table-row>
        <table:table-row table:style-name="ro1">
          <table:table-cell office:value-type="float" office:value="2223692" calcext:value-type="float">
            <text:p>2223692</text:p>
          </table:table-cell>
          <table:table-cell table:formula="of:=[.A141]/1000/(60*60*24)" office:value-type="time" office:time-value="PT00H37M03.692S" calcext:value-type="time">
            <text:p>00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0.71" calcext:value-type="float">
            <text:p>150.71</text:p>
          </table:table-cell>
          <table:table-cell office:value-type="float" office:value="185.6" calcext:value-type="float">
            <text:p>185.6</text:p>
          </table:table-cell>
        </table:table-row>
        <table:table-row table:style-name="ro1">
          <table:table-cell office:value-type="float" office:value="2239692" calcext:value-type="float">
            <text:p>2239692</text:p>
          </table:table-cell>
          <table:table-cell table:formula="of:=[.A142]/1000/(60*60*24)" office:value-type="time" office:time-value="PT00H37M19.692S" calcext:value-type="time">
            <text:p>00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1.79" calcext:value-type="float">
            <text:p>151.79</text:p>
          </table:table-cell>
          <table:table-cell office:value-type="float" office:value="186.91" calcext:value-type="float">
            <text:p>186.91</text:p>
          </table:table-cell>
        </table:table-row>
        <table:table-row table:style-name="ro1">
          <table:table-cell office:value-type="float" office:value="2255691" calcext:value-type="float">
            <text:p>2255691</text:p>
          </table:table-cell>
          <table:table-cell table:formula="of:=[.A143]/1000/(60*60*24)" office:value-type="time" office:time-value="PT00H37M35.691S" calcext:value-type="time">
            <text:p>00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52.86" calcext:value-type="float">
            <text:p>152.86</text:p>
          </table:table-cell>
          <table:table-cell office:value-type="float" office:value="188.22" calcext:value-type="float">
            <text:p>188.22</text:p>
          </table:table-cell>
        </table:table-row>
        <table:table-row table:style-name="ro1">
          <table:table-cell office:value-type="float" office:value="2271692" calcext:value-type="float">
            <text:p>2271692</text:p>
          </table:table-cell>
          <table:table-cell table:formula="of:=[.A144]/1000/(60*60*24)" office:value-type="time" office:time-value="PT00H37M51.692S" calcext:value-type="time">
            <text:p>00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53.94" calcext:value-type="float">
            <text:p>153.94</text:p>
          </table:table-cell>
          <table:table-cell office:value-type="float" office:value="189.53" calcext:value-type="float">
            <text:p>189.53</text:p>
          </table:table-cell>
        </table:table-row>
        <table:table-row table:style-name="ro1">
          <table:table-cell office:value-type="float" office:value="2287692" calcext:value-type="float">
            <text:p>2287692</text:p>
          </table:table-cell>
          <table:table-cell table:formula="of:=[.A145]/1000/(60*60*24)" office:value-type="time" office:time-value="PT00H38M07.692S" calcext:value-type="time">
            <text:p>00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5.01" calcext:value-type="float">
            <text:p>155.01</text:p>
          </table:table-cell>
          <table:table-cell office:value-type="float" office:value="190.84" calcext:value-type="float">
            <text:p>190.84</text:p>
          </table:table-cell>
        </table:table-row>
        <table:table-row table:style-name="ro1">
          <table:table-cell office:value-type="float" office:value="2303692" calcext:value-type="float">
            <text:p>2303692</text:p>
          </table:table-cell>
          <table:table-cell table:formula="of:=[.A146]/1000/(60*60*24)" office:value-type="time" office:time-value="PT00H38M23.692S" calcext:value-type="time">
            <text:p>00:3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6.08" calcext:value-type="float">
            <text:p>156.08</text:p>
          </table:table-cell>
          <table:table-cell office:value-type="float" office:value="192.14" calcext:value-type="float">
            <text:p>192.14</text:p>
          </table:table-cell>
        </table:table-row>
        <table:table-row table:style-name="ro1">
          <table:table-cell office:value-type="float" office:value="2319692" calcext:value-type="float">
            <text:p>2319692</text:p>
          </table:table-cell>
          <table:table-cell table:formula="of:=[.A147]/1000/(60*60*24)" office:value-type="time" office:time-value="PT00H38M39.692S" calcext:value-type="time">
            <text:p>00:3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7.16" calcext:value-type="float">
            <text:p>157.16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2335692" calcext:value-type="float">
            <text:p>2335692</text:p>
          </table:table-cell>
          <table:table-cell table:formula="of:=[.A148]/1000/(60*60*24)" office:value-type="time" office:time-value="PT00H38M55.692S" calcext:value-type="time">
            <text:p>00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8.23" calcext:value-type="float">
            <text:p>158.23</text:p>
          </table:table-cell>
          <table:table-cell office:value-type="float" office:value="194.76" calcext:value-type="float">
            <text:p>194.76</text:p>
          </table:table-cell>
        </table:table-row>
        <table:table-row table:style-name="ro1">
          <table:table-cell office:value-type="float" office:value="2351692" calcext:value-type="float">
            <text:p>2351692</text:p>
          </table:table-cell>
          <table:table-cell table:formula="of:=[.A149]/1000/(60*60*24)" office:value-type="time" office:time-value="PT00H39M11.692S" calcext:value-type="time">
            <text:p>00:3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59.3" calcext:value-type="float">
            <text:p>159.3</text:p>
          </table:table-cell>
          <table:table-cell office:value-type="float" office:value="196.07" calcext:value-type="float">
            <text:p>196.07</text:p>
          </table:table-cell>
        </table:table-row>
        <table:table-row table:style-name="ro1">
          <table:table-cell office:value-type="float" office:value="2367692" calcext:value-type="float">
            <text:p>2367692</text:p>
          </table:table-cell>
          <table:table-cell table:formula="of:=[.A150]/1000/(60*60*24)" office:value-type="time" office:time-value="PT00H39M27.692S" calcext:value-type="time">
            <text:p>00:3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60.38" calcext:value-type="float">
            <text:p>160.38</text:p>
          </table:table-cell>
          <table:table-cell office:value-type="float" office:value="197.38" calcext:value-type="float">
            <text:p>197.38</text:p>
          </table:table-cell>
        </table:table-row>
        <table:table-row table:style-name="ro1">
          <table:table-cell office:value-type="float" office:value="2383692" calcext:value-type="float">
            <text:p>2383692</text:p>
          </table:table-cell>
          <table:table-cell table:formula="of:=[.A151]/1000/(60*60*24)" office:value-type="time" office:time-value="PT00H39M43.692S" calcext:value-type="time">
            <text:p>00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61.45" calcext:value-type="float">
            <text:p>161.45</text:p>
          </table:table-cell>
          <table:table-cell office:value-type="float" office:value="198.69" calcext:value-type="float">
            <text:p>198.69</text:p>
          </table:table-cell>
        </table:table-row>
        <table:table-row table:style-name="ro1">
          <table:table-cell office:value-type="float" office:value="2399692" calcext:value-type="float">
            <text:p>2399692</text:p>
          </table:table-cell>
          <table:table-cell table:formula="of:=[.A152]/1000/(60*60*24)" office:value-type="time" office:time-value="PT00H39M59.692S" calcext:value-type="time">
            <text:p>00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62.53" calcext:value-type="float">
            <text:p>162.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15692" calcext:value-type="float">
            <text:p>2415692</text:p>
          </table:table-cell>
          <table:table-cell table:formula="of:=[.A153]/1000/(60*60*24)" office:value-type="time" office:time-value="PT00H40M15.692S" calcext:value-type="time">
            <text:p>00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63.6" calcext:value-type="float">
            <text:p>163.6</text:p>
          </table:table-cell>
          <table:table-cell office:value-type="float" office:value="201.3" calcext:value-type="float">
            <text:p>201.3</text:p>
          </table:table-cell>
        </table:table-row>
        <table:table-row table:style-name="ro1">
          <table:table-cell office:value-type="float" office:value="2431692" calcext:value-type="float">
            <text:p>2431692</text:p>
          </table:table-cell>
          <table:table-cell table:formula="of:=[.A154]/1000/(60*60*24)" office:value-type="time" office:time-value="PT00H40M31.692S" calcext:value-type="time">
            <text:p>00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64.67" calcext:value-type="float">
            <text:p>164.67</text:p>
          </table:table-cell>
          <table:table-cell office:value-type="float" office:value="202.61" calcext:value-type="float">
            <text:p>202.61</text:p>
          </table:table-cell>
        </table:table-row>
        <table:table-row table:style-name="ro1">
          <table:table-cell office:value-type="float" office:value="2447692" calcext:value-type="float">
            <text:p>2447692</text:p>
          </table:table-cell>
          <table:table-cell table:formula="of:=[.A155]/1000/(60*60*24)" office:value-type="time" office:time-value="PT00H40M47.692S" calcext:value-type="time">
            <text:p>00:4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65.75" calcext:value-type="float">
            <text:p>165.75</text:p>
          </table:table-cell>
          <table:table-cell office:value-type="float" office:value="203.92" calcext:value-type="float">
            <text:p>203.92</text:p>
          </table:table-cell>
        </table:table-row>
        <table:table-row table:style-name="ro1">
          <table:table-cell office:value-type="float" office:value="2463692" calcext:value-type="float">
            <text:p>2463692</text:p>
          </table:table-cell>
          <table:table-cell table:formula="of:=[.A156]/1000/(60*60*24)" office:value-type="time" office:time-value="PT00H41M03.692S" calcext:value-type="time">
            <text:p>00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66.82" calcext:value-type="float">
            <text:p>166.82</text:p>
          </table:table-cell>
          <table:table-cell office:value-type="float" office:value="205.23" calcext:value-type="float">
            <text:p>205.23</text:p>
          </table:table-cell>
        </table:table-row>
        <table:table-row table:style-name="ro1">
          <table:table-cell office:value-type="float" office:value="2479692" calcext:value-type="float">
            <text:p>2479692</text:p>
          </table:table-cell>
          <table:table-cell table:formula="of:=[.A157]/1000/(60*60*24)" office:value-type="time" office:time-value="PT00H41M19.692S" calcext:value-type="time">
            <text:p>00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67.89" calcext:value-type="float">
            <text:p>167.89</text:p>
          </table:table-cell>
          <table:table-cell office:value-type="float" office:value="206.54" calcext:value-type="float">
            <text:p>206.54</text:p>
          </table:table-cell>
        </table:table-row>
        <table:table-row table:style-name="ro1">
          <table:table-cell office:value-type="float" office:value="2495692" calcext:value-type="float">
            <text:p>2495692</text:p>
          </table:table-cell>
          <table:table-cell table:formula="of:=[.A158]/1000/(60*60*24)" office:value-type="time" office:time-value="PT00H41M35.692S" calcext:value-type="time">
            <text:p>00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68.97" calcext:value-type="float">
            <text:p>168.97</text:p>
          </table:table-cell>
          <table:table-cell office:value-type="float" office:value="207.84" calcext:value-type="float">
            <text:p>207.84</text:p>
          </table:table-cell>
        </table:table-row>
        <table:table-row table:style-name="ro1">
          <table:table-cell office:value-type="float" office:value="2511692" calcext:value-type="float">
            <text:p>2511692</text:p>
          </table:table-cell>
          <table:table-cell table:formula="of:=[.A159]/1000/(60*60*24)" office:value-type="time" office:time-value="PT00H41M51.692S" calcext:value-type="time">
            <text:p>00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70.04" calcext:value-type="float">
            <text:p>170.04</text:p>
          </table:table-cell>
          <table:table-cell office:value-type="float" office:value="209.15" calcext:value-type="float">
            <text:p>209.15</text:p>
          </table:table-cell>
        </table:table-row>
        <table:table-row table:style-name="ro1">
          <table:table-cell office:value-type="float" office:value="2527692" calcext:value-type="float">
            <text:p>2527692</text:p>
          </table:table-cell>
          <table:table-cell table:formula="of:=[.A160]/1000/(60*60*24)" office:value-type="time" office:time-value="PT00H42M07.692S" calcext:value-type="time">
            <text:p>00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71.12" calcext:value-type="float">
            <text:p>171.12</text:p>
          </table:table-cell>
          <table:table-cell office:value-type="float" office:value="210.46" calcext:value-type="float">
            <text:p>210.46</text:p>
          </table:table-cell>
        </table:table-row>
        <table:table-row table:style-name="ro1">
          <table:table-cell office:value-type="float" office:value="2543692" calcext:value-type="float">
            <text:p>2543692</text:p>
          </table:table-cell>
          <table:table-cell table:formula="of:=[.A161]/1000/(60*60*24)" office:value-type="time" office:time-value="PT00H42M23.692S" calcext:value-type="time">
            <text:p>00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72.19" calcext:value-type="float">
            <text:p>172.19</text:p>
          </table:table-cell>
          <table:table-cell office:value-type="float" office:value="211.77" calcext:value-type="float">
            <text:p>211.77</text:p>
          </table:table-cell>
        </table:table-row>
        <table:table-row table:style-name="ro1">
          <table:table-cell office:value-type="float" office:value="2559692" calcext:value-type="float">
            <text:p>2559692</text:p>
          </table:table-cell>
          <table:table-cell table:formula="of:=[.A162]/1000/(60*60*24)" office:value-type="time" office:time-value="PT00H42M39.692S" calcext:value-type="time">
            <text:p>00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73.26" calcext:value-type="float">
            <text:p>173.26</text:p>
          </table:table-cell>
          <table:table-cell office:value-type="float" office:value="213.07" calcext:value-type="float">
            <text:p>213.07</text:p>
          </table:table-cell>
        </table:table-row>
        <table:table-row table:style-name="ro1">
          <table:table-cell office:value-type="float" office:value="2575692" calcext:value-type="float">
            <text:p>2575692</text:p>
          </table:table-cell>
          <table:table-cell table:formula="of:=[.A163]/1000/(60*60*24)" office:value-type="time" office:time-value="PT00H42M55.692S" calcext:value-type="time">
            <text:p>00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74.34" calcext:value-type="float">
            <text:p>174.34</text:p>
          </table:table-cell>
          <table:table-cell office:value-type="float" office:value="214.38" calcext:value-type="float">
            <text:p>214.38</text:p>
          </table:table-cell>
        </table:table-row>
        <table:table-row table:style-name="ro1">
          <table:table-cell office:value-type="float" office:value="2591692" calcext:value-type="float">
            <text:p>2591692</text:p>
          </table:table-cell>
          <table:table-cell table:formula="of:=[.A164]/1000/(60*60*24)" office:value-type="time" office:time-value="PT00H43M11.692S" calcext:value-type="time">
            <text:p>00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75.41" calcext:value-type="float">
            <text:p>175.41</text:p>
          </table:table-cell>
          <table:table-cell office:value-type="float" office:value="215.69" calcext:value-type="float">
            <text:p>215.69</text:p>
          </table:table-cell>
        </table:table-row>
        <table:table-row table:style-name="ro1">
          <table:table-cell office:value-type="float" office:value="2607692" calcext:value-type="float">
            <text:p>2607692</text:p>
          </table:table-cell>
          <table:table-cell table:formula="of:=[.A165]/1000/(60*60*24)" office:value-type="time" office:time-value="PT00H43M27.692S" calcext:value-type="time">
            <text:p>00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76.48" calcext:value-type="float">
            <text:p>176.48</text:p>
          </table:table-cell>
          <table:table-cell office:value-type="float" office:value="216.99" calcext:value-type="float">
            <text:p>216.99</text:p>
          </table:table-cell>
        </table:table-row>
        <table:table-row table:style-name="ro1">
          <table:table-cell office:value-type="float" office:value="2623692" calcext:value-type="float">
            <text:p>2623692</text:p>
          </table:table-cell>
          <table:table-cell table:formula="of:=[.A166]/1000/(60*60*24)" office:value-type="time" office:time-value="PT00H43M43.692S" calcext:value-type="time">
            <text:p>00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77.56" calcext:value-type="float">
            <text:p>177.56</text:p>
          </table:table-cell>
          <table:table-cell office:value-type="float" office:value="218.3" calcext:value-type="float">
            <text:p>218.3</text:p>
          </table:table-cell>
        </table:table-row>
        <table:table-row table:style-name="ro1">
          <table:table-cell office:value-type="float" office:value="2639692" calcext:value-type="float">
            <text:p>2639692</text:p>
          </table:table-cell>
          <table:table-cell table:formula="of:=[.A167]/1000/(60*60*24)" office:value-type="time" office:time-value="PT00H43M59.692S" calcext:value-type="time">
            <text:p>00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78.63" calcext:value-type="float">
            <text:p>178.63</text:p>
          </table:table-cell>
          <table:table-cell office:value-type="float" office:value="219.61" calcext:value-type="float">
            <text:p>219.61</text:p>
          </table:table-cell>
        </table:table-row>
        <table:table-row table:style-name="ro1">
          <table:table-cell office:value-type="float" office:value="2655692" calcext:value-type="float">
            <text:p>2655692</text:p>
          </table:table-cell>
          <table:table-cell table:formula="of:=[.A168]/1000/(60*60*24)" office:value-type="time" office:time-value="PT00H44M15.692S" calcext:value-type="time">
            <text:p>00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79.7" calcext:value-type="float">
            <text:p>179.7</text:p>
          </table:table-cell>
          <table:table-cell office:value-type="float" office:value="220.91" calcext:value-type="float">
            <text:p>220.91</text:p>
          </table:table-cell>
        </table:table-row>
        <table:table-row table:style-name="ro1">
          <table:table-cell office:value-type="float" office:value="2671692" calcext:value-type="float">
            <text:p>2671692</text:p>
          </table:table-cell>
          <table:table-cell table:formula="of:=[.A169]/1000/(60*60*24)" office:value-type="time" office:time-value="PT00H44M31.692S" calcext:value-type="time">
            <text:p>00:4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80.78" calcext:value-type="float">
            <text:p>180.78</text:p>
          </table:table-cell>
          <table:table-cell office:value-type="float" office:value="222.22" calcext:value-type="float">
            <text:p>222.22</text:p>
          </table:table-cell>
        </table:table-row>
        <table:table-row table:style-name="ro1">
          <table:table-cell office:value-type="float" office:value="2687692" calcext:value-type="float">
            <text:p>2687692</text:p>
          </table:table-cell>
          <table:table-cell table:formula="of:=[.A170]/1000/(60*60*24)" office:value-type="time" office:time-value="PT00H44M47.692S" calcext:value-type="time">
            <text:p>00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81.85" calcext:value-type="float">
            <text:p>181.85</text:p>
          </table:table-cell>
          <table:table-cell office:value-type="float" office:value="223.53" calcext:value-type="float">
            <text:p>223.53</text:p>
          </table:table-cell>
        </table:table-row>
        <table:table-row table:style-name="ro1">
          <table:table-cell office:value-type="float" office:value="2703692" calcext:value-type="float">
            <text:p>2703692</text:p>
          </table:table-cell>
          <table:table-cell table:formula="of:=[.A171]/1000/(60*60*24)" office:value-type="time" office:time-value="PT00H45M03.692S" calcext:value-type="time">
            <text:p>00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24.83" calcext:value-type="float">
            <text:p>224.83</text:p>
          </table:table-cell>
        </table:table-row>
        <table:table-row table:style-name="ro1">
          <table:table-cell office:value-type="float" office:value="2719692" calcext:value-type="float">
            <text:p>2719692</text:p>
          </table:table-cell>
          <table:table-cell table:formula="of:=[.A172]/1000/(60*60*24)" office:value-type="time" office:time-value="PT00H45M19.692S" calcext:value-type="time">
            <text:p>00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83.99" calcext:value-type="float">
            <text:p>183.99</text:p>
          </table:table-cell>
          <table:table-cell office:value-type="float" office:value="226.14" calcext:value-type="float">
            <text:p>226.14</text:p>
          </table:table-cell>
        </table:table-row>
        <table:table-row table:style-name="ro1">
          <table:table-cell office:value-type="float" office:value="2735692" calcext:value-type="float">
            <text:p>2735692</text:p>
          </table:table-cell>
          <table:table-cell table:formula="of:=[.A173]/1000/(60*60*24)" office:value-type="time" office:time-value="PT00H45M35.692S" calcext:value-type="time">
            <text:p>00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85.07" calcext:value-type="float">
            <text:p>185.07</text:p>
          </table:table-cell>
          <table:table-cell office:value-type="float" office:value="227.45" calcext:value-type="float">
            <text:p>227.45</text:p>
          </table:table-cell>
        </table:table-row>
        <table:table-row table:style-name="ro1">
          <table:table-cell office:value-type="float" office:value="2751692" calcext:value-type="float">
            <text:p>2751692</text:p>
          </table:table-cell>
          <table:table-cell table:formula="of:=[.A174]/1000/(60*60*24)" office:value-type="time" office:time-value="PT00H45M51.692S" calcext:value-type="time">
            <text:p>00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86.14" calcext:value-type="float">
            <text:p>186.14</text:p>
          </table:table-cell>
          <table:table-cell office:value-type="float" office:value="228.76" calcext:value-type="float">
            <text:p>228.76</text:p>
          </table:table-cell>
        </table:table-row>
        <table:table-row table:style-name="ro1">
          <table:table-cell office:value-type="float" office:value="2767692" calcext:value-type="float">
            <text:p>2767692</text:p>
          </table:table-cell>
          <table:table-cell table:formula="of:=[.A175]/1000/(60*60*24)" office:value-type="time" office:time-value="PT00H46M07.692S" calcext:value-type="time">
            <text:p>00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87.21" calcext:value-type="float">
            <text:p>187.21</text:p>
          </table:table-cell>
          <table:table-cell office:value-type="float" office:value="230.06" calcext:value-type="float">
            <text:p>230.06</text:p>
          </table:table-cell>
        </table:table-row>
        <table:table-row table:style-name="ro1">
          <table:table-cell office:value-type="float" office:value="2783692" calcext:value-type="float">
            <text:p>2783692</text:p>
          </table:table-cell>
          <table:table-cell table:formula="of:=[.A176]/1000/(60*60*24)" office:value-type="time" office:time-value="PT00H46M23.692S" calcext:value-type="time">
            <text:p>00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88.29" calcext:value-type="float">
            <text:p>188.29</text:p>
          </table:table-cell>
          <table:table-cell office:value-type="float" office:value="231.37" calcext:value-type="float">
            <text:p>231.37</text:p>
          </table:table-cell>
        </table:table-row>
        <table:table-row table:style-name="ro1">
          <table:table-cell office:value-type="float" office:value="2799692" calcext:value-type="float">
            <text:p>2799692</text:p>
          </table:table-cell>
          <table:table-cell table:formula="of:=[.A177]/1000/(60*60*24)" office:value-type="time" office:time-value="PT00H46M39.692S" calcext:value-type="time">
            <text:p>00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89.36" calcext:value-type="float">
            <text:p>189.36</text:p>
          </table:table-cell>
          <table:table-cell office:value-type="float" office:value="232.68" calcext:value-type="float">
            <text:p>232.68</text:p>
          </table:table-cell>
        </table:table-row>
        <table:table-row table:style-name="ro1">
          <table:table-cell office:value-type="float" office:value="2815692" calcext:value-type="float">
            <text:p>2815692</text:p>
          </table:table-cell>
          <table:table-cell table:formula="of:=[.A178]/1000/(60*60*24)" office:value-type="time" office:time-value="PT00H46M55.692S" calcext:value-type="time">
            <text:p>00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90.43" calcext:value-type="float">
            <text:p>190.43</text:p>
          </table:table-cell>
          <table:table-cell office:value-type="float" office:value="233.98" calcext:value-type="float">
            <text:p>233.98</text:p>
          </table:table-cell>
        </table:table-row>
        <table:table-row table:style-name="ro1">
          <table:table-cell office:value-type="float" office:value="2831692" calcext:value-type="float">
            <text:p>2831692</text:p>
          </table:table-cell>
          <table:table-cell table:formula="of:=[.A179]/1000/(60*60*24)" office:value-type="time" office:time-value="PT00H47M11.692S" calcext:value-type="time">
            <text:p>00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91.51" calcext:value-type="float">
            <text:p>191.51</text:p>
          </table:table-cell>
          <table:table-cell office:value-type="float" office:value="235.29" calcext:value-type="float">
            <text:p>235.29</text:p>
          </table:table-cell>
        </table:table-row>
        <table:table-row table:style-name="ro1">
          <table:table-cell office:value-type="float" office:value="2847692" calcext:value-type="float">
            <text:p>2847692</text:p>
          </table:table-cell>
          <table:table-cell table:formula="of:=[.A180]/1000/(60*60*24)" office:value-type="time" office:time-value="PT00H47M27.692S" calcext:value-type="time">
            <text:p>00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92.58" calcext:value-type="float">
            <text:p>192.58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1">
          <table:table-cell office:value-type="float" office:value="2863692" calcext:value-type="float">
            <text:p>2863692</text:p>
          </table:table-cell>
          <table:table-cell table:formula="of:=[.A181]/1000/(60*60*24)" office:value-type="time" office:time-value="PT00H47M43.692S" calcext:value-type="time">
            <text:p>00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93.65" calcext:value-type="float">
            <text:p>193.65</text:p>
          </table:table-cell>
          <table:table-cell office:value-type="float" office:value="237.9" calcext:value-type="float">
            <text:p>237.9</text:p>
          </table:table-cell>
        </table:table-row>
        <table:table-row table:style-name="ro1">
          <table:table-cell office:value-type="float" office:value="2879691" calcext:value-type="float">
            <text:p>2879691</text:p>
          </table:table-cell>
          <table:table-cell table:formula="of:=[.A182]/1000/(60*60*24)" office:value-type="time" office:time-value="PT00H47M59.691S" calcext:value-type="time">
            <text:p>00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94.73" calcext:value-type="float">
            <text:p>194.73</text:p>
          </table:table-cell>
          <table:table-cell office:value-type="float" office:value="239.21" calcext:value-type="float">
            <text:p>239.21</text:p>
          </table:table-cell>
        </table:table-row>
        <table:table-row table:style-name="ro1">
          <table:table-cell office:value-type="float" office:value="2895692" calcext:value-type="float">
            <text:p>2895692</text:p>
          </table:table-cell>
          <table:table-cell table:formula="of:=[.A183]/1000/(60*60*24)" office:value-type="time" office:time-value="PT00H48M15.692S" calcext:value-type="time">
            <text:p>00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95.8" calcext:value-type="float">
            <text:p>195.8</text:p>
          </table:table-cell>
          <table:table-cell office:value-type="float" office:value="240.52" calcext:value-type="float">
            <text:p>240.52</text:p>
          </table:table-cell>
        </table:table-row>
        <table:table-row table:style-name="ro1">
          <table:table-cell office:value-type="float" office:value="2911692" calcext:value-type="float">
            <text:p>2911692</text:p>
          </table:table-cell>
          <table:table-cell table:formula="of:=[.A184]/1000/(60*60*24)" office:value-type="time" office:time-value="PT00H48M31.692S" calcext:value-type="time">
            <text:p>00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96.87" calcext:value-type="float">
            <text:p>196.87</text:p>
          </table:table-cell>
          <table:table-cell office:value-type="float" office:value="241.82" calcext:value-type="float">
            <text:p>241.82</text:p>
          </table:table-cell>
        </table:table-row>
        <table:table-row table:style-name="ro1">
          <table:table-cell office:value-type="float" office:value="2927692" calcext:value-type="float">
            <text:p>2927692</text:p>
          </table:table-cell>
          <table:table-cell table:formula="of:=[.A185]/1000/(60*60*24)" office:value-type="time" office:time-value="PT00H48M47.692S" calcext:value-type="time">
            <text:p>00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97.94" calcext:value-type="float">
            <text:p>197.94</text:p>
          </table:table-cell>
          <table:table-cell office:value-type="float" office:value="243.13" calcext:value-type="float">
            <text:p>243.13</text:p>
          </table:table-cell>
        </table:table-row>
        <table:table-row table:style-name="ro1">
          <table:table-cell office:value-type="float" office:value="2943692" calcext:value-type="float">
            <text:p>2943692</text:p>
          </table:table-cell>
          <table:table-cell table:formula="of:=[.A186]/1000/(60*60*24)" office:value-type="time" office:time-value="PT00H49M03.692S" calcext:value-type="time">
            <text:p>00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99.02" calcext:value-type="float">
            <text:p>199.02</text:p>
          </table:table-cell>
          <table:table-cell office:value-type="float" office:value="244.44" calcext:value-type="float">
            <text:p>244.44</text:p>
          </table:table-cell>
        </table:table-row>
        <table:table-row table:style-name="ro1">
          <table:table-cell office:value-type="float" office:value="2959692" calcext:value-type="float">
            <text:p>2959692</text:p>
          </table:table-cell>
          <table:table-cell table:formula="of:=[.A187]/1000/(60*60*24)" office:value-type="time" office:time-value="PT00H49M19.692S" calcext:value-type="time">
            <text:p>00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00.09" calcext:value-type="float">
            <text:p>200.09</text:p>
          </table:table-cell>
          <table:table-cell office:value-type="float" office:value="245.75" calcext:value-type="float">
            <text:p>245.75</text:p>
          </table:table-cell>
        </table:table-row>
        <table:table-row table:style-name="ro1">
          <table:table-cell office:value-type="float" office:value="2975692" calcext:value-type="float">
            <text:p>2975692</text:p>
          </table:table-cell>
          <table:table-cell table:formula="of:=[.A188]/1000/(60*60*24)" office:value-type="time" office:time-value="PT00H49M35.692S" calcext:value-type="time">
            <text:p>00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201.16" calcext:value-type="float">
            <text:p>201.16</text:p>
          </table:table-cell>
          <table:table-cell office:value-type="float" office:value="247.05" calcext:value-type="float">
            <text:p>247.05</text:p>
          </table:table-cell>
        </table:table-row>
        <table:table-row table:style-name="ro1">
          <table:table-cell office:value-type="float" office:value="2991692" calcext:value-type="float">
            <text:p>2991692</text:p>
          </table:table-cell>
          <table:table-cell table:formula="of:=[.A189]/1000/(60*60*24)" office:value-type="time" office:time-value="PT00H49M51.692S" calcext:value-type="time">
            <text:p>00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02.24" calcext:value-type="float">
            <text:p>202.24</text:p>
          </table:table-cell>
          <table:table-cell office:value-type="float" office:value="248.36" calcext:value-type="float">
            <text:p>248.36</text:p>
          </table:table-cell>
        </table:table-row>
        <table:table-row table:style-name="ro1">
          <table:table-cell office:value-type="float" office:value="3007692" calcext:value-type="float">
            <text:p>3007692</text:p>
          </table:table-cell>
          <table:table-cell table:formula="of:=[.A190]/1000/(60*60*24)" office:value-type="time" office:time-value="PT00H50M07.692S" calcext:value-type="time">
            <text:p>00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203.31" calcext:value-type="float">
            <text:p>203.31</text:p>
          </table:table-cell>
          <table:table-cell office:value-type="float" office:value="249.66" calcext:value-type="float">
            <text:p>249.66</text:p>
          </table:table-cell>
        </table:table-row>
        <table:table-row table:style-name="ro1">
          <table:table-cell office:value-type="float" office:value="3023692" calcext:value-type="float">
            <text:p>3023692</text:p>
          </table:table-cell>
          <table:table-cell table:formula="of:=[.A191]/1000/(60*60*24)" office:value-type="time" office:time-value="PT00H50M23.692S" calcext:value-type="time">
            <text:p>00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04.38" calcext:value-type="float">
            <text:p>204.38</text:p>
          </table:table-cell>
          <table:table-cell office:value-type="float" office:value="250.97" calcext:value-type="float">
            <text:p>250.97</text:p>
          </table:table-cell>
        </table:table-row>
        <table:table-row table:style-name="ro1">
          <table:table-cell office:value-type="float" office:value="3039692" calcext:value-type="float">
            <text:p>3039692</text:p>
          </table:table-cell>
          <table:table-cell table:formula="of:=[.A192]/1000/(60*60*24)" office:value-type="time" office:time-value="PT00H50M39.692S" calcext:value-type="time">
            <text:p>00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05.45" calcext:value-type="float">
            <text:p>205.45</text:p>
          </table:table-cell>
          <table:table-cell office:value-type="float" office:value="252.28" calcext:value-type="float">
            <text:p>252.28</text:p>
          </table:table-cell>
        </table:table-row>
        <table:table-row table:style-name="ro1">
          <table:table-cell office:value-type="float" office:value="3055692" calcext:value-type="float">
            <text:p>3055692</text:p>
          </table:table-cell>
          <table:table-cell table:formula="of:=[.A193]/1000/(60*60*24)" office:value-type="time" office:time-value="PT00H50M55.692S" calcext:value-type="time">
            <text:p>00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206.53" calcext:value-type="float">
            <text:p>206.53</text:p>
          </table:table-cell>
          <table:table-cell office:value-type="float" office:value="253.58" calcext:value-type="float">
            <text:p>253.58</text:p>
          </table:table-cell>
        </table:table-row>
        <table:table-row table:style-name="ro1">
          <table:table-cell office:value-type="float" office:value="3071692" calcext:value-type="float">
            <text:p>3071692</text:p>
          </table:table-cell>
          <table:table-cell table:formula="of:=[.A194]/1000/(60*60*24)" office:value-type="time" office:time-value="PT00H51M11.692S" calcext:value-type="time">
            <text:p>00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07.6" calcext:value-type="float">
            <text:p>207.6</text:p>
          </table:table-cell>
          <table:table-cell office:value-type="float" office:value="254.89" calcext:value-type="float">
            <text:p>254.89</text:p>
          </table:table-cell>
        </table:table-row>
        <table:table-row table:style-name="ro1">
          <table:table-cell office:value-type="float" office:value="3087692" calcext:value-type="float">
            <text:p>3087692</text:p>
          </table:table-cell>
          <table:table-cell table:formula="of:=[.A195]/1000/(60*60*24)" office:value-type="time" office:time-value="PT00H51M27.692S" calcext:value-type="time">
            <text:p>00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08.67" calcext:value-type="float">
            <text:p>208.67</text:p>
          </table:table-cell>
          <table:table-cell office:value-type="float" office:value="256.19" calcext:value-type="float">
            <text:p>256.19</text:p>
          </table:table-cell>
        </table:table-row>
        <table:table-row table:style-name="ro1">
          <table:table-cell office:value-type="float" office:value="3103692" calcext:value-type="float">
            <text:p>3103692</text:p>
          </table:table-cell>
          <table:table-cell table:formula="of:=[.A196]/1000/(60*60*24)" office:value-type="time" office:time-value="PT00H51M43.692S" calcext:value-type="time">
            <text:p>00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09.75" calcext:value-type="float">
            <text:p>209.75</text:p>
          </table:table-cell>
          <table:table-cell office:value-type="float" office:value="257.5" calcext:value-type="float">
            <text:p>257.5</text:p>
          </table:table-cell>
        </table:table-row>
        <table:table-row table:style-name="ro1">
          <table:table-cell office:value-type="float" office:value="3119692" calcext:value-type="float">
            <text:p>3119692</text:p>
          </table:table-cell>
          <table:table-cell table:formula="of:=[.A197]/1000/(60*60*24)" office:value-type="time" office:time-value="PT00H51M59.692S" calcext:value-type="time">
            <text:p>00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58.8" calcext:value-type="float">
            <text:p>258.8</text:p>
          </table:table-cell>
        </table:table-row>
        <table:table-row table:style-name="ro1">
          <table:table-cell office:value-type="float" office:value="3135692" calcext:value-type="float">
            <text:p>3135692</text:p>
          </table:table-cell>
          <table:table-cell table:formula="of:=[.A198]/1000/(60*60*24)" office:value-type="time" office:time-value="PT00H52M15.692S" calcext:value-type="time">
            <text:p>00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211.89" calcext:value-type="float">
            <text:p>211.89</text:p>
          </table:table-cell>
          <table:table-cell office:value-type="float" office:value="260.11" calcext:value-type="float">
            <text:p>260.11</text:p>
          </table:table-cell>
        </table:table-row>
        <table:table-row table:style-name="ro1">
          <table:table-cell office:value-type="float" office:value="3151692" calcext:value-type="float">
            <text:p>3151692</text:p>
          </table:table-cell>
          <table:table-cell table:formula="of:=[.A199]/1000/(60*60*24)" office:value-type="time" office:time-value="PT00H52M31.692S" calcext:value-type="time">
            <text:p>00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12.96" calcext:value-type="float">
            <text:p>212.96</text:p>
          </table:table-cell>
          <table:table-cell office:value-type="float" office:value="261.42" calcext:value-type="float">
            <text:p>261.42</text:p>
          </table:table-cell>
        </table:table-row>
        <table:table-row table:style-name="ro1">
          <table:table-cell office:value-type="float" office:value="3167691" calcext:value-type="float">
            <text:p>3167691</text:p>
          </table:table-cell>
          <table:table-cell table:formula="of:=[.A200]/1000/(60*60*24)" office:value-type="time" office:time-value="PT00H52M47.691S" calcext:value-type="time">
            <text:p>00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14.04" calcext:value-type="float">
            <text:p>214.04</text:p>
          </table:table-cell>
          <table:table-cell office:value-type="float" office:value="262.72" calcext:value-type="float">
            <text:p>262.72</text:p>
          </table:table-cell>
        </table:table-row>
        <table:table-row table:style-name="ro1">
          <table:table-cell office:value-type="float" office:value="3183692" calcext:value-type="float">
            <text:p>3183692</text:p>
          </table:table-cell>
          <table:table-cell table:formula="of:=[.A201]/1000/(60*60*24)" office:value-type="time" office:time-value="PT00H53M03.692S" calcext:value-type="time">
            <text:p>00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215.11" calcext:value-type="float">
            <text:p>215.11</text:p>
          </table:table-cell>
          <table:table-cell office:value-type="float" office:value="264.03" calcext:value-type="float">
            <text:p>264.03</text:p>
          </table:table-cell>
        </table:table-row>
        <table:table-row table:style-name="ro1">
          <table:table-cell office:value-type="float" office:value="3199692" calcext:value-type="float">
            <text:p>3199692</text:p>
          </table:table-cell>
          <table:table-cell table:formula="of:=[.A202]/1000/(60*60*24)" office:value-type="time" office:time-value="PT00H53M19.692S" calcext:value-type="time">
            <text:p>00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216.18" calcext:value-type="float">
            <text:p>216.18</text:p>
          </table:table-cell>
          <table:table-cell office:value-type="float" office:value="265.34" calcext:value-type="float">
            <text:p>265.34</text:p>
          </table:table-cell>
        </table:table-row>
        <table:table-row table:style-name="ro1">
          <table:table-cell office:value-type="float" office:value="3215692" calcext:value-type="float">
            <text:p>3215692</text:p>
          </table:table-cell>
          <table:table-cell table:formula="of:=[.A203]/1000/(60*60*24)" office:value-type="time" office:time-value="PT00H53M35.692S" calcext:value-type="time">
            <text:p>00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17.26" calcext:value-type="float">
            <text:p>217.26</text:p>
          </table:table-cell>
          <table:table-cell office:value-type="float" office:value="266.64" calcext:value-type="float">
            <text:p>266.64</text:p>
          </table:table-cell>
        </table:table-row>
        <table:table-row table:style-name="ro1">
          <table:table-cell office:value-type="float" office:value="3231692" calcext:value-type="float">
            <text:p>3231692</text:p>
          </table:table-cell>
          <table:table-cell table:formula="of:=[.A204]/1000/(60*60*24)" office:value-type="time" office:time-value="PT00H53M51.692S" calcext:value-type="time">
            <text:p>00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218.33" calcext:value-type="float">
            <text:p>218.33</text:p>
          </table:table-cell>
          <table:table-cell office:value-type="float" office:value="267.94" calcext:value-type="float">
            <text:p>267.94</text:p>
          </table:table-cell>
        </table:table-row>
        <table:table-row table:style-name="ro1">
          <table:table-cell office:value-type="float" office:value="3247692" calcext:value-type="float">
            <text:p>3247692</text:p>
          </table:table-cell>
          <table:table-cell table:formula="of:=[.A205]/1000/(60*60*24)" office:value-type="time" office:time-value="PT00H54M07.692S" calcext:value-type="time">
            <text:p>00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19.4" calcext:value-type="float">
            <text:p>219.4</text:p>
          </table:table-cell>
          <table:table-cell office:value-type="float" office:value="269.25" calcext:value-type="float">
            <text:p>269.25</text:p>
          </table:table-cell>
        </table:table-row>
        <table:table-row table:style-name="ro1">
          <table:table-cell office:value-type="float" office:value="3263692" calcext:value-type="float">
            <text:p>3263692</text:p>
          </table:table-cell>
          <table:table-cell table:formula="of:=[.A206]/1000/(60*60*24)" office:value-type="time" office:time-value="PT00H54M23.692S" calcext:value-type="time">
            <text:p>00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20.47" calcext:value-type="float">
            <text:p>220.47</text:p>
          </table:table-cell>
          <table:table-cell office:value-type="float" office:value="270.55" calcext:value-type="float">
            <text:p>270.55</text:p>
          </table:table-cell>
        </table:table-row>
        <table:table-row table:style-name="ro1">
          <table:table-cell office:value-type="float" office:value="3279692" calcext:value-type="float">
            <text:p>3279692</text:p>
          </table:table-cell>
          <table:table-cell table:formula="of:=[.A207]/1000/(60*60*24)" office:value-type="time" office:time-value="PT00H54M39.692S" calcext:value-type="time">
            <text:p>00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21.55" calcext:value-type="float">
            <text:p>221.55</text:p>
          </table:table-cell>
          <table:table-cell office:value-type="float" office:value="271.86" calcext:value-type="float">
            <text:p>271.86</text:p>
          </table:table-cell>
        </table:table-row>
        <table:table-row table:style-name="ro1">
          <table:table-cell office:value-type="float" office:value="3295692" calcext:value-type="float">
            <text:p>3295692</text:p>
          </table:table-cell>
          <table:table-cell table:formula="of:=[.A208]/1000/(60*60*24)" office:value-type="time" office:time-value="PT00H54M55.692S" calcext:value-type="time">
            <text:p>00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222.62" calcext:value-type="float">
            <text:p>222.62</text:p>
          </table:table-cell>
          <table:table-cell office:value-type="float" office:value="273.16" calcext:value-type="float">
            <text:p>273.16</text:p>
          </table:table-cell>
        </table:table-row>
        <table:table-row table:style-name="ro1">
          <table:table-cell office:value-type="float" office:value="3311691" calcext:value-type="float">
            <text:p>3311691</text:p>
          </table:table-cell>
          <table:table-cell table:formula="of:=[.A209]/1000/(60*60*24)" office:value-type="time" office:time-value="PT00H55M11.691S" calcext:value-type="time">
            <text:p>00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223.69" calcext:value-type="float">
            <text:p>223.69</text:p>
          </table:table-cell>
          <table:table-cell office:value-type="float" office:value="274.47" calcext:value-type="float">
            <text:p>274.47</text:p>
          </table:table-cell>
        </table:table-row>
        <table:table-row table:style-name="ro1">
          <table:table-cell office:value-type="float" office:value="3327692" calcext:value-type="float">
            <text:p>3327692</text:p>
          </table:table-cell>
          <table:table-cell table:formula="of:=[.A210]/1000/(60*60*24)" office:value-type="time" office:time-value="PT00H55M27.692S" calcext:value-type="time">
            <text:p>00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24.76" calcext:value-type="float">
            <text:p>224.76</text:p>
          </table:table-cell>
          <table:table-cell office:value-type="float" office:value="275.77" calcext:value-type="float">
            <text:p>275.77</text:p>
          </table:table-cell>
        </table:table-row>
        <table:table-row table:style-name="ro1">
          <table:table-cell office:value-type="float" office:value="3343692" calcext:value-type="float">
            <text:p>3343692</text:p>
          </table:table-cell>
          <table:table-cell table:formula="of:=[.A211]/1000/(60*60*24)" office:value-type="time" office:time-value="PT00H55M43.692S" calcext:value-type="time">
            <text:p>00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25.84" calcext:value-type="float">
            <text:p>225.84</text:p>
          </table:table-cell>
          <table:table-cell office:value-type="float" office:value="277.08" calcext:value-type="float">
            <text:p>277.08</text:p>
          </table:table-cell>
        </table:table-row>
        <table:table-row table:style-name="ro1">
          <table:table-cell office:value-type="float" office:value="3359692" calcext:value-type="float">
            <text:p>3359692</text:p>
          </table:table-cell>
          <table:table-cell table:formula="of:=[.A212]/1000/(60*60*24)" office:value-type="time" office:time-value="PT00H55M59.692S" calcext:value-type="time">
            <text:p>00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226.91" calcext:value-type="float">
            <text:p>226.91</text:p>
          </table:table-cell>
          <table:table-cell office:value-type="float" office:value="278.39" calcext:value-type="float">
            <text:p>278.39</text:p>
          </table:table-cell>
        </table:table-row>
        <table:table-row table:style-name="ro1">
          <table:table-cell office:value-type="float" office:value="3375692" calcext:value-type="float">
            <text:p>3375692</text:p>
          </table:table-cell>
          <table:table-cell table:formula="of:=[.A213]/1000/(60*60*24)" office:value-type="time" office:time-value="PT00H56M15.692S" calcext:value-type="time">
            <text:p>00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27.98" calcext:value-type="float">
            <text:p>227.98</text:p>
          </table:table-cell>
          <table:table-cell office:value-type="float" office:value="279.69" calcext:value-type="float">
            <text:p>279.69</text:p>
          </table:table-cell>
        </table:table-row>
        <table:table-row table:style-name="ro1">
          <table:table-cell office:value-type="float" office:value="3391692" calcext:value-type="float">
            <text:p>3391692</text:p>
          </table:table-cell>
          <table:table-cell table:formula="of:=[.A214]/1000/(60*60*24)" office:value-type="time" office:time-value="PT00H56M31.692S" calcext:value-type="time">
            <text:p>00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229.05" calcext:value-type="float">
            <text:p>229.0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407692" calcext:value-type="float">
            <text:p>3407692</text:p>
          </table:table-cell>
          <table:table-cell table:formula="of:=[.A215]/1000/(60*60*24)" office:value-type="time" office:time-value="PT00H56M47.692S" calcext:value-type="time">
            <text:p>00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30.13" calcext:value-type="float">
            <text:p>230.13</text:p>
          </table:table-cell>
          <table:table-cell office:value-type="float" office:value="282.3" calcext:value-type="float">
            <text:p>282.3</text:p>
          </table:table-cell>
        </table:table-row>
        <table:table-row table:style-name="ro1">
          <table:table-cell office:value-type="float" office:value="3423692" calcext:value-type="float">
            <text:p>3423692</text:p>
          </table:table-cell>
          <table:table-cell table:formula="of:=[.A216]/1000/(60*60*24)" office:value-type="time" office:time-value="PT00H57M03.692S" calcext:value-type="time">
            <text:p>00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31.2" calcext:value-type="float">
            <text:p>231.2</text:p>
          </table:table-cell>
          <table:table-cell office:value-type="float" office:value="283.6" calcext:value-type="float">
            <text:p>283.6</text:p>
          </table:table-cell>
        </table:table-row>
        <table:table-row table:style-name="ro1">
          <table:table-cell office:value-type="float" office:value="3439691" calcext:value-type="float">
            <text:p>3439691</text:p>
          </table:table-cell>
          <table:table-cell table:formula="of:=[.A217]/1000/(60*60*24)" office:value-type="time" office:time-value="PT00H57M19.691S" calcext:value-type="time">
            <text:p>00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32.27" calcext:value-type="float">
            <text:p>232.27</text:p>
          </table:table-cell>
          <table:table-cell office:value-type="float" office:value="284.91" calcext:value-type="float">
            <text:p>284.91</text:p>
          </table:table-cell>
        </table:table-row>
        <table:table-row table:style-name="ro1">
          <table:table-cell office:value-type="float" office:value="3455692" calcext:value-type="float">
            <text:p>3455692</text:p>
          </table:table-cell>
          <table:table-cell table:formula="of:=[.A218]/1000/(60*60*24)" office:value-type="time" office:time-value="PT00H57M35.692S" calcext:value-type="time">
            <text:p>00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233.34" calcext:value-type="float">
            <text:p>233.34</text:p>
          </table:table-cell>
          <table:table-cell office:value-type="float" office:value="286.21" calcext:value-type="float">
            <text:p>286.21</text:p>
          </table:table-cell>
        </table:table-row>
        <table:table-row table:style-name="ro1">
          <table:table-cell office:value-type="float" office:value="3471692" calcext:value-type="float">
            <text:p>3471692</text:p>
          </table:table-cell>
          <table:table-cell table:formula="of:=[.A219]/1000/(60*60*24)" office:value-type="time" office:time-value="PT00H57M51.692S" calcext:value-type="time">
            <text:p>00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34.42" calcext:value-type="float">
            <text:p>234.42</text:p>
          </table:table-cell>
          <table:table-cell office:value-type="float" office:value="287.52" calcext:value-type="float">
            <text:p>287.52</text:p>
          </table:table-cell>
        </table:table-row>
        <table:table-row table:style-name="ro1">
          <table:table-cell office:value-type="float" office:value="3487692" calcext:value-type="float">
            <text:p>3487692</text:p>
          </table:table-cell>
          <table:table-cell table:formula="of:=[.A220]/1000/(60*60*24)" office:value-type="time" office:time-value="PT00H58M07.692S" calcext:value-type="time">
            <text:p>00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35.49" calcext:value-type="float">
            <text:p>235.49</text:p>
          </table:table-cell>
          <table:table-cell office:value-type="float" office:value="288.82" calcext:value-type="float">
            <text:p>288.82</text:p>
          </table:table-cell>
        </table:table-row>
        <table:table-row table:style-name="ro1">
          <table:table-cell office:value-type="float" office:value="3503692" calcext:value-type="float">
            <text:p>3503692</text:p>
          </table:table-cell>
          <table:table-cell table:formula="of:=[.A221]/1000/(60*60*24)" office:value-type="time" office:time-value="PT00H58M23.692S" calcext:value-type="time">
            <text:p>00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36.56" calcext:value-type="float">
            <text:p>236.56</text:p>
          </table:table-cell>
          <table:table-cell office:value-type="float" office:value="290.13" calcext:value-type="float">
            <text:p>290.13</text:p>
          </table:table-cell>
        </table:table-row>
        <table:table-row table:style-name="ro1">
          <table:table-cell office:value-type="float" office:value="3519692" calcext:value-type="float">
            <text:p>3519692</text:p>
          </table:table-cell>
          <table:table-cell table:formula="of:=[.A222]/1000/(60*60*24)" office:value-type="time" office:time-value="PT00H58M39.692S" calcext:value-type="time">
            <text:p>00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37.63" calcext:value-type="float">
            <text:p>237.63</text:p>
          </table:table-cell>
          <table:table-cell office:value-type="float" office:value="291.43" calcext:value-type="float">
            <text:p>291.43</text:p>
          </table:table-cell>
        </table:table-row>
        <table:table-row table:style-name="ro1">
          <table:table-cell office:value-type="float" office:value="3535692" calcext:value-type="float">
            <text:p>3535692</text:p>
          </table:table-cell>
          <table:table-cell table:formula="of:=[.A223]/1000/(60*60*24)" office:value-type="time" office:time-value="PT00H58M55.692S" calcext:value-type="time">
            <text:p>00:5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38.71" calcext:value-type="float">
            <text:p>238.71</text:p>
          </table:table-cell>
          <table:table-cell office:value-type="float" office:value="292.74" calcext:value-type="float">
            <text:p>292.74</text:p>
          </table:table-cell>
        </table:table-row>
        <table:table-row table:style-name="ro1">
          <table:table-cell office:value-type="float" office:value="3551692" calcext:value-type="float">
            <text:p>3551692</text:p>
          </table:table-cell>
          <table:table-cell table:formula="of:=[.A224]/1000/(60*60*24)" office:value-type="time" office:time-value="PT00H59M11.692S" calcext:value-type="time">
            <text:p>00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239.78" calcext:value-type="float">
            <text:p>239.78</text:p>
          </table:table-cell>
          <table:table-cell office:value-type="float" office:value="294.04" calcext:value-type="float">
            <text:p>294.04</text:p>
          </table:table-cell>
        </table:table-row>
        <table:table-row table:style-name="ro1">
          <table:table-cell office:value-type="float" office:value="3567692" calcext:value-type="float">
            <text:p>3567692</text:p>
          </table:table-cell>
          <table:table-cell table:formula="of:=[.A225]/1000/(60*60*24)" office:value-type="time" office:time-value="PT00H59M27.692S" calcext:value-type="time">
            <text:p>00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40.85" calcext:value-type="float">
            <text:p>240.85</text:p>
          </table:table-cell>
          <table:table-cell office:value-type="float" office:value="295.35" calcext:value-type="float">
            <text:p>295.35</text:p>
          </table:table-cell>
        </table:table-row>
        <table:table-row table:style-name="ro1">
          <table:table-cell office:value-type="float" office:value="3583692" calcext:value-type="float">
            <text:p>3583692</text:p>
          </table:table-cell>
          <table:table-cell table:formula="of:=[.A226]/1000/(60*60*24)" office:value-type="time" office:time-value="PT00H59M43.692S" calcext:value-type="time">
            <text:p>00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41.92" calcext:value-type="float">
            <text:p>241.92</text:p>
          </table:table-cell>
          <table:table-cell office:value-type="float" office:value="296.65" calcext:value-type="float">
            <text:p>296.65</text:p>
          </table:table-cell>
        </table:table-row>
        <table:table-row table:style-name="ro1">
          <table:table-cell office:value-type="float" office:value="3599692" calcext:value-type="float">
            <text:p>3599692</text:p>
          </table:table-cell>
          <table:table-cell table:formula="of:=[.A227]/1000/(60*60*24)" office:value-type="time" office:time-value="PT00H59M59.692S" calcext:value-type="time">
            <text:p>01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43" calcext:value-type="float">
            <text:p>243</text:p>
          </table:table-cell>
          <table:table-cell office:value-type="float" office:value="297.96" calcext:value-type="float">
            <text:p>297.96</text:p>
          </table:table-cell>
        </table:table-row>
        <table:table-row table:style-name="ro1">
          <table:table-cell office:value-type="float" office:value="3615692" calcext:value-type="float">
            <text:p>3615692</text:p>
          </table:table-cell>
          <table:table-cell table:formula="of:=[.A228]/1000/(60*60*24)" office:value-type="time" office:time-value="PT01H00M15.692S" calcext:value-type="time">
            <text:p>01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44.07" calcext:value-type="float">
            <text:p>244.07</text:p>
          </table:table-cell>
          <table:table-cell office:value-type="float" office:value="299.26" calcext:value-type="float">
            <text:p>299.26</text:p>
          </table:table-cell>
        </table:table-row>
        <table:table-row table:style-name="ro1">
          <table:table-cell office:value-type="float" office:value="3631692" calcext:value-type="float">
            <text:p>3631692</text:p>
          </table:table-cell>
          <table:table-cell table:formula="of:=[.A229]/1000/(60*60*24)" office:value-type="time" office:time-value="PT01H00M31.692S" calcext:value-type="time">
            <text:p>01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45.14" calcext:value-type="float">
            <text:p>245.14</text:p>
          </table:table-cell>
          <table:table-cell office:value-type="float" office:value="300.57" calcext:value-type="float">
            <text:p>300.57</text:p>
          </table:table-cell>
        </table:table-row>
        <table:table-row table:style-name="ro1">
          <table:table-cell office:value-type="float" office:value="3647691" calcext:value-type="float">
            <text:p>3647691</text:p>
          </table:table-cell>
          <table:table-cell table:formula="of:=[.A230]/1000/(60*60*24)" office:value-type="time" office:time-value="PT01H00M47.691S" calcext:value-type="time">
            <text:p>01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46.21" calcext:value-type="float">
            <text:p>246.21</text:p>
          </table:table-cell>
          <table:table-cell office:value-type="float" office:value="301.87" calcext:value-type="float">
            <text:p>301.87</text:p>
          </table:table-cell>
        </table:table-row>
        <table:table-row table:style-name="ro1">
          <table:table-cell office:value-type="float" office:value="3663692" calcext:value-type="float">
            <text:p>3663692</text:p>
          </table:table-cell>
          <table:table-cell table:formula="of:=[.A231]/1000/(60*60*24)" office:value-type="time" office:time-value="PT01H01M03.692S" calcext:value-type="time">
            <text:p>01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47.29" calcext:value-type="float">
            <text:p>247.29</text:p>
          </table:table-cell>
          <table:table-cell office:value-type="float" office:value="303.17" calcext:value-type="float">
            <text:p>303.17</text:p>
          </table:table-cell>
        </table:table-row>
        <table:table-row table:style-name="ro1">
          <table:table-cell office:value-type="float" office:value="3679692" calcext:value-type="float">
            <text:p>3679692</text:p>
          </table:table-cell>
          <table:table-cell table:formula="of:=[.A232]/1000/(60*60*24)" office:value-type="time" office:time-value="PT01H01M19.692S" calcext:value-type="time">
            <text:p>01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48.36" calcext:value-type="float">
            <text:p>248.36</text:p>
          </table:table-cell>
          <table:table-cell office:value-type="float" office:value="304.48" calcext:value-type="float">
            <text:p>304.48</text:p>
          </table:table-cell>
        </table:table-row>
        <table:table-row table:style-name="ro1">
          <table:table-cell office:value-type="float" office:value="3695692" calcext:value-type="float">
            <text:p>3695692</text:p>
          </table:table-cell>
          <table:table-cell table:formula="of:=[.A233]/1000/(60*60*24)" office:value-type="time" office:time-value="PT01H01M35.692S" calcext:value-type="time">
            <text:p>01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49.43" calcext:value-type="float">
            <text:p>249.43</text:p>
          </table:table-cell>
          <table:table-cell office:value-type="float" office:value="305.78" calcext:value-type="float">
            <text:p>305.78</text:p>
          </table:table-cell>
        </table:table-row>
        <table:table-row table:style-name="ro1">
          <table:table-cell office:value-type="float" office:value="3711692" calcext:value-type="float">
            <text:p>3711692</text:p>
          </table:table-cell>
          <table:table-cell table:formula="of:=[.A234]/1000/(60*60*24)" office:value-type="time" office:time-value="PT01H01M51.692S" calcext:value-type="time">
            <text:p>01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50.5" calcext:value-type="float">
            <text:p>250.5</text:p>
          </table:table-cell>
          <table:table-cell office:value-type="float" office:value="307.09" calcext:value-type="float">
            <text:p>307.09</text:p>
          </table:table-cell>
        </table:table-row>
        <table:table-row table:style-name="ro1">
          <table:table-cell office:value-type="float" office:value="3727692" calcext:value-type="float">
            <text:p>3727692</text:p>
          </table:table-cell>
          <table:table-cell table:formula="of:=[.A235]/1000/(60*60*24)" office:value-type="time" office:time-value="PT01H02M07.692S" calcext:value-type="time">
            <text:p>01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51.57" calcext:value-type="float">
            <text:p>251.57</text:p>
          </table:table-cell>
          <table:table-cell office:value-type="float" office:value="308.39" calcext:value-type="float">
            <text:p>308.39</text:p>
          </table:table-cell>
        </table:table-row>
        <table:table-row table:style-name="ro1">
          <table:table-cell office:value-type="float" office:value="3743692" calcext:value-type="float">
            <text:p>3743692</text:p>
          </table:table-cell>
          <table:table-cell table:formula="of:=[.A236]/1000/(60*60*24)" office:value-type="time" office:time-value="PT01H02M23.692S" calcext:value-type="time">
            <text:p>01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52.65" calcext:value-type="float">
            <text:p>252.65</text:p>
          </table:table-cell>
          <table:table-cell office:value-type="float" office:value="309.7" calcext:value-type="float">
            <text:p>309.7</text:p>
          </table:table-cell>
        </table:table-row>
        <table:table-row table:style-name="ro1">
          <table:table-cell office:value-type="float" office:value="3759692" calcext:value-type="float">
            <text:p>3759692</text:p>
          </table:table-cell>
          <table:table-cell table:formula="of:=[.A237]/1000/(60*60*24)" office:value-type="time" office:time-value="PT01H02M39.692S" calcext:value-type="time">
            <text:p>01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53.72" calcext:value-type="float">
            <text:p>253.7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775692" calcext:value-type="float">
            <text:p>3775692</text:p>
          </table:table-cell>
          <table:table-cell table:formula="of:=[.A238]/1000/(60*60*24)" office:value-type="time" office:time-value="PT01H02M55.692S" calcext:value-type="time">
            <text:p>01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54.79" calcext:value-type="float">
            <text:p>254.79</text:p>
          </table:table-cell>
          <table:table-cell office:value-type="float" office:value="312.3" calcext:value-type="float">
            <text:p>312.3</text:p>
          </table:table-cell>
        </table:table-row>
        <table:table-row table:style-name="ro1">
          <table:table-cell office:value-type="float" office:value="3791692" calcext:value-type="float">
            <text:p>3791692</text:p>
          </table:table-cell>
          <table:table-cell table:formula="of:=[.A239]/1000/(60*60*24)" office:value-type="time" office:time-value="PT01H03M11.692S" calcext:value-type="time">
            <text:p>01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55.86" calcext:value-type="float">
            <text:p>255.86</text:p>
          </table:table-cell>
          <table:table-cell office:value-type="float" office:value="313.61" calcext:value-type="float">
            <text:p>313.61</text:p>
          </table:table-cell>
        </table:table-row>
        <table:table-row table:style-name="ro1">
          <table:table-cell office:value-type="float" office:value="3807692" calcext:value-type="float">
            <text:p>3807692</text:p>
          </table:table-cell>
          <table:table-cell table:formula="of:=[.A240]/1000/(60*60*24)" office:value-type="time" office:time-value="PT01H03M27.692S" calcext:value-type="time">
            <text:p>01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56.94" calcext:value-type="float">
            <text:p>256.94</text:p>
          </table:table-cell>
          <table:table-cell office:value-type="float" office:value="314.91" calcext:value-type="float">
            <text:p>314.91</text:p>
          </table:table-cell>
        </table:table-row>
        <table:table-row table:style-name="ro1">
          <table:table-cell office:value-type="float" office:value="3823692" calcext:value-type="float">
            <text:p>3823692</text:p>
          </table:table-cell>
          <table:table-cell table:formula="of:=[.A241]/1000/(60*60*24)" office:value-type="time" office:time-value="PT01H03M43.692S" calcext:value-type="time">
            <text:p>01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4.3" calcext:value-type="float">
            <text:p>294.3</text:p>
          </table:table-cell>
          <table:table-cell office:value-type="float" office:value="258.01" calcext:value-type="float">
            <text:p>258.01</text:p>
          </table:table-cell>
          <table:table-cell office:value-type="float" office:value="316.22" calcext:value-type="float">
            <text:p>316.22</text:p>
          </table:table-cell>
        </table:table-row>
        <table:table-row table:style-name="ro1">
          <table:table-cell office:value-type="float" office:value="3839692" calcext:value-type="float">
            <text:p>3839692</text:p>
          </table:table-cell>
          <table:table-cell table:formula="of:=[.A242]/1000/(60*60*24)" office:value-type="time" office:time-value="PT01H03M59.692S" calcext:value-type="time">
            <text:p>01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59.08" calcext:value-type="float">
            <text:p>259.08</text:p>
          </table:table-cell>
          <table:table-cell office:value-type="float" office:value="317.52" calcext:value-type="float">
            <text:p>317.52</text:p>
          </table:table-cell>
        </table:table-row>
        <table:table-row table:style-name="ro1">
          <table:table-cell office:value-type="float" office:value="3855692" calcext:value-type="float">
            <text:p>3855692</text:p>
          </table:table-cell>
          <table:table-cell table:formula="of:=[.A243]/1000/(60*60*24)" office:value-type="time" office:time-value="PT01H04M15.692S" calcext:value-type="time">
            <text:p>01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60.15" calcext:value-type="float">
            <text:p>260.15</text:p>
          </table:table-cell>
          <table:table-cell office:value-type="float" office:value="318.83" calcext:value-type="float">
            <text:p>318.83</text:p>
          </table:table-cell>
        </table:table-row>
        <table:table-row table:style-name="ro1">
          <table:table-cell office:value-type="float" office:value="3871692" calcext:value-type="float">
            <text:p>3871692</text:p>
          </table:table-cell>
          <table:table-cell table:formula="of:=[.A244]/1000/(60*60*24)" office:value-type="time" office:time-value="PT01H04M31.692S" calcext:value-type="time">
            <text:p>01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61.22" calcext:value-type="float">
            <text:p>261.22</text:p>
          </table:table-cell>
          <table:table-cell office:value-type="float" office:value="320.13" calcext:value-type="float">
            <text:p>320.13</text:p>
          </table:table-cell>
        </table:table-row>
        <table:table-row table:style-name="ro1">
          <table:table-cell office:value-type="float" office:value="3887692" calcext:value-type="float">
            <text:p>3887692</text:p>
          </table:table-cell>
          <table:table-cell table:formula="of:=[.A245]/1000/(60*60*24)" office:value-type="time" office:time-value="PT01H04M47.692S" calcext:value-type="time">
            <text:p>01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62.3" calcext:value-type="float">
            <text:p>262.3</text:p>
          </table:table-cell>
          <table:table-cell office:value-type="float" office:value="321.43" calcext:value-type="float">
            <text:p>321.43</text:p>
          </table:table-cell>
        </table:table-row>
        <table:table-row table:style-name="ro1">
          <table:table-cell office:value-type="float" office:value="3903692" calcext:value-type="float">
            <text:p>3903692</text:p>
          </table:table-cell>
          <table:table-cell table:formula="of:=[.A246]/1000/(60*60*24)" office:value-type="time" office:time-value="PT01H05M03.692S" calcext:value-type="time">
            <text:p>01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63.37" calcext:value-type="float">
            <text:p>263.37</text:p>
          </table:table-cell>
          <table:table-cell office:value-type="float" office:value="322.74" calcext:value-type="float">
            <text:p>322.74</text:p>
          </table:table-cell>
        </table:table-row>
        <table:table-row table:style-name="ro1">
          <table:table-cell office:value-type="float" office:value="3919692" calcext:value-type="float">
            <text:p>3919692</text:p>
          </table:table-cell>
          <table:table-cell table:formula="of:=[.A247]/1000/(60*60*24)" office:value-type="time" office:time-value="PT01H05M19.692S" calcext:value-type="time">
            <text:p>01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64.44" calcext:value-type="float">
            <text:p>264.44</text:p>
          </table:table-cell>
          <table:table-cell office:value-type="float" office:value="324.04" calcext:value-type="float">
            <text:p>324.04</text:p>
          </table:table-cell>
        </table:table-row>
        <table:table-row table:style-name="ro1">
          <table:table-cell office:value-type="float" office:value="3935692" calcext:value-type="float">
            <text:p>3935692</text:p>
          </table:table-cell>
          <table:table-cell table:formula="of:=[.A248]/1000/(60*60*24)" office:value-type="time" office:time-value="PT01H05M35.692S" calcext:value-type="time">
            <text:p>01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65.51" calcext:value-type="float">
            <text:p>265.51</text:p>
          </table:table-cell>
          <table:table-cell office:value-type="float" office:value="325.35" calcext:value-type="float">
            <text:p>325.35</text:p>
          </table:table-cell>
        </table:table-row>
        <table:table-row table:style-name="ro1">
          <table:table-cell office:value-type="float" office:value="3951692" calcext:value-type="float">
            <text:p>3951692</text:p>
          </table:table-cell>
          <table:table-cell table:formula="of:=[.A249]/1000/(60*60*24)" office:value-type="time" office:time-value="PT01H05M51.692S" calcext:value-type="time">
            <text:p>01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66.59" calcext:value-type="float">
            <text:p>266.59</text:p>
          </table:table-cell>
          <table:table-cell office:value-type="float" office:value="326.65" calcext:value-type="float">
            <text:p>326.65</text:p>
          </table:table-cell>
        </table:table-row>
        <table:table-row table:style-name="ro1">
          <table:table-cell office:value-type="float" office:value="3967692" calcext:value-type="float">
            <text:p>3967692</text:p>
          </table:table-cell>
          <table:table-cell table:formula="of:=[.A250]/1000/(60*60*24)" office:value-type="time" office:time-value="PT01H06M07.692S" calcext:value-type="time">
            <text:p>01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67.66" calcext:value-type="float">
            <text:p>267.66</text:p>
          </table:table-cell>
          <table:table-cell office:value-type="float" office:value="327.96" calcext:value-type="float">
            <text:p>327.96</text:p>
          </table:table-cell>
        </table:table-row>
        <table:table-row table:style-name="ro1">
          <table:table-cell office:value-type="float" office:value="3983692" calcext:value-type="float">
            <text:p>3983692</text:p>
          </table:table-cell>
          <table:table-cell table:formula="of:=[.A251]/1000/(60*60*24)" office:value-type="time" office:time-value="PT01H06M23.692S" calcext:value-type="time">
            <text:p>01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68.73" calcext:value-type="float">
            <text:p>268.73</text:p>
          </table:table-cell>
          <table:table-cell office:value-type="float" office:value="329.26" calcext:value-type="float">
            <text:p>329.26</text:p>
          </table:table-cell>
        </table:table-row>
        <table:table-row table:style-name="ro1">
          <table:table-cell office:value-type="float" office:value="3999692" calcext:value-type="float">
            <text:p>3999692</text:p>
          </table:table-cell>
          <table:table-cell table:formula="of:=[.A252]/1000/(60*60*24)" office:value-type="time" office:time-value="PT01H06M39.692S" calcext:value-type="time">
            <text:p>01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69.8" calcext:value-type="float">
            <text:p>269.8</text:p>
          </table:table-cell>
          <table:table-cell office:value-type="float" office:value="330.56" calcext:value-type="float">
            <text:p>330.56</text:p>
          </table:table-cell>
        </table:table-row>
        <table:table-row table:style-name="ro1">
          <table:table-cell office:value-type="float" office:value="4015692" calcext:value-type="float">
            <text:p>4015692</text:p>
          </table:table-cell>
          <table:table-cell table:formula="of:=[.A253]/1000/(60*60*24)" office:value-type="time" office:time-value="PT01H06M55.692S" calcext:value-type="time">
            <text:p>01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70.87" calcext:value-type="float">
            <text:p>270.87</text:p>
          </table:table-cell>
          <table:table-cell office:value-type="float" office:value="331.87" calcext:value-type="float">
            <text:p>331.87</text:p>
          </table:table-cell>
        </table:table-row>
        <table:table-row table:style-name="ro1">
          <table:table-cell office:value-type="float" office:value="4031692" calcext:value-type="float">
            <text:p>4031692</text:p>
          </table:table-cell>
          <table:table-cell table:formula="of:=[.A254]/1000/(60*60*24)" office:value-type="time" office:time-value="PT01H07M11.692S" calcext:value-type="time">
            <text:p>01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71.95" calcext:value-type="float">
            <text:p>271.95</text:p>
          </table:table-cell>
          <table:table-cell office:value-type="float" office:value="333.17" calcext:value-type="float">
            <text:p>333.17</text:p>
          </table:table-cell>
        </table:table-row>
        <table:table-row table:style-name="ro1">
          <table:table-cell office:value-type="float" office:value="4047692" calcext:value-type="float">
            <text:p>4047692</text:p>
          </table:table-cell>
          <table:table-cell table:formula="of:=[.A255]/1000/(60*60*24)" office:value-type="time" office:time-value="PT01H07M27.692S" calcext:value-type="time">
            <text:p>01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73.02" calcext:value-type="float">
            <text:p>273.02</text:p>
          </table:table-cell>
          <table:table-cell office:value-type="float" office:value="334.47" calcext:value-type="float">
            <text:p>334.47</text:p>
          </table:table-cell>
        </table:table-row>
        <table:table-row table:style-name="ro1">
          <table:table-cell office:value-type="float" office:value="4063692" calcext:value-type="float">
            <text:p>4063692</text:p>
          </table:table-cell>
          <table:table-cell table:formula="of:=[.A256]/1000/(60*60*24)" office:value-type="time" office:time-value="PT01H07M43.692S" calcext:value-type="time">
            <text:p>01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74.09" calcext:value-type="float">
            <text:p>274.09</text:p>
          </table:table-cell>
          <table:table-cell office:value-type="float" office:value="335.78" calcext:value-type="float">
            <text:p>335.78</text:p>
          </table:table-cell>
        </table:table-row>
        <table:table-row table:style-name="ro1">
          <table:table-cell office:value-type="float" office:value="4079692" calcext:value-type="float">
            <text:p>4079692</text:p>
          </table:table-cell>
          <table:table-cell table:formula="of:=[.A257]/1000/(60*60*24)" office:value-type="time" office:time-value="PT01H07M59.692S" calcext:value-type="time">
            <text:p>01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75.16" calcext:value-type="float">
            <text:p>275.16</text:p>
          </table:table-cell>
          <table:table-cell office:value-type="float" office:value="337.08" calcext:value-type="float">
            <text:p>337.08</text:p>
          </table:table-cell>
        </table:table-row>
        <table:table-row table:style-name="ro1">
          <table:table-cell office:value-type="float" office:value="4095692" calcext:value-type="float">
            <text:p>4095692</text:p>
          </table:table-cell>
          <table:table-cell table:formula="of:=[.A258]/1000/(60*60*24)" office:value-type="time" office:time-value="PT01H08M15.692S" calcext:value-type="time">
            <text:p>01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76.23" calcext:value-type="float">
            <text:p>276.23</text:p>
          </table:table-cell>
          <table:table-cell office:value-type="float" office:value="338.39" calcext:value-type="float">
            <text:p>338.39</text:p>
          </table:table-cell>
        </table:table-row>
        <table:table-row table:style-name="ro1">
          <table:table-cell office:value-type="float" office:value="4111692" calcext:value-type="float">
            <text:p>4111692</text:p>
          </table:table-cell>
          <table:table-cell table:formula="of:=[.A259]/1000/(60*60*24)" office:value-type="time" office:time-value="PT01H08M31.692S" calcext:value-type="time">
            <text:p>01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77.31" calcext:value-type="float">
            <text:p>277.31</text:p>
          </table:table-cell>
          <table:table-cell office:value-type="float" office:value="339.69" calcext:value-type="float">
            <text:p>339.69</text:p>
          </table:table-cell>
        </table:table-row>
        <table:table-row table:style-name="ro1">
          <table:table-cell office:value-type="float" office:value="4127692" calcext:value-type="float">
            <text:p>4127692</text:p>
          </table:table-cell>
          <table:table-cell table:formula="of:=[.A260]/1000/(60*60*24)" office:value-type="time" office:time-value="PT01H08M47.692S" calcext:value-type="time">
            <text:p>01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78.38" calcext:value-type="float">
            <text:p>278.38</text:p>
          </table:table-cell>
          <table:table-cell office:value-type="float" office:value="340.99" calcext:value-type="float">
            <text:p>340.99</text:p>
          </table:table-cell>
        </table:table-row>
        <table:table-row table:style-name="ro1">
          <table:table-cell office:value-type="float" office:value="4143692" calcext:value-type="float">
            <text:p>4143692</text:p>
          </table:table-cell>
          <table:table-cell table:formula="of:=[.A261]/1000/(60*60*24)" office:value-type="time" office:time-value="PT01H09M03.692S" calcext:value-type="time">
            <text:p>01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279.45" calcext:value-type="float">
            <text:p>279.45</text:p>
          </table:table-cell>
          <table:table-cell office:value-type="float" office:value="342.3" calcext:value-type="float">
            <text:p>342.3</text:p>
          </table:table-cell>
        </table:table-row>
        <table:table-row table:style-name="ro1">
          <table:table-cell office:value-type="float" office:value="4159692" calcext:value-type="float">
            <text:p>4159692</text:p>
          </table:table-cell>
          <table:table-cell table:formula="of:=[.A262]/1000/(60*60*24)" office:value-type="time" office:time-value="PT01H09M19.692S" calcext:value-type="time">
            <text:p>01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80.52" calcext:value-type="float">
            <text:p>280.52</text:p>
          </table:table-cell>
          <table:table-cell office:value-type="float" office:value="343.6" calcext:value-type="float">
            <text:p>343.6</text:p>
          </table:table-cell>
        </table:table-row>
        <table:table-row table:style-name="ro1">
          <table:table-cell office:value-type="float" office:value="4175692" calcext:value-type="float">
            <text:p>4175692</text:p>
          </table:table-cell>
          <table:table-cell table:formula="of:=[.A263]/1000/(60*60*24)" office:value-type="time" office:time-value="PT01H09M35.692S" calcext:value-type="time">
            <text:p>01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81.59" calcext:value-type="float">
            <text:p>281.59</text:p>
          </table:table-cell>
          <table:table-cell office:value-type="float" office:value="344.91" calcext:value-type="float">
            <text:p>344.91</text:p>
          </table:table-cell>
        </table:table-row>
        <table:table-row table:style-name="ro1">
          <table:table-cell office:value-type="float" office:value="4191692" calcext:value-type="float">
            <text:p>4191692</text:p>
          </table:table-cell>
          <table:table-cell table:formula="of:=[.A264]/1000/(60*60*24)" office:value-type="time" office:time-value="PT01H09M51.692S" calcext:value-type="time">
            <text:p>01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82.66" calcext:value-type="float">
            <text:p>282.66</text:p>
          </table:table-cell>
          <table:table-cell office:value-type="float" office:value="346.21" calcext:value-type="float">
            <text:p>346.21</text:p>
          </table:table-cell>
        </table:table-row>
        <table:table-row table:style-name="ro1">
          <table:table-cell office:value-type="float" office:value="4207692" calcext:value-type="float">
            <text:p>4207692</text:p>
          </table:table-cell>
          <table:table-cell table:formula="of:=[.A265]/1000/(60*60*24)" office:value-type="time" office:time-value="PT01H10M07.692S" calcext:value-type="time">
            <text:p>01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83.74" calcext:value-type="float">
            <text:p>283.74</text:p>
          </table:table-cell>
          <table:table-cell office:value-type="float" office:value="347.51" calcext:value-type="float">
            <text:p>347.51</text:p>
          </table:table-cell>
        </table:table-row>
        <table:table-row table:style-name="ro1">
          <table:table-cell office:value-type="float" office:value="4223692" calcext:value-type="float">
            <text:p>4223692</text:p>
          </table:table-cell>
          <table:table-cell table:formula="of:=[.A266]/1000/(60*60*24)" office:value-type="time" office:time-value="PT01H10M23.692S" calcext:value-type="time">
            <text:p>01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84.81" calcext:value-type="float">
            <text:p>284.81</text:p>
          </table:table-cell>
          <table:table-cell office:value-type="float" office:value="348.82" calcext:value-type="float">
            <text:p>348.82</text:p>
          </table:table-cell>
        </table:table-row>
        <table:table-row table:style-name="ro1">
          <table:table-cell office:value-type="float" office:value="4239692" calcext:value-type="float">
            <text:p>4239692</text:p>
          </table:table-cell>
          <table:table-cell table:formula="of:=[.A267]/1000/(60*60*24)" office:value-type="time" office:time-value="PT01H10M39.692S" calcext:value-type="time">
            <text:p>01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85.88" calcext:value-type="float">
            <text:p>285.88</text:p>
          </table:table-cell>
          <table:table-cell office:value-type="float" office:value="350.12" calcext:value-type="float">
            <text:p>350.12</text:p>
          </table:table-cell>
        </table:table-row>
        <table:table-row table:style-name="ro1">
          <table:table-cell office:value-type="float" office:value="4255692" calcext:value-type="float">
            <text:p>4255692</text:p>
          </table:table-cell>
          <table:table-cell table:formula="of:=[.A268]/1000/(60*60*24)" office:value-type="time" office:time-value="PT01H10M55.692S" calcext:value-type="time">
            <text:p>01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86.95" calcext:value-type="float">
            <text:p>286.95</text:p>
          </table:table-cell>
          <table:table-cell office:value-type="float" office:value="351.42" calcext:value-type="float">
            <text:p>351.42</text:p>
          </table:table-cell>
        </table:table-row>
        <table:table-row table:style-name="ro1">
          <table:table-cell office:value-type="float" office:value="4271692" calcext:value-type="float">
            <text:p>4271692</text:p>
          </table:table-cell>
          <table:table-cell table:formula="of:=[.A269]/1000/(60*60*24)" office:value-type="time" office:time-value="PT01H11M11.692S" calcext:value-type="time">
            <text:p>01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288.02" calcext:value-type="float">
            <text:p>288.02</text:p>
          </table:table-cell>
          <table:table-cell office:value-type="float" office:value="352.73" calcext:value-type="float">
            <text:p>352.73</text:p>
          </table:table-cell>
        </table:table-row>
        <table:table-row table:style-name="ro1">
          <table:table-cell office:value-type="float" office:value="4287692" calcext:value-type="float">
            <text:p>4287692</text:p>
          </table:table-cell>
          <table:table-cell table:formula="of:=[.A270]/1000/(60*60*24)" office:value-type="time" office:time-value="PT01H11M27.692S" calcext:value-type="time">
            <text:p>01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89.1" calcext:value-type="float">
            <text:p>289.1</text:p>
          </table:table-cell>
          <table:table-cell office:value-type="float" office:value="354.03" calcext:value-type="float">
            <text:p>354.03</text:p>
          </table:table-cell>
        </table:table-row>
        <table:table-row table:style-name="ro1">
          <table:table-cell office:value-type="float" office:value="4303692" calcext:value-type="float">
            <text:p>4303692</text:p>
          </table:table-cell>
          <table:table-cell table:formula="of:=[.A271]/1000/(60*60*24)" office:value-type="time" office:time-value="PT01H11M43.692S" calcext:value-type="time">
            <text:p>01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90.17" calcext:value-type="float">
            <text:p>290.17</text:p>
          </table:table-cell>
          <table:table-cell office:value-type="float" office:value="355.34" calcext:value-type="float">
            <text:p>355.34</text:p>
          </table:table-cell>
        </table:table-row>
        <table:table-row table:style-name="ro1">
          <table:table-cell office:value-type="float" office:value="4319691" calcext:value-type="float">
            <text:p>4319691</text:p>
          </table:table-cell>
          <table:table-cell table:formula="of:=[.A272]/1000/(60*60*24)" office:value-type="time" office:time-value="PT01H11M59.691S" calcext:value-type="time">
            <text:p>01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91.24" calcext:value-type="float">
            <text:p>291.24</text:p>
          </table:table-cell>
          <table:table-cell office:value-type="float" office:value="356.64" calcext:value-type="float">
            <text:p>356.64</text:p>
          </table:table-cell>
        </table:table-row>
        <table:table-row table:style-name="ro1">
          <table:table-cell office:value-type="float" office:value="4335692" calcext:value-type="float">
            <text:p>4335692</text:p>
          </table:table-cell>
          <table:table-cell table:formula="of:=[.A273]/1000/(60*60*24)" office:value-type="time" office:time-value="PT01H12M15.692S" calcext:value-type="time">
            <text:p>01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92.31" calcext:value-type="float">
            <text:p>292.31</text:p>
          </table:table-cell>
          <table:table-cell office:value-type="float" office:value="357.94" calcext:value-type="float">
            <text:p>357.94</text:p>
          </table:table-cell>
        </table:table-row>
        <table:table-row table:style-name="ro1">
          <table:table-cell office:value-type="float" office:value="4351692" calcext:value-type="float">
            <text:p>4351692</text:p>
          </table:table-cell>
          <table:table-cell table:formula="of:=[.A274]/1000/(60*60*24)" office:value-type="time" office:time-value="PT01H12M31.692S" calcext:value-type="time">
            <text:p>01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293.38" calcext:value-type="float">
            <text:p>293.38</text:p>
          </table:table-cell>
          <table:table-cell office:value-type="float" office:value="359.25" calcext:value-type="float">
            <text:p>359.25</text:p>
          </table:table-cell>
        </table:table-row>
        <table:table-row table:style-name="ro1">
          <table:table-cell office:value-type="float" office:value="4367692" calcext:value-type="float">
            <text:p>4367692</text:p>
          </table:table-cell>
          <table:table-cell table:formula="of:=[.A275]/1000/(60*60*24)" office:value-type="time" office:time-value="PT01H12M47.692S" calcext:value-type="time">
            <text:p>01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94.46" calcext:value-type="float">
            <text:p>294.46</text:p>
          </table:table-cell>
          <table:table-cell office:value-type="float" office:value="360.55" calcext:value-type="float">
            <text:p>360.55</text:p>
          </table:table-cell>
        </table:table-row>
        <table:table-row table:style-name="ro1">
          <table:table-cell office:value-type="float" office:value="4383692" calcext:value-type="float">
            <text:p>4383692</text:p>
          </table:table-cell>
          <table:table-cell table:formula="of:=[.A276]/1000/(60*60*24)" office:value-type="time" office:time-value="PT01H13M03.692S" calcext:value-type="time">
            <text:p>01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295.53" calcext:value-type="float">
            <text:p>295.53</text:p>
          </table:table-cell>
          <table:table-cell office:value-type="float" office:value="361.85" calcext:value-type="float">
            <text:p>361.85</text:p>
          </table:table-cell>
        </table:table-row>
        <table:table-row table:style-name="ro1">
          <table:table-cell office:value-type="float" office:value="4399692" calcext:value-type="float">
            <text:p>4399692</text:p>
          </table:table-cell>
          <table:table-cell table:formula="of:=[.A277]/1000/(60*60*24)" office:value-type="time" office:time-value="PT01H13M19.692S" calcext:value-type="time">
            <text:p>01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96.6" calcext:value-type="float">
            <text:p>296.6</text:p>
          </table:table-cell>
          <table:table-cell office:value-type="float" office:value="363.16" calcext:value-type="float">
            <text:p>363.16</text:p>
          </table:table-cell>
        </table:table-row>
        <table:table-row table:style-name="ro1">
          <table:table-cell office:value-type="float" office:value="4415692" calcext:value-type="float">
            <text:p>4415692</text:p>
          </table:table-cell>
          <table:table-cell table:formula="of:=[.A278]/1000/(60*60*24)" office:value-type="time" office:time-value="PT01H13M35.692S" calcext:value-type="time">
            <text:p>01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97.67" calcext:value-type="float">
            <text:p>297.67</text:p>
          </table:table-cell>
          <table:table-cell office:value-type="float" office:value="364.46" calcext:value-type="float">
            <text:p>364.46</text:p>
          </table:table-cell>
        </table:table-row>
        <table:table-row table:style-name="ro1">
          <table:table-cell office:value-type="float" office:value="4431692" calcext:value-type="float">
            <text:p>4431692</text:p>
          </table:table-cell>
          <table:table-cell table:formula="of:=[.A279]/1000/(60*60*24)" office:value-type="time" office:time-value="PT01H13M51.692S" calcext:value-type="time">
            <text:p>01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98.74" calcext:value-type="float">
            <text:p>298.74</text:p>
          </table:table-cell>
          <table:table-cell office:value-type="float" office:value="365.76" calcext:value-type="float">
            <text:p>365.76</text:p>
          </table:table-cell>
        </table:table-row>
        <table:table-row table:style-name="ro1">
          <table:table-cell office:value-type="float" office:value="4447692" calcext:value-type="float">
            <text:p>4447692</text:p>
          </table:table-cell>
          <table:table-cell table:formula="of:=[.A280]/1000/(60*60*24)" office:value-type="time" office:time-value="PT01H14M07.692S" calcext:value-type="time">
            <text:p>01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99.82" calcext:value-type="float">
            <text:p>299.82</text:p>
          </table:table-cell>
          <table:table-cell office:value-type="float" office:value="367.07" calcext:value-type="float">
            <text:p>367.07</text:p>
          </table:table-cell>
        </table:table-row>
        <table:table-row table:style-name="ro1">
          <table:table-cell office:value-type="float" office:value="4463692" calcext:value-type="float">
            <text:p>4463692</text:p>
          </table:table-cell>
          <table:table-cell table:formula="of:=[.A281]/1000/(60*60*24)" office:value-type="time" office:time-value="PT01H14M23.692S" calcext:value-type="time">
            <text:p>01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00.89" calcext:value-type="float">
            <text:p>300.89</text:p>
          </table:table-cell>
          <table:table-cell office:value-type="float" office:value="368.37" calcext:value-type="float">
            <text:p>368.37</text:p>
          </table:table-cell>
        </table:table-row>
        <table:table-row table:style-name="ro1">
          <table:table-cell office:value-type="float" office:value="4479692" calcext:value-type="float">
            <text:p>4479692</text:p>
          </table:table-cell>
          <table:table-cell table:formula="of:=[.A282]/1000/(60*60*24)" office:value-type="time" office:time-value="PT01H14M39.692S" calcext:value-type="time">
            <text:p>01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01.96" calcext:value-type="float">
            <text:p>301.96</text:p>
          </table:table-cell>
          <table:table-cell office:value-type="float" office:value="369.67" calcext:value-type="float">
            <text:p>369.67</text:p>
          </table:table-cell>
        </table:table-row>
        <table:table-row table:style-name="ro1">
          <table:table-cell office:value-type="float" office:value="4495692" calcext:value-type="float">
            <text:p>4495692</text:p>
          </table:table-cell>
          <table:table-cell table:formula="of:=[.A283]/1000/(60*60*24)" office:value-type="time" office:time-value="PT01H14M55.692S" calcext:value-type="time">
            <text:p>01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03.03" calcext:value-type="float">
            <text:p>303.03</text:p>
          </table:table-cell>
          <table:table-cell office:value-type="float" office:value="370.98" calcext:value-type="float">
            <text:p>370.98</text:p>
          </table:table-cell>
        </table:table-row>
        <table:table-row table:style-name="ro1">
          <table:table-cell office:value-type="float" office:value="4511692" calcext:value-type="float">
            <text:p>4511692</text:p>
          </table:table-cell>
          <table:table-cell table:formula="of:=[.A284]/1000/(60*60*24)" office:value-type="time" office:time-value="PT01H15M11.692S" calcext:value-type="time">
            <text:p>01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04.1" calcext:value-type="float">
            <text:p>304.1</text:p>
          </table:table-cell>
          <table:table-cell office:value-type="float" office:value="372.28" calcext:value-type="float">
            <text:p>372.28</text:p>
          </table:table-cell>
        </table:table-row>
        <table:table-row table:style-name="ro1">
          <table:table-cell office:value-type="float" office:value="4527692" calcext:value-type="float">
            <text:p>4527692</text:p>
          </table:table-cell>
          <table:table-cell table:formula="of:=[.A285]/1000/(60*60*24)" office:value-type="time" office:time-value="PT01H15M27.692S" calcext:value-type="time">
            <text:p>01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05.17" calcext:value-type="float">
            <text:p>305.17</text:p>
          </table:table-cell>
          <table:table-cell office:value-type="float" office:value="373.59" calcext:value-type="float">
            <text:p>373.59</text:p>
          </table:table-cell>
        </table:table-row>
        <table:table-row table:style-name="ro1">
          <table:table-cell office:value-type="float" office:value="4543692" calcext:value-type="float">
            <text:p>4543692</text:p>
          </table:table-cell>
          <table:table-cell table:formula="of:=[.A286]/1000/(60*60*24)" office:value-type="time" office:time-value="PT01H15M43.692S" calcext:value-type="time">
            <text:p>01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306.25" calcext:value-type="float">
            <text:p>306.25</text:p>
          </table:table-cell>
          <table:table-cell office:value-type="float" office:value="374.89" calcext:value-type="float">
            <text:p>374.89</text:p>
          </table:table-cell>
        </table:table-row>
        <table:table-row table:style-name="ro1">
          <table:table-cell office:value-type="float" office:value="4559692" calcext:value-type="float">
            <text:p>4559692</text:p>
          </table:table-cell>
          <table:table-cell table:formula="of:=[.A287]/1000/(60*60*24)" office:value-type="time" office:time-value="PT01H15M59.692S" calcext:value-type="time">
            <text:p>01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07.32" calcext:value-type="float">
            <text:p>307.32</text:p>
          </table:table-cell>
          <table:table-cell office:value-type="float" office:value="376.19" calcext:value-type="float">
            <text:p>376.19</text:p>
          </table:table-cell>
        </table:table-row>
        <table:table-row table:style-name="ro1">
          <table:table-cell office:value-type="float" office:value="4575692" calcext:value-type="float">
            <text:p>4575692</text:p>
          </table:table-cell>
          <table:table-cell table:formula="of:=[.A288]/1000/(60*60*24)" office:value-type="time" office:time-value="PT01H16M15.692S" calcext:value-type="time">
            <text:p>01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08.39" calcext:value-type="float">
            <text:p>308.39</text:p>
          </table:table-cell>
          <table:table-cell office:value-type="float" office:value="377.5" calcext:value-type="float">
            <text:p>377.5</text:p>
          </table:table-cell>
        </table:table-row>
        <table:table-row table:style-name="ro1">
          <table:table-cell office:value-type="float" office:value="4591692" calcext:value-type="float">
            <text:p>4591692</text:p>
          </table:table-cell>
          <table:table-cell table:formula="of:=[.A289]/1000/(60*60*24)" office:value-type="time" office:time-value="PT01H16M31.692S" calcext:value-type="time">
            <text:p>01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09.46" calcext:value-type="float">
            <text:p>309.46</text:p>
          </table:table-cell>
          <table:table-cell office:value-type="float" office:value="378.8" calcext:value-type="float">
            <text:p>378.8</text:p>
          </table:table-cell>
        </table:table-row>
        <table:table-row table:style-name="ro1">
          <table:table-cell office:value-type="float" office:value="4607692" calcext:value-type="float">
            <text:p>4607692</text:p>
          </table:table-cell>
          <table:table-cell table:formula="of:=[.A290]/1000/(60*60*24)" office:value-type="time" office:time-value="PT01H16M47.692S" calcext:value-type="time">
            <text:p>01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310.53" calcext:value-type="float">
            <text:p>310.53</text:p>
          </table:table-cell>
          <table:table-cell office:value-type="float" office:value="380.1" calcext:value-type="float">
            <text:p>380.1</text:p>
          </table:table-cell>
        </table:table-row>
        <table:table-row table:style-name="ro1">
          <table:table-cell office:value-type="float" office:value="4623692" calcext:value-type="float">
            <text:p>4623692</text:p>
          </table:table-cell>
          <table:table-cell table:formula="of:=[.A291]/1000/(60*60*24)" office:value-type="time" office:time-value="PT01H17M03.692S" calcext:value-type="time">
            <text:p>01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311.6" calcext:value-type="float">
            <text:p>311.6</text:p>
          </table:table-cell>
          <table:table-cell office:value-type="float" office:value="381.41" calcext:value-type="float">
            <text:p>381.41</text:p>
          </table:table-cell>
        </table:table-row>
        <table:table-row table:style-name="ro1">
          <table:table-cell office:value-type="float" office:value="4639692" calcext:value-type="float">
            <text:p>4639692</text:p>
          </table:table-cell>
          <table:table-cell table:formula="of:=[.A292]/1000/(60*60*24)" office:value-type="time" office:time-value="PT01H17M19.692S" calcext:value-type="time">
            <text:p>01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12.68" calcext:value-type="float">
            <text:p>312.68</text:p>
          </table:table-cell>
          <table:table-cell office:value-type="float" office:value="382.71" calcext:value-type="float">
            <text:p>382.71</text:p>
          </table:table-cell>
        </table:table-row>
        <table:table-row table:style-name="ro1">
          <table:table-cell office:value-type="float" office:value="4655692" calcext:value-type="float">
            <text:p>4655692</text:p>
          </table:table-cell>
          <table:table-cell table:formula="of:=[.A293]/1000/(60*60*24)" office:value-type="time" office:time-value="PT01H17M35.692S" calcext:value-type="time">
            <text:p>01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4.17" calcext:value-type="float">
            <text:p>294.17</text:p>
          </table:table-cell>
          <table:table-cell office:value-type="float" office:value="313.75" calcext:value-type="float">
            <text:p>313.75</text:p>
          </table:table-cell>
          <table:table-cell office:value-type="float" office:value="384.01" calcext:value-type="float">
            <text:p>384.01</text:p>
          </table:table-cell>
        </table:table-row>
        <table:table-row table:style-name="ro1">
          <table:table-cell office:value-type="float" office:value="4671692" calcext:value-type="float">
            <text:p>4671692</text:p>
          </table:table-cell>
          <table:table-cell table:formula="of:=[.A294]/1000/(60*60*24)" office:value-type="time" office:time-value="PT01H17M51.692S" calcext:value-type="time">
            <text:p>01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14.82" calcext:value-type="float">
            <text:p>314.82</text:p>
          </table:table-cell>
          <table:table-cell office:value-type="float" office:value="385.32" calcext:value-type="float">
            <text:p>385.32</text:p>
          </table:table-cell>
        </table:table-row>
        <table:table-row table:style-name="ro1">
          <table:table-cell office:value-type="float" office:value="4687692" calcext:value-type="float">
            <text:p>4687692</text:p>
          </table:table-cell>
          <table:table-cell table:formula="of:=[.A295]/1000/(60*60*24)" office:value-type="time" office:time-value="PT01H18M07.692S" calcext:value-type="time">
            <text:p>01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15.89" calcext:value-type="float">
            <text:p>315.89</text:p>
          </table:table-cell>
          <table:table-cell office:value-type="float" office:value="386.62" calcext:value-type="float">
            <text:p>386.62</text:p>
          </table:table-cell>
        </table:table-row>
        <table:table-row table:style-name="ro1">
          <table:table-cell office:value-type="float" office:value="4703692" calcext:value-type="float">
            <text:p>4703692</text:p>
          </table:table-cell>
          <table:table-cell table:formula="of:=[.A296]/1000/(60*60*24)" office:value-type="time" office:time-value="PT01H18M23.692S" calcext:value-type="time">
            <text:p>01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316.96" calcext:value-type="float">
            <text:p>316.96</text:p>
          </table:table-cell>
          <table:table-cell office:value-type="float" office:value="387.92" calcext:value-type="float">
            <text:p>387.92</text:p>
          </table:table-cell>
        </table:table-row>
        <table:table-row table:style-name="ro1">
          <table:table-cell office:value-type="float" office:value="4719692" calcext:value-type="float">
            <text:p>4719692</text:p>
          </table:table-cell>
          <table:table-cell table:formula="of:=[.A297]/1000/(60*60*24)" office:value-type="time" office:time-value="PT01H18M39.692S" calcext:value-type="time">
            <text:p>01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18.04" calcext:value-type="float">
            <text:p>318.04</text:p>
          </table:table-cell>
          <table:table-cell office:value-type="float" office:value="389.23" calcext:value-type="float">
            <text:p>389.23</text:p>
          </table:table-cell>
        </table:table-row>
        <table:table-row table:style-name="ro1">
          <table:table-cell office:value-type="float" office:value="4735692" calcext:value-type="float">
            <text:p>4735692</text:p>
          </table:table-cell>
          <table:table-cell table:formula="of:=[.A298]/1000/(60*60*24)" office:value-type="time" office:time-value="PT01H18M55.692S" calcext:value-type="time">
            <text:p>01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19.11" calcext:value-type="float">
            <text:p>319.11</text:p>
          </table:table-cell>
          <table:table-cell office:value-type="float" office:value="390.53" calcext:value-type="float">
            <text:p>390.53</text:p>
          </table:table-cell>
        </table:table-row>
        <table:table-row table:style-name="ro1">
          <table:table-cell office:value-type="float" office:value="4751692" calcext:value-type="float">
            <text:p>4751692</text:p>
          </table:table-cell>
          <table:table-cell table:formula="of:=[.A299]/1000/(60*60*24)" office:value-type="time" office:time-value="PT01H19M11.692S" calcext:value-type="time">
            <text:p>01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20.18" calcext:value-type="float">
            <text:p>320.18</text:p>
          </table:table-cell>
          <table:table-cell office:value-type="float" office:value="391.83" calcext:value-type="float">
            <text:p>391.83</text:p>
          </table:table-cell>
        </table:table-row>
        <table:table-row table:style-name="ro1">
          <table:table-cell office:value-type="float" office:value="4767692" calcext:value-type="float">
            <text:p>4767692</text:p>
          </table:table-cell>
          <table:table-cell table:formula="of:=[.A300]/1000/(60*60*24)" office:value-type="time" office:time-value="PT01H19M27.692S" calcext:value-type="time">
            <text:p>01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21.25" calcext:value-type="float">
            <text:p>321.25</text:p>
          </table:table-cell>
          <table:table-cell office:value-type="float" office:value="393.14" calcext:value-type="float">
            <text:p>393.14</text:p>
          </table:table-cell>
        </table:table-row>
        <table:table-row table:style-name="ro1">
          <table:table-cell office:value-type="float" office:value="4783692" calcext:value-type="float">
            <text:p>4783692</text:p>
          </table:table-cell>
          <table:table-cell table:formula="of:=[.A301]/1000/(60*60*24)" office:value-type="time" office:time-value="PT01H19M43.692S" calcext:value-type="time">
            <text:p>01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22.32" calcext:value-type="float">
            <text:p>322.32</text:p>
          </table:table-cell>
          <table:table-cell office:value-type="float" office:value="394.44" calcext:value-type="float">
            <text:p>394.44</text:p>
          </table:table-cell>
        </table:table-row>
        <table:table-row table:style-name="ro1">
          <table:table-cell office:value-type="float" office:value="4799692" calcext:value-type="float">
            <text:p>4799692</text:p>
          </table:table-cell>
          <table:table-cell table:formula="of:=[.A302]/1000/(60*60*24)" office:value-type="time" office:time-value="PT01H19M59.692S" calcext:value-type="time">
            <text:p>01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23.39" calcext:value-type="float">
            <text:p>323.39</text:p>
          </table:table-cell>
          <table:table-cell office:value-type="float" office:value="395.74" calcext:value-type="float">
            <text:p>395.74</text:p>
          </table:table-cell>
        </table:table-row>
        <table:table-row table:style-name="ro1">
          <table:table-cell office:value-type="float" office:value="4815691" calcext:value-type="float">
            <text:p>4815691</text:p>
          </table:table-cell>
          <table:table-cell table:formula="of:=[.A303]/1000/(60*60*24)" office:value-type="time" office:time-value="PT01H20M15.691S" calcext:value-type="time">
            <text:p>01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24.47" calcext:value-type="float">
            <text:p>324.47</text:p>
          </table:table-cell>
          <table:table-cell office:value-type="float" office:value="397.05" calcext:value-type="float">
            <text:p>397.05</text:p>
          </table:table-cell>
        </table:table-row>
        <table:table-row table:style-name="ro1">
          <table:table-cell office:value-type="float" office:value="4831692" calcext:value-type="float">
            <text:p>4831692</text:p>
          </table:table-cell>
          <table:table-cell table:formula="of:=[.A304]/1000/(60*60*24)" office:value-type="time" office:time-value="PT01H20M31.692S" calcext:value-type="time">
            <text:p>01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25.54" calcext:value-type="float">
            <text:p>325.54</text:p>
          </table:table-cell>
          <table:table-cell office:value-type="float" office:value="398.35" calcext:value-type="float">
            <text:p>398.35</text:p>
          </table:table-cell>
        </table:table-row>
        <table:table-row table:style-name="ro1">
          <table:table-cell office:value-type="float" office:value="4847692" calcext:value-type="float">
            <text:p>4847692</text:p>
          </table:table-cell>
          <table:table-cell table:formula="of:=[.A305]/1000/(60*60*24)" office:value-type="time" office:time-value="PT01H20M47.692S" calcext:value-type="time">
            <text:p>01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26.61" calcext:value-type="float">
            <text:p>326.61</text:p>
          </table:table-cell>
          <table:table-cell office:value-type="float" office:value="399.65" calcext:value-type="float">
            <text:p>399.65</text:p>
          </table:table-cell>
        </table:table-row>
        <table:table-row table:style-name="ro1">
          <table:table-cell office:value-type="float" office:value="4863692" calcext:value-type="float">
            <text:p>4863692</text:p>
          </table:table-cell>
          <table:table-cell table:formula="of:=[.A306]/1000/(60*60*24)" office:value-type="time" office:time-value="PT01H21M03.692S" calcext:value-type="time">
            <text:p>01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27.68" calcext:value-type="float">
            <text:p>327.68</text:p>
          </table:table-cell>
          <table:table-cell office:value-type="float" office:value="400.96" calcext:value-type="float">
            <text:p>400.96</text:p>
          </table:table-cell>
        </table:table-row>
        <table:table-row table:style-name="ro1">
          <table:table-cell office:value-type="float" office:value="4879692" calcext:value-type="float">
            <text:p>4879692</text:p>
          </table:table-cell>
          <table:table-cell table:formula="of:=[.A307]/1000/(60*60*24)" office:value-type="time" office:time-value="PT01H21M19.692S" calcext:value-type="time">
            <text:p>01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28.75" calcext:value-type="float">
            <text:p>328.75</text:p>
          </table:table-cell>
          <table:table-cell office:value-type="float" office:value="402.26" calcext:value-type="float">
            <text:p>402.26</text:p>
          </table:table-cell>
        </table:table-row>
        <table:table-row table:style-name="ro1">
          <table:table-cell office:value-type="float" office:value="4895692" calcext:value-type="float">
            <text:p>4895692</text:p>
          </table:table-cell>
          <table:table-cell table:formula="of:=[.A308]/1000/(60*60*24)" office:value-type="time" office:time-value="PT01H21M35.692S" calcext:value-type="time">
            <text:p>01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29.82" calcext:value-type="float">
            <text:p>329.82</text:p>
          </table:table-cell>
          <table:table-cell office:value-type="float" office:value="403.56" calcext:value-type="float">
            <text:p>403.56</text:p>
          </table:table-cell>
        </table:table-row>
        <table:table-row table:style-name="ro1">
          <table:table-cell office:value-type="float" office:value="4911692" calcext:value-type="float">
            <text:p>4911692</text:p>
          </table:table-cell>
          <table:table-cell table:formula="of:=[.A309]/1000/(60*60*24)" office:value-type="time" office:time-value="PT01H21M51.692S" calcext:value-type="time">
            <text:p>01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30.9" calcext:value-type="float">
            <text:p>330.9</text:p>
          </table:table-cell>
          <table:table-cell office:value-type="float" office:value="404.87" calcext:value-type="float">
            <text:p>404.87</text:p>
          </table:table-cell>
        </table:table-row>
        <table:table-row table:style-name="ro1">
          <table:table-cell office:value-type="float" office:value="4927691" calcext:value-type="float">
            <text:p>4927691</text:p>
          </table:table-cell>
          <table:table-cell table:formula="of:=[.A310]/1000/(60*60*24)" office:value-type="time" office:time-value="PT01H22M07.691S" calcext:value-type="time">
            <text:p>01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31.97" calcext:value-type="float">
            <text:p>331.97</text:p>
          </table:table-cell>
          <table:table-cell office:value-type="float" office:value="406.17" calcext:value-type="float">
            <text:p>406.17</text:p>
          </table:table-cell>
        </table:table-row>
        <table:table-row table:style-name="ro1">
          <table:table-cell office:value-type="float" office:value="4943692" calcext:value-type="float">
            <text:p>4943692</text:p>
          </table:table-cell>
          <table:table-cell table:formula="of:=[.A311]/1000/(60*60*24)" office:value-type="time" office:time-value="PT01H22M23.692S" calcext:value-type="time">
            <text:p>01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33.04" calcext:value-type="float">
            <text:p>333.04</text:p>
          </table:table-cell>
          <table:table-cell office:value-type="float" office:value="407.47" calcext:value-type="float">
            <text:p>407.47</text:p>
          </table:table-cell>
        </table:table-row>
        <table:table-row table:style-name="ro1">
          <table:table-cell office:value-type="float" office:value="4959692" calcext:value-type="float">
            <text:p>4959692</text:p>
          </table:table-cell>
          <table:table-cell table:formula="of:=[.A312]/1000/(60*60*24)" office:value-type="time" office:time-value="PT01H22M39.692S" calcext:value-type="time">
            <text:p>01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34.11" calcext:value-type="float">
            <text:p>334.11</text:p>
          </table:table-cell>
          <table:table-cell office:value-type="float" office:value="408.78" calcext:value-type="float">
            <text:p>408.78</text:p>
          </table:table-cell>
        </table:table-row>
        <table:table-row table:style-name="ro1">
          <table:table-cell office:value-type="float" office:value="4975692" calcext:value-type="float">
            <text:p>4975692</text:p>
          </table:table-cell>
          <table:table-cell table:formula="of:=[.A313]/1000/(60*60*24)" office:value-type="time" office:time-value="PT01H22M55.692S" calcext:value-type="time">
            <text:p>01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35.18" calcext:value-type="float">
            <text:p>335.18</text:p>
          </table:table-cell>
          <table:table-cell office:value-type="float" office:value="410.08" calcext:value-type="float">
            <text:p>410.08</text:p>
          </table:table-cell>
        </table:table-row>
        <table:table-row table:style-name="ro1">
          <table:table-cell office:value-type="float" office:value="4991692" calcext:value-type="float">
            <text:p>4991692</text:p>
          </table:table-cell>
          <table:table-cell table:formula="of:=[.A314]/1000/(60*60*24)" office:value-type="time" office:time-value="PT01H23M11.692S" calcext:value-type="time">
            <text:p>01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36.25" calcext:value-type="float">
            <text:p>336.25</text:p>
          </table:table-cell>
          <table:table-cell office:value-type="float" office:value="411.38" calcext:value-type="float">
            <text:p>411.38</text:p>
          </table:table-cell>
        </table:table-row>
        <table:table-row table:style-name="ro1">
          <table:table-cell office:value-type="float" office:value="5007691" calcext:value-type="float">
            <text:p>5007691</text:p>
          </table:table-cell>
          <table:table-cell table:formula="of:=[.A315]/1000/(60*60*24)" office:value-type="time" office:time-value="PT01H23M27.691S" calcext:value-type="time">
            <text:p>01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37.33" calcext:value-type="float">
            <text:p>337.33</text:p>
          </table:table-cell>
          <table:table-cell office:value-type="float" office:value="412.69" calcext:value-type="float">
            <text:p>412.69</text:p>
          </table:table-cell>
        </table:table-row>
        <table:table-row table:style-name="ro1">
          <table:table-cell office:value-type="float" office:value="5022692" calcext:value-type="float">
            <text:p>5022692</text:p>
          </table:table-cell>
          <table:table-cell table:formula="of:=[.A316]/1000/(60*60*24)" office:value-type="time" office:time-value="PT01H23M42.692S" calcext:value-type="time">
            <text:p>01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38.33" calcext:value-type="float">
            <text:p>338.33</text:p>
          </table:table-cell>
          <table:table-cell office:value-type="float" office:value="413.91" calcext:value-type="float">
            <text:p>413.91</text:p>
          </table:table-cell>
        </table:table-row>
        <table:table-row table:style-name="ro1">
          <table:table-cell office:value-type="float" office:value="5038692" calcext:value-type="float">
            <text:p>5038692</text:p>
          </table:table-cell>
          <table:table-cell table:formula="of:=[.A317]/1000/(60*60*24)" office:value-type="time" office:time-value="PT01H23M58.692S" calcext:value-type="time">
            <text:p>01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39.4" calcext:value-type="float">
            <text:p>339.4</text:p>
          </table:table-cell>
          <table:table-cell office:value-type="float" office:value="415.21" calcext:value-type="float">
            <text:p>415.21</text:p>
          </table:table-cell>
        </table:table-row>
        <table:table-row table:style-name="ro1">
          <table:table-cell office:value-type="float" office:value="5054692" calcext:value-type="float">
            <text:p>5054692</text:p>
          </table:table-cell>
          <table:table-cell table:formula="of:=[.A318]/1000/(60*60*24)" office:value-type="time" office:time-value="PT01H24M14.692S" calcext:value-type="time">
            <text:p>01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40.47" calcext:value-type="float">
            <text:p>340.47</text:p>
          </table:table-cell>
          <table:table-cell office:value-type="float" office:value="416.51" calcext:value-type="float">
            <text:p>416.51</text:p>
          </table:table-cell>
        </table:table-row>
        <table:table-row table:style-name="ro1">
          <table:table-cell office:value-type="float" office:value="5070692" calcext:value-type="float">
            <text:p>5070692</text:p>
          </table:table-cell>
          <table:table-cell table:formula="of:=[.A319]/1000/(60*60*24)" office:value-type="time" office:time-value="PT01H24M30.692S" calcext:value-type="time">
            <text:p>01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41.55" calcext:value-type="float">
            <text:p>341.55</text:p>
          </table:table-cell>
          <table:table-cell office:value-type="float" office:value="417.82" calcext:value-type="float">
            <text:p>417.82</text:p>
          </table:table-cell>
        </table:table-row>
        <table:table-row table:style-name="ro1">
          <table:table-cell office:value-type="float" office:value="5086692" calcext:value-type="float">
            <text:p>5086692</text:p>
          </table:table-cell>
          <table:table-cell table:formula="of:=[.A320]/1000/(60*60*24)" office:value-type="time" office:time-value="PT01H24M46.692S" calcext:value-type="time">
            <text:p>01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42.62" calcext:value-type="float">
            <text:p>342.62</text:p>
          </table:table-cell>
          <table:table-cell office:value-type="float" office:value="419.12" calcext:value-type="float">
            <text:p>419.12</text:p>
          </table:table-cell>
        </table:table-row>
        <table:table-row table:style-name="ro1">
          <table:table-cell office:value-type="float" office:value="5102692" calcext:value-type="float">
            <text:p>5102692</text:p>
          </table:table-cell>
          <table:table-cell table:formula="of:=[.A321]/1000/(60*60*24)" office:value-type="time" office:time-value="PT01H25M02.692S" calcext:value-type="time">
            <text:p>01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43.69" calcext:value-type="float">
            <text:p>343.69</text:p>
          </table:table-cell>
          <table:table-cell office:value-type="float" office:value="420.42" calcext:value-type="float">
            <text:p>420.42</text:p>
          </table:table-cell>
        </table:table-row>
        <table:table-row table:style-name="ro1">
          <table:table-cell office:value-type="float" office:value="5118692" calcext:value-type="float">
            <text:p>5118692</text:p>
          </table:table-cell>
          <table:table-cell table:formula="of:=[.A322]/1000/(60*60*24)" office:value-type="time" office:time-value="PT01H25M18.692S" calcext:value-type="time">
            <text:p>01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44.76" calcext:value-type="float">
            <text:p>344.76</text:p>
          </table:table-cell>
          <table:table-cell office:value-type="float" office:value="421.73" calcext:value-type="float">
            <text:p>421.73</text:p>
          </table:table-cell>
        </table:table-row>
        <table:table-row table:style-name="ro1">
          <table:table-cell office:value-type="float" office:value="5134692" calcext:value-type="float">
            <text:p>5134692</text:p>
          </table:table-cell>
          <table:table-cell table:formula="of:=[.A323]/1000/(60*60*24)" office:value-type="time" office:time-value="PT01H25M34.692S" calcext:value-type="time">
            <text:p>01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45.83" calcext:value-type="float">
            <text:p>345.83</text:p>
          </table:table-cell>
          <table:table-cell office:value-type="float" office:value="423.03" calcext:value-type="float">
            <text:p>423.03</text:p>
          </table:table-cell>
        </table:table-row>
        <table:table-row table:style-name="ro1">
          <table:table-cell office:value-type="float" office:value="5150692" calcext:value-type="float">
            <text:p>5150692</text:p>
          </table:table-cell>
          <table:table-cell table:formula="of:=[.A324]/1000/(60*60*24)" office:value-type="time" office:time-value="PT01H25M50.692S" calcext:value-type="time">
            <text:p>01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46.9" calcext:value-type="float">
            <text:p>346.9</text:p>
          </table:table-cell>
          <table:table-cell office:value-type="float" office:value="424.33" calcext:value-type="float">
            <text:p>424.33</text:p>
          </table:table-cell>
        </table:table-row>
        <table:table-row table:style-name="ro1">
          <table:table-cell office:value-type="float" office:value="5166691" calcext:value-type="float">
            <text:p>5166691</text:p>
          </table:table-cell>
          <table:table-cell table:formula="of:=[.A325]/1000/(60*60*24)" office:value-type="time" office:time-value="PT01H26M06.691S" calcext:value-type="time">
            <text:p>01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47.97" calcext:value-type="float">
            <text:p>347.97</text:p>
          </table:table-cell>
          <table:table-cell office:value-type="float" office:value="425.63" calcext:value-type="float">
            <text:p>425.63</text:p>
          </table:table-cell>
        </table:table-row>
        <table:table-row table:style-name="ro1">
          <table:table-cell office:value-type="float" office:value="5182692" calcext:value-type="float">
            <text:p>5182692</text:p>
          </table:table-cell>
          <table:table-cell table:formula="of:=[.A326]/1000/(60*60*24)" office:value-type="time" office:time-value="PT01H26M22.692S" calcext:value-type="time">
            <text:p>01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49.05" calcext:value-type="float">
            <text:p>349.05</text:p>
          </table:table-cell>
          <table:table-cell office:value-type="float" office:value="426.94" calcext:value-type="float">
            <text:p>426.94</text:p>
          </table:table-cell>
        </table:table-row>
        <table:table-row table:style-name="ro1">
          <table:table-cell office:value-type="float" office:value="5198692" calcext:value-type="float">
            <text:p>5198692</text:p>
          </table:table-cell>
          <table:table-cell table:formula="of:=[.A327]/1000/(60*60*24)" office:value-type="time" office:time-value="PT01H26M38.692S" calcext:value-type="time">
            <text:p>01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50.12" calcext:value-type="float">
            <text:p>350.12</text:p>
          </table:table-cell>
          <table:table-cell office:value-type="float" office:value="428.24" calcext:value-type="float">
            <text:p>428.24</text:p>
          </table:table-cell>
        </table:table-row>
        <table:table-row table:style-name="ro1">
          <table:table-cell office:value-type="float" office:value="5214692" calcext:value-type="float">
            <text:p>5214692</text:p>
          </table:table-cell>
          <table:table-cell table:formula="of:=[.A328]/1000/(60*60*24)" office:value-type="time" office:time-value="PT01H26M54.692S" calcext:value-type="time">
            <text:p>01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51.19" calcext:value-type="float">
            <text:p>351.19</text:p>
          </table:table-cell>
          <table:table-cell office:value-type="float" office:value="429.54" calcext:value-type="float">
            <text:p>429.54</text:p>
          </table:table-cell>
        </table:table-row>
        <table:table-row table:style-name="ro1">
          <table:table-cell office:value-type="float" office:value="5230692" calcext:value-type="float">
            <text:p>5230692</text:p>
          </table:table-cell>
          <table:table-cell table:formula="of:=[.A329]/1000/(60*60*24)" office:value-type="time" office:time-value="PT01H27M10.692S" calcext:value-type="time">
            <text:p>01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52.26" calcext:value-type="float">
            <text:p>352.26</text:p>
          </table:table-cell>
          <table:table-cell office:value-type="float" office:value="430.85" calcext:value-type="float">
            <text:p>430.85</text:p>
          </table:table-cell>
        </table:table-row>
        <table:table-row table:style-name="ro1">
          <table:table-cell office:value-type="float" office:value="5246691" calcext:value-type="float">
            <text:p>5246691</text:p>
          </table:table-cell>
          <table:table-cell table:formula="of:=[.A330]/1000/(60*60*24)" office:value-type="time" office:time-value="PT01H27M26.691S" calcext:value-type="time">
            <text:p>01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53.33" calcext:value-type="float">
            <text:p>353.33</text:p>
          </table:table-cell>
          <table:table-cell office:value-type="float" office:value="432.15" calcext:value-type="float">
            <text:p>432.15</text:p>
          </table:table-cell>
        </table:table-row>
        <table:table-row table:style-name="ro1">
          <table:table-cell office:value-type="float" office:value="5262692" calcext:value-type="float">
            <text:p>5262692</text:p>
          </table:table-cell>
          <table:table-cell table:formula="of:=[.A331]/1000/(60*60*24)" office:value-type="time" office:time-value="PT01H27M42.692S" calcext:value-type="time">
            <text:p>01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54.4" calcext:value-type="float">
            <text:p>354.4</text:p>
          </table:table-cell>
          <table:table-cell office:value-type="float" office:value="433.45" calcext:value-type="float">
            <text:p>433.45</text:p>
          </table:table-cell>
        </table:table-row>
        <table:table-row table:style-name="ro1">
          <table:table-cell office:value-type="float" office:value="5278692" calcext:value-type="float">
            <text:p>5278692</text:p>
          </table:table-cell>
          <table:table-cell table:formula="of:=[.A332]/1000/(60*60*24)" office:value-type="time" office:time-value="PT01H27M58.692S" calcext:value-type="time">
            <text:p>01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55.47" calcext:value-type="float">
            <text:p>355.47</text:p>
          </table:table-cell>
          <table:table-cell office:value-type="float" office:value="434.75" calcext:value-type="float">
            <text:p>434.75</text:p>
          </table:table-cell>
        </table:table-row>
        <table:table-row table:style-name="ro1">
          <table:table-cell office:value-type="float" office:value="5294692" calcext:value-type="float">
            <text:p>5294692</text:p>
          </table:table-cell>
          <table:table-cell table:formula="of:=[.A333]/1000/(60*60*24)" office:value-type="time" office:time-value="PT01H28M14.692S" calcext:value-type="time">
            <text:p>01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56.55" calcext:value-type="float">
            <text:p>356.55</text:p>
          </table:table-cell>
          <table:table-cell office:value-type="float" office:value="436.06" calcext:value-type="float">
            <text:p>436.06</text:p>
          </table:table-cell>
        </table:table-row>
        <table:table-row table:style-name="ro1">
          <table:table-cell office:value-type="float" office:value="5310692" calcext:value-type="float">
            <text:p>5310692</text:p>
          </table:table-cell>
          <table:table-cell table:formula="of:=[.A334]/1000/(60*60*24)" office:value-type="time" office:time-value="PT01H28M30.692S" calcext:value-type="time">
            <text:p>01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57.62" calcext:value-type="float">
            <text:p>357.62</text:p>
          </table:table-cell>
          <table:table-cell office:value-type="float" office:value="437.36" calcext:value-type="float">
            <text:p>437.36</text:p>
          </table:table-cell>
        </table:table-row>
        <table:table-row table:style-name="ro1">
          <table:table-cell office:value-type="float" office:value="5326692" calcext:value-type="float">
            <text:p>5326692</text:p>
          </table:table-cell>
          <table:table-cell table:formula="of:=[.A335]/1000/(60*60*24)" office:value-type="time" office:time-value="PT01H28M46.692S" calcext:value-type="time">
            <text:p>01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58.69" calcext:value-type="float">
            <text:p>358.69</text:p>
          </table:table-cell>
          <table:table-cell office:value-type="float" office:value="438.66" calcext:value-type="float">
            <text:p>438.66</text:p>
          </table:table-cell>
        </table:table-row>
        <table:table-row table:style-name="ro1">
          <table:table-cell office:value-type="float" office:value="5342692" calcext:value-type="float">
            <text:p>5342692</text:p>
          </table:table-cell>
          <table:table-cell table:formula="of:=[.A336]/1000/(60*60*24)" office:value-type="time" office:time-value="PT01H29M02.692S" calcext:value-type="time">
            <text:p>01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59.76" calcext:value-type="float">
            <text:p>359.76</text:p>
          </table:table-cell>
          <table:table-cell office:value-type="float" office:value="439.97" calcext:value-type="float">
            <text:p>439.97</text:p>
          </table:table-cell>
        </table:table-row>
        <table:table-row table:style-name="ro1">
          <table:table-cell office:value-type="float" office:value="5358692" calcext:value-type="float">
            <text:p>5358692</text:p>
          </table:table-cell>
          <table:table-cell table:formula="of:=[.A337]/1000/(60*60*24)" office:value-type="time" office:time-value="PT01H29M18.692S" calcext:value-type="time">
            <text:p>01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60.83" calcext:value-type="float">
            <text:p>360.83</text:p>
          </table:table-cell>
          <table:table-cell office:value-type="float" office:value="441.27" calcext:value-type="float">
            <text:p>441.27</text:p>
          </table:table-cell>
        </table:table-row>
        <table:table-row table:style-name="ro1">
          <table:table-cell office:value-type="float" office:value="5374692" calcext:value-type="float">
            <text:p>5374692</text:p>
          </table:table-cell>
          <table:table-cell table:formula="of:=[.A338]/1000/(60*60*24)" office:value-type="time" office:time-value="PT01H29M34.692S" calcext:value-type="time">
            <text:p>01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61.9" calcext:value-type="float">
            <text:p>361.9</text:p>
          </table:table-cell>
          <table:table-cell office:value-type="float" office:value="442.57" calcext:value-type="float">
            <text:p>442.57</text:p>
          </table:table-cell>
        </table:table-row>
        <table:table-row table:style-name="ro1">
          <table:table-cell office:value-type="float" office:value="5390692" calcext:value-type="float">
            <text:p>5390692</text:p>
          </table:table-cell>
          <table:table-cell table:formula="of:=[.A339]/1000/(60*60*24)" office:value-type="time" office:time-value="PT01H29M50.692S" calcext:value-type="time">
            <text:p>01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62.97" calcext:value-type="float">
            <text:p>362.97</text:p>
          </table:table-cell>
          <table:table-cell office:value-type="float" office:value="443.87" calcext:value-type="float">
            <text:p>443.87</text:p>
          </table:table-cell>
        </table:table-row>
        <table:table-row table:style-name="ro1">
          <table:table-cell office:value-type="float" office:value="5406692" calcext:value-type="float">
            <text:p>5406692</text:p>
          </table:table-cell>
          <table:table-cell table:formula="of:=[.A340]/1000/(60*60*24)" office:value-type="time" office:time-value="PT01H30M06.692S" calcext:value-type="time">
            <text:p>01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64.05" calcext:value-type="float">
            <text:p>364.05</text:p>
          </table:table-cell>
          <table:table-cell office:value-type="float" office:value="445.18" calcext:value-type="float">
            <text:p>445.18</text:p>
          </table:table-cell>
        </table:table-row>
        <table:table-row table:style-name="ro1">
          <table:table-cell office:value-type="float" office:value="5422692" calcext:value-type="float">
            <text:p>5422692</text:p>
          </table:table-cell>
          <table:table-cell table:formula="of:=[.A341]/1000/(60*60*24)" office:value-type="time" office:time-value="PT01H30M22.692S" calcext:value-type="time">
            <text:p>01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65.12" calcext:value-type="float">
            <text:p>365.12</text:p>
          </table:table-cell>
          <table:table-cell office:value-type="float" office:value="446.48" calcext:value-type="float">
            <text:p>446.48</text:p>
          </table:table-cell>
        </table:table-row>
        <table:table-row table:style-name="ro1">
          <table:table-cell office:value-type="float" office:value="5438692" calcext:value-type="float">
            <text:p>5438692</text:p>
          </table:table-cell>
          <table:table-cell table:formula="of:=[.A342]/1000/(60*60*24)" office:value-type="time" office:time-value="PT01H30M38.692S" calcext:value-type="time">
            <text:p>01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66.19" calcext:value-type="float">
            <text:p>366.19</text:p>
          </table:table-cell>
          <table:table-cell office:value-type="float" office:value="447.78" calcext:value-type="float">
            <text:p>447.78</text:p>
          </table:table-cell>
        </table:table-row>
        <table:table-row table:style-name="ro1">
          <table:table-cell office:value-type="float" office:value="5454692" calcext:value-type="float">
            <text:p>5454692</text:p>
          </table:table-cell>
          <table:table-cell table:formula="of:=[.A343]/1000/(60*60*24)" office:value-type="time" office:time-value="PT01H30M54.692S" calcext:value-type="time">
            <text:p>01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67.26" calcext:value-type="float">
            <text:p>367.26</text:p>
          </table:table-cell>
          <table:table-cell office:value-type="float" office:value="449.09" calcext:value-type="float">
            <text:p>449.09</text:p>
          </table:table-cell>
        </table:table-row>
        <table:table-row table:style-name="ro1">
          <table:table-cell office:value-type="float" office:value="5470692" calcext:value-type="float">
            <text:p>5470692</text:p>
          </table:table-cell>
          <table:table-cell table:formula="of:=[.A344]/1000/(60*60*24)" office:value-type="time" office:time-value="PT01H31M10.692S" calcext:value-type="time">
            <text:p>01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68.33" calcext:value-type="float">
            <text:p>368.33</text:p>
          </table:table-cell>
          <table:table-cell office:value-type="float" office:value="450.39" calcext:value-type="float">
            <text:p>450.39</text:p>
          </table:table-cell>
        </table:table-row>
        <table:table-row table:style-name="ro1">
          <table:table-cell office:value-type="float" office:value="5486692" calcext:value-type="float">
            <text:p>5486692</text:p>
          </table:table-cell>
          <table:table-cell table:formula="of:=[.A345]/1000/(60*60*24)" office:value-type="time" office:time-value="PT01H31M26.692S" calcext:value-type="time">
            <text:p>01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69.4" calcext:value-type="float">
            <text:p>369.4</text:p>
          </table:table-cell>
          <table:table-cell office:value-type="float" office:value="451.69" calcext:value-type="float">
            <text:p>451.69</text:p>
          </table:table-cell>
        </table:table-row>
        <table:table-row table:style-name="ro1">
          <table:table-cell office:value-type="float" office:value="5502692" calcext:value-type="float">
            <text:p>5502692</text:p>
          </table:table-cell>
          <table:table-cell table:formula="of:=[.A346]/1000/(60*60*24)" office:value-type="time" office:time-value="PT01H31M42.692S" calcext:value-type="time">
            <text:p>01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70.47" calcext:value-type="float">
            <text:p>370.47</text:p>
          </table:table-cell>
          <table:table-cell office:value-type="float" office:value="452.99" calcext:value-type="float">
            <text:p>452.99</text:p>
          </table:table-cell>
        </table:table-row>
        <table:table-row table:style-name="ro1">
          <table:table-cell office:value-type="float" office:value="5518692" calcext:value-type="float">
            <text:p>5518692</text:p>
          </table:table-cell>
          <table:table-cell table:formula="of:=[.A347]/1000/(60*60*24)" office:value-type="time" office:time-value="PT01H31M58.692S" calcext:value-type="time">
            <text:p>01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71.54" calcext:value-type="float">
            <text:p>371.54</text:p>
          </table:table-cell>
          <table:table-cell office:value-type="float" office:value="454.3" calcext:value-type="float">
            <text:p>454.3</text:p>
          </table:table-cell>
        </table:table-row>
        <table:table-row table:style-name="ro1">
          <table:table-cell office:value-type="float" office:value="5534692" calcext:value-type="float">
            <text:p>5534692</text:p>
          </table:table-cell>
          <table:table-cell table:formula="of:=[.A348]/1000/(60*60*24)" office:value-type="time" office:time-value="PT01H32M14.692S" calcext:value-type="time">
            <text:p>01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72.62" calcext:value-type="float">
            <text:p>372.62</text:p>
          </table:table-cell>
          <table:table-cell office:value-type="float" office:value="455.6" calcext:value-type="float">
            <text:p>455.6</text:p>
          </table:table-cell>
        </table:table-row>
        <table:table-row table:style-name="ro1">
          <table:table-cell office:value-type="float" office:value="5550692" calcext:value-type="float">
            <text:p>5550692</text:p>
          </table:table-cell>
          <table:table-cell table:formula="of:=[.A349]/1000/(60*60*24)" office:value-type="time" office:time-value="PT01H32M30.692S" calcext:value-type="time">
            <text:p>01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73.69" calcext:value-type="float">
            <text:p>373.69</text:p>
          </table:table-cell>
          <table:table-cell office:value-type="float" office:value="456.9" calcext:value-type="float">
            <text:p>456.9</text:p>
          </table:table-cell>
        </table:table-row>
        <table:table-row table:style-name="ro1">
          <table:table-cell office:value-type="float" office:value="5566691" calcext:value-type="float">
            <text:p>5566691</text:p>
          </table:table-cell>
          <table:table-cell table:formula="of:=[.A350]/1000/(60*60*24)" office:value-type="time" office:time-value="PT01H32M46.691S" calcext:value-type="time">
            <text:p>01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74.76" calcext:value-type="float">
            <text:p>374.76</text:p>
          </table:table-cell>
          <table:table-cell office:value-type="float" office:value="458.2" calcext:value-type="float">
            <text:p>458.2</text:p>
          </table:table-cell>
        </table:table-row>
        <table:table-row table:style-name="ro1">
          <table:table-cell office:value-type="float" office:value="5582692" calcext:value-type="float">
            <text:p>5582692</text:p>
          </table:table-cell>
          <table:table-cell table:formula="of:=[.A351]/1000/(60*60*24)" office:value-type="time" office:time-value="PT01H33M02.692S" calcext:value-type="time">
            <text:p>01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75.83" calcext:value-type="float">
            <text:p>375.83</text:p>
          </table:table-cell>
          <table:table-cell office:value-type="float" office:value="459.51" calcext:value-type="float">
            <text:p>459.51</text:p>
          </table:table-cell>
        </table:table-row>
        <table:table-row table:style-name="ro1">
          <table:table-cell office:value-type="float" office:value="5598692" calcext:value-type="float">
            <text:p>5598692</text:p>
          </table:table-cell>
          <table:table-cell table:formula="of:=[.A352]/1000/(60*60*24)" office:value-type="time" office:time-value="PT01H33M18.692S" calcext:value-type="time">
            <text:p>01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76.9" calcext:value-type="float">
            <text:p>376.9</text:p>
          </table:table-cell>
          <table:table-cell office:value-type="float" office:value="460.81" calcext:value-type="float">
            <text:p>460.81</text:p>
          </table:table-cell>
        </table:table-row>
        <table:table-row table:style-name="ro1">
          <table:table-cell office:value-type="float" office:value="5614692" calcext:value-type="float">
            <text:p>5614692</text:p>
          </table:table-cell>
          <table:table-cell table:formula="of:=[.A353]/1000/(60*60*24)" office:value-type="time" office:time-value="PT01H33M34.692S" calcext:value-type="time">
            <text:p>01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77.97" calcext:value-type="float">
            <text:p>377.97</text:p>
          </table:table-cell>
          <table:table-cell office:value-type="float" office:value="462.11" calcext:value-type="float">
            <text:p>462.11</text:p>
          </table:table-cell>
        </table:table-row>
        <table:table-row table:style-name="ro1">
          <table:table-cell office:value-type="float" office:value="5630692" calcext:value-type="float">
            <text:p>5630692</text:p>
          </table:table-cell>
          <table:table-cell table:formula="of:=[.A354]/1000/(60*60*24)" office:value-type="time" office:time-value="PT01H33M50.692S" calcext:value-type="time">
            <text:p>01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79.04" calcext:value-type="float">
            <text:p>379.04</text:p>
          </table:table-cell>
          <table:table-cell office:value-type="float" office:value="463.41" calcext:value-type="float">
            <text:p>463.41</text:p>
          </table:table-cell>
        </table:table-row>
        <table:table-row table:style-name="ro1">
          <table:table-cell office:value-type="float" office:value="5646692" calcext:value-type="float">
            <text:p>5646692</text:p>
          </table:table-cell>
          <table:table-cell table:formula="of:=[.A355]/1000/(60*60*24)" office:value-type="time" office:time-value="PT01H34M06.692S" calcext:value-type="time">
            <text:p>01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80.11" calcext:value-type="float">
            <text:p>380.11</text:p>
          </table:table-cell>
          <table:table-cell office:value-type="float" office:value="464.72" calcext:value-type="float">
            <text:p>464.72</text:p>
          </table:table-cell>
        </table:table-row>
        <table:table-row table:style-name="ro1">
          <table:table-cell office:value-type="float" office:value="5662692" calcext:value-type="float">
            <text:p>5662692</text:p>
          </table:table-cell>
          <table:table-cell table:formula="of:=[.A356]/1000/(60*60*24)" office:value-type="time" office:time-value="PT01H34M22.692S" calcext:value-type="time">
            <text:p>01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81.19" calcext:value-type="float">
            <text:p>381.19</text:p>
          </table:table-cell>
          <table:table-cell office:value-type="float" office:value="466.02" calcext:value-type="float">
            <text:p>466.02</text:p>
          </table:table-cell>
        </table:table-row>
        <table:table-row table:style-name="ro1">
          <table:table-cell office:value-type="float" office:value="5678692" calcext:value-type="float">
            <text:p>5678692</text:p>
          </table:table-cell>
          <table:table-cell table:formula="of:=[.A357]/1000/(60*60*24)" office:value-type="time" office:time-value="PT01H34M38.692S" calcext:value-type="time">
            <text:p>01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82.26" calcext:value-type="float">
            <text:p>382.26</text:p>
          </table:table-cell>
          <table:table-cell office:value-type="float" office:value="467.32" calcext:value-type="float">
            <text:p>467.32</text:p>
          </table:table-cell>
        </table:table-row>
        <table:table-row table:style-name="ro1">
          <table:table-cell office:value-type="float" office:value="5694692" calcext:value-type="float">
            <text:p>5694692</text:p>
          </table:table-cell>
          <table:table-cell table:formula="of:=[.A358]/1000/(60*60*24)" office:value-type="time" office:time-value="PT01H34M54.692S" calcext:value-type="time">
            <text:p>01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83.33" calcext:value-type="float">
            <text:p>383.33</text:p>
          </table:table-cell>
          <table:table-cell office:value-type="float" office:value="468.62" calcext:value-type="float">
            <text:p>468.62</text:p>
          </table:table-cell>
        </table:table-row>
        <table:table-row table:style-name="ro1">
          <table:table-cell office:value-type="float" office:value="5710692" calcext:value-type="float">
            <text:p>5710692</text:p>
          </table:table-cell>
          <table:table-cell table:formula="of:=[.A359]/1000/(60*60*24)" office:value-type="time" office:time-value="PT01H35M10.692S" calcext:value-type="time">
            <text:p>01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84.4" calcext:value-type="float">
            <text:p>384.4</text:p>
          </table:table-cell>
          <table:table-cell office:value-type="float" office:value="469.93" calcext:value-type="float">
            <text:p>469.93</text:p>
          </table:table-cell>
        </table:table-row>
        <table:table-row table:style-name="ro1">
          <table:table-cell office:value-type="float" office:value="5726692" calcext:value-type="float">
            <text:p>5726692</text:p>
          </table:table-cell>
          <table:table-cell table:formula="of:=[.A360]/1000/(60*60*24)" office:value-type="time" office:time-value="PT01H35M26.692S" calcext:value-type="time">
            <text:p>01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85.47" calcext:value-type="float">
            <text:p>385.47</text:p>
          </table:table-cell>
          <table:table-cell office:value-type="float" office:value="471.23" calcext:value-type="float">
            <text:p>471.23</text:p>
          </table:table-cell>
        </table:table-row>
        <table:table-row table:style-name="ro1">
          <table:table-cell office:value-type="float" office:value="5742692" calcext:value-type="float">
            <text:p>5742692</text:p>
          </table:table-cell>
          <table:table-cell table:formula="of:=[.A361]/1000/(60*60*24)" office:value-type="time" office:time-value="PT01H35M42.692S" calcext:value-type="time">
            <text:p>01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86.54" calcext:value-type="float">
            <text:p>386.54</text:p>
          </table:table-cell>
          <table:table-cell office:value-type="float" office:value="472.53" calcext:value-type="float">
            <text:p>472.53</text:p>
          </table:table-cell>
        </table:table-row>
        <table:table-row table:style-name="ro1">
          <table:table-cell office:value-type="float" office:value="5758692" calcext:value-type="float">
            <text:p>5758692</text:p>
          </table:table-cell>
          <table:table-cell table:formula="of:=[.A362]/1000/(60*60*24)" office:value-type="time" office:time-value="PT01H35M58.692S" calcext:value-type="time">
            <text:p>01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87.61" calcext:value-type="float">
            <text:p>387.61</text:p>
          </table:table-cell>
          <table:table-cell office:value-type="float" office:value="473.83" calcext:value-type="float">
            <text:p>473.83</text:p>
          </table:table-cell>
        </table:table-row>
        <table:table-row table:style-name="ro1">
          <table:table-cell office:value-type="float" office:value="5774692" calcext:value-type="float">
            <text:p>5774692</text:p>
          </table:table-cell>
          <table:table-cell table:formula="of:=[.A363]/1000/(60*60*24)" office:value-type="time" office:time-value="PT01H36M14.692S" calcext:value-type="time">
            <text:p>01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88.68" calcext:value-type="float">
            <text:p>388.68</text:p>
          </table:table-cell>
          <table:table-cell office:value-type="float" office:value="475.14" calcext:value-type="float">
            <text:p>475.14</text:p>
          </table:table-cell>
        </table:table-row>
        <table:table-row table:style-name="ro1">
          <table:table-cell office:value-type="float" office:value="5790692" calcext:value-type="float">
            <text:p>5790692</text:p>
          </table:table-cell>
          <table:table-cell table:formula="of:=[.A364]/1000/(60*60*24)" office:value-type="time" office:time-value="PT01H36M30.692S" calcext:value-type="time">
            <text:p>01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89.75" calcext:value-type="float">
            <text:p>389.75</text:p>
          </table:table-cell>
          <table:table-cell office:value-type="float" office:value="476.44" calcext:value-type="float">
            <text:p>476.44</text:p>
          </table:table-cell>
        </table:table-row>
        <table:table-row table:style-name="ro1">
          <table:table-cell office:value-type="float" office:value="5806692" calcext:value-type="float">
            <text:p>5806692</text:p>
          </table:table-cell>
          <table:table-cell table:formula="of:=[.A365]/1000/(60*60*24)" office:value-type="time" office:time-value="PT01H36M46.692S" calcext:value-type="time">
            <text:p>01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90.83" calcext:value-type="float">
            <text:p>390.83</text:p>
          </table:table-cell>
          <table:table-cell office:value-type="float" office:value="477.74" calcext:value-type="float">
            <text:p>477.74</text:p>
          </table:table-cell>
        </table:table-row>
        <table:table-row table:style-name="ro1">
          <table:table-cell office:value-type="float" office:value="5822692" calcext:value-type="float">
            <text:p>5822692</text:p>
          </table:table-cell>
          <table:table-cell table:formula="of:=[.A366]/1000/(60*60*24)" office:value-type="time" office:time-value="PT01H37M02.692S" calcext:value-type="time">
            <text:p>01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91.9" calcext:value-type="float">
            <text:p>391.9</text:p>
          </table:table-cell>
          <table:table-cell office:value-type="float" office:value="479.04" calcext:value-type="float">
            <text:p>479.04</text:p>
          </table:table-cell>
        </table:table-row>
        <table:table-row table:style-name="ro1">
          <table:table-cell office:value-type="float" office:value="5838692" calcext:value-type="float">
            <text:p>5838692</text:p>
          </table:table-cell>
          <table:table-cell table:formula="of:=[.A367]/1000/(60*60*24)" office:value-type="time" office:time-value="PT01H37M18.692S" calcext:value-type="time">
            <text:p>01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92.97" calcext:value-type="float">
            <text:p>392.97</text:p>
          </table:table-cell>
          <table:table-cell office:value-type="float" office:value="480.34" calcext:value-type="float">
            <text:p>480.34</text:p>
          </table:table-cell>
        </table:table-row>
        <table:table-row table:style-name="ro1">
          <table:table-cell office:value-type="float" office:value="5854692" calcext:value-type="float">
            <text:p>5854692</text:p>
          </table:table-cell>
          <table:table-cell table:formula="of:=[.A368]/1000/(60*60*24)" office:value-type="time" office:time-value="PT01H37M34.692S" calcext:value-type="time">
            <text:p>01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94.04" calcext:value-type="float">
            <text:p>394.04</text:p>
          </table:table-cell>
          <table:table-cell office:value-type="float" office:value="481.65" calcext:value-type="float">
            <text:p>481.65</text:p>
          </table:table-cell>
        </table:table-row>
        <table:table-row table:style-name="ro1">
          <table:table-cell office:value-type="float" office:value="5870691" calcext:value-type="float">
            <text:p>5870691</text:p>
          </table:table-cell>
          <table:table-cell table:formula="of:=[.A369]/1000/(60*60*24)" office:value-type="time" office:time-value="PT01H37M50.691S" calcext:value-type="time">
            <text:p>01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95.11" calcext:value-type="float">
            <text:p>395.11</text:p>
          </table:table-cell>
          <table:table-cell office:value-type="float" office:value="482.95" calcext:value-type="float">
            <text:p>482.95</text:p>
          </table:table-cell>
        </table:table-row>
        <table:table-row table:style-name="ro1">
          <table:table-cell office:value-type="float" office:value="5886691" calcext:value-type="float">
            <text:p>5886691</text:p>
          </table:table-cell>
          <table:table-cell table:formula="of:=[.A370]/1000/(60*60*24)" office:value-type="time" office:time-value="PT01H38M06.691S" calcext:value-type="time">
            <text:p>01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96.18" calcext:value-type="float">
            <text:p>396.18</text:p>
          </table:table-cell>
          <table:table-cell office:value-type="float" office:value="484.25" calcext:value-type="float">
            <text:p>484.25</text:p>
          </table:table-cell>
        </table:table-row>
        <table:table-row table:style-name="ro1">
          <table:table-cell office:value-type="float" office:value="5902692" calcext:value-type="float">
            <text:p>5902692</text:p>
          </table:table-cell>
          <table:table-cell table:formula="of:=[.A371]/1000/(60*60*24)" office:value-type="time" office:time-value="PT01H38M22.692S" calcext:value-type="time">
            <text:p>01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97.25" calcext:value-type="float">
            <text:p>397.25</text:p>
          </table:table-cell>
          <table:table-cell office:value-type="float" office:value="485.55" calcext:value-type="float">
            <text:p>485.55</text:p>
          </table:table-cell>
        </table:table-row>
        <table:table-row table:style-name="ro1">
          <table:table-cell office:value-type="float" office:value="5918692" calcext:value-type="float">
            <text:p>5918692</text:p>
          </table:table-cell>
          <table:table-cell table:formula="of:=[.A372]/1000/(60*60*24)" office:value-type="time" office:time-value="PT01H38M38.692S" calcext:value-type="time">
            <text:p>01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98.32" calcext:value-type="float">
            <text:p>398.32</text:p>
          </table:table-cell>
          <table:table-cell office:value-type="float" office:value="486.86" calcext:value-type="float">
            <text:p>486.86</text:p>
          </table:table-cell>
        </table:table-row>
        <table:table-row table:style-name="ro1">
          <table:table-cell office:value-type="float" office:value="5934692" calcext:value-type="float">
            <text:p>5934692</text:p>
          </table:table-cell>
          <table:table-cell table:formula="of:=[.A373]/1000/(60*60*24)" office:value-type="time" office:time-value="PT01H38M54.692S" calcext:value-type="time">
            <text:p>01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99.39" calcext:value-type="float">
            <text:p>399.39</text:p>
          </table:table-cell>
          <table:table-cell office:value-type="float" office:value="488.16" calcext:value-type="float">
            <text:p>488.16</text:p>
          </table:table-cell>
        </table:table-row>
        <table:table-row table:style-name="ro1">
          <table:table-cell office:value-type="float" office:value="5950691" calcext:value-type="float">
            <text:p>5950691</text:p>
          </table:table-cell>
          <table:table-cell table:formula="of:=[.A374]/1000/(60*60*24)" office:value-type="time" office:time-value="PT01H39M10.691S" calcext:value-type="time">
            <text:p>01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00.46" calcext:value-type="float">
            <text:p>400.46</text:p>
          </table:table-cell>
          <table:table-cell office:value-type="float" office:value="489.46" calcext:value-type="float">
            <text:p>489.46</text:p>
          </table:table-cell>
        </table:table-row>
        <table:table-row table:style-name="ro1">
          <table:table-cell office:value-type="float" office:value="5966692" calcext:value-type="float">
            <text:p>5966692</text:p>
          </table:table-cell>
          <table:table-cell table:formula="of:=[.A375]/1000/(60*60*24)" office:value-type="time" office:time-value="PT01H39M26.692S" calcext:value-type="time">
            <text:p>01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01.54" calcext:value-type="float">
            <text:p>401.54</text:p>
          </table:table-cell>
          <table:table-cell office:value-type="float" office:value="490.76" calcext:value-type="float">
            <text:p>490.76</text:p>
          </table:table-cell>
        </table:table-row>
        <table:table-row table:style-name="ro1">
          <table:table-cell office:value-type="float" office:value="5982692" calcext:value-type="float">
            <text:p>5982692</text:p>
          </table:table-cell>
          <table:table-cell table:formula="of:=[.A376]/1000/(60*60*24)" office:value-type="time" office:time-value="PT01H39M42.692S" calcext:value-type="time">
            <text:p>01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02.61" calcext:value-type="float">
            <text:p>402.61</text:p>
          </table:table-cell>
          <table:table-cell office:value-type="float" office:value="492.06" calcext:value-type="float">
            <text:p>492.06</text:p>
          </table:table-cell>
        </table:table-row>
        <table:table-row table:style-name="ro1">
          <table:table-cell office:value-type="float" office:value="5998692" calcext:value-type="float">
            <text:p>5998692</text:p>
          </table:table-cell>
          <table:table-cell table:formula="of:=[.A377]/1000/(60*60*24)" office:value-type="time" office:time-value="PT01H39M58.692S" calcext:value-type="time">
            <text:p>01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03.68" calcext:value-type="float">
            <text:p>403.68</text:p>
          </table:table-cell>
          <table:table-cell office:value-type="float" office:value="493.36" calcext:value-type="float">
            <text:p>493.36</text:p>
          </table:table-cell>
        </table:table-row>
        <table:table-row table:style-name="ro1">
          <table:table-cell office:value-type="float" office:value="6014692" calcext:value-type="float">
            <text:p>6014692</text:p>
          </table:table-cell>
          <table:table-cell table:formula="of:=[.A378]/1000/(60*60*24)" office:value-type="time" office:time-value="PT01H40M14.692S" calcext:value-type="time">
            <text:p>01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04.75" calcext:value-type="float">
            <text:p>404.75</text:p>
          </table:table-cell>
          <table:table-cell office:value-type="float" office:value="494.67" calcext:value-type="float">
            <text:p>494.67</text:p>
          </table:table-cell>
        </table:table-row>
        <table:table-row table:style-name="ro1">
          <table:table-cell office:value-type="float" office:value="6030692" calcext:value-type="float">
            <text:p>6030692</text:p>
          </table:table-cell>
          <table:table-cell table:formula="of:=[.A379]/1000/(60*60*24)" office:value-type="time" office:time-value="PT01H40M30.692S" calcext:value-type="time">
            <text:p>01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05.82" calcext:value-type="float">
            <text:p>405.82</text:p>
          </table:table-cell>
          <table:table-cell office:value-type="float" office:value="495.97" calcext:value-type="float">
            <text:p>495.97</text:p>
          </table:table-cell>
        </table:table-row>
        <table:table-row table:style-name="ro1">
          <table:table-cell office:value-type="float" office:value="6046692" calcext:value-type="float">
            <text:p>6046692</text:p>
          </table:table-cell>
          <table:table-cell table:formula="of:=[.A380]/1000/(60*60*24)" office:value-type="time" office:time-value="PT01H40M46.692S" calcext:value-type="time">
            <text:p>01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06.89" calcext:value-type="float">
            <text:p>406.89</text:p>
          </table:table-cell>
          <table:table-cell office:value-type="float" office:value="497.27" calcext:value-type="float">
            <text:p>497.27</text:p>
          </table:table-cell>
        </table:table-row>
        <table:table-row table:style-name="ro1">
          <table:table-cell office:value-type="float" office:value="6062692" calcext:value-type="float">
            <text:p>6062692</text:p>
          </table:table-cell>
          <table:table-cell table:formula="of:=[.A381]/1000/(60*60*24)" office:value-type="time" office:time-value="PT01H41M02.692S" calcext:value-type="time">
            <text:p>01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07.96" calcext:value-type="float">
            <text:p>407.96</text:p>
          </table:table-cell>
          <table:table-cell office:value-type="float" office:value="498.57" calcext:value-type="float">
            <text:p>498.57</text:p>
          </table:table-cell>
        </table:table-row>
        <table:table-row table:style-name="ro1">
          <table:table-cell office:value-type="float" office:value="6078692" calcext:value-type="float">
            <text:p>6078692</text:p>
          </table:table-cell>
          <table:table-cell table:formula="of:=[.A382]/1000/(60*60*24)" office:value-type="time" office:time-value="PT01H41M18.692S" calcext:value-type="time">
            <text:p>01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09.03" calcext:value-type="float">
            <text:p>409.03</text:p>
          </table:table-cell>
          <table:table-cell office:value-type="float" office:value="499.87" calcext:value-type="float">
            <text:p>499.87</text:p>
          </table:table-cell>
        </table:table-row>
        <table:table-row table:style-name="ro1">
          <table:table-cell office:value-type="float" office:value="6094692" calcext:value-type="float">
            <text:p>6094692</text:p>
          </table:table-cell>
          <table:table-cell table:formula="of:=[.A383]/1000/(60*60*24)" office:value-type="time" office:time-value="PT01H41M34.692S" calcext:value-type="time">
            <text:p>01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10.1" calcext:value-type="float">
            <text:p>410.1</text:p>
          </table:table-cell>
          <table:table-cell office:value-type="float" office:value="501.17" calcext:value-type="float">
            <text:p>501.17</text:p>
          </table:table-cell>
        </table:table-row>
        <table:table-row table:style-name="ro1">
          <table:table-cell office:value-type="float" office:value="6110692" calcext:value-type="float">
            <text:p>6110692</text:p>
          </table:table-cell>
          <table:table-cell table:formula="of:=[.A384]/1000/(60*60*24)" office:value-type="time" office:time-value="PT01H41M50.692S" calcext:value-type="time">
            <text:p>01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11.17" calcext:value-type="float">
            <text:p>411.17</text:p>
          </table:table-cell>
          <table:table-cell office:value-type="float" office:value="502.48" calcext:value-type="float">
            <text:p>502.48</text:p>
          </table:table-cell>
        </table:table-row>
        <table:table-row table:style-name="ro1">
          <table:table-cell office:value-type="float" office:value="6126692" calcext:value-type="float">
            <text:p>6126692</text:p>
          </table:table-cell>
          <table:table-cell table:formula="of:=[.A385]/1000/(60*60*24)" office:value-type="time" office:time-value="PT01H42M06.692S" calcext:value-type="time">
            <text:p>01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12.24" calcext:value-type="float">
            <text:p>412.24</text:p>
          </table:table-cell>
          <table:table-cell office:value-type="float" office:value="503.78" calcext:value-type="float">
            <text:p>503.78</text:p>
          </table:table-cell>
        </table:table-row>
        <table:table-row table:style-name="ro1">
          <table:table-cell office:value-type="float" office:value="6142692" calcext:value-type="float">
            <text:p>6142692</text:p>
          </table:table-cell>
          <table:table-cell table:formula="of:=[.A386]/1000/(60*60*24)" office:value-type="time" office:time-value="PT01H42M22.692S" calcext:value-type="time">
            <text:p>01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13.32" calcext:value-type="float">
            <text:p>413.32</text:p>
          </table:table-cell>
          <table:table-cell office:value-type="float" office:value="505.08" calcext:value-type="float">
            <text:p>505.08</text:p>
          </table:table-cell>
        </table:table-row>
        <table:table-row table:style-name="ro1">
          <table:table-cell office:value-type="float" office:value="6158692" calcext:value-type="float">
            <text:p>6158692</text:p>
          </table:table-cell>
          <table:table-cell table:formula="of:=[.A387]/1000/(60*60*24)" office:value-type="time" office:time-value="PT01H42M38.692S" calcext:value-type="time">
            <text:p>01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14.39" calcext:value-type="float">
            <text:p>414.39</text:p>
          </table:table-cell>
          <table:table-cell office:value-type="float" office:value="506.38" calcext:value-type="float">
            <text:p>506.38</text:p>
          </table:table-cell>
        </table:table-row>
        <table:table-row table:style-name="ro1">
          <table:table-cell office:value-type="float" office:value="6174692" calcext:value-type="float">
            <text:p>6174692</text:p>
          </table:table-cell>
          <table:table-cell table:formula="of:=[.A388]/1000/(60*60*24)" office:value-type="time" office:time-value="PT01H42M54.692S" calcext:value-type="time">
            <text:p>01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15.46" calcext:value-type="float">
            <text:p>415.46</text:p>
          </table:table-cell>
          <table:table-cell office:value-type="float" office:value="507.68" calcext:value-type="float">
            <text:p>507.68</text:p>
          </table:table-cell>
        </table:table-row>
        <table:table-row table:style-name="ro1">
          <table:table-cell office:value-type="float" office:value="6190692" calcext:value-type="float">
            <text:p>6190692</text:p>
          </table:table-cell>
          <table:table-cell table:formula="of:=[.A389]/1000/(60*60*24)" office:value-type="time" office:time-value="PT01H43M10.692S" calcext:value-type="time">
            <text:p>01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16.53" calcext:value-type="float">
            <text:p>416.53</text:p>
          </table:table-cell>
          <table:table-cell office:value-type="float" office:value="508.98" calcext:value-type="float">
            <text:p>508.98</text:p>
          </table:table-cell>
        </table:table-row>
        <table:table-row table:style-name="ro1">
          <table:table-cell office:value-type="float" office:value="6206692" calcext:value-type="float">
            <text:p>6206692</text:p>
          </table:table-cell>
          <table:table-cell table:formula="of:=[.A390]/1000/(60*60*24)" office:value-type="time" office:time-value="PT01H43M26.692S" calcext:value-type="time">
            <text:p>01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17.6" calcext:value-type="float">
            <text:p>417.6</text:p>
          </table:table-cell>
          <table:table-cell office:value-type="float" office:value="510.29" calcext:value-type="float">
            <text:p>510.29</text:p>
          </table:table-cell>
        </table:table-row>
        <table:table-row table:style-name="ro1">
          <table:table-cell office:value-type="float" office:value="6222692" calcext:value-type="float">
            <text:p>6222692</text:p>
          </table:table-cell>
          <table:table-cell table:formula="of:=[.A391]/1000/(60*60*24)" office:value-type="time" office:time-value="PT01H43M42.692S" calcext:value-type="time">
            <text:p>01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18.67" calcext:value-type="float">
            <text:p>418.67</text:p>
          </table:table-cell>
          <table:table-cell office:value-type="float" office:value="511.59" calcext:value-type="float">
            <text:p>511.59</text:p>
          </table:table-cell>
        </table:table-row>
        <table:table-row table:style-name="ro1">
          <table:table-cell office:value-type="float" office:value="6238692" calcext:value-type="float">
            <text:p>6238692</text:p>
          </table:table-cell>
          <table:table-cell table:formula="of:=[.A392]/1000/(60*60*24)" office:value-type="time" office:time-value="PT01H43M58.692S" calcext:value-type="time">
            <text:p>01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19.74" calcext:value-type="float">
            <text:p>419.74</text:p>
          </table:table-cell>
          <table:table-cell office:value-type="float" office:value="512.89" calcext:value-type="float">
            <text:p>512.89</text:p>
          </table:table-cell>
        </table:table-row>
        <table:table-row table:style-name="ro1">
          <table:table-cell office:value-type="float" office:value="6254692" calcext:value-type="float">
            <text:p>6254692</text:p>
          </table:table-cell>
          <table:table-cell table:formula="of:=[.A393]/1000/(60*60*24)" office:value-type="time" office:time-value="PT01H44M14.692S" calcext:value-type="time">
            <text:p>01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20.81" calcext:value-type="float">
            <text:p>420.81</text:p>
          </table:table-cell>
          <table:table-cell office:value-type="float" office:value="514.19" calcext:value-type="float">
            <text:p>514.19</text:p>
          </table:table-cell>
        </table:table-row>
        <table:table-row table:style-name="ro1">
          <table:table-cell office:value-type="float" office:value="6270692" calcext:value-type="float">
            <text:p>6270692</text:p>
          </table:table-cell>
          <table:table-cell table:formula="of:=[.A394]/1000/(60*60*24)" office:value-type="time" office:time-value="PT01H44M30.692S" calcext:value-type="time">
            <text:p>01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21.88" calcext:value-type="float">
            <text:p>421.88</text:p>
          </table:table-cell>
          <table:table-cell office:value-type="float" office:value="515.49" calcext:value-type="float">
            <text:p>515.49</text:p>
          </table:table-cell>
        </table:table-row>
        <table:table-row table:style-name="ro1">
          <table:table-cell office:value-type="float" office:value="6286692" calcext:value-type="float">
            <text:p>6286692</text:p>
          </table:table-cell>
          <table:table-cell table:formula="of:=[.A395]/1000/(60*60*24)" office:value-type="time" office:time-value="PT01H44M46.692S" calcext:value-type="time">
            <text:p>01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22.95" calcext:value-type="float">
            <text:p>422.95</text:p>
          </table:table-cell>
          <table:table-cell office:value-type="float" office:value="516.79" calcext:value-type="float">
            <text:p>516.79</text:p>
          </table:table-cell>
        </table:table-row>
        <table:table-row table:style-name="ro1">
          <table:table-cell office:value-type="float" office:value="6302692" calcext:value-type="float">
            <text:p>6302692</text:p>
          </table:table-cell>
          <table:table-cell table:formula="of:=[.A396]/1000/(60*60*24)" office:value-type="time" office:time-value="PT01H45M02.692S" calcext:value-type="time">
            <text:p>01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24.02" calcext:value-type="float">
            <text:p>424.02</text:p>
          </table:table-cell>
          <table:table-cell office:value-type="float" office:value="518.09" calcext:value-type="float">
            <text:p>518.09</text:p>
          </table:table-cell>
        </table:table-row>
        <table:table-row table:style-name="ro1">
          <table:table-cell office:value-type="float" office:value="6318692" calcext:value-type="float">
            <text:p>6318692</text:p>
          </table:table-cell>
          <table:table-cell table:formula="of:=[.A397]/1000/(60*60*24)" office:value-type="time" office:time-value="PT01H45M18.692S" calcext:value-type="time">
            <text:p>01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25.09" calcext:value-type="float">
            <text:p>425.09</text:p>
          </table:table-cell>
          <table:table-cell office:value-type="float" office:value="519.39" calcext:value-type="float">
            <text:p>519.39</text:p>
          </table:table-cell>
        </table:table-row>
        <table:table-row table:style-name="ro1">
          <table:table-cell office:value-type="float" office:value="6334692" calcext:value-type="float">
            <text:p>6334692</text:p>
          </table:table-cell>
          <table:table-cell table:formula="of:=[.A398]/1000/(60*60*24)" office:value-type="time" office:time-value="PT01H45M34.692S" calcext:value-type="time">
            <text:p>01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26.17" calcext:value-type="float">
            <text:p>426.17</text:p>
          </table:table-cell>
          <table:table-cell office:value-type="float" office:value="520.7" calcext:value-type="float">
            <text:p>520.7</text:p>
          </table:table-cell>
        </table:table-row>
        <table:table-row table:style-name="ro1">
          <table:table-cell office:value-type="float" office:value="6350692" calcext:value-type="float">
            <text:p>6350692</text:p>
          </table:table-cell>
          <table:table-cell table:formula="of:=[.A399]/1000/(60*60*24)" office:value-type="time" office:time-value="PT01H45M50.692S" calcext:value-type="time">
            <text:p>01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27.24" calcext:value-type="float">
            <text:p>427.2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366692" calcext:value-type="float">
            <text:p>6366692</text:p>
          </table:table-cell>
          <table:table-cell table:formula="of:=[.A400]/1000/(60*60*24)" office:value-type="time" office:time-value="PT01H46M06.692S" calcext:value-type="time">
            <text:p>01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28.31" calcext:value-type="float">
            <text:p>428.31</text:p>
          </table:table-cell>
          <table:table-cell office:value-type="float" office:value="523.3" calcext:value-type="float">
            <text:p>523.3</text:p>
          </table:table-cell>
        </table:table-row>
        <table:table-row table:style-name="ro1">
          <table:table-cell office:value-type="float" office:value="6382692" calcext:value-type="float">
            <text:p>6382692</text:p>
          </table:table-cell>
          <table:table-cell table:formula="of:=[.A401]/1000/(60*60*24)" office:value-type="time" office:time-value="PT01H46M22.692S" calcext:value-type="time">
            <text:p>01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429.38" calcext:value-type="float">
            <text:p>429.38</text:p>
          </table:table-cell>
          <table:table-cell office:value-type="float" office:value="524.6" calcext:value-type="float">
            <text:p>524.6</text:p>
          </table:table-cell>
        </table:table-row>
        <table:table-row table:style-name="ro1">
          <table:table-cell office:value-type="float" office:value="6398692" calcext:value-type="float">
            <text:p>6398692</text:p>
          </table:table-cell>
          <table:table-cell table:formula="of:=[.A402]/1000/(60*60*24)" office:value-type="time" office:time-value="PT01H46M38.692S" calcext:value-type="time">
            <text:p>01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30.45" calcext:value-type="float">
            <text:p>430.45</text:p>
          </table:table-cell>
          <table:table-cell office:value-type="float" office:value="525.9" calcext:value-type="float">
            <text:p>525.9</text:p>
          </table:table-cell>
        </table:table-row>
        <table:table-row table:style-name="ro1">
          <table:table-cell office:value-type="float" office:value="6414692" calcext:value-type="float">
            <text:p>6414692</text:p>
          </table:table-cell>
          <table:table-cell table:formula="of:=[.A403]/1000/(60*60*24)" office:value-type="time" office:time-value="PT01H46M54.692S" calcext:value-type="time">
            <text:p>01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431.52" calcext:value-type="float">
            <text:p>431.52</text:p>
          </table:table-cell>
          <table:table-cell office:value-type="float" office:value="527.2" calcext:value-type="float">
            <text:p>527.2</text:p>
          </table:table-cell>
        </table:table-row>
        <table:table-row table:style-name="ro1">
          <table:table-cell office:value-type="float" office:value="6430692" calcext:value-type="float">
            <text:p>6430692</text:p>
          </table:table-cell>
          <table:table-cell table:formula="of:=[.A404]/1000/(60*60*24)" office:value-type="time" office:time-value="PT01H47M10.692S" calcext:value-type="time">
            <text:p>01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32.59" calcext:value-type="float">
            <text:p>432.59</text:p>
          </table:table-cell>
          <table:table-cell office:value-type="float" office:value="528.5" calcext:value-type="float">
            <text:p>528.5</text:p>
          </table:table-cell>
        </table:table-row>
        <table:table-row table:style-name="ro1">
          <table:table-cell office:value-type="float" office:value="6446692" calcext:value-type="float">
            <text:p>6446692</text:p>
          </table:table-cell>
          <table:table-cell table:formula="of:=[.A405]/1000/(60*60*24)" office:value-type="time" office:time-value="PT01H47M26.692S" calcext:value-type="time">
            <text:p>01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33.66" calcext:value-type="float">
            <text:p>433.66</text:p>
          </table:table-cell>
          <table:table-cell office:value-type="float" office:value="529.8" calcext:value-type="float">
            <text:p>529.8</text:p>
          </table:table-cell>
        </table:table-row>
        <table:table-row table:style-name="ro1">
          <table:table-cell office:value-type="float" office:value="6462692" calcext:value-type="float">
            <text:p>6462692</text:p>
          </table:table-cell>
          <table:table-cell table:formula="of:=[.A406]/1000/(60*60*24)" office:value-type="time" office:time-value="PT01H47M42.692S" calcext:value-type="time">
            <text:p>01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434.73" calcext:value-type="float">
            <text:p>434.73</text:p>
          </table:table-cell>
          <table:table-cell office:value-type="float" office:value="531.1" calcext:value-type="float">
            <text:p>531.1</text:p>
          </table:table-cell>
        </table:table-row>
        <table:table-row table:style-name="ro1">
          <table:table-cell office:value-type="float" office:value="6478692" calcext:value-type="float">
            <text:p>6478692</text:p>
          </table:table-cell>
          <table:table-cell table:formula="of:=[.A407]/1000/(60*60*24)" office:value-type="time" office:time-value="PT01H47M58.692S" calcext:value-type="time">
            <text:p>01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35.8" calcext:value-type="float">
            <text:p>435.8</text:p>
          </table:table-cell>
          <table:table-cell office:value-type="float" office:value="532.4" calcext:value-type="float">
            <text:p>532.4</text:p>
          </table:table-cell>
        </table:table-row>
        <table:table-row table:style-name="ro1">
          <table:table-cell office:value-type="float" office:value="6494692" calcext:value-type="float">
            <text:p>6494692</text:p>
          </table:table-cell>
          <table:table-cell table:formula="of:=[.A408]/1000/(60*60*24)" office:value-type="time" office:time-value="PT01H48M14.692S" calcext:value-type="time">
            <text:p>01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36.87" calcext:value-type="float">
            <text:p>436.87</text:p>
          </table:table-cell>
          <table:table-cell office:value-type="float" office:value="533.71" calcext:value-type="float">
            <text:p>533.71</text:p>
          </table:table-cell>
        </table:table-row>
        <table:table-row table:style-name="ro1">
          <table:table-cell office:value-type="float" office:value="6510692" calcext:value-type="float">
            <text:p>6510692</text:p>
          </table:table-cell>
          <table:table-cell table:formula="of:=[.A409]/1000/(60*60*24)" office:value-type="time" office:time-value="PT01H48M30.692S" calcext:value-type="time">
            <text:p>01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37.94" calcext:value-type="float">
            <text:p>437.94</text:p>
          </table:table-cell>
          <table:table-cell office:value-type="float" office:value="535.01" calcext:value-type="float">
            <text:p>535.01</text:p>
          </table:table-cell>
        </table:table-row>
        <table:table-row table:style-name="ro1">
          <table:table-cell office:value-type="float" office:value="6526692" calcext:value-type="float">
            <text:p>6526692</text:p>
          </table:table-cell>
          <table:table-cell table:formula="of:=[.A410]/1000/(60*60*24)" office:value-type="time" office:time-value="PT01H48M46.692S" calcext:value-type="time">
            <text:p>01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39.01" calcext:value-type="float">
            <text:p>439.01</text:p>
          </table:table-cell>
          <table:table-cell office:value-type="float" office:value="536.31" calcext:value-type="float">
            <text:p>536.31</text:p>
          </table:table-cell>
        </table:table-row>
        <table:table-row table:style-name="ro1">
          <table:table-cell office:value-type="float" office:value="6542692" calcext:value-type="float">
            <text:p>6542692</text:p>
          </table:table-cell>
          <table:table-cell table:formula="of:=[.A411]/1000/(60*60*24)" office:value-type="time" office:time-value="PT01H49M02.692S" calcext:value-type="time">
            <text:p>01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40.08" calcext:value-type="float">
            <text:p>440.08</text:p>
          </table:table-cell>
          <table:table-cell office:value-type="float" office:value="537.61" calcext:value-type="float">
            <text:p>537.61</text:p>
          </table:table-cell>
        </table:table-row>
        <table:table-row table:style-name="ro1">
          <table:table-cell office:value-type="float" office:value="6558692" calcext:value-type="float">
            <text:p>6558692</text:p>
          </table:table-cell>
          <table:table-cell table:formula="of:=[.A412]/1000/(60*60*24)" office:value-type="time" office:time-value="PT01H49M18.692S" calcext:value-type="time">
            <text:p>01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41.15" calcext:value-type="float">
            <text:p>441.15</text:p>
          </table:table-cell>
          <table:table-cell office:value-type="float" office:value="538.91" calcext:value-type="float">
            <text:p>538.91</text:p>
          </table:table-cell>
        </table:table-row>
        <table:table-row table:style-name="ro1">
          <table:table-cell office:value-type="float" office:value="6574692" calcext:value-type="float">
            <text:p>6574692</text:p>
          </table:table-cell>
          <table:table-cell table:formula="of:=[.A413]/1000/(60*60*24)" office:value-type="time" office:time-value="PT01H49M34.692S" calcext:value-type="time">
            <text:p>01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42.22" calcext:value-type="float">
            <text:p>442.22</text:p>
          </table:table-cell>
          <table:table-cell office:value-type="float" office:value="540.21" calcext:value-type="float">
            <text:p>540.21</text:p>
          </table:table-cell>
        </table:table-row>
        <table:table-row table:style-name="ro1">
          <table:table-cell office:value-type="float" office:value="6590692" calcext:value-type="float">
            <text:p>6590692</text:p>
          </table:table-cell>
          <table:table-cell table:formula="of:=[.A414]/1000/(60*60*24)" office:value-type="time" office:time-value="PT01H49M50.692S" calcext:value-type="time">
            <text:p>01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43.3" calcext:value-type="float">
            <text:p>443.3</text:p>
          </table:table-cell>
          <table:table-cell office:value-type="float" office:value="541.51" calcext:value-type="float">
            <text:p>541.51</text:p>
          </table:table-cell>
        </table:table-row>
        <table:table-row table:style-name="ro1">
          <table:table-cell office:value-type="float" office:value="6606692" calcext:value-type="float">
            <text:p>6606692</text:p>
          </table:table-cell>
          <table:table-cell table:formula="of:=[.A415]/1000/(60*60*24)" office:value-type="time" office:time-value="PT01H50M06.692S" calcext:value-type="time">
            <text:p>01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44.37" calcext:value-type="float">
            <text:p>444.37</text:p>
          </table:table-cell>
          <table:table-cell office:value-type="float" office:value="542.81" calcext:value-type="float">
            <text:p>542.81</text:p>
          </table:table-cell>
        </table:table-row>
        <table:table-row table:style-name="ro1">
          <table:table-cell office:value-type="float" office:value="6622692" calcext:value-type="float">
            <text:p>6622692</text:p>
          </table:table-cell>
          <table:table-cell table:formula="of:=[.A416]/1000/(60*60*24)" office:value-type="time" office:time-value="PT01H50M22.692S" calcext:value-type="time">
            <text:p>01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45.44" calcext:value-type="float">
            <text:p>445.44</text:p>
          </table:table-cell>
          <table:table-cell office:value-type="float" office:value="544.11" calcext:value-type="float">
            <text:p>544.11</text:p>
          </table:table-cell>
        </table:table-row>
        <table:table-row table:style-name="ro1">
          <table:table-cell office:value-type="float" office:value="6638691" calcext:value-type="float">
            <text:p>6638691</text:p>
          </table:table-cell>
          <table:table-cell table:formula="of:=[.A417]/1000/(60*60*24)" office:value-type="time" office:time-value="PT01H50M38.691S" calcext:value-type="time">
            <text:p>01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46.51" calcext:value-type="float">
            <text:p>446.51</text:p>
          </table:table-cell>
          <table:table-cell office:value-type="float" office:value="545.41" calcext:value-type="float">
            <text:p>545.41</text:p>
          </table:table-cell>
        </table:table-row>
        <table:table-row table:style-name="ro1">
          <table:table-cell office:value-type="float" office:value="6654692" calcext:value-type="float">
            <text:p>6654692</text:p>
          </table:table-cell>
          <table:table-cell table:formula="of:=[.A418]/1000/(60*60*24)" office:value-type="time" office:time-value="PT01H50M54.692S" calcext:value-type="time">
            <text:p>01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47.58" calcext:value-type="float">
            <text:p>447.58</text:p>
          </table:table-cell>
          <table:table-cell office:value-type="float" office:value="546.72" calcext:value-type="float">
            <text:p>546.72</text:p>
          </table:table-cell>
        </table:table-row>
        <table:table-row table:style-name="ro1">
          <table:table-cell office:value-type="float" office:value="6670691" calcext:value-type="float">
            <text:p>6670691</text:p>
          </table:table-cell>
          <table:table-cell table:formula="of:=[.A419]/1000/(60*60*24)" office:value-type="time" office:time-value="PT01H51M10.691S" calcext:value-type="time">
            <text:p>01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48.65" calcext:value-type="float">
            <text:p>448.65</text:p>
          </table:table-cell>
          <table:table-cell office:value-type="float" office:value="548.02" calcext:value-type="float">
            <text:p>548.02</text:p>
          </table:table-cell>
        </table:table-row>
        <table:table-row table:style-name="ro1">
          <table:table-cell office:value-type="float" office:value="6686692" calcext:value-type="float">
            <text:p>6686692</text:p>
          </table:table-cell>
          <table:table-cell table:formula="of:=[.A420]/1000/(60*60*24)" office:value-type="time" office:time-value="PT01H51M26.692S" calcext:value-type="time">
            <text:p>01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49.72" calcext:value-type="float">
            <text:p>449.72</text:p>
          </table:table-cell>
          <table:table-cell office:value-type="float" office:value="549.32" calcext:value-type="float">
            <text:p>549.32</text:p>
          </table:table-cell>
        </table:table-row>
        <table:table-row table:style-name="ro1">
          <table:table-cell office:value-type="float" office:value="6702692" calcext:value-type="float">
            <text:p>6702692</text:p>
          </table:table-cell>
          <table:table-cell table:formula="of:=[.A421]/1000/(60*60*24)" office:value-type="time" office:time-value="PT01H51M42.692S" calcext:value-type="time">
            <text:p>01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50.79" calcext:value-type="float">
            <text:p>450.79</text:p>
          </table:table-cell>
          <table:table-cell office:value-type="float" office:value="550.62" calcext:value-type="float">
            <text:p>550.62</text:p>
          </table:table-cell>
        </table:table-row>
        <table:table-row table:style-name="ro1">
          <table:table-cell office:value-type="float" office:value="6718692" calcext:value-type="float">
            <text:p>6718692</text:p>
          </table:table-cell>
          <table:table-cell table:formula="of:=[.A422]/1000/(60*60*24)" office:value-type="time" office:time-value="PT01H51M58.692S" calcext:value-type="time">
            <text:p>01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51.86" calcext:value-type="float">
            <text:p>451.86</text:p>
          </table:table-cell>
          <table:table-cell office:value-type="float" office:value="551.92" calcext:value-type="float">
            <text:p>551.92</text:p>
          </table:table-cell>
        </table:table-row>
        <table:table-row table:style-name="ro1">
          <table:table-cell office:value-type="float" office:value="6734692" calcext:value-type="float">
            <text:p>6734692</text:p>
          </table:table-cell>
          <table:table-cell table:formula="of:=[.A423]/1000/(60*60*24)" office:value-type="time" office:time-value="PT01H52M14.692S" calcext:value-type="time">
            <text:p>01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52.93" calcext:value-type="float">
            <text:p>452.93</text:p>
          </table:table-cell>
          <table:table-cell office:value-type="float" office:value="553.22" calcext:value-type="float">
            <text:p>553.22</text:p>
          </table:table-cell>
        </table:table-row>
        <table:table-row table:style-name="ro1">
          <table:table-cell office:value-type="float" office:value="6750692" calcext:value-type="float">
            <text:p>6750692</text:p>
          </table:table-cell>
          <table:table-cell table:formula="of:=[.A424]/1000/(60*60*24)" office:value-type="time" office:time-value="PT01H52M30.692S" calcext:value-type="time">
            <text:p>01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54" calcext:value-type="float">
            <text:p>454</text:p>
          </table:table-cell>
          <table:table-cell office:value-type="float" office:value="554.52" calcext:value-type="float">
            <text:p>554.52</text:p>
          </table:table-cell>
        </table:table-row>
        <table:table-row table:style-name="ro1">
          <table:table-cell office:value-type="float" office:value="6766692" calcext:value-type="float">
            <text:p>6766692</text:p>
          </table:table-cell>
          <table:table-cell table:formula="of:=[.A425]/1000/(60*60*24)" office:value-type="time" office:time-value="PT01H52M46.692S" calcext:value-type="time">
            <text:p>01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55.07" calcext:value-type="float">
            <text:p>455.07</text:p>
          </table:table-cell>
          <table:table-cell office:value-type="float" office:value="555.82" calcext:value-type="float">
            <text:p>555.82</text:p>
          </table:table-cell>
        </table:table-row>
        <table:table-row table:style-name="ro1">
          <table:table-cell office:value-type="float" office:value="6782692" calcext:value-type="float">
            <text:p>6782692</text:p>
          </table:table-cell>
          <table:table-cell table:formula="of:=[.A426]/1000/(60*60*24)" office:value-type="time" office:time-value="PT01H53M02.692S" calcext:value-type="time">
            <text:p>01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56.14" calcext:value-type="float">
            <text:p>456.14</text:p>
          </table:table-cell>
          <table:table-cell office:value-type="float" office:value="557.12" calcext:value-type="float">
            <text:p>557.12</text:p>
          </table:table-cell>
        </table:table-row>
        <table:table-row table:style-name="ro1">
          <table:table-cell office:value-type="float" office:value="6798692" calcext:value-type="float">
            <text:p>6798692</text:p>
          </table:table-cell>
          <table:table-cell table:formula="of:=[.A427]/1000/(60*60*24)" office:value-type="time" office:time-value="PT01H53M18.692S" calcext:value-type="time">
            <text:p>01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57.21" calcext:value-type="float">
            <text:p>457.21</text:p>
          </table:table-cell>
          <table:table-cell office:value-type="float" office:value="558.42" calcext:value-type="float">
            <text:p>558.42</text:p>
          </table:table-cell>
        </table:table-row>
        <table:table-row table:style-name="ro1">
          <table:table-cell office:value-type="float" office:value="6814692" calcext:value-type="float">
            <text:p>6814692</text:p>
          </table:table-cell>
          <table:table-cell table:formula="of:=[.A428]/1000/(60*60*24)" office:value-type="time" office:time-value="PT01H53M34.692S" calcext:value-type="time">
            <text:p>01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58.28" calcext:value-type="float">
            <text:p>458.28</text:p>
          </table:table-cell>
          <table:table-cell office:value-type="float" office:value="559.72" calcext:value-type="float">
            <text:p>559.72</text:p>
          </table:table-cell>
        </table:table-row>
        <table:table-row table:style-name="ro1">
          <table:table-cell office:value-type="float" office:value="6830692" calcext:value-type="float">
            <text:p>6830692</text:p>
          </table:table-cell>
          <table:table-cell table:formula="of:=[.A429]/1000/(60*60*24)" office:value-type="time" office:time-value="PT01H53M50.692S" calcext:value-type="time">
            <text:p>01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59.35" calcext:value-type="float">
            <text:p>459.35</text:p>
          </table:table-cell>
          <table:table-cell office:value-type="float" office:value="561.02" calcext:value-type="float">
            <text:p>561.02</text:p>
          </table:table-cell>
        </table:table-row>
        <table:table-row table:style-name="ro1">
          <table:table-cell office:value-type="float" office:value="6846692" calcext:value-type="float">
            <text:p>6846692</text:p>
          </table:table-cell>
          <table:table-cell table:formula="of:=[.A430]/1000/(60*60*24)" office:value-type="time" office:time-value="PT01H54M06.692S" calcext:value-type="time">
            <text:p>01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60.42" calcext:value-type="float">
            <text:p>460.42</text:p>
          </table:table-cell>
          <table:table-cell office:value-type="float" office:value="562.32" calcext:value-type="float">
            <text:p>562.32</text:p>
          </table:table-cell>
        </table:table-row>
        <table:table-row table:style-name="ro1">
          <table:table-cell office:value-type="float" office:value="6862692" calcext:value-type="float">
            <text:p>6862692</text:p>
          </table:table-cell>
          <table:table-cell table:formula="of:=[.A431]/1000/(60*60*24)" office:value-type="time" office:time-value="PT01H54M22.692S" calcext:value-type="time">
            <text:p>01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461.49" calcext:value-type="float">
            <text:p>461.49</text:p>
          </table:table-cell>
          <table:table-cell office:value-type="float" office:value="563.62" calcext:value-type="float">
            <text:p>563.62</text:p>
          </table:table-cell>
        </table:table-row>
        <table:table-row table:style-name="ro1">
          <table:table-cell office:value-type="float" office:value="6878692" calcext:value-type="float">
            <text:p>6878692</text:p>
          </table:table-cell>
          <table:table-cell table:formula="of:=[.A432]/1000/(60*60*24)" office:value-type="time" office:time-value="PT01H54M38.692S" calcext:value-type="time">
            <text:p>01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62.56" calcext:value-type="float">
            <text:p>462.56</text:p>
          </table:table-cell>
          <table:table-cell office:value-type="float" office:value="564.92" calcext:value-type="float">
            <text:p>564.92</text:p>
          </table:table-cell>
        </table:table-row>
        <table:table-row table:style-name="ro1">
          <table:table-cell office:value-type="float" office:value="6894692" calcext:value-type="float">
            <text:p>6894692</text:p>
          </table:table-cell>
          <table:table-cell table:formula="of:=[.A433]/1000/(60*60*24)" office:value-type="time" office:time-value="PT01H54M54.692S" calcext:value-type="time">
            <text:p>01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63.63" calcext:value-type="float">
            <text:p>463.63</text:p>
          </table:table-cell>
          <table:table-cell office:value-type="float" office:value="566.22" calcext:value-type="float">
            <text:p>566.22</text:p>
          </table:table-cell>
        </table:table-row>
        <table:table-row table:style-name="ro1">
          <table:table-cell office:value-type="float" office:value="6910692" calcext:value-type="float">
            <text:p>6910692</text:p>
          </table:table-cell>
          <table:table-cell table:formula="of:=[.A434]/1000/(60*60*24)" office:value-type="time" office:time-value="PT01H55M10.692S" calcext:value-type="time">
            <text:p>01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64.7" calcext:value-type="float">
            <text:p>464.7</text:p>
          </table:table-cell>
          <table:table-cell office:value-type="float" office:value="567.52" calcext:value-type="float">
            <text:p>567.52</text:p>
          </table:table-cell>
        </table:table-row>
        <table:table-row table:style-name="ro1">
          <table:table-cell office:value-type="float" office:value="6926692" calcext:value-type="float">
            <text:p>6926692</text:p>
          </table:table-cell>
          <table:table-cell table:formula="of:=[.A435]/1000/(60*60*24)" office:value-type="time" office:time-value="PT01H55M26.692S" calcext:value-type="time">
            <text:p>01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65.77" calcext:value-type="float">
            <text:p>465.77</text:p>
          </table:table-cell>
          <table:table-cell office:value-type="float" office:value="568.82" calcext:value-type="float">
            <text:p>568.82</text:p>
          </table:table-cell>
        </table:table-row>
        <table:table-row table:style-name="ro1">
          <table:table-cell office:value-type="float" office:value="6942692" calcext:value-type="float">
            <text:p>6942692</text:p>
          </table:table-cell>
          <table:table-cell table:formula="of:=[.A436]/1000/(60*60*24)" office:value-type="time" office:time-value="PT01H55M42.692S" calcext:value-type="time">
            <text:p>01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66.84" calcext:value-type="float">
            <text:p>466.84</text:p>
          </table:table-cell>
          <table:table-cell office:value-type="float" office:value="570.12" calcext:value-type="float">
            <text:p>570.12</text:p>
          </table:table-cell>
        </table:table-row>
        <table:table-row table:style-name="ro1">
          <table:table-cell office:value-type="float" office:value="6958691" calcext:value-type="float">
            <text:p>6958691</text:p>
          </table:table-cell>
          <table:table-cell table:formula="of:=[.A437]/1000/(60*60*24)" office:value-type="time" office:time-value="PT01H55M58.691S" calcext:value-type="time">
            <text:p>01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67.91" calcext:value-type="float">
            <text:p>467.91</text:p>
          </table:table-cell>
          <table:table-cell office:value-type="float" office:value="571.42" calcext:value-type="float">
            <text:p>571.42</text:p>
          </table:table-cell>
        </table:table-row>
        <table:table-row table:style-name="ro1">
          <table:table-cell office:value-type="float" office:value="6974692" calcext:value-type="float">
            <text:p>6974692</text:p>
          </table:table-cell>
          <table:table-cell table:formula="of:=[.A438]/1000/(60*60*24)" office:value-type="time" office:time-value="PT01H56M14.692S" calcext:value-type="time">
            <text:p>01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68.98" calcext:value-type="float">
            <text:p>468.98</text:p>
          </table:table-cell>
          <table:table-cell office:value-type="float" office:value="572.73" calcext:value-type="float">
            <text:p>572.73</text:p>
          </table:table-cell>
        </table:table-row>
        <table:table-row table:style-name="ro1">
          <table:table-cell office:value-type="float" office:value="6990692" calcext:value-type="float">
            <text:p>6990692</text:p>
          </table:table-cell>
          <table:table-cell table:formula="of:=[.A439]/1000/(60*60*24)" office:value-type="time" office:time-value="PT01H56M30.692S" calcext:value-type="time">
            <text:p>01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70.05" calcext:value-type="float">
            <text:p>470.05</text:p>
          </table:table-cell>
          <table:table-cell office:value-type="float" office:value="574.03" calcext:value-type="float">
            <text:p>574.03</text:p>
          </table:table-cell>
        </table:table-row>
        <table:table-row table:style-name="ro1">
          <table:table-cell office:value-type="float" office:value="7006692" calcext:value-type="float">
            <text:p>7006692</text:p>
          </table:table-cell>
          <table:table-cell table:formula="of:=[.A440]/1000/(60*60*24)" office:value-type="time" office:time-value="PT01H56M46.692S" calcext:value-type="time">
            <text:p>01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71.12" calcext:value-type="float">
            <text:p>471.12</text:p>
          </table:table-cell>
          <table:table-cell office:value-type="float" office:value="575.33" calcext:value-type="float">
            <text:p>575.33</text:p>
          </table:table-cell>
        </table:table-row>
        <table:table-row table:style-name="ro1">
          <table:table-cell office:value-type="float" office:value="7022692" calcext:value-type="float">
            <text:p>7022692</text:p>
          </table:table-cell>
          <table:table-cell table:formula="of:=[.A441]/1000/(60*60*24)" office:value-type="time" office:time-value="PT01H57M02.692S" calcext:value-type="time">
            <text:p>01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72.19" calcext:value-type="float">
            <text:p>472.19</text:p>
          </table:table-cell>
          <table:table-cell office:value-type="float" office:value="576.63" calcext:value-type="float">
            <text:p>576.63</text:p>
          </table:table-cell>
        </table:table-row>
        <table:table-row table:style-name="ro1">
          <table:table-cell office:value-type="float" office:value="7038692" calcext:value-type="float">
            <text:p>7038692</text:p>
          </table:table-cell>
          <table:table-cell table:formula="of:=[.A442]/1000/(60*60*24)" office:value-type="time" office:time-value="PT01H57M18.692S" calcext:value-type="time">
            <text:p>01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73.26" calcext:value-type="float">
            <text:p>473.26</text:p>
          </table:table-cell>
          <table:table-cell office:value-type="float" office:value="577.93" calcext:value-type="float">
            <text:p>577.93</text:p>
          </table:table-cell>
        </table:table-row>
        <table:table-row table:style-name="ro1">
          <table:table-cell office:value-type="float" office:value="7054692" calcext:value-type="float">
            <text:p>7054692</text:p>
          </table:table-cell>
          <table:table-cell table:formula="of:=[.A443]/1000/(60*60*24)" office:value-type="time" office:time-value="PT01H57M34.692S" calcext:value-type="time">
            <text:p>01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74.33" calcext:value-type="float">
            <text:p>474.33</text:p>
          </table:table-cell>
          <table:table-cell office:value-type="float" office:value="579.23" calcext:value-type="float">
            <text:p>579.23</text:p>
          </table:table-cell>
        </table:table-row>
        <table:table-row table:style-name="ro1">
          <table:table-cell office:value-type="float" office:value="7070692" calcext:value-type="float">
            <text:p>7070692</text:p>
          </table:table-cell>
          <table:table-cell table:formula="of:=[.A444]/1000/(60*60*24)" office:value-type="time" office:time-value="PT01H57M50.692S" calcext:value-type="time">
            <text:p>01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75.4" calcext:value-type="float">
            <text:p>475.4</text:p>
          </table:table-cell>
          <table:table-cell office:value-type="float" office:value="580.53" calcext:value-type="float">
            <text:p>580.53</text:p>
          </table:table-cell>
        </table:table-row>
        <table:table-row table:style-name="ro1">
          <table:table-cell office:value-type="float" office:value="7086692" calcext:value-type="float">
            <text:p>7086692</text:p>
          </table:table-cell>
          <table:table-cell table:formula="of:=[.A445]/1000/(60*60*24)" office:value-type="time" office:time-value="PT01H58M06.692S" calcext:value-type="time">
            <text:p>01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76.47" calcext:value-type="float">
            <text:p>476.47</text:p>
          </table:table-cell>
          <table:table-cell office:value-type="float" office:value="581.82" calcext:value-type="float">
            <text:p>581.82</text:p>
          </table:table-cell>
        </table:table-row>
        <table:table-row table:style-name="ro1">
          <table:table-cell office:value-type="float" office:value="7102692" calcext:value-type="float">
            <text:p>7102692</text:p>
          </table:table-cell>
          <table:table-cell table:formula="of:=[.A446]/1000/(60*60*24)" office:value-type="time" office:time-value="PT01H58M22.692S" calcext:value-type="time">
            <text:p>01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77.54" calcext:value-type="float">
            <text:p>477.54</text:p>
          </table:table-cell>
          <table:table-cell office:value-type="float" office:value="583.12" calcext:value-type="float">
            <text:p>583.12</text:p>
          </table:table-cell>
        </table:table-row>
        <table:table-row table:style-name="ro1">
          <table:table-cell office:value-type="float" office:value="7118692" calcext:value-type="float">
            <text:p>7118692</text:p>
          </table:table-cell>
          <table:table-cell table:formula="of:=[.A447]/1000/(60*60*24)" office:value-type="time" office:time-value="PT01H58M38.692S" calcext:value-type="time">
            <text:p>01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78.61" calcext:value-type="float">
            <text:p>478.61</text:p>
          </table:table-cell>
          <table:table-cell office:value-type="float" office:value="584.42" calcext:value-type="float">
            <text:p>584.42</text:p>
          </table:table-cell>
        </table:table-row>
        <table:table-row table:style-name="ro1">
          <table:table-cell office:value-type="float" office:value="7134692" calcext:value-type="float">
            <text:p>7134692</text:p>
          </table:table-cell>
          <table:table-cell table:formula="of:=[.A448]/1000/(60*60*24)" office:value-type="time" office:time-value="PT01H58M54.692S" calcext:value-type="time">
            <text:p>01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79.68" calcext:value-type="float">
            <text:p>479.68</text:p>
          </table:table-cell>
          <table:table-cell office:value-type="float" office:value="585.72" calcext:value-type="float">
            <text:p>585.72</text:p>
          </table:table-cell>
        </table:table-row>
        <table:table-row table:style-name="ro1">
          <table:table-cell office:value-type="float" office:value="7150692" calcext:value-type="float">
            <text:p>7150692</text:p>
          </table:table-cell>
          <table:table-cell table:formula="of:=[.A449]/1000/(60*60*24)" office:value-type="time" office:time-value="PT01H59M10.692S" calcext:value-type="time">
            <text:p>01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80.75" calcext:value-type="float">
            <text:p>480.75</text:p>
          </table:table-cell>
          <table:table-cell office:value-type="float" office:value="587.02" calcext:value-type="float">
            <text:p>587.02</text:p>
          </table:table-cell>
        </table:table-row>
        <table:table-row table:style-name="ro1">
          <table:table-cell office:value-type="float" office:value="7166692" calcext:value-type="float">
            <text:p>7166692</text:p>
          </table:table-cell>
          <table:table-cell table:formula="of:=[.A450]/1000/(60*60*24)" office:value-type="time" office:time-value="PT01H59M26.692S" calcext:value-type="time">
            <text:p>01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81.82" calcext:value-type="float">
            <text:p>481.82</text:p>
          </table:table-cell>
          <table:table-cell office:value-type="float" office:value="588.32" calcext:value-type="float">
            <text:p>588.32</text:p>
          </table:table-cell>
        </table:table-row>
        <table:table-row table:style-name="ro1">
          <table:table-cell office:value-type="float" office:value="7182692" calcext:value-type="float">
            <text:p>7182692</text:p>
          </table:table-cell>
          <table:table-cell table:formula="of:=[.A451]/1000/(60*60*24)" office:value-type="time" office:time-value="PT01H59M42.692S" calcext:value-type="time">
            <text:p>01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82.89" calcext:value-type="float">
            <text:p>482.89</text:p>
          </table:table-cell>
          <table:table-cell office:value-type="float" office:value="589.62" calcext:value-type="float">
            <text:p>589.62</text:p>
          </table:table-cell>
        </table:table-row>
        <table:table-row table:style-name="ro1">
          <table:table-cell office:value-type="float" office:value="7198692" calcext:value-type="float">
            <text:p>7198692</text:p>
          </table:table-cell>
          <table:table-cell table:formula="of:=[.A452]/1000/(60*60*24)" office:value-type="time" office:time-value="PT01H59M58.692S" calcext:value-type="time">
            <text:p>01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83.96" calcext:value-type="float">
            <text:p>483.96</text:p>
          </table:table-cell>
          <table:table-cell office:value-type="float" office:value="590.92" calcext:value-type="float">
            <text:p>590.92</text:p>
          </table:table-cell>
        </table:table-row>
        <table:table-row table:style-name="ro1">
          <table:table-cell office:value-type="float" office:value="7214692" calcext:value-type="float">
            <text:p>7214692</text:p>
          </table:table-cell>
          <table:table-cell table:formula="of:=[.A453]/1000/(60*60*24)" office:value-type="time" office:time-value="PT02H00M14.692S" calcext:value-type="time">
            <text:p>02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85.03" calcext:value-type="float">
            <text:p>485.03</text:p>
          </table:table-cell>
          <table:table-cell office:value-type="float" office:value="592.22" calcext:value-type="float">
            <text:p>592.22</text:p>
          </table:table-cell>
        </table:table-row>
        <table:table-row table:style-name="ro1">
          <table:table-cell office:value-type="float" office:value="7230692" calcext:value-type="float">
            <text:p>7230692</text:p>
          </table:table-cell>
          <table:table-cell table:formula="of:=[.A454]/1000/(60*60*24)" office:value-type="time" office:time-value="PT02H00M30.692S" calcext:value-type="time">
            <text:p>02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86.1" calcext:value-type="float">
            <text:p>486.1</text:p>
          </table:table-cell>
          <table:table-cell office:value-type="float" office:value="593.52" calcext:value-type="float">
            <text:p>593.52</text:p>
          </table:table-cell>
        </table:table-row>
        <table:table-row table:style-name="ro1">
          <table:table-cell office:value-type="float" office:value="7246691" calcext:value-type="float">
            <text:p>7246691</text:p>
          </table:table-cell>
          <table:table-cell table:formula="of:=[.A455]/1000/(60*60*24)" office:value-type="time" office:time-value="PT02H00M46.691S" calcext:value-type="time">
            <text:p>02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87.17" calcext:value-type="float">
            <text:p>487.17</text:p>
          </table:table-cell>
          <table:table-cell office:value-type="float" office:value="594.82" calcext:value-type="float">
            <text:p>594.82</text:p>
          </table:table-cell>
        </table:table-row>
        <table:table-row table:style-name="ro1">
          <table:table-cell office:value-type="float" office:value="7262692" calcext:value-type="float">
            <text:p>7262692</text:p>
          </table:table-cell>
          <table:table-cell table:formula="of:=[.A456]/1000/(60*60*24)" office:value-type="time" office:time-value="PT02H01M02.692S" calcext:value-type="time">
            <text:p>02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88.24" calcext:value-type="float">
            <text:p>488.24</text:p>
          </table:table-cell>
          <table:table-cell office:value-type="float" office:value="596.12" calcext:value-type="float">
            <text:p>596.12</text:p>
          </table:table-cell>
        </table:table-row>
        <table:table-row table:style-name="ro1">
          <table:table-cell office:value-type="float" office:value="7278692" calcext:value-type="float">
            <text:p>7278692</text:p>
          </table:table-cell>
          <table:table-cell table:formula="of:=[.A457]/1000/(60*60*24)" office:value-type="time" office:time-value="PT02H01M18.692S" calcext:value-type="time">
            <text:p>02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89.31" calcext:value-type="float">
            <text:p>489.31</text:p>
          </table:table-cell>
          <table:table-cell office:value-type="float" office:value="597.42" calcext:value-type="float">
            <text:p>597.42</text:p>
          </table:table-cell>
        </table:table-row>
        <table:table-row table:style-name="ro1">
          <table:table-cell office:value-type="float" office:value="7294692" calcext:value-type="float">
            <text:p>7294692</text:p>
          </table:table-cell>
          <table:table-cell table:formula="of:=[.A458]/1000/(60*60*24)" office:value-type="time" office:time-value="PT02H01M34.692S" calcext:value-type="time">
            <text:p>02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90.38" calcext:value-type="float">
            <text:p>490.38</text:p>
          </table:table-cell>
          <table:table-cell office:value-type="float" office:value="598.71" calcext:value-type="float">
            <text:p>598.71</text:p>
          </table:table-cell>
        </table:table-row>
        <table:table-row table:style-name="ro1">
          <table:table-cell office:value-type="float" office:value="7310692" calcext:value-type="float">
            <text:p>7310692</text:p>
          </table:table-cell>
          <table:table-cell table:formula="of:=[.A459]/1000/(60*60*24)" office:value-type="time" office:time-value="PT02H01M50.692S" calcext:value-type="time">
            <text:p>02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91.45" calcext:value-type="float">
            <text:p>491.45</text:p>
          </table:table-cell>
          <table:table-cell office:value-type="float" office:value="600.01" calcext:value-type="float">
            <text:p>600.01</text:p>
          </table:table-cell>
        </table:table-row>
        <table:table-row table:style-name="ro1">
          <table:table-cell office:value-type="float" office:value="7326692" calcext:value-type="float">
            <text:p>7326692</text:p>
          </table:table-cell>
          <table:table-cell table:formula="of:=[.A460]/1000/(60*60*24)" office:value-type="time" office:time-value="PT02H02M06.692S" calcext:value-type="time">
            <text:p>02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92.52" calcext:value-type="float">
            <text:p>492.52</text:p>
          </table:table-cell>
          <table:table-cell office:value-type="float" office:value="601.31" calcext:value-type="float">
            <text:p>601.31</text:p>
          </table:table-cell>
        </table:table-row>
        <table:table-row table:style-name="ro1">
          <table:table-cell office:value-type="float" office:value="7342692" calcext:value-type="float">
            <text:p>7342692</text:p>
          </table:table-cell>
          <table:table-cell table:formula="of:=[.A461]/1000/(60*60*24)" office:value-type="time" office:time-value="PT02H02M22.692S" calcext:value-type="time">
            <text:p>02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93.59" calcext:value-type="float">
            <text:p>493.59</text:p>
          </table:table-cell>
          <table:table-cell office:value-type="float" office:value="602.61" calcext:value-type="float">
            <text:p>602.61</text:p>
          </table:table-cell>
        </table:table-row>
        <table:table-row table:style-name="ro1">
          <table:table-cell office:value-type="float" office:value="7358692" calcext:value-type="float">
            <text:p>7358692</text:p>
          </table:table-cell>
          <table:table-cell table:formula="of:=[.A462]/1000/(60*60*24)" office:value-type="time" office:time-value="PT02H02M38.692S" calcext:value-type="time">
            <text:p>02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94.66" calcext:value-type="float">
            <text:p>494.66</text:p>
          </table:table-cell>
          <table:table-cell office:value-type="float" office:value="603.91" calcext:value-type="float">
            <text:p>603.91</text:p>
          </table:table-cell>
        </table:table-row>
        <table:table-row table:style-name="ro1">
          <table:table-cell office:value-type="float" office:value="7374692" calcext:value-type="float">
            <text:p>7374692</text:p>
          </table:table-cell>
          <table:table-cell table:formula="of:=[.A463]/1000/(60*60*24)" office:value-type="time" office:time-value="PT02H02M54.692S" calcext:value-type="time">
            <text:p>02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95.73" calcext:value-type="float">
            <text:p>495.73</text:p>
          </table:table-cell>
          <table:table-cell office:value-type="float" office:value="605.21" calcext:value-type="float">
            <text:p>605.21</text:p>
          </table:table-cell>
        </table:table-row>
        <table:table-row table:style-name="ro1">
          <table:table-cell office:value-type="float" office:value="7390692" calcext:value-type="float">
            <text:p>7390692</text:p>
          </table:table-cell>
          <table:table-cell table:formula="of:=[.A464]/1000/(60*60*24)" office:value-type="time" office:time-value="PT02H03M10.692S" calcext:value-type="time">
            <text:p>02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96.8" calcext:value-type="float">
            <text:p>496.8</text:p>
          </table:table-cell>
          <table:table-cell office:value-type="float" office:value="606.51" calcext:value-type="float">
            <text:p>606.51</text:p>
          </table:table-cell>
        </table:table-row>
        <table:table-row table:style-name="ro1">
          <table:table-cell office:value-type="float" office:value="7406692" calcext:value-type="float">
            <text:p>7406692</text:p>
          </table:table-cell>
          <table:table-cell table:formula="of:=[.A465]/1000/(60*60*24)" office:value-type="time" office:time-value="PT02H03M26.692S" calcext:value-type="time">
            <text:p>02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97.87" calcext:value-type="float">
            <text:p>497.87</text:p>
          </table:table-cell>
          <table:table-cell office:value-type="float" office:value="607.81" calcext:value-type="float">
            <text:p>607.81</text:p>
          </table:table-cell>
        </table:table-row>
        <table:table-row table:style-name="ro1">
          <table:table-cell office:value-type="float" office:value="7422691" calcext:value-type="float">
            <text:p>7422691</text:p>
          </table:table-cell>
          <table:table-cell table:formula="of:=[.A466]/1000/(60*60*24)" office:value-type="time" office:time-value="PT02H03M42.691S" calcext:value-type="time">
            <text:p>02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98.94" calcext:value-type="float">
            <text:p>498.94</text:p>
          </table:table-cell>
          <table:table-cell office:value-type="float" office:value="609.11" calcext:value-type="float">
            <text:p>609.11</text:p>
          </table:table-cell>
        </table:table-row>
        <table:table-row table:style-name="ro1">
          <table:table-cell office:value-type="float" office:value="7438692" calcext:value-type="float">
            <text:p>7438692</text:p>
          </table:table-cell>
          <table:table-cell table:formula="of:=[.A467]/1000/(60*60*24)" office:value-type="time" office:time-value="PT02H03M58.692S" calcext:value-type="time">
            <text:p>02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00.01" calcext:value-type="float">
            <text:p>500.01</text:p>
          </table:table-cell>
          <table:table-cell office:value-type="float" office:value="610.41" calcext:value-type="float">
            <text:p>610.41</text:p>
          </table:table-cell>
        </table:table-row>
        <table:table-row table:style-name="ro1">
          <table:table-cell office:value-type="float" office:value="7454692" calcext:value-type="float">
            <text:p>7454692</text:p>
          </table:table-cell>
          <table:table-cell table:formula="of:=[.A468]/1000/(60*60*24)" office:value-type="time" office:time-value="PT02H04M14.692S" calcext:value-type="time">
            <text:p>02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9" calcext:value-type="float">
            <text:p>292.59</text:p>
          </table:table-cell>
          <table:table-cell office:value-type="float" office:value="501.08" calcext:value-type="float">
            <text:p>501.08</text:p>
          </table:table-cell>
          <table:table-cell office:value-type="float" office:value="611.7" calcext:value-type="float">
            <text:p>611.7</text:p>
          </table:table-cell>
        </table:table-row>
        <table:table-row table:style-name="ro1">
          <table:table-cell office:value-type="float" office:value="7470692" calcext:value-type="float">
            <text:p>7470692</text:p>
          </table:table-cell>
          <table:table-cell table:formula="of:=[.A469]/1000/(60*60*24)" office:value-type="time" office:time-value="PT02H04M30.692S" calcext:value-type="time">
            <text:p>02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502.15" calcext:value-type="float">
            <text:p>502.1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7486692" calcext:value-type="float">
            <text:p>7486692</text:p>
          </table:table-cell>
          <table:table-cell table:formula="of:=[.A470]/1000/(60*60*24)" office:value-type="time" office:time-value="PT02H04M46.692S" calcext:value-type="time">
            <text:p>02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03.22" calcext:value-type="float">
            <text:p>503.22</text:p>
          </table:table-cell>
          <table:table-cell office:value-type="float" office:value="614.3" calcext:value-type="float">
            <text:p>614.3</text:p>
          </table:table-cell>
        </table:table-row>
        <table:table-row table:style-name="ro1">
          <table:table-cell office:value-type="float" office:value="7502692" calcext:value-type="float">
            <text:p>7502692</text:p>
          </table:table-cell>
          <table:table-cell table:formula="of:=[.A471]/1000/(60*60*24)" office:value-type="time" office:time-value="PT02H05M02.692S" calcext:value-type="time">
            <text:p>02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504.29" calcext:value-type="float">
            <text:p>504.29</text:p>
          </table:table-cell>
          <table:table-cell office:value-type="float" office:value="615.6" calcext:value-type="float">
            <text:p>615.6</text:p>
          </table:table-cell>
        </table:table-row>
        <table:table-row table:style-name="ro1">
          <table:table-cell office:value-type="float" office:value="7518692" calcext:value-type="float">
            <text:p>7518692</text:p>
          </table:table-cell>
          <table:table-cell table:formula="of:=[.A472]/1000/(60*60*24)" office:value-type="time" office:time-value="PT02H05M18.692S" calcext:value-type="time">
            <text:p>02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05.36" calcext:value-type="float">
            <text:p>505.36</text:p>
          </table:table-cell>
          <table:table-cell office:value-type="float" office:value="616.9" calcext:value-type="float">
            <text:p>616.9</text:p>
          </table:table-cell>
        </table:table-row>
        <table:table-row table:style-name="ro1">
          <table:table-cell office:value-type="float" office:value="7534692" calcext:value-type="float">
            <text:p>7534692</text:p>
          </table:table-cell>
          <table:table-cell table:formula="of:=[.A473]/1000/(60*60*24)" office:value-type="time" office:time-value="PT02H05M34.692S" calcext:value-type="time">
            <text:p>02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06.43" calcext:value-type="float">
            <text:p>506.43</text:p>
          </table:table-cell>
          <table:table-cell office:value-type="float" office:value="618.2" calcext:value-type="float">
            <text:p>618.2</text:p>
          </table:table-cell>
        </table:table-row>
        <table:table-row table:style-name="ro1">
          <table:table-cell office:value-type="float" office:value="7550691" calcext:value-type="float">
            <text:p>7550691</text:p>
          </table:table-cell>
          <table:table-cell table:formula="of:=[.A474]/1000/(60*60*24)" office:value-type="time" office:time-value="PT02H05M50.691S" calcext:value-type="time">
            <text:p>02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07.5" calcext:value-type="float">
            <text:p>507.5</text:p>
          </table:table-cell>
          <table:table-cell office:value-type="float" office:value="619.5" calcext:value-type="float">
            <text:p>619.5</text:p>
          </table:table-cell>
        </table:table-row>
        <table:table-row table:style-name="ro1">
          <table:table-cell office:value-type="float" office:value="7566692" calcext:value-type="float">
            <text:p>7566692</text:p>
          </table:table-cell>
          <table:table-cell table:formula="of:=[.A475]/1000/(60*60*24)" office:value-type="time" office:time-value="PT02H06M06.692S" calcext:value-type="time">
            <text:p>02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508.57" calcext:value-type="float">
            <text:p>508.57</text:p>
          </table:table-cell>
          <table:table-cell office:value-type="float" office:value="620.79" calcext:value-type="float">
            <text:p>620.79</text:p>
          </table:table-cell>
        </table:table-row>
        <table:table-row table:style-name="ro1">
          <table:table-cell office:value-type="float" office:value="7582692" calcext:value-type="float">
            <text:p>7582692</text:p>
          </table:table-cell>
          <table:table-cell table:formula="of:=[.A476]/1000/(60*60*24)" office:value-type="time" office:time-value="PT02H06M22.692S" calcext:value-type="time">
            <text:p>02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509.64" calcext:value-type="float">
            <text:p>509.64</text:p>
          </table:table-cell>
          <table:table-cell office:value-type="float" office:value="622.09" calcext:value-type="float">
            <text:p>622.09</text:p>
          </table:table-cell>
        </table:table-row>
        <table:table-row table:style-name="ro1">
          <table:table-cell office:value-type="float" office:value="7598691" calcext:value-type="float">
            <text:p>7598691</text:p>
          </table:table-cell>
          <table:table-cell table:formula="of:=[.A477]/1000/(60*60*24)" office:value-type="time" office:time-value="PT02H06M38.691S" calcext:value-type="time">
            <text:p>02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10.71" calcext:value-type="float">
            <text:p>510.71</text:p>
          </table:table-cell>
          <table:table-cell office:value-type="float" office:value="623.39" calcext:value-type="float">
            <text:p>623.39</text:p>
          </table:table-cell>
        </table:table-row>
        <table:table-row table:style-name="ro1">
          <table:table-cell office:value-type="float" office:value="7614692" calcext:value-type="float">
            <text:p>7614692</text:p>
          </table:table-cell>
          <table:table-cell table:formula="of:=[.A478]/1000/(60*60*24)" office:value-type="time" office:time-value="PT02H06M54.692S" calcext:value-type="time">
            <text:p>02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11.78" calcext:value-type="float">
            <text:p>511.78</text:p>
          </table:table-cell>
          <table:table-cell office:value-type="float" office:value="624.69" calcext:value-type="float">
            <text:p>624.69</text:p>
          </table:table-cell>
        </table:table-row>
        <table:table-row table:style-name="ro1">
          <table:table-cell office:value-type="float" office:value="7630692" calcext:value-type="float">
            <text:p>7630692</text:p>
          </table:table-cell>
          <table:table-cell table:formula="of:=[.A479]/1000/(60*60*24)" office:value-type="time" office:time-value="PT02H07M10.692S" calcext:value-type="time">
            <text:p>02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512.85" calcext:value-type="float">
            <text:p>512.85</text:p>
          </table:table-cell>
          <table:table-cell office:value-type="float" office:value="625.98" calcext:value-type="float">
            <text:p>625.98</text:p>
          </table:table-cell>
        </table:table-row>
        <table:table-row table:style-name="ro1">
          <table:table-cell office:value-type="float" office:value="7646691" calcext:value-type="float">
            <text:p>7646691</text:p>
          </table:table-cell>
          <table:table-cell table:formula="of:=[.A480]/1000/(60*60*24)" office:value-type="time" office:time-value="PT02H07M26.691S" calcext:value-type="time">
            <text:p>02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13.92" calcext:value-type="float">
            <text:p>513.92</text:p>
          </table:table-cell>
          <table:table-cell office:value-type="float" office:value="627.28" calcext:value-type="float">
            <text:p>627.28</text:p>
          </table:table-cell>
        </table:table-row>
        <table:table-row table:style-name="ro1">
          <table:table-cell office:value-type="float" office:value="7662692" calcext:value-type="float">
            <text:p>7662692</text:p>
          </table:table-cell>
          <table:table-cell table:formula="of:=[.A481]/1000/(60*60*24)" office:value-type="time" office:time-value="PT02H07M42.692S" calcext:value-type="time">
            <text:p>02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14.99" calcext:value-type="float">
            <text:p>514.99</text:p>
          </table:table-cell>
          <table:table-cell office:value-type="float" office:value="628.58" calcext:value-type="float">
            <text:p>628.58</text:p>
          </table:table-cell>
        </table:table-row>
        <table:table-row table:style-name="ro1">
          <table:table-cell office:value-type="float" office:value="7678692" calcext:value-type="float">
            <text:p>7678692</text:p>
          </table:table-cell>
          <table:table-cell table:formula="of:=[.A482]/1000/(60*60*24)" office:value-type="time" office:time-value="PT02H07M58.692S" calcext:value-type="time">
            <text:p>02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16.05" calcext:value-type="float">
            <text:p>516.05</text:p>
          </table:table-cell>
          <table:table-cell office:value-type="float" office:value="629.88" calcext:value-type="float">
            <text:p>629.88</text:p>
          </table:table-cell>
        </table:table-row>
        <table:table-row table:style-name="ro1">
          <table:table-cell office:value-type="float" office:value="7694691" calcext:value-type="float">
            <text:p>7694691</text:p>
          </table:table-cell>
          <table:table-cell table:formula="of:=[.A483]/1000/(60*60*24)" office:value-type="time" office:time-value="PT02H08M14.691S" calcext:value-type="time">
            <text:p>02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17.12" calcext:value-type="float">
            <text:p>517.12</text:p>
          </table:table-cell>
          <table:table-cell office:value-type="float" office:value="631.17" calcext:value-type="float">
            <text:p>631.17</text:p>
          </table:table-cell>
        </table:table-row>
        <table:table-row table:style-name="ro1">
          <table:table-cell office:value-type="float" office:value="7710691" calcext:value-type="float">
            <text:p>7710691</text:p>
          </table:table-cell>
          <table:table-cell table:formula="of:=[.A484]/1000/(60*60*24)" office:value-type="time" office:time-value="PT02H08M30.691S" calcext:value-type="time">
            <text:p>02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18.19" calcext:value-type="float">
            <text:p>518.19</text:p>
          </table:table-cell>
          <table:table-cell office:value-type="float" office:value="632.47" calcext:value-type="float">
            <text:p>632.47</text:p>
          </table:table-cell>
        </table:table-row>
        <table:table-row table:style-name="ro1">
          <table:table-cell office:value-type="float" office:value="7726692" calcext:value-type="float">
            <text:p>7726692</text:p>
          </table:table-cell>
          <table:table-cell table:formula="of:=[.A485]/1000/(60*60*24)" office:value-type="time" office:time-value="PT02H08M46.692S" calcext:value-type="time">
            <text:p>02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519.26" calcext:value-type="float">
            <text:p>519.26</text:p>
          </table:table-cell>
          <table:table-cell office:value-type="float" office:value="633.77" calcext:value-type="float">
            <text:p>633.77</text:p>
          </table:table-cell>
        </table:table-row>
        <table:table-row table:style-name="ro1">
          <table:table-cell office:value-type="float" office:value="7742692" calcext:value-type="float">
            <text:p>7742692</text:p>
          </table:table-cell>
          <table:table-cell table:formula="of:=[.A486]/1000/(60*60*24)" office:value-type="time" office:time-value="PT02H09M02.692S" calcext:value-type="time">
            <text:p>02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20.33" calcext:value-type="float">
            <text:p>520.33</text:p>
          </table:table-cell>
          <table:table-cell office:value-type="float" office:value="635.07" calcext:value-type="float">
            <text:p>635.07</text:p>
          </table:table-cell>
        </table:table-row>
        <table:table-row table:style-name="ro1">
          <table:table-cell office:value-type="float" office:value="7758692" calcext:value-type="float">
            <text:p>7758692</text:p>
          </table:table-cell>
          <table:table-cell table:formula="of:=[.A487]/1000/(60*60*24)" office:value-type="time" office:time-value="PT02H09M18.692S" calcext:value-type="time">
            <text:p>02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21.4" calcext:value-type="float">
            <text:p>521.4</text:p>
          </table:table-cell>
          <table:table-cell office:value-type="float" office:value="636.37" calcext:value-type="float">
            <text:p>636.37</text:p>
          </table:table-cell>
        </table:table-row>
        <table:table-row table:style-name="ro1">
          <table:table-cell office:value-type="float" office:value="7774692" calcext:value-type="float">
            <text:p>7774692</text:p>
          </table:table-cell>
          <table:table-cell table:formula="of:=[.A488]/1000/(60*60*24)" office:value-type="time" office:time-value="PT02H09M34.692S" calcext:value-type="time">
            <text:p>02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522.47" calcext:value-type="float">
            <text:p>522.47</text:p>
          </table:table-cell>
          <table:table-cell office:value-type="float" office:value="637.66" calcext:value-type="float">
            <text:p>637.66</text:p>
          </table:table-cell>
        </table:table-row>
        <table:table-row table:style-name="ro1">
          <table:table-cell office:value-type="float" office:value="7790692" calcext:value-type="float">
            <text:p>7790692</text:p>
          </table:table-cell>
          <table:table-cell table:formula="of:=[.A489]/1000/(60*60*24)" office:value-type="time" office:time-value="PT02H09M50.692S" calcext:value-type="time">
            <text:p>02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23.54" calcext:value-type="float">
            <text:p>523.54</text:p>
          </table:table-cell>
          <table:table-cell office:value-type="float" office:value="638.96" calcext:value-type="float">
            <text:p>638.96</text:p>
          </table:table-cell>
        </table:table-row>
        <table:table-row table:style-name="ro1">
          <table:table-cell office:value-type="float" office:value="7806692" calcext:value-type="float">
            <text:p>7806692</text:p>
          </table:table-cell>
          <table:table-cell table:formula="of:=[.A490]/1000/(60*60*24)" office:value-type="time" office:time-value="PT02H10M06.692S" calcext:value-type="time">
            <text:p>02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24.61" calcext:value-type="float">
            <text:p>524.61</text:p>
          </table:table-cell>
          <table:table-cell office:value-type="float" office:value="640.26" calcext:value-type="float">
            <text:p>640.26</text:p>
          </table:table-cell>
        </table:table-row>
        <table:table-row table:style-name="ro1">
          <table:table-cell office:value-type="float" office:value="7822692" calcext:value-type="float">
            <text:p>7822692</text:p>
          </table:table-cell>
          <table:table-cell table:formula="of:=[.A491]/1000/(60*60*24)" office:value-type="time" office:time-value="PT02H10M22.692S" calcext:value-type="time">
            <text:p>02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25.68" calcext:value-type="float">
            <text:p>525.68</text:p>
          </table:table-cell>
          <table:table-cell office:value-type="float" office:value="641.56" calcext:value-type="float">
            <text:p>641.56</text:p>
          </table:table-cell>
        </table:table-row>
        <table:table-row table:style-name="ro1">
          <table:table-cell office:value-type="float" office:value="7838692" calcext:value-type="float">
            <text:p>7838692</text:p>
          </table:table-cell>
          <table:table-cell table:formula="of:=[.A492]/1000/(60*60*24)" office:value-type="time" office:time-value="PT02H10M38.692S" calcext:value-type="time">
            <text:p>02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26.75" calcext:value-type="float">
            <text:p>526.75</text:p>
          </table:table-cell>
          <table:table-cell office:value-type="float" office:value="642.85" calcext:value-type="float">
            <text:p>642.85</text:p>
          </table:table-cell>
        </table:table-row>
        <table:table-row table:style-name="ro1">
          <table:table-cell office:value-type="float" office:value="7854692" calcext:value-type="float">
            <text:p>7854692</text:p>
          </table:table-cell>
          <table:table-cell table:formula="of:=[.A493]/1000/(60*60*24)" office:value-type="time" office:time-value="PT02H10M54.692S" calcext:value-type="time">
            <text:p>02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27.82" calcext:value-type="float">
            <text:p>527.82</text:p>
          </table:table-cell>
          <table:table-cell office:value-type="float" office:value="644.15" calcext:value-type="float">
            <text:p>644.15</text:p>
          </table:table-cell>
        </table:table-row>
        <table:table-row table:style-name="ro1">
          <table:table-cell office:value-type="float" office:value="7870692" calcext:value-type="float">
            <text:p>7870692</text:p>
          </table:table-cell>
          <table:table-cell table:formula="of:=[.A494]/1000/(60*60*24)" office:value-type="time" office:time-value="PT02H11M10.692S" calcext:value-type="time">
            <text:p>02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28.89" calcext:value-type="float">
            <text:p>528.89</text:p>
          </table:table-cell>
          <table:table-cell office:value-type="float" office:value="645.45" calcext:value-type="float">
            <text:p>645.45</text:p>
          </table:table-cell>
        </table:table-row>
        <table:table-row table:style-name="ro1">
          <table:table-cell office:value-type="float" office:value="7886692" calcext:value-type="float">
            <text:p>7886692</text:p>
          </table:table-cell>
          <table:table-cell table:formula="of:=[.A495]/1000/(60*60*24)" office:value-type="time" office:time-value="PT02H11M26.692S" calcext:value-type="time">
            <text:p>02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529.96" calcext:value-type="float">
            <text:p>529.96</text:p>
          </table:table-cell>
          <table:table-cell office:value-type="float" office:value="646.74" calcext:value-type="float">
            <text:p>646.74</text:p>
          </table:table-cell>
        </table:table-row>
        <table:table-row table:style-name="ro1">
          <table:table-cell office:value-type="float" office:value="7902692" calcext:value-type="float">
            <text:p>7902692</text:p>
          </table:table-cell>
          <table:table-cell table:formula="of:=[.A496]/1000/(60*60*24)" office:value-type="time" office:time-value="PT02H11M42.692S" calcext:value-type="time">
            <text:p>02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31.03" calcext:value-type="float">
            <text:p>531.03</text:p>
          </table:table-cell>
          <table:table-cell office:value-type="float" office:value="648.04" calcext:value-type="float">
            <text:p>648.04</text:p>
          </table:table-cell>
        </table:table-row>
        <table:table-row table:style-name="ro1">
          <table:table-cell office:value-type="float" office:value="7918692" calcext:value-type="float">
            <text:p>7918692</text:p>
          </table:table-cell>
          <table:table-cell table:formula="of:=[.A497]/1000/(60*60*24)" office:value-type="time" office:time-value="PT02H11M58.692S" calcext:value-type="time">
            <text:p>02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2.1" calcext:value-type="float">
            <text:p>532.1</text:p>
          </table:table-cell>
          <table:table-cell office:value-type="float" office:value="649.34" calcext:value-type="float">
            <text:p>649.34</text:p>
          </table:table-cell>
        </table:table-row>
        <table:table-row table:style-name="ro1">
          <table:table-cell office:value-type="float" office:value="7934692" calcext:value-type="float">
            <text:p>7934692</text:p>
          </table:table-cell>
          <table:table-cell table:formula="of:=[.A498]/1000/(60*60*24)" office:value-type="time" office:time-value="PT02H12M14.692S" calcext:value-type="time">
            <text:p>02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3.16" calcext:value-type="float">
            <text:p>533.16</text:p>
          </table:table-cell>
          <table:table-cell office:value-type="float" office:value="650.63" calcext:value-type="float">
            <text:p>650.63</text:p>
          </table:table-cell>
        </table:table-row>
        <table:table-row table:style-name="ro1">
          <table:table-cell office:value-type="float" office:value="7950691" calcext:value-type="float">
            <text:p>7950691</text:p>
          </table:table-cell>
          <table:table-cell table:formula="of:=[.A499]/1000/(60*60*24)" office:value-type="time" office:time-value="PT02H12M30.691S" calcext:value-type="time">
            <text:p>02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4.23" calcext:value-type="float">
            <text:p>534.23</text:p>
          </table:table-cell>
          <table:table-cell office:value-type="float" office:value="651.93" calcext:value-type="float">
            <text:p>651.93</text:p>
          </table:table-cell>
        </table:table-row>
        <table:table-row table:style-name="ro1">
          <table:table-cell office:value-type="float" office:value="7966691" calcext:value-type="float">
            <text:p>7966691</text:p>
          </table:table-cell>
          <table:table-cell table:formula="of:=[.A500]/1000/(60*60*24)" office:value-type="time" office:time-value="PT02H12M46.691S" calcext:value-type="time">
            <text:p>02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5.3" calcext:value-type="float">
            <text:p>535.3</text:p>
          </table:table-cell>
          <table:table-cell office:value-type="float" office:value="653.23" calcext:value-type="float">
            <text:p>653.23</text:p>
          </table:table-cell>
        </table:table-row>
        <table:table-row table:style-name="ro1">
          <table:table-cell office:value-type="float" office:value="7982692" calcext:value-type="float">
            <text:p>7982692</text:p>
          </table:table-cell>
          <table:table-cell table:formula="of:=[.A501]/1000/(60*60*24)" office:value-type="time" office:time-value="PT02H13M02.692S" calcext:value-type="time">
            <text:p>02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6.37" calcext:value-type="float">
            <text:p>536.37</text:p>
          </table:table-cell>
          <table:table-cell office:value-type="float" office:value="654.52" calcext:value-type="float">
            <text:p>654.52</text:p>
          </table:table-cell>
        </table:table-row>
        <table:table-row table:style-name="ro1">
          <table:table-cell office:value-type="float" office:value="7998692" calcext:value-type="float">
            <text:p>7998692</text:p>
          </table:table-cell>
          <table:table-cell table:formula="of:=[.A502]/1000/(60*60*24)" office:value-type="time" office:time-value="PT02H13M18.692S" calcext:value-type="time">
            <text:p>02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537.44" calcext:value-type="float">
            <text:p>537.44</text:p>
          </table:table-cell>
          <table:table-cell office:value-type="float" office:value="655.82" calcext:value-type="float">
            <text:p>655.82</text:p>
          </table:table-cell>
        </table:table-row>
        <table:table-row table:style-name="ro1">
          <table:table-cell office:value-type="float" office:value="8014692" calcext:value-type="float">
            <text:p>8014692</text:p>
          </table:table-cell>
          <table:table-cell table:formula="of:=[.A503]/1000/(60*60*24)" office:value-type="time" office:time-value="PT02H13M34.692S" calcext:value-type="time">
            <text:p>02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8.51" calcext:value-type="float">
            <text:p>538.51</text:p>
          </table:table-cell>
          <table:table-cell office:value-type="float" office:value="657.12" calcext:value-type="float">
            <text:p>657.12</text:p>
          </table:table-cell>
        </table:table-row>
        <table:table-row table:style-name="ro1">
          <table:table-cell office:value-type="float" office:value="8030692" calcext:value-type="float">
            <text:p>8030692</text:p>
          </table:table-cell>
          <table:table-cell table:formula="of:=[.A504]/1000/(60*60*24)" office:value-type="time" office:time-value="PT02H13M50.692S" calcext:value-type="time">
            <text:p>02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9.58" calcext:value-type="float">
            <text:p>539.58</text:p>
          </table:table-cell>
          <table:table-cell office:value-type="float" office:value="658.41" calcext:value-type="float">
            <text:p>658.41</text:p>
          </table:table-cell>
        </table:table-row>
        <table:table-row table:style-name="ro1">
          <table:table-cell office:value-type="float" office:value="8046692" calcext:value-type="float">
            <text:p>8046692</text:p>
          </table:table-cell>
          <table:table-cell table:formula="of:=[.A505]/1000/(60*60*24)" office:value-type="time" office:time-value="PT02H14M06.692S" calcext:value-type="time">
            <text:p>02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40.65" calcext:value-type="float">
            <text:p>540.65</text:p>
          </table:table-cell>
          <table:table-cell office:value-type="float" office:value="659.71" calcext:value-type="float">
            <text:p>659.71</text:p>
          </table:table-cell>
        </table:table-row>
        <table:table-row table:style-name="ro1">
          <table:table-cell office:value-type="float" office:value="8062692" calcext:value-type="float">
            <text:p>8062692</text:p>
          </table:table-cell>
          <table:table-cell table:formula="of:=[.A506]/1000/(60*60*24)" office:value-type="time" office:time-value="PT02H14M22.692S" calcext:value-type="time">
            <text:p>02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41.72" calcext:value-type="float">
            <text:p>541.72</text:p>
          </table:table-cell>
          <table:table-cell office:value-type="float" office:value="661.01" calcext:value-type="float">
            <text:p>661.01</text:p>
          </table:table-cell>
        </table:table-row>
        <table:table-row table:style-name="ro1">
          <table:table-cell office:value-type="float" office:value="8078692" calcext:value-type="float">
            <text:p>8078692</text:p>
          </table:table-cell>
          <table:table-cell table:formula="of:=[.A507]/1000/(60*60*24)" office:value-type="time" office:time-value="PT02H14M38.692S" calcext:value-type="time">
            <text:p>02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542.79" calcext:value-type="float">
            <text:p>542.79</text:p>
          </table:table-cell>
          <table:table-cell office:value-type="float" office:value="662.3" calcext:value-type="float">
            <text:p>662.3</text:p>
          </table:table-cell>
        </table:table-row>
        <table:table-row table:style-name="ro1">
          <table:table-cell office:value-type="float" office:value="8094692" calcext:value-type="float">
            <text:p>8094692</text:p>
          </table:table-cell>
          <table:table-cell table:formula="of:=[.A508]/1000/(60*60*24)" office:value-type="time" office:time-value="PT02H14M54.692S" calcext:value-type="time">
            <text:p>02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43.86" calcext:value-type="float">
            <text:p>543.86</text:p>
          </table:table-cell>
          <table:table-cell office:value-type="float" office:value="663.6" calcext:value-type="float">
            <text:p>663.6</text:p>
          </table:table-cell>
        </table:table-row>
        <table:table-row table:style-name="ro1">
          <table:table-cell office:value-type="float" office:value="8110692" calcext:value-type="float">
            <text:p>8110692</text:p>
          </table:table-cell>
          <table:table-cell table:formula="of:=[.A509]/1000/(60*60*24)" office:value-type="time" office:time-value="PT02H15M10.692S" calcext:value-type="time">
            <text:p>02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44.93" calcext:value-type="float">
            <text:p>544.93</text:p>
          </table:table-cell>
          <table:table-cell office:value-type="float" office:value="664.9" calcext:value-type="float">
            <text:p>664.9</text:p>
          </table:table-cell>
        </table:table-row>
        <table:table-row table:style-name="ro1">
          <table:table-cell office:value-type="float" office:value="8126692" calcext:value-type="float">
            <text:p>8126692</text:p>
          </table:table-cell>
          <table:table-cell table:formula="of:=[.A510]/1000/(60*60*24)" office:value-type="time" office:time-value="PT02H15M26.692S" calcext:value-type="time">
            <text:p>02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46" calcext:value-type="float">
            <text:p>546</text:p>
          </table:table-cell>
          <table:table-cell office:value-type="float" office:value="666.19" calcext:value-type="float">
            <text:p>666.19</text:p>
          </table:table-cell>
        </table:table-row>
        <table:table-row table:style-name="ro1">
          <table:table-cell office:value-type="float" office:value="8142692" calcext:value-type="float">
            <text:p>8142692</text:p>
          </table:table-cell>
          <table:table-cell table:formula="of:=[.A511]/1000/(60*60*24)" office:value-type="time" office:time-value="PT02H15M42.692S" calcext:value-type="time">
            <text:p>02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47.06" calcext:value-type="float">
            <text:p>547.06</text:p>
          </table:table-cell>
          <table:table-cell office:value-type="float" office:value="667.49" calcext:value-type="float">
            <text:p>667.49</text:p>
          </table:table-cell>
        </table:table-row>
        <table:table-row table:style-name="ro1">
          <table:table-cell office:value-type="float" office:value="8158692" calcext:value-type="float">
            <text:p>8158692</text:p>
          </table:table-cell>
          <table:table-cell table:formula="of:=[.A512]/1000/(60*60*24)" office:value-type="time" office:time-value="PT02H15M58.692S" calcext:value-type="time">
            <text:p>02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48.13" calcext:value-type="float">
            <text:p>548.13</text:p>
          </table:table-cell>
          <table:table-cell office:value-type="float" office:value="668.78" calcext:value-type="float">
            <text:p>668.78</text:p>
          </table:table-cell>
        </table:table-row>
        <table:table-row table:style-name="ro1">
          <table:table-cell office:value-type="float" office:value="8174692" calcext:value-type="float">
            <text:p>8174692</text:p>
          </table:table-cell>
          <table:table-cell table:formula="of:=[.A513]/1000/(60*60*24)" office:value-type="time" office:time-value="PT02H16M14.692S" calcext:value-type="time">
            <text:p>02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49.2" calcext:value-type="float">
            <text:p>549.2</text:p>
          </table:table-cell>
          <table:table-cell office:value-type="float" office:value="670.08" calcext:value-type="float">
            <text:p>670.08</text:p>
          </table:table-cell>
        </table:table-row>
        <table:table-row table:style-name="ro1">
          <table:table-cell office:value-type="float" office:value="8190692" calcext:value-type="float">
            <text:p>8190692</text:p>
          </table:table-cell>
          <table:table-cell table:formula="of:=[.A514]/1000/(60*60*24)" office:value-type="time" office:time-value="PT02H16M30.692S" calcext:value-type="time">
            <text:p>02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50.27" calcext:value-type="float">
            <text:p>550.27</text:p>
          </table:table-cell>
          <table:table-cell office:value-type="float" office:value="671.38" calcext:value-type="float">
            <text:p>671.38</text:p>
          </table:table-cell>
        </table:table-row>
        <table:table-row table:style-name="ro1">
          <table:table-cell office:value-type="float" office:value="8206692" calcext:value-type="float">
            <text:p>8206692</text:p>
          </table:table-cell>
          <table:table-cell table:formula="of:=[.A515]/1000/(60*60*24)" office:value-type="time" office:time-value="PT02H16M46.692S" calcext:value-type="time">
            <text:p>02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51.34" calcext:value-type="float">
            <text:p>551.34</text:p>
          </table:table-cell>
          <table:table-cell office:value-type="float" office:value="672.67" calcext:value-type="float">
            <text:p>672.67</text:p>
          </table:table-cell>
        </table:table-row>
        <table:table-row table:style-name="ro1">
          <table:table-cell office:value-type="float" office:value="8222692" calcext:value-type="float">
            <text:p>8222692</text:p>
          </table:table-cell>
          <table:table-cell table:formula="of:=[.A516]/1000/(60*60*24)" office:value-type="time" office:time-value="PT02H17M02.692S" calcext:value-type="time">
            <text:p>02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52.41" calcext:value-type="float">
            <text:p>552.41</text:p>
          </table:table-cell>
          <table:table-cell office:value-type="float" office:value="673.97" calcext:value-type="float">
            <text:p>673.97</text:p>
          </table:table-cell>
        </table:table-row>
        <table:table-row table:style-name="ro1">
          <table:table-cell office:value-type="float" office:value="8238692" calcext:value-type="float">
            <text:p>8238692</text:p>
          </table:table-cell>
          <table:table-cell table:formula="of:=[.A517]/1000/(60*60*24)" office:value-type="time" office:time-value="PT02H17M18.692S" calcext:value-type="time">
            <text:p>02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53.48" calcext:value-type="float">
            <text:p>553.48</text:p>
          </table:table-cell>
          <table:table-cell office:value-type="float" office:value="675.26" calcext:value-type="float">
            <text:p>675.26</text:p>
          </table:table-cell>
        </table:table-row>
        <table:table-row table:style-name="ro1">
          <table:table-cell office:value-type="float" office:value="8254692" calcext:value-type="float">
            <text:p>8254692</text:p>
          </table:table-cell>
          <table:table-cell table:formula="of:=[.A518]/1000/(60*60*24)" office:value-type="time" office:time-value="PT02H17M34.692S" calcext:value-type="time">
            <text:p>02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54.55" calcext:value-type="float">
            <text:p>554.55</text:p>
          </table:table-cell>
          <table:table-cell office:value-type="float" office:value="676.56" calcext:value-type="float">
            <text:p>676.56</text:p>
          </table:table-cell>
        </table:table-row>
        <table:table-row table:style-name="ro1">
          <table:table-cell office:value-type="float" office:value="8270692" calcext:value-type="float">
            <text:p>8270692</text:p>
          </table:table-cell>
          <table:table-cell table:formula="of:=[.A519]/1000/(60*60*24)" office:value-type="time" office:time-value="PT02H17M50.692S" calcext:value-type="time">
            <text:p>02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55.62" calcext:value-type="float">
            <text:p>555.62</text:p>
          </table:table-cell>
          <table:table-cell office:value-type="float" office:value="677.86" calcext:value-type="float">
            <text:p>677.86</text:p>
          </table:table-cell>
        </table:table-row>
        <table:table-row table:style-name="ro1">
          <table:table-cell office:value-type="float" office:value="8286692" calcext:value-type="float">
            <text:p>8286692</text:p>
          </table:table-cell>
          <table:table-cell table:formula="of:=[.A520]/1000/(60*60*24)" office:value-type="time" office:time-value="PT02H18M06.692S" calcext:value-type="time">
            <text:p>02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56.69" calcext:value-type="float">
            <text:p>556.69</text:p>
          </table:table-cell>
          <table:table-cell office:value-type="float" office:value="679.15" calcext:value-type="float">
            <text:p>679.15</text:p>
          </table:table-cell>
        </table:table-row>
        <table:table-row table:style-name="ro1">
          <table:table-cell office:value-type="float" office:value="8302692" calcext:value-type="float">
            <text:p>8302692</text:p>
          </table:table-cell>
          <table:table-cell table:formula="of:=[.A521]/1000/(60*60*24)" office:value-type="time" office:time-value="PT02H18M22.692S" calcext:value-type="time">
            <text:p>02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57.76" calcext:value-type="float">
            <text:p>557.76</text:p>
          </table:table-cell>
          <table:table-cell office:value-type="float" office:value="680.45" calcext:value-type="float">
            <text:p>680.45</text:p>
          </table:table-cell>
        </table:table-row>
        <table:table-row table:style-name="ro1">
          <table:table-cell office:value-type="float" office:value="8318692" calcext:value-type="float">
            <text:p>8318692</text:p>
          </table:table-cell>
          <table:table-cell table:formula="of:=[.A522]/1000/(60*60*24)" office:value-type="time" office:time-value="PT02H18M38.692S" calcext:value-type="time">
            <text:p>02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58.83" calcext:value-type="float">
            <text:p>558.83</text:p>
          </table:table-cell>
          <table:table-cell office:value-type="float" office:value="681.74" calcext:value-type="float">
            <text:p>681.74</text:p>
          </table:table-cell>
        </table:table-row>
        <table:table-row table:style-name="ro1">
          <table:table-cell office:value-type="float" office:value="8334692" calcext:value-type="float">
            <text:p>8334692</text:p>
          </table:table-cell>
          <table:table-cell table:formula="of:=[.A523]/1000/(60*60*24)" office:value-type="time" office:time-value="PT02H18M54.692S" calcext:value-type="time">
            <text:p>02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59.89" calcext:value-type="float">
            <text:p>559.89</text:p>
          </table:table-cell>
          <table:table-cell office:value-type="float" office:value="683.04" calcext:value-type="float">
            <text:p>683.04</text:p>
          </table:table-cell>
        </table:table-row>
        <table:table-row table:style-name="ro1">
          <table:table-cell office:value-type="float" office:value="8350692" calcext:value-type="float">
            <text:p>8350692</text:p>
          </table:table-cell>
          <table:table-cell table:formula="of:=[.A524]/1000/(60*60*24)" office:value-type="time" office:time-value="PT02H19M10.692S" calcext:value-type="time">
            <text:p>02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60.96" calcext:value-type="float">
            <text:p>560.96</text:p>
          </table:table-cell>
          <table:table-cell office:value-type="float" office:value="684.34" calcext:value-type="float">
            <text:p>684.34</text:p>
          </table:table-cell>
        </table:table-row>
        <table:table-row table:style-name="ro1">
          <table:table-cell office:value-type="float" office:value="8366692" calcext:value-type="float">
            <text:p>8366692</text:p>
          </table:table-cell>
          <table:table-cell table:formula="of:=[.A525]/1000/(60*60*24)" office:value-type="time" office:time-value="PT02H19M26.692S" calcext:value-type="time">
            <text:p>02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62.03" calcext:value-type="float">
            <text:p>562.03</text:p>
          </table:table-cell>
          <table:table-cell office:value-type="float" office:value="685.63" calcext:value-type="float">
            <text:p>685.63</text:p>
          </table:table-cell>
        </table:table-row>
        <table:table-row table:style-name="ro1">
          <table:table-cell office:value-type="float" office:value="8382691" calcext:value-type="float">
            <text:p>8382691</text:p>
          </table:table-cell>
          <table:table-cell table:formula="of:=[.A526]/1000/(60*60*24)" office:value-type="time" office:time-value="PT02H19M42.691S" calcext:value-type="time">
            <text:p>02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63.1" calcext:value-type="float">
            <text:p>563.1</text:p>
          </table:table-cell>
          <table:table-cell office:value-type="float" office:value="686.93" calcext:value-type="float">
            <text:p>686.93</text:p>
          </table:table-cell>
        </table:table-row>
        <table:table-row table:style-name="ro1">
          <table:table-cell office:value-type="float" office:value="8398692" calcext:value-type="float">
            <text:p>8398692</text:p>
          </table:table-cell>
          <table:table-cell table:formula="of:=[.A527]/1000/(60*60*24)" office:value-type="time" office:time-value="PT02H19M58.692S" calcext:value-type="time">
            <text:p>02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64.17" calcext:value-type="float">
            <text:p>564.17</text:p>
          </table:table-cell>
          <table:table-cell office:value-type="float" office:value="688.22" calcext:value-type="float">
            <text:p>688.22</text:p>
          </table:table-cell>
        </table:table-row>
        <table:table-row table:style-name="ro1">
          <table:table-cell office:value-type="float" office:value="8414692" calcext:value-type="float">
            <text:p>8414692</text:p>
          </table:table-cell>
          <table:table-cell table:formula="of:=[.A528]/1000/(60*60*24)" office:value-type="time" office:time-value="PT02H20M14.692S" calcext:value-type="time">
            <text:p>02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65.24" calcext:value-type="float">
            <text:p>565.24</text:p>
          </table:table-cell>
          <table:table-cell office:value-type="float" office:value="689.52" calcext:value-type="float">
            <text:p>689.52</text:p>
          </table:table-cell>
        </table:table-row>
        <table:table-row table:style-name="ro1">
          <table:table-cell office:value-type="float" office:value="8430692" calcext:value-type="float">
            <text:p>8430692</text:p>
          </table:table-cell>
          <table:table-cell table:formula="of:=[.A529]/1000/(60*60*24)" office:value-type="time" office:time-value="PT02H20M30.692S" calcext:value-type="time">
            <text:p>02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66.31" calcext:value-type="float">
            <text:p>566.31</text:p>
          </table:table-cell>
          <table:table-cell office:value-type="float" office:value="690.81" calcext:value-type="float">
            <text:p>690.81</text:p>
          </table:table-cell>
        </table:table-row>
        <table:table-row table:style-name="ro1">
          <table:table-cell office:value-type="float" office:value="8446692" calcext:value-type="float">
            <text:p>8446692</text:p>
          </table:table-cell>
          <table:table-cell table:formula="of:=[.A530]/1000/(60*60*24)" office:value-type="time" office:time-value="PT02H20M46.692S" calcext:value-type="time">
            <text:p>02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67.38" calcext:value-type="float">
            <text:p>567.38</text:p>
          </table:table-cell>
          <table:table-cell office:value-type="float" office:value="692.11" calcext:value-type="float">
            <text:p>692.11</text:p>
          </table:table-cell>
        </table:table-row>
        <table:table-row table:style-name="ro1">
          <table:table-cell office:value-type="float" office:value="8462692" calcext:value-type="float">
            <text:p>8462692</text:p>
          </table:table-cell>
          <table:table-cell table:formula="of:=[.A531]/1000/(60*60*24)" office:value-type="time" office:time-value="PT02H21M02.692S" calcext:value-type="time">
            <text:p>02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68.45" calcext:value-type="float">
            <text:p>568.45</text:p>
          </table:table-cell>
          <table:table-cell office:value-type="float" office:value="693.41" calcext:value-type="float">
            <text:p>693.41</text:p>
          </table:table-cell>
        </table:table-row>
        <table:table-row table:style-name="ro1">
          <table:table-cell office:value-type="float" office:value="8478692" calcext:value-type="float">
            <text:p>8478692</text:p>
          </table:table-cell>
          <table:table-cell table:formula="of:=[.A532]/1000/(60*60*24)" office:value-type="time" office:time-value="PT02H21M18.692S" calcext:value-type="time">
            <text:p>02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569.52" calcext:value-type="float">
            <text:p>569.52</text:p>
          </table:table-cell>
          <table:table-cell office:value-type="float" office:value="694.7" calcext:value-type="float">
            <text:p>694.7</text:p>
          </table:table-cell>
        </table:table-row>
        <table:table-row table:style-name="ro1">
          <table:table-cell office:value-type="float" office:value="8494692" calcext:value-type="float">
            <text:p>8494692</text:p>
          </table:table-cell>
          <table:table-cell table:formula="of:=[.A533]/1000/(60*60*24)" office:value-type="time" office:time-value="PT02H21M34.692S" calcext:value-type="time">
            <text:p>02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70.59" calcext:value-type="float">
            <text:p>570.5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8510691" calcext:value-type="float">
            <text:p>8510691</text:p>
          </table:table-cell>
          <table:table-cell table:formula="of:=[.A534]/1000/(60*60*24)" office:value-type="time" office:time-value="PT02H21M50.691S" calcext:value-type="time">
            <text:p>02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71.65" calcext:value-type="float">
            <text:p>571.65</text:p>
          </table:table-cell>
          <table:table-cell office:value-type="float" office:value="697.3" calcext:value-type="float">
            <text:p>697.3</text:p>
          </table:table-cell>
        </table:table-row>
        <table:table-row table:style-name="ro1">
          <table:table-cell office:value-type="float" office:value="8526692" calcext:value-type="float">
            <text:p>8526692</text:p>
          </table:table-cell>
          <table:table-cell table:formula="of:=[.A535]/1000/(60*60*24)" office:value-type="time" office:time-value="PT02H22M06.692S" calcext:value-type="time">
            <text:p>02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572.72" calcext:value-type="float">
            <text:p>572.72</text:p>
          </table:table-cell>
          <table:table-cell office:value-type="float" office:value="698.59" calcext:value-type="float">
            <text:p>698.59</text:p>
          </table:table-cell>
        </table:table-row>
        <table:table-row table:style-name="ro1">
          <table:table-cell office:value-type="float" office:value="8542692" calcext:value-type="float">
            <text:p>8542692</text:p>
          </table:table-cell>
          <table:table-cell table:formula="of:=[.A536]/1000/(60*60*24)" office:value-type="time" office:time-value="PT02H22M22.692S" calcext:value-type="time">
            <text:p>02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73.79" calcext:value-type="float">
            <text:p>573.79</text:p>
          </table:table-cell>
          <table:table-cell office:value-type="float" office:value="699.89" calcext:value-type="float">
            <text:p>699.89</text:p>
          </table:table-cell>
        </table:table-row>
        <table:table-row table:style-name="ro1">
          <table:table-cell office:value-type="float" office:value="8558692" calcext:value-type="float">
            <text:p>8558692</text:p>
          </table:table-cell>
          <table:table-cell table:formula="of:=[.A537]/1000/(60*60*24)" office:value-type="time" office:time-value="PT02H22M38.692S" calcext:value-type="time">
            <text:p>02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4" calcext:value-type="float">
            <text:p>240.4</text:p>
          </table:table-cell>
          <table:table-cell office:value-type="float" office:value="292.34" calcext:value-type="float">
            <text:p>292.34</text:p>
          </table:table-cell>
          <table:table-cell office:value-type="float" office:value="574.86" calcext:value-type="float">
            <text:p>574.86</text:p>
          </table:table-cell>
          <table:table-cell office:value-type="float" office:value="701.18" calcext:value-type="float">
            <text:p>701.18</text:p>
          </table:table-cell>
        </table:table-row>
        <table:table-row table:style-name="ro1">
          <table:table-cell office:value-type="float" office:value="8574692" calcext:value-type="float">
            <text:p>8574692</text:p>
          </table:table-cell>
          <table:table-cell table:formula="of:=[.A538]/1000/(60*60*24)" office:value-type="time" office:time-value="PT02H22M54.692S" calcext:value-type="time">
            <text:p>02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4" calcext:value-type="float">
            <text:p>240.4</text:p>
          </table:table-cell>
          <table:table-cell office:value-type="float" office:value="292.34" calcext:value-type="float">
            <text:p>292.34</text:p>
          </table:table-cell>
          <table:table-cell office:value-type="float" office:value="575.93" calcext:value-type="float">
            <text:p>575.93</text:p>
          </table:table-cell>
          <table:table-cell office:value-type="float" office:value="702.48" calcext:value-type="float">
            <text:p>702.48</text:p>
          </table:table-cell>
        </table:table-row>
        <table:table-row table:style-name="ro1">
          <table:table-cell office:value-type="float" office:value="8590692" calcext:value-type="float">
            <text:p>8590692</text:p>
          </table:table-cell>
          <table:table-cell table:formula="of:=[.A539]/1000/(60*60*24)" office:value-type="time" office:time-value="PT02H23M10.692S" calcext:value-type="time">
            <text:p>02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4" calcext:value-type="float">
            <text:p>240.4</text:p>
          </table:table-cell>
          <table:table-cell office:value-type="float" office:value="292.34" calcext:value-type="float">
            <text:p>292.34</text:p>
          </table:table-cell>
          <table:table-cell office:value-type="float" office:value="577" calcext:value-type="float">
            <text:p>577</text:p>
          </table:table-cell>
          <table:table-cell office:value-type="float" office:value="703.78" calcext:value-type="float">
            <text:p>703.78</text:p>
          </table:table-cell>
        </table:table-row>
        <table:table-row table:style-name="ro1">
          <table:table-cell office:value-type="float" office:value="8606692" calcext:value-type="float">
            <text:p>8606692</text:p>
          </table:table-cell>
          <table:table-cell table:formula="of:=[.A540]/1000/(60*60*24)" office:value-type="time" office:time-value="PT02H23M26.692S" calcext:value-type="time">
            <text:p>02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4" calcext:value-type="float">
            <text:p>240.4</text:p>
          </table:table-cell>
          <table:table-cell office:value-type="float" office:value="292.34" calcext:value-type="float">
            <text:p>292.34</text:p>
          </table:table-cell>
          <table:table-cell office:value-type="float" office:value="578.07" calcext:value-type="float">
            <text:p>578.07</text:p>
          </table:table-cell>
          <table:table-cell office:value-type="float" office:value="705.07" calcext:value-type="float">
            <text:p>705.07</text:p>
          </table:table-cell>
        </table:table-row>
        <table:table-row table:style-name="ro1">
          <table:table-cell office:value-type="float" office:value="8622692" calcext:value-type="float">
            <text:p>8622692</text:p>
          </table:table-cell>
          <table:table-cell table:formula="of:=[.A541]/1000/(60*60*24)" office:value-type="time" office:time-value="PT02H23M42.692S" calcext:value-type="time">
            <text:p>02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79.13" calcext:value-type="float">
            <text:p>579.13</text:p>
          </table:table-cell>
          <table:table-cell office:value-type="float" office:value="706.37" calcext:value-type="float">
            <text:p>706.37</text:p>
          </table:table-cell>
        </table:table-row>
        <table:table-row table:style-name="ro1">
          <table:table-cell office:value-type="float" office:value="8638692" calcext:value-type="float">
            <text:p>8638692</text:p>
          </table:table-cell>
          <table:table-cell table:formula="of:=[.A542]/1000/(60*60*24)" office:value-type="time" office:time-value="PT02H23M58.692S" calcext:value-type="time">
            <text:p>02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80.2" calcext:value-type="float">
            <text:p>580.2</text:p>
          </table:table-cell>
          <table:table-cell office:value-type="float" office:value="707.66" calcext:value-type="float">
            <text:p>707.66</text:p>
          </table:table-cell>
        </table:table-row>
        <table:table-row table:style-name="ro1">
          <table:table-cell office:value-type="float" office:value="8654692" calcext:value-type="float">
            <text:p>8654692</text:p>
          </table:table-cell>
          <table:table-cell table:formula="of:=[.A543]/1000/(60*60*24)" office:value-type="time" office:time-value="PT02H24M14.692S" calcext:value-type="time">
            <text:p>02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81.27" calcext:value-type="float">
            <text:p>581.27</text:p>
          </table:table-cell>
          <table:table-cell office:value-type="float" office:value="708.96" calcext:value-type="float">
            <text:p>708.96</text:p>
          </table:table-cell>
        </table:table-row>
        <table:table-row table:style-name="ro1">
          <table:table-cell office:value-type="float" office:value="8670692" calcext:value-type="float">
            <text:p>8670692</text:p>
          </table:table-cell>
          <table:table-cell table:formula="of:=[.A544]/1000/(60*60*24)" office:value-type="time" office:time-value="PT02H24M30.692S" calcext:value-type="time">
            <text:p>02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82.34" calcext:value-type="float">
            <text:p>582.34</text:p>
          </table:table-cell>
          <table:table-cell office:value-type="float" office:value="710.25" calcext:value-type="float">
            <text:p>710.25</text:p>
          </table:table-cell>
        </table:table-row>
        <table:table-row table:style-name="ro1">
          <table:table-cell office:value-type="float" office:value="8686692" calcext:value-type="float">
            <text:p>8686692</text:p>
          </table:table-cell>
          <table:table-cell table:formula="of:=[.A545]/1000/(60*60*24)" office:value-type="time" office:time-value="PT02H24M46.692S" calcext:value-type="time">
            <text:p>02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583.41" calcext:value-type="float">
            <text:p>583.41</text:p>
          </table:table-cell>
          <table:table-cell office:value-type="float" office:value="711.55" calcext:value-type="float">
            <text:p>711.55</text:p>
          </table:table-cell>
        </table:table-row>
        <table:table-row table:style-name="ro1">
          <table:table-cell office:value-type="float" office:value="8702692" calcext:value-type="float">
            <text:p>8702692</text:p>
          </table:table-cell>
          <table:table-cell table:formula="of:=[.A546]/1000/(60*60*24)" office:value-type="time" office:time-value="PT02H25M02.692S" calcext:value-type="time">
            <text:p>02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84.48" calcext:value-type="float">
            <text:p>584.48</text:p>
          </table:table-cell>
          <table:table-cell office:value-type="float" office:value="712.84" calcext:value-type="float">
            <text:p>712.84</text:p>
          </table:table-cell>
        </table:table-row>
        <table:table-row table:style-name="ro1">
          <table:table-cell office:value-type="float" office:value="8718692" calcext:value-type="float">
            <text:p>8718692</text:p>
          </table:table-cell>
          <table:table-cell table:formula="of:=[.A547]/1000/(60*60*24)" office:value-type="time" office:time-value="PT02H25M18.692S" calcext:value-type="time">
            <text:p>02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85.55" calcext:value-type="float">
            <text:p>585.55</text:p>
          </table:table-cell>
          <table:table-cell office:value-type="float" office:value="714.14" calcext:value-type="float">
            <text:p>714.14</text:p>
          </table:table-cell>
        </table:table-row>
        <table:table-row table:style-name="ro1">
          <table:table-cell office:value-type="float" office:value="8734691" calcext:value-type="float">
            <text:p>8734691</text:p>
          </table:table-cell>
          <table:table-cell table:formula="of:=[.A548]/1000/(60*60*24)" office:value-type="time" office:time-value="PT02H25M34.691S" calcext:value-type="time">
            <text:p>02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86.61" calcext:value-type="float">
            <text:p>586.61</text:p>
          </table:table-cell>
          <table:table-cell office:value-type="float" office:value="715.43" calcext:value-type="float">
            <text:p>715.43</text:p>
          </table:table-cell>
        </table:table-row>
        <table:table-row table:style-name="ro1">
          <table:table-cell office:value-type="float" office:value="8750692" calcext:value-type="float">
            <text:p>8750692</text:p>
          </table:table-cell>
          <table:table-cell table:formula="of:=[.A549]/1000/(60*60*24)" office:value-type="time" office:time-value="PT02H25M50.692S" calcext:value-type="time">
            <text:p>02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587.68" calcext:value-type="float">
            <text:p>587.68</text:p>
          </table:table-cell>
          <table:table-cell office:value-type="float" office:value="716.73" calcext:value-type="float">
            <text:p>716.73</text:p>
          </table:table-cell>
        </table:table-row>
        <table:table-row table:style-name="ro1">
          <table:table-cell office:value-type="float" office:value="8766692" calcext:value-type="float">
            <text:p>8766692</text:p>
          </table:table-cell>
          <table:table-cell table:formula="of:=[.A550]/1000/(60*60*24)" office:value-type="time" office:time-value="PT02H26M06.692S" calcext:value-type="time">
            <text:p>02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88.75" calcext:value-type="float">
            <text:p>588.75</text:p>
          </table:table-cell>
          <table:table-cell office:value-type="float" office:value="718.02" calcext:value-type="float">
            <text:p>718.02</text:p>
          </table:table-cell>
        </table:table-row>
        <table:table-row table:style-name="ro1">
          <table:table-cell office:value-type="float" office:value="8782692" calcext:value-type="float">
            <text:p>8782692</text:p>
          </table:table-cell>
          <table:table-cell table:formula="of:=[.A551]/1000/(60*60*24)" office:value-type="time" office:time-value="PT02H26M22.692S" calcext:value-type="time">
            <text:p>02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89.82" calcext:value-type="float">
            <text:p>589.82</text:p>
          </table:table-cell>
          <table:table-cell office:value-type="float" office:value="719.32" calcext:value-type="float">
            <text:p>719.32</text:p>
          </table:table-cell>
        </table:table-row>
        <table:table-row table:style-name="ro1">
          <table:table-cell office:value-type="float" office:value="8798692" calcext:value-type="float">
            <text:p>8798692</text:p>
          </table:table-cell>
          <table:table-cell table:formula="of:=[.A552]/1000/(60*60*24)" office:value-type="time" office:time-value="PT02H26M38.692S" calcext:value-type="time">
            <text:p>02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590.89" calcext:value-type="float">
            <text:p>590.89</text:p>
          </table:table-cell>
          <table:table-cell office:value-type="float" office:value="720.61" calcext:value-type="float">
            <text:p>720.61</text:p>
          </table:table-cell>
        </table:table-row>
        <table:table-row table:style-name="ro1">
          <table:table-cell office:value-type="float" office:value="8814692" calcext:value-type="float">
            <text:p>8814692</text:p>
          </table:table-cell>
          <table:table-cell table:formula="of:=[.A553]/1000/(60*60*24)" office:value-type="time" office:time-value="PT02H26M54.692S" calcext:value-type="time">
            <text:p>02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91.96" calcext:value-type="float">
            <text:p>591.96</text:p>
          </table:table-cell>
          <table:table-cell office:value-type="float" office:value="721.91" calcext:value-type="float">
            <text:p>721.91</text:p>
          </table:table-cell>
        </table:table-row>
        <table:table-row table:style-name="ro1">
          <table:table-cell office:value-type="float" office:value="8830692" calcext:value-type="float">
            <text:p>8830692</text:p>
          </table:table-cell>
          <table:table-cell table:formula="of:=[.A554]/1000/(60*60*24)" office:value-type="time" office:time-value="PT02H27M10.692S" calcext:value-type="time">
            <text:p>02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93.02" calcext:value-type="float">
            <text:p>593.02</text:p>
          </table:table-cell>
          <table:table-cell office:value-type="float" office:value="723.2" calcext:value-type="float">
            <text:p>723.2</text:p>
          </table:table-cell>
        </table:table-row>
        <table:table-row table:style-name="ro1">
          <table:table-cell office:value-type="float" office:value="8846692" calcext:value-type="float">
            <text:p>8846692</text:p>
          </table:table-cell>
          <table:table-cell table:formula="of:=[.A555]/1000/(60*60*24)" office:value-type="time" office:time-value="PT02H27M26.692S" calcext:value-type="time">
            <text:p>02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94.09" calcext:value-type="float">
            <text:p>594.09</text:p>
          </table:table-cell>
          <table:table-cell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62692" calcext:value-type="float">
            <text:p>8862692</text:p>
          </table:table-cell>
          <table:table-cell table:formula="of:=[.A556]/1000/(60*60*24)" office:value-type="time" office:time-value="PT02H27M42.692S" calcext:value-type="time">
            <text:p>02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95.16" calcext:value-type="float">
            <text:p>595.16</text:p>
          </table:table-cell>
          <table:table-cell office:value-type="float" office:value="725.79" calcext:value-type="float">
            <text:p>725.79</text:p>
          </table:table-cell>
        </table:table-row>
        <table:table-row table:style-name="ro1">
          <table:table-cell office:value-type="float" office:value="8878692" calcext:value-type="float">
            <text:p>8878692</text:p>
          </table:table-cell>
          <table:table-cell table:formula="of:=[.A557]/1000/(60*60*24)" office:value-type="time" office:time-value="PT02H27M58.692S" calcext:value-type="time">
            <text:p>02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96.23" calcext:value-type="float">
            <text:p>596.23</text:p>
          </table:table-cell>
          <table:table-cell office:value-type="float" office:value="727.09" calcext:value-type="float">
            <text:p>727.09</text:p>
          </table:table-cell>
        </table:table-row>
        <table:table-row table:style-name="ro1">
          <table:table-cell office:value-type="float" office:value="8894692" calcext:value-type="float">
            <text:p>8894692</text:p>
          </table:table-cell>
          <table:table-cell table:formula="of:=[.A558]/1000/(60*60*24)" office:value-type="time" office:time-value="PT02H28M14.692S" calcext:value-type="time">
            <text:p>02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97.3" calcext:value-type="float">
            <text:p>597.3</text:p>
          </table:table-cell>
          <table:table-cell office:value-type="float" office:value="728.38" calcext:value-type="float">
            <text:p>728.38</text:p>
          </table:table-cell>
        </table:table-row>
        <table:table-row table:style-name="ro1">
          <table:table-cell office:value-type="float" office:value="8910692" calcext:value-type="float">
            <text:p>8910692</text:p>
          </table:table-cell>
          <table:table-cell table:formula="of:=[.A559]/1000/(60*60*24)" office:value-type="time" office:time-value="PT02H28M30.692S" calcext:value-type="time">
            <text:p>02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98.37" calcext:value-type="float">
            <text:p>598.37</text:p>
          </table:table-cell>
          <table:table-cell office:value-type="float" office:value="729.68" calcext:value-type="float">
            <text:p>729.68</text:p>
          </table:table-cell>
        </table:table-row>
        <table:table-row table:style-name="ro1">
          <table:table-cell office:value-type="float" office:value="8926692" calcext:value-type="float">
            <text:p>8926692</text:p>
          </table:table-cell>
          <table:table-cell table:formula="of:=[.A560]/1000/(60*60*24)" office:value-type="time" office:time-value="PT02H28M46.692S" calcext:value-type="time">
            <text:p>02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99.43" calcext:value-type="float">
            <text:p>599.43</text:p>
          </table:table-cell>
          <table:table-cell office:value-type="float" office:value="730.97" calcext:value-type="float">
            <text:p>730.97</text:p>
          </table:table-cell>
        </table:table-row>
        <table:table-row table:style-name="ro1">
          <table:table-cell office:value-type="float" office:value="8942692" calcext:value-type="float">
            <text:p>8942692</text:p>
          </table:table-cell>
          <table:table-cell table:formula="of:=[.A561]/1000/(60*60*24)" office:value-type="time" office:time-value="PT02H29M02.692S" calcext:value-type="time">
            <text:p>02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00.5" calcext:value-type="float">
            <text:p>600.5</text:p>
          </table:table-cell>
          <table:table-cell office:value-type="float" office:value="732.27" calcext:value-type="float">
            <text:p>732.27</text:p>
          </table:table-cell>
        </table:table-row>
        <table:table-row table:style-name="ro1">
          <table:table-cell office:value-type="float" office:value="8958692" calcext:value-type="float">
            <text:p>8958692</text:p>
          </table:table-cell>
          <table:table-cell table:formula="of:=[.A562]/1000/(60*60*24)" office:value-type="time" office:time-value="PT02H29M18.692S" calcext:value-type="time">
            <text:p>02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01.57" calcext:value-type="float">
            <text:p>601.57</text:p>
          </table:table-cell>
          <table:table-cell office:value-type="float" office:value="733.57" calcext:value-type="float">
            <text:p>733.57</text:p>
          </table:table-cell>
        </table:table-row>
        <table:table-row table:style-name="ro1">
          <table:table-cell office:value-type="float" office:value="8974692" calcext:value-type="float">
            <text:p>8974692</text:p>
          </table:table-cell>
          <table:table-cell table:formula="of:=[.A563]/1000/(60*60*24)" office:value-type="time" office:time-value="PT02H29M34.692S" calcext:value-type="time">
            <text:p>02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02.64" calcext:value-type="float">
            <text:p>602.64</text:p>
          </table:table-cell>
          <table:table-cell office:value-type="float" office:value="734.86" calcext:value-type="float">
            <text:p>734.86</text:p>
          </table:table-cell>
        </table:table-row>
        <table:table-row table:style-name="ro1">
          <table:table-cell office:value-type="float" office:value="8990691" calcext:value-type="float">
            <text:p>8990691</text:p>
          </table:table-cell>
          <table:table-cell table:formula="of:=[.A564]/1000/(60*60*24)" office:value-type="time" office:time-value="PT02H29M50.691S" calcext:value-type="time">
            <text:p>02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03.71" calcext:value-type="float">
            <text:p>603.71</text:p>
          </table:table-cell>
          <table:table-cell office:value-type="float" office:value="736.15" calcext:value-type="float">
            <text:p>736.15</text:p>
          </table:table-cell>
        </table:table-row>
        <table:table-row table:style-name="ro1">
          <table:table-cell office:value-type="float" office:value="9006692" calcext:value-type="float">
            <text:p>9006692</text:p>
          </table:table-cell>
          <table:table-cell table:formula="of:=[.A565]/1000/(60*60*24)" office:value-type="time" office:time-value="PT02H30M06.692S" calcext:value-type="time">
            <text:p>02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04.78" calcext:value-type="float">
            <text:p>604.78</text:p>
          </table:table-cell>
          <table:table-cell office:value-type="float" office:value="737.45" calcext:value-type="float">
            <text:p>737.45</text:p>
          </table:table-cell>
        </table:table-row>
        <table:table-row table:style-name="ro1">
          <table:table-cell office:value-type="float" office:value="9022692" calcext:value-type="float">
            <text:p>9022692</text:p>
          </table:table-cell>
          <table:table-cell table:formula="of:=[.A566]/1000/(60*60*24)" office:value-type="time" office:time-value="PT02H30M22.692S" calcext:value-type="time">
            <text:p>02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05.84" calcext:value-type="float">
            <text:p>605.84</text:p>
          </table:table-cell>
          <table:table-cell office:value-type="float" office:value="738.74" calcext:value-type="float">
            <text:p>738.74</text:p>
          </table:table-cell>
        </table:table-row>
        <table:table-row table:style-name="ro1">
          <table:table-cell office:value-type="float" office:value="9038691" calcext:value-type="float">
            <text:p>9038691</text:p>
          </table:table-cell>
          <table:table-cell table:formula="of:=[.A567]/1000/(60*60*24)" office:value-type="time" office:time-value="PT02H30M38.691S" calcext:value-type="time">
            <text:p>02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06.91" calcext:value-type="float">
            <text:p>606.91</text:p>
          </table:table-cell>
          <table:table-cell office:value-type="float" office:value="740.04" calcext:value-type="float">
            <text:p>740.04</text:p>
          </table:table-cell>
        </table:table-row>
        <table:table-row table:style-name="ro1">
          <table:table-cell office:value-type="float" office:value="9054692" calcext:value-type="float">
            <text:p>9054692</text:p>
          </table:table-cell>
          <table:table-cell table:formula="of:=[.A568]/1000/(60*60*24)" office:value-type="time" office:time-value="PT02H30M54.692S" calcext:value-type="time">
            <text:p>02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07.98" calcext:value-type="float">
            <text:p>607.98</text:p>
          </table:table-cell>
          <table:table-cell office:value-type="float" office:value="741.33" calcext:value-type="float">
            <text:p>741.33</text:p>
          </table:table-cell>
        </table:table-row>
        <table:table-row table:style-name="ro1">
          <table:table-cell office:value-type="float" office:value="9070692" calcext:value-type="float">
            <text:p>9070692</text:p>
          </table:table-cell>
          <table:table-cell table:formula="of:=[.A569]/1000/(60*60*24)" office:value-type="time" office:time-value="PT02H31M10.692S" calcext:value-type="time">
            <text:p>02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09.05" calcext:value-type="float">
            <text:p>609.05</text:p>
          </table:table-cell>
          <table:table-cell office:value-type="float" office:value="742.63" calcext:value-type="float">
            <text:p>742.63</text:p>
          </table:table-cell>
        </table:table-row>
        <table:table-row table:style-name="ro1">
          <table:table-cell office:value-type="float" office:value="9086691" calcext:value-type="float">
            <text:p>9086691</text:p>
          </table:table-cell>
          <table:table-cell table:formula="of:=[.A570]/1000/(60*60*24)" office:value-type="time" office:time-value="PT02H31M26.691S" calcext:value-type="time">
            <text:p>02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10.12" calcext:value-type="float">
            <text:p>610.12</text:p>
          </table:table-cell>
          <table:table-cell office:value-type="float" office:value="743.92" calcext:value-type="float">
            <text:p>743.92</text:p>
          </table:table-cell>
        </table:table-row>
        <table:table-row table:style-name="ro1">
          <table:table-cell office:value-type="float" office:value="9102692" calcext:value-type="float">
            <text:p>9102692</text:p>
          </table:table-cell>
          <table:table-cell table:formula="of:=[.A571]/1000/(60*60*24)" office:value-type="time" office:time-value="PT02H31M42.692S" calcext:value-type="time">
            <text:p>02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11.19" calcext:value-type="float">
            <text:p>611.19</text:p>
          </table:table-cell>
          <table:table-cell office:value-type="float" office:value="745.22" calcext:value-type="float">
            <text:p>745.22</text:p>
          </table:table-cell>
        </table:table-row>
        <table:table-row table:style-name="ro1">
          <table:table-cell office:value-type="float" office:value="9118692" calcext:value-type="float">
            <text:p>9118692</text:p>
          </table:table-cell>
          <table:table-cell table:formula="of:=[.A572]/1000/(60*60*24)" office:value-type="time" office:time-value="PT02H31M58.692S" calcext:value-type="time">
            <text:p>02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12.25" calcext:value-type="float">
            <text:p>612.25</text:p>
          </table:table-cell>
          <table:table-cell office:value-type="float" office:value="746.51" calcext:value-type="float">
            <text:p>746.51</text:p>
          </table:table-cell>
        </table:table-row>
        <table:table-row table:style-name="ro1">
          <table:table-cell office:value-type="float" office:value="9134692" calcext:value-type="float">
            <text:p>9134692</text:p>
          </table:table-cell>
          <table:table-cell table:formula="of:=[.A573]/1000/(60*60*24)" office:value-type="time" office:time-value="PT02H32M14.692S" calcext:value-type="time">
            <text:p>02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13.32" calcext:value-type="float">
            <text:p>613.32</text:p>
          </table:table-cell>
          <table:table-cell office:value-type="float" office:value="747.81" calcext:value-type="float">
            <text:p>747.81</text:p>
          </table:table-cell>
        </table:table-row>
        <table:table-row table:style-name="ro1">
          <table:table-cell office:value-type="float" office:value="9150692" calcext:value-type="float">
            <text:p>9150692</text:p>
          </table:table-cell>
          <table:table-cell table:formula="of:=[.A574]/1000/(60*60*24)" office:value-type="time" office:time-value="PT02H32M30.692S" calcext:value-type="time">
            <text:p>02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14.39" calcext:value-type="float">
            <text:p>614.39</text:p>
          </table:table-cell>
          <table:table-cell office:value-type="float" office:value="749.1" calcext:value-type="float">
            <text:p>749.1</text:p>
          </table:table-cell>
        </table:table-row>
        <table:table-row table:style-name="ro1">
          <table:table-cell office:value-type="float" office:value="9166692" calcext:value-type="float">
            <text:p>9166692</text:p>
          </table:table-cell>
          <table:table-cell table:formula="of:=[.A575]/1000/(60*60*24)" office:value-type="time" office:time-value="PT02H32M46.692S" calcext:value-type="time">
            <text:p>02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15.46" calcext:value-type="float">
            <text:p>615.46</text:p>
          </table:table-cell>
          <table:table-cell office:value-type="float" office:value="750.4" calcext:value-type="float">
            <text:p>750.4</text:p>
          </table:table-cell>
        </table:table-row>
        <table:table-row table:style-name="ro1">
          <table:table-cell office:value-type="float" office:value="9182691" calcext:value-type="float">
            <text:p>9182691</text:p>
          </table:table-cell>
          <table:table-cell table:formula="of:=[.A576]/1000/(60*60*24)" office:value-type="time" office:time-value="PT02H33M02.691S" calcext:value-type="time">
            <text:p>02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16.53" calcext:value-type="float">
            <text:p>616.53</text:p>
          </table:table-cell>
          <table:table-cell office:value-type="float" office:value="751.69" calcext:value-type="float">
            <text:p>751.69</text:p>
          </table:table-cell>
        </table:table-row>
        <table:table-row table:style-name="ro1">
          <table:table-cell office:value-type="float" office:value="9198692" calcext:value-type="float">
            <text:p>9198692</text:p>
          </table:table-cell>
          <table:table-cell table:formula="of:=[.A577]/1000/(60*60*24)" office:value-type="time" office:time-value="PT02H33M18.692S" calcext:value-type="time">
            <text:p>02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617.6" calcext:value-type="float">
            <text:p>617.6</text:p>
          </table:table-cell>
          <table:table-cell office:value-type="float" office:value="752.99" calcext:value-type="float">
            <text:p>752.99</text:p>
          </table:table-cell>
        </table:table-row>
        <table:table-row table:style-name="ro1">
          <table:table-cell office:value-type="float" office:value="9214692" calcext:value-type="float">
            <text:p>9214692</text:p>
          </table:table-cell>
          <table:table-cell table:formula="of:=[.A578]/1000/(60*60*24)" office:value-type="time" office:time-value="PT02H33M34.692S" calcext:value-type="time">
            <text:p>02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18.66" calcext:value-type="float">
            <text:p>618.66</text:p>
          </table:table-cell>
          <table:table-cell office:value-type="float" office:value="754.28" calcext:value-type="float">
            <text:p>754.28</text:p>
          </table:table-cell>
        </table:table-row>
        <table:table-row table:style-name="ro1">
          <table:table-cell office:value-type="float" office:value="9230692" calcext:value-type="float">
            <text:p>9230692</text:p>
          </table:table-cell>
          <table:table-cell table:formula="of:=[.A579]/1000/(60*60*24)" office:value-type="time" office:time-value="PT02H33M50.692S" calcext:value-type="time">
            <text:p>02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19.73" calcext:value-type="float">
            <text:p>619.73</text:p>
          </table:table-cell>
          <table:table-cell office:value-type="float" office:value="755.58" calcext:value-type="float">
            <text:p>755.58</text:p>
          </table:table-cell>
        </table:table-row>
        <table:table-row table:style-name="ro1">
          <table:table-cell office:value-type="float" office:value="9246692" calcext:value-type="float">
            <text:p>9246692</text:p>
          </table:table-cell>
          <table:table-cell table:formula="of:=[.A580]/1000/(60*60*24)" office:value-type="time" office:time-value="PT02H34M06.692S" calcext:value-type="time">
            <text:p>02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0.8" calcext:value-type="float">
            <text:p>620.8</text:p>
          </table:table-cell>
          <table:table-cell office:value-type="float" office:value="756.87" calcext:value-type="float">
            <text:p>756.87</text:p>
          </table:table-cell>
        </table:table-row>
        <table:table-row table:style-name="ro1">
          <table:table-cell office:value-type="float" office:value="9262692" calcext:value-type="float">
            <text:p>9262692</text:p>
          </table:table-cell>
          <table:table-cell table:formula="of:=[.A581]/1000/(60*60*24)" office:value-type="time" office:time-value="PT02H34M22.692S" calcext:value-type="time">
            <text:p>02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21.87" calcext:value-type="float">
            <text:p>621.87</text:p>
          </table:table-cell>
          <table:table-cell office:value-type="float" office:value="758.17" calcext:value-type="float">
            <text:p>758.17</text:p>
          </table:table-cell>
        </table:table-row>
        <table:table-row table:style-name="ro1">
          <table:table-cell office:value-type="float" office:value="9278692" calcext:value-type="float">
            <text:p>9278692</text:p>
          </table:table-cell>
          <table:table-cell table:formula="of:=[.A582]/1000/(60*60*24)" office:value-type="time" office:time-value="PT02H34M38.692S" calcext:value-type="time">
            <text:p>02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2.94" calcext:value-type="float">
            <text:p>622.94</text:p>
          </table:table-cell>
          <table:table-cell office:value-type="float" office:value="759.46" calcext:value-type="float">
            <text:p>759.46</text:p>
          </table:table-cell>
        </table:table-row>
        <table:table-row table:style-name="ro1">
          <table:table-cell office:value-type="float" office:value="9294692" calcext:value-type="float">
            <text:p>9294692</text:p>
          </table:table-cell>
          <table:table-cell table:formula="of:=[.A583]/1000/(60*60*24)" office:value-type="time" office:time-value="PT02H34M54.692S" calcext:value-type="time">
            <text:p>02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4.01" calcext:value-type="float">
            <text:p>624.01</text:p>
          </table:table-cell>
          <table:table-cell office:value-type="float" office:value="760.76" calcext:value-type="float">
            <text:p>760.76</text:p>
          </table:table-cell>
        </table:table-row>
        <table:table-row table:style-name="ro1">
          <table:table-cell office:value-type="float" office:value="9310692" calcext:value-type="float">
            <text:p>9310692</text:p>
          </table:table-cell>
          <table:table-cell table:formula="of:=[.A584]/1000/(60*60*24)" office:value-type="time" office:time-value="PT02H35M10.692S" calcext:value-type="time">
            <text:p>02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5.07" calcext:value-type="float">
            <text:p>625.07</text:p>
          </table:table-cell>
          <table:table-cell office:value-type="float" office:value="762.05" calcext:value-type="float">
            <text:p>762.05</text:p>
          </table:table-cell>
        </table:table-row>
        <table:table-row table:style-name="ro1">
          <table:table-cell office:value-type="float" office:value="9326692" calcext:value-type="float">
            <text:p>9326692</text:p>
          </table:table-cell>
          <table:table-cell table:formula="of:=[.A585]/1000/(60*60*24)" office:value-type="time" office:time-value="PT02H35M26.692S" calcext:value-type="time">
            <text:p>02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6.14" calcext:value-type="float">
            <text:p>626.14</text:p>
          </table:table-cell>
          <table:table-cell office:value-type="float" office:value="763.35" calcext:value-type="float">
            <text:p>763.35</text:p>
          </table:table-cell>
        </table:table-row>
        <table:table-row table:style-name="ro1">
          <table:table-cell office:value-type="float" office:value="9342692" calcext:value-type="float">
            <text:p>9342692</text:p>
          </table:table-cell>
          <table:table-cell table:formula="of:=[.A586]/1000/(60*60*24)" office:value-type="time" office:time-value="PT02H35M42.692S" calcext:value-type="time">
            <text:p>02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7.21" calcext:value-type="float">
            <text:p>627.21</text:p>
          </table:table-cell>
          <table:table-cell office:value-type="float" office:value="764.64" calcext:value-type="float">
            <text:p>764.64</text:p>
          </table:table-cell>
        </table:table-row>
        <table:table-row table:style-name="ro1">
          <table:table-cell office:value-type="float" office:value="9358692" calcext:value-type="float">
            <text:p>9358692</text:p>
          </table:table-cell>
          <table:table-cell table:formula="of:=[.A587]/1000/(60*60*24)" office:value-type="time" office:time-value="PT02H35M58.692S" calcext:value-type="time">
            <text:p>02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8.28" calcext:value-type="float">
            <text:p>628.28</text:p>
          </table:table-cell>
          <table:table-cell office:value-type="float" office:value="765.94" calcext:value-type="float">
            <text:p>765.94</text:p>
          </table:table-cell>
        </table:table-row>
        <table:table-row table:style-name="ro1">
          <table:table-cell office:value-type="float" office:value="9374692" calcext:value-type="float">
            <text:p>9374692</text:p>
          </table:table-cell>
          <table:table-cell table:formula="of:=[.A588]/1000/(60*60*24)" office:value-type="time" office:time-value="PT02H36M14.692S" calcext:value-type="time">
            <text:p>02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9.35" calcext:value-type="float">
            <text:p>629.35</text:p>
          </table:table-cell>
          <table:table-cell office:value-type="float" office:value="767.23" calcext:value-type="float">
            <text:p>767.23</text:p>
          </table:table-cell>
        </table:table-row>
        <table:table-row table:style-name="ro1">
          <table:table-cell office:value-type="float" office:value="9390692" calcext:value-type="float">
            <text:p>9390692</text:p>
          </table:table-cell>
          <table:table-cell table:formula="of:=[.A589]/1000/(60*60*24)" office:value-type="time" office:time-value="PT02H36M30.692S" calcext:value-type="time">
            <text:p>02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30.42" calcext:value-type="float">
            <text:p>630.42</text:p>
          </table:table-cell>
          <table:table-cell office:value-type="float" office:value="768.52" calcext:value-type="float">
            <text:p>768.52</text:p>
          </table:table-cell>
        </table:table-row>
        <table:table-row table:style-name="ro1">
          <table:table-cell office:value-type="float" office:value="9406692" calcext:value-type="float">
            <text:p>9406692</text:p>
          </table:table-cell>
          <table:table-cell table:formula="of:=[.A590]/1000/(60*60*24)" office:value-type="time" office:time-value="PT02H36M46.692S" calcext:value-type="time">
            <text:p>02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31.48" calcext:value-type="float">
            <text:p>631.48</text:p>
          </table:table-cell>
          <table:table-cell office:value-type="float" office:value="769.82" calcext:value-type="float">
            <text:p>769.82</text:p>
          </table:table-cell>
        </table:table-row>
        <table:table-row table:style-name="ro1">
          <table:table-cell office:value-type="float" office:value="9422692" calcext:value-type="float">
            <text:p>9422692</text:p>
          </table:table-cell>
          <table:table-cell table:formula="of:=[.A591]/1000/(60*60*24)" office:value-type="time" office:time-value="PT02H37M02.692S" calcext:value-type="time">
            <text:p>02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32.55" calcext:value-type="float">
            <text:p>632.55</text:p>
          </table:table-cell>
          <table:table-cell office:value-type="float" office:value="771.11" calcext:value-type="float">
            <text:p>771.11</text:p>
          </table:table-cell>
        </table:table-row>
        <table:table-row table:style-name="ro1">
          <table:table-cell office:value-type="float" office:value="9438692" calcext:value-type="float">
            <text:p>9438692</text:p>
          </table:table-cell>
          <table:table-cell table:formula="of:=[.A592]/1000/(60*60*24)" office:value-type="time" office:time-value="PT02H37M18.692S" calcext:value-type="time">
            <text:p>02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33.62" calcext:value-type="float">
            <text:p>633.62</text:p>
          </table:table-cell>
          <table:table-cell office:value-type="float" office:value="772.41" calcext:value-type="float">
            <text:p>772.41</text:p>
          </table:table-cell>
        </table:table-row>
        <table:table-row table:style-name="ro1">
          <table:table-cell office:value-type="float" office:value="9454692" calcext:value-type="float">
            <text:p>9454692</text:p>
          </table:table-cell>
          <table:table-cell table:formula="of:=[.A593]/1000/(60*60*24)" office:value-type="time" office:time-value="PT02H37M34.692S" calcext:value-type="time">
            <text:p>02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34.69" calcext:value-type="float">
            <text:p>634.69</text:p>
          </table:table-cell>
          <table:table-cell office:value-type="float" office:value="773.7" calcext:value-type="float">
            <text:p>773.7</text:p>
          </table:table-cell>
        </table:table-row>
        <table:table-row table:style-name="ro1">
          <table:table-cell office:value-type="float" office:value="9470692" calcext:value-type="float">
            <text:p>9470692</text:p>
          </table:table-cell>
          <table:table-cell table:formula="of:=[.A594]/1000/(60*60*24)" office:value-type="time" office:time-value="PT02H37M50.692S" calcext:value-type="time">
            <text:p>02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35.76" calcext:value-type="float">
            <text:p>635.7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9486692" calcext:value-type="float">
            <text:p>9486692</text:p>
          </table:table-cell>
          <table:table-cell table:formula="of:=[.A595]/1000/(60*60*24)" office:value-type="time" office:time-value="PT02H38M06.692S" calcext:value-type="time">
            <text:p>02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36.83" calcext:value-type="float">
            <text:p>636.83</text:p>
          </table:table-cell>
          <table:table-cell office:value-type="float" office:value="776.29" calcext:value-type="float">
            <text:p>776.29</text:p>
          </table:table-cell>
        </table:table-row>
        <table:table-row table:style-name="ro1">
          <table:table-cell office:value-type="float" office:value="9502691" calcext:value-type="float">
            <text:p>9502691</text:p>
          </table:table-cell>
          <table:table-cell table:formula="of:=[.A596]/1000/(60*60*24)" office:value-type="time" office:time-value="PT02H38M22.691S" calcext:value-type="time">
            <text:p>02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37.89" calcext:value-type="float">
            <text:p>637.89</text:p>
          </table:table-cell>
          <table:table-cell office:value-type="float" office:value="777.59" calcext:value-type="float">
            <text:p>777.59</text:p>
          </table:table-cell>
        </table:table-row>
        <table:table-row table:style-name="ro1">
          <table:table-cell office:value-type="float" office:value="9518692" calcext:value-type="float">
            <text:p>9518692</text:p>
          </table:table-cell>
          <table:table-cell table:formula="of:=[.A597]/1000/(60*60*24)" office:value-type="time" office:time-value="PT02H38M38.692S" calcext:value-type="time">
            <text:p>02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38.96" calcext:value-type="float">
            <text:p>638.96</text:p>
          </table:table-cell>
          <table:table-cell office:value-type="float" office:value="778.88" calcext:value-type="float">
            <text:p>778.88</text:p>
          </table:table-cell>
        </table:table-row>
        <table:table-row table:style-name="ro1">
          <table:table-cell office:value-type="float" office:value="9534692" calcext:value-type="float">
            <text:p>9534692</text:p>
          </table:table-cell>
          <table:table-cell table:formula="of:=[.A598]/1000/(60*60*24)" office:value-type="time" office:time-value="PT02H38M54.692S" calcext:value-type="time">
            <text:p>02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40.03" calcext:value-type="float">
            <text:p>640.03</text:p>
          </table:table-cell>
          <table:table-cell office:value-type="float" office:value="780.18" calcext:value-type="float">
            <text:p>780.18</text:p>
          </table:table-cell>
        </table:table-row>
        <table:table-row table:style-name="ro1">
          <table:table-cell office:value-type="float" office:value="9550692" calcext:value-type="float">
            <text:p>9550692</text:p>
          </table:table-cell>
          <table:table-cell table:formula="of:=[.A599]/1000/(60*60*24)" office:value-type="time" office:time-value="PT02H39M10.692S" calcext:value-type="time">
            <text:p>02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41.1" calcext:value-type="float">
            <text:p>641.1</text:p>
          </table:table-cell>
          <table:table-cell office:value-type="float" office:value="781.47" calcext:value-type="float">
            <text:p>781.47</text:p>
          </table:table-cell>
        </table:table-row>
        <table:table-row table:style-name="ro1">
          <table:table-cell office:value-type="float" office:value="9566692" calcext:value-type="float">
            <text:p>9566692</text:p>
          </table:table-cell>
          <table:table-cell table:formula="of:=[.A600]/1000/(60*60*24)" office:value-type="time" office:time-value="PT02H39M26.692S" calcext:value-type="time">
            <text:p>02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42.17" calcext:value-type="float">
            <text:p>642.17</text:p>
          </table:table-cell>
          <table:table-cell office:value-type="float" office:value="782.76" calcext:value-type="float">
            <text:p>782.76</text:p>
          </table:table-cell>
        </table:table-row>
        <table:table-row table:style-name="ro1">
          <table:table-cell office:value-type="float" office:value="9582692" calcext:value-type="float">
            <text:p>9582692</text:p>
          </table:table-cell>
          <table:table-cell table:formula="of:=[.A601]/1000/(60*60*24)" office:value-type="time" office:time-value="PT02H39M42.692S" calcext:value-type="time">
            <text:p>02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43.23" calcext:value-type="float">
            <text:p>643.23</text:p>
          </table:table-cell>
          <table:table-cell office:value-type="float" office:value="784.06" calcext:value-type="float">
            <text:p>784.06</text:p>
          </table:table-cell>
        </table:table-row>
        <table:table-row table:style-name="ro1">
          <table:table-cell office:value-type="float" office:value="9598692" calcext:value-type="float">
            <text:p>9598692</text:p>
          </table:table-cell>
          <table:table-cell table:formula="of:=[.A602]/1000/(60*60*24)" office:value-type="time" office:time-value="PT02H39M58.692S" calcext:value-type="time">
            <text:p>02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644.3" calcext:value-type="float">
            <text:p>644.3</text:p>
          </table:table-cell>
          <table:table-cell office:value-type="float" office:value="785.35" calcext:value-type="float">
            <text:p>785.35</text:p>
          </table:table-cell>
        </table:table-row>
        <table:table-row table:style-name="ro1">
          <table:table-cell office:value-type="float" office:value="9614692" calcext:value-type="float">
            <text:p>9614692</text:p>
          </table:table-cell>
          <table:table-cell table:formula="of:=[.A603]/1000/(60*60*24)" office:value-type="time" office:time-value="PT02H40M14.692S" calcext:value-type="time">
            <text:p>02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45.37" calcext:value-type="float">
            <text:p>645.37</text:p>
          </table:table-cell>
          <table:table-cell office:value-type="float" office:value="786.65" calcext:value-type="float">
            <text:p>786.65</text:p>
          </table:table-cell>
        </table:table-row>
        <table:table-row table:style-name="ro1">
          <table:table-cell office:value-type="float" office:value="9630692" calcext:value-type="float">
            <text:p>9630692</text:p>
          </table:table-cell>
          <table:table-cell table:formula="of:=[.A604]/1000/(60*60*24)" office:value-type="time" office:time-value="PT02H40M30.692S" calcext:value-type="time">
            <text:p>02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46.44" calcext:value-type="float">
            <text:p>646.44</text:p>
          </table:table-cell>
          <table:table-cell office:value-type="float" office:value="787.94" calcext:value-type="float">
            <text:p>787.94</text:p>
          </table:table-cell>
        </table:table-row>
        <table:table-row table:style-name="ro1">
          <table:table-cell office:value-type="float" office:value="9646691" calcext:value-type="float">
            <text:p>9646691</text:p>
          </table:table-cell>
          <table:table-cell table:formula="of:=[.A605]/1000/(60*60*24)" office:value-type="time" office:time-value="PT02H40M46.691S" calcext:value-type="time">
            <text:p>02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47.5" calcext:value-type="float">
            <text:p>647.5</text:p>
          </table:table-cell>
          <table:table-cell office:value-type="float" office:value="789.23" calcext:value-type="float">
            <text:p>789.23</text:p>
          </table:table-cell>
        </table:table-row>
        <table:table-row table:style-name="ro1">
          <table:table-cell office:value-type="float" office:value="9662692" calcext:value-type="float">
            <text:p>9662692</text:p>
          </table:table-cell>
          <table:table-cell table:formula="of:=[.A606]/1000/(60*60*24)" office:value-type="time" office:time-value="PT02H41M02.692S" calcext:value-type="time">
            <text:p>02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48.57" calcext:value-type="float">
            <text:p>648.57</text:p>
          </table:table-cell>
          <table:table-cell office:value-type="float" office:value="790.53" calcext:value-type="float">
            <text:p>790.53</text:p>
          </table:table-cell>
        </table:table-row>
        <table:table-row table:style-name="ro1">
          <table:table-cell office:value-type="float" office:value="9678692" calcext:value-type="float">
            <text:p>9678692</text:p>
          </table:table-cell>
          <table:table-cell table:formula="of:=[.A607]/1000/(60*60*24)" office:value-type="time" office:time-value="PT02H41M18.692S" calcext:value-type="time">
            <text:p>02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49.64" calcext:value-type="float">
            <text:p>649.64</text:p>
          </table:table-cell>
          <table:table-cell office:value-type="float" office:value="791.82" calcext:value-type="float">
            <text:p>791.82</text:p>
          </table:table-cell>
        </table:table-row>
        <table:table-row table:style-name="ro1">
          <table:table-cell office:value-type="float" office:value="9694692" calcext:value-type="float">
            <text:p>9694692</text:p>
          </table:table-cell>
          <table:table-cell table:formula="of:=[.A608]/1000/(60*60*24)" office:value-type="time" office:time-value="PT02H41M34.692S" calcext:value-type="time">
            <text:p>02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0.71" calcext:value-type="float">
            <text:p>650.71</text:p>
          </table:table-cell>
          <table:table-cell office:value-type="float" office:value="793.12" calcext:value-type="float">
            <text:p>793.12</text:p>
          </table:table-cell>
        </table:table-row>
        <table:table-row table:style-name="ro1">
          <table:table-cell office:value-type="float" office:value="9710692" calcext:value-type="float">
            <text:p>9710692</text:p>
          </table:table-cell>
          <table:table-cell table:formula="of:=[.A609]/1000/(60*60*24)" office:value-type="time" office:time-value="PT02H41M50.692S" calcext:value-type="time">
            <text:p>02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1.78" calcext:value-type="float">
            <text:p>651.78</text:p>
          </table:table-cell>
          <table:table-cell office:value-type="float" office:value="794.41" calcext:value-type="float">
            <text:p>794.41</text:p>
          </table:table-cell>
        </table:table-row>
        <table:table-row table:style-name="ro1">
          <table:table-cell office:value-type="float" office:value="9726691" calcext:value-type="float">
            <text:p>9726691</text:p>
          </table:table-cell>
          <table:table-cell table:formula="of:=[.A610]/1000/(60*60*24)" office:value-type="time" office:time-value="PT02H42M06.691S" calcext:value-type="time">
            <text:p>02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2.84" calcext:value-type="float">
            <text:p>652.84</text:p>
          </table:table-cell>
          <table:table-cell office:value-type="float" office:value="795.7" calcext:value-type="float">
            <text:p>795.7</text:p>
          </table:table-cell>
        </table:table-row>
        <table:table-row table:style-name="ro1">
          <table:table-cell office:value-type="float" office:value="9742692" calcext:value-type="float">
            <text:p>9742692</text:p>
          </table:table-cell>
          <table:table-cell table:formula="of:=[.A611]/1000/(60*60*24)" office:value-type="time" office:time-value="PT02H42M22.692S" calcext:value-type="time">
            <text:p>02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3.91" calcext:value-type="float">
            <text:p>653.91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9758692" calcext:value-type="float">
            <text:p>9758692</text:p>
          </table:table-cell>
          <table:table-cell table:formula="of:=[.A612]/1000/(60*60*24)" office:value-type="time" office:time-value="PT02H42M38.692S" calcext:value-type="time">
            <text:p>02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4.98" calcext:value-type="float">
            <text:p>654.98</text:p>
          </table:table-cell>
          <table:table-cell office:value-type="float" office:value="798.29" calcext:value-type="float">
            <text:p>798.29</text:p>
          </table:table-cell>
        </table:table-row>
        <table:table-row table:style-name="ro1">
          <table:table-cell office:value-type="float" office:value="9774692" calcext:value-type="float">
            <text:p>9774692</text:p>
          </table:table-cell>
          <table:table-cell table:formula="of:=[.A613]/1000/(60*60*24)" office:value-type="time" office:time-value="PT02H42M54.692S" calcext:value-type="time">
            <text:p>02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6.04" calcext:value-type="float">
            <text:p>656.04</text:p>
          </table:table-cell>
          <table:table-cell office:value-type="float" office:value="799.59" calcext:value-type="float">
            <text:p>799.59</text:p>
          </table:table-cell>
        </table:table-row>
        <table:table-row table:style-name="ro1">
          <table:table-cell office:value-type="float" office:value="9790692" calcext:value-type="float">
            <text:p>9790692</text:p>
          </table:table-cell>
          <table:table-cell table:formula="of:=[.A614]/1000/(60*60*24)" office:value-type="time" office:time-value="PT02H43M10.692S" calcext:value-type="time">
            <text:p>02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7.11" calcext:value-type="float">
            <text:p>657.11</text:p>
          </table:table-cell>
          <table:table-cell office:value-type="float" office:value="800.88" calcext:value-type="float">
            <text:p>800.88</text:p>
          </table:table-cell>
        </table:table-row>
        <table:table-row table:style-name="ro1">
          <table:table-cell office:value-type="float" office:value="9806692" calcext:value-type="float">
            <text:p>9806692</text:p>
          </table:table-cell>
          <table:table-cell table:formula="of:=[.A615]/1000/(60*60*24)" office:value-type="time" office:time-value="PT02H43M26.692S" calcext:value-type="time">
            <text:p>02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8.18" calcext:value-type="float">
            <text:p>658.18</text:p>
          </table:table-cell>
          <table:table-cell office:value-type="float" office:value="802.17" calcext:value-type="float">
            <text:p>802.17</text:p>
          </table:table-cell>
        </table:table-row>
        <table:table-row table:style-name="ro1">
          <table:table-cell office:value-type="float" office:value="9822692" calcext:value-type="float">
            <text:p>9822692</text:p>
          </table:table-cell>
          <table:table-cell table:formula="of:=[.A616]/1000/(60*60*24)" office:value-type="time" office:time-value="PT02H43M42.692S" calcext:value-type="time">
            <text:p>02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9.25" calcext:value-type="float">
            <text:p>659.25</text:p>
          </table:table-cell>
          <table:table-cell office:value-type="float" office:value="803.47" calcext:value-type="float">
            <text:p>803.47</text:p>
          </table:table-cell>
        </table:table-row>
        <table:table-row table:style-name="ro1">
          <table:table-cell office:value-type="float" office:value="9838692" calcext:value-type="float">
            <text:p>9838692</text:p>
          </table:table-cell>
          <table:table-cell table:formula="of:=[.A617]/1000/(60*60*24)" office:value-type="time" office:time-value="PT02H43M58.692S" calcext:value-type="time">
            <text:p>02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60.31" calcext:value-type="float">
            <text:p>660.31</text:p>
          </table:table-cell>
          <table:table-cell office:value-type="float" office:value="804.76" calcext:value-type="float">
            <text:p>804.76</text:p>
          </table:table-cell>
        </table:table-row>
        <table:table-row table:style-name="ro1">
          <table:table-cell office:value-type="float" office:value="9854692" calcext:value-type="float">
            <text:p>9854692</text:p>
          </table:table-cell>
          <table:table-cell table:formula="of:=[.A618]/1000/(60*60*24)" office:value-type="time" office:time-value="PT02H44M14.692S" calcext:value-type="time">
            <text:p>02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61.38" calcext:value-type="float">
            <text:p>661.38</text:p>
          </table:table-cell>
          <table:table-cell office:value-type="float" office:value="806.06" calcext:value-type="float">
            <text:p>806.06</text:p>
          </table:table-cell>
        </table:table-row>
        <table:table-row table:style-name="ro1">
          <table:table-cell office:value-type="float" office:value="9870692" calcext:value-type="float">
            <text:p>9870692</text:p>
          </table:table-cell>
          <table:table-cell table:formula="of:=[.A619]/1000/(60*60*24)" office:value-type="time" office:time-value="PT02H44M30.692S" calcext:value-type="time">
            <text:p>02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662.45" calcext:value-type="float">
            <text:p>662.45</text:p>
          </table:table-cell>
          <table:table-cell office:value-type="float" office:value="807.35" calcext:value-type="float">
            <text:p>807.35</text:p>
          </table:table-cell>
        </table:table-row>
        <table:table-row table:style-name="ro1">
          <table:table-cell office:value-type="float" office:value="9886692" calcext:value-type="float">
            <text:p>9886692</text:p>
          </table:table-cell>
          <table:table-cell table:formula="of:=[.A620]/1000/(60*60*24)" office:value-type="time" office:time-value="PT02H44M46.692S" calcext:value-type="time">
            <text:p>02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63.52" calcext:value-type="float">
            <text:p>663.52</text:p>
          </table:table-cell>
          <table:table-cell office:value-type="float" office:value="808.64" calcext:value-type="float">
            <text:p>808.64</text:p>
          </table:table-cell>
        </table:table-row>
        <table:table-row table:style-name="ro1">
          <table:table-cell office:value-type="float" office:value="9902692" calcext:value-type="float">
            <text:p>9902692</text:p>
          </table:table-cell>
          <table:table-cell table:formula="of:=[.A621]/1000/(60*60*24)" office:value-type="time" office:time-value="PT02H45M02.692S" calcext:value-type="time">
            <text:p>02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64.58" calcext:value-type="float">
            <text:p>664.58</text:p>
          </table:table-cell>
          <table:table-cell office:value-type="float" office:value="809.94" calcext:value-type="float">
            <text:p>809.94</text:p>
          </table:table-cell>
        </table:table-row>
        <table:table-row table:style-name="ro1">
          <table:table-cell office:value-type="float" office:value="9918692" calcext:value-type="float">
            <text:p>9918692</text:p>
          </table:table-cell>
          <table:table-cell table:formula="of:=[.A622]/1000/(60*60*24)" office:value-type="time" office:time-value="PT02H45M18.692S" calcext:value-type="time">
            <text:p>02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65.65" calcext:value-type="float">
            <text:p>665.65</text:p>
          </table:table-cell>
          <table:table-cell office:value-type="float" office:value="811.23" calcext:value-type="float">
            <text:p>811.23</text:p>
          </table:table-cell>
        </table:table-row>
        <table:table-row table:style-name="ro1">
          <table:table-cell office:value-type="float" office:value="9934692" calcext:value-type="float">
            <text:p>9934692</text:p>
          </table:table-cell>
          <table:table-cell table:formula="of:=[.A623]/1000/(60*60*24)" office:value-type="time" office:time-value="PT02H45M34.692S" calcext:value-type="time">
            <text:p>02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66.72" calcext:value-type="float">
            <text:p>666.72</text:p>
          </table:table-cell>
          <table:table-cell office:value-type="float" office:value="812.52" calcext:value-type="float">
            <text:p>812.52</text:p>
          </table:table-cell>
        </table:table-row>
        <table:table-row table:style-name="ro1">
          <table:table-cell office:value-type="float" office:value="9950692" calcext:value-type="float">
            <text:p>9950692</text:p>
          </table:table-cell>
          <table:table-cell table:formula="of:=[.A624]/1000/(60*60*24)" office:value-type="time" office:time-value="PT02H45M50.692S" calcext:value-type="time">
            <text:p>02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667.79" calcext:value-type="float">
            <text:p>667.79</text:p>
          </table:table-cell>
          <table:table-cell office:value-type="float" office:value="813.82" calcext:value-type="float">
            <text:p>813.82</text:p>
          </table:table-cell>
        </table:table-row>
        <table:table-row table:style-name="ro1">
          <table:table-cell office:value-type="float" office:value="9966692" calcext:value-type="float">
            <text:p>9966692</text:p>
          </table:table-cell>
          <table:table-cell table:formula="of:=[.A625]/1000/(60*60*24)" office:value-type="time" office:time-value="PT02H46M06.692S" calcext:value-type="time">
            <text:p>02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668.85" calcext:value-type="float">
            <text:p>668.85</text:p>
          </table:table-cell>
          <table:table-cell office:value-type="float" office:value="815.11" calcext:value-type="float">
            <text:p>815.11</text:p>
          </table:table-cell>
        </table:table-row>
        <table:table-row table:style-name="ro1">
          <table:table-cell office:value-type="float" office:value="9982692" calcext:value-type="float">
            <text:p>9982692</text:p>
          </table:table-cell>
          <table:table-cell table:formula="of:=[.A626]/1000/(60*60*24)" office:value-type="time" office:time-value="PT02H46M22.692S" calcext:value-type="time">
            <text:p>02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69.92" calcext:value-type="float">
            <text:p>669.92</text:p>
          </table:table-cell>
          <table:table-cell office:value-type="float" office:value="816.4" calcext:value-type="float">
            <text:p>816.4</text:p>
          </table:table-cell>
        </table:table-row>
        <table:table-row table:style-name="ro1">
          <table:table-cell office:value-type="float" office:value="9998692" calcext:value-type="float">
            <text:p>9998692</text:p>
          </table:table-cell>
          <table:table-cell table:formula="of:=[.A627]/1000/(60*60*24)" office:value-type="time" office:time-value="PT02H46M38.692S" calcext:value-type="time">
            <text:p>02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670.99" calcext:value-type="float">
            <text:p>670.99</text:p>
          </table:table-cell>
          <table:table-cell office:value-type="float" office:value="817.7" calcext:value-type="float">
            <text:p>817.7</text:p>
          </table:table-cell>
        </table:table-row>
        <table:table-row table:style-name="ro1">
          <table:table-cell office:value-type="float" office:value="10014692" calcext:value-type="float">
            <text:p>10014692</text:p>
          </table:table-cell>
          <table:table-cell table:formula="of:=[.A628]/1000/(60*60*24)" office:value-type="time" office:time-value="PT02H46M54.692S" calcext:value-type="time">
            <text:p>02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72.06" calcext:value-type="float">
            <text:p>672.06</text:p>
          </table:table-cell>
          <table:table-cell office:value-type="float" office:value="818.99" calcext:value-type="float">
            <text:p>818.99</text:p>
          </table:table-cell>
        </table:table-row>
        <table:table-row table:style-name="ro1">
          <table:table-cell office:value-type="float" office:value="10030692" calcext:value-type="float">
            <text:p>10030692</text:p>
          </table:table-cell>
          <table:table-cell table:formula="of:=[.A629]/1000/(60*60*24)" office:value-type="time" office:time-value="PT02H47M10.692S" calcext:value-type="time">
            <text:p>02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73.12" calcext:value-type="float">
            <text:p>673.12</text:p>
          </table:table-cell>
          <table:table-cell office:value-type="float" office:value="820.28" calcext:value-type="float">
            <text:p>820.28</text:p>
          </table:table-cell>
        </table:table-row>
        <table:table-row table:style-name="ro1">
          <table:table-cell office:value-type="float" office:value="10046692" calcext:value-type="float">
            <text:p>10046692</text:p>
          </table:table-cell>
          <table:table-cell table:formula="of:=[.A630]/1000/(60*60*24)" office:value-type="time" office:time-value="PT02H47M26.692S" calcext:value-type="time">
            <text:p>02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74.19" calcext:value-type="float">
            <text:p>674.19</text:p>
          </table:table-cell>
          <table:table-cell office:value-type="float" office:value="821.58" calcext:value-type="float">
            <text:p>821.58</text:p>
          </table:table-cell>
        </table:table-row>
        <table:table-row table:style-name="ro1">
          <table:table-cell office:value-type="float" office:value="10062692" calcext:value-type="float">
            <text:p>10062692</text:p>
          </table:table-cell>
          <table:table-cell table:formula="of:=[.A631]/1000/(60*60*24)" office:value-type="time" office:time-value="PT02H47M42.692S" calcext:value-type="time">
            <text:p>02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75.26" calcext:value-type="float">
            <text:p>675.26</text:p>
          </table:table-cell>
          <table:table-cell office:value-type="float" office:value="822.87" calcext:value-type="float">
            <text:p>822.87</text:p>
          </table:table-cell>
        </table:table-row>
        <table:table-row table:style-name="ro1">
          <table:table-cell office:value-type="float" office:value="10078692" calcext:value-type="float">
            <text:p>10078692</text:p>
          </table:table-cell>
          <table:table-cell table:formula="of:=[.A632]/1000/(60*60*24)" office:value-type="time" office:time-value="PT02H47M58.692S" calcext:value-type="time">
            <text:p>02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676.33" calcext:value-type="float">
            <text:p>676.33</text:p>
          </table:table-cell>
          <table:table-cell office:value-type="float" office:value="824.17" calcext:value-type="float">
            <text:p>824.17</text:p>
          </table:table-cell>
        </table:table-row>
        <table:table-row table:style-name="ro1">
          <table:table-cell office:value-type="float" office:value="10094692" calcext:value-type="float">
            <text:p>10094692</text:p>
          </table:table-cell>
          <table:table-cell table:formula="of:=[.A633]/1000/(60*60*24)" office:value-type="time" office:time-value="PT02H48M14.692S" calcext:value-type="time">
            <text:p>02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77.39" calcext:value-type="float">
            <text:p>677.39</text:p>
          </table:table-cell>
          <table:table-cell office:value-type="float" office:value="825.46" calcext:value-type="float">
            <text:p>825.46</text:p>
          </table:table-cell>
        </table:table-row>
        <table:table-row table:style-name="ro1">
          <table:table-cell office:value-type="float" office:value="10110692" calcext:value-type="float">
            <text:p>10110692</text:p>
          </table:table-cell>
          <table:table-cell table:formula="of:=[.A634]/1000/(60*60*24)" office:value-type="time" office:time-value="PT02H48M30.692S" calcext:value-type="time">
            <text:p>02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78.46" calcext:value-type="float">
            <text:p>678.46</text:p>
          </table:table-cell>
          <table:table-cell office:value-type="float" office:value="826.75" calcext:value-type="float">
            <text:p>826.75</text:p>
          </table:table-cell>
        </table:table-row>
        <table:table-row table:style-name="ro1">
          <table:table-cell office:value-type="float" office:value="10126692" calcext:value-type="float">
            <text:p>10126692</text:p>
          </table:table-cell>
          <table:table-cell table:formula="of:=[.A635]/1000/(60*60*24)" office:value-type="time" office:time-value="PT02H48M46.692S" calcext:value-type="time">
            <text:p>02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79.53" calcext:value-type="float">
            <text:p>679.53</text:p>
          </table:table-cell>
          <table:table-cell office:value-type="float" office:value="828.04" calcext:value-type="float">
            <text:p>828.04</text:p>
          </table:table-cell>
        </table:table-row>
        <table:table-row table:style-name="ro1">
          <table:table-cell office:value-type="float" office:value="10142692" calcext:value-type="float">
            <text:p>10142692</text:p>
          </table:table-cell>
          <table:table-cell table:formula="of:=[.A636]/1000/(60*60*24)" office:value-type="time" office:time-value="PT02H49M02.692S" calcext:value-type="time">
            <text:p>02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80.6" calcext:value-type="float">
            <text:p>680.6</text:p>
          </table:table-cell>
          <table:table-cell office:value-type="float" office:value="829.34" calcext:value-type="float">
            <text:p>829.34</text:p>
          </table:table-cell>
        </table:table-row>
        <table:table-row table:style-name="ro1">
          <table:table-cell office:value-type="float" office:value="10158692" calcext:value-type="float">
            <text:p>10158692</text:p>
          </table:table-cell>
          <table:table-cell table:formula="of:=[.A637]/1000/(60*60*24)" office:value-type="time" office:time-value="PT02H49M18.692S" calcext:value-type="time">
            <text:p>02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81.66" calcext:value-type="float">
            <text:p>681.66</text:p>
          </table:table-cell>
          <table:table-cell office:value-type="float" office:value="830.63" calcext:value-type="float">
            <text:p>830.63</text:p>
          </table:table-cell>
        </table:table-row>
        <table:table-row table:style-name="ro1">
          <table:table-cell office:value-type="float" office:value="10174692" calcext:value-type="float">
            <text:p>10174692</text:p>
          </table:table-cell>
          <table:table-cell table:formula="of:=[.A638]/1000/(60*60*24)" office:value-type="time" office:time-value="PT02H49M34.692S" calcext:value-type="time">
            <text:p>02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82.73" calcext:value-type="float">
            <text:p>682.73</text:p>
          </table:table-cell>
          <table:table-cell office:value-type="float" office:value="831.92" calcext:value-type="float">
            <text:p>831.92</text:p>
          </table:table-cell>
        </table:table-row>
        <table:table-row table:style-name="ro1">
          <table:table-cell office:value-type="float" office:value="10190692" calcext:value-type="float">
            <text:p>10190692</text:p>
          </table:table-cell>
          <table:table-cell table:formula="of:=[.A639]/1000/(60*60*24)" office:value-type="time" office:time-value="PT02H49M50.692S" calcext:value-type="time">
            <text:p>02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83.8" calcext:value-type="float">
            <text:p>683.8</text:p>
          </table:table-cell>
          <table:table-cell office:value-type="float" office:value="833.22" calcext:value-type="float">
            <text:p>833.22</text:p>
          </table:table-cell>
        </table:table-row>
        <table:table-row table:style-name="ro1">
          <table:table-cell office:value-type="float" office:value="10206692" calcext:value-type="float">
            <text:p>10206692</text:p>
          </table:table-cell>
          <table:table-cell table:formula="of:=[.A640]/1000/(60*60*24)" office:value-type="time" office:time-value="PT02H50M06.692S" calcext:value-type="time">
            <text:p>02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84.86" calcext:value-type="float">
            <text:p>684.86</text:p>
          </table:table-cell>
          <table:table-cell office:value-type="float" office:value="834.51" calcext:value-type="float">
            <text:p>834.51</text:p>
          </table:table-cell>
        </table:table-row>
        <table:table-row table:style-name="ro1">
          <table:table-cell office:value-type="float" office:value="10222692" calcext:value-type="float">
            <text:p>10222692</text:p>
          </table:table-cell>
          <table:table-cell table:formula="of:=[.A641]/1000/(60*60*24)" office:value-type="time" office:time-value="PT02H50M22.692S" calcext:value-type="time">
            <text:p>02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85.93" calcext:value-type="float">
            <text:p>685.93</text:p>
          </table:table-cell>
          <table:table-cell office:value-type="float" office:value="835.8" calcext:value-type="float">
            <text:p>835.8</text:p>
          </table:table-cell>
        </table:table-row>
        <table:table-row table:style-name="ro1">
          <table:table-cell office:value-type="float" office:value="10238691" calcext:value-type="float">
            <text:p>10238691</text:p>
          </table:table-cell>
          <table:table-cell table:formula="of:=[.A642]/1000/(60*60*24)" office:value-type="time" office:time-value="PT02H50M38.691S" calcext:value-type="time">
            <text:p>02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87" calcext:value-type="float">
            <text:p>687</text:p>
          </table:table-cell>
          <table:table-cell office:value-type="float" office:value="837.09" calcext:value-type="float">
            <text:p>837.09</text:p>
          </table:table-cell>
        </table:table-row>
        <table:table-row table:style-name="ro1">
          <table:table-cell office:value-type="float" office:value="10254692" calcext:value-type="float">
            <text:p>10254692</text:p>
          </table:table-cell>
          <table:table-cell table:formula="of:=[.A643]/1000/(60*60*24)" office:value-type="time" office:time-value="PT02H50M54.692S" calcext:value-type="time">
            <text:p>02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88.07" calcext:value-type="float">
            <text:p>688.07</text:p>
          </table:table-cell>
          <table:table-cell office:value-type="float" office:value="838.39" calcext:value-type="float">
            <text:p>838.39</text:p>
          </table:table-cell>
        </table:table-row>
        <table:table-row table:style-name="ro1">
          <table:table-cell office:value-type="float" office:value="10270692" calcext:value-type="float">
            <text:p>10270692</text:p>
          </table:table-cell>
          <table:table-cell table:formula="of:=[.A644]/1000/(60*60*24)" office:value-type="time" office:time-value="PT02H51M10.692S" calcext:value-type="time">
            <text:p>02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89.13" calcext:value-type="float">
            <text:p>689.13</text:p>
          </table:table-cell>
          <table:table-cell office:value-type="float" office:value="839.68" calcext:value-type="float">
            <text:p>839.68</text:p>
          </table:table-cell>
        </table:table-row>
        <table:table-row table:style-name="ro1">
          <table:table-cell office:value-type="float" office:value="10286692" calcext:value-type="float">
            <text:p>10286692</text:p>
          </table:table-cell>
          <table:table-cell table:formula="of:=[.A645]/1000/(60*60*24)" office:value-type="time" office:time-value="PT02H51M26.692S" calcext:value-type="time">
            <text:p>02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90.2" calcext:value-type="float">
            <text:p>690.2</text:p>
          </table:table-cell>
          <table:table-cell office:value-type="float" office:value="840.97" calcext:value-type="float">
            <text:p>840.97</text:p>
          </table:table-cell>
        </table:table-row>
        <table:table-row table:style-name="ro1">
          <table:table-cell office:value-type="float" office:value="10302692" calcext:value-type="float">
            <text:p>10302692</text:p>
          </table:table-cell>
          <table:table-cell table:formula="of:=[.A646]/1000/(60*60*24)" office:value-type="time" office:time-value="PT02H51M42.692S" calcext:value-type="time">
            <text:p>02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91.27" calcext:value-type="float">
            <text:p>691.27</text:p>
          </table:table-cell>
          <table:table-cell office:value-type="float" office:value="842.26" calcext:value-type="float">
            <text:p>842.26</text:p>
          </table:table-cell>
        </table:table-row>
        <table:table-row table:style-name="ro1">
          <table:table-cell office:value-type="float" office:value="10318692" calcext:value-type="float">
            <text:p>10318692</text:p>
          </table:table-cell>
          <table:table-cell table:formula="of:=[.A647]/1000/(60*60*24)" office:value-type="time" office:time-value="PT02H51M58.692S" calcext:value-type="time">
            <text:p>02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92.34" calcext:value-type="float">
            <text:p>692.34</text:p>
          </table:table-cell>
          <table:table-cell office:value-type="float" office:value="843.56" calcext:value-type="float">
            <text:p>843.56</text:p>
          </table:table-cell>
        </table:table-row>
        <table:table-row table:style-name="ro1">
          <table:table-cell office:value-type="float" office:value="10334692" calcext:value-type="float">
            <text:p>10334692</text:p>
          </table:table-cell>
          <table:table-cell table:formula="of:=[.A648]/1000/(60*60*24)" office:value-type="time" office:time-value="PT02H52M14.692S" calcext:value-type="time">
            <text:p>02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93.4" calcext:value-type="float">
            <text:p>693.4</text:p>
          </table:table-cell>
          <table:table-cell office:value-type="float" office:value="844.85" calcext:value-type="float">
            <text:p>844.85</text:p>
          </table:table-cell>
        </table:table-row>
        <table:table-row table:style-name="ro1">
          <table:table-cell office:value-type="float" office:value="10350692" calcext:value-type="float">
            <text:p>10350692</text:p>
          </table:table-cell>
          <table:table-cell table:formula="of:=[.A649]/1000/(60*60*24)" office:value-type="time" office:time-value="PT02H52M30.692S" calcext:value-type="time">
            <text:p>02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694.47" calcext:value-type="float">
            <text:p>694.47</text:p>
          </table:table-cell>
          <table:table-cell office:value-type="float" office:value="846.14" calcext:value-type="float">
            <text:p>846.14</text:p>
          </table:table-cell>
        </table:table-row>
        <table:table-row table:style-name="ro1">
          <table:table-cell office:value-type="float" office:value="10366692" calcext:value-type="float">
            <text:p>10366692</text:p>
          </table:table-cell>
          <table:table-cell table:formula="of:=[.A650]/1000/(60*60*24)" office:value-type="time" office:time-value="PT02H52M46.692S" calcext:value-type="time">
            <text:p>02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95.54" calcext:value-type="float">
            <text:p>695.54</text:p>
          </table:table-cell>
          <table:table-cell office:value-type="float" office:value="847.44" calcext:value-type="float">
            <text:p>847.44</text:p>
          </table:table-cell>
        </table:table-row>
        <table:table-row table:style-name="ro1">
          <table:table-cell office:value-type="float" office:value="10382692" calcext:value-type="float">
            <text:p>10382692</text:p>
          </table:table-cell>
          <table:table-cell table:formula="of:=[.A651]/1000/(60*60*24)" office:value-type="time" office:time-value="PT02H53M02.692S" calcext:value-type="time">
            <text:p>02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96.61" calcext:value-type="float">
            <text:p>696.61</text:p>
          </table:table-cell>
          <table:table-cell office:value-type="float" office:value="848.73" calcext:value-type="float">
            <text:p>848.73</text:p>
          </table:table-cell>
        </table:table-row>
        <table:table-row table:style-name="ro1">
          <table:table-cell office:value-type="float" office:value="10398692" calcext:value-type="float">
            <text:p>10398692</text:p>
          </table:table-cell>
          <table:table-cell table:formula="of:=[.A652]/1000/(60*60*24)" office:value-type="time" office:time-value="PT02H53M18.692S" calcext:value-type="time">
            <text:p>02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97.67" calcext:value-type="float">
            <text:p>697.67</text:p>
          </table:table-cell>
          <table:table-cell office:value-type="float" office:value="850.02" calcext:value-type="float">
            <text:p>850.02</text:p>
          </table:table-cell>
        </table:table-row>
        <table:table-row table:style-name="ro1">
          <table:table-cell office:value-type="float" office:value="10414692" calcext:value-type="float">
            <text:p>10414692</text:p>
          </table:table-cell>
          <table:table-cell table:formula="of:=[.A653]/1000/(60*60*24)" office:value-type="time" office:time-value="PT02H53M34.692S" calcext:value-type="time">
            <text:p>02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98.74" calcext:value-type="float">
            <text:p>698.74</text:p>
          </table:table-cell>
          <table:table-cell office:value-type="float" office:value="851.31" calcext:value-type="float">
            <text:p>851.31</text:p>
          </table:table-cell>
        </table:table-row>
        <table:table-row table:style-name="ro1">
          <table:table-cell office:value-type="float" office:value="10430692" calcext:value-type="float">
            <text:p>10430692</text:p>
          </table:table-cell>
          <table:table-cell table:formula="of:=[.A654]/1000/(60*60*24)" office:value-type="time" office:time-value="PT02H53M50.692S" calcext:value-type="time">
            <text:p>02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99.81" calcext:value-type="float">
            <text:p>699.81</text:p>
          </table:table-cell>
          <table:table-cell office:value-type="float" office:value="852.61" calcext:value-type="float">
            <text:p>852.61</text:p>
          </table:table-cell>
        </table:table-row>
        <table:table-row table:style-name="ro1">
          <table:table-cell office:value-type="float" office:value="10446692" calcext:value-type="float">
            <text:p>10446692</text:p>
          </table:table-cell>
          <table:table-cell table:formula="of:=[.A655]/1000/(60*60*24)" office:value-type="time" office:time-value="PT02H54M06.692S" calcext:value-type="time">
            <text:p>02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700.87" calcext:value-type="float">
            <text:p>700.87</text:p>
          </table:table-cell>
          <table:table-cell office:value-type="float" office:value="853.9" calcext:value-type="float">
            <text:p>853.9</text:p>
          </table:table-cell>
        </table:table-row>
        <table:table-row table:style-name="ro1">
          <table:table-cell office:value-type="float" office:value="10462692" calcext:value-type="float">
            <text:p>10462692</text:p>
          </table:table-cell>
          <table:table-cell table:formula="of:=[.A656]/1000/(60*60*24)" office:value-type="time" office:time-value="PT02H54M22.692S" calcext:value-type="time">
            <text:p>02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701.94" calcext:value-type="float">
            <text:p>701.94</text:p>
          </table:table-cell>
          <table:table-cell office:value-type="float" office:value="855.19" calcext:value-type="float">
            <text:p>855.19</text:p>
          </table:table-cell>
        </table:table-row>
        <table:table-row table:style-name="ro1">
          <table:table-cell office:value-type="float" office:value="10478692" calcext:value-type="float">
            <text:p>10478692</text:p>
          </table:table-cell>
          <table:table-cell table:formula="of:=[.A657]/1000/(60*60*24)" office:value-type="time" office:time-value="PT02H54M38.692S" calcext:value-type="time">
            <text:p>02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03.01" calcext:value-type="float">
            <text:p>703.01</text:p>
          </table:table-cell>
          <table:table-cell office:value-type="float" office:value="856.49" calcext:value-type="float">
            <text:p>856.49</text:p>
          </table:table-cell>
        </table:table-row>
        <table:table-row table:style-name="ro1">
          <table:table-cell office:value-type="float" office:value="10494691" calcext:value-type="float">
            <text:p>10494691</text:p>
          </table:table-cell>
          <table:table-cell table:formula="of:=[.A658]/1000/(60*60*24)" office:value-type="time" office:time-value="PT02H54M54.691S" calcext:value-type="time">
            <text:p>02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04.07" calcext:value-type="float">
            <text:p>704.07</text:p>
          </table:table-cell>
          <table:table-cell office:value-type="float" office:value="857.78" calcext:value-type="float">
            <text:p>857.78</text:p>
          </table:table-cell>
        </table:table-row>
        <table:table-row table:style-name="ro1">
          <table:table-cell office:value-type="float" office:value="10510692" calcext:value-type="float">
            <text:p>10510692</text:p>
          </table:table-cell>
          <table:table-cell table:formula="of:=[.A659]/1000/(60*60*24)" office:value-type="time" office:time-value="PT02H55M10.692S" calcext:value-type="time">
            <text:p>02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05.14" calcext:value-type="float">
            <text:p>705.14</text:p>
          </table:table-cell>
          <table:table-cell office:value-type="float" office:value="859.07" calcext:value-type="float">
            <text:p>859.07</text:p>
          </table:table-cell>
        </table:table-row>
        <table:table-row table:style-name="ro1">
          <table:table-cell office:value-type="float" office:value="10526692" calcext:value-type="float">
            <text:p>10526692</text:p>
          </table:table-cell>
          <table:table-cell table:formula="of:=[.A660]/1000/(60*60*24)" office:value-type="time" office:time-value="PT02H55M26.692S" calcext:value-type="time">
            <text:p>02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06.21" calcext:value-type="float">
            <text:p>706.21</text:p>
          </table:table-cell>
          <table:table-cell office:value-type="float" office:value="860.36" calcext:value-type="float">
            <text:p>860.36</text:p>
          </table:table-cell>
        </table:table-row>
        <table:table-row table:style-name="ro1">
          <table:table-cell office:value-type="float" office:value="10542692" calcext:value-type="float">
            <text:p>10542692</text:p>
          </table:table-cell>
          <table:table-cell table:formula="of:=[.A661]/1000/(60*60*24)" office:value-type="time" office:time-value="PT02H55M42.692S" calcext:value-type="time">
            <text:p>02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707.27" calcext:value-type="float">
            <text:p>707.27</text:p>
          </table:table-cell>
          <table:table-cell office:value-type="float" office:value="861.65" calcext:value-type="float">
            <text:p>861.65</text:p>
          </table:table-cell>
        </table:table-row>
        <table:table-row table:style-name="ro1">
          <table:table-cell office:value-type="float" office:value="10558692" calcext:value-type="float">
            <text:p>10558692</text:p>
          </table:table-cell>
          <table:table-cell table:formula="of:=[.A662]/1000/(60*60*24)" office:value-type="time" office:time-value="PT02H55M58.692S" calcext:value-type="time">
            <text:p>02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08.34" calcext:value-type="float">
            <text:p>708.34</text:p>
          </table:table-cell>
          <table:table-cell office:value-type="float" office:value="862.95" calcext:value-type="float">
            <text:p>862.95</text:p>
          </table:table-cell>
        </table:table-row>
        <table:table-row table:style-name="ro1">
          <table:table-cell office:value-type="float" office:value="10574692" calcext:value-type="float">
            <text:p>10574692</text:p>
          </table:table-cell>
          <table:table-cell table:formula="of:=[.A663]/1000/(60*60*24)" office:value-type="time" office:time-value="PT02H56M14.692S" calcext:value-type="time">
            <text:p>02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09.41" calcext:value-type="float">
            <text:p>709.41</text:p>
          </table:table-cell>
          <table:table-cell office:value-type="float" office:value="864.24" calcext:value-type="float">
            <text:p>864.24</text:p>
          </table:table-cell>
        </table:table-row>
        <table:table-row table:style-name="ro1">
          <table:table-cell office:value-type="float" office:value="10590692" calcext:value-type="float">
            <text:p>10590692</text:p>
          </table:table-cell>
          <table:table-cell table:formula="of:=[.A664]/1000/(60*60*24)" office:value-type="time" office:time-value="PT02H56M30.692S" calcext:value-type="time">
            <text:p>02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10.47" calcext:value-type="float">
            <text:p>710.47</text:p>
          </table:table-cell>
          <table:table-cell office:value-type="float" office:value="865.53" calcext:value-type="float">
            <text:p>865.53</text:p>
          </table:table-cell>
        </table:table-row>
        <table:table-row table:style-name="ro1">
          <table:table-cell office:value-type="float" office:value="10606692" calcext:value-type="float">
            <text:p>10606692</text:p>
          </table:table-cell>
          <table:table-cell table:formula="of:=[.A665]/1000/(60*60*24)" office:value-type="time" office:time-value="PT02H56M46.692S" calcext:value-type="time">
            <text:p>02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11.54" calcext:value-type="float">
            <text:p>711.54</text:p>
          </table:table-cell>
          <table:table-cell office:value-type="float" office:value="866.82" calcext:value-type="float">
            <text:p>866.82</text:p>
          </table:table-cell>
        </table:table-row>
        <table:table-row table:style-name="ro1">
          <table:table-cell office:value-type="float" office:value="10622692" calcext:value-type="float">
            <text:p>10622692</text:p>
          </table:table-cell>
          <table:table-cell table:formula="of:=[.A666]/1000/(60*60*24)" office:value-type="time" office:time-value="PT02H57M02.692S" calcext:value-type="time">
            <text:p>02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12.61" calcext:value-type="float">
            <text:p>712.61</text:p>
          </table:table-cell>
          <table:table-cell office:value-type="float" office:value="868.12" calcext:value-type="float">
            <text:p>868.12</text:p>
          </table:table-cell>
        </table:table-row>
        <table:table-row table:style-name="ro1">
          <table:table-cell office:value-type="float" office:value="10638692" calcext:value-type="float">
            <text:p>10638692</text:p>
          </table:table-cell>
          <table:table-cell table:formula="of:=[.A667]/1000/(60*60*24)" office:value-type="time" office:time-value="PT02H57M18.692S" calcext:value-type="time">
            <text:p>02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13.67" calcext:value-type="float">
            <text:p>713.67</text:p>
          </table:table-cell>
          <table:table-cell office:value-type="float" office:value="869.41" calcext:value-type="float">
            <text:p>869.41</text:p>
          </table:table-cell>
        </table:table-row>
        <table:table-row table:style-name="ro1">
          <table:table-cell office:value-type="float" office:value="10654692" calcext:value-type="float">
            <text:p>10654692</text:p>
          </table:table-cell>
          <table:table-cell table:formula="of:=[.A668]/1000/(60*60*24)" office:value-type="time" office:time-value="PT02H57M34.692S" calcext:value-type="time">
            <text:p>02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14.74" calcext:value-type="float">
            <text:p>714.74</text:p>
          </table:table-cell>
          <table:table-cell office:value-type="float" office:value="870.7" calcext:value-type="float">
            <text:p>870.7</text:p>
          </table:table-cell>
        </table:table-row>
        <table:table-row table:style-name="ro1">
          <table:table-cell office:value-type="float" office:value="10670692" calcext:value-type="float">
            <text:p>10670692</text:p>
          </table:table-cell>
          <table:table-cell table:formula="of:=[.A669]/1000/(60*60*24)" office:value-type="time" office:time-value="PT02H57M50.692S" calcext:value-type="time">
            <text:p>02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15.81" calcext:value-type="float">
            <text:p>715.81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0686692" calcext:value-type="float">
            <text:p>10686692</text:p>
          </table:table-cell>
          <table:table-cell table:formula="of:=[.A670]/1000/(60*60*24)" office:value-type="time" office:time-value="PT02H58M06.692S" calcext:value-type="time">
            <text:p>02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16.87" calcext:value-type="float">
            <text:p>716.87</text:p>
          </table:table-cell>
          <table:table-cell office:value-type="float" office:value="873.29" calcext:value-type="float">
            <text:p>873.29</text:p>
          </table:table-cell>
        </table:table-row>
        <table:table-row table:style-name="ro1">
          <table:table-cell office:value-type="float" office:value="10702692" calcext:value-type="float">
            <text:p>10702692</text:p>
          </table:table-cell>
          <table:table-cell table:formula="of:=[.A671]/1000/(60*60*24)" office:value-type="time" office:time-value="PT02H58M22.692S" calcext:value-type="time">
            <text:p>02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17.94" calcext:value-type="float">
            <text:p>717.94</text:p>
          </table:table-cell>
          <table:table-cell office:value-type="float" office:value="874.58" calcext:value-type="float">
            <text:p>874.58</text:p>
          </table:table-cell>
        </table:table-row>
        <table:table-row table:style-name="ro1">
          <table:table-cell office:value-type="float" office:value="10718692" calcext:value-type="float">
            <text:p>10718692</text:p>
          </table:table-cell>
          <table:table-cell table:formula="of:=[.A672]/1000/(60*60*24)" office:value-type="time" office:time-value="PT02H58M38.692S" calcext:value-type="time">
            <text:p>02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19.01" calcext:value-type="float">
            <text:p>719.01</text:p>
          </table:table-cell>
          <table:table-cell office:value-type="float" office:value="875.87" calcext:value-type="float">
            <text:p>875.87</text:p>
          </table:table-cell>
        </table:table-row>
        <table:table-row table:style-name="ro1">
          <table:table-cell office:value-type="float" office:value="10734692" calcext:value-type="float">
            <text:p>10734692</text:p>
          </table:table-cell>
          <table:table-cell table:formula="of:=[.A673]/1000/(60*60*24)" office:value-type="time" office:time-value="PT02H58M54.692S" calcext:value-type="time">
            <text:p>02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20.07" calcext:value-type="float">
            <text:p>720.07</text:p>
          </table:table-cell>
          <table:table-cell office:value-type="float" office:value="877.16" calcext:value-type="float">
            <text:p>877.16</text:p>
          </table:table-cell>
        </table:table-row>
        <table:table-row table:style-name="ro1">
          <table:table-cell office:value-type="float" office:value="10750692" calcext:value-type="float">
            <text:p>10750692</text:p>
          </table:table-cell>
          <table:table-cell table:formula="of:=[.A674]/1000/(60*60*24)" office:value-type="time" office:time-value="PT02H59M10.692S" calcext:value-type="time">
            <text:p>02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721.14" calcext:value-type="float">
            <text:p>721.14</text:p>
          </table:table-cell>
          <table:table-cell office:value-type="float" office:value="878.46" calcext:value-type="float">
            <text:p>878.46</text:p>
          </table:table-cell>
        </table:table-row>
        <table:table-row table:style-name="ro1">
          <table:table-cell office:value-type="float" office:value="10766692" calcext:value-type="float">
            <text:p>10766692</text:p>
          </table:table-cell>
          <table:table-cell table:formula="of:=[.A675]/1000/(60*60*24)" office:value-type="time" office:time-value="PT02H59M26.692S" calcext:value-type="time">
            <text:p>02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22.21" calcext:value-type="float">
            <text:p>722.21</text:p>
          </table:table-cell>
          <table:table-cell office:value-type="float" office:value="879.75" calcext:value-type="float">
            <text:p>879.75</text:p>
          </table:table-cell>
        </table:table-row>
        <table:table-row table:style-name="ro1">
          <table:table-cell office:value-type="float" office:value="10782692" calcext:value-type="float">
            <text:p>10782692</text:p>
          </table:table-cell>
          <table:table-cell table:formula="of:=[.A676]/1000/(60*60*24)" office:value-type="time" office:time-value="PT02H59M42.692S" calcext:value-type="time">
            <text:p>02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723.27" calcext:value-type="float">
            <text:p>723.27</text:p>
          </table:table-cell>
          <table:table-cell office:value-type="float" office:value="881.04" calcext:value-type="float">
            <text:p>881.04</text:p>
          </table:table-cell>
        </table:table-row>
        <table:table-row table:style-name="ro1">
          <table:table-cell office:value-type="float" office:value="10798692" calcext:value-type="float">
            <text:p>10798692</text:p>
          </table:table-cell>
          <table:table-cell table:formula="of:=[.A677]/1000/(60*60*24)" office:value-type="time" office:time-value="PT02H59M58.692S" calcext:value-type="time">
            <text:p>02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24.34" calcext:value-type="float">
            <text:p>724.34</text:p>
          </table:table-cell>
          <table:table-cell office:value-type="float" office:value="882.33" calcext:value-type="float">
            <text:p>882.33</text:p>
          </table:table-cell>
        </table:table-row>
        <table:table-row table:style-name="ro1">
          <table:table-cell office:value-type="float" office:value="10814691" calcext:value-type="float">
            <text:p>10814691</text:p>
          </table:table-cell>
          <table:table-cell table:formula="of:=[.A678]/1000/(60*60*24)" office:value-type="time" office:time-value="PT03H00M14.691S" calcext:value-type="time">
            <text:p>03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25.41" calcext:value-type="float">
            <text:p>725.41</text:p>
          </table:table-cell>
          <table:table-cell office:value-type="float" office:value="883.62" calcext:value-type="float">
            <text:p>883.62</text:p>
          </table:table-cell>
        </table:table-row>
        <table:table-row table:style-name="ro1">
          <table:table-cell office:value-type="float" office:value="10830692" calcext:value-type="float">
            <text:p>10830692</text:p>
          </table:table-cell>
          <table:table-cell table:formula="of:=[.A679]/1000/(60*60*24)" office:value-type="time" office:time-value="PT03H00M30.692S" calcext:value-type="time">
            <text:p>03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26.47" calcext:value-type="float">
            <text:p>726.47</text:p>
          </table:table-cell>
          <table:table-cell office:value-type="float" office:value="884.92" calcext:value-type="float">
            <text:p>884.92</text:p>
          </table:table-cell>
        </table:table-row>
        <table:table-row table:style-name="ro1">
          <table:table-cell office:value-type="float" office:value="10846691" calcext:value-type="float">
            <text:p>10846691</text:p>
          </table:table-cell>
          <table:table-cell table:formula="of:=[.A680]/1000/(60*60*24)" office:value-type="time" office:time-value="PT03H00M46.691S" calcext:value-type="time">
            <text:p>03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27.54" calcext:value-type="float">
            <text:p>727.54</text:p>
          </table:table-cell>
          <table:table-cell office:value-type="float" office:value="886.21" calcext:value-type="float">
            <text:p>886.21</text:p>
          </table:table-cell>
        </table:table-row>
        <table:table-row table:style-name="ro1">
          <table:table-cell office:value-type="float" office:value="10862692" calcext:value-type="float">
            <text:p>10862692</text:p>
          </table:table-cell>
          <table:table-cell table:formula="of:=[.A681]/1000/(60*60*24)" office:value-type="time" office:time-value="PT03H01M02.692S" calcext:value-type="time">
            <text:p>03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28.6" calcext:value-type="float">
            <text:p>728.6</text:p>
          </table:table-cell>
          <table:table-cell office:value-type="float" office:value="887.5" calcext:value-type="float">
            <text:p>887.5</text:p>
          </table:table-cell>
        </table:table-row>
        <table:table-row table:style-name="ro1">
          <table:table-cell office:value-type="float" office:value="10878692" calcext:value-type="float">
            <text:p>10878692</text:p>
          </table:table-cell>
          <table:table-cell table:formula="of:=[.A682]/1000/(60*60*24)" office:value-type="time" office:time-value="PT03H01M18.692S" calcext:value-type="time">
            <text:p>03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729.67" calcext:value-type="float">
            <text:p>729.67</text:p>
          </table:table-cell>
          <table:table-cell office:value-type="float" office:value="888.79" calcext:value-type="float">
            <text:p>888.79</text:p>
          </table:table-cell>
        </table:table-row>
        <table:table-row table:style-name="ro1">
          <table:table-cell office:value-type="float" office:value="10894692" calcext:value-type="float">
            <text:p>10894692</text:p>
          </table:table-cell>
          <table:table-cell table:formula="of:=[.A683]/1000/(60*60*24)" office:value-type="time" office:time-value="PT03H01M34.692S" calcext:value-type="time">
            <text:p>03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730.74" calcext:value-type="float">
            <text:p>730.74</text:p>
          </table:table-cell>
          <table:table-cell office:value-type="float" office:value="890.08" calcext:value-type="float">
            <text:p>890.08</text:p>
          </table:table-cell>
        </table:table-row>
        <table:table-row table:style-name="ro1">
          <table:table-cell office:value-type="float" office:value="10910692" calcext:value-type="float">
            <text:p>10910692</text:p>
          </table:table-cell>
          <table:table-cell table:formula="of:=[.A684]/1000/(60*60*24)" office:value-type="time" office:time-value="PT03H01M50.692S" calcext:value-type="time">
            <text:p>03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31.8" calcext:value-type="float">
            <text:p>731.8</text:p>
          </table:table-cell>
          <table:table-cell office:value-type="float" office:value="891.37" calcext:value-type="float">
            <text:p>891.37</text:p>
          </table:table-cell>
        </table:table-row>
        <table:table-row table:style-name="ro1">
          <table:table-cell office:value-type="float" office:value="10926692" calcext:value-type="float">
            <text:p>10926692</text:p>
          </table:table-cell>
          <table:table-cell table:formula="of:=[.A685]/1000/(60*60*24)" office:value-type="time" office:time-value="PT03H02M06.692S" calcext:value-type="time">
            <text:p>03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32.87" calcext:value-type="float">
            <text:p>732.87</text:p>
          </table:table-cell>
          <table:table-cell office:value-type="float" office:value="892.66" calcext:value-type="float">
            <text:p>892.66</text:p>
          </table:table-cell>
        </table:table-row>
        <table:table-row table:style-name="ro1">
          <table:table-cell office:value-type="float" office:value="10942692" calcext:value-type="float">
            <text:p>10942692</text:p>
          </table:table-cell>
          <table:table-cell table:formula="of:=[.A686]/1000/(60*60*24)" office:value-type="time" office:time-value="PT03H02M22.692S" calcext:value-type="time">
            <text:p>03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33.94" calcext:value-type="float">
            <text:p>733.94</text:p>
          </table:table-cell>
          <table:table-cell office:value-type="float" office:value="893.95" calcext:value-type="float">
            <text:p>893.95</text:p>
          </table:table-cell>
        </table:table-row>
        <table:table-row table:style-name="ro1">
          <table:table-cell office:value-type="float" office:value="10958692" calcext:value-type="float">
            <text:p>10958692</text:p>
          </table:table-cell>
          <table:table-cell table:formula="of:=[.A687]/1000/(60*60*24)" office:value-type="time" office:time-value="PT03H02M38.692S" calcext:value-type="time">
            <text:p>03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35" calcext:value-type="float">
            <text:p>735</text:p>
          </table:table-cell>
          <table:table-cell office:value-type="float" office:value="895.24" calcext:value-type="float">
            <text:p>895.24</text:p>
          </table:table-cell>
        </table:table-row>
        <table:table-row table:style-name="ro1">
          <table:table-cell office:value-type="float" office:value="10974692" calcext:value-type="float">
            <text:p>10974692</text:p>
          </table:table-cell>
          <table:table-cell table:formula="of:=[.A688]/1000/(60*60*24)" office:value-type="time" office:time-value="PT03H02M54.692S" calcext:value-type="time">
            <text:p>03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36.07" calcext:value-type="float">
            <text:p>736.07</text:p>
          </table:table-cell>
          <table:table-cell office:value-type="float" office:value="896.53" calcext:value-type="float">
            <text:p>896.53</text:p>
          </table:table-cell>
        </table:table-row>
        <table:table-row table:style-name="ro1">
          <table:table-cell office:value-type="float" office:value="10990692" calcext:value-type="float">
            <text:p>10990692</text:p>
          </table:table-cell>
          <table:table-cell table:formula="of:=[.A689]/1000/(60*60*24)" office:value-type="time" office:time-value="PT03H03M10.692S" calcext:value-type="time">
            <text:p>03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37.14" calcext:value-type="float">
            <text:p>737.14</text:p>
          </table:table-cell>
          <table:table-cell office:value-type="float" office:value="897.83" calcext:value-type="float">
            <text:p>897.83</text:p>
          </table:table-cell>
        </table:table-row>
        <table:table-row table:style-name="ro1">
          <table:table-cell office:value-type="float" office:value="11006692" calcext:value-type="float">
            <text:p>11006692</text:p>
          </table:table-cell>
          <table:table-cell table:formula="of:=[.A690]/1000/(60*60*24)" office:value-type="time" office:time-value="PT03H03M26.692S" calcext:value-type="time">
            <text:p>03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38.2" calcext:value-type="float">
            <text:p>738.2</text:p>
          </table:table-cell>
          <table:table-cell office:value-type="float" office:value="899.12" calcext:value-type="float">
            <text:p>899.12</text:p>
          </table:table-cell>
        </table:table-row>
        <table:table-row table:style-name="ro1">
          <table:table-cell office:value-type="float" office:value="11022692" calcext:value-type="float">
            <text:p>11022692</text:p>
          </table:table-cell>
          <table:table-cell table:formula="of:=[.A691]/1000/(60*60*24)" office:value-type="time" office:time-value="PT03H03M42.692S" calcext:value-type="time">
            <text:p>03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39.27" calcext:value-type="float">
            <text:p>739.27</text:p>
          </table:table-cell>
          <table:table-cell office:value-type="float" office:value="900.41" calcext:value-type="float">
            <text:p>900.41</text:p>
          </table:table-cell>
        </table:table-row>
        <table:table-row table:style-name="ro1">
          <table:table-cell office:value-type="float" office:value="11038692" calcext:value-type="float">
            <text:p>11038692</text:p>
          </table:table-cell>
          <table:table-cell table:formula="of:=[.A692]/1000/(60*60*24)" office:value-type="time" office:time-value="PT03H03M58.692S" calcext:value-type="time">
            <text:p>03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740.33" calcext:value-type="float">
            <text:p>740.33</text:p>
          </table:table-cell>
          <table:table-cell office:value-type="float" office:value="901.7" calcext:value-type="float">
            <text:p>901.7</text:p>
          </table:table-cell>
        </table:table-row>
        <table:table-row table:style-name="ro1">
          <table:table-cell office:value-type="float" office:value="11054692" calcext:value-type="float">
            <text:p>11054692</text:p>
          </table:table-cell>
          <table:table-cell table:formula="of:=[.A693]/1000/(60*60*24)" office:value-type="time" office:time-value="PT03H04M14.692S" calcext:value-type="time">
            <text:p>03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41.4" calcext:value-type="float">
            <text:p>741.4</text:p>
          </table:table-cell>
          <table:table-cell office:value-type="float" office:value="902.99" calcext:value-type="float">
            <text:p>902.99</text:p>
          </table:table-cell>
        </table:table-row>
        <table:table-row table:style-name="ro1">
          <table:table-cell office:value-type="float" office:value="11070692" calcext:value-type="float">
            <text:p>11070692</text:p>
          </table:table-cell>
          <table:table-cell table:formula="of:=[.A694]/1000/(60*60*24)" office:value-type="time" office:time-value="PT03H04M30.692S" calcext:value-type="time">
            <text:p>03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42.47" calcext:value-type="float">
            <text:p>742.47</text:p>
          </table:table-cell>
          <table:table-cell office:value-type="float" office:value="904.28" calcext:value-type="float">
            <text:p>904.28</text:p>
          </table:table-cell>
        </table:table-row>
        <table:table-row table:style-name="ro1">
          <table:table-cell office:value-type="float" office:value="11086692" calcext:value-type="float">
            <text:p>11086692</text:p>
          </table:table-cell>
          <table:table-cell table:formula="of:=[.A695]/1000/(60*60*24)" office:value-type="time" office:time-value="PT03H04M46.692S" calcext:value-type="time">
            <text:p>03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43.53" calcext:value-type="float">
            <text:p>743.53</text:p>
          </table:table-cell>
          <table:table-cell office:value-type="float" office:value="905.57" calcext:value-type="float">
            <text:p>905.57</text:p>
          </table:table-cell>
        </table:table-row>
        <table:table-row table:style-name="ro1">
          <table:table-cell office:value-type="float" office:value="11102692" calcext:value-type="float">
            <text:p>11102692</text:p>
          </table:table-cell>
          <table:table-cell table:formula="of:=[.A696]/1000/(60*60*24)" office:value-type="time" office:time-value="PT03H05M02.692S" calcext:value-type="time">
            <text:p>03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44.6" calcext:value-type="float">
            <text:p>744.6</text:p>
          </table:table-cell>
          <table:table-cell office:value-type="float" office:value="906.86" calcext:value-type="float">
            <text:p>906.86</text:p>
          </table:table-cell>
        </table:table-row>
        <table:table-row table:style-name="ro1">
          <table:table-cell office:value-type="float" office:value="11118691" calcext:value-type="float">
            <text:p>11118691</text:p>
          </table:table-cell>
          <table:table-cell table:formula="of:=[.A697]/1000/(60*60*24)" office:value-type="time" office:time-value="PT03H05M18.691S" calcext:value-type="time">
            <text:p>03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45.67" calcext:value-type="float">
            <text:p>745.67</text:p>
          </table:table-cell>
          <table:table-cell office:value-type="float" office:value="908.14" calcext:value-type="float">
            <text:p>908.14</text:p>
          </table:table-cell>
        </table:table-row>
        <table:table-row table:style-name="ro1">
          <table:table-cell office:value-type="float" office:value="11134692" calcext:value-type="float">
            <text:p>11134692</text:p>
          </table:table-cell>
          <table:table-cell table:formula="of:=[.A698]/1000/(60*60*24)" office:value-type="time" office:time-value="PT03H05M34.692S" calcext:value-type="time">
            <text:p>03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46.73" calcext:value-type="float">
            <text:p>746.73</text:p>
          </table:table-cell>
          <table:table-cell office:value-type="float" office:value="909.43" calcext:value-type="float">
            <text:p>909.43</text:p>
          </table:table-cell>
        </table:table-row>
        <table:table-row table:style-name="ro1">
          <table:table-cell office:value-type="float" office:value="11150692" calcext:value-type="float">
            <text:p>11150692</text:p>
          </table:table-cell>
          <table:table-cell table:formula="of:=[.A699]/1000/(60*60*24)" office:value-type="time" office:time-value="PT03H05M50.692S" calcext:value-type="time">
            <text:p>03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47.8" calcext:value-type="float">
            <text:p>747.8</text:p>
          </table:table-cell>
          <table:table-cell office:value-type="float" office:value="910.73" calcext:value-type="float">
            <text:p>910.73</text:p>
          </table:table-cell>
        </table:table-row>
        <table:table-row table:style-name="ro1">
          <table:table-cell office:value-type="float" office:value="11166692" calcext:value-type="float">
            <text:p>11166692</text:p>
          </table:table-cell>
          <table:table-cell table:formula="of:=[.A700]/1000/(60*60*24)" office:value-type="time" office:time-value="PT03H06M06.692S" calcext:value-type="time">
            <text:p>03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748.87" calcext:value-type="float">
            <text:p>748.87</text:p>
          </table:table-cell>
          <table:table-cell office:value-type="float" office:value="912.02" calcext:value-type="float">
            <text:p>912.02</text:p>
          </table:table-cell>
        </table:table-row>
        <table:table-row table:style-name="ro1">
          <table:table-cell office:value-type="float" office:value="11182692" calcext:value-type="float">
            <text:p>11182692</text:p>
          </table:table-cell>
          <table:table-cell table:formula="of:=[.A701]/1000/(60*60*24)" office:value-type="time" office:time-value="PT03H06M22.692S" calcext:value-type="time">
            <text:p>03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49.93" calcext:value-type="float">
            <text:p>749.93</text:p>
          </table:table-cell>
          <table:table-cell office:value-type="float" office:value="913.31" calcext:value-type="float">
            <text:p>913.31</text:p>
          </table:table-cell>
        </table:table-row>
        <table:table-row table:style-name="ro1">
          <table:table-cell office:value-type="float" office:value="11198692" calcext:value-type="float">
            <text:p>11198692</text:p>
          </table:table-cell>
          <table:table-cell table:formula="of:=[.A702]/1000/(60*60*24)" office:value-type="time" office:time-value="PT03H06M38.692S" calcext:value-type="time">
            <text:p>03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51" calcext:value-type="float">
            <text:p>751</text:p>
          </table:table-cell>
          <table:table-cell office:value-type="float" office:value="914.6" calcext:value-type="float">
            <text:p>914.6</text:p>
          </table:table-cell>
        </table:table-row>
        <table:table-row table:style-name="ro1">
          <table:table-cell office:value-type="float" office:value="11214692" calcext:value-type="float">
            <text:p>11214692</text:p>
          </table:table-cell>
          <table:table-cell table:formula="of:=[.A703]/1000/(60*60*24)" office:value-type="time" office:time-value="PT03H06M54.692S" calcext:value-type="time">
            <text:p>03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752.06" calcext:value-type="float">
            <text:p>752.06</text:p>
          </table:table-cell>
          <table:table-cell office:value-type="float" office:value="915.89" calcext:value-type="float">
            <text:p>915.89</text:p>
          </table:table-cell>
        </table:table-row>
        <table:table-row table:style-name="ro1">
          <table:table-cell office:value-type="float" office:value="11230692" calcext:value-type="float">
            <text:p>11230692</text:p>
          </table:table-cell>
          <table:table-cell table:formula="of:=[.A704]/1000/(60*60*24)" office:value-type="time" office:time-value="PT03H07M10.692S" calcext:value-type="time">
            <text:p>03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53.13" calcext:value-type="float">
            <text:p>753.13</text:p>
          </table:table-cell>
          <table:table-cell office:value-type="float" office:value="917.18" calcext:value-type="float">
            <text:p>917.18</text:p>
          </table:table-cell>
        </table:table-row>
        <table:table-row table:style-name="ro1">
          <table:table-cell office:value-type="float" office:value="11246692" calcext:value-type="float">
            <text:p>11246692</text:p>
          </table:table-cell>
          <table:table-cell table:formula="of:=[.A705]/1000/(60*60*24)" office:value-type="time" office:time-value="PT03H07M26.692S" calcext:value-type="time">
            <text:p>03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54.2" calcext:value-type="float">
            <text:p>754.2</text:p>
          </table:table-cell>
          <table:table-cell office:value-type="float" office:value="918.46" calcext:value-type="float">
            <text:p>918.46</text:p>
          </table:table-cell>
        </table:table-row>
        <table:table-row table:style-name="ro1">
          <table:table-cell office:value-type="float" office:value="11262692" calcext:value-type="float">
            <text:p>11262692</text:p>
          </table:table-cell>
          <table:table-cell table:formula="of:=[.A706]/1000/(60*60*24)" office:value-type="time" office:time-value="PT03H07M42.692S" calcext:value-type="time">
            <text:p>03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55.26" calcext:value-type="float">
            <text:p>755.26</text:p>
          </table:table-cell>
          <table:table-cell office:value-type="float" office:value="919.75" calcext:value-type="float">
            <text:p>919.75</text:p>
          </table:table-cell>
        </table:table-row>
        <table:table-row table:style-name="ro1">
          <table:table-cell office:value-type="float" office:value="11278692" calcext:value-type="float">
            <text:p>11278692</text:p>
          </table:table-cell>
          <table:table-cell table:formula="of:=[.A707]/1000/(60*60*24)" office:value-type="time" office:time-value="PT03H07M58.692S" calcext:value-type="time">
            <text:p>03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756.33" calcext:value-type="float">
            <text:p>756.33</text:p>
          </table:table-cell>
          <table:table-cell office:value-type="float" office:value="921.04" calcext:value-type="float">
            <text:p>921.04</text:p>
          </table:table-cell>
        </table:table-row>
        <table:table-row table:style-name="ro1">
          <table:table-cell office:value-type="float" office:value="11294692" calcext:value-type="float">
            <text:p>11294692</text:p>
          </table:table-cell>
          <table:table-cell table:formula="of:=[.A708]/1000/(60*60*24)" office:value-type="time" office:time-value="PT03H08M14.692S" calcext:value-type="time">
            <text:p>03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57.4" calcext:value-type="float">
            <text:p>757.4</text:p>
          </table:table-cell>
          <table:table-cell office:value-type="float" office:value="922.33" calcext:value-type="float">
            <text:p>922.33</text:p>
          </table:table-cell>
        </table:table-row>
        <table:table-row table:style-name="ro1">
          <table:table-cell office:value-type="float" office:value="11310691" calcext:value-type="float">
            <text:p>11310691</text:p>
          </table:table-cell>
          <table:table-cell table:formula="of:=[.A709]/1000/(60*60*24)" office:value-type="time" office:time-value="PT03H08M30.691S" calcext:value-type="time">
            <text:p>03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758.46" calcext:value-type="float">
            <text:p>758.46</text:p>
          </table:table-cell>
          <table:table-cell office:value-type="float" office:value="923.62" calcext:value-type="float">
            <text:p>923.62</text:p>
          </table:table-cell>
        </table:table-row>
        <table:table-row table:style-name="ro1">
          <table:table-cell office:value-type="float" office:value="11326692" calcext:value-type="float">
            <text:p>11326692</text:p>
          </table:table-cell>
          <table:table-cell table:formula="of:=[.A710]/1000/(60*60*24)" office:value-type="time" office:time-value="PT03H08M46.692S" calcext:value-type="time">
            <text:p>03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59.53" calcext:value-type="float">
            <text:p>759.53</text:p>
          </table:table-cell>
          <table:table-cell office:value-type="float" office:value="924.91" calcext:value-type="float">
            <text:p>924.91</text:p>
          </table:table-cell>
        </table:table-row>
        <table:table-row table:style-name="ro1">
          <table:table-cell office:value-type="float" office:value="11342692" calcext:value-type="float">
            <text:p>11342692</text:p>
          </table:table-cell>
          <table:table-cell table:formula="of:=[.A711]/1000/(60*60*24)" office:value-type="time" office:time-value="PT03H09M02.692S" calcext:value-type="time">
            <text:p>03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760.59" calcext:value-type="float">
            <text:p>760.59</text:p>
          </table:table-cell>
          <table:table-cell office:value-type="float" office:value="926.2" calcext:value-type="float">
            <text:p>926.2</text:p>
          </table:table-cell>
        </table:table-row>
        <table:table-row table:style-name="ro1">
          <table:table-cell office:value-type="float" office:value="11358692" calcext:value-type="float">
            <text:p>11358692</text:p>
          </table:table-cell>
          <table:table-cell table:formula="of:=[.A712]/1000/(60*60*24)" office:value-type="time" office:time-value="PT03H09M18.692S" calcext:value-type="time">
            <text:p>03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761.66" calcext:value-type="float">
            <text:p>761.66</text:p>
          </table:table-cell>
          <table:table-cell office:value-type="float" office:value="927.49" calcext:value-type="float">
            <text:p>927.49</text:p>
          </table:table-cell>
        </table:table-row>
        <table:table-row table:style-name="ro1">
          <table:table-cell office:value-type="float" office:value="11374692" calcext:value-type="float">
            <text:p>11374692</text:p>
          </table:table-cell>
          <table:table-cell table:formula="of:=[.A713]/1000/(60*60*24)" office:value-type="time" office:time-value="PT03H09M34.692S" calcext:value-type="time">
            <text:p>03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62.73" calcext:value-type="float">
            <text:p>762.73</text:p>
          </table:table-cell>
          <table:table-cell office:value-type="float" office:value="928.78" calcext:value-type="float">
            <text:p>928.78</text:p>
          </table:table-cell>
        </table:table-row>
        <table:table-row table:style-name="ro1">
          <table:table-cell office:value-type="float" office:value="11390692" calcext:value-type="float">
            <text:p>11390692</text:p>
          </table:table-cell>
          <table:table-cell table:formula="of:=[.A714]/1000/(60*60*24)" office:value-type="time" office:time-value="PT03H09M50.692S" calcext:value-type="time">
            <text:p>03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63.79" calcext:value-type="float">
            <text:p>763.79</text:p>
          </table:table-cell>
          <table:table-cell office:value-type="float" office:value="930.07" calcext:value-type="float">
            <text:p>930.07</text:p>
          </table:table-cell>
        </table:table-row>
        <table:table-row table:style-name="ro1">
          <table:table-cell office:value-type="float" office:value="11406692" calcext:value-type="float">
            <text:p>11406692</text:p>
          </table:table-cell>
          <table:table-cell table:formula="of:=[.A715]/1000/(60*60*24)" office:value-type="time" office:time-value="PT03H10M06.692S" calcext:value-type="time">
            <text:p>03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764.86" calcext:value-type="float">
            <text:p>764.86</text:p>
          </table:table-cell>
          <table:table-cell office:value-type="float" office:value="931.35" calcext:value-type="float">
            <text:p>931.35</text:p>
          </table:table-cell>
        </table:table-row>
        <table:table-row table:style-name="ro1">
          <table:table-cell office:value-type="float" office:value="11422692" calcext:value-type="float">
            <text:p>11422692</text:p>
          </table:table-cell>
          <table:table-cell table:formula="of:=[.A716]/1000/(60*60*24)" office:value-type="time" office:time-value="PT03H10M22.692S" calcext:value-type="time">
            <text:p>03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765.92" calcext:value-type="float">
            <text:p>765.92</text:p>
          </table:table-cell>
          <table:table-cell office:value-type="float" office:value="932.64" calcext:value-type="float">
            <text:p>932.64</text:p>
          </table:table-cell>
        </table:table-row>
        <table:table-row table:style-name="ro1">
          <table:table-cell office:value-type="float" office:value="11438691" calcext:value-type="float">
            <text:p>11438691</text:p>
          </table:table-cell>
          <table:table-cell table:formula="of:=[.A717]/1000/(60*60*24)" office:value-type="time" office:time-value="PT03H10M38.691S" calcext:value-type="time">
            <text:p>03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66.99" calcext:value-type="float">
            <text:p>766.99</text:p>
          </table:table-cell>
          <table:table-cell office:value-type="float" office:value="933.93" calcext:value-type="float">
            <text:p>933.93</text:p>
          </table:table-cell>
        </table:table-row>
        <table:table-row table:style-name="ro1">
          <table:table-cell office:value-type="float" office:value="11454692" calcext:value-type="float">
            <text:p>11454692</text:p>
          </table:table-cell>
          <table:table-cell table:formula="of:=[.A718]/1000/(60*60*24)" office:value-type="time" office:time-value="PT03H10M54.692S" calcext:value-type="time">
            <text:p>03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68.05" calcext:value-type="float">
            <text:p>768.05</text:p>
          </table:table-cell>
          <table:table-cell office:value-type="float" office:value="935.22" calcext:value-type="float">
            <text:p>935.22</text:p>
          </table:table-cell>
        </table:table-row>
        <table:table-row table:style-name="ro1">
          <table:table-cell office:value-type="float" office:value="11470692" calcext:value-type="float">
            <text:p>11470692</text:p>
          </table:table-cell>
          <table:table-cell table:formula="of:=[.A719]/1000/(60*60*24)" office:value-type="time" office:time-value="PT03H11M10.692S" calcext:value-type="time">
            <text:p>03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69.12" calcext:value-type="float">
            <text:p>769.12</text:p>
          </table:table-cell>
          <table:table-cell office:value-type="float" office:value="936.51" calcext:value-type="float">
            <text:p>936.51</text:p>
          </table:table-cell>
        </table:table-row>
        <table:table-row table:style-name="ro1">
          <table:table-cell office:value-type="float" office:value="11486692" calcext:value-type="float">
            <text:p>11486692</text:p>
          </table:table-cell>
          <table:table-cell table:formula="of:=[.A720]/1000/(60*60*24)" office:value-type="time" office:time-value="PT03H11M26.692S" calcext:value-type="time">
            <text:p>03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770.18" calcext:value-type="float">
            <text:p>770.18</text:p>
          </table:table-cell>
          <table:table-cell office:value-type="float" office:value="937.8" calcext:value-type="float">
            <text:p>937.8</text:p>
          </table:table-cell>
        </table:table-row>
        <table:table-row table:style-name="ro1">
          <table:table-cell office:value-type="float" office:value="11502691" calcext:value-type="float">
            <text:p>11502691</text:p>
          </table:table-cell>
          <table:table-cell table:formula="of:=[.A721]/1000/(60*60*24)" office:value-type="time" office:time-value="PT03H11M42.691S" calcext:value-type="time">
            <text:p>03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771.25" calcext:value-type="float">
            <text:p>771.25</text:p>
          </table:table-cell>
          <table:table-cell office:value-type="float" office:value="939.08" calcext:value-type="float">
            <text:p>939.08</text:p>
          </table:table-cell>
        </table:table-row>
        <table:table-row table:style-name="ro1">
          <table:table-cell office:value-type="float" office:value="11518692" calcext:value-type="float">
            <text:p>11518692</text:p>
          </table:table-cell>
          <table:table-cell table:formula="of:=[.A722]/1000/(60*60*24)" office:value-type="time" office:time-value="PT03H11M58.692S" calcext:value-type="time">
            <text:p>03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72.31" calcext:value-type="float">
            <text:p>772.31</text:p>
          </table:table-cell>
          <table:table-cell office:value-type="float" office:value="940.37" calcext:value-type="float">
            <text:p>940.37</text:p>
          </table:table-cell>
        </table:table-row>
        <table:table-row table:style-name="ro1">
          <table:table-cell office:value-type="float" office:value="11534692" calcext:value-type="float">
            <text:p>11534692</text:p>
          </table:table-cell>
          <table:table-cell table:formula="of:=[.A723]/1000/(60*60*24)" office:value-type="time" office:time-value="PT03H12M14.692S" calcext:value-type="time">
            <text:p>03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773.38" calcext:value-type="float">
            <text:p>773.38</text:p>
          </table:table-cell>
          <table:table-cell office:value-type="float" office:value="941.66" calcext:value-type="float">
            <text:p>941.66</text:p>
          </table:table-cell>
        </table:table-row>
        <table:table-row table:style-name="ro1">
          <table:table-cell office:value-type="float" office:value="11550692" calcext:value-type="float">
            <text:p>11550692</text:p>
          </table:table-cell>
          <table:table-cell table:formula="of:=[.A724]/1000/(60*60*24)" office:value-type="time" office:time-value="PT03H12M30.692S" calcext:value-type="time">
            <text:p>03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74.45" calcext:value-type="float">
            <text:p>774.45</text:p>
          </table:table-cell>
          <table:table-cell office:value-type="float" office:value="942.95" calcext:value-type="float">
            <text:p>942.95</text:p>
          </table:table-cell>
        </table:table-row>
        <table:table-row table:style-name="ro1">
          <table:table-cell office:value-type="float" office:value="11566692" calcext:value-type="float">
            <text:p>11566692</text:p>
          </table:table-cell>
          <table:table-cell table:formula="of:=[.A725]/1000/(60*60*24)" office:value-type="time" office:time-value="PT03H12M46.692S" calcext:value-type="time">
            <text:p>03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75.51" calcext:value-type="float">
            <text:p>775.51</text:p>
          </table:table-cell>
          <table:table-cell office:value-type="float" office:value="944.24" calcext:value-type="float">
            <text:p>944.24</text:p>
          </table:table-cell>
        </table:table-row>
        <table:table-row table:style-name="ro1">
          <table:table-cell office:value-type="float" office:value="11582692" calcext:value-type="float">
            <text:p>11582692</text:p>
          </table:table-cell>
          <table:table-cell table:formula="of:=[.A726]/1000/(60*60*24)" office:value-type="time" office:time-value="PT03H13M02.692S" calcext:value-type="time">
            <text:p>03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76.58" calcext:value-type="float">
            <text:p>776.58</text:p>
          </table:table-cell>
          <table:table-cell office:value-type="float" office:value="945.52" calcext:value-type="float">
            <text:p>945.52</text:p>
          </table:table-cell>
        </table:table-row>
        <table:table-row table:style-name="ro1">
          <table:table-cell office:value-type="float" office:value="11598692" calcext:value-type="float">
            <text:p>11598692</text:p>
          </table:table-cell>
          <table:table-cell table:formula="of:=[.A727]/1000/(60*60*24)" office:value-type="time" office:time-value="PT03H13M18.692S" calcext:value-type="time">
            <text:p>03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77.64" calcext:value-type="float">
            <text:p>777.64</text:p>
          </table:table-cell>
          <table:table-cell office:value-type="float" office:value="946.81" calcext:value-type="float">
            <text:p>946.81</text:p>
          </table:table-cell>
        </table:table-row>
        <table:table-row table:style-name="ro1">
          <table:table-cell office:value-type="float" office:value="11614692" calcext:value-type="float">
            <text:p>11614692</text:p>
          </table:table-cell>
          <table:table-cell table:formula="of:=[.A728]/1000/(60*60*24)" office:value-type="time" office:time-value="PT03H13M34.692S" calcext:value-type="time">
            <text:p>03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78.71" calcext:value-type="float">
            <text:p>778.71</text:p>
          </table:table-cell>
          <table:table-cell office:value-type="float" office:value="948.1" calcext:value-type="float">
            <text:p>948.1</text:p>
          </table:table-cell>
        </table:table-row>
        <table:table-row table:style-name="ro1">
          <table:table-cell office:value-type="float" office:value="11630691" calcext:value-type="float">
            <text:p>11630691</text:p>
          </table:table-cell>
          <table:table-cell table:formula="of:=[.A729]/1000/(60*60*24)" office:value-type="time" office:time-value="PT03H13M50.691S" calcext:value-type="time">
            <text:p>03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79.77" calcext:value-type="float">
            <text:p>779.77</text:p>
          </table:table-cell>
          <table:table-cell office:value-type="float" office:value="949.39" calcext:value-type="float">
            <text:p>949.39</text:p>
          </table:table-cell>
        </table:table-row>
        <table:table-row table:style-name="ro1">
          <table:table-cell office:value-type="float" office:value="11646692" calcext:value-type="float">
            <text:p>11646692</text:p>
          </table:table-cell>
          <table:table-cell table:formula="of:=[.A730]/1000/(60*60*24)" office:value-type="time" office:time-value="PT03H14M06.692S" calcext:value-type="time">
            <text:p>03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80.84" calcext:value-type="float">
            <text:p>780.84</text:p>
          </table:table-cell>
          <table:table-cell office:value-type="float" office:value="950.67" calcext:value-type="float">
            <text:p>950.67</text:p>
          </table:table-cell>
        </table:table-row>
        <table:table-row table:style-name="ro1">
          <table:table-cell office:value-type="float" office:value="11662692" calcext:value-type="float">
            <text:p>11662692</text:p>
          </table:table-cell>
          <table:table-cell table:formula="of:=[.A731]/1000/(60*60*24)" office:value-type="time" office:time-value="PT03H14M22.692S" calcext:value-type="time">
            <text:p>03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81.9" calcext:value-type="float">
            <text:p>781.9</text:p>
          </table:table-cell>
          <table:table-cell office:value-type="float" office:value="951.96" calcext:value-type="float">
            <text:p>951.96</text:p>
          </table:table-cell>
        </table:table-row>
        <table:table-row table:style-name="ro1">
          <table:table-cell office:value-type="float" office:value="11678692" calcext:value-type="float">
            <text:p>11678692</text:p>
          </table:table-cell>
          <table:table-cell table:formula="of:=[.A732]/1000/(60*60*24)" office:value-type="time" office:time-value="PT03H14M38.692S" calcext:value-type="time">
            <text:p>03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82.97" calcext:value-type="float">
            <text:p>782.97</text:p>
          </table:table-cell>
          <table:table-cell office:value-type="float" office:value="953.25" calcext:value-type="float">
            <text:p>953.25</text:p>
          </table:table-cell>
        </table:table-row>
        <table:table-row table:style-name="ro1">
          <table:table-cell office:value-type="float" office:value="11694692" calcext:value-type="float">
            <text:p>11694692</text:p>
          </table:table-cell>
          <table:table-cell table:formula="of:=[.A733]/1000/(60*60*24)" office:value-type="time" office:time-value="PT03H14M54.692S" calcext:value-type="time">
            <text:p>03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84.03" calcext:value-type="float">
            <text:p>784.03</text:p>
          </table:table-cell>
          <table:table-cell office:value-type="float" office:value="954.54" calcext:value-type="float">
            <text:p>954.54</text:p>
          </table:table-cell>
        </table:table-row>
        <table:table-row table:style-name="ro1">
          <table:table-cell office:value-type="float" office:value="11710692" calcext:value-type="float">
            <text:p>11710692</text:p>
          </table:table-cell>
          <table:table-cell table:formula="of:=[.A734]/1000/(60*60*24)" office:value-type="time" office:time-value="PT03H15M10.692S" calcext:value-type="time">
            <text:p>03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85.1" calcext:value-type="float">
            <text:p>785.1</text:p>
          </table:table-cell>
          <table:table-cell office:value-type="float" office:value="955.83" calcext:value-type="float">
            <text:p>955.83</text:p>
          </table:table-cell>
        </table:table-row>
        <table:table-row table:style-name="ro1">
          <table:table-cell office:value-type="float" office:value="11726692" calcext:value-type="float">
            <text:p>11726692</text:p>
          </table:table-cell>
          <table:table-cell table:formula="of:=[.A735]/1000/(60*60*24)" office:value-type="time" office:time-value="PT03H15M26.692S" calcext:value-type="time">
            <text:p>03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86.17" calcext:value-type="float">
            <text:p>786.17</text:p>
          </table:table-cell>
          <table:table-cell office:value-type="float" office:value="957.11" calcext:value-type="float">
            <text:p>957.11</text:p>
          </table:table-cell>
        </table:table-row>
        <table:table-row table:style-name="ro1">
          <table:table-cell office:value-type="float" office:value="11742692" calcext:value-type="float">
            <text:p>11742692</text:p>
          </table:table-cell>
          <table:table-cell table:formula="of:=[.A736]/1000/(60*60*24)" office:value-type="time" office:time-value="PT03H15M42.692S" calcext:value-type="time">
            <text:p>03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87.23" calcext:value-type="float">
            <text:p>787.23</text:p>
          </table:table-cell>
          <table:table-cell office:value-type="float" office:value="958.4" calcext:value-type="float">
            <text:p>958.4</text:p>
          </table:table-cell>
        </table:table-row>
        <table:table-row table:style-name="ro1">
          <table:table-cell office:value-type="float" office:value="11758692" calcext:value-type="float">
            <text:p>11758692</text:p>
          </table:table-cell>
          <table:table-cell table:formula="of:=[.A737]/1000/(60*60*24)" office:value-type="time" office:time-value="PT03H15M58.692S" calcext:value-type="time">
            <text:p>03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788.3" calcext:value-type="float">
            <text:p>788.3</text:p>
          </table:table-cell>
          <table:table-cell office:value-type="float" office:value="959.69" calcext:value-type="float">
            <text:p>959.69</text:p>
          </table:table-cell>
        </table:table-row>
        <table:table-row table:style-name="ro1">
          <table:table-cell office:value-type="float" office:value="11774692" calcext:value-type="float">
            <text:p>11774692</text:p>
          </table:table-cell>
          <table:table-cell table:formula="of:=[.A738]/1000/(60*60*24)" office:value-type="time" office:time-value="PT03H16M14.692S" calcext:value-type="time">
            <text:p>03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89.36" calcext:value-type="float">
            <text:p>789.36</text:p>
          </table:table-cell>
          <table:table-cell office:value-type="float" office:value="960.97" calcext:value-type="float">
            <text:p>960.97</text:p>
          </table:table-cell>
        </table:table-row>
        <table:table-row table:style-name="ro1">
          <table:table-cell office:value-type="float" office:value="11790692" calcext:value-type="float">
            <text:p>11790692</text:p>
          </table:table-cell>
          <table:table-cell table:formula="of:=[.A739]/1000/(60*60*24)" office:value-type="time" office:time-value="PT03H16M30.692S" calcext:value-type="time">
            <text:p>03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90.43" calcext:value-type="float">
            <text:p>790.43</text:p>
          </table:table-cell>
          <table:table-cell office:value-type="float" office:value="962.26" calcext:value-type="float">
            <text:p>962.26</text:p>
          </table:table-cell>
        </table:table-row>
        <table:table-row table:style-name="ro1">
          <table:table-cell office:value-type="float" office:value="11806692" calcext:value-type="float">
            <text:p>11806692</text:p>
          </table:table-cell>
          <table:table-cell table:formula="of:=[.A740]/1000/(60*60*24)" office:value-type="time" office:time-value="PT03H16M46.692S" calcext:value-type="time">
            <text:p>03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91.49" calcext:value-type="float">
            <text:p>791.49</text:p>
          </table:table-cell>
          <table:table-cell office:value-type="float" office:value="963.55" calcext:value-type="float">
            <text:p>963.55</text:p>
          </table:table-cell>
        </table:table-row>
        <table:table-row table:style-name="ro1">
          <table:table-cell office:value-type="float" office:value="11822692" calcext:value-type="float">
            <text:p>11822692</text:p>
          </table:table-cell>
          <table:table-cell table:formula="of:=[.A741]/1000/(60*60*24)" office:value-type="time" office:time-value="PT03H17M02.692S" calcext:value-type="time">
            <text:p>03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792.56" calcext:value-type="float">
            <text:p>792.56</text:p>
          </table:table-cell>
          <table:table-cell office:value-type="float" office:value="964.84" calcext:value-type="float">
            <text:p>964.84</text:p>
          </table:table-cell>
        </table:table-row>
        <table:table-row table:style-name="ro1">
          <table:table-cell office:value-type="float" office:value="11838692" calcext:value-type="float">
            <text:p>11838692</text:p>
          </table:table-cell>
          <table:table-cell table:formula="of:=[.A742]/1000/(60*60*24)" office:value-type="time" office:time-value="PT03H17M18.692S" calcext:value-type="time">
            <text:p>03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93.62" calcext:value-type="float">
            <text:p>793.62</text:p>
          </table:table-cell>
          <table:table-cell office:value-type="float" office:value="966.12" calcext:value-type="float">
            <text:p>966.12</text:p>
          </table:table-cell>
        </table:table-row>
        <table:table-row table:style-name="ro1">
          <table:table-cell office:value-type="float" office:value="11854692" calcext:value-type="float">
            <text:p>11854692</text:p>
          </table:table-cell>
          <table:table-cell table:formula="of:=[.A743]/1000/(60*60*24)" office:value-type="time" office:time-value="PT03H17M34.692S" calcext:value-type="time">
            <text:p>03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94.69" calcext:value-type="float">
            <text:p>794.69</text:p>
          </table:table-cell>
          <table:table-cell office:value-type="float" office:value="967.41" calcext:value-type="float">
            <text:p>967.41</text:p>
          </table:table-cell>
        </table:table-row>
        <table:table-row table:style-name="ro1">
          <table:table-cell office:value-type="float" office:value="11870692" calcext:value-type="float">
            <text:p>11870692</text:p>
          </table:table-cell>
          <table:table-cell table:formula="of:=[.A744]/1000/(60*60*24)" office:value-type="time" office:time-value="PT03H17M50.692S" calcext:value-type="time">
            <text:p>03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795.75" calcext:value-type="float">
            <text:p>795.75</text:p>
          </table:table-cell>
          <table:table-cell office:value-type="float" office:value="968.7" calcext:value-type="float">
            <text:p>968.7</text:p>
          </table:table-cell>
        </table:table-row>
        <table:table-row table:style-name="ro1">
          <table:table-cell office:value-type="float" office:value="11886692" calcext:value-type="float">
            <text:p>11886692</text:p>
          </table:table-cell>
          <table:table-cell table:formula="of:=[.A745]/1000/(60*60*24)" office:value-type="time" office:time-value="PT03H18M06.692S" calcext:value-type="time">
            <text:p>03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96.82" calcext:value-type="float">
            <text:p>796.82</text:p>
          </table:table-cell>
          <table:table-cell office:value-type="float" office:value="969.99" calcext:value-type="float">
            <text:p>969.99</text:p>
          </table:table-cell>
        </table:table-row>
        <table:table-row table:style-name="ro1">
          <table:table-cell office:value-type="float" office:value="11902692" calcext:value-type="float">
            <text:p>11902692</text:p>
          </table:table-cell>
          <table:table-cell table:formula="of:=[.A746]/1000/(60*60*24)" office:value-type="time" office:time-value="PT03H18M22.692S" calcext:value-type="time">
            <text:p>03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97.89" calcext:value-type="float">
            <text:p>797.89</text:p>
          </table:table-cell>
          <table:table-cell office:value-type="float" office:value="971.27" calcext:value-type="float">
            <text:p>971.27</text:p>
          </table:table-cell>
        </table:table-row>
        <table:table-row table:style-name="ro1">
          <table:table-cell office:value-type="float" office:value="11918692" calcext:value-type="float">
            <text:p>11918692</text:p>
          </table:table-cell>
          <table:table-cell table:formula="of:=[.A747]/1000/(60*60*24)" office:value-type="time" office:time-value="PT03H18M38.692S" calcext:value-type="time">
            <text:p>03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98.95" calcext:value-type="float">
            <text:p>798.95</text:p>
          </table:table-cell>
          <table:table-cell office:value-type="float" office:value="972.56" calcext:value-type="float">
            <text:p>972.56</text:p>
          </table:table-cell>
        </table:table-row>
        <table:table-row table:style-name="ro1">
          <table:table-cell office:value-type="float" office:value="11934692" calcext:value-type="float">
            <text:p>11934692</text:p>
          </table:table-cell>
          <table:table-cell table:formula="of:=[.A748]/1000/(60*60*24)" office:value-type="time" office:time-value="PT03H18M54.692S" calcext:value-type="time">
            <text:p>03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800.02" calcext:value-type="float">
            <text:p>800.02</text:p>
          </table:table-cell>
          <table:table-cell office:value-type="float" office:value="973.85" calcext:value-type="float">
            <text:p>973.85</text:p>
          </table:table-cell>
        </table:table-row>
        <table:table-row table:style-name="ro1">
          <table:table-cell office:value-type="float" office:value="11950692" calcext:value-type="float">
            <text:p>11950692</text:p>
          </table:table-cell>
          <table:table-cell table:formula="of:=[.A749]/1000/(60*60*24)" office:value-type="time" office:time-value="PT03H19M10.692S" calcext:value-type="time">
            <text:p>03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801.08" calcext:value-type="float">
            <text:p>801.08</text:p>
          </table:table-cell>
          <table:table-cell office:value-type="float" office:value="975.14" calcext:value-type="float">
            <text:p>975.14</text:p>
          </table:table-cell>
        </table:table-row>
        <table:table-row table:style-name="ro1">
          <table:table-cell office:value-type="float" office:value="11966692" calcext:value-type="float">
            <text:p>11966692</text:p>
          </table:table-cell>
          <table:table-cell table:formula="of:=[.A750]/1000/(60*60*24)" office:value-type="time" office:time-value="PT03H19M26.692S" calcext:value-type="time">
            <text:p>03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802.15" calcext:value-type="float">
            <text:p>802.15</text:p>
          </table:table-cell>
          <table:table-cell office:value-type="float" office:value="976.42" calcext:value-type="float">
            <text:p>976.42</text:p>
          </table:table-cell>
        </table:table-row>
        <table:table-row table:style-name="ro1">
          <table:table-cell office:value-type="float" office:value="11982692" calcext:value-type="float">
            <text:p>11982692</text:p>
          </table:table-cell>
          <table:table-cell table:formula="of:=[.A751]/1000/(60*60*24)" office:value-type="time" office:time-value="PT03H19M42.692S" calcext:value-type="time">
            <text:p>03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803.21" calcext:value-type="float">
            <text:p>803.21</text:p>
          </table:table-cell>
          <table:table-cell office:value-type="float" office:value="977.71" calcext:value-type="float">
            <text:p>977.71</text:p>
          </table:table-cell>
        </table:table-row>
        <table:table-row table:style-name="ro1">
          <table:table-cell office:value-type="float" office:value="11998692" calcext:value-type="float">
            <text:p>11998692</text:p>
          </table:table-cell>
          <table:table-cell table:formula="of:=[.A752]/1000/(60*60*24)" office:value-type="time" office:time-value="PT03H19M58.692S" calcext:value-type="time">
            <text:p>03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90.39" calcext:value-type="float">
            <text:p>290.39</text:p>
          </table:table-cell>
          <table:table-cell office:value-type="float" office:value="804.28" calcext:value-type="float">
            <text:p>804.2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2014692" calcext:value-type="float">
            <text:p>12014692</text:p>
          </table:table-cell>
          <table:table-cell table:formula="of:=[.A753]/1000/(60*60*24)" office:value-type="time" office:time-value="PT03H20M14.692S" calcext:value-type="time">
            <text:p>03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805.34" calcext:value-type="float">
            <text:p>805.34</text:p>
          </table:table-cell>
          <table:table-cell office:value-type="float" office:value="980.29" calcext:value-type="float">
            <text:p>980.29</text:p>
          </table:table-cell>
        </table:table-row>
        <table:table-row table:style-name="ro1">
          <table:table-cell office:value-type="float" office:value="12030692" calcext:value-type="float">
            <text:p>12030692</text:p>
          </table:table-cell>
          <table:table-cell table:formula="of:=[.A754]/1000/(60*60*24)" office:value-type="time" office:time-value="PT03H20M30.692S" calcext:value-type="time">
            <text:p>03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806.41" calcext:value-type="float">
            <text:p>806.41</text:p>
          </table:table-cell>
          <table:table-cell office:value-type="float" office:value="981.57" calcext:value-type="float">
            <text:p>981.57</text:p>
          </table:table-cell>
        </table:table-row>
        <table:table-row table:style-name="ro1">
          <table:table-cell office:value-type="float" office:value="12046692" calcext:value-type="float">
            <text:p>12046692</text:p>
          </table:table-cell>
          <table:table-cell table:formula="of:=[.A755]/1000/(60*60*24)" office:value-type="time" office:time-value="PT03H20M46.692S" calcext:value-type="time">
            <text:p>03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807.47" calcext:value-type="float">
            <text:p>807.47</text:p>
          </table:table-cell>
          <table:table-cell office:value-type="float" office:value="982.86" calcext:value-type="float">
            <text:p>982.86</text:p>
          </table:table-cell>
        </table:table-row>
        <table:table-row table:style-name="ro1">
          <table:table-cell office:value-type="float" office:value="12062692" calcext:value-type="float">
            <text:p>12062692</text:p>
          </table:table-cell>
          <table:table-cell table:formula="of:=[.A756]/1000/(60*60*24)" office:value-type="time" office:time-value="PT03H21M02.692S" calcext:value-type="time">
            <text:p>03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808.54" calcext:value-type="float">
            <text:p>808.54</text:p>
          </table:table-cell>
          <table:table-cell office:value-type="float" office:value="984.15" calcext:value-type="float">
            <text:p>984.15</text:p>
          </table:table-cell>
        </table:table-row>
        <table:table-row table:style-name="ro1">
          <table:table-cell office:value-type="float" office:value="12078692" calcext:value-type="float">
            <text:p>12078692</text:p>
          </table:table-cell>
          <table:table-cell table:formula="of:=[.A757]/1000/(60*60*24)" office:value-type="time" office:time-value="PT03H21M18.692S" calcext:value-type="time">
            <text:p>03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809.6" calcext:value-type="float">
            <text:p>809.6</text:p>
          </table:table-cell>
          <table:table-cell office:value-type="float" office:value="985.43" calcext:value-type="float">
            <text:p>985.43</text:p>
          </table:table-cell>
        </table:table-row>
        <table:table-row table:style-name="ro1">
          <table:table-cell office:value-type="float" office:value="12094692" calcext:value-type="float">
            <text:p>12094692</text:p>
          </table:table-cell>
          <table:table-cell table:formula="of:=[.A758]/1000/(60*60*24)" office:value-type="time" office:time-value="PT03H21M34.692S" calcext:value-type="time">
            <text:p>03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810.67" calcext:value-type="float">
            <text:p>810.67</text:p>
          </table:table-cell>
          <table:table-cell office:value-type="float" office:value="986.72" calcext:value-type="float">
            <text:p>986.72</text:p>
          </table:table-cell>
        </table:table-row>
        <table:table-row table:style-name="ro1">
          <table:table-cell office:value-type="float" office:value="12110692" calcext:value-type="float">
            <text:p>12110692</text:p>
          </table:table-cell>
          <table:table-cell table:formula="of:=[.A759]/1000/(60*60*24)" office:value-type="time" office:time-value="PT03H21M50.692S" calcext:value-type="time">
            <text:p>03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811.73" calcext:value-type="float">
            <text:p>811.73</text:p>
          </table:table-cell>
          <table:table-cell office:value-type="float" office:value="988.01" calcext:value-type="float">
            <text:p>988.01</text:p>
          </table:table-cell>
        </table:table-row>
        <table:table-row table:style-name="ro1">
          <table:table-cell office:value-type="float" office:value="12126692" calcext:value-type="float">
            <text:p>12126692</text:p>
          </table:table-cell>
          <table:table-cell table:formula="of:=[.A760]/1000/(60*60*24)" office:value-type="time" office:time-value="PT03H22M06.692S" calcext:value-type="time">
            <text:p>03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812.8" calcext:value-type="float">
            <text:p>812.8</text:p>
          </table:table-cell>
          <table:table-cell office:value-type="float" office:value="989.3" calcext:value-type="float">
            <text:p>989.3</text:p>
          </table:table-cell>
        </table:table-row>
        <table:table-row table:style-name="ro1">
          <table:table-cell office:value-type="float" office:value="12142692" calcext:value-type="float">
            <text:p>12142692</text:p>
          </table:table-cell>
          <table:table-cell table:formula="of:=[.A761]/1000/(60*60*24)" office:value-type="time" office:time-value="PT03H22M22.692S" calcext:value-type="time">
            <text:p>03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90.39" calcext:value-type="float">
            <text:p>290.39</text:p>
          </table:table-cell>
          <table:table-cell office:value-type="float" office:value="813.86" calcext:value-type="float">
            <text:p>813.86</text:p>
          </table:table-cell>
          <table:table-cell office:value-type="float" office:value="990.58" calcext:value-type="float">
            <text:p>990.58</text:p>
          </table:table-cell>
        </table:table-row>
        <table:table-row table:style-name="ro1">
          <table:table-cell office:value-type="float" office:value="12158691" calcext:value-type="float">
            <text:p>12158691</text:p>
          </table:table-cell>
          <table:table-cell table:formula="of:=[.A762]/1000/(60*60*24)" office:value-type="time" office:time-value="PT03H22M38.691S" calcext:value-type="time">
            <text:p>03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814.93" calcext:value-type="float">
            <text:p>814.93</text:p>
          </table:table-cell>
          <table:table-cell office:value-type="float" office:value="991.87" calcext:value-type="float">
            <text:p>991.87</text:p>
          </table:table-cell>
        </table:table-row>
        <table:table-row table:style-name="ro1">
          <table:table-cell office:value-type="float" office:value="12174692" calcext:value-type="float">
            <text:p>12174692</text:p>
          </table:table-cell>
          <table:table-cell table:formula="of:=[.A763]/1000/(60*60*24)" office:value-type="time" office:time-value="PT03H22M54.692S" calcext:value-type="time">
            <text:p>03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90.39" calcext:value-type="float">
            <text:p>290.39</text:p>
          </table:table-cell>
          <table:table-cell office:value-type="float" office:value="815.99" calcext:value-type="float">
            <text:p>815.99</text:p>
          </table:table-cell>
          <table:table-cell office:value-type="float" office:value="993.16" calcext:value-type="float">
            <text:p>993.16</text:p>
          </table:table-cell>
        </table:table-row>
        <table:table-row table:style-name="ro1">
          <table:table-cell office:value-type="float" office:value="12190692" calcext:value-type="float">
            <text:p>12190692</text:p>
          </table:table-cell>
          <table:table-cell table:formula="of:=[.A764]/1000/(60*60*24)" office:value-type="time" office:time-value="PT03H23M10.692S" calcext:value-type="time">
            <text:p>03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817.06" calcext:value-type="float">
            <text:p>817.06</text:p>
          </table:table-cell>
          <table:table-cell office:value-type="float" office:value="994.44" calcext:value-type="float">
            <text:p>994.44</text:p>
          </table:table-cell>
        </table:table-row>
        <table:table-row table:style-name="ro1">
          <table:table-cell office:value-type="float" office:value="12206692" calcext:value-type="float">
            <text:p>12206692</text:p>
          </table:table-cell>
          <table:table-cell table:formula="of:=[.A765]/1000/(60*60*24)" office:value-type="time" office:time-value="PT03H23M26.692S" calcext:value-type="time">
            <text:p>03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818.12" calcext:value-type="float">
            <text:p>818.12</text:p>
          </table:table-cell>
          <table:table-cell office:value-type="float" office:value="995.73" calcext:value-type="float">
            <text:p>995.73</text:p>
          </table:table-cell>
        </table:table-row>
        <table:table-row table:style-name="ro1">
          <table:table-cell office:value-type="float" office:value="12222692" calcext:value-type="float">
            <text:p>12222692</text:p>
          </table:table-cell>
          <table:table-cell table:formula="of:=[.A766]/1000/(60*60*24)" office:value-type="time" office:time-value="PT03H23M42.692S" calcext:value-type="time">
            <text:p>03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819.19" calcext:value-type="float">
            <text:p>819.19</text:p>
          </table:table-cell>
          <table:table-cell office:value-type="float" office:value="997.02" calcext:value-type="float">
            <text:p>997.02</text:p>
          </table:table-cell>
        </table:table-row>
        <table:table-row table:style-name="ro1">
          <table:table-cell office:value-type="float" office:value="12238692" calcext:value-type="float">
            <text:p>12238692</text:p>
          </table:table-cell>
          <table:table-cell table:formula="of:=[.A767]/1000/(60*60*24)" office:value-type="time" office:time-value="PT03H23M58.692S" calcext:value-type="time">
            <text:p>03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820.25" calcext:value-type="float">
            <text:p>820.25</text:p>
          </table:table-cell>
          <table:table-cell office:value-type="float" office:value="998.3" calcext:value-type="float">
            <text:p>998.3</text:p>
          </table:table-cell>
        </table:table-row>
        <table:table-row table:style-name="ro1">
          <table:table-cell office:value-type="float" office:value="12254692" calcext:value-type="float">
            <text:p>12254692</text:p>
          </table:table-cell>
          <table:table-cell table:formula="of:=[.A768]/1000/(60*60*24)" office:value-type="time" office:time-value="PT03H24M14.692S" calcext:value-type="time">
            <text:p>03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821.32" calcext:value-type="float">
            <text:p>821.32</text:p>
          </table:table-cell>
          <table:table-cell office:value-type="float" office:value="999.59" calcext:value-type="float">
            <text:p>999.59</text:p>
          </table:table-cell>
        </table:table-row>
        <table:table-row table:style-name="ro1">
          <table:table-cell office:value-type="float" office:value="12270692" calcext:value-type="float">
            <text:p>12270692</text:p>
          </table:table-cell>
          <table:table-cell table:formula="of:=[.A769]/1000/(60*60*24)" office:value-type="time" office:time-value="PT03H24M30.692S" calcext:value-type="time">
            <text:p>03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822.38" calcext:value-type="float">
            <text:p>822.38</text:p>
          </table:table-cell>
          <table:table-cell office:value-type="float" office:value="1000.88" calcext:value-type="float">
            <text:p>1000.88</text:p>
          </table:table-cell>
        </table:table-row>
        <table:table-row table:style-name="ro1">
          <table:table-cell office:value-type="float" office:value="12286692" calcext:value-type="float">
            <text:p>12286692</text:p>
          </table:table-cell>
          <table:table-cell table:formula="of:=[.A770]/1000/(60*60*24)" office:value-type="time" office:time-value="PT03H24M46.692S" calcext:value-type="time">
            <text:p>03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823.45" calcext:value-type="float">
            <text:p>823.45</text:p>
          </table:table-cell>
          <table:table-cell office:value-type="float" office:value="1002.16" calcext:value-type="float">
            <text:p>1002.16</text:p>
          </table:table-cell>
        </table:table-row>
        <table:table-row table:style-name="ro1">
          <table:table-cell office:value-type="float" office:value="12302692" calcext:value-type="float">
            <text:p>12302692</text:p>
          </table:table-cell>
          <table:table-cell table:formula="of:=[.A771]/1000/(60*60*24)" office:value-type="time" office:time-value="PT03H25M02.692S" calcext:value-type="time">
            <text:p>03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824.51" calcext:value-type="float">
            <text:p>824.51</text:p>
          </table:table-cell>
          <table:table-cell office:value-type="float" office:value="1003.45" calcext:value-type="float">
            <text:p>1003.45</text:p>
          </table:table-cell>
        </table:table-row>
        <table:table-row table:style-name="ro1">
          <table:table-cell office:value-type="float" office:value="12318691" calcext:value-type="float">
            <text:p>12318691</text:p>
          </table:table-cell>
          <table:table-cell table:formula="of:=[.A772]/1000/(60*60*24)" office:value-type="time" office:time-value="PT03H25M18.691S" calcext:value-type="time">
            <text:p>03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825.57" calcext:value-type="float">
            <text:p>825.57</text:p>
          </table:table-cell>
          <table:table-cell office:value-type="float" office:value="1004.74" calcext:value-type="float">
            <text:p>1004.74</text:p>
          </table:table-cell>
        </table:table-row>
        <table:table-row table:style-name="ro1">
          <table:table-cell office:value-type="float" office:value="12334692" calcext:value-type="float">
            <text:p>12334692</text:p>
          </table:table-cell>
          <table:table-cell table:formula="of:=[.A773]/1000/(60*60*24)" office:value-type="time" office:time-value="PT03H25M34.692S" calcext:value-type="time">
            <text:p>03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826.64" calcext:value-type="float">
            <text:p>826.64</text:p>
          </table:table-cell>
          <table:table-cell office:value-type="float" office:value="1006.02" calcext:value-type="float">
            <text:p>1006.02</text:p>
          </table:table-cell>
        </table:table-row>
        <table:table-row table:style-name="ro1">
          <table:table-cell office:value-type="float" office:value="12350692" calcext:value-type="float">
            <text:p>12350692</text:p>
          </table:table-cell>
          <table:table-cell table:formula="of:=[.A774]/1000/(60*60*24)" office:value-type="time" office:time-value="PT03H25M50.692S" calcext:value-type="time">
            <text:p>03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827.7" calcext:value-type="float">
            <text:p>827.7</text:p>
          </table:table-cell>
          <table:table-cell office:value-type="float" office:value="1007.31" calcext:value-type="float">
            <text:p>1007.31</text:p>
          </table:table-cell>
        </table:table-row>
        <table:table-row table:style-name="ro1">
          <table:table-cell office:value-type="float" office:value="12366692" calcext:value-type="float">
            <text:p>12366692</text:p>
          </table:table-cell>
          <table:table-cell table:formula="of:=[.A775]/1000/(60*60*24)" office:value-type="time" office:time-value="PT03H26M06.692S" calcext:value-type="time">
            <text:p>03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90.26" calcext:value-type="float">
            <text:p>290.26</text:p>
          </table:table-cell>
          <table:table-cell office:value-type="float" office:value="828.77" calcext:value-type="float">
            <text:p>828.77</text:p>
          </table:table-cell>
          <table:table-cell office:value-type="float" office:value="1008.6" calcext:value-type="float">
            <text:p>1008.6</text:p>
          </table:table-cell>
        </table:table-row>
        <table:table-row table:style-name="ro1">
          <table:table-cell office:value-type="float" office:value="12382692" calcext:value-type="float">
            <text:p>12382692</text:p>
          </table:table-cell>
          <table:table-cell table:formula="of:=[.A776]/1000/(60*60*24)" office:value-type="time" office:time-value="PT03H26M22.692S" calcext:value-type="time">
            <text:p>03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29.83" calcext:value-type="float">
            <text:p>829.83</text:p>
          </table:table-cell>
          <table:table-cell office:value-type="float" office:value="1009.88" calcext:value-type="float">
            <text:p>1009.88</text:p>
          </table:table-cell>
        </table:table-row>
        <table:table-row table:style-name="ro1">
          <table:table-cell office:value-type="float" office:value="12398692" calcext:value-type="float">
            <text:p>12398692</text:p>
          </table:table-cell>
          <table:table-cell table:formula="of:=[.A777]/1000/(60*60*24)" office:value-type="time" office:time-value="PT03H26M38.692S" calcext:value-type="time">
            <text:p>03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830.9" calcext:value-type="float">
            <text:p>830.9</text:p>
          </table:table-cell>
          <table:table-cell office:value-type="float" office:value="1011.17" calcext:value-type="float">
            <text:p>1011.17</text:p>
          </table:table-cell>
        </table:table-row>
        <table:table-row table:style-name="ro1">
          <table:table-cell office:value-type="float" office:value="12414692" calcext:value-type="float">
            <text:p>12414692</text:p>
          </table:table-cell>
          <table:table-cell table:formula="of:=[.A778]/1000/(60*60*24)" office:value-type="time" office:time-value="PT03H26M54.692S" calcext:value-type="time">
            <text:p>03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831.96" calcext:value-type="float">
            <text:p>831.96</text:p>
          </table:table-cell>
          <table:table-cell office:value-type="float" office:value="1012.46" calcext:value-type="float">
            <text:p>1012.46</text:p>
          </table:table-cell>
        </table:table-row>
        <table:table-row table:style-name="ro1">
          <table:table-cell office:value-type="float" office:value="12430692" calcext:value-type="float">
            <text:p>12430692</text:p>
          </table:table-cell>
          <table:table-cell table:formula="of:=[.A779]/1000/(60*60*24)" office:value-type="time" office:time-value="PT03H27M10.692S" calcext:value-type="time">
            <text:p>03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33.03" calcext:value-type="float">
            <text:p>833.03</text:p>
          </table:table-cell>
          <table:table-cell office:value-type="float" office:value="1013.74" calcext:value-type="float">
            <text:p>1013.74</text:p>
          </table:table-cell>
        </table:table-row>
        <table:table-row table:style-name="ro1">
          <table:table-cell office:value-type="float" office:value="12446692" calcext:value-type="float">
            <text:p>12446692</text:p>
          </table:table-cell>
          <table:table-cell table:formula="of:=[.A780]/1000/(60*60*24)" office:value-type="time" office:time-value="PT03H27M26.692S" calcext:value-type="time">
            <text:p>03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834.09" calcext:value-type="float">
            <text:p>834.09</text:p>
          </table:table-cell>
          <table:table-cell office:value-type="float" office:value="1015.03" calcext:value-type="float">
            <text:p>1015.03</text:p>
          </table:table-cell>
        </table:table-row>
        <table:table-row table:style-name="ro1">
          <table:table-cell office:value-type="float" office:value="12462691" calcext:value-type="float">
            <text:p>12462691</text:p>
          </table:table-cell>
          <table:table-cell table:formula="of:=[.A781]/1000/(60*60*24)" office:value-type="time" office:time-value="PT03H27M42.691S" calcext:value-type="time">
            <text:p>03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35.16" calcext:value-type="float">
            <text:p>835.16</text:p>
          </table:table-cell>
          <table:table-cell office:value-type="float" office:value="1016.31" calcext:value-type="float">
            <text:p>1016.31</text:p>
          </table:table-cell>
        </table:table-row>
        <table:table-row table:style-name="ro1">
          <table:table-cell office:value-type="float" office:value="12478692" calcext:value-type="float">
            <text:p>12478692</text:p>
          </table:table-cell>
          <table:table-cell table:formula="of:=[.A782]/1000/(60*60*24)" office:value-type="time" office:time-value="PT03H27M58.692S" calcext:value-type="time">
            <text:p>03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36.22" calcext:value-type="float">
            <text:p>836.22</text:p>
          </table:table-cell>
          <table:table-cell office:value-type="float" office:value="1017.6" calcext:value-type="float">
            <text:p>1017.6</text:p>
          </table:table-cell>
        </table:table-row>
        <table:table-row table:style-name="ro1">
          <table:table-cell office:value-type="float" office:value="12494691" calcext:value-type="float">
            <text:p>12494691</text:p>
          </table:table-cell>
          <table:table-cell table:formula="of:=[.A783]/1000/(60*60*24)" office:value-type="time" office:time-value="PT03H28M14.691S" calcext:value-type="time">
            <text:p>03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37.28" calcext:value-type="float">
            <text:p>837.28</text:p>
          </table:table-cell>
          <table:table-cell office:value-type="float" office:value="1018.89" calcext:value-type="float">
            <text:p>1018.89</text:p>
          </table:table-cell>
        </table:table-row>
        <table:table-row table:style-name="ro1">
          <table:table-cell office:value-type="float" office:value="12510692" calcext:value-type="float">
            <text:p>12510692</text:p>
          </table:table-cell>
          <table:table-cell table:formula="of:=[.A784]/1000/(60*60*24)" office:value-type="time" office:time-value="PT03H28M30.692S" calcext:value-type="time">
            <text:p>03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38.35" calcext:value-type="float">
            <text:p>838.35</text:p>
          </table:table-cell>
          <table:table-cell office:value-type="float" office:value="1020.17" calcext:value-type="float">
            <text:p>1020.17</text:p>
          </table:table-cell>
        </table:table-row>
        <table:table-row table:style-name="ro1">
          <table:table-cell office:value-type="float" office:value="12526692" calcext:value-type="float">
            <text:p>12526692</text:p>
          </table:table-cell>
          <table:table-cell table:formula="of:=[.A785]/1000/(60*60*24)" office:value-type="time" office:time-value="PT03H28M46.692S" calcext:value-type="time">
            <text:p>03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39.41" calcext:value-type="float">
            <text:p>839.41</text:p>
          </table:table-cell>
          <table:table-cell office:value-type="float" office:value="1021.46" calcext:value-type="float">
            <text:p>1021.46</text:p>
          </table:table-cell>
        </table:table-row>
        <table:table-row table:style-name="ro1">
          <table:table-cell office:value-type="float" office:value="12542692" calcext:value-type="float">
            <text:p>12542692</text:p>
          </table:table-cell>
          <table:table-cell table:formula="of:=[.A786]/1000/(60*60*24)" office:value-type="time" office:time-value="PT03H29M02.692S" calcext:value-type="time">
            <text:p>03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40.48" calcext:value-type="float">
            <text:p>840.48</text:p>
          </table:table-cell>
          <table:table-cell office:value-type="float" office:value="1022.74" calcext:value-type="float">
            <text:p>1022.74</text:p>
          </table:table-cell>
        </table:table-row>
        <table:table-row table:style-name="ro1">
          <table:table-cell office:value-type="float" office:value="12558692" calcext:value-type="float">
            <text:p>12558692</text:p>
          </table:table-cell>
          <table:table-cell table:formula="of:=[.A787]/1000/(60*60*24)" office:value-type="time" office:time-value="PT03H29M18.692S" calcext:value-type="time">
            <text:p>03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841.54" calcext:value-type="float">
            <text:p>841.54</text:p>
          </table:table-cell>
          <table:table-cell office:value-type="float" office:value="1024.03" calcext:value-type="float">
            <text:p>1024.03</text:p>
          </table:table-cell>
        </table:table-row>
        <table:table-row table:style-name="ro1">
          <table:table-cell office:value-type="float" office:value="12574691" calcext:value-type="float">
            <text:p>12574691</text:p>
          </table:table-cell>
          <table:table-cell table:formula="of:=[.A788]/1000/(60*60*24)" office:value-type="time" office:time-value="PT03H29M34.691S" calcext:value-type="time">
            <text:p>03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42.61" calcext:value-type="float">
            <text:p>842.61</text:p>
          </table:table-cell>
          <table:table-cell office:value-type="float" office:value="1025.31" calcext:value-type="float">
            <text:p>1025.31</text:p>
          </table:table-cell>
        </table:table-row>
        <table:table-row table:style-name="ro1">
          <table:table-cell office:value-type="float" office:value="12590692" calcext:value-type="float">
            <text:p>12590692</text:p>
          </table:table-cell>
          <table:table-cell table:formula="of:=[.A789]/1000/(60*60*24)" office:value-type="time" office:time-value="PT03H29M50.692S" calcext:value-type="time">
            <text:p>03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43.67" calcext:value-type="float">
            <text:p>843.67</text:p>
          </table:table-cell>
          <table:table-cell office:value-type="float" office:value="1026.6" calcext:value-type="float">
            <text:p>1026.6</text:p>
          </table:table-cell>
        </table:table-row>
        <table:table-row table:style-name="ro1">
          <table:table-cell office:value-type="float" office:value="12606692" calcext:value-type="float">
            <text:p>12606692</text:p>
          </table:table-cell>
          <table:table-cell table:formula="of:=[.A790]/1000/(60*60*24)" office:value-type="time" office:time-value="PT03H30M06.692S" calcext:value-type="time">
            <text:p>03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844.74" calcext:value-type="float">
            <text:p>844.74</text:p>
          </table:table-cell>
          <table:table-cell office:value-type="float" office:value="1027.89" calcext:value-type="float">
            <text:p>1027.89</text:p>
          </table:table-cell>
        </table:table-row>
        <table:table-row table:style-name="ro1">
          <table:table-cell office:value-type="float" office:value="12622692" calcext:value-type="float">
            <text:p>12622692</text:p>
          </table:table-cell>
          <table:table-cell table:formula="of:=[.A791]/1000/(60*60*24)" office:value-type="time" office:time-value="PT03H30M22.692S" calcext:value-type="time">
            <text:p>03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45.8" calcext:value-type="float">
            <text:p>845.8</text:p>
          </table:table-cell>
          <table:table-cell office:value-type="float" office:value="1029.17" calcext:value-type="float">
            <text:p>1029.17</text:p>
          </table:table-cell>
        </table:table-row>
        <table:table-row table:style-name="ro1">
          <table:table-cell office:value-type="float" office:value="12638692" calcext:value-type="float">
            <text:p>12638692</text:p>
          </table:table-cell>
          <table:table-cell table:formula="of:=[.A792]/1000/(60*60*24)" office:value-type="time" office:time-value="PT03H30M38.692S" calcext:value-type="time">
            <text:p>03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46.86" calcext:value-type="float">
            <text:p>846.86</text:p>
          </table:table-cell>
          <table:table-cell office:value-type="float" office:value="1030.46" calcext:value-type="float">
            <text:p>1030.46</text:p>
          </table:table-cell>
        </table:table-row>
        <table:table-row table:style-name="ro1">
          <table:table-cell office:value-type="float" office:value="12654692" calcext:value-type="float">
            <text:p>12654692</text:p>
          </table:table-cell>
          <table:table-cell table:formula="of:=[.A793]/1000/(60*60*24)" office:value-type="time" office:time-value="PT03H30M54.692S" calcext:value-type="time">
            <text:p>03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47.93" calcext:value-type="float">
            <text:p>847.93</text:p>
          </table:table-cell>
          <table:table-cell office:value-type="float" office:value="1031.74" calcext:value-type="float">
            <text:p>1031.74</text:p>
          </table:table-cell>
        </table:table-row>
        <table:table-row table:style-name="ro1">
          <table:table-cell office:value-type="float" office:value="12670692" calcext:value-type="float">
            <text:p>12670692</text:p>
          </table:table-cell>
          <table:table-cell table:formula="of:=[.A794]/1000/(60*60*24)" office:value-type="time" office:time-value="PT03H31M10.692S" calcext:value-type="time">
            <text:p>03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48.99" calcext:value-type="float">
            <text:p>848.99</text:p>
          </table:table-cell>
          <table:table-cell office:value-type="float" office:value="1033.03" calcext:value-type="float">
            <text:p>1033.03</text:p>
          </table:table-cell>
        </table:table-row>
        <table:table-row table:style-name="ro1">
          <table:table-cell office:value-type="float" office:value="12686692" calcext:value-type="float">
            <text:p>12686692</text:p>
          </table:table-cell>
          <table:table-cell table:formula="of:=[.A795]/1000/(60*60*24)" office:value-type="time" office:time-value="PT03H31M26.692S" calcext:value-type="time">
            <text:p>03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50.06" calcext:value-type="float">
            <text:p>850.06</text:p>
          </table:table-cell>
          <table:table-cell office:value-type="float" office:value="1034.31" calcext:value-type="float">
            <text:p>1034.31</text:p>
          </table:table-cell>
        </table:table-row>
        <table:table-row table:style-name="ro1">
          <table:table-cell office:value-type="float" office:value="12702692" calcext:value-type="float">
            <text:p>12702692</text:p>
          </table:table-cell>
          <table:table-cell table:formula="of:=[.A796]/1000/(60*60*24)" office:value-type="time" office:time-value="PT03H31M42.692S" calcext:value-type="time">
            <text:p>03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51.12" calcext:value-type="float">
            <text:p>851.12</text:p>
          </table:table-cell>
          <table:table-cell office:value-type="float" office:value="1035.6" calcext:value-type="float">
            <text:p>1035.6</text:p>
          </table:table-cell>
        </table:table-row>
        <table:table-row table:style-name="ro1">
          <table:table-cell office:value-type="float" office:value="12718692" calcext:value-type="float">
            <text:p>12718692</text:p>
          </table:table-cell>
          <table:table-cell table:formula="of:=[.A797]/1000/(60*60*24)" office:value-type="time" office:time-value="PT03H31M58.692S" calcext:value-type="time">
            <text:p>03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52.19" calcext:value-type="float">
            <text:p>852.19</text:p>
          </table:table-cell>
          <table:table-cell office:value-type="float" office:value="1036.88" calcext:value-type="float">
            <text:p>1036.88</text:p>
          </table:table-cell>
        </table:table-row>
        <table:table-row table:style-name="ro1">
          <table:table-cell office:value-type="float" office:value="12734692" calcext:value-type="float">
            <text:p>12734692</text:p>
          </table:table-cell>
          <table:table-cell table:formula="of:=[.A798]/1000/(60*60*24)" office:value-type="time" office:time-value="PT03H32M14.692S" calcext:value-type="time">
            <text:p>03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53.25" calcext:value-type="float">
            <text:p>853.25</text:p>
          </table:table-cell>
          <table:table-cell office:value-type="float" office:value="1038.17" calcext:value-type="float">
            <text:p>1038.17</text:p>
          </table:table-cell>
        </table:table-row>
        <table:table-row table:style-name="ro1">
          <table:table-cell office:value-type="float" office:value="12750692" calcext:value-type="float">
            <text:p>12750692</text:p>
          </table:table-cell>
          <table:table-cell table:formula="of:=[.A799]/1000/(60*60*24)" office:value-type="time" office:time-value="PT03H32M30.692S" calcext:value-type="time">
            <text:p>03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54.31" calcext:value-type="float">
            <text:p>854.31</text:p>
          </table:table-cell>
          <table:table-cell office:value-type="float" office:value="1039.45" calcext:value-type="float">
            <text:p>1039.45</text:p>
          </table:table-cell>
        </table:table-row>
        <table:table-row table:style-name="ro1">
          <table:table-cell office:value-type="float" office:value="12766691" calcext:value-type="float">
            <text:p>12766691</text:p>
          </table:table-cell>
          <table:table-cell table:formula="of:=[.A800]/1000/(60*60*24)" office:value-type="time" office:time-value="PT03H32M46.691S" calcext:value-type="time">
            <text:p>03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55.38" calcext:value-type="float">
            <text:p>855.38</text:p>
          </table:table-cell>
          <table:table-cell office:value-type="float" office:value="1040.74" calcext:value-type="float">
            <text:p>1040.74</text:p>
          </table:table-cell>
        </table:table-row>
        <table:table-row table:style-name="ro1">
          <table:table-cell office:value-type="float" office:value="12782692" calcext:value-type="float">
            <text:p>12782692</text:p>
          </table:table-cell>
          <table:table-cell table:formula="of:=[.A801]/1000/(60*60*24)" office:value-type="time" office:time-value="PT03H33M02.692S" calcext:value-type="time">
            <text:p>03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56.44" calcext:value-type="float">
            <text:p>856.44</text:p>
          </table:table-cell>
          <table:table-cell office:value-type="float" office:value="1042.02" calcext:value-type="float">
            <text:p>1042.02</text:p>
          </table:table-cell>
        </table:table-row>
        <table:table-row table:style-name="ro1">
          <table:table-cell office:value-type="float" office:value="12798692" calcext:value-type="float">
            <text:p>12798692</text:p>
          </table:table-cell>
          <table:table-cell table:formula="of:=[.A802]/1000/(60*60*24)" office:value-type="time" office:time-value="PT03H33M18.692S" calcext:value-type="time">
            <text:p>03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57.51" calcext:value-type="float">
            <text:p>857.51</text:p>
          </table:table-cell>
          <table:table-cell office:value-type="float" office:value="1043.31" calcext:value-type="float">
            <text:p>1043.31</text:p>
          </table:table-cell>
        </table:table-row>
        <table:table-row table:style-name="ro1">
          <table:table-cell office:value-type="float" office:value="12814692" calcext:value-type="float">
            <text:p>12814692</text:p>
          </table:table-cell>
          <table:table-cell table:formula="of:=[.A803]/1000/(60*60*24)" office:value-type="time" office:time-value="PT03H33M34.692S" calcext:value-type="time">
            <text:p>03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58.57" calcext:value-type="float">
            <text:p>858.57</text:p>
          </table:table-cell>
          <table:table-cell office:value-type="float" office:value="1044.6" calcext:value-type="float">
            <text:p>1044.6</text:p>
          </table:table-cell>
        </table:table-row>
        <table:table-row table:style-name="ro1">
          <table:table-cell office:value-type="float" office:value="12830692" calcext:value-type="float">
            <text:p>12830692</text:p>
          </table:table-cell>
          <table:table-cell table:formula="of:=[.A804]/1000/(60*60*24)" office:value-type="time" office:time-value="PT03H33M50.692S" calcext:value-type="time">
            <text:p>03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59.64" calcext:value-type="float">
            <text:p>859.64</text:p>
          </table:table-cell>
          <table:table-cell office:value-type="float" office:value="1045.88" calcext:value-type="float">
            <text:p>1045.88</text:p>
          </table:table-cell>
        </table:table-row>
        <table:table-row table:style-name="ro1">
          <table:table-cell office:value-type="float" office:value="12846692" calcext:value-type="float">
            <text:p>12846692</text:p>
          </table:table-cell>
          <table:table-cell table:formula="of:=[.A805]/1000/(60*60*24)" office:value-type="time" office:time-value="PT03H34M06.692S" calcext:value-type="time">
            <text:p>03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60.7" calcext:value-type="float">
            <text:p>860.7</text:p>
          </table:table-cell>
          <table:table-cell office:value-type="float" office:value="1047.17" calcext:value-type="float">
            <text:p>1047.17</text:p>
          </table:table-cell>
        </table:table-row>
        <table:table-row table:style-name="ro1">
          <table:table-cell office:value-type="float" office:value="12862692" calcext:value-type="float">
            <text:p>12862692</text:p>
          </table:table-cell>
          <table:table-cell table:formula="of:=[.A806]/1000/(60*60*24)" office:value-type="time" office:time-value="PT03H34M22.692S" calcext:value-type="time">
            <text:p>03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61.77" calcext:value-type="float">
            <text:p>861.77</text:p>
          </table:table-cell>
          <table:table-cell office:value-type="float" office:value="1048.45" calcext:value-type="float">
            <text:p>1048.45</text:p>
          </table:table-cell>
        </table:table-row>
        <table:table-row table:style-name="ro1">
          <table:table-cell office:value-type="float" office:value="12878692" calcext:value-type="float">
            <text:p>12878692</text:p>
          </table:table-cell>
          <table:table-cell table:formula="of:=[.A807]/1000/(60*60*24)" office:value-type="time" office:time-value="PT03H34M38.692S" calcext:value-type="time">
            <text:p>03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62.83" calcext:value-type="float">
            <text:p>862.83</text:p>
          </table:table-cell>
          <table:table-cell office:value-type="float" office:value="1049.74" calcext:value-type="float">
            <text:p>1049.74</text:p>
          </table:table-cell>
        </table:table-row>
        <table:table-row table:style-name="ro1">
          <table:table-cell office:value-type="float" office:value="12894692" calcext:value-type="float">
            <text:p>12894692</text:p>
          </table:table-cell>
          <table:table-cell table:formula="of:=[.A808]/1000/(60*60*24)" office:value-type="time" office:time-value="PT03H34M54.692S" calcext:value-type="time">
            <text:p>03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63.89" calcext:value-type="float">
            <text:p>863.89</text:p>
          </table:table-cell>
          <table:table-cell office:value-type="float" office:value="1051.02" calcext:value-type="float">
            <text:p>1051.02</text:p>
          </table:table-cell>
        </table:table-row>
        <table:table-row table:style-name="ro1">
          <table:table-cell office:value-type="float" office:value="12910692" calcext:value-type="float">
            <text:p>12910692</text:p>
          </table:table-cell>
          <table:table-cell table:formula="of:=[.A809]/1000/(60*60*24)" office:value-type="time" office:time-value="PT03H35M10.692S" calcext:value-type="time">
            <text:p>03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864.96" calcext:value-type="float">
            <text:p>864.96</text:p>
          </table:table-cell>
          <table:table-cell office:value-type="float" office:value="1052.31" calcext:value-type="float">
            <text:p>1052.31</text:p>
          </table:table-cell>
        </table:table-row>
        <table:table-row table:style-name="ro1">
          <table:table-cell office:value-type="float" office:value="12926692" calcext:value-type="float">
            <text:p>12926692</text:p>
          </table:table-cell>
          <table:table-cell table:formula="of:=[.A810]/1000/(60*60*24)" office:value-type="time" office:time-value="PT03H35M26.692S" calcext:value-type="time">
            <text:p>03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66.02" calcext:value-type="float">
            <text:p>866.02</text:p>
          </table:table-cell>
          <table:table-cell office:value-type="float" office:value="1053.59" calcext:value-type="float">
            <text:p>1053.59</text:p>
          </table:table-cell>
        </table:table-row>
        <table:table-row table:style-name="ro1">
          <table:table-cell office:value-type="float" office:value="12942692" calcext:value-type="float">
            <text:p>12942692</text:p>
          </table:table-cell>
          <table:table-cell table:formula="of:=[.A811]/1000/(60*60*24)" office:value-type="time" office:time-value="PT03H35M42.692S" calcext:value-type="time">
            <text:p>03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67.09" calcext:value-type="float">
            <text:p>867.09</text:p>
          </table:table-cell>
          <table:table-cell office:value-type="float" office:value="1054.87" calcext:value-type="float">
            <text:p>1054.87</text:p>
          </table:table-cell>
        </table:table-row>
        <table:table-row table:style-name="ro1">
          <table:table-cell office:value-type="float" office:value="12958692" calcext:value-type="float">
            <text:p>12958692</text:p>
          </table:table-cell>
          <table:table-cell table:formula="of:=[.A812]/1000/(60*60*24)" office:value-type="time" office:time-value="PT03H35M58.692S" calcext:value-type="time">
            <text:p>03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68.15" calcext:value-type="float">
            <text:p>868.15</text:p>
          </table:table-cell>
          <table:table-cell office:value-type="float" office:value="1056.16" calcext:value-type="float">
            <text:p>1056.16</text:p>
          </table:table-cell>
        </table:table-row>
        <table:table-row table:style-name="ro1">
          <table:table-cell office:value-type="float" office:value="12974692" calcext:value-type="float">
            <text:p>12974692</text:p>
          </table:table-cell>
          <table:table-cell table:formula="of:=[.A813]/1000/(60*60*24)" office:value-type="time" office:time-value="PT03H36M14.692S" calcext:value-type="time">
            <text:p>03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69.21" calcext:value-type="float">
            <text:p>869.21</text:p>
          </table:table-cell>
          <table:table-cell office:value-type="float" office:value="1057.44" calcext:value-type="float">
            <text:p>1057.44</text:p>
          </table:table-cell>
        </table:table-row>
        <table:table-row table:style-name="ro1">
          <table:table-cell office:value-type="float" office:value="12990691" calcext:value-type="float">
            <text:p>12990691</text:p>
          </table:table-cell>
          <table:table-cell table:formula="of:=[.A814]/1000/(60*60*24)" office:value-type="time" office:time-value="PT03H36M30.691S" calcext:value-type="time">
            <text:p>03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70.28" calcext:value-type="float">
            <text:p>870.28</text:p>
          </table:table-cell>
          <table:table-cell office:value-type="float" office:value="1058.73" calcext:value-type="float">
            <text:p>1058.73</text:p>
          </table:table-cell>
        </table:table-row>
        <table:table-row table:style-name="ro1">
          <table:table-cell office:value-type="float" office:value="13006691" calcext:value-type="float">
            <text:p>13006691</text:p>
          </table:table-cell>
          <table:table-cell table:formula="of:=[.A815]/1000/(60*60*24)" office:value-type="time" office:time-value="PT03H36M46.691S" calcext:value-type="time">
            <text:p>03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71.34" calcext:value-type="float">
            <text:p>871.34</text:p>
          </table:table-cell>
          <table:table-cell office:value-type="float" office:value="1060.01" calcext:value-type="float">
            <text:p>1060.01</text:p>
          </table:table-cell>
        </table:table-row>
        <table:table-row table:style-name="ro1">
          <table:table-cell office:value-type="float" office:value="13022692" calcext:value-type="float">
            <text:p>13022692</text:p>
          </table:table-cell>
          <table:table-cell table:formula="of:=[.A816]/1000/(60*60*24)" office:value-type="time" office:time-value="PT03H37M02.692S" calcext:value-type="time">
            <text:p>03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72.41" calcext:value-type="float">
            <text:p>872.41</text:p>
          </table:table-cell>
          <table:table-cell office:value-type="float" office:value="1061.3" calcext:value-type="float">
            <text:p>1061.3</text:p>
          </table:table-cell>
        </table:table-row>
        <table:table-row table:style-name="ro1">
          <table:table-cell office:value-type="float" office:value="13038692" calcext:value-type="float">
            <text:p>13038692</text:p>
          </table:table-cell>
          <table:table-cell table:formula="of:=[.A817]/1000/(60*60*24)" office:value-type="time" office:time-value="PT03H37M18.692S" calcext:value-type="time">
            <text:p>03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73.47" calcext:value-type="float">
            <text:p>873.47</text:p>
          </table:table-cell>
          <table:table-cell office:value-type="float" office:value="1062.58" calcext:value-type="float">
            <text:p>1062.58</text:p>
          </table:table-cell>
        </table:table-row>
        <table:table-row table:style-name="ro1">
          <table:table-cell office:value-type="float" office:value="13054692" calcext:value-type="float">
            <text:p>13054692</text:p>
          </table:table-cell>
          <table:table-cell table:formula="of:=[.A818]/1000/(60*60*24)" office:value-type="time" office:time-value="PT03H37M34.692S" calcext:value-type="time">
            <text:p>03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74.54" calcext:value-type="float">
            <text:p>874.54</text:p>
          </table:table-cell>
          <table:table-cell office:value-type="float" office:value="1063.87" calcext:value-type="float">
            <text:p>1063.87</text:p>
          </table:table-cell>
        </table:table-row>
        <table:table-row table:style-name="ro1">
          <table:table-cell office:value-type="float" office:value="13070691" calcext:value-type="float">
            <text:p>13070691</text:p>
          </table:table-cell>
          <table:table-cell table:formula="of:=[.A819]/1000/(60*60*24)" office:value-type="time" office:time-value="PT03H37M50.691S" calcext:value-type="time">
            <text:p>03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75.6" calcext:value-type="float">
            <text:p>875.6</text:p>
          </table:table-cell>
          <table:table-cell office:value-type="float" office:value="1065.15" calcext:value-type="float">
            <text:p>1065.15</text:p>
          </table:table-cell>
        </table:table-row>
        <table:table-row table:style-name="ro1">
          <table:table-cell office:value-type="float" office:value="13086692" calcext:value-type="float">
            <text:p>13086692</text:p>
          </table:table-cell>
          <table:table-cell table:formula="of:=[.A820]/1000/(60*60*24)" office:value-type="time" office:time-value="PT03H38M06.692S" calcext:value-type="time">
            <text:p>03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76.66" calcext:value-type="float">
            <text:p>876.66</text:p>
          </table:table-cell>
          <table:table-cell office:value-type="float" office:value="1066.44" calcext:value-type="float">
            <text:p>1066.44</text:p>
          </table:table-cell>
        </table:table-row>
        <table:table-row table:style-name="ro1">
          <table:table-cell office:value-type="float" office:value="13102692" calcext:value-type="float">
            <text:p>13102692</text:p>
          </table:table-cell>
          <table:table-cell table:formula="of:=[.A821]/1000/(60*60*24)" office:value-type="time" office:time-value="PT03H38M22.692S" calcext:value-type="time">
            <text:p>03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77.73" calcext:value-type="float">
            <text:p>877.73</text:p>
          </table:table-cell>
          <table:table-cell office:value-type="float" office:value="1067.72" calcext:value-type="float">
            <text:p>1067.72</text:p>
          </table:table-cell>
        </table:table-row>
        <table:table-row table:style-name="ro1">
          <table:table-cell office:value-type="float" office:value="13118692" calcext:value-type="float">
            <text:p>13118692</text:p>
          </table:table-cell>
          <table:table-cell table:formula="of:=[.A822]/1000/(60*60*24)" office:value-type="time" office:time-value="PT03H38M38.692S" calcext:value-type="time">
            <text:p>03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78.79" calcext:value-type="float">
            <text:p>878.79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3134692" calcext:value-type="float">
            <text:p>13134692</text:p>
          </table:table-cell>
          <table:table-cell table:formula="of:=[.A823]/1000/(60*60*24)" office:value-type="time" office:time-value="PT03H38M54.692S" calcext:value-type="time">
            <text:p>03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79.85" calcext:value-type="float">
            <text:p>879.85</text:p>
          </table:table-cell>
          <table:table-cell office:value-type="float" office:value="1070.29" calcext:value-type="float">
            <text:p>1070.29</text:p>
          </table:table-cell>
        </table:table-row>
        <table:table-row table:style-name="ro1">
          <table:table-cell office:value-type="float" office:value="13150692" calcext:value-type="float">
            <text:p>13150692</text:p>
          </table:table-cell>
          <table:table-cell table:formula="of:=[.A824]/1000/(60*60*24)" office:value-type="time" office:time-value="PT03H39M10.692S" calcext:value-type="time">
            <text:p>03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80.92" calcext:value-type="float">
            <text:p>880.92</text:p>
          </table:table-cell>
          <table:table-cell office:value-type="float" office:value="1071.57" calcext:value-type="float">
            <text:p>1071.57</text:p>
          </table:table-cell>
        </table:table-row>
        <table:table-row table:style-name="ro1">
          <table:table-cell office:value-type="float" office:value="13166692" calcext:value-type="float">
            <text:p>13166692</text:p>
          </table:table-cell>
          <table:table-cell table:formula="of:=[.A825]/1000/(60*60*24)" office:value-type="time" office:time-value="PT03H39M26.692S" calcext:value-type="time">
            <text:p>03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81.98" calcext:value-type="float">
            <text:p>881.98</text:p>
          </table:table-cell>
          <table:table-cell office:value-type="float" office:value="1072.86" calcext:value-type="float">
            <text:p>1072.86</text:p>
          </table:table-cell>
        </table:table-row>
        <table:table-row table:style-name="ro1">
          <table:table-cell office:value-type="float" office:value="13182692" calcext:value-type="float">
            <text:p>13182692</text:p>
          </table:table-cell>
          <table:table-cell table:formula="of:=[.A826]/1000/(60*60*24)" office:value-type="time" office:time-value="PT03H39M42.692S" calcext:value-type="time">
            <text:p>03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83.04" calcext:value-type="float">
            <text:p>883.04</text:p>
          </table:table-cell>
          <table:table-cell office:value-type="float" office:value="1074.14" calcext:value-type="float">
            <text:p>1074.14</text:p>
          </table:table-cell>
        </table:table-row>
        <table:table-row table:style-name="ro1">
          <table:table-cell office:value-type="float" office:value="13198692" calcext:value-type="float">
            <text:p>13198692</text:p>
          </table:table-cell>
          <table:table-cell table:formula="of:=[.A827]/1000/(60*60*24)" office:value-type="time" office:time-value="PT03H39M58.692S" calcext:value-type="time">
            <text:p>03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84.11" calcext:value-type="float">
            <text:p>884.11</text:p>
          </table:table-cell>
          <table:table-cell office:value-type="float" office:value="1075.42" calcext:value-type="float">
            <text:p>1075.42</text:p>
          </table:table-cell>
        </table:table-row>
        <table:table-row table:style-name="ro1">
          <table:table-cell office:value-type="float" office:value="13214692" calcext:value-type="float">
            <text:p>13214692</text:p>
          </table:table-cell>
          <table:table-cell table:formula="of:=[.A828]/1000/(60*60*24)" office:value-type="time" office:time-value="PT03H40M14.692S" calcext:value-type="time">
            <text:p>03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85.17" calcext:value-type="float">
            <text:p>885.17</text:p>
          </table:table-cell>
          <table:table-cell office:value-type="float" office:value="1076.71" calcext:value-type="float">
            <text:p>1076.71</text:p>
          </table:table-cell>
        </table:table-row>
        <table:table-row table:style-name="ro1">
          <table:table-cell office:value-type="float" office:value="13230692" calcext:value-type="float">
            <text:p>13230692</text:p>
          </table:table-cell>
          <table:table-cell table:formula="of:=[.A829]/1000/(60*60*24)" office:value-type="time" office:time-value="PT03H40M30.692S" calcext:value-type="time">
            <text:p>03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86.23" calcext:value-type="float">
            <text:p>886.23</text:p>
          </table:table-cell>
          <table:table-cell office:value-type="float" office:value="1077.99" calcext:value-type="float">
            <text:p>1077.99</text:p>
          </table:table-cell>
        </table:table-row>
        <table:table-row table:style-name="ro1">
          <table:table-cell office:value-type="float" office:value="13246692" calcext:value-type="float">
            <text:p>13246692</text:p>
          </table:table-cell>
          <table:table-cell table:formula="of:=[.A830]/1000/(60*60*24)" office:value-type="time" office:time-value="PT03H40M46.692S" calcext:value-type="time">
            <text:p>03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87.3" calcext:value-type="float">
            <text:p>887.3</text:p>
          </table:table-cell>
          <table:table-cell office:value-type="float" office:value="1079.28" calcext:value-type="float">
            <text:p>1079.28</text:p>
          </table:table-cell>
        </table:table-row>
        <table:table-row table:style-name="ro1">
          <table:table-cell office:value-type="float" office:value="13262692" calcext:value-type="float">
            <text:p>13262692</text:p>
          </table:table-cell>
          <table:table-cell table:formula="of:=[.A831]/1000/(60*60*24)" office:value-type="time" office:time-value="PT03H41M02.692S" calcext:value-type="time">
            <text:p>03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88.36" calcext:value-type="float">
            <text:p>888.36</text:p>
          </table:table-cell>
          <table:table-cell office:value-type="float" office:value="1080.56" calcext:value-type="float">
            <text:p>1080.56</text:p>
          </table:table-cell>
        </table:table-row>
        <table:table-row table:style-name="ro1">
          <table:table-cell office:value-type="float" office:value="13278692" calcext:value-type="float">
            <text:p>13278692</text:p>
          </table:table-cell>
          <table:table-cell table:formula="of:=[.A832]/1000/(60*60*24)" office:value-type="time" office:time-value="PT03H41M18.692S" calcext:value-type="time">
            <text:p>03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889.43" calcext:value-type="float">
            <text:p>889.43</text:p>
          </table:table-cell>
          <table:table-cell office:value-type="float" office:value="1081.84" calcext:value-type="float">
            <text:p>1081.84</text:p>
          </table:table-cell>
        </table:table-row>
        <table:table-row table:style-name="ro1">
          <table:table-cell office:value-type="float" office:value="13294692" calcext:value-type="float">
            <text:p>13294692</text:p>
          </table:table-cell>
          <table:table-cell table:formula="of:=[.A833]/1000/(60*60*24)" office:value-type="time" office:time-value="PT03H41M34.692S" calcext:value-type="time">
            <text:p>03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90.49" calcext:value-type="float">
            <text:p>890.49</text:p>
          </table:table-cell>
          <table:table-cell office:value-type="float" office:value="1083.13" calcext:value-type="float">
            <text:p>1083.13</text:p>
          </table:table-cell>
        </table:table-row>
        <table:table-row table:style-name="ro1">
          <table:table-cell office:value-type="float" office:value="13310692" calcext:value-type="float">
            <text:p>13310692</text:p>
          </table:table-cell>
          <table:table-cell table:formula="of:=[.A834]/1000/(60*60*24)" office:value-type="time" office:time-value="PT03H41M50.692S" calcext:value-type="time">
            <text:p>03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91.55" calcext:value-type="float">
            <text:p>891.55</text:p>
          </table:table-cell>
          <table:table-cell office:value-type="float" office:value="1084.41" calcext:value-type="float">
            <text:p>1084.41</text:p>
          </table:table-cell>
        </table:table-row>
        <table:table-row table:style-name="ro1">
          <table:table-cell office:value-type="float" office:value="13326692" calcext:value-type="float">
            <text:p>13326692</text:p>
          </table:table-cell>
          <table:table-cell table:formula="of:=[.A835]/1000/(60*60*24)" office:value-type="time" office:time-value="PT03H42M06.692S" calcext:value-type="time">
            <text:p>03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92.62" calcext:value-type="float">
            <text:p>892.62</text:p>
          </table:table-cell>
          <table:table-cell office:value-type="float" office:value="1085.7" calcext:value-type="float">
            <text:p>1085.7</text:p>
          </table:table-cell>
        </table:table-row>
        <table:table-row table:style-name="ro1">
          <table:table-cell office:value-type="float" office:value="13342692" calcext:value-type="float">
            <text:p>13342692</text:p>
          </table:table-cell>
          <table:table-cell table:formula="of:=[.A836]/1000/(60*60*24)" office:value-type="time" office:time-value="PT03H42M22.692S" calcext:value-type="time">
            <text:p>03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93.68" calcext:value-type="float">
            <text:p>893.68</text:p>
          </table:table-cell>
          <table:table-cell office:value-type="float" office:value="1086.98" calcext:value-type="float">
            <text:p>1086.98</text:p>
          </table:table-cell>
        </table:table-row>
        <table:table-row table:style-name="ro1">
          <table:table-cell office:value-type="float" office:value="13358692" calcext:value-type="float">
            <text:p>13358692</text:p>
          </table:table-cell>
          <table:table-cell table:formula="of:=[.A837]/1000/(60*60*24)" office:value-type="time" office:time-value="PT03H42M38.692S" calcext:value-type="time">
            <text:p>03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94.74" calcext:value-type="float">
            <text:p>894.74</text:p>
          </table:table-cell>
          <table:table-cell office:value-type="float" office:value="1088.27" calcext:value-type="float">
            <text:p>1088.27</text:p>
          </table:table-cell>
        </table:table-row>
        <table:table-row table:style-name="ro1">
          <table:table-cell office:value-type="float" office:value="13374692" calcext:value-type="float">
            <text:p>13374692</text:p>
          </table:table-cell>
          <table:table-cell table:formula="of:=[.A838]/1000/(60*60*24)" office:value-type="time" office:time-value="PT03H42M54.692S" calcext:value-type="time">
            <text:p>03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895.81" calcext:value-type="float">
            <text:p>895.81</text:p>
          </table:table-cell>
          <table:table-cell office:value-type="float" office:value="1089.55" calcext:value-type="float">
            <text:p>1089.55</text:p>
          </table:table-cell>
        </table:table-row>
        <table:table-row table:style-name="ro1">
          <table:table-cell office:value-type="float" office:value="13390692" calcext:value-type="float">
            <text:p>13390692</text:p>
          </table:table-cell>
          <table:table-cell table:formula="of:=[.A839]/1000/(60*60*24)" office:value-type="time" office:time-value="PT03H43M10.692S" calcext:value-type="time">
            <text:p>03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96.87" calcext:value-type="float">
            <text:p>896.87</text:p>
          </table:table-cell>
          <table:table-cell office:value-type="float" office:value="1090.83" calcext:value-type="float">
            <text:p>1090.83</text:p>
          </table:table-cell>
        </table:table-row>
        <table:table-row table:style-name="ro1">
          <table:table-cell office:value-type="float" office:value="13406692" calcext:value-type="float">
            <text:p>13406692</text:p>
          </table:table-cell>
          <table:table-cell table:formula="of:=[.A840]/1000/(60*60*24)" office:value-type="time" office:time-value="PT03H43M26.692S" calcext:value-type="time">
            <text:p>03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897.93" calcext:value-type="float">
            <text:p>897.93</text:p>
          </table:table-cell>
          <table:table-cell office:value-type="float" office:value="1092.12" calcext:value-type="float">
            <text:p>1092.12</text:p>
          </table:table-cell>
        </table:table-row>
        <table:table-row table:style-name="ro1">
          <table:table-cell office:value-type="float" office:value="13422692" calcext:value-type="float">
            <text:p>13422692</text:p>
          </table:table-cell>
          <table:table-cell table:formula="of:=[.A841]/1000/(60*60*24)" office:value-type="time" office:time-value="PT03H43M42.692S" calcext:value-type="time">
            <text:p>03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899" calcext:value-type="float">
            <text:p>899</text:p>
          </table:table-cell>
          <table:table-cell office:value-type="float" office:value="1093.4" calcext:value-type="float">
            <text:p>1093.4</text:p>
          </table:table-cell>
        </table:table-row>
        <table:table-row table:style-name="ro1">
          <table:table-cell office:value-type="float" office:value="13438691" calcext:value-type="float">
            <text:p>13438691</text:p>
          </table:table-cell>
          <table:table-cell table:formula="of:=[.A842]/1000/(60*60*24)" office:value-type="time" office:time-value="PT03H43M58.691S" calcext:value-type="time">
            <text:p>03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900.06" calcext:value-type="float">
            <text:p>900.06</text:p>
          </table:table-cell>
          <table:table-cell office:value-type="float" office:value="1094.68" calcext:value-type="float">
            <text:p>1094.68</text:p>
          </table:table-cell>
        </table:table-row>
        <table:table-row table:style-name="ro1">
          <table:table-cell office:value-type="float" office:value="13454692" calcext:value-type="float">
            <text:p>13454692</text:p>
          </table:table-cell>
          <table:table-cell table:formula="of:=[.A843]/1000/(60*60*24)" office:value-type="time" office:time-value="PT03H44M14.692S" calcext:value-type="time">
            <text:p>03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901.12" calcext:value-type="float">
            <text:p>901.12</text:p>
          </table:table-cell>
          <table:table-cell office:value-type="float" office:value="1095.97" calcext:value-type="float">
            <text:p>1095.97</text:p>
          </table:table-cell>
        </table:table-row>
        <table:table-row table:style-name="ro1">
          <table:table-cell office:value-type="float" office:value="13470692" calcext:value-type="float">
            <text:p>13470692</text:p>
          </table:table-cell>
          <table:table-cell table:formula="of:=[.A844]/1000/(60*60*24)" office:value-type="time" office:time-value="PT03H44M30.692S" calcext:value-type="time">
            <text:p>03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902.19" calcext:value-type="float">
            <text:p>902.19</text:p>
          </table:table-cell>
          <table:table-cell office:value-type="float" office:value="1097.25" calcext:value-type="float">
            <text:p>1097.25</text:p>
          </table:table-cell>
        </table:table-row>
        <table:table-row table:style-name="ro1">
          <table:table-cell office:value-type="float" office:value="13486692" calcext:value-type="float">
            <text:p>13486692</text:p>
          </table:table-cell>
          <table:table-cell table:formula="of:=[.A845]/1000/(60*60*24)" office:value-type="time" office:time-value="PT03H44M46.692S" calcext:value-type="time">
            <text:p>03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903.25" calcext:value-type="float">
            <text:p>903.25</text:p>
          </table:table-cell>
          <table:table-cell office:value-type="float" office:value="1098.53" calcext:value-type="float">
            <text:p>1098.53</text:p>
          </table:table-cell>
        </table:table-row>
        <table:table-row table:style-name="ro1">
          <table:table-cell office:value-type="float" office:value="13502692" calcext:value-type="float">
            <text:p>13502692</text:p>
          </table:table-cell>
          <table:table-cell table:formula="of:=[.A846]/1000/(60*60*24)" office:value-type="time" office:time-value="PT03H45M02.692S" calcext:value-type="time">
            <text:p>03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904.31" calcext:value-type="float">
            <text:p>904.31</text:p>
          </table:table-cell>
          <table:table-cell office:value-type="float" office:value="1099.82" calcext:value-type="float">
            <text:p>1099.82</text:p>
          </table:table-cell>
        </table:table-row>
        <table:table-row table:style-name="ro1">
          <table:table-cell office:value-type="float" office:value="13518692" calcext:value-type="float">
            <text:p>13518692</text:p>
          </table:table-cell>
          <table:table-cell table:formula="of:=[.A847]/1000/(60*60*24)" office:value-type="time" office:time-value="PT03H45M18.692S" calcext:value-type="time">
            <text:p>03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905.38" calcext:value-type="float">
            <text:p>905.38</text:p>
          </table:table-cell>
          <table:table-cell office:value-type="float" office:value="1101.1" calcext:value-type="float">
            <text:p>1101.1</text:p>
          </table:table-cell>
        </table:table-row>
        <table:table-row table:style-name="ro1">
          <table:table-cell office:value-type="float" office:value="13534692" calcext:value-type="float">
            <text:p>13534692</text:p>
          </table:table-cell>
          <table:table-cell table:formula="of:=[.A848]/1000/(60*60*24)" office:value-type="time" office:time-value="PT03H45M34.692S" calcext:value-type="time">
            <text:p>03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906.44" calcext:value-type="float">
            <text:p>906.44</text:p>
          </table:table-cell>
          <table:table-cell office:value-type="float" office:value="1102.38" calcext:value-type="float">
            <text:p>1102.38</text:p>
          </table:table-cell>
        </table:table-row>
        <table:table-row table:style-name="ro1">
          <table:table-cell office:value-type="float" office:value="13550692" calcext:value-type="float">
            <text:p>13550692</text:p>
          </table:table-cell>
          <table:table-cell table:formula="of:=[.A849]/1000/(60*60*24)" office:value-type="time" office:time-value="PT03H45M50.692S" calcext:value-type="time">
            <text:p>03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907.5" calcext:value-type="float">
            <text:p>907.5</text:p>
          </table:table-cell>
          <table:table-cell office:value-type="float" office:value="1103.67" calcext:value-type="float">
            <text:p>1103.67</text:p>
          </table:table-cell>
        </table:table-row>
        <table:table-row table:style-name="ro1">
          <table:table-cell office:value-type="float" office:value="13566692" calcext:value-type="float">
            <text:p>13566692</text:p>
          </table:table-cell>
          <table:table-cell table:formula="of:=[.A850]/1000/(60*60*24)" office:value-type="time" office:time-value="PT03H46M06.692S" calcext:value-type="time">
            <text:p>03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908.57" calcext:value-type="float">
            <text:p>908.57</text:p>
          </table:table-cell>
          <table:table-cell office:value-type="float" office:value="1104.95" calcext:value-type="float">
            <text:p>1104.95</text:p>
          </table:table-cell>
        </table:table-row>
        <table:table-row table:style-name="ro1">
          <table:table-cell office:value-type="float" office:value="13582692" calcext:value-type="float">
            <text:p>13582692</text:p>
          </table:table-cell>
          <table:table-cell table:formula="of:=[.A851]/1000/(60*60*24)" office:value-type="time" office:time-value="PT03H46M22.692S" calcext:value-type="time">
            <text:p>03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909.63" calcext:value-type="float">
            <text:p>909.63</text:p>
          </table:table-cell>
          <table:table-cell office:value-type="float" office:value="1106.23" calcext:value-type="float">
            <text:p>1106.23</text:p>
          </table:table-cell>
        </table:table-row>
        <table:table-row table:style-name="ro1">
          <table:table-cell office:value-type="float" office:value="13598692" calcext:value-type="float">
            <text:p>13598692</text:p>
          </table:table-cell>
          <table:table-cell table:formula="of:=[.A852]/1000/(60*60*24)" office:value-type="time" office:time-value="PT03H46M38.692S" calcext:value-type="time">
            <text:p>03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910.69" calcext:value-type="float">
            <text:p>910.69</text:p>
          </table:table-cell>
          <table:table-cell office:value-type="float" office:value="1107.51" calcext:value-type="float">
            <text:p>1107.51</text:p>
          </table:table-cell>
        </table:table-row>
        <table:table-row table:style-name="ro1">
          <table:table-cell office:value-type="float" office:value="13614692" calcext:value-type="float">
            <text:p>13614692</text:p>
          </table:table-cell>
          <table:table-cell table:formula="of:=[.A853]/1000/(60*60*24)" office:value-type="time" office:time-value="PT03H46M54.692S" calcext:value-type="time">
            <text:p>03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911.76" calcext:value-type="float">
            <text:p>911.76</text:p>
          </table:table-cell>
          <table:table-cell office:value-type="float" office:value="1108.79" calcext:value-type="float">
            <text:p>1108.79</text:p>
          </table:table-cell>
        </table:table-row>
        <table:table-row table:style-name="ro1">
          <table:table-cell office:value-type="float" office:value="13630692" calcext:value-type="float">
            <text:p>13630692</text:p>
          </table:table-cell>
          <table:table-cell table:formula="of:=[.A854]/1000/(60*60*24)" office:value-type="time" office:time-value="PT03H47M10.692S" calcext:value-type="time">
            <text:p>03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912.82" calcext:value-type="float">
            <text:p>912.82</text:p>
          </table:table-cell>
          <table:table-cell office:value-type="float" office:value="1110.08" calcext:value-type="float">
            <text:p>1110.08</text:p>
          </table:table-cell>
        </table:table-row>
        <table:table-row table:style-name="ro1">
          <table:table-cell office:value-type="float" office:value="13646691" calcext:value-type="float">
            <text:p>13646691</text:p>
          </table:table-cell>
          <table:table-cell table:formula="of:=[.A855]/1000/(60*60*24)" office:value-type="time" office:time-value="PT03H47M26.691S" calcext:value-type="time">
            <text:p>03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913.88" calcext:value-type="float">
            <text:p>913.88</text:p>
          </table:table-cell>
          <table:table-cell office:value-type="float" office:value="1111.36" calcext:value-type="float">
            <text:p>1111.36</text:p>
          </table:table-cell>
        </table:table-row>
        <table:table-row table:style-name="ro1">
          <table:table-cell office:value-type="float" office:value="13662692" calcext:value-type="float">
            <text:p>13662692</text:p>
          </table:table-cell>
          <table:table-cell table:formula="of:=[.A856]/1000/(60*60*24)" office:value-type="time" office:time-value="PT03H47M42.692S" calcext:value-type="time">
            <text:p>03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914.95" calcext:value-type="float">
            <text:p>914.95</text:p>
          </table:table-cell>
          <table:table-cell office:value-type="float" office:value="1112.64" calcext:value-type="float">
            <text:p>1112.64</text:p>
          </table:table-cell>
        </table:table-row>
        <table:table-row table:style-name="ro1">
          <table:table-cell office:value-type="float" office:value="13678692" calcext:value-type="float">
            <text:p>13678692</text:p>
          </table:table-cell>
          <table:table-cell table:formula="of:=[.A857]/1000/(60*60*24)" office:value-type="time" office:time-value="PT03H47M58.692S" calcext:value-type="time">
            <text:p>03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916.01" calcext:value-type="float">
            <text:p>916.01</text:p>
          </table:table-cell>
          <table:table-cell office:value-type="float" office:value="1113.92" calcext:value-type="float">
            <text:p>1113.92</text:p>
          </table:table-cell>
        </table:table-row>
        <table:table-row table:style-name="ro1">
          <table:table-cell office:value-type="float" office:value="13694692" calcext:value-type="float">
            <text:p>13694692</text:p>
          </table:table-cell>
          <table:table-cell table:formula="of:=[.A858]/1000/(60*60*24)" office:value-type="time" office:time-value="PT03H48M14.692S" calcext:value-type="time">
            <text:p>03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917.07" calcext:value-type="float">
            <text:p>917.07</text:p>
          </table:table-cell>
          <table:table-cell office:value-type="float" office:value="1115.21" calcext:value-type="float">
            <text:p>1115.21</text:p>
          </table:table-cell>
        </table:table-row>
        <table:table-row table:style-name="ro1">
          <table:table-cell office:value-type="float" office:value="13710692" calcext:value-type="float">
            <text:p>13710692</text:p>
          </table:table-cell>
          <table:table-cell table:formula="of:=[.A859]/1000/(60*60*24)" office:value-type="time" office:time-value="PT03H48M30.692S" calcext:value-type="time">
            <text:p>03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918.14" calcext:value-type="float">
            <text:p>918.14</text:p>
          </table:table-cell>
          <table:table-cell office:value-type="float" office:value="1116.49" calcext:value-type="float">
            <text:p>1116.49</text:p>
          </table:table-cell>
        </table:table-row>
        <table:table-row table:style-name="ro1">
          <table:table-cell office:value-type="float" office:value="13726691" calcext:value-type="float">
            <text:p>13726691</text:p>
          </table:table-cell>
          <table:table-cell table:formula="of:=[.A860]/1000/(60*60*24)" office:value-type="time" office:time-value="PT03H48M46.691S" calcext:value-type="time">
            <text:p>03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919.2" calcext:value-type="float">
            <text:p>919.2</text:p>
          </table:table-cell>
          <table:table-cell office:value-type="float" office:value="1117.77" calcext:value-type="float">
            <text:p>1117.77</text:p>
          </table:table-cell>
        </table:table-row>
        <table:table-row table:style-name="ro1">
          <table:table-cell office:value-type="float" office:value="13742692" calcext:value-type="float">
            <text:p>13742692</text:p>
          </table:table-cell>
          <table:table-cell table:formula="of:=[.A861]/1000/(60*60*24)" office:value-type="time" office:time-value="PT03H49M02.692S" calcext:value-type="time">
            <text:p>03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20.26" calcext:value-type="float">
            <text:p>920.26</text:p>
          </table:table-cell>
          <table:table-cell office:value-type="float" office:value="1119.05" calcext:value-type="float">
            <text:p>1119.05</text:p>
          </table:table-cell>
        </table:table-row>
        <table:table-row table:style-name="ro1">
          <table:table-cell office:value-type="float" office:value="13758692" calcext:value-type="float">
            <text:p>13758692</text:p>
          </table:table-cell>
          <table:table-cell table:formula="of:=[.A862]/1000/(60*60*24)" office:value-type="time" office:time-value="PT03H49M18.692S" calcext:value-type="time">
            <text:p>03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921.33" calcext:value-type="float">
            <text:p>921.33</text:p>
          </table:table-cell>
          <table:table-cell office:value-type="float" office:value="1120.33" calcext:value-type="float">
            <text:p>1120.33</text:p>
          </table:table-cell>
        </table:table-row>
        <table:table-row table:style-name="ro1">
          <table:table-cell office:value-type="float" office:value="13774692" calcext:value-type="float">
            <text:p>13774692</text:p>
          </table:table-cell>
          <table:table-cell table:formula="of:=[.A863]/1000/(60*60*24)" office:value-type="time" office:time-value="PT03H49M34.692S" calcext:value-type="time">
            <text:p>03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22.39" calcext:value-type="float">
            <text:p>922.39</text:p>
          </table:table-cell>
          <table:table-cell office:value-type="float" office:value="1121.62" calcext:value-type="float">
            <text:p>1121.62</text:p>
          </table:table-cell>
        </table:table-row>
        <table:table-row table:style-name="ro1">
          <table:table-cell office:value-type="float" office:value="13790692" calcext:value-type="float">
            <text:p>13790692</text:p>
          </table:table-cell>
          <table:table-cell table:formula="of:=[.A864]/1000/(60*60*24)" office:value-type="time" office:time-value="PT03H49M50.692S" calcext:value-type="time">
            <text:p>03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923.45" calcext:value-type="float">
            <text:p>923.45</text:p>
          </table:table-cell>
          <table:table-cell office:value-type="float" office:value="1122.9" calcext:value-type="float">
            <text:p>1122.9</text:p>
          </table:table-cell>
        </table:table-row>
        <table:table-row table:style-name="ro1">
          <table:table-cell office:value-type="float" office:value="13806692" calcext:value-type="float">
            <text:p>13806692</text:p>
          </table:table-cell>
          <table:table-cell table:formula="of:=[.A865]/1000/(60*60*24)" office:value-type="time" office:time-value="PT03H50M06.692S" calcext:value-type="time">
            <text:p>03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924.51" calcext:value-type="float">
            <text:p>924.51</text:p>
          </table:table-cell>
          <table:table-cell office:value-type="float" office:value="1124.18" calcext:value-type="float">
            <text:p>1124.18</text:p>
          </table:table-cell>
        </table:table-row>
        <table:table-row table:style-name="ro1">
          <table:table-cell office:value-type="float" office:value="13822692" calcext:value-type="float">
            <text:p>13822692</text:p>
          </table:table-cell>
          <table:table-cell table:formula="of:=[.A866]/1000/(60*60*24)" office:value-type="time" office:time-value="PT03H50M22.692S" calcext:value-type="time">
            <text:p>03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25.58" calcext:value-type="float">
            <text:p>925.58</text:p>
          </table:table-cell>
          <table:table-cell office:value-type="float" office:value="1125.46" calcext:value-type="float">
            <text:p>1125.46</text:p>
          </table:table-cell>
        </table:table-row>
        <table:table-row table:style-name="ro1">
          <table:table-cell office:value-type="float" office:value="13838692" calcext:value-type="float">
            <text:p>13838692</text:p>
          </table:table-cell>
          <table:table-cell table:formula="of:=[.A867]/1000/(60*60*24)" office:value-type="time" office:time-value="PT03H50M38.692S" calcext:value-type="time">
            <text:p>03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26.64" calcext:value-type="float">
            <text:p>926.64</text:p>
          </table:table-cell>
          <table:table-cell office:value-type="float" office:value="1126.74" calcext:value-type="float">
            <text:p>1126.74</text:p>
          </table:table-cell>
        </table:table-row>
        <table:table-row table:style-name="ro1">
          <table:table-cell office:value-type="float" office:value="13854692" calcext:value-type="float">
            <text:p>13854692</text:p>
          </table:table-cell>
          <table:table-cell table:formula="of:=[.A868]/1000/(60*60*24)" office:value-type="time" office:time-value="PT03H50M54.692S" calcext:value-type="time">
            <text:p>03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927.7" calcext:value-type="float">
            <text:p>927.7</text:p>
          </table:table-cell>
          <table:table-cell office:value-type="float" office:value="1128.02" calcext:value-type="float">
            <text:p>1128.02</text:p>
          </table:table-cell>
        </table:table-row>
        <table:table-row table:style-name="ro1">
          <table:table-cell office:value-type="float" office:value="13870692" calcext:value-type="float">
            <text:p>13870692</text:p>
          </table:table-cell>
          <table:table-cell table:formula="of:=[.A869]/1000/(60*60*24)" office:value-type="time" office:time-value="PT03H51M10.692S" calcext:value-type="time">
            <text:p>03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28.76" calcext:value-type="float">
            <text:p>928.76</text:p>
          </table:table-cell>
          <table:table-cell office:value-type="float" office:value="1129.3" calcext:value-type="float">
            <text:p>1129.3</text:p>
          </table:table-cell>
        </table:table-row>
        <table:table-row table:style-name="ro1">
          <table:table-cell office:value-type="float" office:value="13886692" calcext:value-type="float">
            <text:p>13886692</text:p>
          </table:table-cell>
          <table:table-cell table:formula="of:=[.A870]/1000/(60*60*24)" office:value-type="time" office:time-value="PT03H51M26.692S" calcext:value-type="time">
            <text:p>03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29.83" calcext:value-type="float">
            <text:p>929.83</text:p>
          </table:table-cell>
          <table:table-cell office:value-type="float" office:value="1130.58" calcext:value-type="float">
            <text:p>1130.58</text:p>
          </table:table-cell>
        </table:table-row>
        <table:table-row table:style-name="ro1">
          <table:table-cell office:value-type="float" office:value="13902692" calcext:value-type="float">
            <text:p>13902692</text:p>
          </table:table-cell>
          <table:table-cell table:formula="of:=[.A871]/1000/(60*60*24)" office:value-type="time" office:time-value="PT03H51M42.692S" calcext:value-type="time">
            <text:p>03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30.89" calcext:value-type="float">
            <text:p>930.89</text:p>
          </table:table-cell>
          <table:table-cell office:value-type="float" office:value="1131.86" calcext:value-type="float">
            <text:p>1131.86</text:p>
          </table:table-cell>
        </table:table-row>
        <table:table-row table:style-name="ro1">
          <table:table-cell office:value-type="float" office:value="13918692" calcext:value-type="float">
            <text:p>13918692</text:p>
          </table:table-cell>
          <table:table-cell table:formula="of:=[.A872]/1000/(60*60*24)" office:value-type="time" office:time-value="PT03H51M58.692S" calcext:value-type="time">
            <text:p>03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31.95" calcext:value-type="float">
            <text:p>931.95</text:p>
          </table:table-cell>
          <table:table-cell office:value-type="float" office:value="1133.15" calcext:value-type="float">
            <text:p>1133.15</text:p>
          </table:table-cell>
        </table:table-row>
        <table:table-row table:style-name="ro1">
          <table:table-cell office:value-type="float" office:value="13934692" calcext:value-type="float">
            <text:p>13934692</text:p>
          </table:table-cell>
          <table:table-cell table:formula="of:=[.A873]/1000/(60*60*24)" office:value-type="time" office:time-value="PT03H52M14.692S" calcext:value-type="time">
            <text:p>03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33.01" calcext:value-type="float">
            <text:p>933.01</text:p>
          </table:table-cell>
          <table:table-cell office:value-type="float" office:value="1134.43" calcext:value-type="float">
            <text:p>1134.43</text:p>
          </table:table-cell>
        </table:table-row>
        <table:table-row table:style-name="ro1">
          <table:table-cell office:value-type="float" office:value="13950692" calcext:value-type="float">
            <text:p>13950692</text:p>
          </table:table-cell>
          <table:table-cell table:formula="of:=[.A874]/1000/(60*60*24)" office:value-type="time" office:time-value="PT03H52M30.692S" calcext:value-type="time">
            <text:p>03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34.08" calcext:value-type="float">
            <text:p>934.08</text:p>
          </table:table-cell>
          <table:table-cell office:value-type="float" office:value="1135.71" calcext:value-type="float">
            <text:p>1135.71</text:p>
          </table:table-cell>
        </table:table-row>
        <table:table-row table:style-name="ro1">
          <table:table-cell office:value-type="float" office:value="13966692" calcext:value-type="float">
            <text:p>13966692</text:p>
          </table:table-cell>
          <table:table-cell table:formula="of:=[.A875]/1000/(60*60*24)" office:value-type="time" office:time-value="PT03H52M46.692S" calcext:value-type="time">
            <text:p>03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35.14" calcext:value-type="float">
            <text:p>935.14</text:p>
          </table:table-cell>
          <table:table-cell office:value-type="float" office:value="1136.99" calcext:value-type="float">
            <text:p>1136.99</text:p>
          </table:table-cell>
        </table:table-row>
        <table:table-row table:style-name="ro1">
          <table:table-cell office:value-type="float" office:value="13982691" calcext:value-type="float">
            <text:p>13982691</text:p>
          </table:table-cell>
          <table:table-cell table:formula="of:=[.A876]/1000/(60*60*24)" office:value-type="time" office:time-value="PT03H53M02.691S" calcext:value-type="time">
            <text:p>03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36.2" calcext:value-type="float">
            <text:p>936.2</text:p>
          </table:table-cell>
          <table:table-cell office:value-type="float" office:value="1138.26" calcext:value-type="float">
            <text:p>1138.26</text:p>
          </table:table-cell>
        </table:table-row>
        <table:table-row table:style-name="ro1">
          <table:table-cell office:value-type="float" office:value="13998692" calcext:value-type="float">
            <text:p>13998692</text:p>
          </table:table-cell>
          <table:table-cell table:formula="of:=[.A877]/1000/(60*60*24)" office:value-type="time" office:time-value="PT03H53M18.692S" calcext:value-type="time">
            <text:p>03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937.26" calcext:value-type="float">
            <text:p>937.26</text:p>
          </table:table-cell>
          <table:table-cell office:value-type="float" office:value="1139.55" calcext:value-type="float">
            <text:p>1139.55</text:p>
          </table:table-cell>
        </table:table-row>
        <table:table-row table:style-name="ro1">
          <table:table-cell office:value-type="float" office:value="14014691" calcext:value-type="float">
            <text:p>14014691</text:p>
          </table:table-cell>
          <table:table-cell table:formula="of:=[.A878]/1000/(60*60*24)" office:value-type="time" office:time-value="PT03H53M34.691S" calcext:value-type="time">
            <text:p>03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38.33" calcext:value-type="float">
            <text:p>938.33</text:p>
          </table:table-cell>
          <table:table-cell office:value-type="float" office:value="1140.82" calcext:value-type="float">
            <text:p>1140.82</text:p>
          </table:table-cell>
        </table:table-row>
        <table:table-row table:style-name="ro1">
          <table:table-cell office:value-type="float" office:value="14030692" calcext:value-type="float">
            <text:p>14030692</text:p>
          </table:table-cell>
          <table:table-cell table:formula="of:=[.A879]/1000/(60*60*24)" office:value-type="time" office:time-value="PT03H53M50.692S" calcext:value-type="time">
            <text:p>03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39.39" calcext:value-type="float">
            <text:p>939.39</text:p>
          </table:table-cell>
          <table:table-cell office:value-type="float" office:value="1142.11" calcext:value-type="float">
            <text:p>1142.11</text:p>
          </table:table-cell>
        </table:table-row>
        <table:table-row table:style-name="ro1">
          <table:table-cell office:value-type="float" office:value="14046692" calcext:value-type="float">
            <text:p>14046692</text:p>
          </table:table-cell>
          <table:table-cell table:formula="of:=[.A880]/1000/(60*60*24)" office:value-type="time" office:time-value="PT03H54M06.692S" calcext:value-type="time">
            <text:p>03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40.45" calcext:value-type="float">
            <text:p>940.45</text:p>
          </table:table-cell>
          <table:table-cell office:value-type="float" office:value="1143.39" calcext:value-type="float">
            <text:p>1143.39</text:p>
          </table:table-cell>
        </table:table-row>
        <table:table-row table:style-name="ro1">
          <table:table-cell office:value-type="float" office:value="14062692" calcext:value-type="float">
            <text:p>14062692</text:p>
          </table:table-cell>
          <table:table-cell table:formula="of:=[.A881]/1000/(60*60*24)" office:value-type="time" office:time-value="PT03H54M22.692S" calcext:value-type="time">
            <text:p>03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941.51" calcext:value-type="float">
            <text:p>941.51</text:p>
          </table:table-cell>
          <table:table-cell office:value-type="float" office:value="1144.67" calcext:value-type="float">
            <text:p>1144.67</text:p>
          </table:table-cell>
        </table:table-row>
        <table:table-row table:style-name="ro1">
          <table:table-cell office:value-type="float" office:value="14078692" calcext:value-type="float">
            <text:p>14078692</text:p>
          </table:table-cell>
          <table:table-cell table:formula="of:=[.A882]/1000/(60*60*24)" office:value-type="time" office:time-value="PT03H54M38.692S" calcext:value-type="time">
            <text:p>03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42.58" calcext:value-type="float">
            <text:p>942.58</text:p>
          </table:table-cell>
          <table:table-cell office:value-type="float" office:value="1145.95" calcext:value-type="float">
            <text:p>1145.95</text:p>
          </table:table-cell>
        </table:table-row>
        <table:table-row table:style-name="ro1">
          <table:table-cell office:value-type="float" office:value="14094692" calcext:value-type="float">
            <text:p>14094692</text:p>
          </table:table-cell>
          <table:table-cell table:formula="of:=[.A883]/1000/(60*60*24)" office:value-type="time" office:time-value="PT03H54M54.692S" calcext:value-type="time">
            <text:p>03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43.64" calcext:value-type="float">
            <text:p>943.64</text:p>
          </table:table-cell>
          <table:table-cell office:value-type="float" office:value="1147.23" calcext:value-type="float">
            <text:p>1147.23</text:p>
          </table:table-cell>
        </table:table-row>
        <table:table-row table:style-name="ro1">
          <table:table-cell office:value-type="float" office:value="14110692" calcext:value-type="float">
            <text:p>14110692</text:p>
          </table:table-cell>
          <table:table-cell table:formula="of:=[.A884]/1000/(60*60*24)" office:value-type="time" office:time-value="PT03H55M10.692S" calcext:value-type="time">
            <text:p>03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44.7" calcext:value-type="float">
            <text:p>944.7</text:p>
          </table:table-cell>
          <table:table-cell office:value-type="float" office:value="1148.51" calcext:value-type="float">
            <text:p>1148.51</text:p>
          </table:table-cell>
        </table:table-row>
        <table:table-row table:style-name="ro1">
          <table:table-cell office:value-type="float" office:value="14126692" calcext:value-type="float">
            <text:p>14126692</text:p>
          </table:table-cell>
          <table:table-cell table:formula="of:=[.A885]/1000/(60*60*24)" office:value-type="time" office:time-value="PT03H55M26.692S" calcext:value-type="time">
            <text:p>03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45.76" calcext:value-type="float">
            <text:p>945.76</text:p>
          </table:table-cell>
          <table:table-cell office:value-type="float" office:value="1149.79" calcext:value-type="float">
            <text:p>1149.79</text:p>
          </table:table-cell>
        </table:table-row>
        <table:table-row table:style-name="ro1">
          <table:table-cell office:value-type="float" office:value="14142692" calcext:value-type="float">
            <text:p>14142692</text:p>
          </table:table-cell>
          <table:table-cell table:formula="of:=[.A886]/1000/(60*60*24)" office:value-type="time" office:time-value="PT03H55M42.692S" calcext:value-type="time">
            <text:p>03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46.83" calcext:value-type="float">
            <text:p>946.83</text:p>
          </table:table-cell>
          <table:table-cell office:value-type="float" office:value="1151.06" calcext:value-type="float">
            <text:p>1151.06</text:p>
          </table:table-cell>
        </table:table-row>
        <table:table-row table:style-name="ro1">
          <table:table-cell office:value-type="float" office:value="14158692" calcext:value-type="float">
            <text:p>14158692</text:p>
          </table:table-cell>
          <table:table-cell table:formula="of:=[.A887]/1000/(60*60*24)" office:value-type="time" office:time-value="PT03H55M58.692S" calcext:value-type="time">
            <text:p>03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47.89" calcext:value-type="float">
            <text:p>947.89</text:p>
          </table:table-cell>
          <table:table-cell office:value-type="float" office:value="1152.34" calcext:value-type="float">
            <text:p>1152.34</text:p>
          </table:table-cell>
        </table:table-row>
        <table:table-row table:style-name="ro1">
          <table:table-cell office:value-type="float" office:value="14174692" calcext:value-type="float">
            <text:p>14174692</text:p>
          </table:table-cell>
          <table:table-cell table:formula="of:=[.A888]/1000/(60*60*24)" office:value-type="time" office:time-value="PT03H56M14.692S" calcext:value-type="time">
            <text:p>03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948.95" calcext:value-type="float">
            <text:p>948.95</text:p>
          </table:table-cell>
          <table:table-cell office:value-type="float" office:value="1153.62" calcext:value-type="float">
            <text:p>1153.62</text:p>
          </table:table-cell>
        </table:table-row>
        <table:table-row table:style-name="ro1">
          <table:table-cell office:value-type="float" office:value="14190691" calcext:value-type="float">
            <text:p>14190691</text:p>
          </table:table-cell>
          <table:table-cell table:formula="of:=[.A889]/1000/(60*60*24)" office:value-type="time" office:time-value="PT03H56M30.691S" calcext:value-type="time">
            <text:p>03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50.01" calcext:value-type="float">
            <text:p>950.01</text:p>
          </table:table-cell>
          <table:table-cell office:value-type="float" office:value="1154.9" calcext:value-type="float">
            <text:p>1154.9</text:p>
          </table:table-cell>
        </table:table-row>
        <table:table-row table:style-name="ro1">
          <table:table-cell office:value-type="float" office:value="14206692" calcext:value-type="float">
            <text:p>14206692</text:p>
          </table:table-cell>
          <table:table-cell table:formula="of:=[.A890]/1000/(60*60*24)" office:value-type="time" office:time-value="PT03H56M46.692S" calcext:value-type="time">
            <text:p>03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51.08" calcext:value-type="float">
            <text:p>951.08</text:p>
          </table:table-cell>
          <table:table-cell office:value-type="float" office:value="1156.18" calcext:value-type="float">
            <text:p>1156.18</text:p>
          </table:table-cell>
        </table:table-row>
        <table:table-row table:style-name="ro1">
          <table:table-cell office:value-type="float" office:value="14222692" calcext:value-type="float">
            <text:p>14222692</text:p>
          </table:table-cell>
          <table:table-cell table:formula="of:=[.A891]/1000/(60*60*24)" office:value-type="time" office:time-value="PT03H57M02.692S" calcext:value-type="time">
            <text:p>03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52.14" calcext:value-type="float">
            <text:p>952.14</text:p>
          </table:table-cell>
          <table:table-cell office:value-type="float" office:value="1157.46" calcext:value-type="float">
            <text:p>1157.46</text:p>
          </table:table-cell>
        </table:table-row>
        <table:table-row table:style-name="ro1">
          <table:table-cell office:value-type="float" office:value="14238692" calcext:value-type="float">
            <text:p>14238692</text:p>
          </table:table-cell>
          <table:table-cell table:formula="of:=[.A892]/1000/(60*60*24)" office:value-type="time" office:time-value="PT03H57M18.692S" calcext:value-type="time">
            <text:p>03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53.2" calcext:value-type="float">
            <text:p>953.2</text:p>
          </table:table-cell>
          <table:table-cell office:value-type="float" office:value="1158.74" calcext:value-type="float">
            <text:p>1158.74</text:p>
          </table:table-cell>
        </table:table-row>
        <table:table-row table:style-name="ro1">
          <table:table-cell office:value-type="float" office:value="14254692" calcext:value-type="float">
            <text:p>14254692</text:p>
          </table:table-cell>
          <table:table-cell table:formula="of:=[.A893]/1000/(60*60*24)" office:value-type="time" office:time-value="PT03H57M34.692S" calcext:value-type="time">
            <text:p>03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54.26" calcext:value-type="float">
            <text:p>954.26</text:p>
          </table:table-cell>
          <table:table-cell office:value-type="float" office:value="1160.02" calcext:value-type="float">
            <text:p>1160.02</text:p>
          </table:table-cell>
        </table:table-row>
        <table:table-row table:style-name="ro1">
          <table:table-cell office:value-type="float" office:value="14270691" calcext:value-type="float">
            <text:p>14270691</text:p>
          </table:table-cell>
          <table:table-cell table:formula="of:=[.A894]/1000/(60*60*24)" office:value-type="time" office:time-value="PT03H57M50.691S" calcext:value-type="time">
            <text:p>03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55.32" calcext:value-type="float">
            <text:p>955.32</text:p>
          </table:table-cell>
          <table:table-cell office:value-type="float" office:value="1161.3" calcext:value-type="float">
            <text:p>1161.3</text:p>
          </table:table-cell>
        </table:table-row>
        <table:table-row table:style-name="ro1">
          <table:table-cell office:value-type="float" office:value="14286691" calcext:value-type="float">
            <text:p>14286691</text:p>
          </table:table-cell>
          <table:table-cell table:formula="of:=[.A895]/1000/(60*60*24)" office:value-type="time" office:time-value="PT03H58M06.691S" calcext:value-type="time">
            <text:p>03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956.39" calcext:value-type="float">
            <text:p>956.39</text:p>
          </table:table-cell>
          <table:table-cell office:value-type="float" office:value="1162.58" calcext:value-type="float">
            <text:p>1162.58</text:p>
          </table:table-cell>
        </table:table-row>
        <table:table-row table:style-name="ro1">
          <table:table-cell office:value-type="float" office:value="14302692" calcext:value-type="float">
            <text:p>14302692</text:p>
          </table:table-cell>
          <table:table-cell table:formula="of:=[.A896]/1000/(60*60*24)" office:value-type="time" office:time-value="PT03H58M22.692S" calcext:value-type="time">
            <text:p>03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57.45" calcext:value-type="float">
            <text:p>957.45</text:p>
          </table:table-cell>
          <table:table-cell office:value-type="float" office:value="1163.86" calcext:value-type="float">
            <text:p>1163.86</text:p>
          </table:table-cell>
        </table:table-row>
        <table:table-row table:style-name="ro1">
          <table:table-cell office:value-type="float" office:value="14318692" calcext:value-type="float">
            <text:p>14318692</text:p>
          </table:table-cell>
          <table:table-cell table:formula="of:=[.A897]/1000/(60*60*24)" office:value-type="time" office:time-value="PT03H58M38.692S" calcext:value-type="time">
            <text:p>03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58.51" calcext:value-type="float">
            <text:p>958.51</text:p>
          </table:table-cell>
          <table:table-cell office:value-type="float" office:value="1165.14" calcext:value-type="float">
            <text:p>1165.14</text:p>
          </table:table-cell>
        </table:table-row>
        <table:table-row table:style-name="ro1">
          <table:table-cell office:value-type="float" office:value="14334692" calcext:value-type="float">
            <text:p>14334692</text:p>
          </table:table-cell>
          <table:table-cell table:formula="of:=[.A898]/1000/(60*60*24)" office:value-type="time" office:time-value="PT03H58M54.692S" calcext:value-type="time">
            <text:p>03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59.57" calcext:value-type="float">
            <text:p>959.57</text:p>
          </table:table-cell>
          <table:table-cell office:value-type="float" office:value="1166.41" calcext:value-type="float">
            <text:p>1166.41</text:p>
          </table:table-cell>
        </table:table-row>
        <table:table-row table:style-name="ro1">
          <table:table-cell office:value-type="float" office:value="14350692" calcext:value-type="float">
            <text:p>14350692</text:p>
          </table:table-cell>
          <table:table-cell table:formula="of:=[.A899]/1000/(60*60*24)" office:value-type="time" office:time-value="PT03H59M10.692S" calcext:value-type="time">
            <text:p>03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60.63" calcext:value-type="float">
            <text:p>960.63</text:p>
          </table:table-cell>
          <table:table-cell office:value-type="float" office:value="1167.69" calcext:value-type="float">
            <text:p>1167.69</text:p>
          </table:table-cell>
        </table:table-row>
        <table:table-row table:style-name="ro1">
          <table:table-cell office:value-type="float" office:value="14366692" calcext:value-type="float">
            <text:p>14366692</text:p>
          </table:table-cell>
          <table:table-cell table:formula="of:=[.A900]/1000/(60*60*24)" office:value-type="time" office:time-value="PT03H59M26.692S" calcext:value-type="time">
            <text:p>03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61.7" calcext:value-type="float">
            <text:p>961.7</text:p>
          </table:table-cell>
          <table:table-cell office:value-type="float" office:value="1168.97" calcext:value-type="float">
            <text:p>1168.97</text:p>
          </table:table-cell>
        </table:table-row>
        <table:table-row table:style-name="ro1">
          <table:table-cell office:value-type="float" office:value="14382692" calcext:value-type="float">
            <text:p>14382692</text:p>
          </table:table-cell>
          <table:table-cell table:formula="of:=[.A901]/1000/(60*60*24)" office:value-type="time" office:time-value="PT03H59M42.692S" calcext:value-type="time">
            <text:p>03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62.76" calcext:value-type="float">
            <text:p>962.76</text:p>
          </table:table-cell>
          <table:table-cell office:value-type="float" office:value="1170.25" calcext:value-type="float">
            <text:p>1170.25</text:p>
          </table:table-cell>
        </table:table-row>
        <table:table-row table:style-name="ro1">
          <table:table-cell office:value-type="float" office:value="14398692" calcext:value-type="float">
            <text:p>14398692</text:p>
          </table:table-cell>
          <table:table-cell table:formula="of:=[.A902]/1000/(60*60*24)" office:value-type="time" office:time-value="PT03H59M58.692S" calcext:value-type="time">
            <text:p>03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63.82" calcext:value-type="float">
            <text:p>963.82</text:p>
          </table:table-cell>
          <table:table-cell office:value-type="float" office:value="1171.53" calcext:value-type="float">
            <text:p>1171.53</text:p>
          </table:table-cell>
        </table:table-row>
        <table:table-row table:style-name="ro1">
          <table:table-cell office:value-type="float" office:value="14414692" calcext:value-type="float">
            <text:p>14414692</text:p>
          </table:table-cell>
          <table:table-cell table:formula="of:=[.A903]/1000/(60*60*24)" office:value-type="time" office:time-value="PT04H00M14.692S" calcext:value-type="time">
            <text:p>04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64.88" calcext:value-type="float">
            <text:p>964.88</text:p>
          </table:table-cell>
          <table:table-cell office:value-type="float" office:value="1172.8" calcext:value-type="float">
            <text:p>1172.8</text:p>
          </table:table-cell>
        </table:table-row>
        <table:table-row table:style-name="ro1">
          <table:table-cell office:value-type="float" office:value="14430691" calcext:value-type="float">
            <text:p>14430691</text:p>
          </table:table-cell>
          <table:table-cell table:formula="of:=[.A904]/1000/(60*60*24)" office:value-type="time" office:time-value="PT04H00M30.691S" calcext:value-type="time">
            <text:p>04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65.94" calcext:value-type="float">
            <text:p>965.94</text:p>
          </table:table-cell>
          <table:table-cell office:value-type="float" office:value="1174.08" calcext:value-type="float">
            <text:p>1174.08</text:p>
          </table:table-cell>
        </table:table-row>
        <table:table-row table:style-name="ro1">
          <table:table-cell office:value-type="float" office:value="14446692" calcext:value-type="float">
            <text:p>14446692</text:p>
          </table:table-cell>
          <table:table-cell table:formula="of:=[.A905]/1000/(60*60*24)" office:value-type="time" office:time-value="PT04H00M46.692S" calcext:value-type="time">
            <text:p>04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67.01" calcext:value-type="float">
            <text:p>967.01</text:p>
          </table:table-cell>
          <table:table-cell office:value-type="float" office:value="1175.36" calcext:value-type="float">
            <text:p>1175.36</text:p>
          </table:table-cell>
        </table:table-row>
        <table:table-row table:style-name="ro1">
          <table:table-cell office:value-type="float" office:value="14462692" calcext:value-type="float">
            <text:p>14462692</text:p>
          </table:table-cell>
          <table:table-cell table:formula="of:=[.A906]/1000/(60*60*24)" office:value-type="time" office:time-value="PT04H01M02.692S" calcext:value-type="time">
            <text:p>04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68.07" calcext:value-type="float">
            <text:p>968.07</text:p>
          </table:table-cell>
          <table:table-cell office:value-type="float" office:value="1176.64" calcext:value-type="float">
            <text:p>1176.64</text:p>
          </table:table-cell>
        </table:table-row>
        <table:table-row table:style-name="ro1">
          <table:table-cell office:value-type="float" office:value="14478692" calcext:value-type="float">
            <text:p>14478692</text:p>
          </table:table-cell>
          <table:table-cell table:formula="of:=[.A907]/1000/(60*60*24)" office:value-type="time" office:time-value="PT04H01M18.692S" calcext:value-type="time">
            <text:p>04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69.13" calcext:value-type="float">
            <text:p>969.13</text:p>
          </table:table-cell>
          <table:table-cell office:value-type="float" office:value="1177.92" calcext:value-type="float">
            <text:p>1177.92</text:p>
          </table:table-cell>
        </table:table-row>
        <table:table-row table:style-name="ro1">
          <table:table-cell office:value-type="float" office:value="14494692" calcext:value-type="float">
            <text:p>14494692</text:p>
          </table:table-cell>
          <table:table-cell table:formula="of:=[.A908]/1000/(60*60*24)" office:value-type="time" office:time-value="PT04H01M34.692S" calcext:value-type="time">
            <text:p>04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70.19" calcext:value-type="float">
            <text:p>970.19</text:p>
          </table:table-cell>
          <table:table-cell office:value-type="float" office:value="1179.19" calcext:value-type="float">
            <text:p>1179.19</text:p>
          </table:table-cell>
        </table:table-row>
        <table:table-row table:style-name="ro1">
          <table:table-cell office:value-type="float" office:value="14510692" calcext:value-type="float">
            <text:p>14510692</text:p>
          </table:table-cell>
          <table:table-cell table:formula="of:=[.A909]/1000/(60*60*24)" office:value-type="time" office:time-value="PT04H01M50.692S" calcext:value-type="time">
            <text:p>04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71.25" calcext:value-type="float">
            <text:p>971.25</text:p>
          </table:table-cell>
          <table:table-cell office:value-type="float" office:value="1180.47" calcext:value-type="float">
            <text:p>1180.47</text:p>
          </table:table-cell>
        </table:table-row>
        <table:table-row table:style-name="ro1">
          <table:table-cell office:value-type="float" office:value="14526692" calcext:value-type="float">
            <text:p>14526692</text:p>
          </table:table-cell>
          <table:table-cell table:formula="of:=[.A910]/1000/(60*60*24)" office:value-type="time" office:time-value="PT04H02M06.692S" calcext:value-type="time">
            <text:p>04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72.31" calcext:value-type="float">
            <text:p>972.31</text:p>
          </table:table-cell>
          <table:table-cell office:value-type="float" office:value="1181.75" calcext:value-type="float">
            <text:p>1181.75</text:p>
          </table:table-cell>
        </table:table-row>
        <table:table-row table:style-name="ro1">
          <table:table-cell office:value-type="float" office:value="14542692" calcext:value-type="float">
            <text:p>14542692</text:p>
          </table:table-cell>
          <table:table-cell table:formula="of:=[.A911]/1000/(60*60*24)" office:value-type="time" office:time-value="PT04H02M22.692S" calcext:value-type="time">
            <text:p>04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73.37" calcext:value-type="float">
            <text:p>973.37</text:p>
          </table:table-cell>
          <table:table-cell office:value-type="float" office:value="1183.03" calcext:value-type="float">
            <text:p>1183.03</text:p>
          </table:table-cell>
        </table:table-row>
        <table:table-row table:style-name="ro1">
          <table:table-cell office:value-type="float" office:value="14558692" calcext:value-type="float">
            <text:p>14558692</text:p>
          </table:table-cell>
          <table:table-cell table:formula="of:=[.A912]/1000/(60*60*24)" office:value-type="time" office:time-value="PT04H02M38.692S" calcext:value-type="time">
            <text:p>04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74.44" calcext:value-type="float">
            <text:p>974.44</text:p>
          </table:table-cell>
          <table:table-cell office:value-type="float" office:value="1184.31" calcext:value-type="float">
            <text:p>1184.31</text:p>
          </table:table-cell>
        </table:table-row>
        <table:table-row table:style-name="ro1">
          <table:table-cell office:value-type="float" office:value="14574692" calcext:value-type="float">
            <text:p>14574692</text:p>
          </table:table-cell>
          <table:table-cell table:formula="of:=[.A913]/1000/(60*60*24)" office:value-type="time" office:time-value="PT04H02M54.692S" calcext:value-type="time">
            <text:p>04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75.5" calcext:value-type="float">
            <text:p>975.5</text:p>
          </table:table-cell>
          <table:table-cell office:value-type="float" office:value="1185.58" calcext:value-type="float">
            <text:p>1185.58</text:p>
          </table:table-cell>
        </table:table-row>
        <table:table-row table:style-name="ro1">
          <table:table-cell office:value-type="float" office:value="14590692" calcext:value-type="float">
            <text:p>14590692</text:p>
          </table:table-cell>
          <table:table-cell table:formula="of:=[.A914]/1000/(60*60*24)" office:value-type="time" office:time-value="PT04H03M10.692S" calcext:value-type="time">
            <text:p>04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76.56" calcext:value-type="float">
            <text:p>976.56</text:p>
          </table:table-cell>
          <table:table-cell office:value-type="float" office:value="1186.86" calcext:value-type="float">
            <text:p>1186.86</text:p>
          </table:table-cell>
        </table:table-row>
        <table:table-row table:style-name="ro1">
          <table:table-cell office:value-type="float" office:value="14606692" calcext:value-type="float">
            <text:p>14606692</text:p>
          </table:table-cell>
          <table:table-cell table:formula="of:=[.A915]/1000/(60*60*24)" office:value-type="time" office:time-value="PT04H03M26.692S" calcext:value-type="time">
            <text:p>04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77.62" calcext:value-type="float">
            <text:p>977.62</text:p>
          </table:table-cell>
          <table:table-cell office:value-type="float" office:value="1188.14" calcext:value-type="float">
            <text:p>1188.14</text:p>
          </table:table-cell>
        </table:table-row>
        <table:table-row table:style-name="ro1">
          <table:table-cell office:value-type="float" office:value="14622691" calcext:value-type="float">
            <text:p>14622691</text:p>
          </table:table-cell>
          <table:table-cell table:formula="of:=[.A916]/1000/(60*60*24)" office:value-type="time" office:time-value="PT04H03M42.691S" calcext:value-type="time">
            <text:p>04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78.68" calcext:value-type="float">
            <text:p>978.68</text:p>
          </table:table-cell>
          <table:table-cell office:value-type="float" office:value="1189.42" calcext:value-type="float">
            <text:p>1189.42</text:p>
          </table:table-cell>
        </table:table-row>
        <table:table-row table:style-name="ro1">
          <table:table-cell office:value-type="float" office:value="14638691" calcext:value-type="float">
            <text:p>14638691</text:p>
          </table:table-cell>
          <table:table-cell table:formula="of:=[.A917]/1000/(60*60*24)" office:value-type="time" office:time-value="PT04H03M58.691S" calcext:value-type="time">
            <text:p>04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79.74" calcext:value-type="float">
            <text:p>979.74</text:p>
          </table:table-cell>
          <table:table-cell office:value-type="float" office:value="1190.7" calcext:value-type="float">
            <text:p>1190.7</text:p>
          </table:table-cell>
        </table:table-row>
        <table:table-row table:style-name="ro1">
          <table:table-cell office:value-type="float" office:value="14654692" calcext:value-type="float">
            <text:p>14654692</text:p>
          </table:table-cell>
          <table:table-cell table:formula="of:=[.A918]/1000/(60*60*24)" office:value-type="time" office:time-value="PT04H04M14.692S" calcext:value-type="time">
            <text:p>04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80.8" calcext:value-type="float">
            <text:p>980.8</text:p>
          </table:table-cell>
          <table:table-cell office:value-type="float" office:value="1191.97" calcext:value-type="float">
            <text:p>1191.97</text:p>
          </table:table-cell>
        </table:table-row>
        <table:table-row table:style-name="ro1">
          <table:table-cell office:value-type="float" office:value="14670692" calcext:value-type="float">
            <text:p>14670692</text:p>
          </table:table-cell>
          <table:table-cell table:formula="of:=[.A919]/1000/(60*60*24)" office:value-type="time" office:time-value="PT04H04M30.692S" calcext:value-type="time">
            <text:p>04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981.87" calcext:value-type="float">
            <text:p>981.87</text:p>
          </table:table-cell>
          <table:table-cell office:value-type="float" office:value="1193.25" calcext:value-type="float">
            <text:p>1193.25</text:p>
          </table:table-cell>
        </table:table-row>
        <table:table-row table:style-name="ro1">
          <table:table-cell office:value-type="float" office:value="14686692" calcext:value-type="float">
            <text:p>14686692</text:p>
          </table:table-cell>
          <table:table-cell table:formula="of:=[.A920]/1000/(60*60*24)" office:value-type="time" office:time-value="PT04H04M46.692S" calcext:value-type="time">
            <text:p>04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82.93" calcext:value-type="float">
            <text:p>982.93</text:p>
          </table:table-cell>
          <table:table-cell office:value-type="float" office:value="1194.53" calcext:value-type="float">
            <text:p>1194.53</text:p>
          </table:table-cell>
        </table:table-row>
        <table:table-row table:style-name="ro1">
          <table:table-cell office:value-type="float" office:value="14702692" calcext:value-type="float">
            <text:p>14702692</text:p>
          </table:table-cell>
          <table:table-cell table:formula="of:=[.A921]/1000/(60*60*24)" office:value-type="time" office:time-value="PT04H05M02.692S" calcext:value-type="time">
            <text:p>04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83.99" calcext:value-type="float">
            <text:p>983.99</text:p>
          </table:table-cell>
          <table:table-cell office:value-type="float" office:value="1195.81" calcext:value-type="float">
            <text:p>1195.81</text:p>
          </table:table-cell>
        </table:table-row>
        <table:table-row table:style-name="ro1">
          <table:table-cell office:value-type="float" office:value="14718692" calcext:value-type="float">
            <text:p>14718692</text:p>
          </table:table-cell>
          <table:table-cell table:formula="of:=[.A922]/1000/(60*60*24)" office:value-type="time" office:time-value="PT04H05M18.692S" calcext:value-type="time">
            <text:p>04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85.05" calcext:value-type="float">
            <text:p>985.05</text:p>
          </table:table-cell>
          <table:table-cell office:value-type="float" office:value="1197.09" calcext:value-type="float">
            <text:p>1197.09</text:p>
          </table:table-cell>
        </table:table-row>
        <table:table-row table:style-name="ro1">
          <table:table-cell office:value-type="float" office:value="14734692" calcext:value-type="float">
            <text:p>14734692</text:p>
          </table:table-cell>
          <table:table-cell table:formula="of:=[.A923]/1000/(60*60*24)" office:value-type="time" office:time-value="PT04H05M34.692S" calcext:value-type="time">
            <text:p>04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86.11" calcext:value-type="float">
            <text:p>986.11</text:p>
          </table:table-cell>
          <table:table-cell office:value-type="float" office:value="1198.36" calcext:value-type="float">
            <text:p>1198.36</text:p>
          </table:table-cell>
        </table:table-row>
        <table:table-row table:style-name="ro1">
          <table:table-cell office:value-type="float" office:value="14750692" calcext:value-type="float">
            <text:p>14750692</text:p>
          </table:table-cell>
          <table:table-cell table:formula="of:=[.A924]/1000/(60*60*24)" office:value-type="time" office:time-value="PT04H05M50.692S" calcext:value-type="time">
            <text:p>04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987.17" calcext:value-type="float">
            <text:p>987.17</text:p>
          </table:table-cell>
          <table:table-cell office:value-type="float" office:value="1199.64" calcext:value-type="float">
            <text:p>1199.64</text:p>
          </table:table-cell>
        </table:table-row>
        <table:table-row table:style-name="ro1">
          <table:table-cell office:value-type="float" office:value="14766692" calcext:value-type="float">
            <text:p>14766692</text:p>
          </table:table-cell>
          <table:table-cell table:formula="of:=[.A925]/1000/(60*60*24)" office:value-type="time" office:time-value="PT04H06M06.692S" calcext:value-type="time">
            <text:p>04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88.23" calcext:value-type="float">
            <text:p>988.23</text:p>
          </table:table-cell>
          <table:table-cell office:value-type="float" office:value="1200.92" calcext:value-type="float">
            <text:p>1200.92</text:p>
          </table:table-cell>
        </table:table-row>
        <table:table-row table:style-name="ro1">
          <table:table-cell office:value-type="float" office:value="14782692" calcext:value-type="float">
            <text:p>14782692</text:p>
          </table:table-cell>
          <table:table-cell table:formula="of:=[.A926]/1000/(60*60*24)" office:value-type="time" office:time-value="PT04H06M22.692S" calcext:value-type="time">
            <text:p>04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89.3" calcext:value-type="float">
            <text:p>989.3</text:p>
          </table:table-cell>
          <table:table-cell office:value-type="float" office:value="1202.2" calcext:value-type="float">
            <text:p>1202.2</text:p>
          </table:table-cell>
        </table:table-row>
        <table:table-row table:style-name="ro1">
          <table:table-cell office:value-type="float" office:value="14798692" calcext:value-type="float">
            <text:p>14798692</text:p>
          </table:table-cell>
          <table:table-cell table:formula="of:=[.A927]/1000/(60*60*24)" office:value-type="time" office:time-value="PT04H06M38.692S" calcext:value-type="time">
            <text:p>04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0.36" calcext:value-type="float">
            <text:p>990.36</text:p>
          </table:table-cell>
          <table:table-cell office:value-type="float" office:value="1203.47" calcext:value-type="float">
            <text:p>1203.47</text:p>
          </table:table-cell>
        </table:table-row>
        <table:table-row table:style-name="ro1">
          <table:table-cell office:value-type="float" office:value="14814692" calcext:value-type="float">
            <text:p>14814692</text:p>
          </table:table-cell>
          <table:table-cell table:formula="of:=[.A928]/1000/(60*60*24)" office:value-type="time" office:time-value="PT04H06M54.692S" calcext:value-type="time">
            <text:p>04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1.42" calcext:value-type="float">
            <text:p>991.42</text:p>
          </table:table-cell>
          <table:table-cell office:value-type="float" office:value="1204.75" calcext:value-type="float">
            <text:p>1204.75</text:p>
          </table:table-cell>
        </table:table-row>
        <table:table-row table:style-name="ro1">
          <table:table-cell office:value-type="float" office:value="14830692" calcext:value-type="float">
            <text:p>14830692</text:p>
          </table:table-cell>
          <table:table-cell table:formula="of:=[.A929]/1000/(60*60*24)" office:value-type="time" office:time-value="PT04H07M10.692S" calcext:value-type="time">
            <text:p>04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2.48" calcext:value-type="float">
            <text:p>992.48</text:p>
          </table:table-cell>
          <table:table-cell office:value-type="float" office:value="1206.03" calcext:value-type="float">
            <text:p>1206.03</text:p>
          </table:table-cell>
        </table:table-row>
        <table:table-row table:style-name="ro1">
          <table:table-cell office:value-type="float" office:value="14846692" calcext:value-type="float">
            <text:p>14846692</text:p>
          </table:table-cell>
          <table:table-cell table:formula="of:=[.A930]/1000/(60*60*24)" office:value-type="time" office:time-value="PT04H07M26.692S" calcext:value-type="time">
            <text:p>04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3.54" calcext:value-type="float">
            <text:p>993.54</text:p>
          </table:table-cell>
          <table:table-cell office:value-type="float" office:value="1207.31" calcext:value-type="float">
            <text:p>1207.31</text:p>
          </table:table-cell>
        </table:table-row>
        <table:table-row table:style-name="ro1">
          <table:table-cell office:value-type="float" office:value="14862692" calcext:value-type="float">
            <text:p>14862692</text:p>
          </table:table-cell>
          <table:table-cell table:formula="of:=[.A931]/1000/(60*60*24)" office:value-type="time" office:time-value="PT04H07M42.692S" calcext:value-type="time">
            <text:p>04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4.6" calcext:value-type="float">
            <text:p>994.6</text:p>
          </table:table-cell>
          <table:table-cell office:value-type="float" office:value="1208.58" calcext:value-type="float">
            <text:p>1208.58</text:p>
          </table:table-cell>
        </table:table-row>
        <table:table-row table:style-name="ro1">
          <table:table-cell office:value-type="float" office:value="14878692" calcext:value-type="float">
            <text:p>14878692</text:p>
          </table:table-cell>
          <table:table-cell table:formula="of:=[.A932]/1000/(60*60*24)" office:value-type="time" office:time-value="PT04H07M58.692S" calcext:value-type="time">
            <text:p>04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5.66" calcext:value-type="float">
            <text:p>995.66</text:p>
          </table:table-cell>
          <table:table-cell office:value-type="float" office:value="1209.86" calcext:value-type="float">
            <text:p>1209.86</text:p>
          </table:table-cell>
        </table:table-row>
        <table:table-row table:style-name="ro1">
          <table:table-cell office:value-type="float" office:value="14894692" calcext:value-type="float">
            <text:p>14894692</text:p>
          </table:table-cell>
          <table:table-cell table:formula="of:=[.A933]/1000/(60*60*24)" office:value-type="time" office:time-value="PT04H08M14.692S" calcext:value-type="time">
            <text:p>04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6.72" calcext:value-type="float">
            <text:p>996.72</text:p>
          </table:table-cell>
          <table:table-cell office:value-type="float" office:value="1211.14" calcext:value-type="float">
            <text:p>1211.14</text:p>
          </table:table-cell>
        </table:table-row>
        <table:table-row table:style-name="ro1">
          <table:table-cell office:value-type="float" office:value="14910692" calcext:value-type="float">
            <text:p>14910692</text:p>
          </table:table-cell>
          <table:table-cell table:formula="of:=[.A934]/1000/(60*60*24)" office:value-type="time" office:time-value="PT04H08M30.692S" calcext:value-type="time">
            <text:p>04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7.78" calcext:value-type="float">
            <text:p>997.78</text:p>
          </table:table-cell>
          <table:table-cell office:value-type="float" office:value="1212.42" calcext:value-type="float">
            <text:p>1212.42</text:p>
          </table:table-cell>
        </table:table-row>
        <table:table-row table:style-name="ro1">
          <table:table-cell office:value-type="float" office:value="14926692" calcext:value-type="float">
            <text:p>14926692</text:p>
          </table:table-cell>
          <table:table-cell table:formula="of:=[.A935]/1000/(60*60*24)" office:value-type="time" office:time-value="PT04H08M46.692S" calcext:value-type="time">
            <text:p>04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8.84" calcext:value-type="float">
            <text:p>998.84</text:p>
          </table:table-cell>
          <table:table-cell office:value-type="float" office:value="1213.69" calcext:value-type="float">
            <text:p>1213.69</text:p>
          </table:table-cell>
        </table:table-row>
        <table:table-row table:style-name="ro1">
          <table:table-cell office:value-type="float" office:value="14942692" calcext:value-type="float">
            <text:p>14942692</text:p>
          </table:table-cell>
          <table:table-cell table:formula="of:=[.A936]/1000/(60*60*24)" office:value-type="time" office:time-value="PT04H09M02.692S" calcext:value-type="time">
            <text:p>04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9.9" calcext:value-type="float">
            <text:p>999.9</text:p>
          </table:table-cell>
          <table:table-cell office:value-type="float" office:value="1214.97" calcext:value-type="float">
            <text:p>1214.97</text:p>
          </table:table-cell>
        </table:table-row>
        <table:table-row table:style-name="ro1">
          <table:table-cell office:value-type="float" office:value="14958692" calcext:value-type="float">
            <text:p>14958692</text:p>
          </table:table-cell>
          <table:table-cell table:formula="of:=[.A937]/1000/(60*60*24)" office:value-type="time" office:time-value="PT04H09M18.692S" calcext:value-type="time">
            <text:p>04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000.96" calcext:value-type="float">
            <text:p>1000.96</text:p>
          </table:table-cell>
          <table:table-cell office:value-type="float" office:value="1216.25" calcext:value-type="float">
            <text:p>1216.25</text:p>
          </table:table-cell>
        </table:table-row>
        <table:table-row table:style-name="ro1">
          <table:table-cell office:value-type="float" office:value="14974692" calcext:value-type="float">
            <text:p>14974692</text:p>
          </table:table-cell>
          <table:table-cell table:formula="of:=[.A938]/1000/(60*60*24)" office:value-type="time" office:time-value="PT04H09M34.692S" calcext:value-type="time">
            <text:p>04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002.02" calcext:value-type="float">
            <text:p>1002.02</text:p>
          </table:table-cell>
          <table:table-cell office:value-type="float" office:value="1217.53" calcext:value-type="float">
            <text:p>1217.53</text:p>
          </table:table-cell>
        </table:table-row>
        <table:table-row table:style-name="ro1">
          <table:table-cell office:value-type="float" office:value="14990692" calcext:value-type="float">
            <text:p>14990692</text:p>
          </table:table-cell>
          <table:table-cell table:formula="of:=[.A939]/1000/(60*60*24)" office:value-type="time" office:time-value="PT04H09M50.692S" calcext:value-type="time">
            <text:p>04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003.09" calcext:value-type="float">
            <text:p>1003.09</text:p>
          </table:table-cell>
          <table:table-cell office:value-type="float" office:value="1218.8" calcext:value-type="float">
            <text:p>1218.8</text:p>
          </table:table-cell>
        </table:table-row>
        <table:table-row table:style-name="ro1">
          <table:table-cell office:value-type="float" office:value="15006692" calcext:value-type="float">
            <text:p>15006692</text:p>
          </table:table-cell>
          <table:table-cell table:formula="of:=[.A940]/1000/(60*60*24)" office:value-type="time" office:time-value="PT04H10M06.692S" calcext:value-type="time">
            <text:p>04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004.15" calcext:value-type="float">
            <text:p>1004.15</text:p>
          </table:table-cell>
          <table:table-cell office:value-type="float" office:value="1220.08" calcext:value-type="float">
            <text:p>1220.08</text:p>
          </table:table-cell>
        </table:table-row>
        <table:table-row table:style-name="ro1">
          <table:table-cell office:value-type="float" office:value="15022692" calcext:value-type="float">
            <text:p>15022692</text:p>
          </table:table-cell>
          <table:table-cell table:formula="of:=[.A941]/1000/(60*60*24)" office:value-type="time" office:time-value="PT04H10M22.692S" calcext:value-type="time">
            <text:p>04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05.21" calcext:value-type="float">
            <text:p>1005.21</text:p>
          </table:table-cell>
          <table:table-cell office:value-type="float" office:value="1221.36" calcext:value-type="float">
            <text:p>1221.36</text:p>
          </table:table-cell>
        </table:table-row>
        <table:table-row table:style-name="ro1">
          <table:table-cell office:value-type="float" office:value="15038692" calcext:value-type="float">
            <text:p>15038692</text:p>
          </table:table-cell>
          <table:table-cell table:formula="of:=[.A942]/1000/(60*60*24)" office:value-type="time" office:time-value="PT04H10M38.692S" calcext:value-type="time">
            <text:p>04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06.27" calcext:value-type="float">
            <text:p>1006.27</text:p>
          </table:table-cell>
          <table:table-cell office:value-type="float" office:value="1222.64" calcext:value-type="float">
            <text:p>1222.64</text:p>
          </table:table-cell>
        </table:table-row>
        <table:table-row table:style-name="ro1">
          <table:table-cell office:value-type="float" office:value="15054692" calcext:value-type="float">
            <text:p>15054692</text:p>
          </table:table-cell>
          <table:table-cell table:formula="of:=[.A943]/1000/(60*60*24)" office:value-type="time" office:time-value="PT04H10M54.692S" calcext:value-type="time">
            <text:p>04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07.33" calcext:value-type="float">
            <text:p>1007.33</text:p>
          </table:table-cell>
          <table:table-cell office:value-type="float" office:value="1223.91" calcext:value-type="float">
            <text:p>1223.91</text:p>
          </table:table-cell>
        </table:table-row>
        <table:table-row table:style-name="ro1">
          <table:table-cell office:value-type="float" office:value="15070692" calcext:value-type="float">
            <text:p>15070692</text:p>
          </table:table-cell>
          <table:table-cell table:formula="of:=[.A944]/1000/(60*60*24)" office:value-type="time" office:time-value="PT04H11M10.692S" calcext:value-type="time">
            <text:p>04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008.39" calcext:value-type="float">
            <text:p>1008.39</text:p>
          </table:table-cell>
          <table:table-cell office:value-type="float" office:value="1225.19" calcext:value-type="float">
            <text:p>1225.19</text:p>
          </table:table-cell>
        </table:table-row>
        <table:table-row table:style-name="ro1">
          <table:table-cell office:value-type="float" office:value="15086692" calcext:value-type="float">
            <text:p>15086692</text:p>
          </table:table-cell>
          <table:table-cell table:formula="of:=[.A945]/1000/(60*60*24)" office:value-type="time" office:time-value="PT04H11M26.692S" calcext:value-type="time">
            <text:p>04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009.45" calcext:value-type="float">
            <text:p>1009.45</text:p>
          </table:table-cell>
          <table:table-cell office:value-type="float" office:value="1226.47" calcext:value-type="float">
            <text:p>1226.47</text:p>
          </table:table-cell>
        </table:table-row>
        <table:table-row table:style-name="ro1">
          <table:table-cell office:value-type="float" office:value="15102691" calcext:value-type="float">
            <text:p>15102691</text:p>
          </table:table-cell>
          <table:table-cell table:formula="of:=[.A946]/1000/(60*60*24)" office:value-type="time" office:time-value="PT04H11M42.691S" calcext:value-type="time">
            <text:p>04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010.51" calcext:value-type="float">
            <text:p>1010.51</text:p>
          </table:table-cell>
          <table:table-cell office:value-type="float" office:value="1227.74" calcext:value-type="float">
            <text:p>1227.74</text:p>
          </table:table-cell>
        </table:table-row>
        <table:table-row table:style-name="ro1">
          <table:table-cell office:value-type="float" office:value="15118692" calcext:value-type="float">
            <text:p>15118692</text:p>
          </table:table-cell>
          <table:table-cell table:formula="of:=[.A947]/1000/(60*60*24)" office:value-type="time" office:time-value="PT04H11M58.692S" calcext:value-type="time">
            <text:p>04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011.57" calcext:value-type="float">
            <text:p>1011.57</text:p>
          </table:table-cell>
          <table:table-cell office:value-type="float" office:value="1229.02" calcext:value-type="float">
            <text:p>1229.02</text:p>
          </table:table-cell>
        </table:table-row>
        <table:table-row table:style-name="ro1">
          <table:table-cell office:value-type="float" office:value="15134692" calcext:value-type="float">
            <text:p>15134692</text:p>
          </table:table-cell>
          <table:table-cell table:formula="of:=[.A948]/1000/(60*60*24)" office:value-type="time" office:time-value="PT04H12M14.692S" calcext:value-type="time">
            <text:p>04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12.63" calcext:value-type="float">
            <text:p>1012.63</text:p>
          </table:table-cell>
          <table:table-cell office:value-type="float" office:value="1230.3" calcext:value-type="float">
            <text:p>1230.3</text:p>
          </table:table-cell>
        </table:table-row>
        <table:table-row table:style-name="ro1">
          <table:table-cell office:value-type="float" office:value="15150691" calcext:value-type="float">
            <text:p>15150691</text:p>
          </table:table-cell>
          <table:table-cell table:formula="of:=[.A949]/1000/(60*60*24)" office:value-type="time" office:time-value="PT04H12M30.691S" calcext:value-type="time">
            <text:p>04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013.69" calcext:value-type="float">
            <text:p>1013.69</text:p>
          </table:table-cell>
          <table:table-cell office:value-type="float" office:value="1231.57" calcext:value-type="float">
            <text:p>1231.57</text:p>
          </table:table-cell>
        </table:table-row>
        <table:table-row table:style-name="ro1">
          <table:table-cell office:value-type="float" office:value="15166692" calcext:value-type="float">
            <text:p>15166692</text:p>
          </table:table-cell>
          <table:table-cell table:formula="of:=[.A950]/1000/(60*60*24)" office:value-type="time" office:time-value="PT04H12M46.692S" calcext:value-type="time">
            <text:p>04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14.75" calcext:value-type="float">
            <text:p>1014.75</text:p>
          </table:table-cell>
          <table:table-cell office:value-type="float" office:value="1232.85" calcext:value-type="float">
            <text:p>1232.85</text:p>
          </table:table-cell>
        </table:table-row>
        <table:table-row table:style-name="ro1">
          <table:table-cell office:value-type="float" office:value="15182692" calcext:value-type="float">
            <text:p>15182692</text:p>
          </table:table-cell>
          <table:table-cell table:formula="of:=[.A951]/1000/(60*60*24)" office:value-type="time" office:time-value="PT04H13M02.692S" calcext:value-type="time">
            <text:p>04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15.81" calcext:value-type="float">
            <text:p>1015.81</text:p>
          </table:table-cell>
          <table:table-cell office:value-type="float" office:value="1234.13" calcext:value-type="float">
            <text:p>1234.13</text:p>
          </table:table-cell>
        </table:table-row>
        <table:table-row table:style-name="ro1">
          <table:table-cell office:value-type="float" office:value="15198692" calcext:value-type="float">
            <text:p>15198692</text:p>
          </table:table-cell>
          <table:table-cell table:formula="of:=[.A952]/1000/(60*60*24)" office:value-type="time" office:time-value="PT04H13M18.692S" calcext:value-type="time">
            <text:p>04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16.87" calcext:value-type="float">
            <text:p>1016.87</text:p>
          </table:table-cell>
          <table:table-cell office:value-type="float" office:value="1235.4" calcext:value-type="float">
            <text:p>1235.4</text:p>
          </table:table-cell>
        </table:table-row>
        <table:table-row table:style-name="ro1">
          <table:table-cell office:value-type="float" office:value="15214692" calcext:value-type="float">
            <text:p>15214692</text:p>
          </table:table-cell>
          <table:table-cell table:formula="of:=[.A953]/1000/(60*60*24)" office:value-type="time" office:time-value="PT04H13M34.692S" calcext:value-type="time">
            <text:p>04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17.93" calcext:value-type="float">
            <text:p>1017.93</text:p>
          </table:table-cell>
          <table:table-cell office:value-type="float" office:value="1236.68" calcext:value-type="float">
            <text:p>1236.68</text:p>
          </table:table-cell>
        </table:table-row>
        <table:table-row table:style-name="ro1">
          <table:table-cell office:value-type="float" office:value="15230692" calcext:value-type="float">
            <text:p>15230692</text:p>
          </table:table-cell>
          <table:table-cell table:formula="of:=[.A954]/1000/(60*60*24)" office:value-type="time" office:time-value="PT04H13M50.692S" calcext:value-type="time">
            <text:p>04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18.99" calcext:value-type="float">
            <text:p>1018.99</text:p>
          </table:table-cell>
          <table:table-cell office:value-type="float" office:value="1237.96" calcext:value-type="float">
            <text:p>1237.96</text:p>
          </table:table-cell>
        </table:table-row>
        <table:table-row table:style-name="ro1">
          <table:table-cell office:value-type="float" office:value="15246691" calcext:value-type="float">
            <text:p>15246691</text:p>
          </table:table-cell>
          <table:table-cell table:formula="of:=[.A955]/1000/(60*60*24)" office:value-type="time" office:time-value="PT04H14M06.691S" calcext:value-type="time">
            <text:p>04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1239.23" calcext:value-type="float">
            <text:p>1239.23</text:p>
          </table:table-cell>
        </table:table-row>
        <table:table-row table:style-name="ro1">
          <table:table-cell office:value-type="float" office:value="15262692" calcext:value-type="float">
            <text:p>15262692</text:p>
          </table:table-cell>
          <table:table-cell table:formula="of:=[.A956]/1000/(60*60*24)" office:value-type="time" office:time-value="PT04H14M22.692S" calcext:value-type="time">
            <text:p>04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21.11" calcext:value-type="float">
            <text:p>1021.11</text:p>
          </table:table-cell>
          <table:table-cell office:value-type="float" office:value="1240.51" calcext:value-type="float">
            <text:p>1240.51</text:p>
          </table:table-cell>
        </table:table-row>
        <table:table-row table:style-name="ro1">
          <table:table-cell office:value-type="float" office:value="15278692" calcext:value-type="float">
            <text:p>15278692</text:p>
          </table:table-cell>
          <table:table-cell table:formula="of:=[.A957]/1000/(60*60*24)" office:value-type="time" office:time-value="PT04H14M38.692S" calcext:value-type="time">
            <text:p>04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22.17" calcext:value-type="float">
            <text:p>1022.17</text:p>
          </table:table-cell>
          <table:table-cell office:value-type="float" office:value="1241.79" calcext:value-type="float">
            <text:p>1241.79</text:p>
          </table:table-cell>
        </table:table-row>
        <table:table-row table:style-name="ro1">
          <table:table-cell office:value-type="float" office:value="15294691" calcext:value-type="float">
            <text:p>15294691</text:p>
          </table:table-cell>
          <table:table-cell table:formula="of:=[.A958]/1000/(60*60*24)" office:value-type="time" office:time-value="PT04H14M54.691S" calcext:value-type="time">
            <text:p>04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23.23" calcext:value-type="float">
            <text:p>1023.23</text:p>
          </table:table-cell>
          <table:table-cell office:value-type="float" office:value="1243.06" calcext:value-type="float">
            <text:p>1243.06</text:p>
          </table:table-cell>
        </table:table-row>
        <table:table-row table:style-name="ro1">
          <table:table-cell office:value-type="float" office:value="15310692" calcext:value-type="float">
            <text:p>15310692</text:p>
          </table:table-cell>
          <table:table-cell table:formula="of:=[.A959]/1000/(60*60*24)" office:value-type="time" office:time-value="PT04H15M10.692S" calcext:value-type="time">
            <text:p>04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24.3" calcext:value-type="float">
            <text:p>1024.3</text:p>
          </table:table-cell>
          <table:table-cell office:value-type="float" office:value="1244.34" calcext:value-type="float">
            <text:p>1244.34</text:p>
          </table:table-cell>
        </table:table-row>
        <table:table-row table:style-name="ro1">
          <table:table-cell office:value-type="float" office:value="15326692" calcext:value-type="float">
            <text:p>15326692</text:p>
          </table:table-cell>
          <table:table-cell table:formula="of:=[.A960]/1000/(60*60*24)" office:value-type="time" office:time-value="PT04H15M26.692S" calcext:value-type="time">
            <text:p>04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25.36" calcext:value-type="float">
            <text:p>1025.36</text:p>
          </table:table-cell>
          <table:table-cell office:value-type="float" office:value="1245.61" calcext:value-type="float">
            <text:p>1245.61</text:p>
          </table:table-cell>
        </table:table-row>
        <table:table-row table:style-name="ro1">
          <table:table-cell office:value-type="float" office:value="15342692" calcext:value-type="float">
            <text:p>15342692</text:p>
          </table:table-cell>
          <table:table-cell table:formula="of:=[.A961]/1000/(60*60*24)" office:value-type="time" office:time-value="PT04H15M42.692S" calcext:value-type="time">
            <text:p>04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26.42" calcext:value-type="float">
            <text:p>1026.42</text:p>
          </table:table-cell>
          <table:table-cell office:value-type="float" office:value="1246.89" calcext:value-type="float">
            <text:p>1246.89</text:p>
          </table:table-cell>
        </table:table-row>
        <table:table-row table:style-name="ro1">
          <table:table-cell office:value-type="float" office:value="15358692" calcext:value-type="float">
            <text:p>15358692</text:p>
          </table:table-cell>
          <table:table-cell table:formula="of:=[.A962]/1000/(60*60*24)" office:value-type="time" office:time-value="PT04H15M58.692S" calcext:value-type="time">
            <text:p>04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27.48" calcext:value-type="float">
            <text:p>1027.48</text:p>
          </table:table-cell>
          <table:table-cell office:value-type="float" office:value="1248.17" calcext:value-type="float">
            <text:p>1248.17</text:p>
          </table:table-cell>
        </table:table-row>
        <table:table-row table:style-name="ro1">
          <table:table-cell office:value-type="float" office:value="15374691" calcext:value-type="float">
            <text:p>15374691</text:p>
          </table:table-cell>
          <table:table-cell table:formula="of:=[.A963]/1000/(60*60*24)" office:value-type="time" office:time-value="PT04H16M14.691S" calcext:value-type="time">
            <text:p>04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28.54" calcext:value-type="float">
            <text:p>1028.54</text:p>
          </table:table-cell>
          <table:table-cell office:value-type="float" office:value="1249.44" calcext:value-type="float">
            <text:p>1249.44</text:p>
          </table:table-cell>
        </table:table-row>
        <table:table-row table:style-name="ro1">
          <table:table-cell office:value-type="float" office:value="15390692" calcext:value-type="float">
            <text:p>15390692</text:p>
          </table:table-cell>
          <table:table-cell table:formula="of:=[.A964]/1000/(60*60*24)" office:value-type="time" office:time-value="PT04H16M30.692S" calcext:value-type="time">
            <text:p>04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29.6" calcext:value-type="float">
            <text:p>1029.6</text:p>
          </table:table-cell>
          <table:table-cell office:value-type="float" office:value="1250.72" calcext:value-type="float">
            <text:p>1250.72</text:p>
          </table:table-cell>
        </table:table-row>
        <table:table-row table:style-name="ro1">
          <table:table-cell office:value-type="float" office:value="15406692" calcext:value-type="float">
            <text:p>15406692</text:p>
          </table:table-cell>
          <table:table-cell table:formula="of:=[.A965]/1000/(60*60*24)" office:value-type="time" office:time-value="PT04H16M46.692S" calcext:value-type="time">
            <text:p>04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30.66" calcext:value-type="float">
            <text:p>1030.66</text:p>
          </table:table-cell>
          <table:table-cell office:value-type="float" office:value="1251.99" calcext:value-type="float">
            <text:p>1251.99</text:p>
          </table:table-cell>
        </table:table-row>
        <table:table-row table:style-name="ro1">
          <table:table-cell office:value-type="float" office:value="15422691" calcext:value-type="float">
            <text:p>15422691</text:p>
          </table:table-cell>
          <table:table-cell table:formula="of:=[.A966]/1000/(60*60*24)" office:value-type="time" office:time-value="PT04H17M02.691S" calcext:value-type="time">
            <text:p>04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31.72" calcext:value-type="float">
            <text:p>1031.72</text:p>
          </table:table-cell>
          <table:table-cell office:value-type="float" office:value="1253.27" calcext:value-type="float">
            <text:p>1253.27</text:p>
          </table:table-cell>
        </table:table-row>
        <table:table-row table:style-name="ro1">
          <table:table-cell office:value-type="float" office:value="15438692" calcext:value-type="float">
            <text:p>15438692</text:p>
          </table:table-cell>
          <table:table-cell table:formula="of:=[.A967]/1000/(60*60*24)" office:value-type="time" office:time-value="PT04H17M18.692S" calcext:value-type="time">
            <text:p>04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32.78" calcext:value-type="float">
            <text:p>1032.78</text:p>
          </table:table-cell>
          <table:table-cell office:value-type="float" office:value="1254.54" calcext:value-type="float">
            <text:p>1254.54</text:p>
          </table:table-cell>
        </table:table-row>
        <table:table-row table:style-name="ro1">
          <table:table-cell office:value-type="float" office:value="15454692" calcext:value-type="float">
            <text:p>15454692</text:p>
          </table:table-cell>
          <table:table-cell table:formula="of:=[.A968]/1000/(60*60*24)" office:value-type="time" office:time-value="PT04H17M34.692S" calcext:value-type="time">
            <text:p>04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33.84" calcext:value-type="float">
            <text:p>1033.84</text:p>
          </table:table-cell>
          <table:table-cell office:value-type="float" office:value="1255.82" calcext:value-type="float">
            <text:p>1255.82</text:p>
          </table:table-cell>
        </table:table-row>
        <table:table-row table:style-name="ro1">
          <table:table-cell office:value-type="float" office:value="15470691" calcext:value-type="float">
            <text:p>15470691</text:p>
          </table:table-cell>
          <table:table-cell table:formula="of:=[.A969]/1000/(60*60*24)" office:value-type="time" office:time-value="PT04H17M50.691S" calcext:value-type="time">
            <text:p>04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34.9" calcext:value-type="float">
            <text:p>1034.9</text:p>
          </table:table-cell>
          <table:table-cell office:value-type="float" office:value="1257.09" calcext:value-type="float">
            <text:p>1257.09</text:p>
          </table:table-cell>
        </table:table-row>
        <table:table-row table:style-name="ro1">
          <table:table-cell office:value-type="float" office:value="15486692" calcext:value-type="float">
            <text:p>15486692</text:p>
          </table:table-cell>
          <table:table-cell table:formula="of:=[.A970]/1000/(60*60*24)" office:value-type="time" office:time-value="PT04H18M06.692S" calcext:value-type="time">
            <text:p>04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35.96" calcext:value-type="float">
            <text:p>1035.96</text:p>
          </table:table-cell>
          <table:table-cell office:value-type="float" office:value="1258.37" calcext:value-type="float">
            <text:p>1258.37</text:p>
          </table:table-cell>
        </table:table-row>
        <table:table-row table:style-name="ro1">
          <table:table-cell office:value-type="float" office:value="15502692" calcext:value-type="float">
            <text:p>15502692</text:p>
          </table:table-cell>
          <table:table-cell table:formula="of:=[.A971]/1000/(60*60*24)" office:value-type="time" office:time-value="PT04H18M22.692S" calcext:value-type="time">
            <text:p>04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37.02" calcext:value-type="float">
            <text:p>1037.02</text:p>
          </table:table-cell>
          <table:table-cell office:value-type="float" office:value="1259.64" calcext:value-type="float">
            <text:p>1259.64</text:p>
          </table:table-cell>
        </table:table-row>
        <table:table-row table:style-name="ro1">
          <table:table-cell office:value-type="float" office:value="15518692" calcext:value-type="float">
            <text:p>15518692</text:p>
          </table:table-cell>
          <table:table-cell table:formula="of:=[.A972]/1000/(60*60*24)" office:value-type="time" office:time-value="PT04H18M38.692S" calcext:value-type="time">
            <text:p>04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38.08" calcext:value-type="float">
            <text:p>1038.08</text:p>
          </table:table-cell>
          <table:table-cell office:value-type="float" office:value="1260.92" calcext:value-type="float">
            <text:p>1260.92</text:p>
          </table:table-cell>
        </table:table-row>
        <table:table-row table:style-name="ro1">
          <table:table-cell office:value-type="float" office:value="15534692" calcext:value-type="float">
            <text:p>15534692</text:p>
          </table:table-cell>
          <table:table-cell table:formula="of:=[.A973]/1000/(60*60*24)" office:value-type="time" office:time-value="PT04H18M54.692S" calcext:value-type="time">
            <text:p>04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39.14" calcext:value-type="float">
            <text:p>1039.14</text:p>
          </table:table-cell>
          <table:table-cell office:value-type="float" office:value="1262.19" calcext:value-type="float">
            <text:p>1262.19</text:p>
          </table:table-cell>
        </table:table-row>
        <table:table-row table:style-name="ro1">
          <table:table-cell office:value-type="float" office:value="15550692" calcext:value-type="float">
            <text:p>15550692</text:p>
          </table:table-cell>
          <table:table-cell table:formula="of:=[.A974]/1000/(60*60*24)" office:value-type="time" office:time-value="PT04H19M10.692S" calcext:value-type="time">
            <text:p>04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40.2" calcext:value-type="float">
            <text:p>1040.2</text:p>
          </table:table-cell>
          <table:table-cell office:value-type="float" office:value="1263.47" calcext:value-type="float">
            <text:p>1263.47</text:p>
          </table:table-cell>
        </table:table-row>
        <table:table-row table:style-name="ro1">
          <table:table-cell office:value-type="float" office:value="15566692" calcext:value-type="float">
            <text:p>15566692</text:p>
          </table:table-cell>
          <table:table-cell table:formula="of:=[.A975]/1000/(60*60*24)" office:value-type="time" office:time-value="PT04H19M26.692S" calcext:value-type="time">
            <text:p>04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41.26" calcext:value-type="float">
            <text:p>1041.26</text:p>
          </table:table-cell>
          <table:table-cell office:value-type="float" office:value="1264.74" calcext:value-type="float">
            <text:p>1264.74</text:p>
          </table:table-cell>
        </table:table-row>
        <table:table-row table:style-name="ro1">
          <table:table-cell office:value-type="float" office:value="15582692" calcext:value-type="float">
            <text:p>15582692</text:p>
          </table:table-cell>
          <table:table-cell table:formula="of:=[.A976]/1000/(60*60*24)" office:value-type="time" office:time-value="PT04H19M42.692S" calcext:value-type="time">
            <text:p>04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42.32" calcext:value-type="float">
            <text:p>1042.32</text:p>
          </table:table-cell>
          <table:table-cell office:value-type="float" office:value="1266.02" calcext:value-type="float">
            <text:p>1266.02</text:p>
          </table:table-cell>
        </table:table-row>
        <table:table-row table:style-name="ro1">
          <table:table-cell office:value-type="float" office:value="15598692" calcext:value-type="float">
            <text:p>15598692</text:p>
          </table:table-cell>
          <table:table-cell table:formula="of:=[.A977]/1000/(60*60*24)" office:value-type="time" office:time-value="PT04H19M58.692S" calcext:value-type="time">
            <text:p>04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43.37" calcext:value-type="float">
            <text:p>1043.37</text:p>
          </table:table-cell>
          <table:table-cell office:value-type="float" office:value="1267.29" calcext:value-type="float">
            <text:p>1267.29</text:p>
          </table:table-cell>
        </table:table-row>
        <table:table-row table:style-name="ro1">
          <table:table-cell office:value-type="float" office:value="15614691" calcext:value-type="float">
            <text:p>15614691</text:p>
          </table:table-cell>
          <table:table-cell table:formula="of:=[.A978]/1000/(60*60*24)" office:value-type="time" office:time-value="PT04H20M14.691S" calcext:value-type="time">
            <text:p>04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44.43" calcext:value-type="float">
            <text:p>1044.43</text:p>
          </table:table-cell>
          <table:table-cell office:value-type="float" office:value="1268.57" calcext:value-type="float">
            <text:p>1268.57</text:p>
          </table:table-cell>
        </table:table-row>
        <table:table-row table:style-name="ro1">
          <table:table-cell office:value-type="float" office:value="15630692" calcext:value-type="float">
            <text:p>15630692</text:p>
          </table:table-cell>
          <table:table-cell table:formula="of:=[.A979]/1000/(60*60*24)" office:value-type="time" office:time-value="PT04H20M30.692S" calcext:value-type="time">
            <text:p>04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45.49" calcext:value-type="float">
            <text:p>1045.49</text:p>
          </table:table-cell>
          <table:table-cell office:value-type="float" office:value="1269.84" calcext:value-type="float">
            <text:p>1269.84</text:p>
          </table:table-cell>
        </table:table-row>
        <table:table-row table:style-name="ro1">
          <table:table-cell office:value-type="float" office:value="15646692" calcext:value-type="float">
            <text:p>15646692</text:p>
          </table:table-cell>
          <table:table-cell table:formula="of:=[.A980]/1000/(60*60*24)" office:value-type="time" office:time-value="PT04H20M46.692S" calcext:value-type="time">
            <text:p>04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46.55" calcext:value-type="float">
            <text:p>1046.55</text:p>
          </table:table-cell>
          <table:table-cell office:value-type="float" office:value="1271.11" calcext:value-type="float">
            <text:p>1271.11</text:p>
          </table:table-cell>
        </table:table-row>
        <table:table-row table:style-name="ro1">
          <table:table-cell office:value-type="float" office:value="15662692" calcext:value-type="float">
            <text:p>15662692</text:p>
          </table:table-cell>
          <table:table-cell table:formula="of:=[.A981]/1000/(60*60*24)" office:value-type="time" office:time-value="PT04H21M02.692S" calcext:value-type="time">
            <text:p>04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47.61" calcext:value-type="float">
            <text:p>1047.61</text:p>
          </table:table-cell>
          <table:table-cell office:value-type="float" office:value="1272.39" calcext:value-type="float">
            <text:p>1272.39</text:p>
          </table:table-cell>
        </table:table-row>
        <table:table-row table:style-name="ro1">
          <table:table-cell office:value-type="float" office:value="15678692" calcext:value-type="float">
            <text:p>15678692</text:p>
          </table:table-cell>
          <table:table-cell table:formula="of:=[.A982]/1000/(60*60*24)" office:value-type="time" office:time-value="PT04H21M18.692S" calcext:value-type="time">
            <text:p>04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048.67" calcext:value-type="float">
            <text:p>1048.67</text:p>
          </table:table-cell>
          <table:table-cell office:value-type="float" office:value="1273.66" calcext:value-type="float">
            <text:p>1273.66</text:p>
          </table:table-cell>
        </table:table-row>
        <table:table-row table:style-name="ro1">
          <table:table-cell office:value-type="float" office:value="15694692" calcext:value-type="float">
            <text:p>15694692</text:p>
          </table:table-cell>
          <table:table-cell table:formula="of:=[.A983]/1000/(60*60*24)" office:value-type="time" office:time-value="PT04H21M34.692S" calcext:value-type="time">
            <text:p>04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49.73" calcext:value-type="float">
            <text:p>1049.73</text:p>
          </table:table-cell>
          <table:table-cell office:value-type="float" office:value="1274.93" calcext:value-type="float">
            <text:p>1274.93</text:p>
          </table:table-cell>
        </table:table-row>
        <table:table-row table:style-name="ro1">
          <table:table-cell office:value-type="float" office:value="15710692" calcext:value-type="float">
            <text:p>15710692</text:p>
          </table:table-cell>
          <table:table-cell table:formula="of:=[.A984]/1000/(60*60*24)" office:value-type="time" office:time-value="PT04H21M50.692S" calcext:value-type="time">
            <text:p>04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50.79" calcext:value-type="float">
            <text:p>1050.79</text:p>
          </table:table-cell>
          <table:table-cell office:value-type="float" office:value="1276.21" calcext:value-type="float">
            <text:p>1276.21</text:p>
          </table:table-cell>
        </table:table-row>
        <table:table-row table:style-name="ro1">
          <table:table-cell office:value-type="float" office:value="15726692" calcext:value-type="float">
            <text:p>15726692</text:p>
          </table:table-cell>
          <table:table-cell table:formula="of:=[.A985]/1000/(60*60*24)" office:value-type="time" office:time-value="PT04H22M06.692S" calcext:value-type="time">
            <text:p>04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51.85" calcext:value-type="float">
            <text:p>1051.85</text:p>
          </table:table-cell>
          <table:table-cell office:value-type="float" office:value="1277.48" calcext:value-type="float">
            <text:p>1277.48</text:p>
          </table:table-cell>
        </table:table-row>
        <table:table-row table:style-name="ro1">
          <table:table-cell office:value-type="float" office:value="15742692" calcext:value-type="float">
            <text:p>15742692</text:p>
          </table:table-cell>
          <table:table-cell table:formula="of:=[.A986]/1000/(60*60*24)" office:value-type="time" office:time-value="PT04H22M22.692S" calcext:value-type="time">
            <text:p>04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52.91" calcext:value-type="float">
            <text:p>1052.91</text:p>
          </table:table-cell>
          <table:table-cell office:value-type="float" office:value="1278.75" calcext:value-type="float">
            <text:p>1278.75</text:p>
          </table:table-cell>
        </table:table-row>
        <table:table-row table:style-name="ro1">
          <table:table-cell office:value-type="float" office:value="15758691" calcext:value-type="float">
            <text:p>15758691</text:p>
          </table:table-cell>
          <table:table-cell table:formula="of:=[.A987]/1000/(60*60*24)" office:value-type="time" office:time-value="PT04H22M38.691S" calcext:value-type="time">
            <text:p>04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1053.97" calcext:value-type="float">
            <text:p>1053.97</text:p>
          </table:table-cell>
          <table:table-cell office:value-type="float" office:value="1280.03" calcext:value-type="float">
            <text:p>1280.03</text:p>
          </table:table-cell>
        </table:table-row>
        <table:table-row table:style-name="ro1">
          <table:table-cell office:value-type="float" office:value="15774692" calcext:value-type="float">
            <text:p>15774692</text:p>
          </table:table-cell>
          <table:table-cell table:formula="of:=[.A988]/1000/(60*60*24)" office:value-type="time" office:time-value="PT04H22M54.692S" calcext:value-type="time">
            <text:p>04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55.02" calcext:value-type="float">
            <text:p>1055.02</text:p>
          </table:table-cell>
          <table:table-cell office:value-type="float" office:value="1281.3" calcext:value-type="float">
            <text:p>1281.3</text:p>
          </table:table-cell>
        </table:table-row>
        <table:table-row table:style-name="ro1">
          <table:table-cell office:value-type="float" office:value="15790692" calcext:value-type="float">
            <text:p>15790692</text:p>
          </table:table-cell>
          <table:table-cell table:formula="of:=[.A989]/1000/(60*60*24)" office:value-type="time" office:time-value="PT04H23M10.692S" calcext:value-type="time">
            <text:p>04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56.08" calcext:value-type="float">
            <text:p>1056.08</text:p>
          </table:table-cell>
          <table:table-cell office:value-type="float" office:value="1282.58" calcext:value-type="float">
            <text:p>1282.58</text:p>
          </table:table-cell>
        </table:table-row>
        <table:table-row table:style-name="ro1">
          <table:table-cell office:value-type="float" office:value="15806692" calcext:value-type="float">
            <text:p>15806692</text:p>
          </table:table-cell>
          <table:table-cell table:formula="of:=[.A990]/1000/(60*60*24)" office:value-type="time" office:time-value="PT04H23M26.692S" calcext:value-type="time">
            <text:p>04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57.14" calcext:value-type="float">
            <text:p>1057.14</text:p>
          </table:table-cell>
          <table:table-cell office:value-type="float" office:value="1283.85" calcext:value-type="float">
            <text:p>1283.85</text:p>
          </table:table-cell>
        </table:table-row>
        <table:table-row table:style-name="ro1">
          <table:table-cell office:value-type="float" office:value="15822692" calcext:value-type="float">
            <text:p>15822692</text:p>
          </table:table-cell>
          <table:table-cell table:formula="of:=[.A991]/1000/(60*60*24)" office:value-type="time" office:time-value="PT04H23M42.692S" calcext:value-type="time">
            <text:p>04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1058.2" calcext:value-type="float">
            <text:p>1058.2</text:p>
          </table:table-cell>
          <table:table-cell office:value-type="float" office:value="1285.13" calcext:value-type="float">
            <text:p>1285.13</text:p>
          </table:table-cell>
        </table:table-row>
        <table:table-row table:style-name="ro1">
          <table:table-cell office:value-type="float" office:value="15838692" calcext:value-type="float">
            <text:p>15838692</text:p>
          </table:table-cell>
          <table:table-cell table:formula="of:=[.A992]/1000/(60*60*24)" office:value-type="time" office:time-value="PT04H23M58.692S" calcext:value-type="time">
            <text:p>04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59.26" calcext:value-type="float">
            <text:p>1059.26</text:p>
          </table:table-cell>
          <table:table-cell office:value-type="float" office:value="1286.4" calcext:value-type="float">
            <text:p>1286.4</text:p>
          </table:table-cell>
        </table:table-row>
        <table:table-row table:style-name="ro1">
          <table:table-cell office:value-type="float" office:value="15854692" calcext:value-type="float">
            <text:p>15854692</text:p>
          </table:table-cell>
          <table:table-cell table:formula="of:=[.A993]/1000/(60*60*24)" office:value-type="time" office:time-value="PT04H24M14.692S" calcext:value-type="time">
            <text:p>04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60.32" calcext:value-type="float">
            <text:p>1060.32</text:p>
          </table:table-cell>
          <table:table-cell office:value-type="float" office:value="1287.67" calcext:value-type="float">
            <text:p>1287.67</text:p>
          </table:table-cell>
        </table:table-row>
        <table:table-row table:style-name="ro1">
          <table:table-cell office:value-type="float" office:value="15870692" calcext:value-type="float">
            <text:p>15870692</text:p>
          </table:table-cell>
          <table:table-cell table:formula="of:=[.A994]/1000/(60*60*24)" office:value-type="time" office:time-value="PT04H24M30.692S" calcext:value-type="time">
            <text:p>04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61.38" calcext:value-type="float">
            <text:p>1061.38</text:p>
          </table:table-cell>
          <table:table-cell office:value-type="float" office:value="1288.95" calcext:value-type="float">
            <text:p>1288.95</text:p>
          </table:table-cell>
        </table:table-row>
        <table:table-row table:style-name="ro1">
          <table:table-cell office:value-type="float" office:value="15886692" calcext:value-type="float">
            <text:p>15886692</text:p>
          </table:table-cell>
          <table:table-cell table:formula="of:=[.A995]/1000/(60*60*24)" office:value-type="time" office:time-value="PT04H24M46.692S" calcext:value-type="time">
            <text:p>04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62.44" calcext:value-type="float">
            <text:p>1062.44</text:p>
          </table:table-cell>
          <table:table-cell office:value-type="float" office:value="1290.22" calcext:value-type="float">
            <text:p>1290.22</text:p>
          </table:table-cell>
        </table:table-row>
        <table:table-row table:style-name="ro1">
          <table:table-cell office:value-type="float" office:value="15902691" calcext:value-type="float">
            <text:p>15902691</text:p>
          </table:table-cell>
          <table:table-cell table:formula="of:=[.A996]/1000/(60*60*24)" office:value-type="time" office:time-value="PT04H25M02.691S" calcext:value-type="time">
            <text:p>04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63.5" calcext:value-type="float">
            <text:p>1063.5</text:p>
          </table:table-cell>
          <table:table-cell office:value-type="float" office:value="1291.49" calcext:value-type="float">
            <text:p>1291.49</text:p>
          </table:table-cell>
        </table:table-row>
        <table:table-row table:style-name="ro1">
          <table:table-cell office:value-type="float" office:value="15918692" calcext:value-type="float">
            <text:p>15918692</text:p>
          </table:table-cell>
          <table:table-cell table:formula="of:=[.A997]/1000/(60*60*24)" office:value-type="time" office:time-value="PT04H25M18.692S" calcext:value-type="time">
            <text:p>04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64.56" calcext:value-type="float">
            <text:p>1064.56</text:p>
          </table:table-cell>
          <table:table-cell office:value-type="float" office:value="1292.76" calcext:value-type="float">
            <text:p>1292.76</text:p>
          </table:table-cell>
        </table:table-row>
        <table:table-row table:style-name="ro1">
          <table:table-cell office:value-type="float" office:value="15934692" calcext:value-type="float">
            <text:p>15934692</text:p>
          </table:table-cell>
          <table:table-cell table:formula="of:=[.A998]/1000/(60*60*24)" office:value-type="time" office:time-value="PT04H25M34.692S" calcext:value-type="time">
            <text:p>04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65.61" calcext:value-type="float">
            <text:p>1065.61</text:p>
          </table:table-cell>
          <table:table-cell office:value-type="float" office:value="1294.04" calcext:value-type="float">
            <text:p>1294.04</text:p>
          </table:table-cell>
        </table:table-row>
        <table:table-row table:style-name="ro1">
          <table:table-cell office:value-type="float" office:value="15950692" calcext:value-type="float">
            <text:p>15950692</text:p>
          </table:table-cell>
          <table:table-cell table:formula="of:=[.A999]/1000/(60*60*24)" office:value-type="time" office:time-value="PT04H25M50.692S" calcext:value-type="time">
            <text:p>04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66.67" calcext:value-type="float">
            <text:p>1066.67</text:p>
          </table:table-cell>
          <table:table-cell office:value-type="float" office:value="1295.31" calcext:value-type="float">
            <text:p>1295.31</text:p>
          </table:table-cell>
        </table:table-row>
        <table:table-row table:style-name="ro1">
          <table:table-cell office:value-type="float" office:value="15966692" calcext:value-type="float">
            <text:p>15966692</text:p>
          </table:table-cell>
          <table:table-cell table:formula="of:=[.A1000]/1000/(60*60*24)" office:value-type="time" office:time-value="PT04H26M06.692S" calcext:value-type="time">
            <text:p>04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67.73" calcext:value-type="float">
            <text:p>1067.73</text:p>
          </table:table-cell>
          <table:table-cell office:value-type="float" office:value="1296.58" calcext:value-type="float">
            <text:p>1296.58</text:p>
          </table:table-cell>
        </table:table-row>
        <table:table-row table:style-name="ro1">
          <table:table-cell office:value-type="float" office:value="15982692" calcext:value-type="float">
            <text:p>15982692</text:p>
          </table:table-cell>
          <table:table-cell table:formula="of:=[.A1001]/1000/(60*60*24)" office:value-type="time" office:time-value="PT04H26M22.692S" calcext:value-type="time">
            <text:p>04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68.79" calcext:value-type="float">
            <text:p>1068.79</text:p>
          </table:table-cell>
          <table:table-cell office:value-type="float" office:value="1297.86" calcext:value-type="float">
            <text:p>1297.86</text:p>
          </table:table-cell>
        </table:table-row>
        <table:table-row table:style-name="ro1">
          <table:table-cell office:value-type="float" office:value="15998692" calcext:value-type="float">
            <text:p>15998692</text:p>
          </table:table-cell>
          <table:table-cell table:formula="of:=[.A1002]/1000/(60*60*24)" office:value-type="time" office:time-value="PT04H26M38.692S" calcext:value-type="time">
            <text:p>04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69.85" calcext:value-type="float">
            <text:p>1069.85</text:p>
          </table:table-cell>
          <table:table-cell office:value-type="float" office:value="1299.13" calcext:value-type="float">
            <text:p>1299.13</text:p>
          </table:table-cell>
        </table:table-row>
        <table:table-row table:style-name="ro1">
          <table:table-cell office:value-type="float" office:value="16014692" calcext:value-type="float">
            <text:p>16014692</text:p>
          </table:table-cell>
          <table:table-cell table:formula="of:=[.A1003]/1000/(60*60*24)" office:value-type="time" office:time-value="PT04H26M54.692S" calcext:value-type="time">
            <text:p>04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0.91" calcext:value-type="float">
            <text:p>1070.91</text:p>
          </table:table-cell>
          <table:table-cell office:value-type="float" office:value="1300.4" calcext:value-type="float">
            <text:p>1300.4</text:p>
          </table:table-cell>
        </table:table-row>
        <table:table-row table:style-name="ro1">
          <table:table-cell office:value-type="float" office:value="16030692" calcext:value-type="float">
            <text:p>16030692</text:p>
          </table:table-cell>
          <table:table-cell table:formula="of:=[.A1004]/1000/(60*60*24)" office:value-type="time" office:time-value="PT04H27M10.692S" calcext:value-type="time">
            <text:p>04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71.97" calcext:value-type="float">
            <text:p>1071.97</text:p>
          </table:table-cell>
          <table:table-cell office:value-type="float" office:value="1301.67" calcext:value-type="float">
            <text:p>1301.67</text:p>
          </table:table-cell>
        </table:table-row>
        <table:table-row table:style-name="ro1">
          <table:table-cell office:value-type="float" office:value="16046692" calcext:value-type="float">
            <text:p>16046692</text:p>
          </table:table-cell>
          <table:table-cell table:formula="of:=[.A1005]/1000/(60*60*24)" office:value-type="time" office:time-value="PT04H27M26.692S" calcext:value-type="time">
            <text:p>04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3.02" calcext:value-type="float">
            <text:p>1073.02</text:p>
          </table:table-cell>
          <table:table-cell office:value-type="float" office:value="1302.95" calcext:value-type="float">
            <text:p>1302.95</text:p>
          </table:table-cell>
        </table:table-row>
        <table:table-row table:style-name="ro1">
          <table:table-cell office:value-type="float" office:value="16062692" calcext:value-type="float">
            <text:p>16062692</text:p>
          </table:table-cell>
          <table:table-cell table:formula="of:=[.A1006]/1000/(60*60*24)" office:value-type="time" office:time-value="PT04H27M42.692S" calcext:value-type="time">
            <text:p>04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74.08" calcext:value-type="float">
            <text:p>1074.08</text:p>
          </table:table-cell>
          <table:table-cell office:value-type="float" office:value="1304.22" calcext:value-type="float">
            <text:p>1304.22</text:p>
          </table:table-cell>
        </table:table-row>
        <table:table-row table:style-name="ro1">
          <table:table-cell office:value-type="float" office:value="16078692" calcext:value-type="float">
            <text:p>16078692</text:p>
          </table:table-cell>
          <table:table-cell table:formula="of:=[.A1007]/1000/(60*60*24)" office:value-type="time" office:time-value="PT04H27M58.692S" calcext:value-type="time">
            <text:p>04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5.14" calcext:value-type="float">
            <text:p>1075.14</text:p>
          </table:table-cell>
          <table:table-cell office:value-type="float" office:value="1305.49" calcext:value-type="float">
            <text:p>1305.49</text:p>
          </table:table-cell>
        </table:table-row>
        <table:table-row table:style-name="ro1">
          <table:table-cell office:value-type="float" office:value="16094692" calcext:value-type="float">
            <text:p>16094692</text:p>
          </table:table-cell>
          <table:table-cell table:formula="of:=[.A1008]/1000/(60*60*24)" office:value-type="time" office:time-value="PT04H28M14.692S" calcext:value-type="time">
            <text:p>04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076.2" calcext:value-type="float">
            <text:p>1076.2</text:p>
          </table:table-cell>
          <table:table-cell office:value-type="float" office:value="1306.76" calcext:value-type="float">
            <text:p>1306.76</text:p>
          </table:table-cell>
        </table:table-row>
        <table:table-row table:style-name="ro1">
          <table:table-cell office:value-type="float" office:value="16110691" calcext:value-type="float">
            <text:p>16110691</text:p>
          </table:table-cell>
          <table:table-cell table:formula="of:=[.A1009]/1000/(60*60*24)" office:value-type="time" office:time-value="PT04H28M30.691S" calcext:value-type="time">
            <text:p>04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7.26" calcext:value-type="float">
            <text:p>1077.26</text:p>
          </table:table-cell>
          <table:table-cell office:value-type="float" office:value="1308.03" calcext:value-type="float">
            <text:p>1308.03</text:p>
          </table:table-cell>
        </table:table-row>
        <table:table-row table:style-name="ro1">
          <table:table-cell office:value-type="float" office:value="16126692" calcext:value-type="float">
            <text:p>16126692</text:p>
          </table:table-cell>
          <table:table-cell table:formula="of:=[.A1010]/1000/(60*60*24)" office:value-type="time" office:time-value="PT04H28M46.692S" calcext:value-type="time">
            <text:p>04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8.32" calcext:value-type="float">
            <text:p>1078.32</text:p>
          </table:table-cell>
          <table:table-cell office:value-type="float" office:value="1309.3" calcext:value-type="float">
            <text:p>1309.3</text:p>
          </table:table-cell>
        </table:table-row>
        <table:table-row table:style-name="ro1">
          <table:table-cell office:value-type="float" office:value="16142692" calcext:value-type="float">
            <text:p>16142692</text:p>
          </table:table-cell>
          <table:table-cell table:formula="of:=[.A1011]/1000/(60*60*24)" office:value-type="time" office:time-value="PT04H29M02.692S" calcext:value-type="time">
            <text:p>04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079.38" calcext:value-type="float">
            <text:p>1079.38</text:p>
          </table:table-cell>
          <table:table-cell office:value-type="float" office:value="1310.57" calcext:value-type="float">
            <text:p>1310.57</text:p>
          </table:table-cell>
        </table:table-row>
        <table:table-row table:style-name="ro1">
          <table:table-cell office:value-type="float" office:value="16158692" calcext:value-type="float">
            <text:p>16158692</text:p>
          </table:table-cell>
          <table:table-cell table:formula="of:=[.A1012]/1000/(60*60*24)" office:value-type="time" office:time-value="PT04H29M18.692S" calcext:value-type="time">
            <text:p>04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1080.43" calcext:value-type="float">
            <text:p>1080.43</text:p>
          </table:table-cell>
          <table:table-cell office:value-type="float" office:value="1311.84" calcext:value-type="float">
            <text:p>1311.84</text:p>
          </table:table-cell>
        </table:table-row>
        <table:table-row table:style-name="ro1">
          <table:table-cell office:value-type="float" office:value="16174692" calcext:value-type="float">
            <text:p>16174692</text:p>
          </table:table-cell>
          <table:table-cell table:formula="of:=[.A1013]/1000/(60*60*24)" office:value-type="time" office:time-value="PT04H29M34.692S" calcext:value-type="time">
            <text:p>04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81.49" calcext:value-type="float">
            <text:p>1081.49</text:p>
          </table:table-cell>
          <table:table-cell office:value-type="float" office:value="1313.12" calcext:value-type="float">
            <text:p>1313.12</text:p>
          </table:table-cell>
        </table:table-row>
        <table:table-row table:style-name="ro1">
          <table:table-cell office:value-type="float" office:value="16190692" calcext:value-type="float">
            <text:p>16190692</text:p>
          </table:table-cell>
          <table:table-cell table:formula="of:=[.A1014]/1000/(60*60*24)" office:value-type="time" office:time-value="PT04H29M50.692S" calcext:value-type="time">
            <text:p>04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082.55" calcext:value-type="float">
            <text:p>1082.55</text:p>
          </table:table-cell>
          <table:table-cell office:value-type="float" office:value="1314.39" calcext:value-type="float">
            <text:p>1314.39</text:p>
          </table:table-cell>
        </table:table-row>
        <table:table-row table:style-name="ro1">
          <table:table-cell office:value-type="float" office:value="16206692" calcext:value-type="float">
            <text:p>16206692</text:p>
          </table:table-cell>
          <table:table-cell table:formula="of:=[.A1015]/1000/(60*60*24)" office:value-type="time" office:time-value="PT04H30M06.692S" calcext:value-type="time">
            <text:p>04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83.61" calcext:value-type="float">
            <text:p>1083.61</text:p>
          </table:table-cell>
          <table:table-cell office:value-type="float" office:value="1315.66" calcext:value-type="float">
            <text:p>1315.66</text:p>
          </table:table-cell>
        </table:table-row>
        <table:table-row table:style-name="ro1">
          <table:table-cell office:value-type="float" office:value="16222692" calcext:value-type="float">
            <text:p>16222692</text:p>
          </table:table-cell>
          <table:table-cell table:formula="of:=[.A1016]/1000/(60*60*24)" office:value-type="time" office:time-value="PT04H30M22.692S" calcext:value-type="time">
            <text:p>04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84.67" calcext:value-type="float">
            <text:p>1084.67</text:p>
          </table:table-cell>
          <table:table-cell office:value-type="float" office:value="1316.93" calcext:value-type="float">
            <text:p>1316.93</text:p>
          </table:table-cell>
        </table:table-row>
        <table:table-row table:style-name="ro1">
          <table:table-cell office:value-type="float" office:value="16238692" calcext:value-type="float">
            <text:p>16238692</text:p>
          </table:table-cell>
          <table:table-cell table:formula="of:=[.A1017]/1000/(60*60*24)" office:value-type="time" office:time-value="PT04H30M38.692S" calcext:value-type="time">
            <text:p>04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085.73" calcext:value-type="float">
            <text:p>1085.73</text:p>
          </table:table-cell>
          <table:table-cell office:value-type="float" office:value="1318.2" calcext:value-type="float">
            <text:p>1318.2</text:p>
          </table:table-cell>
        </table:table-row>
        <table:table-row table:style-name="ro1">
          <table:table-cell office:value-type="float" office:value="16254692" calcext:value-type="float">
            <text:p>16254692</text:p>
          </table:table-cell>
          <table:table-cell table:formula="of:=[.A1018]/1000/(60*60*24)" office:value-type="time" office:time-value="PT04H30M54.692S" calcext:value-type="time">
            <text:p>04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86.78" calcext:value-type="float">
            <text:p>1086.78</text:p>
          </table:table-cell>
          <table:table-cell office:value-type="float" office:value="1319.47" calcext:value-type="float">
            <text:p>1319.47</text:p>
          </table:table-cell>
        </table:table-row>
        <table:table-row table:style-name="ro1">
          <table:table-cell office:value-type="float" office:value="16270692" calcext:value-type="float">
            <text:p>16270692</text:p>
          </table:table-cell>
          <table:table-cell table:formula="of:=[.A1019]/1000/(60*60*24)" office:value-type="time" office:time-value="PT04H31M10.692S" calcext:value-type="time">
            <text:p>04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320.74" calcext:value-type="float">
            <text:p>1320.74</text:p>
          </table:table-cell>
        </table:table-row>
        <table:table-row table:style-name="ro1">
          <table:table-cell office:value-type="float" office:value="16286692" calcext:value-type="float">
            <text:p>16286692</text:p>
          </table:table-cell>
          <table:table-cell table:formula="of:=[.A1020]/1000/(60*60*24)" office:value-type="time" office:time-value="PT04H31M26.692S" calcext:value-type="time">
            <text:p>04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88.9" calcext:value-type="float">
            <text:p>1088.9</text:p>
          </table:table-cell>
          <table:table-cell office:value-type="float" office:value="1322.01" calcext:value-type="float">
            <text:p>1322.01</text:p>
          </table:table-cell>
        </table:table-row>
        <table:table-row table:style-name="ro1">
          <table:table-cell office:value-type="float" office:value="16302692" calcext:value-type="float">
            <text:p>16302692</text:p>
          </table:table-cell>
          <table:table-cell table:formula="of:=[.A1021]/1000/(60*60*24)" office:value-type="time" office:time-value="PT04H31M42.692S" calcext:value-type="time">
            <text:p>04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89.96" calcext:value-type="float">
            <text:p>1089.96</text:p>
          </table:table-cell>
          <table:table-cell office:value-type="float" office:value="1323.28" calcext:value-type="float">
            <text:p>1323.28</text:p>
          </table:table-cell>
        </table:table-row>
        <table:table-row table:style-name="ro1">
          <table:table-cell office:value-type="float" office:value="16318692" calcext:value-type="float">
            <text:p>16318692</text:p>
          </table:table-cell>
          <table:table-cell table:formula="of:=[.A1022]/1000/(60*60*24)" office:value-type="time" office:time-value="PT04H31M58.692S" calcext:value-type="time">
            <text:p>04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91.02" calcext:value-type="float">
            <text:p>1091.02</text:p>
          </table:table-cell>
          <table:table-cell office:value-type="float" office:value="1324.55" calcext:value-type="float">
            <text:p>1324.55</text:p>
          </table:table-cell>
        </table:table-row>
        <table:table-row table:style-name="ro1">
          <table:table-cell office:value-type="float" office:value="16334692" calcext:value-type="float">
            <text:p>16334692</text:p>
          </table:table-cell>
          <table:table-cell table:formula="of:=[.A1023]/1000/(60*60*24)" office:value-type="time" office:time-value="PT04H32M14.692S" calcext:value-type="time">
            <text:p>04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6.5" calcext:value-type="float">
            <text:p>286.5</text:p>
          </table:table-cell>
          <table:table-cell office:value-type="float" office:value="1092.07" calcext:value-type="float">
            <text:p>1092.07</text:p>
          </table:table-cell>
          <table:table-cell office:value-type="float" office:value="1325.82" calcext:value-type="float">
            <text:p>1325.82</text:p>
          </table:table-cell>
        </table:table-row>
        <table:table-row table:style-name="ro1">
          <table:table-cell office:value-type="float" office:value="16350692" calcext:value-type="float">
            <text:p>16350692</text:p>
          </table:table-cell>
          <table:table-cell table:formula="of:=[.A1024]/1000/(60*60*24)" office:value-type="time" office:time-value="PT04H32M30.692S" calcext:value-type="time">
            <text:p>04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93.13" calcext:value-type="float">
            <text:p>1093.13</text:p>
          </table:table-cell>
          <table:table-cell office:value-type="float" office:value="1327.09" calcext:value-type="float">
            <text:p>1327.09</text:p>
          </table:table-cell>
        </table:table-row>
        <table:table-row table:style-name="ro1">
          <table:table-cell office:value-type="float" office:value="16366692" calcext:value-type="float">
            <text:p>16366692</text:p>
          </table:table-cell>
          <table:table-cell table:formula="of:=[.A1025]/1000/(60*60*24)" office:value-type="time" office:time-value="PT04H32M46.692S" calcext:value-type="time">
            <text:p>04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4.19" calcext:value-type="float">
            <text:p>1094.19</text:p>
          </table:table-cell>
          <table:table-cell office:value-type="float" office:value="1328.36" calcext:value-type="float">
            <text:p>1328.36</text:p>
          </table:table-cell>
        </table:table-row>
        <table:table-row table:style-name="ro1">
          <table:table-cell office:value-type="float" office:value="16382692" calcext:value-type="float">
            <text:p>16382692</text:p>
          </table:table-cell>
          <table:table-cell table:formula="of:=[.A1026]/1000/(60*60*24)" office:value-type="time" office:time-value="PT04H33M02.692S" calcext:value-type="time">
            <text:p>04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5.25" calcext:value-type="float">
            <text:p>1095.25</text:p>
          </table:table-cell>
          <table:table-cell office:value-type="float" office:value="1329.63" calcext:value-type="float">
            <text:p>1329.63</text:p>
          </table:table-cell>
        </table:table-row>
        <table:table-row table:style-name="ro1">
          <table:table-cell office:value-type="float" office:value="16398692" calcext:value-type="float">
            <text:p>16398692</text:p>
          </table:table-cell>
          <table:table-cell table:formula="of:=[.A1027]/1000/(60*60*24)" office:value-type="time" office:time-value="PT04H33M18.692S" calcext:value-type="time">
            <text:p>04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6.31" calcext:value-type="float">
            <text:p>1096.31</text:p>
          </table:table-cell>
          <table:table-cell office:value-type="float" office:value="1330.9" calcext:value-type="float">
            <text:p>1330.9</text:p>
          </table:table-cell>
        </table:table-row>
        <table:table-row table:style-name="ro1">
          <table:table-cell office:value-type="float" office:value="16414692" calcext:value-type="float">
            <text:p>16414692</text:p>
          </table:table-cell>
          <table:table-cell table:formula="of:=[.A1028]/1000/(60*60*24)" office:value-type="time" office:time-value="PT04H33M34.692S" calcext:value-type="time">
            <text:p>04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7.37" calcext:value-type="float">
            <text:p>1097.37</text:p>
          </table:table-cell>
          <table:table-cell office:value-type="float" office:value="1332.17" calcext:value-type="float">
            <text:p>1332.17</text:p>
          </table:table-cell>
        </table:table-row>
        <table:table-row table:style-name="ro1">
          <table:table-cell office:value-type="float" office:value="16430692" calcext:value-type="float">
            <text:p>16430692</text:p>
          </table:table-cell>
          <table:table-cell table:formula="of:=[.A1029]/1000/(60*60*24)" office:value-type="time" office:time-value="PT04H33M50.692S" calcext:value-type="time">
            <text:p>04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8.42" calcext:value-type="float">
            <text:p>1098.42</text:p>
          </table:table-cell>
          <table:table-cell office:value-type="float" office:value="1333.43" calcext:value-type="float">
            <text:p>1333.43</text:p>
          </table:table-cell>
        </table:table-row>
        <table:table-row table:style-name="ro1">
          <table:table-cell office:value-type="float" office:value="16446692" calcext:value-type="float">
            <text:p>16446692</text:p>
          </table:table-cell>
          <table:table-cell table:formula="of:=[.A1030]/1000/(60*60*24)" office:value-type="time" office:time-value="PT04H34M06.692S" calcext:value-type="time">
            <text:p>04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9.48" calcext:value-type="float">
            <text:p>1099.48</text:p>
          </table:table-cell>
          <table:table-cell office:value-type="float" office:value="1334.7" calcext:value-type="float">
            <text:p>1334.7</text:p>
          </table:table-cell>
        </table:table-row>
        <table:table-row table:style-name="ro1">
          <table:table-cell office:value-type="float" office:value="16462692" calcext:value-type="float">
            <text:p>16462692</text:p>
          </table:table-cell>
          <table:table-cell table:formula="of:=[.A1031]/1000/(60*60*24)" office:value-type="time" office:time-value="PT04H34M22.692S" calcext:value-type="time">
            <text:p>04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00.54" calcext:value-type="float">
            <text:p>1100.54</text:p>
          </table:table-cell>
          <table:table-cell office:value-type="float" office:value="1335.97" calcext:value-type="float">
            <text:p>1335.97</text:p>
          </table:table-cell>
        </table:table-row>
        <table:table-row table:style-name="ro1">
          <table:table-cell office:value-type="float" office:value="16478692" calcext:value-type="float">
            <text:p>16478692</text:p>
          </table:table-cell>
          <table:table-cell table:formula="of:=[.A1032]/1000/(60*60*24)" office:value-type="time" office:time-value="PT04H34M38.692S" calcext:value-type="time">
            <text:p>04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01.6" calcext:value-type="float">
            <text:p>1101.6</text:p>
          </table:table-cell>
          <table:table-cell office:value-type="float" office:value="1337.24" calcext:value-type="float">
            <text:p>1337.24</text:p>
          </table:table-cell>
        </table:table-row>
        <table:table-row table:style-name="ro1">
          <table:table-cell office:value-type="float" office:value="16494692" calcext:value-type="float">
            <text:p>16494692</text:p>
          </table:table-cell>
          <table:table-cell table:formula="of:=[.A1033]/1000/(60*60*24)" office:value-type="time" office:time-value="PT04H34M54.692S" calcext:value-type="time">
            <text:p>04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02.66" calcext:value-type="float">
            <text:p>1102.66</text:p>
          </table:table-cell>
          <table:table-cell office:value-type="float" office:value="1338.51" calcext:value-type="float">
            <text:p>1338.51</text:p>
          </table:table-cell>
        </table:table-row>
        <table:table-row table:style-name="ro1">
          <table:table-cell office:value-type="float" office:value="16510692" calcext:value-type="float">
            <text:p>16510692</text:p>
          </table:table-cell>
          <table:table-cell table:formula="of:=[.A1034]/1000/(60*60*24)" office:value-type="time" office:time-value="PT04H35M10.692S" calcext:value-type="time">
            <text:p>04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03.71" calcext:value-type="float">
            <text:p>1103.71</text:p>
          </table:table-cell>
          <table:table-cell office:value-type="float" office:value="1339.78" calcext:value-type="float">
            <text:p>1339.78</text:p>
          </table:table-cell>
        </table:table-row>
        <table:table-row table:style-name="ro1">
          <table:table-cell office:value-type="float" office:value="16526692" calcext:value-type="float">
            <text:p>16526692</text:p>
          </table:table-cell>
          <table:table-cell table:formula="of:=[.A1035]/1000/(60*60*24)" office:value-type="time" office:time-value="PT04H35M26.692S" calcext:value-type="time">
            <text:p>04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04.77" calcext:value-type="float">
            <text:p>1104.77</text:p>
          </table:table-cell>
          <table:table-cell office:value-type="float" office:value="1341.05" calcext:value-type="float">
            <text:p>1341.05</text:p>
          </table:table-cell>
        </table:table-row>
        <table:table-row table:style-name="ro1">
          <table:table-cell office:value-type="float" office:value="16542692" calcext:value-type="float">
            <text:p>16542692</text:p>
          </table:table-cell>
          <table:table-cell table:formula="of:=[.A1036]/1000/(60*60*24)" office:value-type="time" office:time-value="PT04H35M42.692S" calcext:value-type="time">
            <text:p>04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05.83" calcext:value-type="float">
            <text:p>1105.83</text:p>
          </table:table-cell>
          <table:table-cell office:value-type="float" office:value="1342.32" calcext:value-type="float">
            <text:p>1342.32</text:p>
          </table:table-cell>
        </table:table-row>
        <table:table-row table:style-name="ro1">
          <table:table-cell office:value-type="float" office:value="16558692" calcext:value-type="float">
            <text:p>16558692</text:p>
          </table:table-cell>
          <table:table-cell table:formula="of:=[.A1037]/1000/(60*60*24)" office:value-type="time" office:time-value="PT04H35M58.692S" calcext:value-type="time">
            <text:p>04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06.89" calcext:value-type="float">
            <text:p>1106.89</text:p>
          </table:table-cell>
          <table:table-cell office:value-type="float" office:value="1343.59" calcext:value-type="float">
            <text:p>1343.59</text:p>
          </table:table-cell>
        </table:table-row>
        <table:table-row table:style-name="ro1">
          <table:table-cell office:value-type="float" office:value="16574692" calcext:value-type="float">
            <text:p>16574692</text:p>
          </table:table-cell>
          <table:table-cell table:formula="of:=[.A1038]/1000/(60*60*24)" office:value-type="time" office:time-value="PT04H36M14.692S" calcext:value-type="time">
            <text:p>04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07.94" calcext:value-type="float">
            <text:p>1107.94</text:p>
          </table:table-cell>
          <table:table-cell office:value-type="float" office:value="1344.86" calcext:value-type="float">
            <text:p>1344.86</text:p>
          </table:table-cell>
        </table:table-row>
        <table:table-row table:style-name="ro1">
          <table:table-cell office:value-type="float" office:value="16590692" calcext:value-type="float">
            <text:p>16590692</text:p>
          </table:table-cell>
          <table:table-cell table:formula="of:=[.A1039]/1000/(60*60*24)" office:value-type="time" office:time-value="PT04H36M30.692S" calcext:value-type="time">
            <text:p>04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09" calcext:value-type="float">
            <text:p>1109</text:p>
          </table:table-cell>
          <table:table-cell office:value-type="float" office:value="1346.13" calcext:value-type="float">
            <text:p>1346.13</text:p>
          </table:table-cell>
        </table:table-row>
        <table:table-row table:style-name="ro1">
          <table:table-cell office:value-type="float" office:value="16606692" calcext:value-type="float">
            <text:p>16606692</text:p>
          </table:table-cell>
          <table:table-cell table:formula="of:=[.A1040]/1000/(60*60*24)" office:value-type="time" office:time-value="PT04H36M46.692S" calcext:value-type="time">
            <text:p>04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10.06" calcext:value-type="float">
            <text:p>1110.06</text:p>
          </table:table-cell>
          <table:table-cell office:value-type="float" office:value="1347.4" calcext:value-type="float">
            <text:p>1347.4</text:p>
          </table:table-cell>
        </table:table-row>
        <table:table-row table:style-name="ro1">
          <table:table-cell office:value-type="float" office:value="16622692" calcext:value-type="float">
            <text:p>16622692</text:p>
          </table:table-cell>
          <table:table-cell table:formula="of:=[.A1041]/1000/(60*60*24)" office:value-type="time" office:time-value="PT04H37M02.692S" calcext:value-type="time">
            <text:p>04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11.12" calcext:value-type="float">
            <text:p>1111.12</text:p>
          </table:table-cell>
          <table:table-cell office:value-type="float" office:value="1348.67" calcext:value-type="float">
            <text:p>1348.67</text:p>
          </table:table-cell>
        </table:table-row>
        <table:table-row table:style-name="ro1">
          <table:table-cell office:value-type="float" office:value="16638692" calcext:value-type="float">
            <text:p>16638692</text:p>
          </table:table-cell>
          <table:table-cell table:formula="of:=[.A1042]/1000/(60*60*24)" office:value-type="time" office:time-value="PT04H37M18.692S" calcext:value-type="time">
            <text:p>04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12.17" calcext:value-type="float">
            <text:p>1112.17</text:p>
          </table:table-cell>
          <table:table-cell office:value-type="float" office:value="1349.93" calcext:value-type="float">
            <text:p>1349.93</text:p>
          </table:table-cell>
        </table:table-row>
        <table:table-row table:style-name="ro1">
          <table:table-cell office:value-type="float" office:value="16654692" calcext:value-type="float">
            <text:p>16654692</text:p>
          </table:table-cell>
          <table:table-cell table:formula="of:=[.A1043]/1000/(60*60*24)" office:value-type="time" office:time-value="PT04H37M34.692S" calcext:value-type="time">
            <text:p>04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13.23" calcext:value-type="float">
            <text:p>1113.23</text:p>
          </table:table-cell>
          <table:table-cell office:value-type="float" office:value="1351.2" calcext:value-type="float">
            <text:p>1351.2</text:p>
          </table:table-cell>
        </table:table-row>
        <table:table-row table:style-name="ro1">
          <table:table-cell office:value-type="float" office:value="16670692" calcext:value-type="float">
            <text:p>16670692</text:p>
          </table:table-cell>
          <table:table-cell table:formula="of:=[.A1044]/1000/(60*60*24)" office:value-type="time" office:time-value="PT04H37M50.692S" calcext:value-type="time">
            <text:p>04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14.29" calcext:value-type="float">
            <text:p>1114.29</text:p>
          </table:table-cell>
          <table:table-cell office:value-type="float" office:value="1352.47" calcext:value-type="float">
            <text:p>1352.47</text:p>
          </table:table-cell>
        </table:table-row>
        <table:table-row table:style-name="ro1">
          <table:table-cell office:value-type="float" office:value="16686692" calcext:value-type="float">
            <text:p>16686692</text:p>
          </table:table-cell>
          <table:table-cell table:formula="of:=[.A1045]/1000/(60*60*24)" office:value-type="time" office:time-value="PT04H38M06.692S" calcext:value-type="time">
            <text:p>04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15.34" calcext:value-type="float">
            <text:p>1115.34</text:p>
          </table:table-cell>
          <table:table-cell office:value-type="float" office:value="1353.74" calcext:value-type="float">
            <text:p>1353.74</text:p>
          </table:table-cell>
        </table:table-row>
        <table:table-row table:style-name="ro1">
          <table:table-cell office:value-type="float" office:value="16702692" calcext:value-type="float">
            <text:p>16702692</text:p>
          </table:table-cell>
          <table:table-cell table:formula="of:=[.A1046]/1000/(60*60*24)" office:value-type="time" office:time-value="PT04H38M22.692S" calcext:value-type="time">
            <text:p>04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16.4" calcext:value-type="float">
            <text:p>1116.4</text:p>
          </table:table-cell>
          <table:table-cell office:value-type="float" office:value="1355.01" calcext:value-type="float">
            <text:p>1355.01</text:p>
          </table:table-cell>
        </table:table-row>
        <table:table-row table:style-name="ro1">
          <table:table-cell office:value-type="float" office:value="16718692" calcext:value-type="float">
            <text:p>16718692</text:p>
          </table:table-cell>
          <table:table-cell table:formula="of:=[.A1047]/1000/(60*60*24)" office:value-type="time" office:time-value="PT04H38M38.692S" calcext:value-type="time">
            <text:p>04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17.46" calcext:value-type="float">
            <text:p>1117.46</text:p>
          </table:table-cell>
          <table:table-cell office:value-type="float" office:value="1356.28" calcext:value-type="float">
            <text:p>1356.28</text:p>
          </table:table-cell>
        </table:table-row>
        <table:table-row table:style-name="ro1">
          <table:table-cell office:value-type="float" office:value="16734692" calcext:value-type="float">
            <text:p>16734692</text:p>
          </table:table-cell>
          <table:table-cell table:formula="of:=[.A1048]/1000/(60*60*24)" office:value-type="time" office:time-value="PT04H38M54.692S" calcext:value-type="time">
            <text:p>04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18.52" calcext:value-type="float">
            <text:p>1118.52</text:p>
          </table:table-cell>
          <table:table-cell office:value-type="float" office:value="1357.55" calcext:value-type="float">
            <text:p>1357.55</text:p>
          </table:table-cell>
        </table:table-row>
        <table:table-row table:style-name="ro1">
          <table:table-cell office:value-type="float" office:value="16750692" calcext:value-type="float">
            <text:p>16750692</text:p>
          </table:table-cell>
          <table:table-cell table:formula="of:=[.A1049]/1000/(60*60*24)" office:value-type="time" office:time-value="PT04H39M10.692S" calcext:value-type="time">
            <text:p>04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19.57" calcext:value-type="float">
            <text:p>1119.57</text:p>
          </table:table-cell>
          <table:table-cell office:value-type="float" office:value="1358.81" calcext:value-type="float">
            <text:p>1358.81</text:p>
          </table:table-cell>
        </table:table-row>
        <table:table-row table:style-name="ro1">
          <table:table-cell office:value-type="float" office:value="16766692" calcext:value-type="float">
            <text:p>16766692</text:p>
          </table:table-cell>
          <table:table-cell table:formula="of:=[.A1050]/1000/(60*60*24)" office:value-type="time" office:time-value="PT04H39M26.692S" calcext:value-type="time">
            <text:p>04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20.63" calcext:value-type="float">
            <text:p>1120.63</text:p>
          </table:table-cell>
          <table:table-cell office:value-type="float" office:value="1360.08" calcext:value-type="float">
            <text:p>1360.08</text:p>
          </table:table-cell>
        </table:table-row>
        <table:table-row table:style-name="ro1">
          <table:table-cell office:value-type="float" office:value="16782692" calcext:value-type="float">
            <text:p>16782692</text:p>
          </table:table-cell>
          <table:table-cell table:formula="of:=[.A1051]/1000/(60*60*24)" office:value-type="time" office:time-value="PT04H39M42.692S" calcext:value-type="time">
            <text:p>04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1.69" calcext:value-type="float">
            <text:p>1121.69</text:p>
          </table:table-cell>
          <table:table-cell office:value-type="float" office:value="1361.35" calcext:value-type="float">
            <text:p>1361.35</text:p>
          </table:table-cell>
        </table:table-row>
        <table:table-row table:style-name="ro1">
          <table:table-cell office:value-type="float" office:value="16798691" calcext:value-type="float">
            <text:p>16798691</text:p>
          </table:table-cell>
          <table:table-cell table:formula="of:=[.A1052]/1000/(60*60*24)" office:value-type="time" office:time-value="PT04H39M58.691S" calcext:value-type="time">
            <text:p>04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2.74" calcext:value-type="float">
            <text:p>1122.74</text:p>
          </table:table-cell>
          <table:table-cell office:value-type="float" office:value="1362.62" calcext:value-type="float">
            <text:p>1362.62</text:p>
          </table:table-cell>
        </table:table-row>
        <table:table-row table:style-name="ro1">
          <table:table-cell office:value-type="float" office:value="16814692" calcext:value-type="float">
            <text:p>16814692</text:p>
          </table:table-cell>
          <table:table-cell table:formula="of:=[.A1053]/1000/(60*60*24)" office:value-type="time" office:time-value="PT04H40M14.692S" calcext:value-type="time">
            <text:p>04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3.8" calcext:value-type="float">
            <text:p>1123.8</text:p>
          </table:table-cell>
          <table:table-cell office:value-type="float" office:value="1363.89" calcext:value-type="float">
            <text:p>1363.89</text:p>
          </table:table-cell>
        </table:table-row>
        <table:table-row table:style-name="ro1">
          <table:table-cell office:value-type="float" office:value="16830692" calcext:value-type="float">
            <text:p>16830692</text:p>
          </table:table-cell>
          <table:table-cell table:formula="of:=[.A1054]/1000/(60*60*24)" office:value-type="time" office:time-value="PT04H40M30.692S" calcext:value-type="time">
            <text:p>04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4.86" calcext:value-type="float">
            <text:p>1124.86</text:p>
          </table:table-cell>
          <table:table-cell office:value-type="float" office:value="1365.15" calcext:value-type="float">
            <text:p>1365.15</text:p>
          </table:table-cell>
        </table:table-row>
        <table:table-row table:style-name="ro1">
          <table:table-cell office:value-type="float" office:value="16846692" calcext:value-type="float">
            <text:p>16846692</text:p>
          </table:table-cell>
          <table:table-cell table:formula="of:=[.A1055]/1000/(60*60*24)" office:value-type="time" office:time-value="PT04H40M46.692S" calcext:value-type="time">
            <text:p>04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5.91" calcext:value-type="float">
            <text:p>1125.91</text:p>
          </table:table-cell>
          <table:table-cell office:value-type="float" office:value="1366.42" calcext:value-type="float">
            <text:p>1366.42</text:p>
          </table:table-cell>
        </table:table-row>
        <table:table-row table:style-name="ro1">
          <table:table-cell office:value-type="float" office:value="16862692" calcext:value-type="float">
            <text:p>16862692</text:p>
          </table:table-cell>
          <table:table-cell table:formula="of:=[.A1056]/1000/(60*60*24)" office:value-type="time" office:time-value="PT04H41M02.692S" calcext:value-type="time">
            <text:p>04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26.97" calcext:value-type="float">
            <text:p>1126.97</text:p>
          </table:table-cell>
          <table:table-cell office:value-type="float" office:value="1367.69" calcext:value-type="float">
            <text:p>1367.69</text:p>
          </table:table-cell>
        </table:table-row>
        <table:table-row table:style-name="ro1">
          <table:table-cell office:value-type="float" office:value="16878692" calcext:value-type="float">
            <text:p>16878692</text:p>
          </table:table-cell>
          <table:table-cell table:formula="of:=[.A1057]/1000/(60*60*24)" office:value-type="time" office:time-value="PT04H41M18.692S" calcext:value-type="time">
            <text:p>04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28.03" calcext:value-type="float">
            <text:p>1128.03</text:p>
          </table:table-cell>
          <table:table-cell office:value-type="float" office:value="1368.96" calcext:value-type="float">
            <text:p>1368.96</text:p>
          </table:table-cell>
        </table:table-row>
        <table:table-row table:style-name="ro1">
          <table:table-cell office:value-type="float" office:value="16894692" calcext:value-type="float">
            <text:p>16894692</text:p>
          </table:table-cell>
          <table:table-cell table:formula="of:=[.A1058]/1000/(60*60*24)" office:value-type="time" office:time-value="PT04H41M34.692S" calcext:value-type="time">
            <text:p>04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9.09" calcext:value-type="float">
            <text:p>1129.09</text:p>
          </table:table-cell>
          <table:table-cell office:value-type="float" office:value="1370.22" calcext:value-type="float">
            <text:p>1370.22</text:p>
          </table:table-cell>
        </table:table-row>
        <table:table-row table:style-name="ro1">
          <table:table-cell office:value-type="float" office:value="16910692" calcext:value-type="float">
            <text:p>16910692</text:p>
          </table:table-cell>
          <table:table-cell table:formula="of:=[.A1059]/1000/(60*60*24)" office:value-type="time" office:time-value="PT04H41M50.692S" calcext:value-type="time">
            <text:p>04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30.14" calcext:value-type="float">
            <text:p>1130.14</text:p>
          </table:table-cell>
          <table:table-cell office:value-type="float" office:value="1371.49" calcext:value-type="float">
            <text:p>1371.49</text:p>
          </table:table-cell>
        </table:table-row>
        <table:table-row table:style-name="ro1">
          <table:table-cell office:value-type="float" office:value="16926692" calcext:value-type="float">
            <text:p>16926692</text:p>
          </table:table-cell>
          <table:table-cell table:formula="of:=[.A1060]/1000/(60*60*24)" office:value-type="time" office:time-value="PT04H42M06.692S" calcext:value-type="time">
            <text:p>04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1.2" calcext:value-type="float">
            <text:p>1131.2</text:p>
          </table:table-cell>
          <table:table-cell office:value-type="float" office:value="1372.76" calcext:value-type="float">
            <text:p>1372.76</text:p>
          </table:table-cell>
        </table:table-row>
        <table:table-row table:style-name="ro1">
          <table:table-cell office:value-type="float" office:value="16942692" calcext:value-type="float">
            <text:p>16942692</text:p>
          </table:table-cell>
          <table:table-cell table:formula="of:=[.A1061]/1000/(60*60*24)" office:value-type="time" office:time-value="PT04H42M22.692S" calcext:value-type="time">
            <text:p>04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2.25" calcext:value-type="float">
            <text:p>1132.25</text:p>
          </table:table-cell>
          <table:table-cell office:value-type="float" office:value="1374.03" calcext:value-type="float">
            <text:p>1374.03</text:p>
          </table:table-cell>
        </table:table-row>
        <table:table-row table:style-name="ro1">
          <table:table-cell office:value-type="float" office:value="16958692" calcext:value-type="float">
            <text:p>16958692</text:p>
          </table:table-cell>
          <table:table-cell table:formula="of:=[.A1062]/1000/(60*60*24)" office:value-type="time" office:time-value="PT04H42M38.692S" calcext:value-type="time">
            <text:p>04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3.31" calcext:value-type="float">
            <text:p>1133.31</text:p>
          </table:table-cell>
          <table:table-cell office:value-type="float" office:value="1375.29" calcext:value-type="float">
            <text:p>1375.29</text:p>
          </table:table-cell>
        </table:table-row>
        <table:table-row table:style-name="ro1">
          <table:table-cell office:value-type="float" office:value="16974692" calcext:value-type="float">
            <text:p>16974692</text:p>
          </table:table-cell>
          <table:table-cell table:formula="of:=[.A1063]/1000/(60*60*24)" office:value-type="time" office:time-value="PT04H42M54.692S" calcext:value-type="time">
            <text:p>04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4.37" calcext:value-type="float">
            <text:p>1134.37</text:p>
          </table:table-cell>
          <table:table-cell office:value-type="float" office:value="1376.56" calcext:value-type="float">
            <text:p>1376.56</text:p>
          </table:table-cell>
        </table:table-row>
        <table:table-row table:style-name="ro1">
          <table:table-cell office:value-type="float" office:value="16990692" calcext:value-type="float">
            <text:p>16990692</text:p>
          </table:table-cell>
          <table:table-cell table:formula="of:=[.A1064]/1000/(60*60*24)" office:value-type="time" office:time-value="PT04H43M10.692S" calcext:value-type="time">
            <text:p>04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5.42" calcext:value-type="float">
            <text:p>1135.42</text:p>
          </table:table-cell>
          <table:table-cell office:value-type="float" office:value="1377.83" calcext:value-type="float">
            <text:p>1377.83</text:p>
          </table:table-cell>
        </table:table-row>
        <table:table-row table:style-name="ro1">
          <table:table-cell office:value-type="float" office:value="17006691" calcext:value-type="float">
            <text:p>17006691</text:p>
          </table:table-cell>
          <table:table-cell table:formula="of:=[.A1065]/1000/(60*60*24)" office:value-type="time" office:time-value="PT04H43M26.691S" calcext:value-type="time">
            <text:p>04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6.48" calcext:value-type="float">
            <text:p>1136.48</text:p>
          </table:table-cell>
          <table:table-cell office:value-type="float" office:value="1379.1" calcext:value-type="float">
            <text:p>1379.1</text:p>
          </table:table-cell>
        </table:table-row>
        <table:table-row table:style-name="ro1">
          <table:table-cell office:value-type="float" office:value="17022692" calcext:value-type="float">
            <text:p>17022692</text:p>
          </table:table-cell>
          <table:table-cell table:formula="of:=[.A1066]/1000/(60*60*24)" office:value-type="time" office:time-value="PT04H43M42.692S" calcext:value-type="time">
            <text:p>04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7.54" calcext:value-type="float">
            <text:p>1137.54</text:p>
          </table:table-cell>
          <table:table-cell office:value-type="float" office:value="1380.36" calcext:value-type="float">
            <text:p>1380.36</text:p>
          </table:table-cell>
        </table:table-row>
        <table:table-row table:style-name="ro1">
          <table:table-cell office:value-type="float" office:value="17038692" calcext:value-type="float">
            <text:p>17038692</text:p>
          </table:table-cell>
          <table:table-cell table:formula="of:=[.A1067]/1000/(60*60*24)" office:value-type="time" office:time-value="PT04H43M58.692S" calcext:value-type="time">
            <text:p>04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8.59" calcext:value-type="float">
            <text:p>1138.59</text:p>
          </table:table-cell>
          <table:table-cell office:value-type="float" office:value="1381.63" calcext:value-type="float">
            <text:p>1381.63</text:p>
          </table:table-cell>
        </table:table-row>
        <table:table-row table:style-name="ro1">
          <table:table-cell office:value-type="float" office:value="17054692" calcext:value-type="float">
            <text:p>17054692</text:p>
          </table:table-cell>
          <table:table-cell table:formula="of:=[.A1068]/1000/(60*60*24)" office:value-type="time" office:time-value="PT04H44M14.692S" calcext:value-type="time">
            <text:p>04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39.65" calcext:value-type="float">
            <text:p>1139.65</text:p>
          </table:table-cell>
          <table:table-cell office:value-type="float" office:value="1382.9" calcext:value-type="float">
            <text:p>1382.9</text:p>
          </table:table-cell>
        </table:table-row>
        <table:table-row table:style-name="ro1">
          <table:table-cell office:value-type="float" office:value="17070692" calcext:value-type="float">
            <text:p>17070692</text:p>
          </table:table-cell>
          <table:table-cell table:formula="of:=[.A1069]/1000/(60*60*24)" office:value-type="time" office:time-value="PT04H44M30.692S" calcext:value-type="time">
            <text:p>04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40.7" calcext:value-type="float">
            <text:p>1140.7</text:p>
          </table:table-cell>
          <table:table-cell office:value-type="float" office:value="1384.16" calcext:value-type="float">
            <text:p>1384.16</text:p>
          </table:table-cell>
        </table:table-row>
        <table:table-row table:style-name="ro1">
          <table:table-cell office:value-type="float" office:value="17086692" calcext:value-type="float">
            <text:p>17086692</text:p>
          </table:table-cell>
          <table:table-cell table:formula="of:=[.A1070]/1000/(60*60*24)" office:value-type="time" office:time-value="PT04H44M46.692S" calcext:value-type="time">
            <text:p>04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41.76" calcext:value-type="float">
            <text:p>1141.76</text:p>
          </table:table-cell>
          <table:table-cell office:value-type="float" office:value="1385.43" calcext:value-type="float">
            <text:p>1385.43</text:p>
          </table:table-cell>
        </table:table-row>
        <table:table-row table:style-name="ro1">
          <table:table-cell office:value-type="float" office:value="17102692" calcext:value-type="float">
            <text:p>17102692</text:p>
          </table:table-cell>
          <table:table-cell table:formula="of:=[.A1071]/1000/(60*60*24)" office:value-type="time" office:time-value="PT04H45M02.692S" calcext:value-type="time">
            <text:p>04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42.82" calcext:value-type="float">
            <text:p>1142.82</text:p>
          </table:table-cell>
          <table:table-cell office:value-type="float" office:value="1386.7" calcext:value-type="float">
            <text:p>1386.7</text:p>
          </table:table-cell>
        </table:table-row>
        <table:table-row table:style-name="ro1">
          <table:table-cell office:value-type="float" office:value="17118691" calcext:value-type="float">
            <text:p>17118691</text:p>
          </table:table-cell>
          <table:table-cell table:formula="of:=[.A1072]/1000/(60*60*24)" office:value-type="time" office:time-value="PT04H45M18.691S" calcext:value-type="time">
            <text:p>04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143.87" calcext:value-type="float">
            <text:p>1143.87</text:p>
          </table:table-cell>
          <table:table-cell office:value-type="float" office:value="1387.96" calcext:value-type="float">
            <text:p>1387.96</text:p>
          </table:table-cell>
        </table:table-row>
        <table:table-row table:style-name="ro1">
          <table:table-cell office:value-type="float" office:value="17134692" calcext:value-type="float">
            <text:p>17134692</text:p>
          </table:table-cell>
          <table:table-cell table:formula="of:=[.A1073]/1000/(60*60*24)" office:value-type="time" office:time-value="PT04H45M34.692S" calcext:value-type="time">
            <text:p>04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44.93" calcext:value-type="float">
            <text:p>1144.93</text:p>
          </table:table-cell>
          <table:table-cell office:value-type="float" office:value="1389.23" calcext:value-type="float">
            <text:p>1389.23</text:p>
          </table:table-cell>
        </table:table-row>
        <table:table-row table:style-name="ro1">
          <table:table-cell office:value-type="float" office:value="17150691" calcext:value-type="float">
            <text:p>17150691</text:p>
          </table:table-cell>
          <table:table-cell table:formula="of:=[.A1074]/1000/(60*60*24)" office:value-type="time" office:time-value="PT04H45M50.691S" calcext:value-type="time">
            <text:p>04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45.99" calcext:value-type="float">
            <text:p>1145.99</text:p>
          </table:table-cell>
          <table:table-cell office:value-type="float" office:value="1390.5" calcext:value-type="float">
            <text:p>1390.5</text:p>
          </table:table-cell>
        </table:table-row>
        <table:table-row table:style-name="ro1">
          <table:table-cell office:value-type="float" office:value="17166692" calcext:value-type="float">
            <text:p>17166692</text:p>
          </table:table-cell>
          <table:table-cell table:formula="of:=[.A1075]/1000/(60*60*24)" office:value-type="time" office:time-value="PT04H46M06.692S" calcext:value-type="time">
            <text:p>04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47.04" calcext:value-type="float">
            <text:p>1147.04</text:p>
          </table:table-cell>
          <table:table-cell office:value-type="float" office:value="1391.76" calcext:value-type="float">
            <text:p>1391.76</text:p>
          </table:table-cell>
        </table:table-row>
        <table:table-row table:style-name="ro1">
          <table:table-cell office:value-type="float" office:value="17182692" calcext:value-type="float">
            <text:p>17182692</text:p>
          </table:table-cell>
          <table:table-cell table:formula="of:=[.A1076]/1000/(60*60*24)" office:value-type="time" office:time-value="PT04H46M22.692S" calcext:value-type="time">
            <text:p>04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48.1" calcext:value-type="float">
            <text:p>1148.1</text:p>
          </table:table-cell>
          <table:table-cell office:value-type="float" office:value="1393.03" calcext:value-type="float">
            <text:p>1393.03</text:p>
          </table:table-cell>
        </table:table-row>
        <table:table-row table:style-name="ro1">
          <table:table-cell office:value-type="float" office:value="17198692" calcext:value-type="float">
            <text:p>17198692</text:p>
          </table:table-cell>
          <table:table-cell table:formula="of:=[.A1077]/1000/(60*60*24)" office:value-type="time" office:time-value="PT04H46M38.692S" calcext:value-type="time">
            <text:p>04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49.15" calcext:value-type="float">
            <text:p>1149.15</text:p>
          </table:table-cell>
          <table:table-cell office:value-type="float" office:value="1394.3" calcext:value-type="float">
            <text:p>1394.3</text:p>
          </table:table-cell>
        </table:table-row>
        <table:table-row table:style-name="ro1">
          <table:table-cell office:value-type="float" office:value="17214692" calcext:value-type="float">
            <text:p>17214692</text:p>
          </table:table-cell>
          <table:table-cell table:formula="of:=[.A1078]/1000/(60*60*24)" office:value-type="time" office:time-value="PT04H46M54.692S" calcext:value-type="time">
            <text:p>04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50.21" calcext:value-type="float">
            <text:p>1150.21</text:p>
          </table:table-cell>
          <table:table-cell office:value-type="float" office:value="1395.56" calcext:value-type="float">
            <text:p>1395.56</text:p>
          </table:table-cell>
        </table:table-row>
        <table:table-row table:style-name="ro1">
          <table:table-cell office:value-type="float" office:value="17230692" calcext:value-type="float">
            <text:p>17230692</text:p>
          </table:table-cell>
          <table:table-cell table:formula="of:=[.A1079]/1000/(60*60*24)" office:value-type="time" office:time-value="PT04H47M10.692S" calcext:value-type="time">
            <text:p>04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51.27" calcext:value-type="float">
            <text:p>1151.27</text:p>
          </table:table-cell>
          <table:table-cell office:value-type="float" office:value="1396.83" calcext:value-type="float">
            <text:p>1396.83</text:p>
          </table:table-cell>
        </table:table-row>
        <table:table-row table:style-name="ro1">
          <table:table-cell office:value-type="float" office:value="17246692" calcext:value-type="float">
            <text:p>17246692</text:p>
          </table:table-cell>
          <table:table-cell table:formula="of:=[.A1080]/1000/(60*60*24)" office:value-type="time" office:time-value="PT04H47M26.692S" calcext:value-type="time">
            <text:p>04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52.32" calcext:value-type="float">
            <text:p>1152.32</text:p>
          </table:table-cell>
          <table:table-cell office:value-type="float" office:value="1398.09" calcext:value-type="float">
            <text:p>1398.09</text:p>
          </table:table-cell>
        </table:table-row>
        <table:table-row table:style-name="ro1">
          <table:table-cell office:value-type="float" office:value="17262692" calcext:value-type="float">
            <text:p>17262692</text:p>
          </table:table-cell>
          <table:table-cell table:formula="of:=[.A1081]/1000/(60*60*24)" office:value-type="time" office:time-value="PT04H47M42.692S" calcext:value-type="time">
            <text:p>04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1399.36" calcext:value-type="float">
            <text:p>1399.36</text:p>
          </table:table-cell>
        </table:table-row>
        <table:table-row table:style-name="ro1">
          <table:table-cell office:value-type="float" office:value="17278692" calcext:value-type="float">
            <text:p>17278692</text:p>
          </table:table-cell>
          <table:table-cell table:formula="of:=[.A1082]/1000/(60*60*24)" office:value-type="time" office:time-value="PT04H47M58.692S" calcext:value-type="time">
            <text:p>04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54.43" calcext:value-type="float">
            <text:p>1154.43</text:p>
          </table:table-cell>
          <table:table-cell office:value-type="float" office:value="1400.62" calcext:value-type="float">
            <text:p>1400.62</text:p>
          </table:table-cell>
        </table:table-row>
        <table:table-row table:style-name="ro1">
          <table:table-cell office:value-type="float" office:value="17294692" calcext:value-type="float">
            <text:p>17294692</text:p>
          </table:table-cell>
          <table:table-cell table:formula="of:=[.A1083]/1000/(60*60*24)" office:value-type="time" office:time-value="PT04H48M14.692S" calcext:value-type="time">
            <text:p>04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155.49" calcext:value-type="float">
            <text:p>1155.49</text:p>
          </table:table-cell>
          <table:table-cell office:value-type="float" office:value="1401.89" calcext:value-type="float">
            <text:p>1401.89</text:p>
          </table:table-cell>
        </table:table-row>
        <table:table-row table:style-name="ro1">
          <table:table-cell office:value-type="float" office:value="17310692" calcext:value-type="float">
            <text:p>17310692</text:p>
          </table:table-cell>
          <table:table-cell table:formula="of:=[.A1084]/1000/(60*60*24)" office:value-type="time" office:time-value="PT04H48M30.692S" calcext:value-type="time">
            <text:p>04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156.55" calcext:value-type="float">
            <text:p>1156.55</text:p>
          </table:table-cell>
          <table:table-cell office:value-type="float" office:value="1403.15" calcext:value-type="float">
            <text:p>1403.15</text:p>
          </table:table-cell>
        </table:table-row>
        <table:table-row table:style-name="ro1">
          <table:table-cell office:value-type="float" office:value="17326692" calcext:value-type="float">
            <text:p>17326692</text:p>
          </table:table-cell>
          <table:table-cell table:formula="of:=[.A1085]/1000/(60*60*24)" office:value-type="time" office:time-value="PT04H48M46.692S" calcext:value-type="time">
            <text:p>04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57.6" calcext:value-type="float">
            <text:p>1157.6</text:p>
          </table:table-cell>
          <table:table-cell office:value-type="float" office:value="1404.42" calcext:value-type="float">
            <text:p>1404.42</text:p>
          </table:table-cell>
        </table:table-row>
        <table:table-row table:style-name="ro1">
          <table:table-cell office:value-type="float" office:value="17342692" calcext:value-type="float">
            <text:p>17342692</text:p>
          </table:table-cell>
          <table:table-cell table:formula="of:=[.A1086]/1000/(60*60*24)" office:value-type="time" office:time-value="PT04H49M02.692S" calcext:value-type="time">
            <text:p>04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58.66" calcext:value-type="float">
            <text:p>1158.66</text:p>
          </table:table-cell>
          <table:table-cell office:value-type="float" office:value="1405.69" calcext:value-type="float">
            <text:p>1405.69</text:p>
          </table:table-cell>
        </table:table-row>
        <table:table-row table:style-name="ro1">
          <table:table-cell office:value-type="float" office:value="17358692" calcext:value-type="float">
            <text:p>17358692</text:p>
          </table:table-cell>
          <table:table-cell table:formula="of:=[.A1087]/1000/(60*60*24)" office:value-type="time" office:time-value="PT04H49M18.692S" calcext:value-type="time">
            <text:p>04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159.71" calcext:value-type="float">
            <text:p>1159.71</text:p>
          </table:table-cell>
          <table:table-cell office:value-type="float" office:value="1406.95" calcext:value-type="float">
            <text:p>1406.95</text:p>
          </table:table-cell>
        </table:table-row>
        <table:table-row table:style-name="ro1">
          <table:table-cell office:value-type="float" office:value="17374692" calcext:value-type="float">
            <text:p>17374692</text:p>
          </table:table-cell>
          <table:table-cell table:formula="of:=[.A1088]/1000/(60*60*24)" office:value-type="time" office:time-value="PT04H49M34.692S" calcext:value-type="time">
            <text:p>04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60.77" calcext:value-type="float">
            <text:p>1160.77</text:p>
          </table:table-cell>
          <table:table-cell office:value-type="float" office:value="1408.21" calcext:value-type="float">
            <text:p>1408.21</text:p>
          </table:table-cell>
        </table:table-row>
        <table:table-row table:style-name="ro1">
          <table:table-cell office:value-type="float" office:value="17390692" calcext:value-type="float">
            <text:p>17390692</text:p>
          </table:table-cell>
          <table:table-cell table:formula="of:=[.A1089]/1000/(60*60*24)" office:value-type="time" office:time-value="PT04H49M50.692S" calcext:value-type="time">
            <text:p>04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61.82" calcext:value-type="float">
            <text:p>1161.82</text:p>
          </table:table-cell>
          <table:table-cell office:value-type="float" office:value="1409.48" calcext:value-type="float">
            <text:p>1409.48</text:p>
          </table:table-cell>
        </table:table-row>
        <table:table-row table:style-name="ro1">
          <table:table-cell office:value-type="float" office:value="17406692" calcext:value-type="float">
            <text:p>17406692</text:p>
          </table:table-cell>
          <table:table-cell table:formula="of:=[.A1090]/1000/(60*60*24)" office:value-type="time" office:time-value="PT04H50M06.692S" calcext:value-type="time">
            <text:p>04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162.88" calcext:value-type="float">
            <text:p>1162.88</text:p>
          </table:table-cell>
          <table:table-cell office:value-type="float" office:value="1410.74" calcext:value-type="float">
            <text:p>1410.74</text:p>
          </table:table-cell>
        </table:table-row>
        <table:table-row table:style-name="ro1">
          <table:table-cell office:value-type="float" office:value="17422692" calcext:value-type="float">
            <text:p>17422692</text:p>
          </table:table-cell>
          <table:table-cell table:formula="of:=[.A1091]/1000/(60*60*24)" office:value-type="time" office:time-value="PT04H50M22.692S" calcext:value-type="time">
            <text:p>04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63.93" calcext:value-type="float">
            <text:p>1163.9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17438692" calcext:value-type="float">
            <text:p>17438692</text:p>
          </table:table-cell>
          <table:table-cell table:formula="of:=[.A1092]/1000/(60*60*24)" office:value-type="time" office:time-value="PT04H50M38.692S" calcext:value-type="time">
            <text:p>04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64.99" calcext:value-type="float">
            <text:p>1164.99</text:p>
          </table:table-cell>
          <table:table-cell office:value-type="float" office:value="1413.27" calcext:value-type="float">
            <text:p>1413.27</text:p>
          </table:table-cell>
        </table:table-row>
        <table:table-row table:style-name="ro1">
          <table:table-cell office:value-type="float" office:value="17454692" calcext:value-type="float">
            <text:p>17454692</text:p>
          </table:table-cell>
          <table:table-cell table:formula="of:=[.A1093]/1000/(60*60*24)" office:value-type="time" office:time-value="PT04H50M54.692S" calcext:value-type="time">
            <text:p>04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66.04" calcext:value-type="float">
            <text:p>1166.04</text:p>
          </table:table-cell>
          <table:table-cell office:value-type="float" office:value="1414.53" calcext:value-type="float">
            <text:p>1414.53</text:p>
          </table:table-cell>
        </table:table-row>
        <table:table-row table:style-name="ro1">
          <table:table-cell office:value-type="float" office:value="17470692" calcext:value-type="float">
            <text:p>17470692</text:p>
          </table:table-cell>
          <table:table-cell table:formula="of:=[.A1094]/1000/(60*60*24)" office:value-type="time" office:time-value="PT04H51M10.692S" calcext:value-type="time">
            <text:p>04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67.1" calcext:value-type="float">
            <text:p>1167.1</text:p>
          </table:table-cell>
          <table:table-cell office:value-type="float" office:value="1415.79" calcext:value-type="float">
            <text:p>1415.79</text:p>
          </table:table-cell>
        </table:table-row>
        <table:table-row table:style-name="ro1">
          <table:table-cell office:value-type="float" office:value="17486692" calcext:value-type="float">
            <text:p>17486692</text:p>
          </table:table-cell>
          <table:table-cell table:formula="of:=[.A1095]/1000/(60*60*24)" office:value-type="time" office:time-value="PT04H51M26.692S" calcext:value-type="time">
            <text:p>04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168.15" calcext:value-type="float">
            <text:p>1168.15</text:p>
          </table:table-cell>
          <table:table-cell office:value-type="float" office:value="1417.06" calcext:value-type="float">
            <text:p>1417.06</text:p>
          </table:table-cell>
        </table:table-row>
        <table:table-row table:style-name="ro1">
          <table:table-cell office:value-type="float" office:value="17502692" calcext:value-type="float">
            <text:p>17502692</text:p>
          </table:table-cell>
          <table:table-cell table:formula="of:=[.A1096]/1000/(60*60*24)" office:value-type="time" office:time-value="PT04H51M42.692S" calcext:value-type="time">
            <text:p>04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69.21" calcext:value-type="float">
            <text:p>1169.21</text:p>
          </table:table-cell>
          <table:table-cell office:value-type="float" office:value="1418.32" calcext:value-type="float">
            <text:p>1418.32</text:p>
          </table:table-cell>
        </table:table-row>
        <table:table-row table:style-name="ro1">
          <table:table-cell office:value-type="float" office:value="17518692" calcext:value-type="float">
            <text:p>17518692</text:p>
          </table:table-cell>
          <table:table-cell table:formula="of:=[.A1097]/1000/(60*60*24)" office:value-type="time" office:time-value="PT04H51M58.692S" calcext:value-type="time">
            <text:p>04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170.26" calcext:value-type="float">
            <text:p>1170.26</text:p>
          </table:table-cell>
          <table:table-cell office:value-type="float" office:value="1419.59" calcext:value-type="float">
            <text:p>1419.59</text:p>
          </table:table-cell>
        </table:table-row>
        <table:table-row table:style-name="ro1">
          <table:table-cell office:value-type="float" office:value="17534692" calcext:value-type="float">
            <text:p>17534692</text:p>
          </table:table-cell>
          <table:table-cell table:formula="of:=[.A1098]/1000/(60*60*24)" office:value-type="time" office:time-value="PT04H52M14.692S" calcext:value-type="time">
            <text:p>04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71.32" calcext:value-type="float">
            <text:p>1171.32</text:p>
          </table:table-cell>
          <table:table-cell office:value-type="float" office:value="1420.85" calcext:value-type="float">
            <text:p>1420.85</text:p>
          </table:table-cell>
        </table:table-row>
        <table:table-row table:style-name="ro1">
          <table:table-cell office:value-type="float" office:value="17550692" calcext:value-type="float">
            <text:p>17550692</text:p>
          </table:table-cell>
          <table:table-cell table:formula="of:=[.A1099]/1000/(60*60*24)" office:value-type="time" office:time-value="PT04H52M30.692S" calcext:value-type="time">
            <text:p>04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72.37" calcext:value-type="float">
            <text:p>1172.37</text:p>
          </table:table-cell>
          <table:table-cell office:value-type="float" office:value="1422.11" calcext:value-type="float">
            <text:p>1422.11</text:p>
          </table:table-cell>
        </table:table-row>
        <table:table-row table:style-name="ro1">
          <table:table-cell office:value-type="float" office:value="17566692" calcext:value-type="float">
            <text:p>17566692</text:p>
          </table:table-cell>
          <table:table-cell table:formula="of:=[.A1100]/1000/(60*60*24)" office:value-type="time" office:time-value="PT04H52M46.692S" calcext:value-type="time">
            <text:p>04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73.43" calcext:value-type="float">
            <text:p>1173.43</text:p>
          </table:table-cell>
          <table:table-cell office:value-type="float" office:value="1423.37" calcext:value-type="float">
            <text:p>1423.37</text:p>
          </table:table-cell>
        </table:table-row>
        <table:table-row table:style-name="ro1">
          <table:table-cell office:value-type="float" office:value="17582692" calcext:value-type="float">
            <text:p>17582692</text:p>
          </table:table-cell>
          <table:table-cell table:formula="of:=[.A1101]/1000/(60*60*24)" office:value-type="time" office:time-value="PT04H53M02.692S" calcext:value-type="time">
            <text:p>04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174.48" calcext:value-type="float">
            <text:p>1174.48</text:p>
          </table:table-cell>
          <table:table-cell office:value-type="float" office:value="1424.64" calcext:value-type="float">
            <text:p>1424.64</text:p>
          </table:table-cell>
        </table:table-row>
        <table:table-row table:style-name="ro1">
          <table:table-cell office:value-type="float" office:value="17598692" calcext:value-type="float">
            <text:p>17598692</text:p>
          </table:table-cell>
          <table:table-cell table:formula="of:=[.A1102]/1000/(60*60*24)" office:value-type="time" office:time-value="PT04H53M18.692S" calcext:value-type="time">
            <text:p>04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75.54" calcext:value-type="float">
            <text:p>1175.54</text:p>
          </table:table-cell>
          <table:table-cell office:value-type="float" office:value="1425.9" calcext:value-type="float">
            <text:p>1425.9</text:p>
          </table:table-cell>
        </table:table-row>
        <table:table-row table:style-name="ro1">
          <table:table-cell office:value-type="float" office:value="17614692" calcext:value-type="float">
            <text:p>17614692</text:p>
          </table:table-cell>
          <table:table-cell table:formula="of:=[.A1103]/1000/(60*60*24)" office:value-type="time" office:time-value="PT04H53M34.692S" calcext:value-type="time">
            <text:p>04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76.59" calcext:value-type="float">
            <text:p>1176.59</text:p>
          </table:table-cell>
          <table:table-cell office:value-type="float" office:value="1427.16" calcext:value-type="float">
            <text:p>1427.16</text:p>
          </table:table-cell>
        </table:table-row>
        <table:table-row table:style-name="ro1">
          <table:table-cell office:value-type="float" office:value="17630691" calcext:value-type="float">
            <text:p>17630691</text:p>
          </table:table-cell>
          <table:table-cell table:formula="of:=[.A1104]/1000/(60*60*24)" office:value-type="time" office:time-value="PT04H53M50.691S" calcext:value-type="time">
            <text:p>04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77.65" calcext:value-type="float">
            <text:p>1177.65</text:p>
          </table:table-cell>
          <table:table-cell office:value-type="float" office:value="1428.42" calcext:value-type="float">
            <text:p>1428.42</text:p>
          </table:table-cell>
        </table:table-row>
        <table:table-row table:style-name="ro1">
          <table:table-cell office:value-type="float" office:value="17646692" calcext:value-type="float">
            <text:p>17646692</text:p>
          </table:table-cell>
          <table:table-cell table:formula="of:=[.A1105]/1000/(60*60*24)" office:value-type="time" office:time-value="PT04H54M06.692S" calcext:value-type="time">
            <text:p>04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78.7" calcext:value-type="float">
            <text:p>1178.7</text:p>
          </table:table-cell>
          <table:table-cell office:value-type="float" office:value="1429.69" calcext:value-type="float">
            <text:p>1429.69</text:p>
          </table:table-cell>
        </table:table-row>
        <table:table-row table:style-name="ro1">
          <table:table-cell office:value-type="float" office:value="17662692" calcext:value-type="float">
            <text:p>17662692</text:p>
          </table:table-cell>
          <table:table-cell table:formula="of:=[.A1106]/1000/(60*60*24)" office:value-type="time" office:time-value="PT04H54M22.692S" calcext:value-type="time">
            <text:p>04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79.76" calcext:value-type="float">
            <text:p>1179.76</text:p>
          </table:table-cell>
          <table:table-cell office:value-type="float" office:value="1430.95" calcext:value-type="float">
            <text:p>1430.95</text:p>
          </table:table-cell>
        </table:table-row>
        <table:table-row table:style-name="ro1">
          <table:table-cell office:value-type="float" office:value="17678691" calcext:value-type="float">
            <text:p>17678691</text:p>
          </table:table-cell>
          <table:table-cell table:formula="of:=[.A1107]/1000/(60*60*24)" office:value-type="time" office:time-value="PT04H54M38.691S" calcext:value-type="time">
            <text:p>04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180.81" calcext:value-type="float">
            <text:p>1180.81</text:p>
          </table:table-cell>
          <table:table-cell office:value-type="float" office:value="1432.21" calcext:value-type="float">
            <text:p>1432.21</text:p>
          </table:table-cell>
        </table:table-row>
        <table:table-row table:style-name="ro1">
          <table:table-cell office:value-type="float" office:value="17694692" calcext:value-type="float">
            <text:p>17694692</text:p>
          </table:table-cell>
          <table:table-cell table:formula="of:=[.A1108]/1000/(60*60*24)" office:value-type="time" office:time-value="PT04H54M54.692S" calcext:value-type="time">
            <text:p>04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81.87" calcext:value-type="float">
            <text:p>1181.87</text:p>
          </table:table-cell>
          <table:table-cell office:value-type="float" office:value="1433.47" calcext:value-type="float">
            <text:p>1433.47</text:p>
          </table:table-cell>
        </table:table-row>
        <table:table-row table:style-name="ro1">
          <table:table-cell office:value-type="float" office:value="17710692" calcext:value-type="float">
            <text:p>17710692</text:p>
          </table:table-cell>
          <table:table-cell table:formula="of:=[.A1109]/1000/(60*60*24)" office:value-type="time" office:time-value="PT04H55M10.692S" calcext:value-type="time">
            <text:p>04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82.92" calcext:value-type="float">
            <text:p>1182.92</text:p>
          </table:table-cell>
          <table:table-cell office:value-type="float" office:value="1434.74" calcext:value-type="float">
            <text:p>1434.74</text:p>
          </table:table-cell>
        </table:table-row>
        <table:table-row table:style-name="ro1">
          <table:table-cell office:value-type="float" office:value="17726692" calcext:value-type="float">
            <text:p>17726692</text:p>
          </table:table-cell>
          <table:table-cell table:formula="of:=[.A1110]/1000/(60*60*24)" office:value-type="time" office:time-value="PT04H55M26.692S" calcext:value-type="time">
            <text:p>04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83.98" calcext:value-type="float">
            <text:p>1183.9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7742692" calcext:value-type="float">
            <text:p>17742692</text:p>
          </table:table-cell>
          <table:table-cell table:formula="of:=[.A1111]/1000/(60*60*24)" office:value-type="time" office:time-value="PT04H55M42.692S" calcext:value-type="time">
            <text:p>04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85.03" calcext:value-type="float">
            <text:p>1185.03</text:p>
          </table:table-cell>
          <table:table-cell office:value-type="float" office:value="1437.26" calcext:value-type="float">
            <text:p>1437.26</text:p>
          </table:table-cell>
        </table:table-row>
        <table:table-row table:style-name="ro1">
          <table:table-cell office:value-type="float" office:value="17758692" calcext:value-type="float">
            <text:p>17758692</text:p>
          </table:table-cell>
          <table:table-cell table:formula="of:=[.A1112]/1000/(60*60*24)" office:value-type="time" office:time-value="PT04H55M58.692S" calcext:value-type="time">
            <text:p>04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86.09" calcext:value-type="float">
            <text:p>1186.09</text:p>
          </table:table-cell>
          <table:table-cell office:value-type="float" office:value="1438.52" calcext:value-type="float">
            <text:p>1438.52</text:p>
          </table:table-cell>
        </table:table-row>
        <table:table-row table:style-name="ro1">
          <table:table-cell office:value-type="float" office:value="17774692" calcext:value-type="float">
            <text:p>17774692</text:p>
          </table:table-cell>
          <table:table-cell table:formula="of:=[.A1113]/1000/(60*60*24)" office:value-type="time" office:time-value="PT04H56M14.692S" calcext:value-type="time">
            <text:p>04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87.14" calcext:value-type="float">
            <text:p>1187.14</text:p>
          </table:table-cell>
          <table:table-cell office:value-type="float" office:value="1439.78" calcext:value-type="float">
            <text:p>1439.78</text:p>
          </table:table-cell>
        </table:table-row>
        <table:table-row table:style-name="ro1">
          <table:table-cell office:value-type="float" office:value="17790692" calcext:value-type="float">
            <text:p>17790692</text:p>
          </table:table-cell>
          <table:table-cell table:formula="of:=[.A1114]/1000/(60*60*24)" office:value-type="time" office:time-value="PT04H56M30.692S" calcext:value-type="time">
            <text:p>04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188.2" calcext:value-type="float">
            <text:p>1188.2</text:p>
          </table:table-cell>
          <table:table-cell office:value-type="float" office:value="1441.04" calcext:value-type="float">
            <text:p>1441.04</text:p>
          </table:table-cell>
        </table:table-row>
        <table:table-row table:style-name="ro1">
          <table:table-cell office:value-type="float" office:value="17806692" calcext:value-type="float">
            <text:p>17806692</text:p>
          </table:table-cell>
          <table:table-cell table:formula="of:=[.A1115]/1000/(60*60*24)" office:value-type="time" office:time-value="PT04H56M46.692S" calcext:value-type="time">
            <text:p>04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89.25" calcext:value-type="float">
            <text:p>1189.25</text:p>
          </table:table-cell>
          <table:table-cell office:value-type="float" office:value="1442.3" calcext:value-type="float">
            <text:p>1442.3</text:p>
          </table:table-cell>
        </table:table-row>
        <table:table-row table:style-name="ro1">
          <table:table-cell office:value-type="float" office:value="17822692" calcext:value-type="float">
            <text:p>17822692</text:p>
          </table:table-cell>
          <table:table-cell table:formula="of:=[.A1116]/1000/(60*60*24)" office:value-type="time" office:time-value="PT04H57M02.692S" calcext:value-type="time">
            <text:p>04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90.31" calcext:value-type="float">
            <text:p>1190.31</text:p>
          </table:table-cell>
          <table:table-cell office:value-type="float" office:value="1443.57" calcext:value-type="float">
            <text:p>1443.57</text:p>
          </table:table-cell>
        </table:table-row>
        <table:table-row table:style-name="ro1">
          <table:table-cell office:value-type="float" office:value="17838692" calcext:value-type="float">
            <text:p>17838692</text:p>
          </table:table-cell>
          <table:table-cell table:formula="of:=[.A1117]/1000/(60*60*24)" office:value-type="time" office:time-value="PT04H57M18.692S" calcext:value-type="time">
            <text:p>04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91.36" calcext:value-type="float">
            <text:p>1191.36</text:p>
          </table:table-cell>
          <table:table-cell office:value-type="float" office:value="1444.83" calcext:value-type="float">
            <text:p>1444.83</text:p>
          </table:table-cell>
        </table:table-row>
        <table:table-row table:style-name="ro1">
          <table:table-cell office:value-type="float" office:value="17854692" calcext:value-type="float">
            <text:p>17854692</text:p>
          </table:table-cell>
          <table:table-cell table:formula="of:=[.A1118]/1000/(60*60*24)" office:value-type="time" office:time-value="PT04H57M34.692S" calcext:value-type="time">
            <text:p>04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192.42" calcext:value-type="float">
            <text:p>1192.42</text:p>
          </table:table-cell>
          <table:table-cell office:value-type="float" office:value="1446.09" calcext:value-type="float">
            <text:p>1446.09</text:p>
          </table:table-cell>
        </table:table-row>
        <table:table-row table:style-name="ro1">
          <table:table-cell office:value-type="float" office:value="17870692" calcext:value-type="float">
            <text:p>17870692</text:p>
          </table:table-cell>
          <table:table-cell table:formula="of:=[.A1119]/1000/(60*60*24)" office:value-type="time" office:time-value="PT04H57M50.692S" calcext:value-type="time">
            <text:p>04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193.47" calcext:value-type="float">
            <text:p>1193.47</text:p>
          </table:table-cell>
          <table:table-cell office:value-type="float" office:value="1447.35" calcext:value-type="float">
            <text:p>1447.35</text:p>
          </table:table-cell>
        </table:table-row>
        <table:table-row table:style-name="ro1">
          <table:table-cell office:value-type="float" office:value="17886692" calcext:value-type="float">
            <text:p>17886692</text:p>
          </table:table-cell>
          <table:table-cell table:formula="of:=[.A1120]/1000/(60*60*24)" office:value-type="time" office:time-value="PT04H58M06.692S" calcext:value-type="time">
            <text:p>04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194.53" calcext:value-type="float">
            <text:p>1194.53</text:p>
          </table:table-cell>
          <table:table-cell office:value-type="float" office:value="1448.61" calcext:value-type="float">
            <text:p>1448.61</text:p>
          </table:table-cell>
        </table:table-row>
        <table:table-row table:style-name="ro1">
          <table:table-cell office:value-type="float" office:value="17902692" calcext:value-type="float">
            <text:p>17902692</text:p>
          </table:table-cell>
          <table:table-cell table:formula="of:=[.A1121]/1000/(60*60*24)" office:value-type="time" office:time-value="PT04H58M22.692S" calcext:value-type="time">
            <text:p>04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195.58" calcext:value-type="float">
            <text:p>1195.58</text:p>
          </table:table-cell>
          <table:table-cell office:value-type="float" office:value="1449.87" calcext:value-type="float">
            <text:p>1449.87</text:p>
          </table:table-cell>
        </table:table-row>
        <table:table-row table:style-name="ro1">
          <table:table-cell office:value-type="float" office:value="17918692" calcext:value-type="float">
            <text:p>17918692</text:p>
          </table:table-cell>
          <table:table-cell table:formula="of:=[.A1122]/1000/(60*60*24)" office:value-type="time" office:time-value="PT04H58M38.692S" calcext:value-type="time">
            <text:p>04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196.63" calcext:value-type="float">
            <text:p>1196.63</text:p>
          </table:table-cell>
          <table:table-cell office:value-type="float" office:value="1451.13" calcext:value-type="float">
            <text:p>1451.13</text:p>
          </table:table-cell>
        </table:table-row>
        <table:table-row table:style-name="ro1">
          <table:table-cell office:value-type="float" office:value="17934692" calcext:value-type="float">
            <text:p>17934692</text:p>
          </table:table-cell>
          <table:table-cell table:formula="of:=[.A1123]/1000/(60*60*24)" office:value-type="time" office:time-value="PT04H58M54.692S" calcext:value-type="time">
            <text:p>04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97.69" calcext:value-type="float">
            <text:p>1197.69</text:p>
          </table:table-cell>
          <table:table-cell office:value-type="float" office:value="1452.39" calcext:value-type="float">
            <text:p>1452.39</text:p>
          </table:table-cell>
        </table:table-row>
        <table:table-row table:style-name="ro1">
          <table:table-cell office:value-type="float" office:value="17950692" calcext:value-type="float">
            <text:p>17950692</text:p>
          </table:table-cell>
          <table:table-cell table:formula="of:=[.A1124]/1000/(60*60*24)" office:value-type="time" office:time-value="PT04H59M10.692S" calcext:value-type="time">
            <text:p>04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98.74" calcext:value-type="float">
            <text:p>1198.74</text:p>
          </table:table-cell>
          <table:table-cell office:value-type="float" office:value="1453.66" calcext:value-type="float">
            <text:p>1453.66</text:p>
          </table:table-cell>
        </table:table-row>
        <table:table-row table:style-name="ro1">
          <table:table-cell office:value-type="float" office:value="17966692" calcext:value-type="float">
            <text:p>17966692</text:p>
          </table:table-cell>
          <table:table-cell table:formula="of:=[.A1125]/1000/(60*60*24)" office:value-type="time" office:time-value="PT04H59M26.692S" calcext:value-type="time">
            <text:p>04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99.8" calcext:value-type="float">
            <text:p>1199.8</text:p>
          </table:table-cell>
          <table:table-cell office:value-type="float" office:value="1454.92" calcext:value-type="float">
            <text:p>1454.92</text:p>
          </table:table-cell>
        </table:table-row>
        <table:table-row table:style-name="ro1">
          <table:table-cell office:value-type="float" office:value="17982692" calcext:value-type="float">
            <text:p>17982692</text:p>
          </table:table-cell>
          <table:table-cell table:formula="of:=[.A1126]/1000/(60*60*24)" office:value-type="time" office:time-value="PT04H59M42.692S" calcext:value-type="time">
            <text:p>04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00.85" calcext:value-type="float">
            <text:p>1200.85</text:p>
          </table:table-cell>
          <table:table-cell office:value-type="float" office:value="1456.18" calcext:value-type="float">
            <text:p>1456.18</text:p>
          </table:table-cell>
        </table:table-row>
        <table:table-row table:style-name="ro1">
          <table:table-cell office:value-type="float" office:value="17998692" calcext:value-type="float">
            <text:p>17998692</text:p>
          </table:table-cell>
          <table:table-cell table:formula="of:=[.A1127]/1000/(60*60*24)" office:value-type="time" office:time-value="PT04H59M58.692S" calcext:value-type="time">
            <text:p>04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01.91" calcext:value-type="float">
            <text:p>1201.91</text:p>
          </table:table-cell>
          <table:table-cell office:value-type="float" office:value="1457.44" calcext:value-type="float">
            <text:p>1457.44</text:p>
          </table:table-cell>
        </table:table-row>
        <table:table-row table:style-name="ro1">
          <table:table-cell office:value-type="float" office:value="18014692" calcext:value-type="float">
            <text:p>18014692</text:p>
          </table:table-cell>
          <table:table-cell table:formula="of:=[.A1128]/1000/(60*60*24)" office:value-type="time" office:time-value="PT05H00M14.692S" calcext:value-type="time">
            <text:p>05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02.96" calcext:value-type="float">
            <text:p>1202.96</text:p>
          </table:table-cell>
          <table:table-cell office:value-type="float" office:value="1458.7" calcext:value-type="float">
            <text:p>1458.7</text:p>
          </table:table-cell>
        </table:table-row>
        <table:table-row table:style-name="ro1">
          <table:table-cell office:value-type="float" office:value="18030692" calcext:value-type="float">
            <text:p>18030692</text:p>
          </table:table-cell>
          <table:table-cell table:formula="of:=[.A1129]/1000/(60*60*24)" office:value-type="time" office:time-value="PT05H00M30.692S" calcext:value-type="time">
            <text:p>05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04.01" calcext:value-type="float">
            <text:p>1204.01</text:p>
          </table:table-cell>
          <table:table-cell office:value-type="float" office:value="1459.96" calcext:value-type="float">
            <text:p>1459.96</text:p>
          </table:table-cell>
        </table:table-row>
        <table:table-row table:style-name="ro1">
          <table:table-cell office:value-type="float" office:value="18046692" calcext:value-type="float">
            <text:p>18046692</text:p>
          </table:table-cell>
          <table:table-cell table:formula="of:=[.A1130]/1000/(60*60*24)" office:value-type="time" office:time-value="PT05H00M46.692S" calcext:value-type="time">
            <text:p>05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05.07" calcext:value-type="float">
            <text:p>1205.07</text:p>
          </table:table-cell>
          <table:table-cell office:value-type="float" office:value="1461.22" calcext:value-type="float">
            <text:p>1461.22</text:p>
          </table:table-cell>
        </table:table-row>
        <table:table-row table:style-name="ro1">
          <table:table-cell office:value-type="float" office:value="18062692" calcext:value-type="float">
            <text:p>18062692</text:p>
          </table:table-cell>
          <table:table-cell table:formula="of:=[.A1131]/1000/(60*60*24)" office:value-type="time" office:time-value="PT05H01M02.692S" calcext:value-type="time">
            <text:p>05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06.12" calcext:value-type="float">
            <text:p>1206.12</text:p>
          </table:table-cell>
          <table:table-cell office:value-type="float" office:value="1462.48" calcext:value-type="float">
            <text:p>1462.48</text:p>
          </table:table-cell>
        </table:table-row>
        <table:table-row table:style-name="ro1">
          <table:table-cell office:value-type="float" office:value="18078692" calcext:value-type="float">
            <text:p>18078692</text:p>
          </table:table-cell>
          <table:table-cell table:formula="of:=[.A1132]/1000/(60*60*24)" office:value-type="time" office:time-value="PT05H01M18.692S" calcext:value-type="time">
            <text:p>05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07.18" calcext:value-type="float">
            <text:p>1207.18</text:p>
          </table:table-cell>
          <table:table-cell office:value-type="float" office:value="1463.74" calcext:value-type="float">
            <text:p>1463.74</text:p>
          </table:table-cell>
        </table:table-row>
        <table:table-row table:style-name="ro1">
          <table:table-cell office:value-type="float" office:value="18094692" calcext:value-type="float">
            <text:p>18094692</text:p>
          </table:table-cell>
          <table:table-cell table:formula="of:=[.A1133]/1000/(60*60*24)" office:value-type="time" office:time-value="PT05H01M34.692S" calcext:value-type="time">
            <text:p>05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208.23" calcext:value-type="float">
            <text:p>1208.2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8110692" calcext:value-type="float">
            <text:p>18110692</text:p>
          </table:table-cell>
          <table:table-cell table:formula="of:=[.A1134]/1000/(60*60*24)" office:value-type="time" office:time-value="PT05H01M50.692S" calcext:value-type="time">
            <text:p>05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09.29" calcext:value-type="float">
            <text:p>1209.29</text:p>
          </table:table-cell>
          <table:table-cell office:value-type="float" office:value="1466.26" calcext:value-type="float">
            <text:p>1466.26</text:p>
          </table:table-cell>
        </table:table-row>
        <table:table-row table:style-name="ro1">
          <table:table-cell office:value-type="float" office:value="18126692" calcext:value-type="float">
            <text:p>18126692</text:p>
          </table:table-cell>
          <table:table-cell table:formula="of:=[.A1135]/1000/(60*60*24)" office:value-type="time" office:time-value="PT05H02M06.692S" calcext:value-type="time">
            <text:p>05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210.34" calcext:value-type="float">
            <text:p>1210.34</text:p>
          </table:table-cell>
          <table:table-cell office:value-type="float" office:value="1467.52" calcext:value-type="float">
            <text:p>1467.52</text:p>
          </table:table-cell>
        </table:table-row>
        <table:table-row table:style-name="ro1">
          <table:table-cell office:value-type="float" office:value="18142692" calcext:value-type="float">
            <text:p>18142692</text:p>
          </table:table-cell>
          <table:table-cell table:formula="of:=[.A1136]/1000/(60*60*24)" office:value-type="time" office:time-value="PT05H02M22.692S" calcext:value-type="time">
            <text:p>05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11.39" calcext:value-type="float">
            <text:p>1211.39</text:p>
          </table:table-cell>
          <table:table-cell office:value-type="float" office:value="1468.78" calcext:value-type="float">
            <text:p>1468.78</text:p>
          </table:table-cell>
        </table:table-row>
        <table:table-row table:style-name="ro1">
          <table:table-cell office:value-type="float" office:value="18158692" calcext:value-type="float">
            <text:p>18158692</text:p>
          </table:table-cell>
          <table:table-cell table:formula="of:=[.A1137]/1000/(60*60*24)" office:value-type="time" office:time-value="PT05H02M38.692S" calcext:value-type="time">
            <text:p>05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212.45" calcext:value-type="float">
            <text:p>1212.45</text:p>
          </table:table-cell>
          <table:table-cell office:value-type="float" office:value="1470.04" calcext:value-type="float">
            <text:p>1470.04</text:p>
          </table:table-cell>
        </table:table-row>
        <table:table-row table:style-name="ro1">
          <table:table-cell office:value-type="float" office:value="18174692" calcext:value-type="float">
            <text:p>18174692</text:p>
          </table:table-cell>
          <table:table-cell table:formula="of:=[.A1138]/1000/(60*60*24)" office:value-type="time" office:time-value="PT05H02M54.692S" calcext:value-type="time">
            <text:p>05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13.5" calcext:value-type="float">
            <text:p>1213.5</text:p>
          </table:table-cell>
          <table:table-cell office:value-type="float" office:value="1471.3" calcext:value-type="float">
            <text:p>1471.3</text:p>
          </table:table-cell>
        </table:table-row>
        <table:table-row table:style-name="ro1">
          <table:table-cell office:value-type="float" office:value="18190692" calcext:value-type="float">
            <text:p>18190692</text:p>
          </table:table-cell>
          <table:table-cell table:formula="of:=[.A1139]/1000/(60*60*24)" office:value-type="time" office:time-value="PT05H03M10.692S" calcext:value-type="time">
            <text:p>05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14.56" calcext:value-type="float">
            <text:p>1214.56</text:p>
          </table:table-cell>
          <table:table-cell office:value-type="float" office:value="1472.56" calcext:value-type="float">
            <text:p>1472.56</text:p>
          </table:table-cell>
        </table:table-row>
        <table:table-row table:style-name="ro1">
          <table:table-cell office:value-type="float" office:value="18206692" calcext:value-type="float">
            <text:p>18206692</text:p>
          </table:table-cell>
          <table:table-cell table:formula="of:=[.A1140]/1000/(60*60*24)" office:value-type="time" office:time-value="PT05H03M26.692S" calcext:value-type="time">
            <text:p>05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215.61" calcext:value-type="float">
            <text:p>1215.61</text:p>
          </table:table-cell>
          <table:table-cell office:value-type="float" office:value="1473.82" calcext:value-type="float">
            <text:p>1473.82</text:p>
          </table:table-cell>
        </table:table-row>
        <table:table-row table:style-name="ro1">
          <table:table-cell office:value-type="float" office:value="18222692" calcext:value-type="float">
            <text:p>18222692</text:p>
          </table:table-cell>
          <table:table-cell table:formula="of:=[.A1141]/1000/(60*60*24)" office:value-type="time" office:time-value="PT05H03M42.692S" calcext:value-type="time">
            <text:p>05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16.67" calcext:value-type="float">
            <text:p>1216.67</text:p>
          </table:table-cell>
          <table:table-cell office:value-type="float" office:value="1475.08" calcext:value-type="float">
            <text:p>1475.08</text:p>
          </table:table-cell>
        </table:table-row>
        <table:table-row table:style-name="ro1">
          <table:table-cell office:value-type="float" office:value="18238692" calcext:value-type="float">
            <text:p>18238692</text:p>
          </table:table-cell>
          <table:table-cell table:formula="of:=[.A1142]/1000/(60*60*24)" office:value-type="time" office:time-value="PT05H03M58.692S" calcext:value-type="time">
            <text:p>05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17.72" calcext:value-type="float">
            <text:p>1217.72</text:p>
          </table:table-cell>
          <table:table-cell office:value-type="float" office:value="1476.34" calcext:value-type="float">
            <text:p>1476.34</text:p>
          </table:table-cell>
        </table:table-row>
        <table:table-row table:style-name="ro1">
          <table:table-cell office:value-type="float" office:value="18254692" calcext:value-type="float">
            <text:p>18254692</text:p>
          </table:table-cell>
          <table:table-cell table:formula="of:=[.A1143]/1000/(60*60*24)" office:value-type="time" office:time-value="PT05H04M14.692S" calcext:value-type="time">
            <text:p>05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18.77" calcext:value-type="float">
            <text:p>1218.77</text:p>
          </table:table-cell>
          <table:table-cell office:value-type="float" office:value="1477.6" calcext:value-type="float">
            <text:p>1477.6</text:p>
          </table:table-cell>
        </table:table-row>
        <table:table-row table:style-name="ro1">
          <table:table-cell office:value-type="float" office:value="18270692" calcext:value-type="float">
            <text:p>18270692</text:p>
          </table:table-cell>
          <table:table-cell table:formula="of:=[.A1144]/1000/(60*60*24)" office:value-type="time" office:time-value="PT05H04M30.692S" calcext:value-type="time">
            <text:p>05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19.83" calcext:value-type="float">
            <text:p>1219.83</text:p>
          </table:table-cell>
          <table:table-cell office:value-type="float" office:value="1478.86" calcext:value-type="float">
            <text:p>1478.86</text:p>
          </table:table-cell>
        </table:table-row>
        <table:table-row table:style-name="ro1">
          <table:table-cell office:value-type="float" office:value="18286692" calcext:value-type="float">
            <text:p>18286692</text:p>
          </table:table-cell>
          <table:table-cell table:formula="of:=[.A1145]/1000/(60*60*24)" office:value-type="time" office:time-value="PT05H04M46.692S" calcext:value-type="time">
            <text:p>05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20.88" calcext:value-type="float">
            <text:p>1220.88</text:p>
          </table:table-cell>
          <table:table-cell office:value-type="float" office:value="1480.12" calcext:value-type="float">
            <text:p>1480.12</text:p>
          </table:table-cell>
        </table:table-row>
        <table:table-row table:style-name="ro1">
          <table:table-cell office:value-type="float" office:value="18302692" calcext:value-type="float">
            <text:p>18302692</text:p>
          </table:table-cell>
          <table:table-cell table:formula="of:=[.A1146]/1000/(60*60*24)" office:value-type="time" office:time-value="PT05H05M02.692S" calcext:value-type="time">
            <text:p>05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21.94" calcext:value-type="float">
            <text:p>1221.94</text:p>
          </table:table-cell>
          <table:table-cell office:value-type="float" office:value="1481.38" calcext:value-type="float">
            <text:p>1481.38</text:p>
          </table:table-cell>
        </table:table-row>
        <table:table-row table:style-name="ro1">
          <table:table-cell office:value-type="float" office:value="18318692" calcext:value-type="float">
            <text:p>18318692</text:p>
          </table:table-cell>
          <table:table-cell table:formula="of:=[.A1147]/1000/(60*60*24)" office:value-type="time" office:time-value="PT05H05M18.692S" calcext:value-type="time">
            <text:p>05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22.99" calcext:value-type="float">
            <text:p>1222.99</text:p>
          </table:table-cell>
          <table:table-cell office:value-type="float" office:value="1482.64" calcext:value-type="float">
            <text:p>1482.64</text:p>
          </table:table-cell>
        </table:table-row>
        <table:table-row table:style-name="ro1">
          <table:table-cell office:value-type="float" office:value="18334692" calcext:value-type="float">
            <text:p>18334692</text:p>
          </table:table-cell>
          <table:table-cell table:formula="of:=[.A1148]/1000/(60*60*24)" office:value-type="time" office:time-value="PT05H05M34.692S" calcext:value-type="time">
            <text:p>05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24.05" calcext:value-type="float">
            <text:p>1224.05</text:p>
          </table:table-cell>
          <table:table-cell office:value-type="float" office:value="1483.9" calcext:value-type="float">
            <text:p>1483.9</text:p>
          </table:table-cell>
        </table:table-row>
        <table:table-row table:style-name="ro1">
          <table:table-cell office:value-type="float" office:value="18350692" calcext:value-type="float">
            <text:p>18350692</text:p>
          </table:table-cell>
          <table:table-cell table:formula="of:=[.A1149]/1000/(60*60*24)" office:value-type="time" office:time-value="PT05H05M50.692S" calcext:value-type="time">
            <text:p>05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1225.1" calcext:value-type="float">
            <text:p>1225.1</text:p>
          </table:table-cell>
          <table:table-cell office:value-type="float" office:value="1485.16" calcext:value-type="float">
            <text:p>1485.16</text:p>
          </table:table-cell>
        </table:table-row>
        <table:table-row table:style-name="ro1">
          <table:table-cell office:value-type="float" office:value="18366692" calcext:value-type="float">
            <text:p>18366692</text:p>
          </table:table-cell>
          <table:table-cell table:formula="of:=[.A1150]/1000/(60*60*24)" office:value-type="time" office:time-value="PT05H06M06.692S" calcext:value-type="time">
            <text:p>05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26.15" calcext:value-type="float">
            <text:p>1226.15</text:p>
          </table:table-cell>
          <table:table-cell office:value-type="float" office:value="1486.42" calcext:value-type="float">
            <text:p>1486.42</text:p>
          </table:table-cell>
        </table:table-row>
        <table:table-row table:style-name="ro1">
          <table:table-cell office:value-type="float" office:value="18382692" calcext:value-type="float">
            <text:p>18382692</text:p>
          </table:table-cell>
          <table:table-cell table:formula="of:=[.A1151]/1000/(60*60*24)" office:value-type="time" office:time-value="PT05H06M22.692S" calcext:value-type="time">
            <text:p>05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27.21" calcext:value-type="float">
            <text:p>1227.21</text:p>
          </table:table-cell>
          <table:table-cell office:value-type="float" office:value="1487.68" calcext:value-type="float">
            <text:p>1487.68</text:p>
          </table:table-cell>
        </table:table-row>
        <table:table-row table:style-name="ro1">
          <table:table-cell office:value-type="float" office:value="18398692" calcext:value-type="float">
            <text:p>18398692</text:p>
          </table:table-cell>
          <table:table-cell table:formula="of:=[.A1152]/1000/(60*60*24)" office:value-type="time" office:time-value="PT05H06M38.692S" calcext:value-type="time">
            <text:p>05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28.26" calcext:value-type="float">
            <text:p>1228.26</text:p>
          </table:table-cell>
          <table:table-cell office:value-type="float" office:value="1488.94" calcext:value-type="float">
            <text:p>1488.94</text:p>
          </table:table-cell>
        </table:table-row>
        <table:table-row table:style-name="ro1">
          <table:table-cell office:value-type="float" office:value="18414692" calcext:value-type="float">
            <text:p>18414692</text:p>
          </table:table-cell>
          <table:table-cell table:formula="of:=[.A1153]/1000/(60*60*24)" office:value-type="time" office:time-value="PT05H06M54.692S" calcext:value-type="time">
            <text:p>05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29.31" calcext:value-type="float">
            <text:p>1229.31</text:p>
          </table:table-cell>
          <table:table-cell office:value-type="float" office:value="1490.2" calcext:value-type="float">
            <text:p>1490.2</text:p>
          </table:table-cell>
        </table:table-row>
        <table:table-row table:style-name="ro1">
          <table:table-cell office:value-type="float" office:value="18430692" calcext:value-type="float">
            <text:p>18430692</text:p>
          </table:table-cell>
          <table:table-cell table:formula="of:=[.A1154]/1000/(60*60*24)" office:value-type="time" office:time-value="PT05H07M10.692S" calcext:value-type="time">
            <text:p>05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1230.37" calcext:value-type="float">
            <text:p>1230.37</text:p>
          </table:table-cell>
          <table:table-cell office:value-type="float" office:value="1491.45" calcext:value-type="float">
            <text:p>1491.45</text:p>
          </table:table-cell>
        </table:table-row>
        <table:table-row table:style-name="ro1">
          <table:table-cell office:value-type="float" office:value="18446692" calcext:value-type="float">
            <text:p>18446692</text:p>
          </table:table-cell>
          <table:table-cell table:formula="of:=[.A1155]/1000/(60*60*24)" office:value-type="time" office:time-value="PT05H07M26.692S" calcext:value-type="time">
            <text:p>05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31.42" calcext:value-type="float">
            <text:p>1231.42</text:p>
          </table:table-cell>
          <table:table-cell office:value-type="float" office:value="1492.71" calcext:value-type="float">
            <text:p>1492.71</text:p>
          </table:table-cell>
        </table:table-row>
        <table:table-row table:style-name="ro1">
          <table:table-cell office:value-type="float" office:value="18462692" calcext:value-type="float">
            <text:p>18462692</text:p>
          </table:table-cell>
          <table:table-cell table:formula="of:=[.A1156]/1000/(60*60*24)" office:value-type="time" office:time-value="PT05H07M42.692S" calcext:value-type="time">
            <text:p>05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32.48" calcext:value-type="float">
            <text:p>1232.48</text:p>
          </table:table-cell>
          <table:table-cell office:value-type="float" office:value="1493.97" calcext:value-type="float">
            <text:p>1493.97</text:p>
          </table:table-cell>
        </table:table-row>
        <table:table-row table:style-name="ro1">
          <table:table-cell office:value-type="float" office:value="18478692" calcext:value-type="float">
            <text:p>18478692</text:p>
          </table:table-cell>
          <table:table-cell table:formula="of:=[.A1157]/1000/(60*60*24)" office:value-type="time" office:time-value="PT05H07M58.692S" calcext:value-type="time">
            <text:p>05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33.53" calcext:value-type="float">
            <text:p>1233.53</text:p>
          </table:table-cell>
          <table:table-cell office:value-type="float" office:value="1495.23" calcext:value-type="float">
            <text:p>1495.23</text:p>
          </table:table-cell>
        </table:table-row>
        <table:table-row table:style-name="ro1">
          <table:table-cell office:value-type="float" office:value="18494692" calcext:value-type="float">
            <text:p>18494692</text:p>
          </table:table-cell>
          <table:table-cell table:formula="of:=[.A1158]/1000/(60*60*24)" office:value-type="time" office:time-value="PT05H08M14.692S" calcext:value-type="time">
            <text:p>05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34.58" calcext:value-type="float">
            <text:p>1234.58</text:p>
          </table:table-cell>
          <table:table-cell office:value-type="float" office:value="1496.49" calcext:value-type="float">
            <text:p>1496.49</text:p>
          </table:table-cell>
        </table:table-row>
        <table:table-row table:style-name="ro1">
          <table:table-cell office:value-type="float" office:value="18510692" calcext:value-type="float">
            <text:p>18510692</text:p>
          </table:table-cell>
          <table:table-cell table:formula="of:=[.A1159]/1000/(60*60*24)" office:value-type="time" office:time-value="PT05H08M30.692S" calcext:value-type="time">
            <text:p>05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35.64" calcext:value-type="float">
            <text:p>1235.64</text:p>
          </table:table-cell>
          <table:table-cell office:value-type="float" office:value="1497.75" calcext:value-type="float">
            <text:p>1497.75</text:p>
          </table:table-cell>
        </table:table-row>
        <table:table-row table:style-name="ro1">
          <table:table-cell office:value-type="float" office:value="18526692" calcext:value-type="float">
            <text:p>18526692</text:p>
          </table:table-cell>
          <table:table-cell table:formula="of:=[.A1160]/1000/(60*60*24)" office:value-type="time" office:time-value="PT05H08M46.692S" calcext:value-type="time">
            <text:p>05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36.69" calcext:value-type="float">
            <text:p>1236.69</text:p>
          </table:table-cell>
          <table:table-cell office:value-type="float" office:value="1499.01" calcext:value-type="float">
            <text:p>1499.01</text:p>
          </table:table-cell>
        </table:table-row>
        <table:table-row table:style-name="ro1">
          <table:table-cell office:value-type="float" office:value="18542692" calcext:value-type="float">
            <text:p>18542692</text:p>
          </table:table-cell>
          <table:table-cell table:formula="of:=[.A1161]/1000/(60*60*24)" office:value-type="time" office:time-value="PT05H09M02.692S" calcext:value-type="time">
            <text:p>05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37.74" calcext:value-type="float">
            <text:p>1237.74</text:p>
          </table:table-cell>
          <table:table-cell office:value-type="float" office:value="1500.27" calcext:value-type="float">
            <text:p>1500.27</text:p>
          </table:table-cell>
        </table:table-row>
        <table:table-row table:style-name="ro1">
          <table:table-cell office:value-type="float" office:value="18558692" calcext:value-type="float">
            <text:p>18558692</text:p>
          </table:table-cell>
          <table:table-cell table:formula="of:=[.A1162]/1000/(60*60*24)" office:value-type="time" office:time-value="PT05H09M18.692S" calcext:value-type="time">
            <text:p>05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38.79" calcext:value-type="float">
            <text:p>1238.79</text:p>
          </table:table-cell>
          <table:table-cell office:value-type="float" office:value="1501.53" calcext:value-type="float">
            <text:p>1501.53</text:p>
          </table:table-cell>
        </table:table-row>
        <table:table-row table:style-name="ro1">
          <table:table-cell office:value-type="float" office:value="18574692" calcext:value-type="float">
            <text:p>18574692</text:p>
          </table:table-cell>
          <table:table-cell table:formula="of:=[.A1163]/1000/(60*60*24)" office:value-type="time" office:time-value="PT05H09M34.692S" calcext:value-type="time">
            <text:p>05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39.85" calcext:value-type="float">
            <text:p>1239.85</text:p>
          </table:table-cell>
          <table:table-cell office:value-type="float" office:value="1502.79" calcext:value-type="float">
            <text:p>1502.79</text:p>
          </table:table-cell>
        </table:table-row>
        <table:table-row table:style-name="ro1">
          <table:table-cell office:value-type="float" office:value="18590692" calcext:value-type="float">
            <text:p>18590692</text:p>
          </table:table-cell>
          <table:table-cell table:formula="of:=[.A1164]/1000/(60*60*24)" office:value-type="time" office:time-value="PT05H09M50.692S" calcext:value-type="time">
            <text:p>05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0.9" calcext:value-type="float">
            <text:p>1240.9</text:p>
          </table:table-cell>
          <table:table-cell office:value-type="float" office:value="1504.05" calcext:value-type="float">
            <text:p>1504.05</text:p>
          </table:table-cell>
        </table:table-row>
        <table:table-row table:style-name="ro1">
          <table:table-cell office:value-type="float" office:value="18606692" calcext:value-type="float">
            <text:p>18606692</text:p>
          </table:table-cell>
          <table:table-cell table:formula="of:=[.A1165]/1000/(60*60*24)" office:value-type="time" office:time-value="PT05H10M06.692S" calcext:value-type="time">
            <text:p>05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1.95" calcext:value-type="float">
            <text:p>1241.95</text:p>
          </table:table-cell>
          <table:table-cell office:value-type="float" office:value="1505.31" calcext:value-type="float">
            <text:p>1505.31</text:p>
          </table:table-cell>
        </table:table-row>
        <table:table-row table:style-name="ro1">
          <table:table-cell office:value-type="float" office:value="18622692" calcext:value-type="float">
            <text:p>18622692</text:p>
          </table:table-cell>
          <table:table-cell table:formula="of:=[.A1166]/1000/(60*60*24)" office:value-type="time" office:time-value="PT05H10M22.692S" calcext:value-type="time">
            <text:p>05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3.01" calcext:value-type="float">
            <text:p>1243.01</text:p>
          </table:table-cell>
          <table:table-cell office:value-type="float" office:value="1506.57" calcext:value-type="float">
            <text:p>1506.57</text:p>
          </table:table-cell>
        </table:table-row>
        <table:table-row table:style-name="ro1">
          <table:table-cell office:value-type="float" office:value="18638692" calcext:value-type="float">
            <text:p>18638692</text:p>
          </table:table-cell>
          <table:table-cell table:formula="of:=[.A1167]/1000/(60*60*24)" office:value-type="time" office:time-value="PT05H10M38.692S" calcext:value-type="time">
            <text:p>05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4.06" calcext:value-type="float">
            <text:p>1244.06</text:p>
          </table:table-cell>
          <table:table-cell office:value-type="float" office:value="1507.82" calcext:value-type="float">
            <text:p>1507.82</text:p>
          </table:table-cell>
        </table:table-row>
        <table:table-row table:style-name="ro1">
          <table:table-cell office:value-type="float" office:value="18654692" calcext:value-type="float">
            <text:p>18654692</text:p>
          </table:table-cell>
          <table:table-cell table:formula="of:=[.A1168]/1000/(60*60*24)" office:value-type="time" office:time-value="PT05H10M54.692S" calcext:value-type="time">
            <text:p>05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5.11" calcext:value-type="float">
            <text:p>1245.11</text:p>
          </table:table-cell>
          <table:table-cell office:value-type="float" office:value="1509.08" calcext:value-type="float">
            <text:p>1509.08</text:p>
          </table:table-cell>
        </table:table-row>
        <table:table-row table:style-name="ro1">
          <table:table-cell office:value-type="float" office:value="18670692" calcext:value-type="float">
            <text:p>18670692</text:p>
          </table:table-cell>
          <table:table-cell table:formula="of:=[.A1169]/1000/(60*60*24)" office:value-type="time" office:time-value="PT05H11M10.692S" calcext:value-type="time">
            <text:p>05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6.17" calcext:value-type="float">
            <text:p>1246.17</text:p>
          </table:table-cell>
          <table:table-cell office:value-type="float" office:value="1510.34" calcext:value-type="float">
            <text:p>1510.34</text:p>
          </table:table-cell>
        </table:table-row>
        <table:table-row table:style-name="ro1">
          <table:table-cell office:value-type="float" office:value="18686692" calcext:value-type="float">
            <text:p>18686692</text:p>
          </table:table-cell>
          <table:table-cell table:formula="of:=[.A1170]/1000/(60*60*24)" office:value-type="time" office:time-value="PT05H11M26.692S" calcext:value-type="time">
            <text:p>05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7.22" calcext:value-type="float">
            <text:p>1247.22</text:p>
          </table:table-cell>
          <table:table-cell office:value-type="float" office:value="1511.6" calcext:value-type="float">
            <text:p>1511.6</text:p>
          </table:table-cell>
        </table:table-row>
        <table:table-row table:style-name="ro1">
          <table:table-cell office:value-type="float" office:value="18702692" calcext:value-type="float">
            <text:p>18702692</text:p>
          </table:table-cell>
          <table:table-cell table:formula="of:=[.A1171]/1000/(60*60*24)" office:value-type="time" office:time-value="PT05H11M42.692S" calcext:value-type="time">
            <text:p>05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8.27" calcext:value-type="float">
            <text:p>1248.27</text:p>
          </table:table-cell>
          <table:table-cell office:value-type="float" office:value="1512.86" calcext:value-type="float">
            <text:p>1512.86</text:p>
          </table:table-cell>
        </table:table-row>
        <table:table-row table:style-name="ro1">
          <table:table-cell office:value-type="float" office:value="18718692" calcext:value-type="float">
            <text:p>18718692</text:p>
          </table:table-cell>
          <table:table-cell table:formula="of:=[.A1172]/1000/(60*60*24)" office:value-type="time" office:time-value="PT05H11M58.692S" calcext:value-type="time">
            <text:p>05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9.33" calcext:value-type="float">
            <text:p>1249.33</text:p>
          </table:table-cell>
          <table:table-cell office:value-type="float" office:value="1514.12" calcext:value-type="float">
            <text:p>1514.12</text:p>
          </table:table-cell>
        </table:table-row>
        <table:table-row table:style-name="ro1">
          <table:table-cell office:value-type="float" office:value="18734692" calcext:value-type="float">
            <text:p>18734692</text:p>
          </table:table-cell>
          <table:table-cell table:formula="of:=[.A1173]/1000/(60*60*24)" office:value-type="time" office:time-value="PT05H12M14.692S" calcext:value-type="time">
            <text:p>05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50.38" calcext:value-type="float">
            <text:p>1250.38</text:p>
          </table:table-cell>
          <table:table-cell office:value-type="float" office:value="1515.38" calcext:value-type="float">
            <text:p>1515.38</text:p>
          </table:table-cell>
        </table:table-row>
        <table:table-row table:style-name="ro1">
          <table:table-cell office:value-type="float" office:value="18750692" calcext:value-type="float">
            <text:p>18750692</text:p>
          </table:table-cell>
          <table:table-cell table:formula="of:=[.A1174]/1000/(60*60*24)" office:value-type="time" office:time-value="PT05H12M30.692S" calcext:value-type="time">
            <text:p>05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51.43" calcext:value-type="float">
            <text:p>1251.43</text:p>
          </table:table-cell>
          <table:table-cell office:value-type="float" office:value="1516.64" calcext:value-type="float">
            <text:p>1516.64</text:p>
          </table:table-cell>
        </table:table-row>
        <table:table-row table:style-name="ro1">
          <table:table-cell office:value-type="float" office:value="18766692" calcext:value-type="float">
            <text:p>18766692</text:p>
          </table:table-cell>
          <table:table-cell table:formula="of:=[.A1175]/1000/(60*60*24)" office:value-type="time" office:time-value="PT05H12M46.692S" calcext:value-type="time">
            <text:p>05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52.48" calcext:value-type="float">
            <text:p>1252.48</text:p>
          </table:table-cell>
          <table:table-cell office:value-type="float" office:value="1517.9" calcext:value-type="float">
            <text:p>1517.9</text:p>
          </table:table-cell>
        </table:table-row>
        <table:table-row table:style-name="ro1">
          <table:table-cell office:value-type="float" office:value="18782692" calcext:value-type="float">
            <text:p>18782692</text:p>
          </table:table-cell>
          <table:table-cell table:formula="of:=[.A1176]/1000/(60*60*24)" office:value-type="time" office:time-value="PT05H13M02.692S" calcext:value-type="time">
            <text:p>05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53.54" calcext:value-type="float">
            <text:p>1253.54</text:p>
          </table:table-cell>
          <table:table-cell office:value-type="float" office:value="1519.15" calcext:value-type="float">
            <text:p>1519.15</text:p>
          </table:table-cell>
        </table:table-row>
        <table:table-row table:style-name="ro1">
          <table:table-cell office:value-type="float" office:value="18798691" calcext:value-type="float">
            <text:p>18798691</text:p>
          </table:table-cell>
          <table:table-cell table:formula="of:=[.A1177]/1000/(60*60*24)" office:value-type="time" office:time-value="PT05H13M18.691S" calcext:value-type="time">
            <text:p>05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54.59" calcext:value-type="float">
            <text:p>1254.59</text:p>
          </table:table-cell>
          <table:table-cell office:value-type="float" office:value="1520.41" calcext:value-type="float">
            <text:p>1520.41</text:p>
          </table:table-cell>
        </table:table-row>
        <table:table-row table:style-name="ro1">
          <table:table-cell office:value-type="float" office:value="18814692" calcext:value-type="float">
            <text:p>18814692</text:p>
          </table:table-cell>
          <table:table-cell table:formula="of:=[.A1178]/1000/(60*60*24)" office:value-type="time" office:time-value="PT05H13M34.692S" calcext:value-type="time">
            <text:p>05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55.64" calcext:value-type="float">
            <text:p>1255.64</text:p>
          </table:table-cell>
          <table:table-cell office:value-type="float" office:value="1521.67" calcext:value-type="float">
            <text:p>1521.67</text:p>
          </table:table-cell>
        </table:table-row>
        <table:table-row table:style-name="ro1">
          <table:table-cell office:value-type="float" office:value="18830692" calcext:value-type="float">
            <text:p>18830692</text:p>
          </table:table-cell>
          <table:table-cell table:formula="of:=[.A1179]/1000/(60*60*24)" office:value-type="time" office:time-value="PT05H13M50.692S" calcext:value-type="time">
            <text:p>05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56.7" calcext:value-type="float">
            <text:p>1256.7</text:p>
          </table:table-cell>
          <table:table-cell office:value-type="float" office:value="1522.93" calcext:value-type="float">
            <text:p>1522.93</text:p>
          </table:table-cell>
        </table:table-row>
        <table:table-row table:style-name="ro1">
          <table:table-cell office:value-type="float" office:value="18846692" calcext:value-type="float">
            <text:p>18846692</text:p>
          </table:table-cell>
          <table:table-cell table:formula="of:=[.A1180]/1000/(60*60*24)" office:value-type="time" office:time-value="PT05H14M06.692S" calcext:value-type="time">
            <text:p>05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257.75" calcext:value-type="float">
            <text:p>1257.75</text:p>
          </table:table-cell>
          <table:table-cell office:value-type="float" office:value="1524.19" calcext:value-type="float">
            <text:p>1524.19</text:p>
          </table:table-cell>
        </table:table-row>
        <table:table-row table:style-name="ro1">
          <table:table-cell office:value-type="float" office:value="18862692" calcext:value-type="float">
            <text:p>18862692</text:p>
          </table:table-cell>
          <table:table-cell table:formula="of:=[.A1181]/1000/(60*60*24)" office:value-type="time" office:time-value="PT05H14M22.692S" calcext:value-type="time">
            <text:p>05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58.8" calcext:value-type="float">
            <text:p>1258.8</text:p>
          </table:table-cell>
          <table:table-cell office:value-type="float" office:value="1525.45" calcext:value-type="float">
            <text:p>1525.45</text:p>
          </table:table-cell>
        </table:table-row>
        <table:table-row table:style-name="ro1">
          <table:table-cell office:value-type="float" office:value="18878692" calcext:value-type="float">
            <text:p>18878692</text:p>
          </table:table-cell>
          <table:table-cell table:formula="of:=[.A1182]/1000/(60*60*24)" office:value-type="time" office:time-value="PT05H14M38.692S" calcext:value-type="time">
            <text:p>05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59.86" calcext:value-type="float">
            <text:p>1259.86</text:p>
          </table:table-cell>
          <table:table-cell office:value-type="float" office:value="1526.71" calcext:value-type="float">
            <text:p>1526.71</text:p>
          </table:table-cell>
        </table:table-row>
        <table:table-row table:style-name="ro1">
          <table:table-cell office:value-type="float" office:value="18894692" calcext:value-type="float">
            <text:p>18894692</text:p>
          </table:table-cell>
          <table:table-cell table:formula="of:=[.A1183]/1000/(60*60*24)" office:value-type="time" office:time-value="PT05H14M54.692S" calcext:value-type="time">
            <text:p>05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0.91" calcext:value-type="float">
            <text:p>1260.91</text:p>
          </table:table-cell>
          <table:table-cell office:value-type="float" office:value="1527.97" calcext:value-type="float">
            <text:p>1527.97</text:p>
          </table:table-cell>
        </table:table-row>
        <table:table-row table:style-name="ro1">
          <table:table-cell office:value-type="float" office:value="18910692" calcext:value-type="float">
            <text:p>18910692</text:p>
          </table:table-cell>
          <table:table-cell table:formula="of:=[.A1184]/1000/(60*60*24)" office:value-type="time" office:time-value="PT05H15M10.692S" calcext:value-type="time">
            <text:p>05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1.96" calcext:value-type="float">
            <text:p>1261.96</text:p>
          </table:table-cell>
          <table:table-cell office:value-type="float" office:value="1529.22" calcext:value-type="float">
            <text:p>1529.22</text:p>
          </table:table-cell>
        </table:table-row>
        <table:table-row table:style-name="ro1">
          <table:table-cell office:value-type="float" office:value="18926692" calcext:value-type="float">
            <text:p>18926692</text:p>
          </table:table-cell>
          <table:table-cell table:formula="of:=[.A1185]/1000/(60*60*24)" office:value-type="time" office:time-value="PT05H15M26.692S" calcext:value-type="time">
            <text:p>05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63.02" calcext:value-type="float">
            <text:p>1263.02</text:p>
          </table:table-cell>
          <table:table-cell office:value-type="float" office:value="1530.48" calcext:value-type="float">
            <text:p>1530.48</text:p>
          </table:table-cell>
        </table:table-row>
        <table:table-row table:style-name="ro1">
          <table:table-cell office:value-type="float" office:value="18942692" calcext:value-type="float">
            <text:p>18942692</text:p>
          </table:table-cell>
          <table:table-cell table:formula="of:=[.A1186]/1000/(60*60*24)" office:value-type="time" office:time-value="PT05H15M42.692S" calcext:value-type="time">
            <text:p>05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1531.74" calcext:value-type="float">
            <text:p>1531.74</text:p>
          </table:table-cell>
        </table:table-row>
        <table:table-row table:style-name="ro1">
          <table:table-cell office:value-type="float" office:value="18958692" calcext:value-type="float">
            <text:p>18958692</text:p>
          </table:table-cell>
          <table:table-cell table:formula="of:=[.A1187]/1000/(60*60*24)" office:value-type="time" office:time-value="PT05H15M58.692S" calcext:value-type="time">
            <text:p>05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5.12" calcext:value-type="float">
            <text:p>1265.12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8974692" calcext:value-type="float">
            <text:p>18974692</text:p>
          </table:table-cell>
          <table:table-cell table:formula="of:=[.A1188]/1000/(60*60*24)" office:value-type="time" office:time-value="PT05H16M14.692S" calcext:value-type="time">
            <text:p>05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6.18" calcext:value-type="float">
            <text:p>1266.18</text:p>
          </table:table-cell>
          <table:table-cell office:value-type="float" office:value="1534.26" calcext:value-type="float">
            <text:p>1534.26</text:p>
          </table:table-cell>
        </table:table-row>
        <table:table-row table:style-name="ro1">
          <table:table-cell office:value-type="float" office:value="18990692" calcext:value-type="float">
            <text:p>18990692</text:p>
          </table:table-cell>
          <table:table-cell table:formula="of:=[.A1189]/1000/(60*60*24)" office:value-type="time" office:time-value="PT05H16M30.692S" calcext:value-type="time">
            <text:p>05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7.23" calcext:value-type="float">
            <text:p>1267.23</text:p>
          </table:table-cell>
          <table:table-cell office:value-type="float" office:value="1535.52" calcext:value-type="float">
            <text:p>1535.52</text:p>
          </table:table-cell>
        </table:table-row>
        <table:table-row table:style-name="ro1">
          <table:table-cell office:value-type="float" office:value="19006692" calcext:value-type="float">
            <text:p>19006692</text:p>
          </table:table-cell>
          <table:table-cell table:formula="of:=[.A1190]/1000/(60*60*24)" office:value-type="time" office:time-value="PT05H16M46.692S" calcext:value-type="time">
            <text:p>05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68.28" calcext:value-type="float">
            <text:p>1268.28</text:p>
          </table:table-cell>
          <table:table-cell office:value-type="float" office:value="1536.78" calcext:value-type="float">
            <text:p>1536.78</text:p>
          </table:table-cell>
        </table:table-row>
        <table:table-row table:style-name="ro1">
          <table:table-cell office:value-type="float" office:value="19022692" calcext:value-type="float">
            <text:p>19022692</text:p>
          </table:table-cell>
          <table:table-cell table:formula="of:=[.A1191]/1000/(60*60*24)" office:value-type="time" office:time-value="PT05H17M02.692S" calcext:value-type="time">
            <text:p>05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9.33" calcext:value-type="float">
            <text:p>1269.33</text:p>
          </table:table-cell>
          <table:table-cell office:value-type="float" office:value="1538.03" calcext:value-type="float">
            <text:p>1538.03</text:p>
          </table:table-cell>
        </table:table-row>
        <table:table-row table:style-name="ro1">
          <table:table-cell office:value-type="float" office:value="19038692" calcext:value-type="float">
            <text:p>19038692</text:p>
          </table:table-cell>
          <table:table-cell table:formula="of:=[.A1192]/1000/(60*60*24)" office:value-type="time" office:time-value="PT05H17M18.692S" calcext:value-type="time">
            <text:p>05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0.39" calcext:value-type="float">
            <text:p>1270.39</text:p>
          </table:table-cell>
          <table:table-cell office:value-type="float" office:value="1539.29" calcext:value-type="float">
            <text:p>1539.29</text:p>
          </table:table-cell>
        </table:table-row>
        <table:table-row table:style-name="ro1">
          <table:table-cell office:value-type="float" office:value="19054692" calcext:value-type="float">
            <text:p>19054692</text:p>
          </table:table-cell>
          <table:table-cell table:formula="of:=[.A1193]/1000/(60*60*24)" office:value-type="time" office:time-value="PT05H17M34.692S" calcext:value-type="time">
            <text:p>05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71.44" calcext:value-type="float">
            <text:p>1271.44</text:p>
          </table:table-cell>
          <table:table-cell office:value-type="float" office:value="1540.55" calcext:value-type="float">
            <text:p>1540.55</text:p>
          </table:table-cell>
        </table:table-row>
        <table:table-row table:style-name="ro1">
          <table:table-cell office:value-type="float" office:value="19070692" calcext:value-type="float">
            <text:p>19070692</text:p>
          </table:table-cell>
          <table:table-cell table:formula="of:=[.A1194]/1000/(60*60*24)" office:value-type="time" office:time-value="PT05H17M50.692S" calcext:value-type="time">
            <text:p>05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2.49" calcext:value-type="float">
            <text:p>1272.49</text:p>
          </table:table-cell>
          <table:table-cell office:value-type="float" office:value="1541.81" calcext:value-type="float">
            <text:p>1541.81</text:p>
          </table:table-cell>
        </table:table-row>
        <table:table-row table:style-name="ro1">
          <table:table-cell office:value-type="float" office:value="19086692" calcext:value-type="float">
            <text:p>19086692</text:p>
          </table:table-cell>
          <table:table-cell table:formula="of:=[.A1195]/1000/(60*60*24)" office:value-type="time" office:time-value="PT05H18M06.692S" calcext:value-type="time">
            <text:p>05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3.55" calcext:value-type="float">
            <text:p>1273.55</text:p>
          </table:table-cell>
          <table:table-cell office:value-type="float" office:value="1543.07" calcext:value-type="float">
            <text:p>1543.07</text:p>
          </table:table-cell>
        </table:table-row>
        <table:table-row table:style-name="ro1">
          <table:table-cell office:value-type="float" office:value="19102692" calcext:value-type="float">
            <text:p>19102692</text:p>
          </table:table-cell>
          <table:table-cell table:formula="of:=[.A1196]/1000/(60*60*24)" office:value-type="time" office:time-value="PT05H18M22.692S" calcext:value-type="time">
            <text:p>05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4.6" calcext:value-type="float">
            <text:p>1274.6</text:p>
          </table:table-cell>
          <table:table-cell office:value-type="float" office:value="1544.33" calcext:value-type="float">
            <text:p>1544.33</text:p>
          </table:table-cell>
        </table:table-row>
        <table:table-row table:style-name="ro1">
          <table:table-cell office:value-type="float" office:value="19118692" calcext:value-type="float">
            <text:p>19118692</text:p>
          </table:table-cell>
          <table:table-cell table:formula="of:=[.A1197]/1000/(60*60*24)" office:value-type="time" office:time-value="PT05H18M38.692S" calcext:value-type="time">
            <text:p>05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5.65" calcext:value-type="float">
            <text:p>1275.65</text:p>
          </table:table-cell>
          <table:table-cell office:value-type="float" office:value="1545.59" calcext:value-type="float">
            <text:p>1545.59</text:p>
          </table:table-cell>
        </table:table-row>
        <table:table-row table:style-name="ro1">
          <table:table-cell office:value-type="float" office:value="19134692" calcext:value-type="float">
            <text:p>19134692</text:p>
          </table:table-cell>
          <table:table-cell table:formula="of:=[.A1198]/1000/(60*60*24)" office:value-type="time" office:time-value="PT05H18M54.692S" calcext:value-type="time">
            <text:p>05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6.71" calcext:value-type="float">
            <text:p>1276.71</text:p>
          </table:table-cell>
          <table:table-cell office:value-type="float" office:value="1546.85" calcext:value-type="float">
            <text:p>1546.85</text:p>
          </table:table-cell>
        </table:table-row>
        <table:table-row table:style-name="ro1">
          <table:table-cell office:value-type="float" office:value="19150692" calcext:value-type="float">
            <text:p>19150692</text:p>
          </table:table-cell>
          <table:table-cell table:formula="of:=[.A1199]/1000/(60*60*24)" office:value-type="time" office:time-value="PT05H19M10.692S" calcext:value-type="time">
            <text:p>05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7.76" calcext:value-type="float">
            <text:p>1277.76</text:p>
          </table:table-cell>
          <table:table-cell office:value-type="float" office:value="1548.11" calcext:value-type="float">
            <text:p>1548.11</text:p>
          </table:table-cell>
        </table:table-row>
        <table:table-row table:style-name="ro1">
          <table:table-cell office:value-type="float" office:value="19166692" calcext:value-type="float">
            <text:p>19166692</text:p>
          </table:table-cell>
          <table:table-cell table:formula="of:=[.A1200]/1000/(60*60*24)" office:value-type="time" office:time-value="PT05H19M26.692S" calcext:value-type="time">
            <text:p>05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78.81" calcext:value-type="float">
            <text:p>1278.81</text:p>
          </table:table-cell>
          <table:table-cell office:value-type="float" office:value="1549.36" calcext:value-type="float">
            <text:p>1549.36</text:p>
          </table:table-cell>
        </table:table-row>
        <table:table-row table:style-name="ro1">
          <table:table-cell office:value-type="float" office:value="19182692" calcext:value-type="float">
            <text:p>19182692</text:p>
          </table:table-cell>
          <table:table-cell table:formula="of:=[.A1201]/1000/(60*60*24)" office:value-type="time" office:time-value="PT05H19M42.692S" calcext:value-type="time">
            <text:p>05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79.86" calcext:value-type="float">
            <text:p>1279.86</text:p>
          </table:table-cell>
          <table:table-cell office:value-type="float" office:value="1550.62" calcext:value-type="float">
            <text:p>1550.62</text:p>
          </table:table-cell>
        </table:table-row>
        <table:table-row table:style-name="ro1">
          <table:table-cell office:value-type="float" office:value="19198692" calcext:value-type="float">
            <text:p>19198692</text:p>
          </table:table-cell>
          <table:table-cell table:formula="of:=[.A1202]/1000/(60*60*24)" office:value-type="time" office:time-value="PT05H19M58.692S" calcext:value-type="time">
            <text:p>05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80.92" calcext:value-type="float">
            <text:p>1280.92</text:p>
          </table:table-cell>
          <table:table-cell office:value-type="float" office:value="1551.88" calcext:value-type="float">
            <text:p>1551.88</text:p>
          </table:table-cell>
        </table:table-row>
        <table:table-row table:style-name="ro1">
          <table:table-cell office:value-type="float" office:value="19214692" calcext:value-type="float">
            <text:p>19214692</text:p>
          </table:table-cell>
          <table:table-cell table:formula="of:=[.A1203]/1000/(60*60*24)" office:value-type="time" office:time-value="PT05H20M14.692S" calcext:value-type="time">
            <text:p>05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81.97" calcext:value-type="float">
            <text:p>1281.97</text:p>
          </table:table-cell>
          <table:table-cell office:value-type="float" office:value="1553.14" calcext:value-type="float">
            <text:p>1553.14</text:p>
          </table:table-cell>
        </table:table-row>
        <table:table-row table:style-name="ro1">
          <table:table-cell office:value-type="float" office:value="19230692" calcext:value-type="float">
            <text:p>19230692</text:p>
          </table:table-cell>
          <table:table-cell table:formula="of:=[.A1204]/1000/(60*60*24)" office:value-type="time" office:time-value="PT05H20M30.692S" calcext:value-type="time">
            <text:p>05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83.02" calcext:value-type="float">
            <text:p>1283.02</text:p>
          </table:table-cell>
          <table:table-cell office:value-type="float" office:value="1554.4" calcext:value-type="float">
            <text:p>1554.4</text:p>
          </table:table-cell>
        </table:table-row>
        <table:table-row table:style-name="ro1">
          <table:table-cell office:value-type="float" office:value="19246692" calcext:value-type="float">
            <text:p>19246692</text:p>
          </table:table-cell>
          <table:table-cell table:formula="of:=[.A1205]/1000/(60*60*24)" office:value-type="time" office:time-value="PT05H20M46.692S" calcext:value-type="time">
            <text:p>05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84.08" calcext:value-type="float">
            <text:p>1284.08</text:p>
          </table:table-cell>
          <table:table-cell office:value-type="float" office:value="1555.65" calcext:value-type="float">
            <text:p>1555.65</text:p>
          </table:table-cell>
        </table:table-row>
        <table:table-row table:style-name="ro1">
          <table:table-cell office:value-type="float" office:value="19262692" calcext:value-type="float">
            <text:p>19262692</text:p>
          </table:table-cell>
          <table:table-cell table:formula="of:=[.A1206]/1000/(60*60*24)" office:value-type="time" office:time-value="PT05H21M02.692S" calcext:value-type="time">
            <text:p>05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85.13" calcext:value-type="float">
            <text:p>1285.13</text:p>
          </table:table-cell>
          <table:table-cell office:value-type="float" office:value="1556.91" calcext:value-type="float">
            <text:p>1556.91</text:p>
          </table:table-cell>
        </table:table-row>
        <table:table-row table:style-name="ro1">
          <table:table-cell office:value-type="float" office:value="19278692" calcext:value-type="float">
            <text:p>19278692</text:p>
          </table:table-cell>
          <table:table-cell table:formula="of:=[.A1207]/1000/(60*60*24)" office:value-type="time" office:time-value="PT05H21M18.692S" calcext:value-type="time">
            <text:p>05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86.18" calcext:value-type="float">
            <text:p>1286.18</text:p>
          </table:table-cell>
          <table:table-cell office:value-type="float" office:value="1558.17" calcext:value-type="float">
            <text:p>1558.17</text:p>
          </table:table-cell>
        </table:table-row>
        <table:table-row table:style-name="ro1">
          <table:table-cell office:value-type="float" office:value="19294692" calcext:value-type="float">
            <text:p>19294692</text:p>
          </table:table-cell>
          <table:table-cell table:formula="of:=[.A1208]/1000/(60*60*24)" office:value-type="time" office:time-value="PT05H21M34.692S" calcext:value-type="time">
            <text:p>05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87.23" calcext:value-type="float">
            <text:p>1287.23</text:p>
          </table:table-cell>
          <table:table-cell office:value-type="float" office:value="1559.43" calcext:value-type="float">
            <text:p>1559.43</text:p>
          </table:table-cell>
        </table:table-row>
        <table:table-row table:style-name="ro1">
          <table:table-cell office:value-type="float" office:value="19310692" calcext:value-type="float">
            <text:p>19310692</text:p>
          </table:table-cell>
          <table:table-cell table:formula="of:=[.A1209]/1000/(60*60*24)" office:value-type="time" office:time-value="PT05H21M50.692S" calcext:value-type="time">
            <text:p>05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88.29" calcext:value-type="float">
            <text:p>1288.29</text:p>
          </table:table-cell>
          <table:table-cell office:value-type="float" office:value="1560.69" calcext:value-type="float">
            <text:p>1560.69</text:p>
          </table:table-cell>
        </table:table-row>
        <table:table-row table:style-name="ro1">
          <table:table-cell office:value-type="float" office:value="19326692" calcext:value-type="float">
            <text:p>19326692</text:p>
          </table:table-cell>
          <table:table-cell table:formula="of:=[.A1210]/1000/(60*60*24)" office:value-type="time" office:time-value="PT05H22M06.692S" calcext:value-type="time">
            <text:p>05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89.34" calcext:value-type="float">
            <text:p>1289.34</text:p>
          </table:table-cell>
          <table:table-cell office:value-type="float" office:value="1561.94" calcext:value-type="float">
            <text:p>1561.94</text:p>
          </table:table-cell>
        </table:table-row>
        <table:table-row table:style-name="ro1">
          <table:table-cell office:value-type="float" office:value="19342692" calcext:value-type="float">
            <text:p>19342692</text:p>
          </table:table-cell>
          <table:table-cell table:formula="of:=[.A1211]/1000/(60*60*24)" office:value-type="time" office:time-value="PT05H22M22.692S" calcext:value-type="time">
            <text:p>05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90.39" calcext:value-type="float">
            <text:p>1290.39</text:p>
          </table:table-cell>
          <table:table-cell office:value-type="float" office:value="1563.2" calcext:value-type="float">
            <text:p>1563.2</text:p>
          </table:table-cell>
        </table:table-row>
        <table:table-row table:style-name="ro1">
          <table:table-cell office:value-type="float" office:value="19358692" calcext:value-type="float">
            <text:p>19358692</text:p>
          </table:table-cell>
          <table:table-cell table:formula="of:=[.A1212]/1000/(60*60*24)" office:value-type="time" office:time-value="PT05H22M38.692S" calcext:value-type="time">
            <text:p>05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91.44" calcext:value-type="float">
            <text:p>1291.44</text:p>
          </table:table-cell>
          <table:table-cell office:value-type="float" office:value="1564.46" calcext:value-type="float">
            <text:p>1564.46</text:p>
          </table:table-cell>
        </table:table-row>
        <table:table-row table:style-name="ro1">
          <table:table-cell office:value-type="float" office:value="19374692" calcext:value-type="float">
            <text:p>19374692</text:p>
          </table:table-cell>
          <table:table-cell table:formula="of:=[.A1213]/1000/(60*60*24)" office:value-type="time" office:time-value="PT05H22M54.692S" calcext:value-type="time">
            <text:p>05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92.5" calcext:value-type="float">
            <text:p>1292.5</text:p>
          </table:table-cell>
          <table:table-cell office:value-type="float" office:value="1565.72" calcext:value-type="float">
            <text:p>1565.72</text:p>
          </table:table-cell>
        </table:table-row>
        <table:table-row table:style-name="ro1">
          <table:table-cell office:value-type="float" office:value="19390692" calcext:value-type="float">
            <text:p>19390692</text:p>
          </table:table-cell>
          <table:table-cell table:formula="of:=[.A1214]/1000/(60*60*24)" office:value-type="time" office:time-value="PT05H23M10.692S" calcext:value-type="time">
            <text:p>05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93.55" calcext:value-type="float">
            <text:p>1293.55</text:p>
          </table:table-cell>
          <table:table-cell office:value-type="float" office:value="1566.97" calcext:value-type="float">
            <text:p>1566.97</text:p>
          </table:table-cell>
        </table:table-row>
        <table:table-row table:style-name="ro1">
          <table:table-cell office:value-type="float" office:value="19406692" calcext:value-type="float">
            <text:p>19406692</text:p>
          </table:table-cell>
          <table:table-cell table:formula="of:=[.A1215]/1000/(60*60*24)" office:value-type="time" office:time-value="PT05H23M26.692S" calcext:value-type="time">
            <text:p>05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94.6" calcext:value-type="float">
            <text:p>1294.6</text:p>
          </table:table-cell>
          <table:table-cell office:value-type="float" office:value="1568.23" calcext:value-type="float">
            <text:p>1568.23</text:p>
          </table:table-cell>
        </table:table-row>
        <table:table-row table:style-name="ro1">
          <table:table-cell office:value-type="float" office:value="19422692" calcext:value-type="float">
            <text:p>19422692</text:p>
          </table:table-cell>
          <table:table-cell table:formula="of:=[.A1216]/1000/(60*60*24)" office:value-type="time" office:time-value="PT05H23M42.692S" calcext:value-type="time">
            <text:p>05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95.65" calcext:value-type="float">
            <text:p>1295.65</text:p>
          </table:table-cell>
          <table:table-cell office:value-type="float" office:value="1569.49" calcext:value-type="float">
            <text:p>1569.49</text:p>
          </table:table-cell>
        </table:table-row>
        <table:table-row table:style-name="ro1">
          <table:table-cell office:value-type="float" office:value="19438692" calcext:value-type="float">
            <text:p>19438692</text:p>
          </table:table-cell>
          <table:table-cell table:formula="of:=[.A1217]/1000/(60*60*24)" office:value-type="time" office:time-value="PT05H23M58.692S" calcext:value-type="time">
            <text:p>05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96.71" calcext:value-type="float">
            <text:p>1296.71</text:p>
          </table:table-cell>
          <table:table-cell office:value-type="float" office:value="1570.75" calcext:value-type="float">
            <text:p>1570.75</text:p>
          </table:table-cell>
        </table:table-row>
        <table:table-row table:style-name="ro1">
          <table:table-cell office:value-type="float" office:value="19454692" calcext:value-type="float">
            <text:p>19454692</text:p>
          </table:table-cell>
          <table:table-cell table:formula="of:=[.A1218]/1000/(60*60*24)" office:value-type="time" office:time-value="PT05H24M14.692S" calcext:value-type="time">
            <text:p>05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97.76" calcext:value-type="float">
            <text:p>1297.7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9470692" calcext:value-type="float">
            <text:p>19470692</text:p>
          </table:table-cell>
          <table:table-cell table:formula="of:=[.A1219]/1000/(60*60*24)" office:value-type="time" office:time-value="PT05H24M30.692S" calcext:value-type="time">
            <text:p>05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98.81" calcext:value-type="float">
            <text:p>1298.81</text:p>
          </table:table-cell>
          <table:table-cell office:value-type="float" office:value="1573.26" calcext:value-type="float">
            <text:p>1573.26</text:p>
          </table:table-cell>
        </table:table-row>
        <table:table-row table:style-name="ro1">
          <table:table-cell office:value-type="float" office:value="19486692" calcext:value-type="float">
            <text:p>19486692</text:p>
          </table:table-cell>
          <table:table-cell table:formula="of:=[.A1220]/1000/(60*60*24)" office:value-type="time" office:time-value="PT05H24M46.692S" calcext:value-type="time">
            <text:p>05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99.86" calcext:value-type="float">
            <text:p>1299.86</text:p>
          </table:table-cell>
          <table:table-cell office:value-type="float" office:value="1574.52" calcext:value-type="float">
            <text:p>1574.52</text:p>
          </table:table-cell>
        </table:table-row>
        <table:table-row table:style-name="ro1">
          <table:table-cell office:value-type="float" office:value="19502692" calcext:value-type="float">
            <text:p>19502692</text:p>
          </table:table-cell>
          <table:table-cell table:formula="of:=[.A1221]/1000/(60*60*24)" office:value-type="time" office:time-value="PT05H25M02.692S" calcext:value-type="time">
            <text:p>05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00.92" calcext:value-type="float">
            <text:p>1300.92</text:p>
          </table:table-cell>
          <table:table-cell office:value-type="float" office:value="1575.78" calcext:value-type="float">
            <text:p>1575.78</text:p>
          </table:table-cell>
        </table:table-row>
        <table:table-row table:style-name="ro1">
          <table:table-cell office:value-type="float" office:value="19518692" calcext:value-type="float">
            <text:p>19518692</text:p>
          </table:table-cell>
          <table:table-cell table:formula="of:=[.A1222]/1000/(60*60*24)" office:value-type="time" office:time-value="PT05H25M18.692S" calcext:value-type="time">
            <text:p>05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01.97" calcext:value-type="float">
            <text:p>1301.97</text:p>
          </table:table-cell>
          <table:table-cell office:value-type="float" office:value="1577.03" calcext:value-type="float">
            <text:p>1577.03</text:p>
          </table:table-cell>
        </table:table-row>
        <table:table-row table:style-name="ro1">
          <table:table-cell office:value-type="float" office:value="19534691" calcext:value-type="float">
            <text:p>19534691</text:p>
          </table:table-cell>
          <table:table-cell table:formula="of:=[.A1223]/1000/(60*60*24)" office:value-type="time" office:time-value="PT05H25M34.691S" calcext:value-type="time">
            <text:p>05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03.02" calcext:value-type="float">
            <text:p>1303.02</text:p>
          </table:table-cell>
          <table:table-cell office:value-type="float" office:value="1578.29" calcext:value-type="float">
            <text:p>1578.29</text:p>
          </table:table-cell>
        </table:table-row>
        <table:table-row table:style-name="ro1">
          <table:table-cell office:value-type="float" office:value="19550692" calcext:value-type="float">
            <text:p>19550692</text:p>
          </table:table-cell>
          <table:table-cell table:formula="of:=[.A1224]/1000/(60*60*24)" office:value-type="time" office:time-value="PT05H25M50.692S" calcext:value-type="time">
            <text:p>05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04.07" calcext:value-type="float">
            <text:p>1304.07</text:p>
          </table:table-cell>
          <table:table-cell office:value-type="float" office:value="1579.55" calcext:value-type="float">
            <text:p>1579.55</text:p>
          </table:table-cell>
        </table:table-row>
        <table:table-row table:style-name="ro1">
          <table:table-cell office:value-type="float" office:value="19566692" calcext:value-type="float">
            <text:p>19566692</text:p>
          </table:table-cell>
          <table:table-cell table:formula="of:=[.A1225]/1000/(60*60*24)" office:value-type="time" office:time-value="PT05H26M06.692S" calcext:value-type="time">
            <text:p>05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05.13" calcext:value-type="float">
            <text:p>1305.13</text:p>
          </table:table-cell>
          <table:table-cell office:value-type="float" office:value="1580.81" calcext:value-type="float">
            <text:p>1580.81</text:p>
          </table:table-cell>
        </table:table-row>
        <table:table-row table:style-name="ro1">
          <table:table-cell office:value-type="float" office:value="19582692" calcext:value-type="float">
            <text:p>19582692</text:p>
          </table:table-cell>
          <table:table-cell table:formula="of:=[.A1226]/1000/(60*60*24)" office:value-type="time" office:time-value="PT05H26M22.692S" calcext:value-type="time">
            <text:p>05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06.18" calcext:value-type="float">
            <text:p>1306.18</text:p>
          </table:table-cell>
          <table:table-cell office:value-type="float" office:value="1582.06" calcext:value-type="float">
            <text:p>1582.06</text:p>
          </table:table-cell>
        </table:table-row>
        <table:table-row table:style-name="ro1">
          <table:table-cell office:value-type="float" office:value="19598692" calcext:value-type="float">
            <text:p>19598692</text:p>
          </table:table-cell>
          <table:table-cell table:formula="of:=[.A1227]/1000/(60*60*24)" office:value-type="time" office:time-value="PT05H26M38.692S" calcext:value-type="time">
            <text:p>05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07.23" calcext:value-type="float">
            <text:p>1307.23</text:p>
          </table:table-cell>
          <table:table-cell office:value-type="float" office:value="1583.32" calcext:value-type="float">
            <text:p>1583.32</text:p>
          </table:table-cell>
        </table:table-row>
        <table:table-row table:style-name="ro1">
          <table:table-cell office:value-type="float" office:value="19614691" calcext:value-type="float">
            <text:p>19614691</text:p>
          </table:table-cell>
          <table:table-cell table:formula="of:=[.A1228]/1000/(60*60*24)" office:value-type="time" office:time-value="PT05H26M54.691S" calcext:value-type="time">
            <text:p>05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08.28" calcext:value-type="float">
            <text:p>1308.28</text:p>
          </table:table-cell>
          <table:table-cell office:value-type="float" office:value="1584.58" calcext:value-type="float">
            <text:p>1584.58</text:p>
          </table:table-cell>
        </table:table-row>
        <table:table-row table:style-name="ro1">
          <table:table-cell office:value-type="float" office:value="19630692" calcext:value-type="float">
            <text:p>19630692</text:p>
          </table:table-cell>
          <table:table-cell table:formula="of:=[.A1229]/1000/(60*60*24)" office:value-type="time" office:time-value="PT05H27M10.692S" calcext:value-type="time">
            <text:p>05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09.34" calcext:value-type="float">
            <text:p>1309.34</text:p>
          </table:table-cell>
          <table:table-cell office:value-type="float" office:value="1585.83" calcext:value-type="float">
            <text:p>1585.83</text:p>
          </table:table-cell>
        </table:table-row>
        <table:table-row table:style-name="ro1">
          <table:table-cell office:value-type="float" office:value="19646692" calcext:value-type="float">
            <text:p>19646692</text:p>
          </table:table-cell>
          <table:table-cell table:formula="of:=[.A1230]/1000/(60*60*24)" office:value-type="time" office:time-value="PT05H27M26.692S" calcext:value-type="time">
            <text:p>05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10.39" calcext:value-type="float">
            <text:p>1310.39</text:p>
          </table:table-cell>
          <table:table-cell office:value-type="float" office:value="1587.09" calcext:value-type="float">
            <text:p>1587.09</text:p>
          </table:table-cell>
        </table:table-row>
        <table:table-row table:style-name="ro1">
          <table:table-cell office:value-type="float" office:value="19662692" calcext:value-type="float">
            <text:p>19662692</text:p>
          </table:table-cell>
          <table:table-cell table:formula="of:=[.A1231]/1000/(60*60*24)" office:value-type="time" office:time-value="PT05H27M42.692S" calcext:value-type="time">
            <text:p>05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11.44" calcext:value-type="float">
            <text:p>1311.44</text:p>
          </table:table-cell>
          <table:table-cell office:value-type="float" office:value="1588.35" calcext:value-type="float">
            <text:p>1588.35</text:p>
          </table:table-cell>
        </table:table-row>
        <table:table-row table:style-name="ro1">
          <table:table-cell office:value-type="float" office:value="19678692" calcext:value-type="float">
            <text:p>19678692</text:p>
          </table:table-cell>
          <table:table-cell table:formula="of:=[.A1232]/1000/(60*60*24)" office:value-type="time" office:time-value="PT05H27M58.692S" calcext:value-type="time">
            <text:p>05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12.49" calcext:value-type="float">
            <text:p>1312.49</text:p>
          </table:table-cell>
          <table:table-cell office:value-type="float" office:value="1589.6" calcext:value-type="float">
            <text:p>1589.6</text:p>
          </table:table-cell>
        </table:table-row>
        <table:table-row table:style-name="ro1">
          <table:table-cell office:value-type="float" office:value="19694692" calcext:value-type="float">
            <text:p>19694692</text:p>
          </table:table-cell>
          <table:table-cell table:formula="of:=[.A1233]/1000/(60*60*24)" office:value-type="time" office:time-value="PT05H28M14.692S" calcext:value-type="time">
            <text:p>05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3" calcext:value-type="float">
            <text:p>283.13</text:p>
          </table:table-cell>
          <table:table-cell office:value-type="float" office:value="1313.55" calcext:value-type="float">
            <text:p>1313.55</text:p>
          </table:table-cell>
          <table:table-cell office:value-type="float" office:value="1590.86" calcext:value-type="float">
            <text:p>1590.86</text:p>
          </table:table-cell>
        </table:table-row>
        <table:table-row table:style-name="ro1">
          <table:table-cell office:value-type="float" office:value="19710692" calcext:value-type="float">
            <text:p>19710692</text:p>
          </table:table-cell>
          <table:table-cell table:formula="of:=[.A1234]/1000/(60*60*24)" office:value-type="time" office:time-value="PT05H28M30.692S" calcext:value-type="time">
            <text:p>05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14.6" calcext:value-type="float">
            <text:p>1314.6</text:p>
          </table:table-cell>
          <table:table-cell office:value-type="float" office:value="1592.12" calcext:value-type="float">
            <text:p>1592.12</text:p>
          </table:table-cell>
        </table:table-row>
        <table:table-row table:style-name="ro1">
          <table:table-cell office:value-type="float" office:value="19726692" calcext:value-type="float">
            <text:p>19726692</text:p>
          </table:table-cell>
          <table:table-cell table:formula="of:=[.A1235]/1000/(60*60*24)" office:value-type="time" office:time-value="PT05H28M46.692S" calcext:value-type="time">
            <text:p>05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15.65" calcext:value-type="float">
            <text:p>1315.65</text:p>
          </table:table-cell>
          <table:table-cell office:value-type="float" office:value="1593.37" calcext:value-type="float">
            <text:p>1593.37</text:p>
          </table:table-cell>
        </table:table-row>
        <table:table-row table:style-name="ro1">
          <table:table-cell office:value-type="float" office:value="19742692" calcext:value-type="float">
            <text:p>19742692</text:p>
          </table:table-cell>
          <table:table-cell table:formula="of:=[.A1236]/1000/(60*60*24)" office:value-type="time" office:time-value="PT05H29M02.692S" calcext:value-type="time">
            <text:p>05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16.7" calcext:value-type="float">
            <text:p>1316.7</text:p>
          </table:table-cell>
          <table:table-cell office:value-type="float" office:value="1594.63" calcext:value-type="float">
            <text:p>1594.63</text:p>
          </table:table-cell>
        </table:table-row>
        <table:table-row table:style-name="ro1">
          <table:table-cell office:value-type="float" office:value="19758692" calcext:value-type="float">
            <text:p>19758692</text:p>
          </table:table-cell>
          <table:table-cell table:formula="of:=[.A1237]/1000/(60*60*24)" office:value-type="time" office:time-value="PT05H29M18.692S" calcext:value-type="time">
            <text:p>05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17.76" calcext:value-type="float">
            <text:p>1317.76</text:p>
          </table:table-cell>
          <table:table-cell office:value-type="float" office:value="1595.89" calcext:value-type="float">
            <text:p>1595.89</text:p>
          </table:table-cell>
        </table:table-row>
        <table:table-row table:style-name="ro1">
          <table:table-cell office:value-type="float" office:value="19774692" calcext:value-type="float">
            <text:p>19774692</text:p>
          </table:table-cell>
          <table:table-cell table:formula="of:=[.A1238]/1000/(60*60*24)" office:value-type="time" office:time-value="PT05H29M34.692S" calcext:value-type="time">
            <text:p>05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18.81" calcext:value-type="float">
            <text:p>1318.81</text:p>
          </table:table-cell>
          <table:table-cell office:value-type="float" office:value="1597.14" calcext:value-type="float">
            <text:p>1597.14</text:p>
          </table:table-cell>
        </table:table-row>
        <table:table-row table:style-name="ro1">
          <table:table-cell office:value-type="float" office:value="19790692" calcext:value-type="float">
            <text:p>19790692</text:p>
          </table:table-cell>
          <table:table-cell table:formula="of:=[.A1239]/1000/(60*60*24)" office:value-type="time" office:time-value="PT05H29M50.692S" calcext:value-type="time">
            <text:p>05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19.86" calcext:value-type="float">
            <text:p>1319.86</text:p>
          </table:table-cell>
          <table:table-cell office:value-type="float" office:value="1598.4" calcext:value-type="float">
            <text:p>1598.4</text:p>
          </table:table-cell>
        </table:table-row>
        <table:table-row table:style-name="ro1">
          <table:table-cell office:value-type="float" office:value="19806692" calcext:value-type="float">
            <text:p>19806692</text:p>
          </table:table-cell>
          <table:table-cell table:formula="of:=[.A1240]/1000/(60*60*24)" office:value-type="time" office:time-value="PT05H30M06.692S" calcext:value-type="time">
            <text:p>05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20.91" calcext:value-type="float">
            <text:p>1320.91</text:p>
          </table:table-cell>
          <table:table-cell office:value-type="float" office:value="1599.66" calcext:value-type="float">
            <text:p>1599.66</text:p>
          </table:table-cell>
        </table:table-row>
        <table:table-row table:style-name="ro1">
          <table:table-cell office:value-type="float" office:value="19822692" calcext:value-type="float">
            <text:p>19822692</text:p>
          </table:table-cell>
          <table:table-cell table:formula="of:=[.A1241]/1000/(60*60*24)" office:value-type="time" office:time-value="PT05H30M22.692S" calcext:value-type="time">
            <text:p>05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21.96" calcext:value-type="float">
            <text:p>1321.96</text:p>
          </table:table-cell>
          <table:table-cell office:value-type="float" office:value="1600.91" calcext:value-type="float">
            <text:p>1600.91</text:p>
          </table:table-cell>
        </table:table-row>
        <table:table-row table:style-name="ro1">
          <table:table-cell office:value-type="float" office:value="19838692" calcext:value-type="float">
            <text:p>19838692</text:p>
          </table:table-cell>
          <table:table-cell table:formula="of:=[.A1242]/1000/(60*60*24)" office:value-type="time" office:time-value="PT05H30M38.692S" calcext:value-type="time">
            <text:p>05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23.02" calcext:value-type="float">
            <text:p>1323.02</text:p>
          </table:table-cell>
          <table:table-cell office:value-type="float" office:value="1602.17" calcext:value-type="float">
            <text:p>1602.17</text:p>
          </table:table-cell>
        </table:table-row>
        <table:table-row table:style-name="ro1">
          <table:table-cell office:value-type="float" office:value="19854692" calcext:value-type="float">
            <text:p>19854692</text:p>
          </table:table-cell>
          <table:table-cell table:formula="of:=[.A1243]/1000/(60*60*24)" office:value-type="time" office:time-value="PT05H30M54.692S" calcext:value-type="time">
            <text:p>05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3" calcext:value-type="float">
            <text:p>283.13</text:p>
          </table:table-cell>
          <table:table-cell office:value-type="float" office:value="1324.07" calcext:value-type="float">
            <text:p>1324.07</text:p>
          </table:table-cell>
          <table:table-cell office:value-type="float" office:value="1603.43" calcext:value-type="float">
            <text:p>1603.43</text:p>
          </table:table-cell>
        </table:table-row>
        <table:table-row table:style-name="ro1">
          <table:table-cell office:value-type="float" office:value="19870692" calcext:value-type="float">
            <text:p>19870692</text:p>
          </table:table-cell>
          <table:table-cell table:formula="of:=[.A1244]/1000/(60*60*24)" office:value-type="time" office:time-value="PT05H31M10.692S" calcext:value-type="time">
            <text:p>05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325.12" calcext:value-type="float">
            <text:p>1325.12</text:p>
          </table:table-cell>
          <table:table-cell office:value-type="float" office:value="1604.68" calcext:value-type="float">
            <text:p>1604.68</text:p>
          </table:table-cell>
        </table:table-row>
        <table:table-row table:style-name="ro1">
          <table:table-cell office:value-type="float" office:value="19886692" calcext:value-type="float">
            <text:p>19886692</text:p>
          </table:table-cell>
          <table:table-cell table:formula="of:=[.A1245]/1000/(60*60*24)" office:value-type="time" office:time-value="PT05H31M26.692S" calcext:value-type="time">
            <text:p>05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3" calcext:value-type="float">
            <text:p>283.13</text:p>
          </table:table-cell>
          <table:table-cell office:value-type="float" office:value="1326.17" calcext:value-type="float">
            <text:p>1326.17</text:p>
          </table:table-cell>
          <table:table-cell office:value-type="float" office:value="1605.94" calcext:value-type="float">
            <text:p>1605.94</text:p>
          </table:table-cell>
        </table:table-row>
        <table:table-row table:style-name="ro1">
          <table:table-cell office:value-type="float" office:value="19902692" calcext:value-type="float">
            <text:p>19902692</text:p>
          </table:table-cell>
          <table:table-cell table:formula="of:=[.A1246]/1000/(60*60*24)" office:value-type="time" office:time-value="PT05H31M42.692S" calcext:value-type="time">
            <text:p>05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27.23" calcext:value-type="float">
            <text:p>1327.23</text:p>
          </table:table-cell>
          <table:table-cell office:value-type="float" office:value="1607.19" calcext:value-type="float">
            <text:p>1607.19</text:p>
          </table:table-cell>
        </table:table-row>
        <table:table-row table:style-name="ro1">
          <table:table-cell office:value-type="float" office:value="19918692" calcext:value-type="float">
            <text:p>19918692</text:p>
          </table:table-cell>
          <table:table-cell table:formula="of:=[.A1247]/1000/(60*60*24)" office:value-type="time" office:time-value="PT05H31M58.692S" calcext:value-type="time">
            <text:p>05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28.28" calcext:value-type="float">
            <text:p>1328.28</text:p>
          </table:table-cell>
          <table:table-cell office:value-type="float" office:value="1608.45" calcext:value-type="float">
            <text:p>1608.45</text:p>
          </table:table-cell>
        </table:table-row>
        <table:table-row table:style-name="ro1">
          <table:table-cell office:value-type="float" office:value="19934692" calcext:value-type="float">
            <text:p>19934692</text:p>
          </table:table-cell>
          <table:table-cell table:formula="of:=[.A1248]/1000/(60*60*24)" office:value-type="time" office:time-value="PT05H32M14.692S" calcext:value-type="time">
            <text:p>05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29.33" calcext:value-type="float">
            <text:p>1329.33</text:p>
          </table:table-cell>
          <table:table-cell office:value-type="float" office:value="1609.71" calcext:value-type="float">
            <text:p>1609.71</text:p>
          </table:table-cell>
        </table:table-row>
        <table:table-row table:style-name="ro1">
          <table:table-cell office:value-type="float" office:value="19950692" calcext:value-type="float">
            <text:p>19950692</text:p>
          </table:table-cell>
          <table:table-cell table:formula="of:=[.A1249]/1000/(60*60*24)" office:value-type="time" office:time-value="PT05H32M30.692S" calcext:value-type="time">
            <text:p>05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30.38" calcext:value-type="float">
            <text:p>1330.38</text:p>
          </table:table-cell>
          <table:table-cell office:value-type="float" office:value="1610.96" calcext:value-type="float">
            <text:p>1610.96</text:p>
          </table:table-cell>
        </table:table-row>
        <table:table-row table:style-name="ro1">
          <table:table-cell office:value-type="float" office:value="19966691" calcext:value-type="float">
            <text:p>19966691</text:p>
          </table:table-cell>
          <table:table-cell table:formula="of:=[.A1250]/1000/(60*60*24)" office:value-type="time" office:time-value="PT05H32M46.691S" calcext:value-type="time">
            <text:p>05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31.44" calcext:value-type="float">
            <text:p>1331.44</text:p>
          </table:table-cell>
          <table:table-cell office:value-type="float" office:value="1612.22" calcext:value-type="float">
            <text:p>1612.22</text:p>
          </table:table-cell>
        </table:table-row>
        <table:table-row table:style-name="ro1">
          <table:table-cell office:value-type="float" office:value="19982692" calcext:value-type="float">
            <text:p>19982692</text:p>
          </table:table-cell>
          <table:table-cell table:formula="of:=[.A1251]/1000/(60*60*24)" office:value-type="time" office:time-value="PT05H33M02.692S" calcext:value-type="time">
            <text:p>05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1613.47" calcext:value-type="float">
            <text:p>1613.47</text:p>
          </table:table-cell>
        </table:table-row>
        <table:table-row table:style-name="ro1">
          <table:table-cell office:value-type="float" office:value="19998691" calcext:value-type="float">
            <text:p>19998691</text:p>
          </table:table-cell>
          <table:table-cell table:formula="of:=[.A1252]/1000/(60*60*24)" office:value-type="time" office:time-value="PT05H33M18.691S" calcext:value-type="time">
            <text:p>05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33.54" calcext:value-type="float">
            <text:p>1333.54</text:p>
          </table:table-cell>
          <table:table-cell office:value-type="float" office:value="1614.73" calcext:value-type="float">
            <text:p>1614.73</text:p>
          </table:table-cell>
        </table:table-row>
        <table:table-row table:style-name="ro1">
          <table:table-cell office:value-type="float" office:value="20014692" calcext:value-type="float">
            <text:p>20014692</text:p>
          </table:table-cell>
          <table:table-cell table:formula="of:=[.A1253]/1000/(60*60*24)" office:value-type="time" office:time-value="PT05H33M34.692S" calcext:value-type="time">
            <text:p>05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34.59" calcext:value-type="float">
            <text:p>1334.59</text:p>
          </table:table-cell>
          <table:table-cell office:value-type="float" office:value="1615.99" calcext:value-type="float">
            <text:p>1615.99</text:p>
          </table:table-cell>
        </table:table-row>
        <table:table-row table:style-name="ro1">
          <table:table-cell office:value-type="float" office:value="20030692" calcext:value-type="float">
            <text:p>20030692</text:p>
          </table:table-cell>
          <table:table-cell table:formula="of:=[.A1254]/1000/(60*60*24)" office:value-type="time" office:time-value="PT05H33M50.692S" calcext:value-type="time">
            <text:p>05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35.65" calcext:value-type="float">
            <text:p>1335.65</text:p>
          </table:table-cell>
          <table:table-cell office:value-type="float" office:value="1617.24" calcext:value-type="float">
            <text:p>1617.24</text:p>
          </table:table-cell>
        </table:table-row>
        <table:table-row table:style-name="ro1">
          <table:table-cell office:value-type="float" office:value="20046692" calcext:value-type="float">
            <text:p>20046692</text:p>
          </table:table-cell>
          <table:table-cell table:formula="of:=[.A1255]/1000/(60*60*24)" office:value-type="time" office:time-value="PT05H34M06.692S" calcext:value-type="time">
            <text:p>05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36.7" calcext:value-type="float">
            <text:p>1336.7</text:p>
          </table:table-cell>
          <table:table-cell office:value-type="float" office:value="1618.5" calcext:value-type="float">
            <text:p>1618.5</text:p>
          </table:table-cell>
        </table:table-row>
        <table:table-row table:style-name="ro1">
          <table:table-cell office:value-type="float" office:value="20062692" calcext:value-type="float">
            <text:p>20062692</text:p>
          </table:table-cell>
          <table:table-cell table:formula="of:=[.A1256]/1000/(60*60*24)" office:value-type="time" office:time-value="PT05H34M22.692S" calcext:value-type="time">
            <text:p>05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37.75" calcext:value-type="float">
            <text:p>1337.75</text:p>
          </table:table-cell>
          <table:table-cell office:value-type="float" office:value="1619.75" calcext:value-type="float">
            <text:p>1619.75</text:p>
          </table:table-cell>
        </table:table-row>
        <table:table-row table:style-name="ro1">
          <table:table-cell office:value-type="float" office:value="20078691" calcext:value-type="float">
            <text:p>20078691</text:p>
          </table:table-cell>
          <table:table-cell table:formula="of:=[.A1257]/1000/(60*60*24)" office:value-type="time" office:time-value="PT05H34M38.691S" calcext:value-type="time">
            <text:p>05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38.8" calcext:value-type="float">
            <text:p>1338.8</text:p>
          </table:table-cell>
          <table:table-cell office:value-type="float" office:value="1621.01" calcext:value-type="float">
            <text:p>1621.01</text:p>
          </table:table-cell>
        </table:table-row>
        <table:table-row table:style-name="ro1">
          <table:table-cell office:value-type="float" office:value="20094692" calcext:value-type="float">
            <text:p>20094692</text:p>
          </table:table-cell>
          <table:table-cell table:formula="of:=[.A1258]/1000/(60*60*24)" office:value-type="time" office:time-value="PT05H34M54.692S" calcext:value-type="time">
            <text:p>05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39.85" calcext:value-type="float">
            <text:p>1339.85</text:p>
          </table:table-cell>
          <table:table-cell office:value-type="float" office:value="1622.26" calcext:value-type="float">
            <text:p>1622.26</text:p>
          </table:table-cell>
        </table:table-row>
        <table:table-row table:style-name="ro1">
          <table:table-cell office:value-type="float" office:value="20110692" calcext:value-type="float">
            <text:p>20110692</text:p>
          </table:table-cell>
          <table:table-cell table:formula="of:=[.A1259]/1000/(60*60*24)" office:value-type="time" office:time-value="PT05H35M10.692S" calcext:value-type="time">
            <text:p>05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340.91" calcext:value-type="float">
            <text:p>1340.91</text:p>
          </table:table-cell>
          <table:table-cell office:value-type="float" office:value="1623.52" calcext:value-type="float">
            <text:p>1623.52</text:p>
          </table:table-cell>
        </table:table-row>
        <table:table-row table:style-name="ro1">
          <table:table-cell office:value-type="float" office:value="20126692" calcext:value-type="float">
            <text:p>20126692</text:p>
          </table:table-cell>
          <table:table-cell table:formula="of:=[.A1260]/1000/(60*60*24)" office:value-type="time" office:time-value="PT05H35M26.692S" calcext:value-type="time">
            <text:p>05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41.96" calcext:value-type="float">
            <text:p>1341.96</text:p>
          </table:table-cell>
          <table:table-cell office:value-type="float" office:value="1624.78" calcext:value-type="float">
            <text:p>1624.78</text:p>
          </table:table-cell>
        </table:table-row>
        <table:table-row table:style-name="ro1">
          <table:table-cell office:value-type="float" office:value="20142692" calcext:value-type="float">
            <text:p>20142692</text:p>
          </table:table-cell>
          <table:table-cell table:formula="of:=[.A1261]/1000/(60*60*24)" office:value-type="time" office:time-value="PT05H35M42.692S" calcext:value-type="time">
            <text:p>05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43.01" calcext:value-type="float">
            <text:p>1343.01</text:p>
          </table:table-cell>
          <table:table-cell office:value-type="float" office:value="1626.03" calcext:value-type="float">
            <text:p>1626.03</text:p>
          </table:table-cell>
        </table:table-row>
        <table:table-row table:style-name="ro1">
          <table:table-cell office:value-type="float" office:value="20158692" calcext:value-type="float">
            <text:p>20158692</text:p>
          </table:table-cell>
          <table:table-cell table:formula="of:=[.A1262]/1000/(60*60*24)" office:value-type="time" office:time-value="PT05H35M58.692S" calcext:value-type="time">
            <text:p>05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44.06" calcext:value-type="float">
            <text:p>1344.06</text:p>
          </table:table-cell>
          <table:table-cell office:value-type="float" office:value="1627.29" calcext:value-type="float">
            <text:p>1627.29</text:p>
          </table:table-cell>
        </table:table-row>
        <table:table-row table:style-name="ro1">
          <table:table-cell office:value-type="float" office:value="20174692" calcext:value-type="float">
            <text:p>20174692</text:p>
          </table:table-cell>
          <table:table-cell table:formula="of:=[.A1263]/1000/(60*60*24)" office:value-type="time" office:time-value="PT05H36M14.692S" calcext:value-type="time">
            <text:p>05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45.12" calcext:value-type="float">
            <text:p>1345.12</text:p>
          </table:table-cell>
          <table:table-cell office:value-type="float" office:value="1628.54" calcext:value-type="float">
            <text:p>1628.54</text:p>
          </table:table-cell>
        </table:table-row>
        <table:table-row table:style-name="ro1">
          <table:table-cell office:value-type="float" office:value="20190692" calcext:value-type="float">
            <text:p>20190692</text:p>
          </table:table-cell>
          <table:table-cell table:formula="of:=[.A1264]/1000/(60*60*24)" office:value-type="time" office:time-value="PT05H36M30.692S" calcext:value-type="time">
            <text:p>05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46.17" calcext:value-type="float">
            <text:p>1346.17</text:p>
          </table:table-cell>
          <table:table-cell office:value-type="float" office:value="1629.8" calcext:value-type="float">
            <text:p>1629.8</text:p>
          </table:table-cell>
        </table:table-row>
        <table:table-row table:style-name="ro1">
          <table:table-cell office:value-type="float" office:value="20206692" calcext:value-type="float">
            <text:p>20206692</text:p>
          </table:table-cell>
          <table:table-cell table:formula="of:=[.A1265]/1000/(60*60*24)" office:value-type="time" office:time-value="PT05H36M46.692S" calcext:value-type="time">
            <text:p>05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47.22" calcext:value-type="float">
            <text:p>1347.22</text:p>
          </table:table-cell>
          <table:table-cell office:value-type="float" office:value="1631.06" calcext:value-type="float">
            <text:p>1631.06</text:p>
          </table:table-cell>
        </table:table-row>
        <table:table-row table:style-name="ro1">
          <table:table-cell office:value-type="float" office:value="20222692" calcext:value-type="float">
            <text:p>20222692</text:p>
          </table:table-cell>
          <table:table-cell table:formula="of:=[.A1266]/1000/(60*60*24)" office:value-type="time" office:time-value="PT05H37M02.692S" calcext:value-type="time">
            <text:p>05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48.27" calcext:value-type="float">
            <text:p>1348.27</text:p>
          </table:table-cell>
          <table:table-cell office:value-type="float" office:value="1632.31" calcext:value-type="float">
            <text:p>1632.31</text:p>
          </table:table-cell>
        </table:table-row>
        <table:table-row table:style-name="ro1">
          <table:table-cell office:value-type="float" office:value="20238692" calcext:value-type="float">
            <text:p>20238692</text:p>
          </table:table-cell>
          <table:table-cell table:formula="of:=[.A1267]/1000/(60*60*24)" office:value-type="time" office:time-value="PT05H37M18.692S" calcext:value-type="time">
            <text:p>05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49.33" calcext:value-type="float">
            <text:p>1349.33</text:p>
          </table:table-cell>
          <table:table-cell office:value-type="float" office:value="1633.57" calcext:value-type="float">
            <text:p>1633.57</text:p>
          </table:table-cell>
        </table:table-row>
        <table:table-row table:style-name="ro1">
          <table:table-cell office:value-type="float" office:value="20254692" calcext:value-type="float">
            <text:p>20254692</text:p>
          </table:table-cell>
          <table:table-cell table:formula="of:=[.A1268]/1000/(60*60*24)" office:value-type="time" office:time-value="PT05H37M34.692S" calcext:value-type="time">
            <text:p>05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50.38" calcext:value-type="float">
            <text:p>1350.38</text:p>
          </table:table-cell>
          <table:table-cell office:value-type="float" office:value="1634.83" calcext:value-type="float">
            <text:p>1634.83</text:p>
          </table:table-cell>
        </table:table-row>
        <table:table-row table:style-name="ro1">
          <table:table-cell office:value-type="float" office:value="20270692" calcext:value-type="float">
            <text:p>20270692</text:p>
          </table:table-cell>
          <table:table-cell table:formula="of:=[.A1269]/1000/(60*60*24)" office:value-type="time" office:time-value="PT05H37M50.692S" calcext:value-type="time">
            <text:p>05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51.43" calcext:value-type="float">
            <text:p>1351.43</text:p>
          </table:table-cell>
          <table:table-cell office:value-type="float" office:value="1636.09" calcext:value-type="float">
            <text:p>1636.09</text:p>
          </table:table-cell>
        </table:table-row>
        <table:table-row table:style-name="ro1">
          <table:table-cell office:value-type="float" office:value="20286692" calcext:value-type="float">
            <text:p>20286692</text:p>
          </table:table-cell>
          <table:table-cell table:formula="of:=[.A1270]/1000/(60*60*24)" office:value-type="time" office:time-value="PT05H38M06.692S" calcext:value-type="time">
            <text:p>05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52.48" calcext:value-type="float">
            <text:p>1352.48</text:p>
          </table:table-cell>
          <table:table-cell office:value-type="float" office:value="1637.34" calcext:value-type="float">
            <text:p>1637.34</text:p>
          </table:table-cell>
        </table:table-row>
        <table:table-row table:style-name="ro1">
          <table:table-cell office:value-type="float" office:value="20302692" calcext:value-type="float">
            <text:p>20302692</text:p>
          </table:table-cell>
          <table:table-cell table:formula="of:=[.A1271]/1000/(60*60*24)" office:value-type="time" office:time-value="PT05H38M22.692S" calcext:value-type="time">
            <text:p>05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53.53" calcext:value-type="float">
            <text:p>1353.53</text:p>
          </table:table-cell>
          <table:table-cell office:value-type="float" office:value="1638.6" calcext:value-type="float">
            <text:p>1638.6</text:p>
          </table:table-cell>
        </table:table-row>
        <table:table-row table:style-name="ro1">
          <table:table-cell office:value-type="float" office:value="20318692" calcext:value-type="float">
            <text:p>20318692</text:p>
          </table:table-cell>
          <table:table-cell table:formula="of:=[.A1272]/1000/(60*60*24)" office:value-type="time" office:time-value="PT05H38M38.692S" calcext:value-type="time">
            <text:p>05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54.59" calcext:value-type="float">
            <text:p>1354.59</text:p>
          </table:table-cell>
          <table:table-cell office:value-type="float" office:value="1639.85" calcext:value-type="float">
            <text:p>1639.85</text:p>
          </table:table-cell>
        </table:table-row>
        <table:table-row table:style-name="ro1">
          <table:table-cell office:value-type="float" office:value="20334692" calcext:value-type="float">
            <text:p>20334692</text:p>
          </table:table-cell>
          <table:table-cell table:formula="of:=[.A1273]/1000/(60*60*24)" office:value-type="time" office:time-value="PT05H38M54.692S" calcext:value-type="time">
            <text:p>05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55.64" calcext:value-type="float">
            <text:p>1355.64</text:p>
          </table:table-cell>
          <table:table-cell office:value-type="float" office:value="1641.11" calcext:value-type="float">
            <text:p>1641.11</text:p>
          </table:table-cell>
        </table:table-row>
        <table:table-row table:style-name="ro1">
          <table:table-cell office:value-type="float" office:value="20350692" calcext:value-type="float">
            <text:p>20350692</text:p>
          </table:table-cell>
          <table:table-cell table:formula="of:=[.A1274]/1000/(60*60*24)" office:value-type="time" office:time-value="PT05H39M10.692S" calcext:value-type="time">
            <text:p>05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1" calcext:value-type="float">
            <text:p>283.01</text:p>
          </table:table-cell>
          <table:table-cell office:value-type="float" office:value="1356.69" calcext:value-type="float">
            <text:p>1356.69</text:p>
          </table:table-cell>
          <table:table-cell office:value-type="float" office:value="1642.36" calcext:value-type="float">
            <text:p>1642.36</text:p>
          </table:table-cell>
        </table:table-row>
        <table:table-row table:style-name="ro1">
          <table:table-cell office:value-type="float" office:value="20366692" calcext:value-type="float">
            <text:p>20366692</text:p>
          </table:table-cell>
          <table:table-cell table:formula="of:=[.A1275]/1000/(60*60*24)" office:value-type="time" office:time-value="PT05H39M26.692S" calcext:value-type="time">
            <text:p>05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57.74" calcext:value-type="float">
            <text:p>1357.74</text:p>
          </table:table-cell>
          <table:table-cell office:value-type="float" office:value="1643.62" calcext:value-type="float">
            <text:p>1643.62</text:p>
          </table:table-cell>
        </table:table-row>
        <table:table-row table:style-name="ro1">
          <table:table-cell office:value-type="float" office:value="20382692" calcext:value-type="float">
            <text:p>20382692</text:p>
          </table:table-cell>
          <table:table-cell table:formula="of:=[.A1276]/1000/(60*60*24)" office:value-type="time" office:time-value="PT05H39M42.692S" calcext:value-type="time">
            <text:p>05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358.8" calcext:value-type="float">
            <text:p>1358.8</text:p>
          </table:table-cell>
          <table:table-cell office:value-type="float" office:value="1644.88" calcext:value-type="float">
            <text:p>1644.88</text:p>
          </table:table-cell>
        </table:table-row>
        <table:table-row table:style-name="ro1">
          <table:table-cell office:value-type="float" office:value="20398692" calcext:value-type="float">
            <text:p>20398692</text:p>
          </table:table-cell>
          <table:table-cell table:formula="of:=[.A1277]/1000/(60*60*24)" office:value-type="time" office:time-value="PT05H39M58.692S" calcext:value-type="time">
            <text:p>05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59.85" calcext:value-type="float">
            <text:p>1359.85</text:p>
          </table:table-cell>
          <table:table-cell office:value-type="float" office:value="1646.13" calcext:value-type="float">
            <text:p>1646.13</text:p>
          </table:table-cell>
        </table:table-row>
        <table:table-row table:style-name="ro1">
          <table:table-cell office:value-type="float" office:value="20414692" calcext:value-type="float">
            <text:p>20414692</text:p>
          </table:table-cell>
          <table:table-cell table:formula="of:=[.A1278]/1000/(60*60*24)" office:value-type="time" office:time-value="PT05H40M14.692S" calcext:value-type="time">
            <text:p>05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60.9" calcext:value-type="float">
            <text:p>1360.9</text:p>
          </table:table-cell>
          <table:table-cell office:value-type="float" office:value="1647.39" calcext:value-type="float">
            <text:p>1647.39</text:p>
          </table:table-cell>
        </table:table-row>
        <table:table-row table:style-name="ro1">
          <table:table-cell office:value-type="float" office:value="20430692" calcext:value-type="float">
            <text:p>20430692</text:p>
          </table:table-cell>
          <table:table-cell table:formula="of:=[.A1279]/1000/(60*60*24)" office:value-type="time" office:time-value="PT05H40M30.692S" calcext:value-type="time">
            <text:p>05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9" calcext:value-type="float">
            <text:p>282.9</text:p>
          </table:table-cell>
          <table:table-cell office:value-type="float" office:value="1361.95" calcext:value-type="float">
            <text:p>1361.95</text:p>
          </table:table-cell>
          <table:table-cell office:value-type="float" office:value="1648.65" calcext:value-type="float">
            <text:p>1648.65</text:p>
          </table:table-cell>
        </table:table-row>
        <table:table-row table:style-name="ro1">
          <table:table-cell office:value-type="float" office:value="20446692" calcext:value-type="float">
            <text:p>20446692</text:p>
          </table:table-cell>
          <table:table-cell table:formula="of:=[.A1280]/1000/(60*60*24)" office:value-type="time" office:time-value="PT05H40M46.692S" calcext:value-type="time">
            <text:p>05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9" calcext:value-type="float">
            <text:p>282.9</text:p>
          </table:table-cell>
          <table:table-cell office:value-type="float" office:value="1363" calcext:value-type="float">
            <text:p>1363</text:p>
          </table:table-cell>
          <table:table-cell office:value-type="float" office:value="1649.9" calcext:value-type="float">
            <text:p>1649.9</text:p>
          </table:table-cell>
        </table:table-row>
        <table:table-row table:style-name="ro1">
          <table:table-cell office:value-type="float" office:value="20462692" calcext:value-type="float">
            <text:p>20462692</text:p>
          </table:table-cell>
          <table:table-cell table:formula="of:=[.A1281]/1000/(60*60*24)" office:value-type="time" office:time-value="PT05H41M02.692S" calcext:value-type="time">
            <text:p>05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64.06" calcext:value-type="float">
            <text:p>1364.06</text:p>
          </table:table-cell>
          <table:table-cell office:value-type="float" office:value="1651.16" calcext:value-type="float">
            <text:p>1651.16</text:p>
          </table:table-cell>
        </table:table-row>
        <table:table-row table:style-name="ro1">
          <table:table-cell office:value-type="float" office:value="20478692" calcext:value-type="float">
            <text:p>20478692</text:p>
          </table:table-cell>
          <table:table-cell table:formula="of:=[.A1282]/1000/(60*60*24)" office:value-type="time" office:time-value="PT05H41M18.692S" calcext:value-type="time">
            <text:p>05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1" calcext:value-type="float">
            <text:p>283.01</text:p>
          </table:table-cell>
          <table:table-cell office:value-type="float" office:value="1365.11" calcext:value-type="float">
            <text:p>1365.11</text:p>
          </table:table-cell>
          <table:table-cell office:value-type="float" office:value="1652.41" calcext:value-type="float">
            <text:p>1652.41</text:p>
          </table:table-cell>
        </table:table-row>
        <table:table-row table:style-name="ro1">
          <table:table-cell office:value-type="float" office:value="20494692" calcext:value-type="float">
            <text:p>20494692</text:p>
          </table:table-cell>
          <table:table-cell table:formula="of:=[.A1283]/1000/(60*60*24)" office:value-type="time" office:time-value="PT05H41M34.692S" calcext:value-type="time">
            <text:p>05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66.16" calcext:value-type="float">
            <text:p>1366.16</text:p>
          </table:table-cell>
          <table:table-cell office:value-type="float" office:value="1653.67" calcext:value-type="float">
            <text:p>1653.67</text:p>
          </table:table-cell>
        </table:table-row>
        <table:table-row table:style-name="ro1">
          <table:table-cell office:value-type="float" office:value="20510692" calcext:value-type="float">
            <text:p>20510692</text:p>
          </table:table-cell>
          <table:table-cell table:formula="of:=[.A1284]/1000/(60*60*24)" office:value-type="time" office:time-value="PT05H41M50.692S" calcext:value-type="time">
            <text:p>05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67.21" calcext:value-type="float">
            <text:p>1367.21</text:p>
          </table:table-cell>
          <table:table-cell office:value-type="float" office:value="1654.93" calcext:value-type="float">
            <text:p>1654.93</text:p>
          </table:table-cell>
        </table:table-row>
        <table:table-row table:style-name="ro1">
          <table:table-cell office:value-type="float" office:value="20526692" calcext:value-type="float">
            <text:p>20526692</text:p>
          </table:table-cell>
          <table:table-cell table:formula="of:=[.A1285]/1000/(60*60*24)" office:value-type="time" office:time-value="PT05H42M06.692S" calcext:value-type="time">
            <text:p>05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68.26" calcext:value-type="float">
            <text:p>1368.26</text:p>
          </table:table-cell>
          <table:table-cell office:value-type="float" office:value="1656.18" calcext:value-type="float">
            <text:p>1656.18</text:p>
          </table:table-cell>
        </table:table-row>
        <table:table-row table:style-name="ro1">
          <table:table-cell office:value-type="float" office:value="20542692" calcext:value-type="float">
            <text:p>20542692</text:p>
          </table:table-cell>
          <table:table-cell table:formula="of:=[.A1286]/1000/(60*60*24)" office:value-type="time" office:time-value="PT05H42M22.692S" calcext:value-type="time">
            <text:p>05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69.32" calcext:value-type="float">
            <text:p>1369.32</text:p>
          </table:table-cell>
          <table:table-cell office:value-type="float" office:value="1657.43" calcext:value-type="float">
            <text:p>1657.43</text:p>
          </table:table-cell>
        </table:table-row>
        <table:table-row table:style-name="ro1">
          <table:table-cell office:value-type="float" office:value="20558692" calcext:value-type="float">
            <text:p>20558692</text:p>
          </table:table-cell>
          <table:table-cell table:formula="of:=[.A1287]/1000/(60*60*24)" office:value-type="time" office:time-value="PT05H42M38.692S" calcext:value-type="time">
            <text:p>05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70.37" calcext:value-type="float">
            <text:p>1370.37</text:p>
          </table:table-cell>
          <table:table-cell office:value-type="float" office:value="1658.69" calcext:value-type="float">
            <text:p>1658.69</text:p>
          </table:table-cell>
        </table:table-row>
        <table:table-row table:style-name="ro1">
          <table:table-cell office:value-type="float" office:value="20574692" calcext:value-type="float">
            <text:p>20574692</text:p>
          </table:table-cell>
          <table:table-cell table:formula="of:=[.A1288]/1000/(60*60*24)" office:value-type="time" office:time-value="PT05H42M54.692S" calcext:value-type="time">
            <text:p>05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371.42" calcext:value-type="float">
            <text:p>1371.42</text:p>
          </table:table-cell>
          <table:table-cell office:value-type="float" office:value="1659.95" calcext:value-type="float">
            <text:p>1659.95</text:p>
          </table:table-cell>
        </table:table-row>
        <table:table-row table:style-name="ro1">
          <table:table-cell office:value-type="float" office:value="20590692" calcext:value-type="float">
            <text:p>20590692</text:p>
          </table:table-cell>
          <table:table-cell table:formula="of:=[.A1289]/1000/(60*60*24)" office:value-type="time" office:time-value="PT05H43M10.692S" calcext:value-type="time">
            <text:p>05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72.47" calcext:value-type="float">
            <text:p>1372.47</text:p>
          </table:table-cell>
          <table:table-cell office:value-type="float" office:value="1661.2" calcext:value-type="float">
            <text:p>1661.2</text:p>
          </table:table-cell>
        </table:table-row>
        <table:table-row table:style-name="ro1">
          <table:table-cell office:value-type="float" office:value="20606692" calcext:value-type="float">
            <text:p>20606692</text:p>
          </table:table-cell>
          <table:table-cell table:formula="of:=[.A1290]/1000/(60*60*24)" office:value-type="time" office:time-value="PT05H43M26.692S" calcext:value-type="time">
            <text:p>05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373.52" calcext:value-type="float">
            <text:p>1373.52</text:p>
          </table:table-cell>
          <table:table-cell office:value-type="float" office:value="1662.46" calcext:value-type="float">
            <text:p>1662.46</text:p>
          </table:table-cell>
        </table:table-row>
        <table:table-row table:style-name="ro1">
          <table:table-cell office:value-type="float" office:value="20622692" calcext:value-type="float">
            <text:p>20622692</text:p>
          </table:table-cell>
          <table:table-cell table:formula="of:=[.A1291]/1000/(60*60*24)" office:value-type="time" office:time-value="PT05H43M42.692S" calcext:value-type="time">
            <text:p>05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374.57" calcext:value-type="float">
            <text:p>1374.57</text:p>
          </table:table-cell>
          <table:table-cell office:value-type="float" office:value="1663.71" calcext:value-type="float">
            <text:p>1663.71</text:p>
          </table:table-cell>
        </table:table-row>
        <table:table-row table:style-name="ro1">
          <table:table-cell office:value-type="float" office:value="20638692" calcext:value-type="float">
            <text:p>20638692</text:p>
          </table:table-cell>
          <table:table-cell table:formula="of:=[.A1292]/1000/(60*60*24)" office:value-type="time" office:time-value="PT05H43M58.692S" calcext:value-type="time">
            <text:p>05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75.63" calcext:value-type="float">
            <text:p>1375.63</text:p>
          </table:table-cell>
          <table:table-cell office:value-type="float" office:value="1664.97" calcext:value-type="float">
            <text:p>1664.97</text:p>
          </table:table-cell>
        </table:table-row>
        <table:table-row table:style-name="ro1">
          <table:table-cell office:value-type="float" office:value="20654692" calcext:value-type="float">
            <text:p>20654692</text:p>
          </table:table-cell>
          <table:table-cell table:formula="of:=[.A1293]/1000/(60*60*24)" office:value-type="time" office:time-value="PT05H44M14.692S" calcext:value-type="time">
            <text:p>05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76.68" calcext:value-type="float">
            <text:p>1376.68</text:p>
          </table:table-cell>
          <table:table-cell office:value-type="float" office:value="1666.22" calcext:value-type="float">
            <text:p>1666.22</text:p>
          </table:table-cell>
        </table:table-row>
        <table:table-row table:style-name="ro1">
          <table:table-cell office:value-type="float" office:value="20670692" calcext:value-type="float">
            <text:p>20670692</text:p>
          </table:table-cell>
          <table:table-cell table:formula="of:=[.A1294]/1000/(60*60*24)" office:value-type="time" office:time-value="PT05H44M30.692S" calcext:value-type="time">
            <text:p>05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77.73" calcext:value-type="float">
            <text:p>1377.73</text:p>
          </table:table-cell>
          <table:table-cell office:value-type="float" office:value="1667.47" calcext:value-type="float">
            <text:p>1667.47</text:p>
          </table:table-cell>
        </table:table-row>
        <table:table-row table:style-name="ro1">
          <table:table-cell office:value-type="float" office:value="20686692" calcext:value-type="float">
            <text:p>20686692</text:p>
          </table:table-cell>
          <table:table-cell table:formula="of:=[.A1295]/1000/(60*60*24)" office:value-type="time" office:time-value="PT05H44M46.692S" calcext:value-type="time">
            <text:p>05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78.78" calcext:value-type="float">
            <text:p>1378.78</text:p>
          </table:table-cell>
          <table:table-cell office:value-type="float" office:value="1668.73" calcext:value-type="float">
            <text:p>1668.73</text:p>
          </table:table-cell>
        </table:table-row>
        <table:table-row table:style-name="ro1">
          <table:table-cell office:value-type="float" office:value="20702692" calcext:value-type="float">
            <text:p>20702692</text:p>
          </table:table-cell>
          <table:table-cell table:formula="of:=[.A1296]/1000/(60*60*24)" office:value-type="time" office:time-value="PT05H45M02.692S" calcext:value-type="time">
            <text:p>05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79.83" calcext:value-type="float">
            <text:p>1379.83</text:p>
          </table:table-cell>
          <table:table-cell office:value-type="float" office:value="1669.98" calcext:value-type="float">
            <text:p>1669.98</text:p>
          </table:table-cell>
        </table:table-row>
        <table:table-row table:style-name="ro1">
          <table:table-cell office:value-type="float" office:value="20718692" calcext:value-type="float">
            <text:p>20718692</text:p>
          </table:table-cell>
          <table:table-cell table:formula="of:=[.A1297]/1000/(60*60*24)" office:value-type="time" office:time-value="PT05H45M18.692S" calcext:value-type="time">
            <text:p>05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80.88" calcext:value-type="float">
            <text:p>1380.88</text:p>
          </table:table-cell>
          <table:table-cell office:value-type="float" office:value="1671.24" calcext:value-type="float">
            <text:p>1671.24</text:p>
          </table:table-cell>
        </table:table-row>
        <table:table-row table:style-name="ro1">
          <table:table-cell office:value-type="float" office:value="20734692" calcext:value-type="float">
            <text:p>20734692</text:p>
          </table:table-cell>
          <table:table-cell table:formula="of:=[.A1298]/1000/(60*60*24)" office:value-type="time" office:time-value="PT05H45M34.692S" calcext:value-type="time">
            <text:p>05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81.93" calcext:value-type="float">
            <text:p>1381.93</text:p>
          </table:table-cell>
          <table:table-cell office:value-type="float" office:value="1672.49" calcext:value-type="float">
            <text:p>1672.49</text:p>
          </table:table-cell>
        </table:table-row>
        <table:table-row table:style-name="ro1">
          <table:table-cell office:value-type="float" office:value="20750692" calcext:value-type="float">
            <text:p>20750692</text:p>
          </table:table-cell>
          <table:table-cell table:formula="of:=[.A1299]/1000/(60*60*24)" office:value-type="time" office:time-value="PT05H45M50.692S" calcext:value-type="time">
            <text:p>05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382.98" calcext:value-type="float">
            <text:p>1382.98</text:p>
          </table:table-cell>
          <table:table-cell office:value-type="float" office:value="1673.75" calcext:value-type="float">
            <text:p>1673.75</text:p>
          </table:table-cell>
        </table:table-row>
        <table:table-row table:style-name="ro1">
          <table:table-cell office:value-type="float" office:value="20766692" calcext:value-type="float">
            <text:p>20766692</text:p>
          </table:table-cell>
          <table:table-cell table:formula="of:=[.A1300]/1000/(60*60*24)" office:value-type="time" office:time-value="PT05H46M06.692S" calcext:value-type="time">
            <text:p>05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84.04" calcext:value-type="float">
            <text:p>1384.04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20782692" calcext:value-type="float">
            <text:p>20782692</text:p>
          </table:table-cell>
          <table:table-cell table:formula="of:=[.A1301]/1000/(60*60*24)" office:value-type="time" office:time-value="PT05H46M22.692S" calcext:value-type="time">
            <text:p>05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85.09" calcext:value-type="float">
            <text:p>1385.09</text:p>
          </table:table-cell>
          <table:table-cell office:value-type="float" office:value="1676.26" calcext:value-type="float">
            <text:p>1676.26</text:p>
          </table:table-cell>
        </table:table-row>
        <table:table-row table:style-name="ro1">
          <table:table-cell office:value-type="float" office:value="20798692" calcext:value-type="float">
            <text:p>20798692</text:p>
          </table:table-cell>
          <table:table-cell table:formula="of:=[.A1302]/1000/(60*60*24)" office:value-type="time" office:time-value="PT05H46M38.692S" calcext:value-type="time">
            <text:p>05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86.14" calcext:value-type="float">
            <text:p>1386.14</text:p>
          </table:table-cell>
          <table:table-cell office:value-type="float" office:value="1677.51" calcext:value-type="float">
            <text:p>1677.51</text:p>
          </table:table-cell>
        </table:table-row>
        <table:table-row table:style-name="ro1">
          <table:table-cell office:value-type="float" office:value="20814692" calcext:value-type="float">
            <text:p>20814692</text:p>
          </table:table-cell>
          <table:table-cell table:formula="of:=[.A1303]/1000/(60*60*24)" office:value-type="time" office:time-value="PT05H46M54.692S" calcext:value-type="time">
            <text:p>05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87.19" calcext:value-type="float">
            <text:p>1387.19</text:p>
          </table:table-cell>
          <table:table-cell office:value-type="float" office:value="1678.77" calcext:value-type="float">
            <text:p>1678.77</text:p>
          </table:table-cell>
        </table:table-row>
        <table:table-row table:style-name="ro1">
          <table:table-cell office:value-type="float" office:value="20830692" calcext:value-type="float">
            <text:p>20830692</text:p>
          </table:table-cell>
          <table:table-cell table:formula="of:=[.A1304]/1000/(60*60*24)" office:value-type="time" office:time-value="PT05H47M10.692S" calcext:value-type="time">
            <text:p>05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88.24" calcext:value-type="float">
            <text:p>1388.24</text:p>
          </table:table-cell>
          <table:table-cell office:value-type="float" office:value="1680.02" calcext:value-type="float">
            <text:p>1680.02</text:p>
          </table:table-cell>
        </table:table-row>
        <table:table-row table:style-name="ro1">
          <table:table-cell office:value-type="float" office:value="20846692" calcext:value-type="float">
            <text:p>20846692</text:p>
          </table:table-cell>
          <table:table-cell table:formula="of:=[.A1305]/1000/(60*60*24)" office:value-type="time" office:time-value="PT05H47M26.692S" calcext:value-type="time">
            <text:p>05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89.29" calcext:value-type="float">
            <text:p>1389.29</text:p>
          </table:table-cell>
          <table:table-cell office:value-type="float" office:value="1681.28" calcext:value-type="float">
            <text:p>1681.28</text:p>
          </table:table-cell>
        </table:table-row>
        <table:table-row table:style-name="ro1">
          <table:table-cell office:value-type="float" office:value="20862692" calcext:value-type="float">
            <text:p>20862692</text:p>
          </table:table-cell>
          <table:table-cell table:formula="of:=[.A1306]/1000/(60*60*24)" office:value-type="time" office:time-value="PT05H47M42.692S" calcext:value-type="time">
            <text:p>05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390.34" calcext:value-type="float">
            <text:p>1390.34</text:p>
          </table:table-cell>
          <table:table-cell office:value-type="float" office:value="1682.53" calcext:value-type="float">
            <text:p>1682.53</text:p>
          </table:table-cell>
        </table:table-row>
        <table:table-row table:style-name="ro1">
          <table:table-cell office:value-type="float" office:value="20878692" calcext:value-type="float">
            <text:p>20878692</text:p>
          </table:table-cell>
          <table:table-cell table:formula="of:=[.A1307]/1000/(60*60*24)" office:value-type="time" office:time-value="PT05H47M58.692S" calcext:value-type="time">
            <text:p>05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91.39" calcext:value-type="float">
            <text:p>1391.39</text:p>
          </table:table-cell>
          <table:table-cell office:value-type="float" office:value="1683.78" calcext:value-type="float">
            <text:p>1683.78</text:p>
          </table:table-cell>
        </table:table-row>
        <table:table-row table:style-name="ro1">
          <table:table-cell office:value-type="float" office:value="20894691" calcext:value-type="float">
            <text:p>20894691</text:p>
          </table:table-cell>
          <table:table-cell table:formula="of:=[.A1308]/1000/(60*60*24)" office:value-type="time" office:time-value="PT05H48M14.691S" calcext:value-type="time">
            <text:p>05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92.45" calcext:value-type="float">
            <text:p>1392.45</text:p>
          </table:table-cell>
          <table:table-cell office:value-type="float" office:value="1685.04" calcext:value-type="float">
            <text:p>1685.04</text:p>
          </table:table-cell>
        </table:table-row>
        <table:table-row table:style-name="ro1">
          <table:table-cell office:value-type="float" office:value="20910692" calcext:value-type="float">
            <text:p>20910692</text:p>
          </table:table-cell>
          <table:table-cell table:formula="of:=[.A1309]/1000/(60*60*24)" office:value-type="time" office:time-value="PT05H48M30.692S" calcext:value-type="time">
            <text:p>05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93.5" calcext:value-type="float">
            <text:p>1393.5</text:p>
          </table:table-cell>
          <table:table-cell office:value-type="float" office:value="1686.29" calcext:value-type="float">
            <text:p>1686.29</text:p>
          </table:table-cell>
        </table:table-row>
        <table:table-row table:style-name="ro1">
          <table:table-cell office:value-type="float" office:value="20926692" calcext:value-type="float">
            <text:p>20926692</text:p>
          </table:table-cell>
          <table:table-cell table:formula="of:=[.A1310]/1000/(60*60*24)" office:value-type="time" office:time-value="PT05H48M46.692S" calcext:value-type="time">
            <text:p>05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94.55" calcext:value-type="float">
            <text:p>1394.55</text:p>
          </table:table-cell>
          <table:table-cell office:value-type="float" office:value="1687.54" calcext:value-type="float">
            <text:p>1687.54</text:p>
          </table:table-cell>
        </table:table-row>
        <table:table-row table:style-name="ro1">
          <table:table-cell office:value-type="float" office:value="20942692" calcext:value-type="float">
            <text:p>20942692</text:p>
          </table:table-cell>
          <table:table-cell table:formula="of:=[.A1311]/1000/(60*60*24)" office:value-type="time" office:time-value="PT05H49M02.692S" calcext:value-type="time">
            <text:p>05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395.6" calcext:value-type="float">
            <text:p>1395.6</text:p>
          </table:table-cell>
          <table:table-cell office:value-type="float" office:value="1688.8" calcext:value-type="float">
            <text:p>1688.8</text:p>
          </table:table-cell>
        </table:table-row>
        <table:table-row table:style-name="ro1">
          <table:table-cell office:value-type="float" office:value="20958692" calcext:value-type="float">
            <text:p>20958692</text:p>
          </table:table-cell>
          <table:table-cell table:formula="of:=[.A1312]/1000/(60*60*24)" office:value-type="time" office:time-value="PT05H49M18.692S" calcext:value-type="time">
            <text:p>05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396.65" calcext:value-type="float">
            <text:p>1396.65</text:p>
          </table:table-cell>
          <table:table-cell office:value-type="float" office:value="1690.05" calcext:value-type="float">
            <text:p>1690.05</text:p>
          </table:table-cell>
        </table:table-row>
        <table:table-row table:style-name="ro1">
          <table:table-cell office:value-type="float" office:value="20974692" calcext:value-type="float">
            <text:p>20974692</text:p>
          </table:table-cell>
          <table:table-cell table:formula="of:=[.A1313]/1000/(60*60*24)" office:value-type="time" office:time-value="PT05H49M34.692S" calcext:value-type="time">
            <text:p>05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397.7" calcext:value-type="float">
            <text:p>1397.7</text:p>
          </table:table-cell>
          <table:table-cell office:value-type="float" office:value="1691.31" calcext:value-type="float">
            <text:p>1691.31</text:p>
          </table:table-cell>
        </table:table-row>
        <table:table-row table:style-name="ro1">
          <table:table-cell office:value-type="float" office:value="20990692" calcext:value-type="float">
            <text:p>20990692</text:p>
          </table:table-cell>
          <table:table-cell table:formula="of:=[.A1314]/1000/(60*60*24)" office:value-type="time" office:time-value="PT05H49M50.692S" calcext:value-type="time">
            <text:p>05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98.75" calcext:value-type="float">
            <text:p>1398.75</text:p>
          </table:table-cell>
          <table:table-cell office:value-type="float" office:value="1692.56" calcext:value-type="float">
            <text:p>1692.56</text:p>
          </table:table-cell>
        </table:table-row>
        <table:table-row table:style-name="ro1">
          <table:table-cell office:value-type="float" office:value="21006692" calcext:value-type="float">
            <text:p>21006692</text:p>
          </table:table-cell>
          <table:table-cell table:formula="of:=[.A1315]/1000/(60*60*24)" office:value-type="time" office:time-value="PT05H50M06.692S" calcext:value-type="time">
            <text:p>05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399.8" calcext:value-type="float">
            <text:p>1399.8</text:p>
          </table:table-cell>
          <table:table-cell office:value-type="float" office:value="1693.81" calcext:value-type="float">
            <text:p>1693.81</text:p>
          </table:table-cell>
        </table:table-row>
        <table:table-row table:style-name="ro1">
          <table:table-cell office:value-type="float" office:value="21022692" calcext:value-type="float">
            <text:p>21022692</text:p>
          </table:table-cell>
          <table:table-cell table:formula="of:=[.A1316]/1000/(60*60*24)" office:value-type="time" office:time-value="PT05H50M22.692S" calcext:value-type="time">
            <text:p>05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400.86" calcext:value-type="float">
            <text:p>1400.86</text:p>
          </table:table-cell>
          <table:table-cell office:value-type="float" office:value="1695.07" calcext:value-type="float">
            <text:p>1695.07</text:p>
          </table:table-cell>
        </table:table-row>
        <table:table-row table:style-name="ro1">
          <table:table-cell office:value-type="float" office:value="21038692" calcext:value-type="float">
            <text:p>21038692</text:p>
          </table:table-cell>
          <table:table-cell table:formula="of:=[.A1317]/1000/(60*60*24)" office:value-type="time" office:time-value="PT05H50M38.692S" calcext:value-type="time">
            <text:p>05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401.91" calcext:value-type="float">
            <text:p>1401.91</text:p>
          </table:table-cell>
          <table:table-cell office:value-type="float" office:value="1696.32" calcext:value-type="float">
            <text:p>1696.32</text:p>
          </table:table-cell>
        </table:table-row>
        <table:table-row table:style-name="ro1">
          <table:table-cell office:value-type="float" office:value="21054692" calcext:value-type="float">
            <text:p>21054692</text:p>
          </table:table-cell>
          <table:table-cell table:formula="of:=[.A1318]/1000/(60*60*24)" office:value-type="time" office:time-value="PT05H50M54.692S" calcext:value-type="time">
            <text:p>05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02.96" calcext:value-type="float">
            <text:p>1402.96</text:p>
          </table:table-cell>
          <table:table-cell office:value-type="float" office:value="1697.58" calcext:value-type="float">
            <text:p>1697.58</text:p>
          </table:table-cell>
        </table:table-row>
        <table:table-row table:style-name="ro1">
          <table:table-cell office:value-type="float" office:value="21070692" calcext:value-type="float">
            <text:p>21070692</text:p>
          </table:table-cell>
          <table:table-cell table:formula="of:=[.A1319]/1000/(60*60*24)" office:value-type="time" office:time-value="PT05H51M10.692S" calcext:value-type="time">
            <text:p>05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404.01" calcext:value-type="float">
            <text:p>1404.01</text:p>
          </table:table-cell>
          <table:table-cell office:value-type="float" office:value="1698.83" calcext:value-type="float">
            <text:p>1698.83</text:p>
          </table:table-cell>
        </table:table-row>
        <table:table-row table:style-name="ro1">
          <table:table-cell office:value-type="float" office:value="21086692" calcext:value-type="float">
            <text:p>21086692</text:p>
          </table:table-cell>
          <table:table-cell table:formula="of:=[.A1320]/1000/(60*60*24)" office:value-type="time" office:time-value="PT05H51M26.692S" calcext:value-type="time">
            <text:p>05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05.06" calcext:value-type="float">
            <text:p>1405.06</text:p>
          </table:table-cell>
          <table:table-cell office:value-type="float" office:value="1700.08" calcext:value-type="float">
            <text:p>1700.08</text:p>
          </table:table-cell>
        </table:table-row>
        <table:table-row table:style-name="ro1">
          <table:table-cell office:value-type="float" office:value="21102692" calcext:value-type="float">
            <text:p>21102692</text:p>
          </table:table-cell>
          <table:table-cell table:formula="of:=[.A1321]/1000/(60*60*24)" office:value-type="time" office:time-value="PT05H51M42.692S" calcext:value-type="time">
            <text:p>05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406.11" calcext:value-type="float">
            <text:p>1406.11</text:p>
          </table:table-cell>
          <table:table-cell office:value-type="float" office:value="1701.34" calcext:value-type="float">
            <text:p>1701.34</text:p>
          </table:table-cell>
        </table:table-row>
        <table:table-row table:style-name="ro1">
          <table:table-cell office:value-type="float" office:value="21118692" calcext:value-type="float">
            <text:p>21118692</text:p>
          </table:table-cell>
          <table:table-cell table:formula="of:=[.A1322]/1000/(60*60*24)" office:value-type="time" office:time-value="PT05H51M58.692S" calcext:value-type="time">
            <text:p>05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07.16" calcext:value-type="float">
            <text:p>1407.16</text:p>
          </table:table-cell>
          <table:table-cell office:value-type="float" office:value="1702.59" calcext:value-type="float">
            <text:p>1702.59</text:p>
          </table:table-cell>
        </table:table-row>
        <table:table-row table:style-name="ro1">
          <table:table-cell office:value-type="float" office:value="21134692" calcext:value-type="float">
            <text:p>21134692</text:p>
          </table:table-cell>
          <table:table-cell table:formula="of:=[.A1323]/1000/(60*60*24)" office:value-type="time" office:time-value="PT05H52M14.692S" calcext:value-type="time">
            <text:p>05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08.21" calcext:value-type="float">
            <text:p>1408.21</text:p>
          </table:table-cell>
          <table:table-cell office:value-type="float" office:value="1703.84" calcext:value-type="float">
            <text:p>1703.84</text:p>
          </table:table-cell>
        </table:table-row>
        <table:table-row table:style-name="ro1">
          <table:table-cell office:value-type="float" office:value="21150692" calcext:value-type="float">
            <text:p>21150692</text:p>
          </table:table-cell>
          <table:table-cell table:formula="of:=[.A1324]/1000/(60*60*24)" office:value-type="time" office:time-value="PT05H52M30.692S" calcext:value-type="time">
            <text:p>05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09.27" calcext:value-type="float">
            <text:p>1409.27</text:p>
          </table:table-cell>
          <table:table-cell office:value-type="float" office:value="1705.09" calcext:value-type="float">
            <text:p>1705.09</text:p>
          </table:table-cell>
        </table:table-row>
        <table:table-row table:style-name="ro1">
          <table:table-cell office:value-type="float" office:value="21166692" calcext:value-type="float">
            <text:p>21166692</text:p>
          </table:table-cell>
          <table:table-cell table:formula="of:=[.A1325]/1000/(60*60*24)" office:value-type="time" office:time-value="PT05H52M46.692S" calcext:value-type="time">
            <text:p>05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10.32" calcext:value-type="float">
            <text:p>1410.32</text:p>
          </table:table-cell>
          <table:table-cell office:value-type="float" office:value="1706.35" calcext:value-type="float">
            <text:p>1706.35</text:p>
          </table:table-cell>
        </table:table-row>
        <table:table-row table:style-name="ro1">
          <table:table-cell office:value-type="float" office:value="21182692" calcext:value-type="float">
            <text:p>21182692</text:p>
          </table:table-cell>
          <table:table-cell table:formula="of:=[.A1326]/1000/(60*60*24)" office:value-type="time" office:time-value="PT05H53M02.692S" calcext:value-type="time">
            <text:p>05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11.37" calcext:value-type="float">
            <text:p>1411.37</text:p>
          </table:table-cell>
          <table:table-cell office:value-type="float" office:value="1707.6" calcext:value-type="float">
            <text:p>1707.6</text:p>
          </table:table-cell>
        </table:table-row>
        <table:table-row table:style-name="ro1">
          <table:table-cell office:value-type="float" office:value="21198692" calcext:value-type="float">
            <text:p>21198692</text:p>
          </table:table-cell>
          <table:table-cell table:formula="of:=[.A1327]/1000/(60*60*24)" office:value-type="time" office:time-value="PT05H53M18.692S" calcext:value-type="time">
            <text:p>05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12.42" calcext:value-type="float">
            <text:p>1412.42</text:p>
          </table:table-cell>
          <table:table-cell office:value-type="float" office:value="1708.85" calcext:value-type="float">
            <text:p>1708.85</text:p>
          </table:table-cell>
        </table:table-row>
        <table:table-row table:style-name="ro1">
          <table:table-cell office:value-type="float" office:value="21214692" calcext:value-type="float">
            <text:p>21214692</text:p>
          </table:table-cell>
          <table:table-cell table:formula="of:=[.A1328]/1000/(60*60*24)" office:value-type="time" office:time-value="PT05H53M34.692S" calcext:value-type="time">
            <text:p>05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13.47" calcext:value-type="float">
            <text:p>1413.47</text:p>
          </table:table-cell>
          <table:table-cell office:value-type="float" office:value="1710.1" calcext:value-type="float">
            <text:p>1710.1</text:p>
          </table:table-cell>
        </table:table-row>
        <table:table-row table:style-name="ro1">
          <table:table-cell office:value-type="float" office:value="21230692" calcext:value-type="float">
            <text:p>21230692</text:p>
          </table:table-cell>
          <table:table-cell table:formula="of:=[.A1329]/1000/(60*60*24)" office:value-type="time" office:time-value="PT05H53M50.692S" calcext:value-type="time">
            <text:p>05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14.52" calcext:value-type="float">
            <text:p>1414.52</text:p>
          </table:table-cell>
          <table:table-cell office:value-type="float" office:value="1711.36" calcext:value-type="float">
            <text:p>1711.36</text:p>
          </table:table-cell>
        </table:table-row>
        <table:table-row table:style-name="ro1">
          <table:table-cell office:value-type="float" office:value="21246691" calcext:value-type="float">
            <text:p>21246691</text:p>
          </table:table-cell>
          <table:table-cell table:formula="of:=[.A1330]/1000/(60*60*24)" office:value-type="time" office:time-value="PT05H54M06.691S" calcext:value-type="time">
            <text:p>05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15.57" calcext:value-type="float">
            <text:p>1415.57</text:p>
          </table:table-cell>
          <table:table-cell office:value-type="float" office:value="1712.61" calcext:value-type="float">
            <text:p>1712.61</text:p>
          </table:table-cell>
        </table:table-row>
        <table:table-row table:style-name="ro1">
          <table:table-cell office:value-type="float" office:value="21262691" calcext:value-type="float">
            <text:p>21262691</text:p>
          </table:table-cell>
          <table:table-cell table:formula="of:=[.A1331]/1000/(60*60*24)" office:value-type="time" office:time-value="PT05H54M22.691S" calcext:value-type="time">
            <text:p>05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16.62" calcext:value-type="float">
            <text:p>1416.62</text:p>
          </table:table-cell>
          <table:table-cell office:value-type="float" office:value="1713.86" calcext:value-type="float">
            <text:p>1713.86</text:p>
          </table:table-cell>
        </table:table-row>
        <table:table-row table:style-name="ro1">
          <table:table-cell office:value-type="float" office:value="21278692" calcext:value-type="float">
            <text:p>21278692</text:p>
          </table:table-cell>
          <table:table-cell table:formula="of:=[.A1332]/1000/(60*60*24)" office:value-type="time" office:time-value="PT05H54M38.692S" calcext:value-type="time">
            <text:p>05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17.67" calcext:value-type="float">
            <text:p>1417.67</text:p>
          </table:table-cell>
          <table:table-cell office:value-type="float" office:value="1715.11" calcext:value-type="float">
            <text:p>1715.11</text:p>
          </table:table-cell>
        </table:table-row>
        <table:table-row table:style-name="ro1">
          <table:table-cell office:value-type="float" office:value="21294692" calcext:value-type="float">
            <text:p>21294692</text:p>
          </table:table-cell>
          <table:table-cell table:formula="of:=[.A1333]/1000/(60*60*24)" office:value-type="time" office:time-value="PT05H54M54.692S" calcext:value-type="time">
            <text:p>05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18.73" calcext:value-type="float">
            <text:p>1418.73</text:p>
          </table:table-cell>
          <table:table-cell office:value-type="float" office:value="1716.37" calcext:value-type="float">
            <text:p>1716.37</text:p>
          </table:table-cell>
        </table:table-row>
        <table:table-row table:style-name="ro1">
          <table:table-cell office:value-type="float" office:value="21310692" calcext:value-type="float">
            <text:p>21310692</text:p>
          </table:table-cell>
          <table:table-cell table:formula="of:=[.A1334]/1000/(60*60*24)" office:value-type="time" office:time-value="PT05H55M10.692S" calcext:value-type="time">
            <text:p>05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19.78" calcext:value-type="float">
            <text:p>1419.78</text:p>
          </table:table-cell>
          <table:table-cell office:value-type="float" office:value="1717.62" calcext:value-type="float">
            <text:p>1717.62</text:p>
          </table:table-cell>
        </table:table-row>
        <table:table-row table:style-name="ro1">
          <table:table-cell office:value-type="float" office:value="21326692" calcext:value-type="float">
            <text:p>21326692</text:p>
          </table:table-cell>
          <table:table-cell table:formula="of:=[.A1335]/1000/(60*60*24)" office:value-type="time" office:time-value="PT05H55M26.692S" calcext:value-type="time">
            <text:p>05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20.83" calcext:value-type="float">
            <text:p>1420.83</text:p>
          </table:table-cell>
          <table:table-cell office:value-type="float" office:value="1718.87" calcext:value-type="float">
            <text:p>1718.87</text:p>
          </table:table-cell>
        </table:table-row>
        <table:table-row table:style-name="ro1">
          <table:table-cell office:value-type="float" office:value="21342692" calcext:value-type="float">
            <text:p>21342692</text:p>
          </table:table-cell>
          <table:table-cell table:formula="of:=[.A1336]/1000/(60*60*24)" office:value-type="time" office:time-value="PT05H55M42.692S" calcext:value-type="time">
            <text:p>05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21.88" calcext:value-type="float">
            <text:p>1421.88</text:p>
          </table:table-cell>
          <table:table-cell office:value-type="float" office:value="1720.12" calcext:value-type="float">
            <text:p>1720.12</text:p>
          </table:table-cell>
        </table:table-row>
        <table:table-row table:style-name="ro1">
          <table:table-cell office:value-type="float" office:value="21358692" calcext:value-type="float">
            <text:p>21358692</text:p>
          </table:table-cell>
          <table:table-cell table:formula="of:=[.A1337]/1000/(60*60*24)" office:value-type="time" office:time-value="PT05H55M58.692S" calcext:value-type="time">
            <text:p>05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6.5" calcext:value-type="float">
            <text:p>236.5</text:p>
          </table:table-cell>
          <table:table-cell office:value-type="float" office:value="282.77" calcext:value-type="float">
            <text:p>282.77</text:p>
          </table:table-cell>
          <table:table-cell office:value-type="float" office:value="1422.93" calcext:value-type="float">
            <text:p>1422.93</text:p>
          </table:table-cell>
          <table:table-cell office:value-type="float" office:value="1721.38" calcext:value-type="float">
            <text:p>1721.38</text:p>
          </table:table-cell>
        </table:table-row>
        <table:table-row table:style-name="ro1">
          <table:table-cell office:value-type="float" office:value="21374692" calcext:value-type="float">
            <text:p>21374692</text:p>
          </table:table-cell>
          <table:table-cell table:formula="of:=[.A1338]/1000/(60*60*24)" office:value-type="time" office:time-value="PT05H56M14.692S" calcext:value-type="time">
            <text:p>05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23.98" calcext:value-type="float">
            <text:p>1423.98</text:p>
          </table:table-cell>
          <table:table-cell office:value-type="float" office:value="1722.63" calcext:value-type="float">
            <text:p>1722.63</text:p>
          </table:table-cell>
        </table:table-row>
        <table:table-row table:style-name="ro1">
          <table:table-cell office:value-type="float" office:value="21390692" calcext:value-type="float">
            <text:p>21390692</text:p>
          </table:table-cell>
          <table:table-cell table:formula="of:=[.A1339]/1000/(60*60*24)" office:value-type="time" office:time-value="PT05H56M30.692S" calcext:value-type="time">
            <text:p>05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25.03" calcext:value-type="float">
            <text:p>1425.03</text:p>
          </table:table-cell>
          <table:table-cell office:value-type="float" office:value="1723.88" calcext:value-type="float">
            <text:p>1723.88</text:p>
          </table:table-cell>
        </table:table-row>
        <table:table-row table:style-name="ro1">
          <table:table-cell office:value-type="float" office:value="21406692" calcext:value-type="float">
            <text:p>21406692</text:p>
          </table:table-cell>
          <table:table-cell table:formula="of:=[.A1340]/1000/(60*60*24)" office:value-type="time" office:time-value="PT05H56M46.692S" calcext:value-type="time">
            <text:p>05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26.08" calcext:value-type="float">
            <text:p>1426.08</text:p>
          </table:table-cell>
          <table:table-cell office:value-type="float" office:value="1725.14" calcext:value-type="float">
            <text:p>1725.14</text:p>
          </table:table-cell>
        </table:table-row>
        <table:table-row table:style-name="ro1">
          <table:table-cell office:value-type="float" office:value="21422692" calcext:value-type="float">
            <text:p>21422692</text:p>
          </table:table-cell>
          <table:table-cell table:formula="of:=[.A1341]/1000/(60*60*24)" office:value-type="time" office:time-value="PT05H57M02.692S" calcext:value-type="time">
            <text:p>05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427.13" calcext:value-type="float">
            <text:p>1427.13</text:p>
          </table:table-cell>
          <table:table-cell office:value-type="float" office:value="1726.39" calcext:value-type="float">
            <text:p>1726.39</text:p>
          </table:table-cell>
        </table:table-row>
        <table:table-row table:style-name="ro1">
          <table:table-cell office:value-type="float" office:value="21438692" calcext:value-type="float">
            <text:p>21438692</text:p>
          </table:table-cell>
          <table:table-cell table:formula="of:=[.A1342]/1000/(60*60*24)" office:value-type="time" office:time-value="PT05H57M18.692S" calcext:value-type="time">
            <text:p>05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428.18" calcext:value-type="float">
            <text:p>1428.18</text:p>
          </table:table-cell>
          <table:table-cell office:value-type="float" office:value="1727.64" calcext:value-type="float">
            <text:p>1727.64</text:p>
          </table:table-cell>
        </table:table-row>
        <table:table-row table:style-name="ro1">
          <table:table-cell office:value-type="float" office:value="21454692" calcext:value-type="float">
            <text:p>21454692</text:p>
          </table:table-cell>
          <table:table-cell table:formula="of:=[.A1343]/1000/(60*60*24)" office:value-type="time" office:time-value="PT05H57M34.692S" calcext:value-type="time">
            <text:p>05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6.4" calcext:value-type="float">
            <text:p>236.4</text:p>
          </table:table-cell>
          <table:table-cell office:value-type="float" office:value="282.65" calcext:value-type="float">
            <text:p>282.65</text:p>
          </table:table-cell>
          <table:table-cell office:value-type="float" office:value="1429.23" calcext:value-type="float">
            <text:p>1429.23</text:p>
          </table:table-cell>
          <table:table-cell office:value-type="float" office:value="1728.9" calcext:value-type="float">
            <text:p>1728.9</text:p>
          </table:table-cell>
        </table:table-row>
        <table:table-row table:style-name="ro1">
          <table:table-cell office:value-type="float" office:value="21470692" calcext:value-type="float">
            <text:p>21470692</text:p>
          </table:table-cell>
          <table:table-cell table:formula="of:=[.A1344]/1000/(60*60*24)" office:value-type="time" office:time-value="PT05H57M50.692S" calcext:value-type="time">
            <text:p>05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30.28" calcext:value-type="float">
            <text:p>1430.28</text:p>
          </table:table-cell>
          <table:table-cell office:value-type="float" office:value="1730.15" calcext:value-type="float">
            <text:p>1730.15</text:p>
          </table:table-cell>
        </table:table-row>
        <table:table-row table:style-name="ro1">
          <table:table-cell office:value-type="float" office:value="21486692" calcext:value-type="float">
            <text:p>21486692</text:p>
          </table:table-cell>
          <table:table-cell table:formula="of:=[.A1345]/1000/(60*60*24)" office:value-type="time" office:time-value="PT05H58M06.692S" calcext:value-type="time">
            <text:p>05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431.33" calcext:value-type="float">
            <text:p>1431.33</text:p>
          </table:table-cell>
          <table:table-cell office:value-type="float" office:value="1731.4" calcext:value-type="float">
            <text:p>1731.4</text:p>
          </table:table-cell>
        </table:table-row>
        <table:table-row table:style-name="ro1">
          <table:table-cell office:value-type="float" office:value="21502692" calcext:value-type="float">
            <text:p>21502692</text:p>
          </table:table-cell>
          <table:table-cell table:formula="of:=[.A1346]/1000/(60*60*24)" office:value-type="time" office:time-value="PT05H58M22.692S" calcext:value-type="time">
            <text:p>05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32.39" calcext:value-type="float">
            <text:p>1432.39</text:p>
          </table:table-cell>
          <table:table-cell office:value-type="float" office:value="1732.65" calcext:value-type="float">
            <text:p>1732.65</text:p>
          </table:table-cell>
        </table:table-row>
        <table:table-row table:style-name="ro1">
          <table:table-cell office:value-type="float" office:value="21518692" calcext:value-type="float">
            <text:p>21518692</text:p>
          </table:table-cell>
          <table:table-cell table:formula="of:=[.A1347]/1000/(60*60*24)" office:value-type="time" office:time-value="PT05H58M38.692S" calcext:value-type="time">
            <text:p>05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6.4" calcext:value-type="float">
            <text:p>236.4</text:p>
          </table:table-cell>
          <table:table-cell office:value-type="float" office:value="282.65" calcext:value-type="float">
            <text:p>282.65</text:p>
          </table:table-cell>
          <table:table-cell office:value-type="float" office:value="1433.44" calcext:value-type="float">
            <text:p>1433.44</text:p>
          </table:table-cell>
          <table:table-cell office:value-type="float" office:value="1733.9" calcext:value-type="float">
            <text:p>1733.9</text:p>
          </table:table-cell>
        </table:table-row>
        <table:table-row table:style-name="ro1">
          <table:table-cell office:value-type="float" office:value="21534692" calcext:value-type="float">
            <text:p>21534692</text:p>
          </table:table-cell>
          <table:table-cell table:formula="of:=[.A1348]/1000/(60*60*24)" office:value-type="time" office:time-value="PT05H58M54.692S" calcext:value-type="time">
            <text:p>05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34.49" calcext:value-type="float">
            <text:p>1434.49</text:p>
          </table:table-cell>
          <table:table-cell office:value-type="float" office:value="1735.16" calcext:value-type="float">
            <text:p>1735.16</text:p>
          </table:table-cell>
        </table:table-row>
        <table:table-row table:style-name="ro1">
          <table:table-cell office:value-type="float" office:value="21550692" calcext:value-type="float">
            <text:p>21550692</text:p>
          </table:table-cell>
          <table:table-cell table:formula="of:=[.A1349]/1000/(60*60*24)" office:value-type="time" office:time-value="PT05H59M10.692S" calcext:value-type="time">
            <text:p>05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35.54" calcext:value-type="float">
            <text:p>1435.54</text:p>
          </table:table-cell>
          <table:table-cell office:value-type="float" office:value="1736.41" calcext:value-type="float">
            <text:p>1736.41</text:p>
          </table:table-cell>
        </table:table-row>
        <table:table-row table:style-name="ro1">
          <table:table-cell office:value-type="float" office:value="21566692" calcext:value-type="float">
            <text:p>21566692</text:p>
          </table:table-cell>
          <table:table-cell table:formula="of:=[.A1350]/1000/(60*60*24)" office:value-type="time" office:time-value="PT05H59M26.692S" calcext:value-type="time">
            <text:p>05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36.59" calcext:value-type="float">
            <text:p>1436.59</text:p>
          </table:table-cell>
          <table:table-cell office:value-type="float" office:value="1737.66" calcext:value-type="float">
            <text:p>1737.66</text:p>
          </table:table-cell>
        </table:table-row>
        <table:table-row table:style-name="ro1">
          <table:table-cell office:value-type="float" office:value="21582692" calcext:value-type="float">
            <text:p>21582692</text:p>
          </table:table-cell>
          <table:table-cell table:formula="of:=[.A1351]/1000/(60*60*24)" office:value-type="time" office:time-value="PT05H59M42.692S" calcext:value-type="time">
            <text:p>05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37.64" calcext:value-type="float">
            <text:p>1437.64</text:p>
          </table:table-cell>
          <table:table-cell office:value-type="float" office:value="1738.91" calcext:value-type="float">
            <text:p>1738.91</text:p>
          </table:table-cell>
        </table:table-row>
        <table:table-row table:style-name="ro1">
          <table:table-cell office:value-type="float" office:value="21598692" calcext:value-type="float">
            <text:p>21598692</text:p>
          </table:table-cell>
          <table:table-cell table:formula="of:=[.A1352]/1000/(60*60*24)" office:value-type="time" office:time-value="PT05H59M58.692S" calcext:value-type="time">
            <text:p>05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38.69" calcext:value-type="float">
            <text:p>1438.69</text:p>
          </table:table-cell>
          <table:table-cell office:value-type="float" office:value="1740.17" calcext:value-type="float">
            <text:p>1740.17</text:p>
          </table:table-cell>
        </table:table-row>
        <table:table-row table:style-name="ro1">
          <table:table-cell office:value-type="float" office:value="21614692" calcext:value-type="float">
            <text:p>21614692</text:p>
          </table:table-cell>
          <table:table-cell table:formula="of:=[.A1353]/1000/(60*60*24)" office:value-type="time" office:time-value="PT06H00M14.692S" calcext:value-type="time">
            <text:p>06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39.74" calcext:value-type="float">
            <text:p>1439.74</text:p>
          </table:table-cell>
          <table:table-cell office:value-type="float" office:value="1741.42" calcext:value-type="float">
            <text:p>1741.42</text:p>
          </table:table-cell>
        </table:table-row>
        <table:table-row table:style-name="ro1">
          <table:table-cell office:value-type="float" office:value="21630692" calcext:value-type="float">
            <text:p>21630692</text:p>
          </table:table-cell>
          <table:table-cell table:formula="of:=[.A1354]/1000/(60*60*24)" office:value-type="time" office:time-value="PT06H00M30.692S" calcext:value-type="time">
            <text:p>06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40.79" calcext:value-type="float">
            <text:p>1440.79</text:p>
          </table:table-cell>
          <table:table-cell office:value-type="float" office:value="1742.67" calcext:value-type="float">
            <text:p>1742.67</text:p>
          </table:table-cell>
        </table:table-row>
        <table:table-row table:style-name="ro1">
          <table:table-cell office:value-type="float" office:value="21646692" calcext:value-type="float">
            <text:p>21646692</text:p>
          </table:table-cell>
          <table:table-cell table:formula="of:=[.A1355]/1000/(60*60*24)" office:value-type="time" office:time-value="PT06H00M46.692S" calcext:value-type="time">
            <text:p>06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41.84" calcext:value-type="float">
            <text:p>1441.84</text:p>
          </table:table-cell>
          <table:table-cell office:value-type="float" office:value="1743.92" calcext:value-type="float">
            <text:p>1743.92</text:p>
          </table:table-cell>
        </table:table-row>
        <table:table-row table:style-name="ro1">
          <table:table-cell office:value-type="float" office:value="21662692" calcext:value-type="float">
            <text:p>21662692</text:p>
          </table:table-cell>
          <table:table-cell table:formula="of:=[.A1356]/1000/(60*60*24)" office:value-type="time" office:time-value="PT06H01M02.692S" calcext:value-type="time">
            <text:p>06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42.89" calcext:value-type="float">
            <text:p>1442.89</text:p>
          </table:table-cell>
          <table:table-cell office:value-type="float" office:value="1745.17" calcext:value-type="float">
            <text:p>1745.17</text:p>
          </table:table-cell>
        </table:table-row>
        <table:table-row table:style-name="ro1">
          <table:table-cell office:value-type="float" office:value="21678692" calcext:value-type="float">
            <text:p>21678692</text:p>
          </table:table-cell>
          <table:table-cell table:formula="of:=[.A1357]/1000/(60*60*24)" office:value-type="time" office:time-value="PT06H01M18.692S" calcext:value-type="time">
            <text:p>06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43.94" calcext:value-type="float">
            <text:p>1443.94</text:p>
          </table:table-cell>
          <table:table-cell office:value-type="float" office:value="1746.43" calcext:value-type="float">
            <text:p>1746.43</text:p>
          </table:table-cell>
        </table:table-row>
        <table:table-row table:style-name="ro1">
          <table:table-cell office:value-type="float" office:value="21694692" calcext:value-type="float">
            <text:p>21694692</text:p>
          </table:table-cell>
          <table:table-cell table:formula="of:=[.A1358]/1000/(60*60*24)" office:value-type="time" office:time-value="PT06H01M34.692S" calcext:value-type="time">
            <text:p>06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44.99" calcext:value-type="float">
            <text:p>1444.99</text:p>
          </table:table-cell>
          <table:table-cell office:value-type="float" office:value="1747.68" calcext:value-type="float">
            <text:p>1747.68</text:p>
          </table:table-cell>
        </table:table-row>
        <table:table-row table:style-name="ro1">
          <table:table-cell office:value-type="float" office:value="21710692" calcext:value-type="float">
            <text:p>21710692</text:p>
          </table:table-cell>
          <table:table-cell table:formula="of:=[.A1359]/1000/(60*60*24)" office:value-type="time" office:time-value="PT06H01M50.692S" calcext:value-type="time">
            <text:p>06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748.93" calcext:value-type="float">
            <text:p>1748.93</text:p>
          </table:table-cell>
        </table:table-row>
        <table:table-row table:style-name="ro1">
          <table:table-cell office:value-type="float" office:value="21726692" calcext:value-type="float">
            <text:p>21726692</text:p>
          </table:table-cell>
          <table:table-cell table:formula="of:=[.A1360]/1000/(60*60*24)" office:value-type="time" office:time-value="PT06H02M06.692S" calcext:value-type="time">
            <text:p>06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47.09" calcext:value-type="float">
            <text:p>1447.09</text:p>
          </table:table-cell>
          <table:table-cell office:value-type="float" office:value="1750.18" calcext:value-type="float">
            <text:p>1750.18</text:p>
          </table:table-cell>
        </table:table-row>
        <table:table-row table:style-name="ro1">
          <table:table-cell office:value-type="float" office:value="21742692" calcext:value-type="float">
            <text:p>21742692</text:p>
          </table:table-cell>
          <table:table-cell table:formula="of:=[.A1361]/1000/(60*60*24)" office:value-type="time" office:time-value="PT06H02M22.692S" calcext:value-type="time">
            <text:p>06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48.14" calcext:value-type="float">
            <text:p>1448.14</text:p>
          </table:table-cell>
          <table:table-cell office:value-type="float" office:value="1751.43" calcext:value-type="float">
            <text:p>1751.43</text:p>
          </table:table-cell>
        </table:table-row>
        <table:table-row table:style-name="ro1">
          <table:table-cell office:value-type="float" office:value="21758692" calcext:value-type="float">
            <text:p>21758692</text:p>
          </table:table-cell>
          <table:table-cell table:formula="of:=[.A1362]/1000/(60*60*24)" office:value-type="time" office:time-value="PT06H02M38.692S" calcext:value-type="time">
            <text:p>06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49.19" calcext:value-type="float">
            <text:p>1449.19</text:p>
          </table:table-cell>
          <table:table-cell office:value-type="float" office:value="1752.68" calcext:value-type="float">
            <text:p>1752.68</text:p>
          </table:table-cell>
        </table:table-row>
        <table:table-row table:style-name="ro1">
          <table:table-cell office:value-type="float" office:value="21774692" calcext:value-type="float">
            <text:p>21774692</text:p>
          </table:table-cell>
          <table:table-cell table:formula="of:=[.A1363]/1000/(60*60*24)" office:value-type="time" office:time-value="PT06H02M54.692S" calcext:value-type="time">
            <text:p>06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50.24" calcext:value-type="float">
            <text:p>1450.24</text:p>
          </table:table-cell>
          <table:table-cell office:value-type="float" office:value="1753.94" calcext:value-type="float">
            <text:p>1753.94</text:p>
          </table:table-cell>
        </table:table-row>
        <table:table-row table:style-name="ro1">
          <table:table-cell office:value-type="float" office:value="21790692" calcext:value-type="float">
            <text:p>21790692</text:p>
          </table:table-cell>
          <table:table-cell table:formula="of:=[.A1364]/1000/(60*60*24)" office:value-type="time" office:time-value="PT06H03M10.692S" calcext:value-type="time">
            <text:p>06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51.29" calcext:value-type="float">
            <text:p>1451.29</text:p>
          </table:table-cell>
          <table:table-cell office:value-type="float" office:value="1755.19" calcext:value-type="float">
            <text:p>1755.19</text:p>
          </table:table-cell>
        </table:table-row>
        <table:table-row table:style-name="ro1">
          <table:table-cell office:value-type="float" office:value="21806692" calcext:value-type="float">
            <text:p>21806692</text:p>
          </table:table-cell>
          <table:table-cell table:formula="of:=[.A1365]/1000/(60*60*24)" office:value-type="time" office:time-value="PT06H03M26.692S" calcext:value-type="time">
            <text:p>06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52.34" calcext:value-type="float">
            <text:p>1452.34</text:p>
          </table:table-cell>
          <table:table-cell office:value-type="float" office:value="1756.44" calcext:value-type="float">
            <text:p>1756.44</text:p>
          </table:table-cell>
        </table:table-row>
        <table:table-row table:style-name="ro1">
          <table:table-cell office:value-type="float" office:value="21822691" calcext:value-type="float">
            <text:p>21822691</text:p>
          </table:table-cell>
          <table:table-cell table:formula="of:=[.A1366]/1000/(60*60*24)" office:value-type="time" office:time-value="PT06H03M42.691S" calcext:value-type="time">
            <text:p>06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53.39" calcext:value-type="float">
            <text:p>1453.39</text:p>
          </table:table-cell>
          <table:table-cell office:value-type="float" office:value="1757.69" calcext:value-type="float">
            <text:p>1757.69</text:p>
          </table:table-cell>
        </table:table-row>
        <table:table-row table:style-name="ro1">
          <table:table-cell office:value-type="float" office:value="21838691" calcext:value-type="float">
            <text:p>21838691</text:p>
          </table:table-cell>
          <table:table-cell table:formula="of:=[.A1367]/1000/(60*60*24)" office:value-type="time" office:time-value="PT06H03M58.691S" calcext:value-type="time">
            <text:p>06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454.44" calcext:value-type="float">
            <text:p>1454.44</text:p>
          </table:table-cell>
          <table:table-cell office:value-type="float" office:value="1758.94" calcext:value-type="float">
            <text:p>1758.94</text:p>
          </table:table-cell>
        </table:table-row>
        <table:table-row table:style-name="ro1">
          <table:table-cell office:value-type="float" office:value="21854692" calcext:value-type="float">
            <text:p>21854692</text:p>
          </table:table-cell>
          <table:table-cell table:formula="of:=[.A1368]/1000/(60*60*24)" office:value-type="time" office:time-value="PT06H04M14.692S" calcext:value-type="time">
            <text:p>06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55.49" calcext:value-type="float">
            <text:p>1455.49</text:p>
          </table:table-cell>
          <table:table-cell office:value-type="float" office:value="1760.19" calcext:value-type="float">
            <text:p>1760.19</text:p>
          </table:table-cell>
        </table:table-row>
        <table:table-row table:style-name="ro1">
          <table:table-cell office:value-type="float" office:value="21870692" calcext:value-type="float">
            <text:p>21870692</text:p>
          </table:table-cell>
          <table:table-cell table:formula="of:=[.A1369]/1000/(60*60*24)" office:value-type="time" office:time-value="PT06H04M30.692S" calcext:value-type="time">
            <text:p>06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56.54" calcext:value-type="float">
            <text:p>1456.54</text:p>
          </table:table-cell>
          <table:table-cell office:value-type="float" office:value="1761.45" calcext:value-type="float">
            <text:p>1761.45</text:p>
          </table:table-cell>
        </table:table-row>
        <table:table-row table:style-name="ro1">
          <table:table-cell office:value-type="float" office:value="21886692" calcext:value-type="float">
            <text:p>21886692</text:p>
          </table:table-cell>
          <table:table-cell table:formula="of:=[.A1370]/1000/(60*60*24)" office:value-type="time" office:time-value="PT06H04M46.692S" calcext:value-type="time">
            <text:p>06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57.6" calcext:value-type="float">
            <text:p>1457.6</text:p>
          </table:table-cell>
          <table:table-cell office:value-type="float" office:value="1762.7" calcext:value-type="float">
            <text:p>1762.7</text:p>
          </table:table-cell>
        </table:table-row>
        <table:table-row table:style-name="ro1">
          <table:table-cell office:value-type="float" office:value="21902692" calcext:value-type="float">
            <text:p>21902692</text:p>
          </table:table-cell>
          <table:table-cell table:formula="of:=[.A1371]/1000/(60*60*24)" office:value-type="time" office:time-value="PT06H05M02.692S" calcext:value-type="time">
            <text:p>06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58.65" calcext:value-type="float">
            <text:p>1458.65</text:p>
          </table:table-cell>
          <table:table-cell office:value-type="float" office:value="1763.95" calcext:value-type="float">
            <text:p>1763.95</text:p>
          </table:table-cell>
        </table:table-row>
        <table:table-row table:style-name="ro1">
          <table:table-cell office:value-type="float" office:value="21918692" calcext:value-type="float">
            <text:p>21918692</text:p>
          </table:table-cell>
          <table:table-cell table:formula="of:=[.A1372]/1000/(60*60*24)" office:value-type="time" office:time-value="PT06H05M18.692S" calcext:value-type="time">
            <text:p>06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459.7" calcext:value-type="float">
            <text:p>1459.7</text:p>
          </table:table-cell>
          <table:table-cell office:value-type="float" office:value="1765.2" calcext:value-type="float">
            <text:p>1765.2</text:p>
          </table:table-cell>
        </table:table-row>
        <table:table-row table:style-name="ro1">
          <table:table-cell office:value-type="float" office:value="21934692" calcext:value-type="float">
            <text:p>21934692</text:p>
          </table:table-cell>
          <table:table-cell table:formula="of:=[.A1373]/1000/(60*60*24)" office:value-type="time" office:time-value="PT06H05M34.692S" calcext:value-type="time">
            <text:p>06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60.75" calcext:value-type="float">
            <text:p>1460.75</text:p>
          </table:table-cell>
          <table:table-cell office:value-type="float" office:value="1766.45" calcext:value-type="float">
            <text:p>1766.45</text:p>
          </table:table-cell>
        </table:table-row>
        <table:table-row table:style-name="ro1">
          <table:table-cell office:value-type="float" office:value="21950692" calcext:value-type="float">
            <text:p>21950692</text:p>
          </table:table-cell>
          <table:table-cell table:formula="of:=[.A1374]/1000/(60*60*24)" office:value-type="time" office:time-value="PT06H05M50.692S" calcext:value-type="time">
            <text:p>06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61.8" calcext:value-type="float">
            <text:p>1461.8</text:p>
          </table:table-cell>
          <table:table-cell office:value-type="float" office:value="1767.7" calcext:value-type="float">
            <text:p>1767.7</text:p>
          </table:table-cell>
        </table:table-row>
        <table:table-row table:style-name="ro1">
          <table:table-cell office:value-type="float" office:value="21966692" calcext:value-type="float">
            <text:p>21966692</text:p>
          </table:table-cell>
          <table:table-cell table:formula="of:=[.A1375]/1000/(60*60*24)" office:value-type="time" office:time-value="PT06H06M06.692S" calcext:value-type="time">
            <text:p>06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62.85" calcext:value-type="float">
            <text:p>1462.85</text:p>
          </table:table-cell>
          <table:table-cell office:value-type="float" office:value="1768.95" calcext:value-type="float">
            <text:p>1768.95</text:p>
          </table:table-cell>
        </table:table-row>
        <table:table-row table:style-name="ro1">
          <table:table-cell office:value-type="float" office:value="21982691" calcext:value-type="float">
            <text:p>21982691</text:p>
          </table:table-cell>
          <table:table-cell table:formula="of:=[.A1376]/1000/(60*60*24)" office:value-type="time" office:time-value="PT06H06M22.691S" calcext:value-type="time">
            <text:p>06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63.9" calcext:value-type="float">
            <text:p>1463.9</text:p>
          </table:table-cell>
          <table:table-cell office:value-type="float" office:value="1770.2" calcext:value-type="float">
            <text:p>1770.2</text:p>
          </table:table-cell>
        </table:table-row>
        <table:table-row table:style-name="ro1">
          <table:table-cell office:value-type="float" office:value="21998692" calcext:value-type="float">
            <text:p>21998692</text:p>
          </table:table-cell>
          <table:table-cell table:formula="of:=[.A1377]/1000/(60*60*24)" office:value-type="time" office:time-value="PT06H06M38.692S" calcext:value-type="time">
            <text:p>06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64.95" calcext:value-type="float">
            <text:p>1464.95</text:p>
          </table:table-cell>
          <table:table-cell office:value-type="float" office:value="1771.46" calcext:value-type="float">
            <text:p>1771.46</text:p>
          </table:table-cell>
        </table:table-row>
        <table:table-row table:style-name="ro1">
          <table:table-cell office:value-type="float" office:value="22014692" calcext:value-type="float">
            <text:p>22014692</text:p>
          </table:table-cell>
          <table:table-cell table:formula="of:=[.A1378]/1000/(60*60*24)" office:value-type="time" office:time-value="PT06H06M54.692S" calcext:value-type="time">
            <text:p>06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66" calcext:value-type="float">
            <text:p>1466</text:p>
          </table:table-cell>
          <table:table-cell office:value-type="float" office:value="1772.71" calcext:value-type="float">
            <text:p>1772.71</text:p>
          </table:table-cell>
        </table:table-row>
        <table:table-row table:style-name="ro1">
          <table:table-cell office:value-type="float" office:value="22030692" calcext:value-type="float">
            <text:p>22030692</text:p>
          </table:table-cell>
          <table:table-cell table:formula="of:=[.A1379]/1000/(60*60*24)" office:value-type="time" office:time-value="PT06H07M10.692S" calcext:value-type="time">
            <text:p>06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467.04" calcext:value-type="float">
            <text:p>1467.04</text:p>
          </table:table-cell>
          <table:table-cell office:value-type="float" office:value="1773.96" calcext:value-type="float">
            <text:p>1773.96</text:p>
          </table:table-cell>
        </table:table-row>
        <table:table-row table:style-name="ro1">
          <table:table-cell office:value-type="float" office:value="22046691" calcext:value-type="float">
            <text:p>22046691</text:p>
          </table:table-cell>
          <table:table-cell table:formula="of:=[.A1380]/1000/(60*60*24)" office:value-type="time" office:time-value="PT06H07M26.691S" calcext:value-type="time">
            <text:p>06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68.09" calcext:value-type="float">
            <text:p>1468.09</text:p>
          </table:table-cell>
          <table:table-cell office:value-type="float" office:value="1775.21" calcext:value-type="float">
            <text:p>1775.21</text:p>
          </table:table-cell>
        </table:table-row>
        <table:table-row table:style-name="ro1">
          <table:table-cell office:value-type="float" office:value="22062692" calcext:value-type="float">
            <text:p>22062692</text:p>
          </table:table-cell>
          <table:table-cell table:formula="of:=[.A1381]/1000/(60*60*24)" office:value-type="time" office:time-value="PT06H07M42.692S" calcext:value-type="time">
            <text:p>06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69.14" calcext:value-type="float">
            <text:p>1469.14</text:p>
          </table:table-cell>
          <table:table-cell office:value-type="float" office:value="1776.46" calcext:value-type="float">
            <text:p>1776.46</text:p>
          </table:table-cell>
        </table:table-row>
        <table:table-row table:style-name="ro1">
          <table:table-cell office:value-type="float" office:value="22078692" calcext:value-type="float">
            <text:p>22078692</text:p>
          </table:table-cell>
          <table:table-cell table:formula="of:=[.A1382]/1000/(60*60*24)" office:value-type="time" office:time-value="PT06H07M58.692S" calcext:value-type="time">
            <text:p>06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70.19" calcext:value-type="float">
            <text:p>1470.19</text:p>
          </table:table-cell>
          <table:table-cell office:value-type="float" office:value="1777.71" calcext:value-type="float">
            <text:p>1777.71</text:p>
          </table:table-cell>
        </table:table-row>
        <table:table-row table:style-name="ro1">
          <table:table-cell office:value-type="float" office:value="22094691" calcext:value-type="float">
            <text:p>22094691</text:p>
          </table:table-cell>
          <table:table-cell table:formula="of:=[.A1383]/1000/(60*60*24)" office:value-type="time" office:time-value="PT06H08M14.691S" calcext:value-type="time">
            <text:p>06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471.24" calcext:value-type="float">
            <text:p>1471.24</text:p>
          </table:table-cell>
          <table:table-cell office:value-type="float" office:value="1778.96" calcext:value-type="float">
            <text:p>1778.96</text:p>
          </table:table-cell>
        </table:table-row>
        <table:table-row table:style-name="ro1">
          <table:table-cell office:value-type="float" office:value="22110692" calcext:value-type="float">
            <text:p>22110692</text:p>
          </table:table-cell>
          <table:table-cell table:formula="of:=[.A1384]/1000/(60*60*24)" office:value-type="time" office:time-value="PT06H08M30.692S" calcext:value-type="time">
            <text:p>06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72.29" calcext:value-type="float">
            <text:p>1472.29</text:p>
          </table:table-cell>
          <table:table-cell office:value-type="float" office:value="1780.21" calcext:value-type="float">
            <text:p>1780.21</text:p>
          </table:table-cell>
        </table:table-row>
        <table:table-row table:style-name="ro1">
          <table:table-cell office:value-type="float" office:value="22126692" calcext:value-type="float">
            <text:p>22126692</text:p>
          </table:table-cell>
          <table:table-cell table:formula="of:=[.A1385]/1000/(60*60*24)" office:value-type="time" office:time-value="PT06H08M46.692S" calcext:value-type="time">
            <text:p>06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73.34" calcext:value-type="float">
            <text:p>1473.34</text:p>
          </table:table-cell>
          <table:table-cell office:value-type="float" office:value="1781.46" calcext:value-type="float">
            <text:p>1781.46</text:p>
          </table:table-cell>
        </table:table-row>
        <table:table-row table:style-name="ro1">
          <table:table-cell office:value-type="float" office:value="22142692" calcext:value-type="float">
            <text:p>22142692</text:p>
          </table:table-cell>
          <table:table-cell table:formula="of:=[.A1386]/1000/(60*60*24)" office:value-type="time" office:time-value="PT06H09M02.692S" calcext:value-type="time">
            <text:p>06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74.39" calcext:value-type="float">
            <text:p>1474.39</text:p>
          </table:table-cell>
          <table:table-cell office:value-type="float" office:value="1782.71" calcext:value-type="float">
            <text:p>1782.71</text:p>
          </table:table-cell>
        </table:table-row>
        <table:table-row table:style-name="ro1">
          <table:table-cell office:value-type="float" office:value="22158692" calcext:value-type="float">
            <text:p>22158692</text:p>
          </table:table-cell>
          <table:table-cell table:formula="of:=[.A1387]/1000/(60*60*24)" office:value-type="time" office:time-value="PT06H09M18.692S" calcext:value-type="time">
            <text:p>06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75.44" calcext:value-type="float">
            <text:p>1475.44</text:p>
          </table:table-cell>
          <table:table-cell office:value-type="float" office:value="1783.96" calcext:value-type="float">
            <text:p>1783.96</text:p>
          </table:table-cell>
        </table:table-row>
        <table:table-row table:style-name="ro1">
          <table:table-cell office:value-type="float" office:value="22174692" calcext:value-type="float">
            <text:p>22174692</text:p>
          </table:table-cell>
          <table:table-cell table:formula="of:=[.A1388]/1000/(60*60*24)" office:value-type="time" office:time-value="PT06H09M34.692S" calcext:value-type="time">
            <text:p>06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76.49" calcext:value-type="float">
            <text:p>1476.49</text:p>
          </table:table-cell>
          <table:table-cell office:value-type="float" office:value="1785.21" calcext:value-type="float">
            <text:p>1785.21</text:p>
          </table:table-cell>
        </table:table-row>
        <table:table-row table:style-name="ro1">
          <table:table-cell office:value-type="float" office:value="22190692" calcext:value-type="float">
            <text:p>22190692</text:p>
          </table:table-cell>
          <table:table-cell table:formula="of:=[.A1389]/1000/(60*60*24)" office:value-type="time" office:time-value="PT06H09M50.692S" calcext:value-type="time">
            <text:p>06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477.54" calcext:value-type="float">
            <text:p>1477.54</text:p>
          </table:table-cell>
          <table:table-cell office:value-type="float" office:value="1786.46" calcext:value-type="float">
            <text:p>1786.46</text:p>
          </table:table-cell>
        </table:table-row>
        <table:table-row table:style-name="ro1">
          <table:table-cell office:value-type="float" office:value="22206692" calcext:value-type="float">
            <text:p>22206692</text:p>
          </table:table-cell>
          <table:table-cell table:formula="of:=[.A1390]/1000/(60*60*24)" office:value-type="time" office:time-value="PT06H10M06.692S" calcext:value-type="time">
            <text:p>06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78.59" calcext:value-type="float">
            <text:p>1478.59</text:p>
          </table:table-cell>
          <table:table-cell office:value-type="float" office:value="1787.71" calcext:value-type="float">
            <text:p>1787.71</text:p>
          </table:table-cell>
        </table:table-row>
        <table:table-row table:style-name="ro1">
          <table:table-cell office:value-type="float" office:value="22222692" calcext:value-type="float">
            <text:p>22222692</text:p>
          </table:table-cell>
          <table:table-cell table:formula="of:=[.A1391]/1000/(60*60*24)" office:value-type="time" office:time-value="PT06H10M22.692S" calcext:value-type="time">
            <text:p>06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479.64" calcext:value-type="float">
            <text:p>1479.64</text:p>
          </table:table-cell>
          <table:table-cell office:value-type="float" office:value="1788.96" calcext:value-type="float">
            <text:p>1788.96</text:p>
          </table:table-cell>
        </table:table-row>
        <table:table-row table:style-name="ro1">
          <table:table-cell office:value-type="float" office:value="22238691" calcext:value-type="float">
            <text:p>22238691</text:p>
          </table:table-cell>
          <table:table-cell table:formula="of:=[.A1392]/1000/(60*60*24)" office:value-type="time" office:time-value="PT06H10M38.691S" calcext:value-type="time">
            <text:p>06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480.69" calcext:value-type="float">
            <text:p>1480.69</text:p>
          </table:table-cell>
          <table:table-cell office:value-type="float" office:value="1790.21" calcext:value-type="float">
            <text:p>1790.21</text:p>
          </table:table-cell>
        </table:table-row>
        <table:table-row table:style-name="ro1">
          <table:table-cell office:value-type="float" office:value="22254692" calcext:value-type="float">
            <text:p>22254692</text:p>
          </table:table-cell>
          <table:table-cell table:formula="of:=[.A1393]/1000/(60*60*24)" office:value-type="time" office:time-value="PT06H10M54.692S" calcext:value-type="time">
            <text:p>06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481.74" calcext:value-type="float">
            <text:p>1481.74</text:p>
          </table:table-cell>
          <table:table-cell office:value-type="float" office:value="1791.46" calcext:value-type="float">
            <text:p>1791.46</text:p>
          </table:table-cell>
        </table:table-row>
        <table:table-row table:style-name="ro1">
          <table:table-cell office:value-type="float" office:value="22270692" calcext:value-type="float">
            <text:p>22270692</text:p>
          </table:table-cell>
          <table:table-cell table:formula="of:=[.A1394]/1000/(60*60*24)" office:value-type="time" office:time-value="PT06H11M10.692S" calcext:value-type="time">
            <text:p>06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482.78" calcext:value-type="float">
            <text:p>1482.78</text:p>
          </table:table-cell>
          <table:table-cell office:value-type="float" office:value="1792.71" calcext:value-type="float">
            <text:p>1792.71</text:p>
          </table:table-cell>
        </table:table-row>
        <table:table-row table:style-name="ro1">
          <table:table-cell office:value-type="float" office:value="22286692" calcext:value-type="float">
            <text:p>22286692</text:p>
          </table:table-cell>
          <table:table-cell table:formula="of:=[.A1395]/1000/(60*60*24)" office:value-type="time" office:time-value="PT06H11M26.692S" calcext:value-type="time">
            <text:p>06:1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483.83" calcext:value-type="float">
            <text:p>1483.83</text:p>
          </table:table-cell>
          <table:table-cell office:value-type="float" office:value="1793.96" calcext:value-type="float">
            <text:p>1793.96</text:p>
          </table:table-cell>
        </table:table-row>
        <table:table-row table:style-name="ro1">
          <table:table-cell office:value-type="float" office:value="22302692" calcext:value-type="float">
            <text:p>22302692</text:p>
          </table:table-cell>
          <table:table-cell table:formula="of:=[.A1396]/1000/(60*60*24)" office:value-type="time" office:time-value="PT06H11M42.692S" calcext:value-type="time">
            <text:p>06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484.88" calcext:value-type="float">
            <text:p>1484.88</text:p>
          </table:table-cell>
          <table:table-cell office:value-type="float" office:value="1795.21" calcext:value-type="float">
            <text:p>1795.21</text:p>
          </table:table-cell>
        </table:table-row>
        <table:table-row table:style-name="ro1">
          <table:table-cell office:value-type="float" office:value="22318692" calcext:value-type="float">
            <text:p>22318692</text:p>
          </table:table-cell>
          <table:table-cell table:formula="of:=[.A1397]/1000/(60*60*24)" office:value-type="time" office:time-value="PT06H11M58.692S" calcext:value-type="time">
            <text:p>06:1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485.93" calcext:value-type="float">
            <text:p>1485.93</text:p>
          </table:table-cell>
          <table:table-cell office:value-type="float" office:value="1796.46" calcext:value-type="float">
            <text:p>1796.46</text:p>
          </table:table-cell>
        </table:table-row>
        <table:table-row table:style-name="ro1">
          <table:table-cell office:value-type="float" office:value="22334692" calcext:value-type="float">
            <text:p>22334692</text:p>
          </table:table-cell>
          <table:table-cell table:formula="of:=[.A1398]/1000/(60*60*24)" office:value-type="time" office:time-value="PT06H12M14.692S" calcext:value-type="time">
            <text:p>06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486.98" calcext:value-type="float">
            <text:p>1486.98</text:p>
          </table:table-cell>
          <table:table-cell office:value-type="float" office:value="1797.7" calcext:value-type="float">
            <text:p>1797.7</text:p>
          </table:table-cell>
        </table:table-row>
        <table:table-row table:style-name="ro1">
          <table:table-cell office:value-type="float" office:value="22350692" calcext:value-type="float">
            <text:p>22350692</text:p>
          </table:table-cell>
          <table:table-cell table:formula="of:=[.A1399]/1000/(60*60*24)" office:value-type="time" office:time-value="PT06H12M30.692S" calcext:value-type="time">
            <text:p>06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488.03" calcext:value-type="float">
            <text:p>1488.03</text:p>
          </table:table-cell>
          <table:table-cell office:value-type="float" office:value="1798.95" calcext:value-type="float">
            <text:p>1798.95</text:p>
          </table:table-cell>
        </table:table-row>
        <table:table-row table:style-name="ro1">
          <table:table-cell office:value-type="float" office:value="22366692" calcext:value-type="float">
            <text:p>22366692</text:p>
          </table:table-cell>
          <table:table-cell table:formula="of:=[.A1400]/1000/(60*60*24)" office:value-type="time" office:time-value="PT06H12M46.692S" calcext:value-type="time">
            <text:p>06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489.08" calcext:value-type="float">
            <text:p>1489.08</text:p>
          </table:table-cell>
          <table:table-cell office:value-type="float" office:value="1800.2" calcext:value-type="float">
            <text:p>1800.2</text:p>
          </table:table-cell>
        </table:table-row>
        <table:table-row table:style-name="ro1">
          <table:table-cell office:value-type="float" office:value="22382692" calcext:value-type="float">
            <text:p>22382692</text:p>
          </table:table-cell>
          <table:table-cell table:formula="of:=[.A1401]/1000/(60*60*24)" office:value-type="time" office:time-value="PT06H13M02.692S" calcext:value-type="time">
            <text:p>06:1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490.13" calcext:value-type="float">
            <text:p>1490.13</text:p>
          </table:table-cell>
          <table:table-cell office:value-type="float" office:value="1801.45" calcext:value-type="float">
            <text:p>1801.45</text:p>
          </table:table-cell>
        </table:table-row>
        <table:table-row table:style-name="ro1">
          <table:table-cell office:value-type="float" office:value="22398692" calcext:value-type="float">
            <text:p>22398692</text:p>
          </table:table-cell>
          <table:table-cell table:formula="of:=[.A1402]/1000/(60*60*24)" office:value-type="time" office:time-value="PT06H13M18.692S" calcext:value-type="time">
            <text:p>06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491.18" calcext:value-type="float">
            <text:p>1491.18</text:p>
          </table:table-cell>
          <table:table-cell office:value-type="float" office:value="1802.7" calcext:value-type="float">
            <text:p>1802.7</text:p>
          </table:table-cell>
        </table:table-row>
        <table:table-row table:style-name="ro1">
          <table:table-cell office:value-type="float" office:value="22414692" calcext:value-type="float">
            <text:p>22414692</text:p>
          </table:table-cell>
          <table:table-cell table:formula="of:=[.A1403]/1000/(60*60*24)" office:value-type="time" office:time-value="PT06H13M34.692S" calcext:value-type="time">
            <text:p>06:1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492.23" calcext:value-type="float">
            <text:p>1492.23</text:p>
          </table:table-cell>
          <table:table-cell office:value-type="float" office:value="1803.95" calcext:value-type="float">
            <text:p>1803.95</text:p>
          </table:table-cell>
        </table:table-row>
        <table:table-row table:style-name="ro1">
          <table:table-cell office:value-type="float" office:value="22430692" calcext:value-type="float">
            <text:p>22430692</text:p>
          </table:table-cell>
          <table:table-cell table:formula="of:=[.A1404]/1000/(60*60*24)" office:value-type="time" office:time-value="PT06H13M50.692S" calcext:value-type="time">
            <text:p>06:1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493.28" calcext:value-type="float">
            <text:p>1493.28</text:p>
          </table:table-cell>
          <table:table-cell office:value-type="float" office:value="1805.2" calcext:value-type="float">
            <text:p>1805.2</text:p>
          </table:table-cell>
        </table:table-row>
        <table:table-row table:style-name="ro1">
          <table:table-cell office:value-type="float" office:value="22446692" calcext:value-type="float">
            <text:p>22446692</text:p>
          </table:table-cell>
          <table:table-cell table:formula="of:=[.A1405]/1000/(60*60*24)" office:value-type="time" office:time-value="PT06H14M06.692S" calcext:value-type="time">
            <text:p>06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494.32" calcext:value-type="float">
            <text:p>1494.32</text:p>
          </table:table-cell>
          <table:table-cell office:value-type="float" office:value="1806.45" calcext:value-type="float">
            <text:p>1806.45</text:p>
          </table:table-cell>
        </table:table-row>
        <table:table-row table:style-name="ro1">
          <table:table-cell office:value-type="float" office:value="22462692" calcext:value-type="float">
            <text:p>22462692</text:p>
          </table:table-cell>
          <table:table-cell table:formula="of:=[.A1406]/1000/(60*60*24)" office:value-type="time" office:time-value="PT06H14M22.692S" calcext:value-type="time">
            <text:p>06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495.37" calcext:value-type="float">
            <text:p>1495.37</text:p>
          </table:table-cell>
          <table:table-cell office:value-type="float" office:value="1807.69" calcext:value-type="float">
            <text:p>1807.69</text:p>
          </table:table-cell>
        </table:table-row>
        <table:table-row table:style-name="ro1">
          <table:table-cell office:value-type="float" office:value="22478692" calcext:value-type="float">
            <text:p>22478692</text:p>
          </table:table-cell>
          <table:table-cell table:formula="of:=[.A1407]/1000/(60*60*24)" office:value-type="time" office:time-value="PT06H14M38.692S" calcext:value-type="time">
            <text:p>06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496.42" calcext:value-type="float">
            <text:p>1496.42</text:p>
          </table:table-cell>
          <table:table-cell office:value-type="float" office:value="1808.94" calcext:value-type="float">
            <text:p>1808.94</text:p>
          </table:table-cell>
        </table:table-row>
        <table:table-row table:style-name="ro1">
          <table:table-cell office:value-type="float" office:value="22494692" calcext:value-type="float">
            <text:p>22494692</text:p>
          </table:table-cell>
          <table:table-cell table:formula="of:=[.A1408]/1000/(60*60*24)" office:value-type="time" office:time-value="PT06H14M54.692S" calcext:value-type="time">
            <text:p>06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497.47" calcext:value-type="float">
            <text:p>1497.47</text:p>
          </table:table-cell>
          <table:table-cell office:value-type="float" office:value="1810.19" calcext:value-type="float">
            <text:p>1810.19</text:p>
          </table:table-cell>
        </table:table-row>
        <table:table-row table:style-name="ro1">
          <table:table-cell office:value-type="float" office:value="22510692" calcext:value-type="float">
            <text:p>22510692</text:p>
          </table:table-cell>
          <table:table-cell table:formula="of:=[.A1409]/1000/(60*60*24)" office:value-type="time" office:time-value="PT06H15M10.692S" calcext:value-type="time">
            <text:p>06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98.52" calcext:value-type="float">
            <text:p>1498.52</text:p>
          </table:table-cell>
          <table:table-cell office:value-type="float" office:value="1811.44" calcext:value-type="float">
            <text:p>1811.44</text:p>
          </table:table-cell>
        </table:table-row>
        <table:table-row table:style-name="ro1">
          <table:table-cell office:value-type="float" office:value="22526692" calcext:value-type="float">
            <text:p>22526692</text:p>
          </table:table-cell>
          <table:table-cell table:formula="of:=[.A1410]/1000/(60*60*24)" office:value-type="time" office:time-value="PT06H15M26.692S" calcext:value-type="time">
            <text:p>06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499.57" calcext:value-type="float">
            <text:p>1499.57</text:p>
          </table:table-cell>
          <table:table-cell office:value-type="float" office:value="1812.69" calcext:value-type="float">
            <text:p>1812.69</text:p>
          </table:table-cell>
        </table:table-row>
        <table:table-row table:style-name="ro1">
          <table:table-cell office:value-type="float" office:value="22542692" calcext:value-type="float">
            <text:p>22542692</text:p>
          </table:table-cell>
          <table:table-cell table:formula="of:=[.A1411]/1000/(60*60*24)" office:value-type="time" office:time-value="PT06H15M42.692S" calcext:value-type="time">
            <text:p>06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500.62" calcext:value-type="float">
            <text:p>1500.62</text:p>
          </table:table-cell>
          <table:table-cell office:value-type="float" office:value="1813.94" calcext:value-type="float">
            <text:p>1813.94</text:p>
          </table:table-cell>
        </table:table-row>
        <table:table-row table:style-name="ro1">
          <table:table-cell office:value-type="float" office:value="22558691" calcext:value-type="float">
            <text:p>22558691</text:p>
          </table:table-cell>
          <table:table-cell table:formula="of:=[.A1412]/1000/(60*60*24)" office:value-type="time" office:time-value="PT06H15M58.691S" calcext:value-type="time">
            <text:p>06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501.67" calcext:value-type="float">
            <text:p>1501.67</text:p>
          </table:table-cell>
          <table:table-cell office:value-type="float" office:value="1815.19" calcext:value-type="float">
            <text:p>1815.19</text:p>
          </table:table-cell>
        </table:table-row>
        <table:table-row table:style-name="ro1">
          <table:table-cell office:value-type="float" office:value="22574692" calcext:value-type="float">
            <text:p>22574692</text:p>
          </table:table-cell>
          <table:table-cell table:formula="of:=[.A1413]/1000/(60*60*24)" office:value-type="time" office:time-value="PT06H16M14.692S" calcext:value-type="time">
            <text:p>06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1816.44" calcext:value-type="float">
            <text:p>1816.44</text:p>
          </table:table-cell>
        </table:table-row>
        <table:table-row table:style-name="ro1">
          <table:table-cell office:value-type="float" office:value="22590692" calcext:value-type="float">
            <text:p>22590692</text:p>
          </table:table-cell>
          <table:table-cell table:formula="of:=[.A1414]/1000/(60*60*24)" office:value-type="time" office:time-value="PT06H16M30.692S" calcext:value-type="time">
            <text:p>06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503.76" calcext:value-type="float">
            <text:p>1503.76</text:p>
          </table:table-cell>
          <table:table-cell office:value-type="float" office:value="1817.69" calcext:value-type="float">
            <text:p>1817.69</text:p>
          </table:table-cell>
        </table:table-row>
        <table:table-row table:style-name="ro1">
          <table:table-cell office:value-type="float" office:value="22606692" calcext:value-type="float">
            <text:p>22606692</text:p>
          </table:table-cell>
          <table:table-cell table:formula="of:=[.A1415]/1000/(60*60*24)" office:value-type="time" office:time-value="PT06H16M46.692S" calcext:value-type="time">
            <text:p>06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504.81" calcext:value-type="float">
            <text:p>1504.81</text:p>
          </table:table-cell>
          <table:table-cell office:value-type="float" office:value="1818.94" calcext:value-type="float">
            <text:p>1818.94</text:p>
          </table:table-cell>
        </table:table-row>
        <table:table-row table:style-name="ro1">
          <table:table-cell office:value-type="float" office:value="22622692" calcext:value-type="float">
            <text:p>22622692</text:p>
          </table:table-cell>
          <table:table-cell table:formula="of:=[.A1416]/1000/(60*60*24)" office:value-type="time" office:time-value="PT06H17M02.692S" calcext:value-type="time">
            <text:p>06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505.86" calcext:value-type="float">
            <text:p>1505.86</text:p>
          </table:table-cell>
          <table:table-cell office:value-type="float" office:value="1820.18" calcext:value-type="float">
            <text:p>1820.18</text:p>
          </table:table-cell>
        </table:table-row>
        <table:table-row table:style-name="ro1">
          <table:table-cell office:value-type="float" office:value="22638692" calcext:value-type="float">
            <text:p>22638692</text:p>
          </table:table-cell>
          <table:table-cell table:formula="of:=[.A1417]/1000/(60*60*24)" office:value-type="time" office:time-value="PT06H17M18.692S" calcext:value-type="time">
            <text:p>06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506.91" calcext:value-type="float">
            <text:p>1506.91</text:p>
          </table:table-cell>
          <table:table-cell office:value-type="float" office:value="1821.43" calcext:value-type="float">
            <text:p>1821.43</text:p>
          </table:table-cell>
        </table:table-row>
        <table:table-row table:style-name="ro1">
          <table:table-cell office:value-type="float" office:value="22654692" calcext:value-type="float">
            <text:p>22654692</text:p>
          </table:table-cell>
          <table:table-cell table:formula="of:=[.A1418]/1000/(60*60*24)" office:value-type="time" office:time-value="PT06H17M34.692S" calcext:value-type="time">
            <text:p>06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507.96" calcext:value-type="float">
            <text:p>1507.96</text:p>
          </table:table-cell>
          <table:table-cell office:value-type="float" office:value="1822.68" calcext:value-type="float">
            <text:p>1822.68</text:p>
          </table:table-cell>
        </table:table-row>
        <table:table-row table:style-name="ro1">
          <table:table-cell office:value-type="float" office:value="22670692" calcext:value-type="float">
            <text:p>22670692</text:p>
          </table:table-cell>
          <table:table-cell table:formula="of:=[.A1419]/1000/(60*60*24)" office:value-type="time" office:time-value="PT06H17M50.692S" calcext:value-type="time">
            <text:p>06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09" calcext:value-type="float">
            <text:p>281.09</text:p>
          </table:table-cell>
          <table:table-cell office:value-type="float" office:value="1509.01" calcext:value-type="float">
            <text:p>1509.01</text:p>
          </table:table-cell>
          <table:table-cell office:value-type="float" office:value="1823.93" calcext:value-type="float">
            <text:p>1823.93</text:p>
          </table:table-cell>
        </table:table-row>
        <table:table-row table:style-name="ro1">
          <table:table-cell office:value-type="float" office:value="22686692" calcext:value-type="float">
            <text:p>22686692</text:p>
          </table:table-cell>
          <table:table-cell table:formula="of:=[.A1420]/1000/(60*60*24)" office:value-type="time" office:time-value="PT06H18M06.692S" calcext:value-type="time">
            <text:p>06:1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510.06" calcext:value-type="float">
            <text:p>1510.06</text:p>
          </table:table-cell>
          <table:table-cell office:value-type="float" office:value="1825.17" calcext:value-type="float">
            <text:p>1825.17</text:p>
          </table:table-cell>
        </table:table-row>
        <table:table-row table:style-name="ro1">
          <table:table-cell office:value-type="float" office:value="22702692" calcext:value-type="float">
            <text:p>22702692</text:p>
          </table:table-cell>
          <table:table-cell table:formula="of:=[.A1421]/1000/(60*60*24)" office:value-type="time" office:time-value="PT06H18M22.692S" calcext:value-type="time">
            <text:p>06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511.1" calcext:value-type="float">
            <text:p>1511.1</text:p>
          </table:table-cell>
          <table:table-cell office:value-type="float" office:value="1826.42" calcext:value-type="float">
            <text:p>1826.42</text:p>
          </table:table-cell>
        </table:table-row>
        <table:table-row table:style-name="ro1">
          <table:table-cell office:value-type="float" office:value="22718692" calcext:value-type="float">
            <text:p>22718692</text:p>
          </table:table-cell>
          <table:table-cell table:formula="of:=[.A1422]/1000/(60*60*24)" office:value-type="time" office:time-value="PT06H18M38.692S" calcext:value-type="time">
            <text:p>06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512.15" calcext:value-type="float">
            <text:p>1512.15</text:p>
          </table:table-cell>
          <table:table-cell office:value-type="float" office:value="1827.67" calcext:value-type="float">
            <text:p>1827.67</text:p>
          </table:table-cell>
        </table:table-row>
        <table:table-row table:style-name="ro1">
          <table:table-cell office:value-type="float" office:value="22734692" calcext:value-type="float">
            <text:p>22734692</text:p>
          </table:table-cell>
          <table:table-cell table:formula="of:=[.A1423]/1000/(60*60*24)" office:value-type="time" office:time-value="PT06H18M54.692S" calcext:value-type="time">
            <text:p>06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513.2" calcext:value-type="float">
            <text:p>1513.2</text:p>
          </table:table-cell>
          <table:table-cell office:value-type="float" office:value="1828.92" calcext:value-type="float">
            <text:p>1828.92</text:p>
          </table:table-cell>
        </table:table-row>
        <table:table-row table:style-name="ro1">
          <table:table-cell office:value-type="float" office:value="22750692" calcext:value-type="float">
            <text:p>22750692</text:p>
          </table:table-cell>
          <table:table-cell table:formula="of:=[.A1424]/1000/(60*60*24)" office:value-type="time" office:time-value="PT06H19M10.692S" calcext:value-type="time">
            <text:p>06:1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1514.25" calcext:value-type="float">
            <text:p>1514.25</text:p>
          </table:table-cell>
          <table:table-cell office:value-type="float" office:value="1830.17" calcext:value-type="float">
            <text:p>1830.17</text:p>
          </table:table-cell>
        </table:table-row>
        <table:table-row table:style-name="ro1">
          <table:table-cell office:value-type="float" office:value="22766692" calcext:value-type="float">
            <text:p>22766692</text:p>
          </table:table-cell>
          <table:table-cell table:formula="of:=[.A1425]/1000/(60*60*24)" office:value-type="time" office:time-value="PT06H19M26.692S" calcext:value-type="time">
            <text:p>06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515.3" calcext:value-type="float">
            <text:p>1515.3</text:p>
          </table:table-cell>
          <table:table-cell office:value-type="float" office:value="1831.41" calcext:value-type="float">
            <text:p>1831.41</text:p>
          </table:table-cell>
        </table:table-row>
        <table:table-row table:style-name="ro1">
          <table:table-cell office:value-type="float" office:value="22782692" calcext:value-type="float">
            <text:p>22782692</text:p>
          </table:table-cell>
          <table:table-cell table:formula="of:=[.A1426]/1000/(60*60*24)" office:value-type="time" office:time-value="PT06H19M42.692S" calcext:value-type="time">
            <text:p>06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516.35" calcext:value-type="float">
            <text:p>1516.35</text:p>
          </table:table-cell>
          <table:table-cell office:value-type="float" office:value="1832.66" calcext:value-type="float">
            <text:p>1832.66</text:p>
          </table:table-cell>
        </table:table-row>
        <table:table-row table:style-name="ro1">
          <table:table-cell office:value-type="float" office:value="22798692" calcext:value-type="float">
            <text:p>22798692</text:p>
          </table:table-cell>
          <table:table-cell table:formula="of:=[.A1427]/1000/(60*60*24)" office:value-type="time" office:time-value="PT06H19M58.692S" calcext:value-type="time">
            <text:p>06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517.4" calcext:value-type="float">
            <text:p>1517.4</text:p>
          </table:table-cell>
          <table:table-cell office:value-type="float" office:value="1833.9" calcext:value-type="float">
            <text:p>1833.9</text:p>
          </table:table-cell>
        </table:table-row>
        <table:table-row table:style-name="ro1">
          <table:table-cell office:value-type="float" office:value="22814692" calcext:value-type="float">
            <text:p>22814692</text:p>
          </table:table-cell>
          <table:table-cell table:formula="of:=[.A1428]/1000/(60*60*24)" office:value-type="time" office:time-value="PT06H20M14.692S" calcext:value-type="time">
            <text:p>06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835.15" calcext:value-type="float">
            <text:p>1835.15</text:p>
          </table:table-cell>
        </table:table-row>
        <table:table-row table:style-name="ro1">
          <table:table-cell office:value-type="float" office:value="22830692" calcext:value-type="float">
            <text:p>22830692</text:p>
          </table:table-cell>
          <table:table-cell table:formula="of:=[.A1429]/1000/(60*60*24)" office:value-type="time" office:time-value="PT06H20M30.692S" calcext:value-type="time">
            <text:p>06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519.49" calcext:value-type="float">
            <text:p>1519.49</text:p>
          </table:table-cell>
          <table:table-cell office:value-type="float" office:value="1836.4" calcext:value-type="float">
            <text:p>1836.4</text:p>
          </table:table-cell>
        </table:table-row>
        <table:table-row table:style-name="ro1">
          <table:table-cell office:value-type="float" office:value="22846691" calcext:value-type="float">
            <text:p>22846691</text:p>
          </table:table-cell>
          <table:table-cell table:formula="of:=[.A1430]/1000/(60*60*24)" office:value-type="time" office:time-value="PT06H20M46.691S" calcext:value-type="time">
            <text:p>06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520.54" calcext:value-type="float">
            <text:p>1520.54</text:p>
          </table:table-cell>
          <table:table-cell office:value-type="float" office:value="1837.64" calcext:value-type="float">
            <text:p>1837.64</text:p>
          </table:table-cell>
        </table:table-row>
        <table:table-row table:style-name="ro1">
          <table:table-cell office:value-type="float" office:value="22862692" calcext:value-type="float">
            <text:p>22862692</text:p>
          </table:table-cell>
          <table:table-cell table:formula="of:=[.A1431]/1000/(60*60*24)" office:value-type="time" office:time-value="PT06H21M02.692S" calcext:value-type="time">
            <text:p>06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521.59" calcext:value-type="float">
            <text:p>1521.59</text:p>
          </table:table-cell>
          <table:table-cell office:value-type="float" office:value="1838.89" calcext:value-type="float">
            <text:p>1838.89</text:p>
          </table:table-cell>
        </table:table-row>
        <table:table-row table:style-name="ro1">
          <table:table-cell office:value-type="float" office:value="22878692" calcext:value-type="float">
            <text:p>22878692</text:p>
          </table:table-cell>
          <table:table-cell table:formula="of:=[.A1432]/1000/(60*60*24)" office:value-type="time" office:time-value="PT06H21M18.692S" calcext:value-type="time">
            <text:p>06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522.64" calcext:value-type="float">
            <text:p>1522.64</text:p>
          </table:table-cell>
          <table:table-cell office:value-type="float" office:value="1840.14" calcext:value-type="float">
            <text:p>1840.14</text:p>
          </table:table-cell>
        </table:table-row>
        <table:table-row table:style-name="ro1">
          <table:table-cell office:value-type="float" office:value="22894692" calcext:value-type="float">
            <text:p>22894692</text:p>
          </table:table-cell>
          <table:table-cell table:formula="of:=[.A1433]/1000/(60*60*24)" office:value-type="time" office:time-value="PT06H21M34.692S" calcext:value-type="time">
            <text:p>06:2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523.69" calcext:value-type="float">
            <text:p>1523.69</text:p>
          </table:table-cell>
          <table:table-cell office:value-type="float" office:value="1841.38" calcext:value-type="float">
            <text:p>1841.38</text:p>
          </table:table-cell>
        </table:table-row>
        <table:table-row table:style-name="ro1">
          <table:table-cell office:value-type="float" office:value="22910692" calcext:value-type="float">
            <text:p>22910692</text:p>
          </table:table-cell>
          <table:table-cell table:formula="of:=[.A1434]/1000/(60*60*24)" office:value-type="time" office:time-value="PT06H21M50.692S" calcext:value-type="time">
            <text:p>06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524.73" calcext:value-type="float">
            <text:p>1524.73</text:p>
          </table:table-cell>
          <table:table-cell office:value-type="float" office:value="1842.63" calcext:value-type="float">
            <text:p>1842.63</text:p>
          </table:table-cell>
        </table:table-row>
        <table:table-row table:style-name="ro1">
          <table:table-cell office:value-type="float" office:value="22926692" calcext:value-type="float">
            <text:p>22926692</text:p>
          </table:table-cell>
          <table:table-cell table:formula="of:=[.A1435]/1000/(60*60*24)" office:value-type="time" office:time-value="PT06H22M06.692S" calcext:value-type="time">
            <text:p>06:2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525.78" calcext:value-type="float">
            <text:p>1525.78</text:p>
          </table:table-cell>
          <table:table-cell office:value-type="float" office:value="1843.87" calcext:value-type="float">
            <text:p>1843.87</text:p>
          </table:table-cell>
        </table:table-row>
        <table:table-row table:style-name="ro1">
          <table:table-cell office:value-type="float" office:value="22942692" calcext:value-type="float">
            <text:p>22942692</text:p>
          </table:table-cell>
          <table:table-cell table:formula="of:=[.A1436]/1000/(60*60*24)" office:value-type="time" office:time-value="PT06H22M22.692S" calcext:value-type="time">
            <text:p>06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526.83" calcext:value-type="float">
            <text:p>1526.83</text:p>
          </table:table-cell>
          <table:table-cell office:value-type="float" office:value="1845.12" calcext:value-type="float">
            <text:p>1845.12</text:p>
          </table:table-cell>
        </table:table-row>
        <table:table-row table:style-name="ro1">
          <table:table-cell office:value-type="float" office:value="22958692" calcext:value-type="float">
            <text:p>22958692</text:p>
          </table:table-cell>
          <table:table-cell table:formula="of:=[.A1437]/1000/(60*60*24)" office:value-type="time" office:time-value="PT06H22M38.692S" calcext:value-type="time">
            <text:p>06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27.88" calcext:value-type="float">
            <text:p>1527.88</text:p>
          </table:table-cell>
          <table:table-cell office:value-type="float" office:value="1846.36" calcext:value-type="float">
            <text:p>1846.36</text:p>
          </table:table-cell>
        </table:table-row>
        <table:table-row table:style-name="ro1">
          <table:table-cell office:value-type="float" office:value="22974692" calcext:value-type="float">
            <text:p>22974692</text:p>
          </table:table-cell>
          <table:table-cell table:formula="of:=[.A1438]/1000/(60*60*24)" office:value-type="time" office:time-value="PT06H22M54.692S" calcext:value-type="time">
            <text:p>06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28.93" calcext:value-type="float">
            <text:p>1528.93</text:p>
          </table:table-cell>
          <table:table-cell office:value-type="float" office:value="1847.61" calcext:value-type="float">
            <text:p>1847.61</text:p>
          </table:table-cell>
        </table:table-row>
        <table:table-row table:style-name="ro1">
          <table:table-cell office:value-type="float" office:value="22990692" calcext:value-type="float">
            <text:p>22990692</text:p>
          </table:table-cell>
          <table:table-cell table:formula="of:=[.A1439]/1000/(60*60*24)" office:value-type="time" office:time-value="PT06H23M10.692S" calcext:value-type="time">
            <text:p>06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529.98" calcext:value-type="float">
            <text:p>1529.98</text:p>
          </table:table-cell>
          <table:table-cell office:value-type="float" office:value="1848.85" calcext:value-type="float">
            <text:p>1848.85</text:p>
          </table:table-cell>
        </table:table-row>
        <table:table-row table:style-name="ro1">
          <table:table-cell office:value-type="float" office:value="23006692" calcext:value-type="float">
            <text:p>23006692</text:p>
          </table:table-cell>
          <table:table-cell table:formula="of:=[.A1440]/1000/(60*60*24)" office:value-type="time" office:time-value="PT06H23M26.692S" calcext:value-type="time">
            <text:p>06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31.02" calcext:value-type="float">
            <text:p>1531.02</text:p>
          </table:table-cell>
          <table:table-cell office:value-type="float" office:value="1850.1" calcext:value-type="float">
            <text:p>1850.1</text:p>
          </table:table-cell>
        </table:table-row>
        <table:table-row table:style-name="ro1">
          <table:table-cell office:value-type="float" office:value="23022692" calcext:value-type="float">
            <text:p>23022692</text:p>
          </table:table-cell>
          <table:table-cell table:formula="of:=[.A1441]/1000/(60*60*24)" office:value-type="time" office:time-value="PT06H23M42.692S" calcext:value-type="time">
            <text:p>06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32.07" calcext:value-type="float">
            <text:p>1532.07</text:p>
          </table:table-cell>
          <table:table-cell office:value-type="float" office:value="1851.34" calcext:value-type="float">
            <text:p>1851.34</text:p>
          </table:table-cell>
        </table:table-row>
        <table:table-row table:style-name="ro1">
          <table:table-cell office:value-type="float" office:value="23038692" calcext:value-type="float">
            <text:p>23038692</text:p>
          </table:table-cell>
          <table:table-cell table:formula="of:=[.A1442]/1000/(60*60*24)" office:value-type="time" office:time-value="PT06H23M58.692S" calcext:value-type="time">
            <text:p>06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33.12" calcext:value-type="float">
            <text:p>1533.12</text:p>
          </table:table-cell>
          <table:table-cell office:value-type="float" office:value="1852.59" calcext:value-type="float">
            <text:p>1852.59</text:p>
          </table:table-cell>
        </table:table-row>
        <table:table-row table:style-name="ro1">
          <table:table-cell office:value-type="float" office:value="23054691" calcext:value-type="float">
            <text:p>23054691</text:p>
          </table:table-cell>
          <table:table-cell table:formula="of:=[.A1443]/1000/(60*60*24)" office:value-type="time" office:time-value="PT06H24M14.691S" calcext:value-type="time">
            <text:p>06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34.16" calcext:value-type="float">
            <text:p>1534.16</text:p>
          </table:table-cell>
          <table:table-cell office:value-type="float" office:value="1853.83" calcext:value-type="float">
            <text:p>1853.83</text:p>
          </table:table-cell>
        </table:table-row>
        <table:table-row table:style-name="ro1">
          <table:table-cell office:value-type="float" office:value="23070691" calcext:value-type="float">
            <text:p>23070691</text:p>
          </table:table-cell>
          <table:table-cell table:formula="of:=[.A1444]/1000/(60*60*24)" office:value-type="time" office:time-value="PT06H24M30.691S" calcext:value-type="time">
            <text:p>06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35.21" calcext:value-type="float">
            <text:p>1535.21</text:p>
          </table:table-cell>
          <table:table-cell office:value-type="float" office:value="1855.08" calcext:value-type="float">
            <text:p>1855.08</text:p>
          </table:table-cell>
        </table:table-row>
        <table:table-row table:style-name="ro1">
          <table:table-cell office:value-type="float" office:value="23086691" calcext:value-type="float">
            <text:p>23086691</text:p>
          </table:table-cell>
          <table:table-cell table:formula="of:=[.A1445]/1000/(60*60*24)" office:value-type="time" office:time-value="PT06H24M46.691S" calcext:value-type="time">
            <text:p>06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36.26" calcext:value-type="float">
            <text:p>1536.26</text:p>
          </table:table-cell>
          <table:table-cell office:value-type="float" office:value="1856.32" calcext:value-type="float">
            <text:p>1856.32</text:p>
          </table:table-cell>
        </table:table-row>
        <table:table-row table:style-name="ro1">
          <table:table-cell office:value-type="float" office:value="23102692" calcext:value-type="float">
            <text:p>23102692</text:p>
          </table:table-cell>
          <table:table-cell table:formula="of:=[.A1446]/1000/(60*60*24)" office:value-type="time" office:time-value="PT06H25M02.692S" calcext:value-type="time">
            <text:p>06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37.31" calcext:value-type="float">
            <text:p>1537.31</text:p>
          </table:table-cell>
          <table:table-cell office:value-type="float" office:value="1857.57" calcext:value-type="float">
            <text:p>1857.57</text:p>
          </table:table-cell>
        </table:table-row>
        <table:table-row table:style-name="ro1">
          <table:table-cell office:value-type="float" office:value="23118692" calcext:value-type="float">
            <text:p>23118692</text:p>
          </table:table-cell>
          <table:table-cell table:formula="of:=[.A1447]/1000/(60*60*24)" office:value-type="time" office:time-value="PT06H25M18.692S" calcext:value-type="time">
            <text:p>06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38.35" calcext:value-type="float">
            <text:p>1538.35</text:p>
          </table:table-cell>
          <table:table-cell office:value-type="float" office:value="1858.81" calcext:value-type="float">
            <text:p>1858.81</text:p>
          </table:table-cell>
        </table:table-row>
        <table:table-row table:style-name="ro1">
          <table:table-cell office:value-type="float" office:value="23134692" calcext:value-type="float">
            <text:p>23134692</text:p>
          </table:table-cell>
          <table:table-cell table:formula="of:=[.A1448]/1000/(60*60*24)" office:value-type="time" office:time-value="PT06H25M34.692S" calcext:value-type="time">
            <text:p>06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39.4" calcext:value-type="float">
            <text:p>1539.4</text:p>
          </table:table-cell>
          <table:table-cell office:value-type="float" office:value="1860.05" calcext:value-type="float">
            <text:p>1860.05</text:p>
          </table:table-cell>
        </table:table-row>
        <table:table-row table:style-name="ro1">
          <table:table-cell office:value-type="float" office:value="23150692" calcext:value-type="float">
            <text:p>23150692</text:p>
          </table:table-cell>
          <table:table-cell table:formula="of:=[.A1449]/1000/(60*60*24)" office:value-type="time" office:time-value="PT06H25M50.692S" calcext:value-type="time">
            <text:p>06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540.45" calcext:value-type="float">
            <text:p>1540.45</text:p>
          </table:table-cell>
          <table:table-cell office:value-type="float" office:value="1861.3" calcext:value-type="float">
            <text:p>1861.3</text:p>
          </table:table-cell>
        </table:table-row>
        <table:table-row table:style-name="ro1">
          <table:table-cell office:value-type="float" office:value="23166692" calcext:value-type="float">
            <text:p>23166692</text:p>
          </table:table-cell>
          <table:table-cell table:formula="of:=[.A1450]/1000/(60*60*24)" office:value-type="time" office:time-value="PT06H26M06.692S" calcext:value-type="time">
            <text:p>06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541.5" calcext:value-type="float">
            <text:p>1541.5</text:p>
          </table:table-cell>
          <table:table-cell office:value-type="float" office:value="1862.54" calcext:value-type="float">
            <text:p>1862.54</text:p>
          </table:table-cell>
        </table:table-row>
        <table:table-row table:style-name="ro1">
          <table:table-cell office:value-type="float" office:value="23182692" calcext:value-type="float">
            <text:p>23182692</text:p>
          </table:table-cell>
          <table:table-cell table:formula="of:=[.A1451]/1000/(60*60*24)" office:value-type="time" office:time-value="PT06H26M22.692S" calcext:value-type="time">
            <text:p>06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542.54" calcext:value-type="float">
            <text:p>1542.54</text:p>
          </table:table-cell>
          <table:table-cell office:value-type="float" office:value="1863.79" calcext:value-type="float">
            <text:p>1863.79</text:p>
          </table:table-cell>
        </table:table-row>
        <table:table-row table:style-name="ro1">
          <table:table-cell office:value-type="float" office:value="23198692" calcext:value-type="float">
            <text:p>23198692</text:p>
          </table:table-cell>
          <table:table-cell table:formula="of:=[.A1452]/1000/(60*60*24)" office:value-type="time" office:time-value="PT06H26M38.692S" calcext:value-type="time">
            <text:p>06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543.59" calcext:value-type="float">
            <text:p>1543.59</text:p>
          </table:table-cell>
          <table:table-cell office:value-type="float" office:value="1865.03" calcext:value-type="float">
            <text:p>1865.03</text:p>
          </table:table-cell>
        </table:table-row>
        <table:table-row table:style-name="ro1">
          <table:table-cell office:value-type="float" office:value="23214692" calcext:value-type="float">
            <text:p>23214692</text:p>
          </table:table-cell>
          <table:table-cell table:formula="of:=[.A1453]/1000/(60*60*24)" office:value-type="time" office:time-value="PT06H26M54.692S" calcext:value-type="time">
            <text:p>06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544.64" calcext:value-type="float">
            <text:p>1544.64</text:p>
          </table:table-cell>
          <table:table-cell office:value-type="float" office:value="1866.27" calcext:value-type="float">
            <text:p>1866.27</text:p>
          </table:table-cell>
        </table:table-row>
        <table:table-row table:style-name="ro1">
          <table:table-cell office:value-type="float" office:value="23230692" calcext:value-type="float">
            <text:p>23230692</text:p>
          </table:table-cell>
          <table:table-cell table:formula="of:=[.A1454]/1000/(60*60*24)" office:value-type="time" office:time-value="PT06H27M10.692S" calcext:value-type="time">
            <text:p>06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545.68" calcext:value-type="float">
            <text:p>1545.68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23246692" calcext:value-type="float">
            <text:p>23246692</text:p>
          </table:table-cell>
          <table:table-cell table:formula="of:=[.A1455]/1000/(60*60*24)" office:value-type="time" office:time-value="PT06H27M26.692S" calcext:value-type="time">
            <text:p>06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546.73" calcext:value-type="float">
            <text:p>1546.73</text:p>
          </table:table-cell>
          <table:table-cell office:value-type="float" office:value="1868.76" calcext:value-type="float">
            <text:p>1868.76</text:p>
          </table:table-cell>
        </table:table-row>
        <table:table-row table:style-name="ro1">
          <table:table-cell office:value-type="float" office:value="23262691" calcext:value-type="float">
            <text:p>23262691</text:p>
          </table:table-cell>
          <table:table-cell table:formula="of:=[.A1456]/1000/(60*60*24)" office:value-type="time" office:time-value="PT06H27M42.691S" calcext:value-type="time">
            <text:p>06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547.78" calcext:value-type="float">
            <text:p>1547.78</text:p>
          </table:table-cell>
          <table:table-cell office:value-type="float" office:value="1870.01" calcext:value-type="float">
            <text:p>1870.01</text:p>
          </table:table-cell>
        </table:table-row>
        <table:table-row table:style-name="ro1">
          <table:table-cell office:value-type="float" office:value="23278692" calcext:value-type="float">
            <text:p>23278692</text:p>
          </table:table-cell>
          <table:table-cell table:formula="of:=[.A1457]/1000/(60*60*24)" office:value-type="time" office:time-value="PT06H27M58.692S" calcext:value-type="time">
            <text:p>06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548.83" calcext:value-type="float">
            <text:p>1548.83</text:p>
          </table:table-cell>
          <table:table-cell office:value-type="float" office:value="1871.25" calcext:value-type="float">
            <text:p>1871.25</text:p>
          </table:table-cell>
        </table:table-row>
        <table:table-row table:style-name="ro1">
          <table:table-cell office:value-type="float" office:value="23294692" calcext:value-type="float">
            <text:p>23294692</text:p>
          </table:table-cell>
          <table:table-cell table:formula="of:=[.A1458]/1000/(60*60*24)" office:value-type="time" office:time-value="PT06H28M14.692S" calcext:value-type="time">
            <text:p>06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549.87" calcext:value-type="float">
            <text:p>1549.87</text:p>
          </table:table-cell>
          <table:table-cell office:value-type="float" office:value="1872.49" calcext:value-type="float">
            <text:p>1872.49</text:p>
          </table:table-cell>
        </table:table-row>
        <table:table-row table:style-name="ro1">
          <table:table-cell office:value-type="float" office:value="23310692" calcext:value-type="float">
            <text:p>23310692</text:p>
          </table:table-cell>
          <table:table-cell table:formula="of:=[.A1459]/1000/(60*60*24)" office:value-type="time" office:time-value="PT06H28M30.692S" calcext:value-type="time">
            <text:p>06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550.92" calcext:value-type="float">
            <text:p>1550.92</text:p>
          </table:table-cell>
          <table:table-cell office:value-type="float" office:value="1873.74" calcext:value-type="float">
            <text:p>1873.74</text:p>
          </table:table-cell>
        </table:table-row>
        <table:table-row table:style-name="ro1">
          <table:table-cell office:value-type="float" office:value="23326692" calcext:value-type="float">
            <text:p>23326692</text:p>
          </table:table-cell>
          <table:table-cell table:formula="of:=[.A1460]/1000/(60*60*24)" office:value-type="time" office:time-value="PT06H28M46.692S" calcext:value-type="time">
            <text:p>06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551.97" calcext:value-type="float">
            <text:p>1551.97</text:p>
          </table:table-cell>
          <table:table-cell office:value-type="float" office:value="1874.98" calcext:value-type="float">
            <text:p>1874.98</text:p>
          </table:table-cell>
        </table:table-row>
        <table:table-row table:style-name="ro1">
          <table:table-cell office:value-type="float" office:value="23342692" calcext:value-type="float">
            <text:p>23342692</text:p>
          </table:table-cell>
          <table:table-cell table:formula="of:=[.A1461]/1000/(60*60*24)" office:value-type="time" office:time-value="PT06H29M02.692S" calcext:value-type="time">
            <text:p>06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553.01" calcext:value-type="float">
            <text:p>1553.01</text:p>
          </table:table-cell>
          <table:table-cell office:value-type="float" office:value="1876.22" calcext:value-type="float">
            <text:p>1876.22</text:p>
          </table:table-cell>
        </table:table-row>
        <table:table-row table:style-name="ro1">
          <table:table-cell office:value-type="float" office:value="23358692" calcext:value-type="float">
            <text:p>23358692</text:p>
          </table:table-cell>
          <table:table-cell table:formula="of:=[.A1462]/1000/(60*60*24)" office:value-type="time" office:time-value="PT06H29M18.692S" calcext:value-type="time">
            <text:p>06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554.06" calcext:value-type="float">
            <text:p>1554.06</text:p>
          </table:table-cell>
          <table:table-cell office:value-type="float" office:value="1877.46" calcext:value-type="float">
            <text:p>1877.46</text:p>
          </table:table-cell>
        </table:table-row>
        <table:table-row table:style-name="ro1">
          <table:table-cell office:value-type="float" office:value="23374692" calcext:value-type="float">
            <text:p>23374692</text:p>
          </table:table-cell>
          <table:table-cell table:formula="of:=[.A1463]/1000/(60*60*24)" office:value-type="time" office:time-value="PT06H29M34.692S" calcext:value-type="time">
            <text:p>06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555.11" calcext:value-type="float">
            <text:p>1555.11</text:p>
          </table:table-cell>
          <table:table-cell office:value-type="float" office:value="1878.71" calcext:value-type="float">
            <text:p>1878.71</text:p>
          </table:table-cell>
        </table:table-row>
        <table:table-row table:style-name="ro1">
          <table:table-cell office:value-type="float" office:value="23390692" calcext:value-type="float">
            <text:p>23390692</text:p>
          </table:table-cell>
          <table:table-cell table:formula="of:=[.A1464]/1000/(60*60*24)" office:value-type="time" office:time-value="PT06H29M50.692S" calcext:value-type="time">
            <text:p>06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556.15" calcext:value-type="float">
            <text:p>1556.15</text:p>
          </table:table-cell>
          <table:table-cell office:value-type="float" office:value="1879.95" calcext:value-type="float">
            <text:p>1879.95</text:p>
          </table:table-cell>
        </table:table-row>
        <table:table-row table:style-name="ro1">
          <table:table-cell office:value-type="float" office:value="23406692" calcext:value-type="float">
            <text:p>23406692</text:p>
          </table:table-cell>
          <table:table-cell table:formula="of:=[.A1465]/1000/(60*60*24)" office:value-type="time" office:time-value="PT06H30M06.692S" calcext:value-type="time">
            <text:p>06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557.2" calcext:value-type="float">
            <text:p>1557.2</text:p>
          </table:table-cell>
          <table:table-cell office:value-type="float" office:value="1881.19" calcext:value-type="float">
            <text:p>1881.19</text:p>
          </table:table-cell>
        </table:table-row>
        <table:table-row table:style-name="ro1">
          <table:table-cell office:value-type="float" office:value="23422692" calcext:value-type="float">
            <text:p>23422692</text:p>
          </table:table-cell>
          <table:table-cell table:formula="of:=[.A1466]/1000/(60*60*24)" office:value-type="time" office:time-value="PT06H30M22.692S" calcext:value-type="time">
            <text:p>06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558.25" calcext:value-type="float">
            <text:p>1558.25</text:p>
          </table:table-cell>
          <table:table-cell office:value-type="float" office:value="1882.44" calcext:value-type="float">
            <text:p>1882.44</text:p>
          </table:table-cell>
        </table:table-row>
        <table:table-row table:style-name="ro1">
          <table:table-cell office:value-type="float" office:value="23438692" calcext:value-type="float">
            <text:p>23438692</text:p>
          </table:table-cell>
          <table:table-cell table:formula="of:=[.A1467]/1000/(60*60*24)" office:value-type="time" office:time-value="PT06H30M38.692S" calcext:value-type="time">
            <text:p>06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559.29" calcext:value-type="float">
            <text:p>1559.29</text:p>
          </table:table-cell>
          <table:table-cell office:value-type="float" office:value="1883.68" calcext:value-type="float">
            <text:p>1883.68</text:p>
          </table:table-cell>
        </table:table-row>
        <table:table-row table:style-name="ro1">
          <table:table-cell office:value-type="float" office:value="23454692" calcext:value-type="float">
            <text:p>23454692</text:p>
          </table:table-cell>
          <table:table-cell table:formula="of:=[.A1468]/1000/(60*60*24)" office:value-type="time" office:time-value="PT06H30M54.692S" calcext:value-type="time">
            <text:p>06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560.34" calcext:value-type="float">
            <text:p>1560.34</text:p>
          </table:table-cell>
          <table:table-cell office:value-type="float" office:value="1884.92" calcext:value-type="float">
            <text:p>1884.92</text:p>
          </table:table-cell>
        </table:table-row>
        <table:table-row table:style-name="ro1">
          <table:table-cell office:value-type="float" office:value="23470692" calcext:value-type="float">
            <text:p>23470692</text:p>
          </table:table-cell>
          <table:table-cell table:formula="of:=[.A1469]/1000/(60*60*24)" office:value-type="time" office:time-value="PT06H31M10.692S" calcext:value-type="time">
            <text:p>06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561.39" calcext:value-type="float">
            <text:p>1561.39</text:p>
          </table:table-cell>
          <table:table-cell office:value-type="float" office:value="1886.16" calcext:value-type="float">
            <text:p>1886.16</text:p>
          </table:table-cell>
        </table:table-row>
        <table:table-row table:style-name="ro1">
          <table:table-cell office:value-type="float" office:value="23486692" calcext:value-type="float">
            <text:p>23486692</text:p>
          </table:table-cell>
          <table:table-cell table:formula="of:=[.A1470]/1000/(60*60*24)" office:value-type="time" office:time-value="PT06H31M26.692S" calcext:value-type="time">
            <text:p>06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562.43" calcext:value-type="float">
            <text:p>1562.43</text:p>
          </table:table-cell>
          <table:table-cell office:value-type="float" office:value="1887.41" calcext:value-type="float">
            <text:p>1887.41</text:p>
          </table:table-cell>
        </table:table-row>
        <table:table-row table:style-name="ro1">
          <table:table-cell office:value-type="float" office:value="23502692" calcext:value-type="float">
            <text:p>23502692</text:p>
          </table:table-cell>
          <table:table-cell table:formula="of:=[.A1471]/1000/(60*60*24)" office:value-type="time" office:time-value="PT06H31M42.692S" calcext:value-type="time">
            <text:p>06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563.48" calcext:value-type="float">
            <text:p>1563.48</text:p>
          </table:table-cell>
          <table:table-cell office:value-type="float" office:value="1888.65" calcext:value-type="float">
            <text:p>1888.65</text:p>
          </table:table-cell>
        </table:table-row>
        <table:table-row table:style-name="ro1">
          <table:table-cell office:value-type="float" office:value="23518692" calcext:value-type="float">
            <text:p>23518692</text:p>
          </table:table-cell>
          <table:table-cell table:formula="of:=[.A1472]/1000/(60*60*24)" office:value-type="time" office:time-value="PT06H31M58.692S" calcext:value-type="time">
            <text:p>06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64.53" calcext:value-type="float">
            <text:p>1564.53</text:p>
          </table:table-cell>
          <table:table-cell office:value-type="float" office:value="1889.89" calcext:value-type="float">
            <text:p>1889.89</text:p>
          </table:table-cell>
        </table:table-row>
        <table:table-row table:style-name="ro1">
          <table:table-cell office:value-type="float" office:value="23534692" calcext:value-type="float">
            <text:p>23534692</text:p>
          </table:table-cell>
          <table:table-cell table:formula="of:=[.A1473]/1000/(60*60*24)" office:value-type="time" office:time-value="PT06H32M14.692S" calcext:value-type="time">
            <text:p>06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565.57" calcext:value-type="float">
            <text:p>1565.57</text:p>
          </table:table-cell>
          <table:table-cell office:value-type="float" office:value="1891.13" calcext:value-type="float">
            <text:p>1891.13</text:p>
          </table:table-cell>
        </table:table-row>
        <table:table-row table:style-name="ro1">
          <table:table-cell office:value-type="float" office:value="23550692" calcext:value-type="float">
            <text:p>23550692</text:p>
          </table:table-cell>
          <table:table-cell table:formula="of:=[.A1474]/1000/(60*60*24)" office:value-type="time" office:time-value="PT06H32M30.692S" calcext:value-type="time">
            <text:p>06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566.62" calcext:value-type="float">
            <text:p>1566.62</text:p>
          </table:table-cell>
          <table:table-cell office:value-type="float" office:value="1892.37" calcext:value-type="float">
            <text:p>1892.37</text:p>
          </table:table-cell>
        </table:table-row>
        <table:table-row table:style-name="ro1">
          <table:table-cell office:value-type="float" office:value="23566692" calcext:value-type="float">
            <text:p>23566692</text:p>
          </table:table-cell>
          <table:table-cell table:formula="of:=[.A1475]/1000/(60*60*24)" office:value-type="time" office:time-value="PT06H32M46.692S" calcext:value-type="time">
            <text:p>06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9" calcext:value-type="float">
            <text:p>278.49</text:p>
          </table:table-cell>
          <table:table-cell office:value-type="float" office:value="1567.67" calcext:value-type="float">
            <text:p>1567.67</text:p>
          </table:table-cell>
          <table:table-cell office:value-type="float" office:value="1893.62" calcext:value-type="float">
            <text:p>1893.62</text:p>
          </table:table-cell>
        </table:table-row>
        <table:table-row table:style-name="ro1">
          <table:table-cell office:value-type="float" office:value="23582692" calcext:value-type="float">
            <text:p>23582692</text:p>
          </table:table-cell>
          <table:table-cell table:formula="of:=[.A1476]/1000/(60*60*24)" office:value-type="time" office:time-value="PT06H33M02.692S" calcext:value-type="time">
            <text:p>06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68.71" calcext:value-type="float">
            <text:p>1568.71</text:p>
          </table:table-cell>
          <table:table-cell office:value-type="float" office:value="1894.86" calcext:value-type="float">
            <text:p>1894.86</text:p>
          </table:table-cell>
        </table:table-row>
        <table:table-row table:style-name="ro1">
          <table:table-cell office:value-type="float" office:value="23598692" calcext:value-type="float">
            <text:p>23598692</text:p>
          </table:table-cell>
          <table:table-cell table:formula="of:=[.A1477]/1000/(60*60*24)" office:value-type="time" office:time-value="PT06H33M18.692S" calcext:value-type="time">
            <text:p>06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69.76" calcext:value-type="float">
            <text:p>1569.76</text:p>
          </table:table-cell>
          <table:table-cell office:value-type="float" office:value="1896.1" calcext:value-type="float">
            <text:p>1896.1</text:p>
          </table:table-cell>
        </table:table-row>
        <table:table-row table:style-name="ro1">
          <table:table-cell office:value-type="float" office:value="23614692" calcext:value-type="float">
            <text:p>23614692</text:p>
          </table:table-cell>
          <table:table-cell table:formula="of:=[.A1478]/1000/(60*60*24)" office:value-type="time" office:time-value="PT06H33M34.692S" calcext:value-type="time">
            <text:p>06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570.8" calcext:value-type="float">
            <text:p>1570.8</text:p>
          </table:table-cell>
          <table:table-cell office:value-type="float" office:value="1897.34" calcext:value-type="float">
            <text:p>1897.34</text:p>
          </table:table-cell>
        </table:table-row>
        <table:table-row table:style-name="ro1">
          <table:table-cell office:value-type="float" office:value="23630692" calcext:value-type="float">
            <text:p>23630692</text:p>
          </table:table-cell>
          <table:table-cell table:formula="of:=[.A1479]/1000/(60*60*24)" office:value-type="time" office:time-value="PT06H33M50.692S" calcext:value-type="time">
            <text:p>06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71.85" calcext:value-type="float">
            <text:p>1571.85</text:p>
          </table:table-cell>
          <table:table-cell office:value-type="float" office:value="1898.58" calcext:value-type="float">
            <text:p>1898.58</text:p>
          </table:table-cell>
        </table:table-row>
        <table:table-row table:style-name="ro1">
          <table:table-cell office:value-type="float" office:value="23646692" calcext:value-type="float">
            <text:p>23646692</text:p>
          </table:table-cell>
          <table:table-cell table:formula="of:=[.A1480]/1000/(60*60*24)" office:value-type="time" office:time-value="PT06H34M06.692S" calcext:value-type="time">
            <text:p>06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72.89" calcext:value-type="float">
            <text:p>1572.89</text:p>
          </table:table-cell>
          <table:table-cell office:value-type="float" office:value="1899.82" calcext:value-type="float">
            <text:p>1899.82</text:p>
          </table:table-cell>
        </table:table-row>
        <table:table-row table:style-name="ro1">
          <table:table-cell office:value-type="float" office:value="23662691" calcext:value-type="float">
            <text:p>23662691</text:p>
          </table:table-cell>
          <table:table-cell table:formula="of:=[.A1481]/1000/(60*60*24)" office:value-type="time" office:time-value="PT06H34M22.691S" calcext:value-type="time">
            <text:p>06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73.94" calcext:value-type="float">
            <text:p>1573.94</text:p>
          </table:table-cell>
          <table:table-cell office:value-type="float" office:value="1901.07" calcext:value-type="float">
            <text:p>1901.07</text:p>
          </table:table-cell>
        </table:table-row>
        <table:table-row table:style-name="ro1">
          <table:table-cell office:value-type="float" office:value="23678692" calcext:value-type="float">
            <text:p>23678692</text:p>
          </table:table-cell>
          <table:table-cell table:formula="of:=[.A1482]/1000/(60*60*24)" office:value-type="time" office:time-value="PT06H34M38.692S" calcext:value-type="time">
            <text:p>06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74.99" calcext:value-type="float">
            <text:p>1574.99</text:p>
          </table:table-cell>
          <table:table-cell office:value-type="float" office:value="1902.31" calcext:value-type="float">
            <text:p>1902.31</text:p>
          </table:table-cell>
        </table:table-row>
        <table:table-row table:style-name="ro1">
          <table:table-cell office:value-type="float" office:value="23694692" calcext:value-type="float">
            <text:p>23694692</text:p>
          </table:table-cell>
          <table:table-cell table:formula="of:=[.A1483]/1000/(60*60*24)" office:value-type="time" office:time-value="PT06H34M54.692S" calcext:value-type="time">
            <text:p>06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576.03" calcext:value-type="float">
            <text:p>1576.03</text:p>
          </table:table-cell>
          <table:table-cell office:value-type="float" office:value="1903.55" calcext:value-type="float">
            <text:p>1903.55</text:p>
          </table:table-cell>
        </table:table-row>
        <table:table-row table:style-name="ro1">
          <table:table-cell office:value-type="float" office:value="23710692" calcext:value-type="float">
            <text:p>23710692</text:p>
          </table:table-cell>
          <table:table-cell table:formula="of:=[.A1484]/1000/(60*60*24)" office:value-type="time" office:time-value="PT06H35M10.692S" calcext:value-type="time">
            <text:p>06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77.08" calcext:value-type="float">
            <text:p>1577.08</text:p>
          </table:table-cell>
          <table:table-cell office:value-type="float" office:value="1904.79" calcext:value-type="float">
            <text:p>1904.79</text:p>
          </table:table-cell>
        </table:table-row>
        <table:table-row table:style-name="ro1">
          <table:table-cell office:value-type="float" office:value="23726692" calcext:value-type="float">
            <text:p>23726692</text:p>
          </table:table-cell>
          <table:table-cell table:formula="of:=[.A1485]/1000/(60*60*24)" office:value-type="time" office:time-value="PT06H35M26.692S" calcext:value-type="time">
            <text:p>06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78.12" calcext:value-type="float">
            <text:p>1578.12</text:p>
          </table:table-cell>
          <table:table-cell office:value-type="float" office:value="1906.03" calcext:value-type="float">
            <text:p>1906.03</text:p>
          </table:table-cell>
        </table:table-row>
        <table:table-row table:style-name="ro1">
          <table:table-cell office:value-type="float" office:value="23742692" calcext:value-type="float">
            <text:p>23742692</text:p>
          </table:table-cell>
          <table:table-cell table:formula="of:=[.A1486]/1000/(60*60*24)" office:value-type="time" office:time-value="PT06H35M42.692S" calcext:value-type="time">
            <text:p>06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579.17" calcext:value-type="float">
            <text:p>1579.17</text:p>
          </table:table-cell>
          <table:table-cell office:value-type="float" office:value="1907.27" calcext:value-type="float">
            <text:p>1907.27</text:p>
          </table:table-cell>
        </table:table-row>
        <table:table-row table:style-name="ro1">
          <table:table-cell office:value-type="float" office:value="23758692" calcext:value-type="float">
            <text:p>23758692</text:p>
          </table:table-cell>
          <table:table-cell table:formula="of:=[.A1487]/1000/(60*60*24)" office:value-type="time" office:time-value="PT06H35M58.692S" calcext:value-type="time">
            <text:p>06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80.21" calcext:value-type="float">
            <text:p>1580.21</text:p>
          </table:table-cell>
          <table:table-cell office:value-type="float" office:value="1908.51" calcext:value-type="float">
            <text:p>1908.51</text:p>
          </table:table-cell>
        </table:table-row>
        <table:table-row table:style-name="ro1">
          <table:table-cell office:value-type="float" office:value="23774692" calcext:value-type="float">
            <text:p>23774692</text:p>
          </table:table-cell>
          <table:table-cell table:formula="of:=[.A1488]/1000/(60*60*24)" office:value-type="time" office:time-value="PT06H36M14.692S" calcext:value-type="time">
            <text:p>06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81.26" calcext:value-type="float">
            <text:p>1581.26</text:p>
          </table:table-cell>
          <table:table-cell office:value-type="float" office:value="1909.75" calcext:value-type="float">
            <text:p>1909.75</text:p>
          </table:table-cell>
        </table:table-row>
        <table:table-row table:style-name="ro1">
          <table:table-cell office:value-type="float" office:value="23790692" calcext:value-type="float">
            <text:p>23790692</text:p>
          </table:table-cell>
          <table:table-cell table:formula="of:=[.A1489]/1000/(60*60*24)" office:value-type="time" office:time-value="PT06H36M30.692S" calcext:value-type="time">
            <text:p>06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82.3" calcext:value-type="float">
            <text:p>1582.3</text:p>
          </table:table-cell>
          <table:table-cell office:value-type="float" office:value="1910.99" calcext:value-type="float">
            <text:p>1910.99</text:p>
          </table:table-cell>
        </table:table-row>
        <table:table-row table:style-name="ro1">
          <table:table-cell office:value-type="float" office:value="23806692" calcext:value-type="float">
            <text:p>23806692</text:p>
          </table:table-cell>
          <table:table-cell table:formula="of:=[.A1490]/1000/(60*60*24)" office:value-type="time" office:time-value="PT06H36M46.692S" calcext:value-type="time">
            <text:p>06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83.35" calcext:value-type="float">
            <text:p>1583.35</text:p>
          </table:table-cell>
          <table:table-cell office:value-type="float" office:value="1912.23" calcext:value-type="float">
            <text:p>1912.23</text:p>
          </table:table-cell>
        </table:table-row>
        <table:table-row table:style-name="ro1">
          <table:table-cell office:value-type="float" office:value="23822692" calcext:value-type="float">
            <text:p>23822692</text:p>
          </table:table-cell>
          <table:table-cell table:formula="of:=[.A1491]/1000/(60*60*24)" office:value-type="time" office:time-value="PT06H37M02.692S" calcext:value-type="time">
            <text:p>06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584.39" calcext:value-type="float">
            <text:p>1584.39</text:p>
          </table:table-cell>
          <table:table-cell office:value-type="float" office:value="1913.48" calcext:value-type="float">
            <text:p>1913.48</text:p>
          </table:table-cell>
        </table:table-row>
        <table:table-row table:style-name="ro1">
          <table:table-cell office:value-type="float" office:value="23838692" calcext:value-type="float">
            <text:p>23838692</text:p>
          </table:table-cell>
          <table:table-cell table:formula="of:=[.A1492]/1000/(60*60*24)" office:value-type="time" office:time-value="PT06H37M18.692S" calcext:value-type="time">
            <text:p>06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85.44" calcext:value-type="float">
            <text:p>1585.44</text:p>
          </table:table-cell>
          <table:table-cell office:value-type="float" office:value="1914.72" calcext:value-type="float">
            <text:p>1914.72</text:p>
          </table:table-cell>
        </table:table-row>
        <table:table-row table:style-name="ro1">
          <table:table-cell office:value-type="float" office:value="23854692" calcext:value-type="float">
            <text:p>23854692</text:p>
          </table:table-cell>
          <table:table-cell table:formula="of:=[.A1493]/1000/(60*60*24)" office:value-type="time" office:time-value="PT06H37M34.692S" calcext:value-type="time">
            <text:p>06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86.48" calcext:value-type="float">
            <text:p>1586.48</text:p>
          </table:table-cell>
          <table:table-cell office:value-type="float" office:value="1915.96" calcext:value-type="float">
            <text:p>1915.96</text:p>
          </table:table-cell>
        </table:table-row>
        <table:table-row table:style-name="ro1">
          <table:table-cell office:value-type="float" office:value="23870692" calcext:value-type="float">
            <text:p>23870692</text:p>
          </table:table-cell>
          <table:table-cell table:formula="of:=[.A1494]/1000/(60*60*24)" office:value-type="time" office:time-value="PT06H37M50.692S" calcext:value-type="time">
            <text:p>06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87.53" calcext:value-type="float">
            <text:p>1587.53</text:p>
          </table:table-cell>
          <table:table-cell office:value-type="float" office:value="1917.2" calcext:value-type="float">
            <text:p>1917.2</text:p>
          </table:table-cell>
        </table:table-row>
        <table:table-row table:style-name="ro1">
          <table:table-cell office:value-type="float" office:value="23886692" calcext:value-type="float">
            <text:p>23886692</text:p>
          </table:table-cell>
          <table:table-cell table:formula="of:=[.A1495]/1000/(60*60*24)" office:value-type="time" office:time-value="PT06H38M06.692S" calcext:value-type="time">
            <text:p>06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588.57" calcext:value-type="float">
            <text:p>1588.57</text:p>
          </table:table-cell>
          <table:table-cell office:value-type="float" office:value="1918.44" calcext:value-type="float">
            <text:p>1918.44</text:p>
          </table:table-cell>
        </table:table-row>
        <table:table-row table:style-name="ro1">
          <table:table-cell office:value-type="float" office:value="23902692" calcext:value-type="float">
            <text:p>23902692</text:p>
          </table:table-cell>
          <table:table-cell table:formula="of:=[.A1496]/1000/(60*60*24)" office:value-type="time" office:time-value="PT06H38M22.692S" calcext:value-type="time">
            <text:p>06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589.62" calcext:value-type="float">
            <text:p>1589.62</text:p>
          </table:table-cell>
          <table:table-cell office:value-type="float" office:value="1919.68" calcext:value-type="float">
            <text:p>1919.68</text:p>
          </table:table-cell>
        </table:table-row>
        <table:table-row table:style-name="ro1">
          <table:table-cell office:value-type="float" office:value="23918692" calcext:value-type="float">
            <text:p>23918692</text:p>
          </table:table-cell>
          <table:table-cell table:formula="of:=[.A1497]/1000/(60*60*24)" office:value-type="time" office:time-value="PT06H38M38.692S" calcext:value-type="time">
            <text:p>06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590.66" calcext:value-type="float">
            <text:p>1590.66</text:p>
          </table:table-cell>
          <table:table-cell office:value-type="float" office:value="1920.92" calcext:value-type="float">
            <text:p>1920.92</text:p>
          </table:table-cell>
        </table:table-row>
        <table:table-row table:style-name="ro1">
          <table:table-cell office:value-type="float" office:value="23934692" calcext:value-type="float">
            <text:p>23934692</text:p>
          </table:table-cell>
          <table:table-cell table:formula="of:=[.A1498]/1000/(60*60*24)" office:value-type="time" office:time-value="PT06H38M54.692S" calcext:value-type="time">
            <text:p>06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591.71" calcext:value-type="float">
            <text:p>1591.71</text:p>
          </table:table-cell>
          <table:table-cell office:value-type="float" office:value="1922.15" calcext:value-type="float">
            <text:p>1922.15</text:p>
          </table:table-cell>
        </table:table-row>
        <table:table-row table:style-name="ro1">
          <table:table-cell office:value-type="float" office:value="23950692" calcext:value-type="float">
            <text:p>23950692</text:p>
          </table:table-cell>
          <table:table-cell table:formula="of:=[.A1499]/1000/(60*60*24)" office:value-type="time" office:time-value="PT06H39M10.692S" calcext:value-type="time">
            <text:p>06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592.75" calcext:value-type="float">
            <text:p>1592.75</text:p>
          </table:table-cell>
          <table:table-cell office:value-type="float" office:value="1923.39" calcext:value-type="float">
            <text:p>1923.39</text:p>
          </table:table-cell>
        </table:table-row>
        <table:table-row table:style-name="ro1">
          <table:table-cell office:value-type="float" office:value="23966692" calcext:value-type="float">
            <text:p>23966692</text:p>
          </table:table-cell>
          <table:table-cell table:formula="of:=[.A1500]/1000/(60*60*24)" office:value-type="time" office:time-value="PT06H39M26.692S" calcext:value-type="time">
            <text:p>06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593.8" calcext:value-type="float">
            <text:p>1593.8</text:p>
          </table:table-cell>
          <table:table-cell office:value-type="float" office:value="1924.63" calcext:value-type="float">
            <text:p>1924.63</text:p>
          </table:table-cell>
        </table:table-row>
        <table:table-row table:style-name="ro1">
          <table:table-cell office:value-type="float" office:value="23982692" calcext:value-type="float">
            <text:p>23982692</text:p>
          </table:table-cell>
          <table:table-cell table:formula="of:=[.A1501]/1000/(60*60*24)" office:value-type="time" office:time-value="PT06H39M42.692S" calcext:value-type="time">
            <text:p>06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594.84" calcext:value-type="float">
            <text:p>1594.84</text:p>
          </table:table-cell>
          <table:table-cell office:value-type="float" office:value="1925.87" calcext:value-type="float">
            <text:p>1925.87</text:p>
          </table:table-cell>
        </table:table-row>
        <table:table-row table:style-name="ro1">
          <table:table-cell office:value-type="float" office:value="23998692" calcext:value-type="float">
            <text:p>23998692</text:p>
          </table:table-cell>
          <table:table-cell table:formula="of:=[.A1502]/1000/(60*60*24)" office:value-type="time" office:time-value="PT06H39M58.692S" calcext:value-type="time">
            <text:p>06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595.89" calcext:value-type="float">
            <text:p>1595.89</text:p>
          </table:table-cell>
          <table:table-cell office:value-type="float" office:value="1927.11" calcext:value-type="float">
            <text:p>1927.11</text:p>
          </table:table-cell>
        </table:table-row>
        <table:table-row table:style-name="ro1">
          <table:table-cell office:value-type="float" office:value="24014692" calcext:value-type="float">
            <text:p>24014692</text:p>
          </table:table-cell>
          <table:table-cell table:formula="of:=[.A1503]/1000/(60*60*24)" office:value-type="time" office:time-value="PT06H40M14.692S" calcext:value-type="time">
            <text:p>06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96.93" calcext:value-type="float">
            <text:p>1596.93</text:p>
          </table:table-cell>
          <table:table-cell office:value-type="float" office:value="1928.35" calcext:value-type="float">
            <text:p>1928.35</text:p>
          </table:table-cell>
        </table:table-row>
        <table:table-row table:style-name="ro1">
          <table:table-cell office:value-type="float" office:value="24030692" calcext:value-type="float">
            <text:p>24030692</text:p>
          </table:table-cell>
          <table:table-cell table:formula="of:=[.A1504]/1000/(60*60*24)" office:value-type="time" office:time-value="PT06H40M30.692S" calcext:value-type="time">
            <text:p>06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97.98" calcext:value-type="float">
            <text:p>1597.98</text:p>
          </table:table-cell>
          <table:table-cell office:value-type="float" office:value="1929.58" calcext:value-type="float">
            <text:p>1929.58</text:p>
          </table:table-cell>
        </table:table-row>
        <table:table-row table:style-name="ro1">
          <table:table-cell office:value-type="float" office:value="24046692" calcext:value-type="float">
            <text:p>24046692</text:p>
          </table:table-cell>
          <table:table-cell table:formula="of:=[.A1505]/1000/(60*60*24)" office:value-type="time" office:time-value="PT06H40M46.692S" calcext:value-type="time">
            <text:p>06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599.02" calcext:value-type="float">
            <text:p>1599.02</text:p>
          </table:table-cell>
          <table:table-cell office:value-type="float" office:value="1930.82" calcext:value-type="float">
            <text:p>1930.82</text:p>
          </table:table-cell>
        </table:table-row>
        <table:table-row table:style-name="ro1">
          <table:table-cell office:value-type="float" office:value="24062692" calcext:value-type="float">
            <text:p>24062692</text:p>
          </table:table-cell>
          <table:table-cell table:formula="of:=[.A1506]/1000/(60*60*24)" office:value-type="time" office:time-value="PT06H41M02.692S" calcext:value-type="time">
            <text:p>06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600.07" calcext:value-type="float">
            <text:p>1600.07</text:p>
          </table:table-cell>
          <table:table-cell office:value-type="float" office:value="1932.06" calcext:value-type="float">
            <text:p>1932.06</text:p>
          </table:table-cell>
        </table:table-row>
        <table:table-row table:style-name="ro1">
          <table:table-cell office:value-type="float" office:value="24078692" calcext:value-type="float">
            <text:p>24078692</text:p>
          </table:table-cell>
          <table:table-cell table:formula="of:=[.A1507]/1000/(60*60*24)" office:value-type="time" office:time-value="PT06H41M18.692S" calcext:value-type="time">
            <text:p>06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601.11" calcext:value-type="float">
            <text:p>1601.11</text:p>
          </table:table-cell>
          <table:table-cell office:value-type="float" office:value="1933.3" calcext:value-type="float">
            <text:p>1933.3</text:p>
          </table:table-cell>
        </table:table-row>
        <table:table-row table:style-name="ro1">
          <table:table-cell office:value-type="float" office:value="24094692" calcext:value-type="float">
            <text:p>24094692</text:p>
          </table:table-cell>
          <table:table-cell table:formula="of:=[.A1508]/1000/(60*60*24)" office:value-type="time" office:time-value="PT06H41M34.692S" calcext:value-type="time">
            <text:p>06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602.16" calcext:value-type="float">
            <text:p>1602.16</text:p>
          </table:table-cell>
          <table:table-cell office:value-type="float" office:value="1934.53" calcext:value-type="float">
            <text:p>1934.53</text:p>
          </table:table-cell>
        </table:table-row>
        <table:table-row table:style-name="ro1">
          <table:table-cell office:value-type="float" office:value="24110692" calcext:value-type="float">
            <text:p>24110692</text:p>
          </table:table-cell>
          <table:table-cell table:formula="of:=[.A1509]/1000/(60*60*24)" office:value-type="time" office:time-value="PT06H41M50.692S" calcext:value-type="time">
            <text:p>06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603.2" calcext:value-type="float">
            <text:p>1603.2</text:p>
          </table:table-cell>
          <table:table-cell office:value-type="float" office:value="1935.77" calcext:value-type="float">
            <text:p>1935.77</text:p>
          </table:table-cell>
        </table:table-row>
        <table:table-row table:style-name="ro1">
          <table:table-cell office:value-type="float" office:value="24126692" calcext:value-type="float">
            <text:p>24126692</text:p>
          </table:table-cell>
          <table:table-cell table:formula="of:=[.A1510]/1000/(60*60*24)" office:value-type="time" office:time-value="PT06H42M06.692S" calcext:value-type="time">
            <text:p>06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604.25" calcext:value-type="float">
            <text:p>1604.25</text:p>
          </table:table-cell>
          <table:table-cell office:value-type="float" office:value="1937.01" calcext:value-type="float">
            <text:p>1937.01</text:p>
          </table:table-cell>
        </table:table-row>
        <table:table-row table:style-name="ro1">
          <table:table-cell office:value-type="float" office:value="24142692" calcext:value-type="float">
            <text:p>24142692</text:p>
          </table:table-cell>
          <table:table-cell table:formula="of:=[.A1511]/1000/(60*60*24)" office:value-type="time" office:time-value="PT06H42M22.692S" calcext:value-type="time">
            <text:p>06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05.29" calcext:value-type="float">
            <text:p>1605.29</text:p>
          </table:table-cell>
          <table:table-cell office:value-type="float" office:value="1938.24" calcext:value-type="float">
            <text:p>1938.24</text:p>
          </table:table-cell>
        </table:table-row>
        <table:table-row table:style-name="ro1">
          <table:table-cell office:value-type="float" office:value="24158692" calcext:value-type="float">
            <text:p>24158692</text:p>
          </table:table-cell>
          <table:table-cell table:formula="of:=[.A1512]/1000/(60*60*24)" office:value-type="time" office:time-value="PT06H42M38.692S" calcext:value-type="time">
            <text:p>06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06.33" calcext:value-type="float">
            <text:p>1606.33</text:p>
          </table:table-cell>
          <table:table-cell office:value-type="float" office:value="1939.48" calcext:value-type="float">
            <text:p>1939.48</text:p>
          </table:table-cell>
        </table:table-row>
        <table:table-row table:style-name="ro1">
          <table:table-cell office:value-type="float" office:value="24174692" calcext:value-type="float">
            <text:p>24174692</text:p>
          </table:table-cell>
          <table:table-cell table:formula="of:=[.A1513]/1000/(60*60*24)" office:value-type="time" office:time-value="PT06H42M54.692S" calcext:value-type="time">
            <text:p>06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07.38" calcext:value-type="float">
            <text:p>1607.38</text:p>
          </table:table-cell>
          <table:table-cell office:value-type="float" office:value="1940.72" calcext:value-type="float">
            <text:p>1940.72</text:p>
          </table:table-cell>
        </table:table-row>
        <table:table-row table:style-name="ro1">
          <table:table-cell office:value-type="float" office:value="24190692" calcext:value-type="float">
            <text:p>24190692</text:p>
          </table:table-cell>
          <table:table-cell table:formula="of:=[.A1514]/1000/(60*60*24)" office:value-type="time" office:time-value="PT06H43M10.692S" calcext:value-type="time">
            <text:p>06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08.42" calcext:value-type="float">
            <text:p>1608.42</text:p>
          </table:table-cell>
          <table:table-cell office:value-type="float" office:value="1941.95" calcext:value-type="float">
            <text:p>1941.95</text:p>
          </table:table-cell>
        </table:table-row>
        <table:table-row table:style-name="ro1">
          <table:table-cell office:value-type="float" office:value="24206692" calcext:value-type="float">
            <text:p>24206692</text:p>
          </table:table-cell>
          <table:table-cell table:formula="of:=[.A1515]/1000/(60*60*24)" office:value-type="time" office:time-value="PT06H43M26.692S" calcext:value-type="time">
            <text:p>06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09.47" calcext:value-type="float">
            <text:p>1609.47</text:p>
          </table:table-cell>
          <table:table-cell office:value-type="float" office:value="1943.19" calcext:value-type="float">
            <text:p>1943.19</text:p>
          </table:table-cell>
        </table:table-row>
        <table:table-row table:style-name="ro1">
          <table:table-cell office:value-type="float" office:value="24222692" calcext:value-type="float">
            <text:p>24222692</text:p>
          </table:table-cell>
          <table:table-cell table:formula="of:=[.A1516]/1000/(60*60*24)" office:value-type="time" office:time-value="PT06H43M42.692S" calcext:value-type="time">
            <text:p>06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10.51" calcext:value-type="float">
            <text:p>1610.51</text:p>
          </table:table-cell>
          <table:table-cell office:value-type="float" office:value="1944.43" calcext:value-type="float">
            <text:p>1944.43</text:p>
          </table:table-cell>
        </table:table-row>
        <table:table-row table:style-name="ro1">
          <table:table-cell office:value-type="float" office:value="24238692" calcext:value-type="float">
            <text:p>24238692</text:p>
          </table:table-cell>
          <table:table-cell table:formula="of:=[.A1517]/1000/(60*60*24)" office:value-type="time" office:time-value="PT06H43M58.692S" calcext:value-type="time">
            <text:p>06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611.56" calcext:value-type="float">
            <text:p>1611.56</text:p>
          </table:table-cell>
          <table:table-cell office:value-type="float" office:value="1945.66" calcext:value-type="float">
            <text:p>1945.66</text:p>
          </table:table-cell>
        </table:table-row>
        <table:table-row table:style-name="ro1">
          <table:table-cell office:value-type="float" office:value="24254691" calcext:value-type="float">
            <text:p>24254691</text:p>
          </table:table-cell>
          <table:table-cell table:formula="of:=[.A1518]/1000/(60*60*24)" office:value-type="time" office:time-value="PT06H44M14.691S" calcext:value-type="time">
            <text:p>06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612.6" calcext:value-type="float">
            <text:p>1612.6</text:p>
          </table:table-cell>
          <table:table-cell office:value-type="float" office:value="1946.9" calcext:value-type="float">
            <text:p>1946.9</text:p>
          </table:table-cell>
        </table:table-row>
        <table:table-row table:style-name="ro1">
          <table:table-cell office:value-type="float" office:value="24270692" calcext:value-type="float">
            <text:p>24270692</text:p>
          </table:table-cell>
          <table:table-cell table:formula="of:=[.A1519]/1000/(60*60*24)" office:value-type="time" office:time-value="PT06H44M30.692S" calcext:value-type="time">
            <text:p>06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13.64" calcext:value-type="float">
            <text:p>1613.64</text:p>
          </table:table-cell>
          <table:table-cell office:value-type="float" office:value="1948.13" calcext:value-type="float">
            <text:p>1948.13</text:p>
          </table:table-cell>
        </table:table-row>
        <table:table-row table:style-name="ro1">
          <table:table-cell office:value-type="float" office:value="24286691" calcext:value-type="float">
            <text:p>24286691</text:p>
          </table:table-cell>
          <table:table-cell table:formula="of:=[.A1520]/1000/(60*60*24)" office:value-type="time" office:time-value="PT06H44M46.691S" calcext:value-type="time">
            <text:p>06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14.69" calcext:value-type="float">
            <text:p>1614.69</text:p>
          </table:table-cell>
          <table:table-cell office:value-type="float" office:value="1949.37" calcext:value-type="float">
            <text:p>1949.37</text:p>
          </table:table-cell>
        </table:table-row>
        <table:table-row table:style-name="ro1">
          <table:table-cell office:value-type="float" office:value="24302691" calcext:value-type="float">
            <text:p>24302691</text:p>
          </table:table-cell>
          <table:table-cell table:formula="of:=[.A1521]/1000/(60*60*24)" office:value-type="time" office:time-value="PT06H45M02.691S" calcext:value-type="time">
            <text:p>06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615.73" calcext:value-type="float">
            <text:p>1615.73</text:p>
          </table:table-cell>
          <table:table-cell office:value-type="float" office:value="1950.6" calcext:value-type="float">
            <text:p>1950.6</text:p>
          </table:table-cell>
        </table:table-row>
        <table:table-row table:style-name="ro1">
          <table:table-cell office:value-type="float" office:value="24318692" calcext:value-type="float">
            <text:p>24318692</text:p>
          </table:table-cell>
          <table:table-cell table:formula="of:=[.A1522]/1000/(60*60*24)" office:value-type="time" office:time-value="PT06H45M18.692S" calcext:value-type="time">
            <text:p>06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616.78" calcext:value-type="float">
            <text:p>1616.78</text:p>
          </table:table-cell>
          <table:table-cell office:value-type="float" office:value="1951.84" calcext:value-type="float">
            <text:p>1951.84</text:p>
          </table:table-cell>
        </table:table-row>
        <table:table-row table:style-name="ro1">
          <table:table-cell office:value-type="float" office:value="24334692" calcext:value-type="float">
            <text:p>24334692</text:p>
          </table:table-cell>
          <table:table-cell table:formula="of:=[.A1523]/1000/(60*60*24)" office:value-type="time" office:time-value="PT06H45M34.692S" calcext:value-type="time">
            <text:p>06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617.82" calcext:value-type="float">
            <text:p>1617.82</text:p>
          </table:table-cell>
          <table:table-cell office:value-type="float" office:value="1953.07" calcext:value-type="float">
            <text:p>1953.07</text:p>
          </table:table-cell>
        </table:table-row>
        <table:table-row table:style-name="ro1">
          <table:table-cell office:value-type="float" office:value="24350692" calcext:value-type="float">
            <text:p>24350692</text:p>
          </table:table-cell>
          <table:table-cell table:formula="of:=[.A1524]/1000/(60*60*24)" office:value-type="time" office:time-value="PT06H45M50.692S" calcext:value-type="time">
            <text:p>06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618.86" calcext:value-type="float">
            <text:p>1618.86</text:p>
          </table:table-cell>
          <table:table-cell office:value-type="float" office:value="1954.31" calcext:value-type="float">
            <text:p>1954.31</text:p>
          </table:table-cell>
        </table:table-row>
        <table:table-row table:style-name="ro1">
          <table:table-cell office:value-type="float" office:value="24366692" calcext:value-type="float">
            <text:p>24366692</text:p>
          </table:table-cell>
          <table:table-cell table:formula="of:=[.A1525]/1000/(60*60*24)" office:value-type="time" office:time-value="PT06H46M06.692S" calcext:value-type="time">
            <text:p>06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619.91" calcext:value-type="float">
            <text:p>1619.91</text:p>
          </table:table-cell>
          <table:table-cell office:value-type="float" office:value="1955.54" calcext:value-type="float">
            <text:p>1955.54</text:p>
          </table:table-cell>
        </table:table-row>
        <table:table-row table:style-name="ro1">
          <table:table-cell office:value-type="float" office:value="24382691" calcext:value-type="float">
            <text:p>24382691</text:p>
          </table:table-cell>
          <table:table-cell table:formula="of:=[.A1526]/1000/(60*60*24)" office:value-type="time" office:time-value="PT06H46M22.691S" calcext:value-type="time">
            <text:p>06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620.95" calcext:value-type="float">
            <text:p>1620.95</text:p>
          </table:table-cell>
          <table:table-cell office:value-type="float" office:value="1956.77" calcext:value-type="float">
            <text:p>1956.77</text:p>
          </table:table-cell>
        </table:table-row>
        <table:table-row table:style-name="ro1">
          <table:table-cell office:value-type="float" office:value="24398692" calcext:value-type="float">
            <text:p>24398692</text:p>
          </table:table-cell>
          <table:table-cell table:formula="of:=[.A1527]/1000/(60*60*24)" office:value-type="time" office:time-value="PT06H46M38.692S" calcext:value-type="time">
            <text:p>06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621.99" calcext:value-type="float">
            <text:p>1621.99</text:p>
          </table:table-cell>
          <table:table-cell office:value-type="float" office:value="1958.01" calcext:value-type="float">
            <text:p>1958.01</text:p>
          </table:table-cell>
        </table:table-row>
        <table:table-row table:style-name="ro1">
          <table:table-cell office:value-type="float" office:value="24414692" calcext:value-type="float">
            <text:p>24414692</text:p>
          </table:table-cell>
          <table:table-cell table:formula="of:=[.A1528]/1000/(60*60*24)" office:value-type="time" office:time-value="PT06H46M54.692S" calcext:value-type="time">
            <text:p>06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1959.24" calcext:value-type="float">
            <text:p>1959.24</text:p>
          </table:table-cell>
        </table:table-row>
        <table:table-row table:style-name="ro1">
          <table:table-cell office:value-type="float" office:value="24430692" calcext:value-type="float">
            <text:p>24430692</text:p>
          </table:table-cell>
          <table:table-cell table:formula="of:=[.A1529]/1000/(60*60*24)" office:value-type="time" office:time-value="PT06H47M10.692S" calcext:value-type="time">
            <text:p>06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624.08" calcext:value-type="float">
            <text:p>1624.08</text:p>
          </table:table-cell>
          <table:table-cell office:value-type="float" office:value="1960.48" calcext:value-type="float">
            <text:p>1960.48</text:p>
          </table:table-cell>
        </table:table-row>
        <table:table-row table:style-name="ro1">
          <table:table-cell office:value-type="float" office:value="24446692" calcext:value-type="float">
            <text:p>24446692</text:p>
          </table:table-cell>
          <table:table-cell table:formula="of:=[.A1530]/1000/(60*60*24)" office:value-type="time" office:time-value="PT06H47M26.692S" calcext:value-type="time">
            <text:p>06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625.12" calcext:value-type="float">
            <text:p>1625.12</text:p>
          </table:table-cell>
          <table:table-cell office:value-type="float" office:value="1961.71" calcext:value-type="float">
            <text:p>1961.71</text:p>
          </table:table-cell>
        </table:table-row>
        <table:table-row table:style-name="ro1">
          <table:table-cell office:value-type="float" office:value="24462692" calcext:value-type="float">
            <text:p>24462692</text:p>
          </table:table-cell>
          <table:table-cell table:formula="of:=[.A1531]/1000/(60*60*24)" office:value-type="time" office:time-value="PT06H47M42.692S" calcext:value-type="time">
            <text:p>06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626.17" calcext:value-type="float">
            <text:p>1626.17</text:p>
          </table:table-cell>
          <table:table-cell office:value-type="float" office:value="1962.95" calcext:value-type="float">
            <text:p>1962.95</text:p>
          </table:table-cell>
        </table:table-row>
        <table:table-row table:style-name="ro1">
          <table:table-cell office:value-type="float" office:value="24478691" calcext:value-type="float">
            <text:p>24478691</text:p>
          </table:table-cell>
          <table:table-cell table:formula="of:=[.A1532]/1000/(60*60*24)" office:value-type="time" office:time-value="PT06H47M58.691S" calcext:value-type="time">
            <text:p>06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627.21" calcext:value-type="float">
            <text:p>1627.21</text:p>
          </table:table-cell>
          <table:table-cell office:value-type="float" office:value="1964.18" calcext:value-type="float">
            <text:p>1964.18</text:p>
          </table:table-cell>
        </table:table-row>
        <table:table-row table:style-name="ro1">
          <table:table-cell office:value-type="float" office:value="24494692" calcext:value-type="float">
            <text:p>24494692</text:p>
          </table:table-cell>
          <table:table-cell table:formula="of:=[.A1533]/1000/(60*60*24)" office:value-type="time" office:time-value="PT06H48M14.692S" calcext:value-type="time">
            <text:p>06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628.25" calcext:value-type="float">
            <text:p>1628.25</text:p>
          </table:table-cell>
          <table:table-cell office:value-type="float" office:value="1965.41" calcext:value-type="float">
            <text:p>1965.41</text:p>
          </table:table-cell>
        </table:table-row>
        <table:table-row table:style-name="ro1">
          <table:table-cell office:value-type="float" office:value="24510692" calcext:value-type="float">
            <text:p>24510692</text:p>
          </table:table-cell>
          <table:table-cell table:formula="of:=[.A1534]/1000/(60*60*24)" office:value-type="time" office:time-value="PT06H48M30.692S" calcext:value-type="time">
            <text:p>06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629.29" calcext:value-type="float">
            <text:p>1629.29</text:p>
          </table:table-cell>
          <table:table-cell office:value-type="float" office:value="1966.65" calcext:value-type="float">
            <text:p>1966.65</text:p>
          </table:table-cell>
        </table:table-row>
        <table:table-row table:style-name="ro1">
          <table:table-cell office:value-type="float" office:value="24526692" calcext:value-type="float">
            <text:p>24526692</text:p>
          </table:table-cell>
          <table:table-cell table:formula="of:=[.A1535]/1000/(60*60*24)" office:value-type="time" office:time-value="PT06H48M46.692S" calcext:value-type="time">
            <text:p>06:4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1967.88" calcext:value-type="float">
            <text:p>1967.88</text:p>
          </table:table-cell>
        </table:table-row>
        <table:table-row table:style-name="ro1">
          <table:table-cell office:value-type="float" office:value="24542692" calcext:value-type="float">
            <text:p>24542692</text:p>
          </table:table-cell>
          <table:table-cell table:formula="of:=[.A1536]/1000/(60*60*24)" office:value-type="time" office:time-value="PT06H49M02.692S" calcext:value-type="time">
            <text:p>06:4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631.38" calcext:value-type="float">
            <text:p>1631.38</text:p>
          </table:table-cell>
          <table:table-cell office:value-type="float" office:value="1969.11" calcext:value-type="float">
            <text:p>1969.11</text:p>
          </table:table-cell>
        </table:table-row>
        <table:table-row table:style-name="ro1">
          <table:table-cell office:value-type="float" office:value="24558692" calcext:value-type="float">
            <text:p>24558692</text:p>
          </table:table-cell>
          <table:table-cell table:formula="of:=[.A1537]/1000/(60*60*24)" office:value-type="time" office:time-value="PT06H49M18.692S" calcext:value-type="time">
            <text:p>06:4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632.42" calcext:value-type="float">
            <text:p>1632.42</text:p>
          </table:table-cell>
          <table:table-cell office:value-type="float" office:value="1970.35" calcext:value-type="float">
            <text:p>1970.35</text:p>
          </table:table-cell>
        </table:table-row>
        <table:table-row table:style-name="ro1">
          <table:table-cell office:value-type="float" office:value="24574692" calcext:value-type="float">
            <text:p>24574692</text:p>
          </table:table-cell>
          <table:table-cell table:formula="of:=[.A1538]/1000/(60*60*24)" office:value-type="time" office:time-value="PT06H49M34.692S" calcext:value-type="time">
            <text:p>06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633.46" calcext:value-type="float">
            <text:p>1633.46</text:p>
          </table:table-cell>
          <table:table-cell office:value-type="float" office:value="1971.58" calcext:value-type="float">
            <text:p>1971.58</text:p>
          </table:table-cell>
        </table:table-row>
        <table:table-row table:style-name="ro1">
          <table:table-cell office:value-type="float" office:value="24590692" calcext:value-type="float">
            <text:p>24590692</text:p>
          </table:table-cell>
          <table:table-cell table:formula="of:=[.A1539]/1000/(60*60*24)" office:value-type="time" office:time-value="PT06H49M50.692S" calcext:value-type="time">
            <text:p>06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634.51" calcext:value-type="float">
            <text:p>1634.51</text:p>
          </table:table-cell>
          <table:table-cell office:value-type="float" office:value="1972.81" calcext:value-type="float">
            <text:p>1972.81</text:p>
          </table:table-cell>
        </table:table-row>
        <table:table-row table:style-name="ro1">
          <table:table-cell office:value-type="float" office:value="24606692" calcext:value-type="float">
            <text:p>24606692</text:p>
          </table:table-cell>
          <table:table-cell table:formula="of:=[.A1540]/1000/(60*60*24)" office:value-type="time" office:time-value="PT06H50M06.692S" calcext:value-type="time">
            <text:p>06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635.55" calcext:value-type="float">
            <text:p>1635.55</text:p>
          </table:table-cell>
          <table:table-cell office:value-type="float" office:value="1974.05" calcext:value-type="float">
            <text:p>1974.05</text:p>
          </table:table-cell>
        </table:table-row>
        <table:table-row table:style-name="ro1">
          <table:table-cell office:value-type="float" office:value="24622692" calcext:value-type="float">
            <text:p>24622692</text:p>
          </table:table-cell>
          <table:table-cell table:formula="of:=[.A1541]/1000/(60*60*24)" office:value-type="time" office:time-value="PT06H50M22.692S" calcext:value-type="time">
            <text:p>06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636.59" calcext:value-type="float">
            <text:p>1636.59</text:p>
          </table:table-cell>
          <table:table-cell office:value-type="float" office:value="1975.28" calcext:value-type="float">
            <text:p>1975.28</text:p>
          </table:table-cell>
        </table:table-row>
        <table:table-row table:style-name="ro1">
          <table:table-cell office:value-type="float" office:value="24638692" calcext:value-type="float">
            <text:p>24638692</text:p>
          </table:table-cell>
          <table:table-cell table:formula="of:=[.A1542]/1000/(60*60*24)" office:value-type="time" office:time-value="PT06H50M38.692S" calcext:value-type="time">
            <text:p>06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637.64" calcext:value-type="float">
            <text:p>1637.64</text:p>
          </table:table-cell>
          <table:table-cell office:value-type="float" office:value="1976.52" calcext:value-type="float">
            <text:p>1976.52</text:p>
          </table:table-cell>
        </table:table-row>
        <table:table-row table:style-name="ro1">
          <table:table-cell office:value-type="float" office:value="24654692" calcext:value-type="float">
            <text:p>24654692</text:p>
          </table:table-cell>
          <table:table-cell table:formula="of:=[.A1543]/1000/(60*60*24)" office:value-type="time" office:time-value="PT06H50M54.692S" calcext:value-type="time">
            <text:p>06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38.68" calcext:value-type="float">
            <text:p>1638.68</text:p>
          </table:table-cell>
          <table:table-cell office:value-type="float" office:value="1977.75" calcext:value-type="float">
            <text:p>1977.75</text:p>
          </table:table-cell>
        </table:table-row>
        <table:table-row table:style-name="ro1">
          <table:table-cell office:value-type="float" office:value="24670692" calcext:value-type="float">
            <text:p>24670692</text:p>
          </table:table-cell>
          <table:table-cell table:formula="of:=[.A1544]/1000/(60*60*24)" office:value-type="time" office:time-value="PT06H51M10.692S" calcext:value-type="time">
            <text:p>06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639.72" calcext:value-type="float">
            <text:p>1639.72</text:p>
          </table:table-cell>
          <table:table-cell office:value-type="float" office:value="1978.98" calcext:value-type="float">
            <text:p>1978.98</text:p>
          </table:table-cell>
        </table:table-row>
        <table:table-row table:style-name="ro1">
          <table:table-cell office:value-type="float" office:value="24686692" calcext:value-type="float">
            <text:p>24686692</text:p>
          </table:table-cell>
          <table:table-cell table:formula="of:=[.A1545]/1000/(60*60*24)" office:value-type="time" office:time-value="PT06H51M26.692S" calcext:value-type="time">
            <text:p>06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640.76" calcext:value-type="float">
            <text:p>1640.76</text:p>
          </table:table-cell>
          <table:table-cell office:value-type="float" office:value="1980.21" calcext:value-type="float">
            <text:p>1980.21</text:p>
          </table:table-cell>
        </table:table-row>
        <table:table-row table:style-name="ro1">
          <table:table-cell office:value-type="float" office:value="24702692" calcext:value-type="float">
            <text:p>24702692</text:p>
          </table:table-cell>
          <table:table-cell table:formula="of:=[.A1546]/1000/(60*60*24)" office:value-type="time" office:time-value="PT06H51M42.692S" calcext:value-type="time">
            <text:p>06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641.8" calcext:value-type="float">
            <text:p>1641.8</text:p>
          </table:table-cell>
          <table:table-cell office:value-type="float" office:value="1981.45" calcext:value-type="float">
            <text:p>1981.45</text:p>
          </table:table-cell>
        </table:table-row>
        <table:table-row table:style-name="ro1">
          <table:table-cell office:value-type="float" office:value="24718692" calcext:value-type="float">
            <text:p>24718692</text:p>
          </table:table-cell>
          <table:table-cell table:formula="of:=[.A1547]/1000/(60*60*24)" office:value-type="time" office:time-value="PT06H51M58.692S" calcext:value-type="time">
            <text:p>06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642.85" calcext:value-type="float">
            <text:p>1642.85</text:p>
          </table:table-cell>
          <table:table-cell office:value-type="float" office:value="1982.68" calcext:value-type="float">
            <text:p>1982.68</text:p>
          </table:table-cell>
        </table:table-row>
        <table:table-row table:style-name="ro1">
          <table:table-cell office:value-type="float" office:value="24734692" calcext:value-type="float">
            <text:p>24734692</text:p>
          </table:table-cell>
          <table:table-cell table:formula="of:=[.A1548]/1000/(60*60*24)" office:value-type="time" office:time-value="PT06H52M14.692S" calcext:value-type="time">
            <text:p>06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43.89" calcext:value-type="float">
            <text:p>1643.89</text:p>
          </table:table-cell>
          <table:table-cell office:value-type="float" office:value="1983.91" calcext:value-type="float">
            <text:p>1983.91</text:p>
          </table:table-cell>
        </table:table-row>
        <table:table-row table:style-name="ro1">
          <table:table-cell office:value-type="float" office:value="24750692" calcext:value-type="float">
            <text:p>24750692</text:p>
          </table:table-cell>
          <table:table-cell table:formula="of:=[.A1549]/1000/(60*60*24)" office:value-type="time" office:time-value="PT06H52M30.692S" calcext:value-type="time">
            <text:p>06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44.93" calcext:value-type="float">
            <text:p>1644.93</text:p>
          </table:table-cell>
          <table:table-cell office:value-type="float" office:value="1985.14" calcext:value-type="float">
            <text:p>1985.14</text:p>
          </table:table-cell>
        </table:table-row>
        <table:table-row table:style-name="ro1">
          <table:table-cell office:value-type="float" office:value="24766692" calcext:value-type="float">
            <text:p>24766692</text:p>
          </table:table-cell>
          <table:table-cell table:formula="of:=[.A1550]/1000/(60*60*24)" office:value-type="time" office:time-value="PT06H52M46.692S" calcext:value-type="time">
            <text:p>06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45.97" calcext:value-type="float">
            <text:p>1645.97</text:p>
          </table:table-cell>
          <table:table-cell office:value-type="float" office:value="1986.37" calcext:value-type="float">
            <text:p>1986.37</text:p>
          </table:table-cell>
        </table:table-row>
        <table:table-row table:style-name="ro1">
          <table:table-cell office:value-type="float" office:value="24782692" calcext:value-type="float">
            <text:p>24782692</text:p>
          </table:table-cell>
          <table:table-cell table:formula="of:=[.A1551]/1000/(60*60*24)" office:value-type="time" office:time-value="PT06H53M02.692S" calcext:value-type="time">
            <text:p>06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47.01" calcext:value-type="float">
            <text:p>1647.01</text:p>
          </table:table-cell>
          <table:table-cell office:value-type="float" office:value="1987.6" calcext:value-type="float">
            <text:p>1987.6</text:p>
          </table:table-cell>
        </table:table-row>
        <table:table-row table:style-name="ro1">
          <table:table-cell office:value-type="float" office:value="24798692" calcext:value-type="float">
            <text:p>24798692</text:p>
          </table:table-cell>
          <table:table-cell table:formula="of:=[.A1552]/1000/(60*60*24)" office:value-type="time" office:time-value="PT06H53M18.692S" calcext:value-type="time">
            <text:p>06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648.05" calcext:value-type="float">
            <text:p>1648.05</text:p>
          </table:table-cell>
          <table:table-cell office:value-type="float" office:value="1988.83" calcext:value-type="float">
            <text:p>1988.83</text:p>
          </table:table-cell>
        </table:table-row>
        <table:table-row table:style-name="ro1">
          <table:table-cell office:value-type="float" office:value="24814692" calcext:value-type="float">
            <text:p>24814692</text:p>
          </table:table-cell>
          <table:table-cell table:formula="of:=[.A1553]/1000/(60*60*24)" office:value-type="time" office:time-value="PT06H53M34.692S" calcext:value-type="time">
            <text:p>06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649.09" calcext:value-type="float">
            <text:p>1649.09</text:p>
          </table:table-cell>
          <table:table-cell office:value-type="float" office:value="1990.06" calcext:value-type="float">
            <text:p>1990.06</text:p>
          </table:table-cell>
        </table:table-row>
        <table:table-row table:style-name="ro1">
          <table:table-cell office:value-type="float" office:value="24830692" calcext:value-type="float">
            <text:p>24830692</text:p>
          </table:table-cell>
          <table:table-cell table:formula="of:=[.A1554]/1000/(60*60*24)" office:value-type="time" office:time-value="PT06H53M50.692S" calcext:value-type="time">
            <text:p>06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650.14" calcext:value-type="float">
            <text:p>1650.14</text:p>
          </table:table-cell>
          <table:table-cell office:value-type="float" office:value="1991.29" calcext:value-type="float">
            <text:p>1991.29</text:p>
          </table:table-cell>
        </table:table-row>
        <table:table-row table:style-name="ro1">
          <table:table-cell office:value-type="float" office:value="24846692" calcext:value-type="float">
            <text:p>24846692</text:p>
          </table:table-cell>
          <table:table-cell table:formula="of:=[.A1555]/1000/(60*60*24)" office:value-type="time" office:time-value="PT06H54M06.692S" calcext:value-type="time">
            <text:p>06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651.18" calcext:value-type="float">
            <text:p>1651.18</text:p>
          </table:table-cell>
          <table:table-cell office:value-type="float" office:value="1992.52" calcext:value-type="float">
            <text:p>1992.52</text:p>
          </table:table-cell>
        </table:table-row>
        <table:table-row table:style-name="ro1">
          <table:table-cell office:value-type="float" office:value="24862692" calcext:value-type="float">
            <text:p>24862692</text:p>
          </table:table-cell>
          <table:table-cell table:formula="of:=[.A1556]/1000/(60*60*24)" office:value-type="time" office:time-value="PT06H54M22.692S" calcext:value-type="time">
            <text:p>06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652.22" calcext:value-type="float">
            <text:p>1652.22</text:p>
          </table:table-cell>
          <table:table-cell office:value-type="float" office:value="1993.76" calcext:value-type="float">
            <text:p>1993.76</text:p>
          </table:table-cell>
        </table:table-row>
        <table:table-row table:style-name="ro1">
          <table:table-cell office:value-type="float" office:value="24878692" calcext:value-type="float">
            <text:p>24878692</text:p>
          </table:table-cell>
          <table:table-cell table:formula="of:=[.A1557]/1000/(60*60*24)" office:value-type="time" office:time-value="PT06H54M38.692S" calcext:value-type="time">
            <text:p>06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653.26" calcext:value-type="float">
            <text:p>1653.26</text:p>
          </table:table-cell>
          <table:table-cell office:value-type="float" office:value="1994.99" calcext:value-type="float">
            <text:p>1994.99</text:p>
          </table:table-cell>
        </table:table-row>
        <table:table-row table:style-name="ro1">
          <table:table-cell office:value-type="float" office:value="24894692" calcext:value-type="float">
            <text:p>24894692</text:p>
          </table:table-cell>
          <table:table-cell table:formula="of:=[.A1558]/1000/(60*60*24)" office:value-type="time" office:time-value="PT06H54M54.692S" calcext:value-type="time">
            <text:p>06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654.3" calcext:value-type="float">
            <text:p>1654.3</text:p>
          </table:table-cell>
          <table:table-cell office:value-type="float" office:value="1996.22" calcext:value-type="float">
            <text:p>1996.22</text:p>
          </table:table-cell>
        </table:table-row>
        <table:table-row table:style-name="ro1">
          <table:table-cell office:value-type="float" office:value="24910692" calcext:value-type="float">
            <text:p>24910692</text:p>
          </table:table-cell>
          <table:table-cell table:formula="of:=[.A1559]/1000/(60*60*24)" office:value-type="time" office:time-value="PT06H55M10.692S" calcext:value-type="time">
            <text:p>06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655.34" calcext:value-type="float">
            <text:p>1655.34</text:p>
          </table:table-cell>
          <table:table-cell office:value-type="float" office:value="1997.44" calcext:value-type="float">
            <text:p>1997.44</text:p>
          </table:table-cell>
        </table:table-row>
        <table:table-row table:style-name="ro1">
          <table:table-cell office:value-type="float" office:value="24926692" calcext:value-type="float">
            <text:p>24926692</text:p>
          </table:table-cell>
          <table:table-cell table:formula="of:=[.A1560]/1000/(60*60*24)" office:value-type="time" office:time-value="PT06H55M26.692S" calcext:value-type="time">
            <text:p>06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656.38" calcext:value-type="float">
            <text:p>1656.38</text:p>
          </table:table-cell>
          <table:table-cell office:value-type="float" office:value="1998.67" calcext:value-type="float">
            <text:p>1998.67</text:p>
          </table:table-cell>
        </table:table-row>
        <table:table-row table:style-name="ro1">
          <table:table-cell office:value-type="float" office:value="24942692" calcext:value-type="float">
            <text:p>24942692</text:p>
          </table:table-cell>
          <table:table-cell table:formula="of:=[.A1561]/1000/(60*60*24)" office:value-type="time" office:time-value="PT06H55M42.692S" calcext:value-type="time">
            <text:p>06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657.42" calcext:value-type="float">
            <text:p>1657.42</text:p>
          </table:table-cell>
          <table:table-cell office:value-type="float" office:value="1999.9" calcext:value-type="float">
            <text:p>1999.9</text:p>
          </table:table-cell>
        </table:table-row>
        <table:table-row table:style-name="ro1">
          <table:table-cell office:value-type="float" office:value="24958692" calcext:value-type="float">
            <text:p>24958692</text:p>
          </table:table-cell>
          <table:table-cell table:formula="of:=[.A1562]/1000/(60*60*24)" office:value-type="time" office:time-value="PT06H55M58.692S" calcext:value-type="time">
            <text:p>06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658.46" calcext:value-type="float">
            <text:p>1658.46</text:p>
          </table:table-cell>
          <table:table-cell office:value-type="float" office:value="2001.13" calcext:value-type="float">
            <text:p>2001.13</text:p>
          </table:table-cell>
        </table:table-row>
        <table:table-row table:style-name="ro1">
          <table:table-cell office:value-type="float" office:value="24974691" calcext:value-type="float">
            <text:p>24974691</text:p>
          </table:table-cell>
          <table:table-cell table:formula="of:=[.A1563]/1000/(60*60*24)" office:value-type="time" office:time-value="PT06H56M14.691S" calcext:value-type="time">
            <text:p>06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7.04" calcext:value-type="float">
            <text:p>277.04</text:p>
          </table:table-cell>
          <table:table-cell office:value-type="float" office:value="1659.5" calcext:value-type="float">
            <text:p>1659.5</text:p>
          </table:table-cell>
          <table:table-cell office:value-type="float" office:value="2002.36" calcext:value-type="float">
            <text:p>2002.36</text:p>
          </table:table-cell>
        </table:table-row>
        <table:table-row table:style-name="ro1">
          <table:table-cell office:value-type="float" office:value="24990692" calcext:value-type="float">
            <text:p>24990692</text:p>
          </table:table-cell>
          <table:table-cell table:formula="of:=[.A1564]/1000/(60*60*24)" office:value-type="time" office:time-value="PT06H56M30.692S" calcext:value-type="time">
            <text:p>06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60.54" calcext:value-type="float">
            <text:p>1660.54</text:p>
          </table:table-cell>
          <table:table-cell office:value-type="float" office:value="2003.59" calcext:value-type="float">
            <text:p>2003.59</text:p>
          </table:table-cell>
        </table:table-row>
        <table:table-row table:style-name="ro1">
          <table:table-cell office:value-type="float" office:value="25006692" calcext:value-type="float">
            <text:p>25006692</text:p>
          </table:table-cell>
          <table:table-cell table:formula="of:=[.A1565]/1000/(60*60*24)" office:value-type="time" office:time-value="PT06H56M46.692S" calcext:value-type="time">
            <text:p>06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661.59" calcext:value-type="float">
            <text:p>1661.59</text:p>
          </table:table-cell>
          <table:table-cell office:value-type="float" office:value="2004.82" calcext:value-type="float">
            <text:p>2004.82</text:p>
          </table:table-cell>
        </table:table-row>
        <table:table-row table:style-name="ro1">
          <table:table-cell office:value-type="float" office:value="25022692" calcext:value-type="float">
            <text:p>25022692</text:p>
          </table:table-cell>
          <table:table-cell table:formula="of:=[.A1566]/1000/(60*60*24)" office:value-type="time" office:time-value="PT06H57M02.692S" calcext:value-type="time">
            <text:p>06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62.63" calcext:value-type="float">
            <text:p>1662.63</text:p>
          </table:table-cell>
          <table:table-cell office:value-type="float" office:value="2006.04" calcext:value-type="float">
            <text:p>2006.04</text:p>
          </table:table-cell>
        </table:table-row>
        <table:table-row table:style-name="ro1">
          <table:table-cell office:value-type="float" office:value="25038691" calcext:value-type="float">
            <text:p>25038691</text:p>
          </table:table-cell>
          <table:table-cell table:formula="of:=[.A1567]/1000/(60*60*24)" office:value-type="time" office:time-value="PT06H57M18.691S" calcext:value-type="time">
            <text:p>06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63.67" calcext:value-type="float">
            <text:p>1663.67</text:p>
          </table:table-cell>
          <table:table-cell office:value-type="float" office:value="2007.27" calcext:value-type="float">
            <text:p>2007.27</text:p>
          </table:table-cell>
        </table:table-row>
        <table:table-row table:style-name="ro1">
          <table:table-cell office:value-type="float" office:value="25054692" calcext:value-type="float">
            <text:p>25054692</text:p>
          </table:table-cell>
          <table:table-cell table:formula="of:=[.A1568]/1000/(60*60*24)" office:value-type="time" office:time-value="PT06H57M34.692S" calcext:value-type="time">
            <text:p>06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64.71" calcext:value-type="float">
            <text:p>1664.71</text:p>
          </table:table-cell>
          <table:table-cell office:value-type="float" office:value="2008.5" calcext:value-type="float">
            <text:p>2008.5</text:p>
          </table:table-cell>
        </table:table-row>
        <table:table-row table:style-name="ro1">
          <table:table-cell office:value-type="float" office:value="25070692" calcext:value-type="float">
            <text:p>25070692</text:p>
          </table:table-cell>
          <table:table-cell table:formula="of:=[.A1569]/1000/(60*60*24)" office:value-type="time" office:time-value="PT06H57M50.692S" calcext:value-type="time">
            <text:p>06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65.75" calcext:value-type="float">
            <text:p>1665.75</text:p>
          </table:table-cell>
          <table:table-cell office:value-type="float" office:value="2009.73" calcext:value-type="float">
            <text:p>2009.73</text:p>
          </table:table-cell>
        </table:table-row>
        <table:table-row table:style-name="ro1">
          <table:table-cell office:value-type="float" office:value="25086692" calcext:value-type="float">
            <text:p>25086692</text:p>
          </table:table-cell>
          <table:table-cell table:formula="of:=[.A1570]/1000/(60*60*24)" office:value-type="time" office:time-value="PT06H58M06.692S" calcext:value-type="time">
            <text:p>06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66.79" calcext:value-type="float">
            <text:p>1666.79</text:p>
          </table:table-cell>
          <table:table-cell office:value-type="float" office:value="2010.95" calcext:value-type="float">
            <text:p>2010.95</text:p>
          </table:table-cell>
        </table:table-row>
        <table:table-row table:style-name="ro1">
          <table:table-cell office:value-type="float" office:value="25102692" calcext:value-type="float">
            <text:p>25102692</text:p>
          </table:table-cell>
          <table:table-cell table:formula="of:=[.A1571]/1000/(60*60*24)" office:value-type="time" office:time-value="PT06H58M22.692S" calcext:value-type="time">
            <text:p>06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67.83" calcext:value-type="float">
            <text:p>1667.83</text:p>
          </table:table-cell>
          <table:table-cell office:value-type="float" office:value="2012.18" calcext:value-type="float">
            <text:p>2012.18</text:p>
          </table:table-cell>
        </table:table-row>
        <table:table-row table:style-name="ro1">
          <table:table-cell office:value-type="float" office:value="25118692" calcext:value-type="float">
            <text:p>25118692</text:p>
          </table:table-cell>
          <table:table-cell table:formula="of:=[.A1572]/1000/(60*60*24)" office:value-type="time" office:time-value="PT06H58M38.692S" calcext:value-type="time">
            <text:p>06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68.87" calcext:value-type="float">
            <text:p>1668.87</text:p>
          </table:table-cell>
          <table:table-cell office:value-type="float" office:value="2013.41" calcext:value-type="float">
            <text:p>2013.41</text:p>
          </table:table-cell>
        </table:table-row>
        <table:table-row table:style-name="ro1">
          <table:table-cell office:value-type="float" office:value="25134692" calcext:value-type="float">
            <text:p>25134692</text:p>
          </table:table-cell>
          <table:table-cell table:formula="of:=[.A1573]/1000/(60*60*24)" office:value-type="time" office:time-value="PT06H58M54.692S" calcext:value-type="time">
            <text:p>06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69.91" calcext:value-type="float">
            <text:p>1669.91</text:p>
          </table:table-cell>
          <table:table-cell office:value-type="float" office:value="2014.63" calcext:value-type="float">
            <text:p>2014.63</text:p>
          </table:table-cell>
        </table:table-row>
        <table:table-row table:style-name="ro1">
          <table:table-cell office:value-type="float" office:value="25150692" calcext:value-type="float">
            <text:p>25150692</text:p>
          </table:table-cell>
          <table:table-cell table:formula="of:=[.A1574]/1000/(60*60*24)" office:value-type="time" office:time-value="PT06H59M10.692S" calcext:value-type="time">
            <text:p>06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6.91" calcext:value-type="float">
            <text:p>276.91</text:p>
          </table:table-cell>
          <table:table-cell office:value-type="float" office:value="1670.95" calcext:value-type="float">
            <text:p>1670.95</text:p>
          </table:table-cell>
          <table:table-cell office:value-type="float" office:value="2015.86" calcext:value-type="float">
            <text:p>2015.86</text:p>
          </table:table-cell>
        </table:table-row>
        <table:table-row table:style-name="ro1">
          <table:table-cell office:value-type="float" office:value="25166692" calcext:value-type="float">
            <text:p>25166692</text:p>
          </table:table-cell>
          <table:table-cell table:formula="of:=[.A1575]/1000/(60*60*24)" office:value-type="time" office:time-value="PT06H59M26.692S" calcext:value-type="time">
            <text:p>06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71.98" calcext:value-type="float">
            <text:p>1671.98</text:p>
          </table:table-cell>
          <table:table-cell office:value-type="float" office:value="2017.08" calcext:value-type="float">
            <text:p>2017.08</text:p>
          </table:table-cell>
        </table:table-row>
        <table:table-row table:style-name="ro1">
          <table:table-cell office:value-type="float" office:value="25182692" calcext:value-type="float">
            <text:p>25182692</text:p>
          </table:table-cell>
          <table:table-cell table:formula="of:=[.A1576]/1000/(60*60*24)" office:value-type="time" office:time-value="PT06H59M42.692S" calcext:value-type="time">
            <text:p>06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73.02" calcext:value-type="float">
            <text:p>1673.02</text:p>
          </table:table-cell>
          <table:table-cell office:value-type="float" office:value="2018.31" calcext:value-type="float">
            <text:p>2018.31</text:p>
          </table:table-cell>
        </table:table-row>
        <table:table-row table:style-name="ro1">
          <table:table-cell office:value-type="float" office:value="25198692" calcext:value-type="float">
            <text:p>25198692</text:p>
          </table:table-cell>
          <table:table-cell table:formula="of:=[.A1577]/1000/(60*60*24)" office:value-type="time" office:time-value="PT06H59M58.692S" calcext:value-type="time">
            <text:p>06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74.06" calcext:value-type="float">
            <text:p>1674.06</text:p>
          </table:table-cell>
          <table:table-cell office:value-type="float" office:value="2019.54" calcext:value-type="float">
            <text:p>2019.54</text:p>
          </table:table-cell>
        </table:table-row>
        <table:table-row table:style-name="ro1">
          <table:table-cell office:value-type="float" office:value="25214692" calcext:value-type="float">
            <text:p>25214692</text:p>
          </table:table-cell>
          <table:table-cell table:formula="of:=[.A1578]/1000/(60*60*24)" office:value-type="time" office:time-value="PT07H00M14.692S" calcext:value-type="time">
            <text:p>07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75.1" calcext:value-type="float">
            <text:p>1675.1</text:p>
          </table:table-cell>
          <table:table-cell office:value-type="float" office:value="2020.76" calcext:value-type="float">
            <text:p>2020.76</text:p>
          </table:table-cell>
        </table:table-row>
        <table:table-row table:style-name="ro1">
          <table:table-cell office:value-type="float" office:value="25230692" calcext:value-type="float">
            <text:p>25230692</text:p>
          </table:table-cell>
          <table:table-cell table:formula="of:=[.A1579]/1000/(60*60*24)" office:value-type="time" office:time-value="PT07H00M30.692S" calcext:value-type="time">
            <text:p>07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76.14" calcext:value-type="float">
            <text:p>1676.14</text:p>
          </table:table-cell>
          <table:table-cell office:value-type="float" office:value="2021.99" calcext:value-type="float">
            <text:p>2021.99</text:p>
          </table:table-cell>
        </table:table-row>
        <table:table-row table:style-name="ro1">
          <table:table-cell office:value-type="float" office:value="25246692" calcext:value-type="float">
            <text:p>25246692</text:p>
          </table:table-cell>
          <table:table-cell table:formula="of:=[.A1580]/1000/(60*60*24)" office:value-type="time" office:time-value="PT07H00M46.692S" calcext:value-type="time">
            <text:p>07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77.18" calcext:value-type="float">
            <text:p>1677.18</text:p>
          </table:table-cell>
          <table:table-cell office:value-type="float" office:value="2023.21" calcext:value-type="float">
            <text:p>2023.21</text:p>
          </table:table-cell>
        </table:table-row>
        <table:table-row table:style-name="ro1">
          <table:table-cell office:value-type="float" office:value="25262692" calcext:value-type="float">
            <text:p>25262692</text:p>
          </table:table-cell>
          <table:table-cell table:formula="of:=[.A1581]/1000/(60*60*24)" office:value-type="time" office:time-value="PT07H01M02.692S" calcext:value-type="time">
            <text:p>07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78.22" calcext:value-type="float">
            <text:p>1678.22</text:p>
          </table:table-cell>
          <table:table-cell office:value-type="float" office:value="2024.44" calcext:value-type="float">
            <text:p>2024.44</text:p>
          </table:table-cell>
        </table:table-row>
        <table:table-row table:style-name="ro1">
          <table:table-cell office:value-type="float" office:value="25278692" calcext:value-type="float">
            <text:p>25278692</text:p>
          </table:table-cell>
          <table:table-cell table:formula="of:=[.A1582]/1000/(60*60*24)" office:value-type="time" office:time-value="PT07H01M18.692S" calcext:value-type="time">
            <text:p>07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79.26" calcext:value-type="float">
            <text:p>1679.26</text:p>
          </table:table-cell>
          <table:table-cell office:value-type="float" office:value="2025.66" calcext:value-type="float">
            <text:p>2025.66</text:p>
          </table:table-cell>
        </table:table-row>
        <table:table-row table:style-name="ro1">
          <table:table-cell office:value-type="float" office:value="25294692" calcext:value-type="float">
            <text:p>25294692</text:p>
          </table:table-cell>
          <table:table-cell table:formula="of:=[.A1583]/1000/(60*60*24)" office:value-type="time" office:time-value="PT07H01M34.692S" calcext:value-type="time">
            <text:p>07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80.3" calcext:value-type="float">
            <text:p>1680.3</text:p>
          </table:table-cell>
          <table:table-cell office:value-type="float" office:value="2026.89" calcext:value-type="float">
            <text:p>2026.89</text:p>
          </table:table-cell>
        </table:table-row>
        <table:table-row table:style-name="ro1">
          <table:table-cell office:value-type="float" office:value="25310692" calcext:value-type="float">
            <text:p>25310692</text:p>
          </table:table-cell>
          <table:table-cell table:formula="of:=[.A1584]/1000/(60*60*24)" office:value-type="time" office:time-value="PT07H01M50.692S" calcext:value-type="time">
            <text:p>07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81.34" calcext:value-type="float">
            <text:p>1681.34</text:p>
          </table:table-cell>
          <table:table-cell office:value-type="float" office:value="2028.11" calcext:value-type="float">
            <text:p>2028.11</text:p>
          </table:table-cell>
        </table:table-row>
        <table:table-row table:style-name="ro1">
          <table:table-cell office:value-type="float" office:value="25326692" calcext:value-type="float">
            <text:p>25326692</text:p>
          </table:table-cell>
          <table:table-cell table:formula="of:=[.A1585]/1000/(60*60*24)" office:value-type="time" office:time-value="PT07H02M06.692S" calcext:value-type="time">
            <text:p>07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82.38" calcext:value-type="float">
            <text:p>1682.38</text:p>
          </table:table-cell>
          <table:table-cell office:value-type="float" office:value="2029.34" calcext:value-type="float">
            <text:p>2029.34</text:p>
          </table:table-cell>
        </table:table-row>
        <table:table-row table:style-name="ro1">
          <table:table-cell office:value-type="float" office:value="25342692" calcext:value-type="float">
            <text:p>25342692</text:p>
          </table:table-cell>
          <table:table-cell table:formula="of:=[.A1586]/1000/(60*60*24)" office:value-type="time" office:time-value="PT07H02M22.692S" calcext:value-type="time">
            <text:p>07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83.42" calcext:value-type="float">
            <text:p>1683.42</text:p>
          </table:table-cell>
          <table:table-cell office:value-type="float" office:value="2030.56" calcext:value-type="float">
            <text:p>2030.56</text:p>
          </table:table-cell>
        </table:table-row>
        <table:table-row table:style-name="ro1">
          <table:table-cell office:value-type="float" office:value="25358692" calcext:value-type="float">
            <text:p>25358692</text:p>
          </table:table-cell>
          <table:table-cell table:formula="of:=[.A1587]/1000/(60*60*24)" office:value-type="time" office:time-value="PT07H02M38.692S" calcext:value-type="time">
            <text:p>07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84.45" calcext:value-type="float">
            <text:p>1684.45</text:p>
          </table:table-cell>
          <table:table-cell office:value-type="float" office:value="2031.79" calcext:value-type="float">
            <text:p>2031.79</text:p>
          </table:table-cell>
        </table:table-row>
        <table:table-row table:style-name="ro1">
          <table:table-cell office:value-type="float" office:value="25374692" calcext:value-type="float">
            <text:p>25374692</text:p>
          </table:table-cell>
          <table:table-cell table:formula="of:=[.A1588]/1000/(60*60*24)" office:value-type="time" office:time-value="PT07H02M54.692S" calcext:value-type="time">
            <text:p>07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85.49" calcext:value-type="float">
            <text:p>1685.49</text:p>
          </table:table-cell>
          <table:table-cell office:value-type="float" office:value="2033.01" calcext:value-type="float">
            <text:p>2033.01</text:p>
          </table:table-cell>
        </table:table-row>
        <table:table-row table:style-name="ro1">
          <table:table-cell office:value-type="float" office:value="25390692" calcext:value-type="float">
            <text:p>25390692</text:p>
          </table:table-cell>
          <table:table-cell table:formula="of:=[.A1589]/1000/(60*60*24)" office:value-type="time" office:time-value="PT07H03M10.692S" calcext:value-type="time">
            <text:p>07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86.53" calcext:value-type="float">
            <text:p>1686.53</text:p>
          </table:table-cell>
          <table:table-cell office:value-type="float" office:value="2034.24" calcext:value-type="float">
            <text:p>2034.24</text:p>
          </table:table-cell>
        </table:table-row>
        <table:table-row table:style-name="ro1">
          <table:table-cell office:value-type="float" office:value="25406692" calcext:value-type="float">
            <text:p>25406692</text:p>
          </table:table-cell>
          <table:table-cell table:formula="of:=[.A1590]/1000/(60*60*24)" office:value-type="time" office:time-value="PT07H03M26.692S" calcext:value-type="time">
            <text:p>07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687.57" calcext:value-type="float">
            <text:p>1687.57</text:p>
          </table:table-cell>
          <table:table-cell office:value-type="float" office:value="2035.46" calcext:value-type="float">
            <text:p>2035.46</text:p>
          </table:table-cell>
        </table:table-row>
        <table:table-row table:style-name="ro1">
          <table:table-cell office:value-type="float" office:value="25422692" calcext:value-type="float">
            <text:p>25422692</text:p>
          </table:table-cell>
          <table:table-cell table:formula="of:=[.A1591]/1000/(60*60*24)" office:value-type="time" office:time-value="PT07H03M42.692S" calcext:value-type="time">
            <text:p>07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88.61" calcext:value-type="float">
            <text:p>1688.61</text:p>
          </table:table-cell>
          <table:table-cell office:value-type="float" office:value="2036.68" calcext:value-type="float">
            <text:p>2036.68</text:p>
          </table:table-cell>
        </table:table-row>
        <table:table-row table:style-name="ro1">
          <table:table-cell office:value-type="float" office:value="25438692" calcext:value-type="float">
            <text:p>25438692</text:p>
          </table:table-cell>
          <table:table-cell table:formula="of:=[.A1592]/1000/(60*60*24)" office:value-type="time" office:time-value="PT07H03M58.692S" calcext:value-type="time">
            <text:p>07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689.65" calcext:value-type="float">
            <text:p>1689.65</text:p>
          </table:table-cell>
          <table:table-cell office:value-type="float" office:value="2037.91" calcext:value-type="float">
            <text:p>2037.91</text:p>
          </table:table-cell>
        </table:table-row>
        <table:table-row table:style-name="ro1">
          <table:table-cell office:value-type="float" office:value="25454692" calcext:value-type="float">
            <text:p>25454692</text:p>
          </table:table-cell>
          <table:table-cell table:formula="of:=[.A1593]/1000/(60*60*24)" office:value-type="time" office:time-value="PT07H04M14.692S" calcext:value-type="time">
            <text:p>07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90.69" calcext:value-type="float">
            <text:p>1690.69</text:p>
          </table:table-cell>
          <table:table-cell office:value-type="float" office:value="2039.13" calcext:value-type="float">
            <text:p>2039.13</text:p>
          </table:table-cell>
        </table:table-row>
        <table:table-row table:style-name="ro1">
          <table:table-cell office:value-type="float" office:value="25470692" calcext:value-type="float">
            <text:p>25470692</text:p>
          </table:table-cell>
          <table:table-cell table:formula="of:=[.A1594]/1000/(60*60*24)" office:value-type="time" office:time-value="PT07H04M30.692S" calcext:value-type="time">
            <text:p>07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691.72" calcext:value-type="float">
            <text:p>1691.72</text:p>
          </table:table-cell>
          <table:table-cell office:value-type="float" office:value="2040.35" calcext:value-type="float">
            <text:p>2040.35</text:p>
          </table:table-cell>
        </table:table-row>
        <table:table-row table:style-name="ro1">
          <table:table-cell office:value-type="float" office:value="25486692" calcext:value-type="float">
            <text:p>25486692</text:p>
          </table:table-cell>
          <table:table-cell table:formula="of:=[.A1595]/1000/(60*60*24)" office:value-type="time" office:time-value="PT07H04M46.692S" calcext:value-type="time">
            <text:p>07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692.76" calcext:value-type="float">
            <text:p>1692.76</text:p>
          </table:table-cell>
          <table:table-cell office:value-type="float" office:value="2041.57" calcext:value-type="float">
            <text:p>2041.57</text:p>
          </table:table-cell>
        </table:table-row>
        <table:table-row table:style-name="ro1">
          <table:table-cell office:value-type="float" office:value="25502692" calcext:value-type="float">
            <text:p>25502692</text:p>
          </table:table-cell>
          <table:table-cell table:formula="of:=[.A1596]/1000/(60*60*24)" office:value-type="time" office:time-value="PT07H05M02.692S" calcext:value-type="time">
            <text:p>07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93.8" calcext:value-type="float">
            <text:p>1693.8</text:p>
          </table:table-cell>
          <table:table-cell office:value-type="float" office:value="2042.79" calcext:value-type="float">
            <text:p>2042.79</text:p>
          </table:table-cell>
        </table:table-row>
        <table:table-row table:style-name="ro1">
          <table:table-cell office:value-type="float" office:value="25518692" calcext:value-type="float">
            <text:p>25518692</text:p>
          </table:table-cell>
          <table:table-cell table:formula="of:=[.A1597]/1000/(60*60*24)" office:value-type="time" office:time-value="PT07H05M18.692S" calcext:value-type="time">
            <text:p>07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94.84" calcext:value-type="float">
            <text:p>1694.84</text:p>
          </table:table-cell>
          <table:table-cell office:value-type="float" office:value="2044.02" calcext:value-type="float">
            <text:p>2044.02</text:p>
          </table:table-cell>
        </table:table-row>
        <table:table-row table:style-name="ro1">
          <table:table-cell office:value-type="float" office:value="25534692" calcext:value-type="float">
            <text:p>25534692</text:p>
          </table:table-cell>
          <table:table-cell table:formula="of:=[.A1598]/1000/(60*60*24)" office:value-type="time" office:time-value="PT07H05M34.692S" calcext:value-type="time">
            <text:p>07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95.88" calcext:value-type="float">
            <text:p>1695.88</text:p>
          </table:table-cell>
          <table:table-cell office:value-type="float" office:value="2045.24" calcext:value-type="float">
            <text:p>2045.24</text:p>
          </table:table-cell>
        </table:table-row>
        <table:table-row table:style-name="ro1">
          <table:table-cell office:value-type="float" office:value="25550691" calcext:value-type="float">
            <text:p>25550691</text:p>
          </table:table-cell>
          <table:table-cell table:formula="of:=[.A1599]/1000/(60*60*24)" office:value-type="time" office:time-value="PT07H05M50.691S" calcext:value-type="time">
            <text:p>07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96.91" calcext:value-type="float">
            <text:p>1696.91</text:p>
          </table:table-cell>
          <table:table-cell office:value-type="float" office:value="2046.46" calcext:value-type="float">
            <text:p>2046.46</text:p>
          </table:table-cell>
        </table:table-row>
        <table:table-row table:style-name="ro1">
          <table:table-cell office:value-type="float" office:value="25566692" calcext:value-type="float">
            <text:p>25566692</text:p>
          </table:table-cell>
          <table:table-cell table:formula="of:=[.A1600]/1000/(60*60*24)" office:value-type="time" office:time-value="PT07H06M06.692S" calcext:value-type="time">
            <text:p>07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3" calcext:value-type="float">
            <text:p>274.33</text:p>
          </table:table-cell>
          <table:table-cell office:value-type="float" office:value="1697.95" calcext:value-type="float">
            <text:p>1697.95</text:p>
          </table:table-cell>
          <table:table-cell office:value-type="float" office:value="2047.68" calcext:value-type="float">
            <text:p>2047.68</text:p>
          </table:table-cell>
        </table:table-row>
        <table:table-row table:style-name="ro1">
          <table:table-cell office:value-type="float" office:value="25582691" calcext:value-type="float">
            <text:p>25582691</text:p>
          </table:table-cell>
          <table:table-cell table:formula="of:=[.A1601]/1000/(60*60*24)" office:value-type="time" office:time-value="PT07H06M22.691S" calcext:value-type="time">
            <text:p>07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698.99" calcext:value-type="float">
            <text:p>1698.99</text:p>
          </table:table-cell>
          <table:table-cell office:value-type="float" office:value="2048.9" calcext:value-type="float">
            <text:p>2048.9</text:p>
          </table:table-cell>
        </table:table-row>
        <table:table-row table:style-name="ro1">
          <table:table-cell office:value-type="float" office:value="25598692" calcext:value-type="float">
            <text:p>25598692</text:p>
          </table:table-cell>
          <table:table-cell table:formula="of:=[.A1602]/1000/(60*60*24)" office:value-type="time" office:time-value="PT07H06M38.692S" calcext:value-type="time">
            <text:p>07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700.03" calcext:value-type="float">
            <text:p>1700.03</text:p>
          </table:table-cell>
          <table:table-cell office:value-type="float" office:value="2050.12" calcext:value-type="float">
            <text:p>2050.12</text:p>
          </table:table-cell>
        </table:table-row>
        <table:table-row table:style-name="ro1">
          <table:table-cell office:value-type="float" office:value="25614692" calcext:value-type="float">
            <text:p>25614692</text:p>
          </table:table-cell>
          <table:table-cell table:formula="of:=[.A1603]/1000/(60*60*24)" office:value-type="time" office:time-value="PT07H06M54.692S" calcext:value-type="time">
            <text:p>07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701.06" calcext:value-type="float">
            <text:p>1701.06</text:p>
          </table:table-cell>
          <table:table-cell office:value-type="float" office:value="2051.34" calcext:value-type="float">
            <text:p>2051.34</text:p>
          </table:table-cell>
        </table:table-row>
        <table:table-row table:style-name="ro1">
          <table:table-cell office:value-type="float" office:value="25630692" calcext:value-type="float">
            <text:p>25630692</text:p>
          </table:table-cell>
          <table:table-cell table:formula="of:=[.A1604]/1000/(60*60*24)" office:value-type="time" office:time-value="PT07H07M10.692S" calcext:value-type="time">
            <text:p>07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702.1" calcext:value-type="float">
            <text:p>1702.1</text:p>
          </table:table-cell>
          <table:table-cell office:value-type="float" office:value="2052.56" calcext:value-type="float">
            <text:p>2052.56</text:p>
          </table:table-cell>
        </table:table-row>
        <table:table-row table:style-name="ro1">
          <table:table-cell office:value-type="float" office:value="25646692" calcext:value-type="float">
            <text:p>25646692</text:p>
          </table:table-cell>
          <table:table-cell table:formula="of:=[.A1605]/1000/(60*60*24)" office:value-type="time" office:time-value="PT07H07M26.692S" calcext:value-type="time">
            <text:p>07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703.14" calcext:value-type="float">
            <text:p>1703.14</text:p>
          </table:table-cell>
          <table:table-cell office:value-type="float" office:value="2053.77" calcext:value-type="float">
            <text:p>2053.77</text:p>
          </table:table-cell>
        </table:table-row>
        <table:table-row table:style-name="ro1">
          <table:table-cell office:value-type="float" office:value="25662692" calcext:value-type="float">
            <text:p>25662692</text:p>
          </table:table-cell>
          <table:table-cell table:formula="of:=[.A1606]/1000/(60*60*24)" office:value-type="time" office:time-value="PT07H07M42.692S" calcext:value-type="time">
            <text:p>07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04.17" calcext:value-type="float">
            <text:p>1704.17</text:p>
          </table:table-cell>
          <table:table-cell office:value-type="float" office:value="2054.99" calcext:value-type="float">
            <text:p>2054.99</text:p>
          </table:table-cell>
        </table:table-row>
        <table:table-row table:style-name="ro1">
          <table:table-cell office:value-type="float" office:value="25678692" calcext:value-type="float">
            <text:p>25678692</text:p>
          </table:table-cell>
          <table:table-cell table:formula="of:=[.A1607]/1000/(60*60*24)" office:value-type="time" office:time-value="PT07H07M58.692S" calcext:value-type="time">
            <text:p>07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05.21" calcext:value-type="float">
            <text:p>1705.21</text:p>
          </table:table-cell>
          <table:table-cell office:value-type="float" office:value="2056.21" calcext:value-type="float">
            <text:p>2056.21</text:p>
          </table:table-cell>
        </table:table-row>
        <table:table-row table:style-name="ro1">
          <table:table-cell office:value-type="float" office:value="25694692" calcext:value-type="float">
            <text:p>25694692</text:p>
          </table:table-cell>
          <table:table-cell table:formula="of:=[.A1608]/1000/(60*60*24)" office:value-type="time" office:time-value="PT07H08M14.692S" calcext:value-type="time">
            <text:p>07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706.25" calcext:value-type="float">
            <text:p>1706.25</text:p>
          </table:table-cell>
          <table:table-cell office:value-type="float" office:value="2057.43" calcext:value-type="float">
            <text:p>2057.43</text:p>
          </table:table-cell>
        </table:table-row>
        <table:table-row table:style-name="ro1">
          <table:table-cell office:value-type="float" office:value="25710692" calcext:value-type="float">
            <text:p>25710692</text:p>
          </table:table-cell>
          <table:table-cell table:formula="of:=[.A1609]/1000/(60*60*24)" office:value-type="time" office:time-value="PT07H08M30.692S" calcext:value-type="time">
            <text:p>07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707.29" calcext:value-type="float">
            <text:p>1707.29</text:p>
          </table:table-cell>
          <table:table-cell office:value-type="float" office:value="2058.65" calcext:value-type="float">
            <text:p>2058.65</text:p>
          </table:table-cell>
        </table:table-row>
        <table:table-row table:style-name="ro1">
          <table:table-cell office:value-type="float" office:value="25726692" calcext:value-type="float">
            <text:p>25726692</text:p>
          </table:table-cell>
          <table:table-cell table:formula="of:=[.A1610]/1000/(60*60*24)" office:value-type="time" office:time-value="PT07H08M46.692S" calcext:value-type="time">
            <text:p>07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08.32" calcext:value-type="float">
            <text:p>1708.32</text:p>
          </table:table-cell>
          <table:table-cell office:value-type="float" office:value="2059.87" calcext:value-type="float">
            <text:p>2059.87</text:p>
          </table:table-cell>
        </table:table-row>
        <table:table-row table:style-name="ro1">
          <table:table-cell office:value-type="float" office:value="25742692" calcext:value-type="float">
            <text:p>25742692</text:p>
          </table:table-cell>
          <table:table-cell table:formula="of:=[.A1611]/1000/(60*60*24)" office:value-type="time" office:time-value="PT07H09M02.692S" calcext:value-type="time">
            <text:p>07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09.36" calcext:value-type="float">
            <text:p>1709.36</text:p>
          </table:table-cell>
          <table:table-cell office:value-type="float" office:value="2061.09" calcext:value-type="float">
            <text:p>2061.09</text:p>
          </table:table-cell>
        </table:table-row>
        <table:table-row table:style-name="ro1">
          <table:table-cell office:value-type="float" office:value="25758691" calcext:value-type="float">
            <text:p>25758691</text:p>
          </table:table-cell>
          <table:table-cell table:formula="of:=[.A1612]/1000/(60*60*24)" office:value-type="time" office:time-value="PT07H09M18.691S" calcext:value-type="time">
            <text:p>07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7" calcext:value-type="float">
            <text:p>273.97</text:p>
          </table:table-cell>
          <table:table-cell office:value-type="float" office:value="1710.4" calcext:value-type="float">
            <text:p>1710.4</text:p>
          </table:table-cell>
          <table:table-cell office:value-type="float" office:value="2062.31" calcext:value-type="float">
            <text:p>2062.31</text:p>
          </table:table-cell>
        </table:table-row>
        <table:table-row table:style-name="ro1">
          <table:table-cell office:value-type="float" office:value="25774692" calcext:value-type="float">
            <text:p>25774692</text:p>
          </table:table-cell>
          <table:table-cell table:formula="of:=[.A1613]/1000/(60*60*24)" office:value-type="time" office:time-value="PT07H09M34.692S" calcext:value-type="time">
            <text:p>07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11.43" calcext:value-type="float">
            <text:p>1711.43</text:p>
          </table:table-cell>
          <table:table-cell office:value-type="float" office:value="2063.52" calcext:value-type="float">
            <text:p>2063.52</text:p>
          </table:table-cell>
        </table:table-row>
        <table:table-row table:style-name="ro1">
          <table:table-cell office:value-type="float" office:value="25790692" calcext:value-type="float">
            <text:p>25790692</text:p>
          </table:table-cell>
          <table:table-cell table:formula="of:=[.A1614]/1000/(60*60*24)" office:value-type="time" office:time-value="PT07H09M50.692S" calcext:value-type="time">
            <text:p>07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12.47" calcext:value-type="float">
            <text:p>1712.47</text:p>
          </table:table-cell>
          <table:table-cell office:value-type="float" office:value="2064.74" calcext:value-type="float">
            <text:p>2064.74</text:p>
          </table:table-cell>
        </table:table-row>
        <table:table-row table:style-name="ro1">
          <table:table-cell office:value-type="float" office:value="25806692" calcext:value-type="float">
            <text:p>25806692</text:p>
          </table:table-cell>
          <table:table-cell table:formula="of:=[.A1615]/1000/(60*60*24)" office:value-type="time" office:time-value="PT07H10M06.692S" calcext:value-type="time">
            <text:p>07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13.5" calcext:value-type="float">
            <text:p>1713.5</text:p>
          </table:table-cell>
          <table:table-cell office:value-type="float" office:value="2065.96" calcext:value-type="float">
            <text:p>2065.96</text:p>
          </table:table-cell>
        </table:table-row>
        <table:table-row table:style-name="ro1">
          <table:table-cell office:value-type="float" office:value="25822692" calcext:value-type="float">
            <text:p>25822692</text:p>
          </table:table-cell>
          <table:table-cell table:formula="of:=[.A1616]/1000/(60*60*24)" office:value-type="time" office:time-value="PT07H10M22.692S" calcext:value-type="time">
            <text:p>07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14.54" calcext:value-type="float">
            <text:p>1714.54</text:p>
          </table:table-cell>
          <table:table-cell office:value-type="float" office:value="2067.18" calcext:value-type="float">
            <text:p>2067.18</text:p>
          </table:table-cell>
        </table:table-row>
        <table:table-row table:style-name="ro1">
          <table:table-cell office:value-type="float" office:value="25838692" calcext:value-type="float">
            <text:p>25838692</text:p>
          </table:table-cell>
          <table:table-cell table:formula="of:=[.A1617]/1000/(60*60*24)" office:value-type="time" office:time-value="PT07H10M38.692S" calcext:value-type="time">
            <text:p>07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15.58" calcext:value-type="float">
            <text:p>1715.58</text:p>
          </table:table-cell>
          <table:table-cell office:value-type="float" office:value="2068.4" calcext:value-type="float">
            <text:p>2068.4</text:p>
          </table:table-cell>
        </table:table-row>
        <table:table-row table:style-name="ro1">
          <table:table-cell office:value-type="float" office:value="25854692" calcext:value-type="float">
            <text:p>25854692</text:p>
          </table:table-cell>
          <table:table-cell table:formula="of:=[.A1618]/1000/(60*60*24)" office:value-type="time" office:time-value="PT07H10M54.692S" calcext:value-type="time">
            <text:p>07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16.61" calcext:value-type="float">
            <text:p>1716.61</text:p>
          </table:table-cell>
          <table:table-cell office:value-type="float" office:value="2069.61" calcext:value-type="float">
            <text:p>2069.61</text:p>
          </table:table-cell>
        </table:table-row>
        <table:table-row table:style-name="ro1">
          <table:table-cell office:value-type="float" office:value="25870692" calcext:value-type="float">
            <text:p>25870692</text:p>
          </table:table-cell>
          <table:table-cell table:formula="of:=[.A1619]/1000/(60*60*24)" office:value-type="time" office:time-value="PT07H11M10.692S" calcext:value-type="time">
            <text:p>07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717.65" calcext:value-type="float">
            <text:p>1717.65</text:p>
          </table:table-cell>
          <table:table-cell office:value-type="float" office:value="2070.83" calcext:value-type="float">
            <text:p>2070.83</text:p>
          </table:table-cell>
        </table:table-row>
        <table:table-row table:style-name="ro1">
          <table:table-cell office:value-type="float" office:value="25886692" calcext:value-type="float">
            <text:p>25886692</text:p>
          </table:table-cell>
          <table:table-cell table:formula="of:=[.A1620]/1000/(60*60*24)" office:value-type="time" office:time-value="PT07H11M26.692S" calcext:value-type="time">
            <text:p>07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18.68" calcext:value-type="float">
            <text:p>1718.68</text:p>
          </table:table-cell>
          <table:table-cell office:value-type="float" office:value="2072.05" calcext:value-type="float">
            <text:p>2072.05</text:p>
          </table:table-cell>
        </table:table-row>
        <table:table-row table:style-name="ro1">
          <table:table-cell office:value-type="float" office:value="25902692" calcext:value-type="float">
            <text:p>25902692</text:p>
          </table:table-cell>
          <table:table-cell table:formula="of:=[.A1621]/1000/(60*60*24)" office:value-type="time" office:time-value="PT07H11M42.692S" calcext:value-type="time">
            <text:p>07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719.72" calcext:value-type="float">
            <text:p>1719.72</text:p>
          </table:table-cell>
          <table:table-cell office:value-type="float" office:value="2073.27" calcext:value-type="float">
            <text:p>2073.27</text:p>
          </table:table-cell>
        </table:table-row>
        <table:table-row table:style-name="ro1">
          <table:table-cell office:value-type="float" office:value="25918692" calcext:value-type="float">
            <text:p>25918692</text:p>
          </table:table-cell>
          <table:table-cell table:formula="of:=[.A1622]/1000/(60*60*24)" office:value-type="time" office:time-value="PT07H11M58.692S" calcext:value-type="time">
            <text:p>07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720.75" calcext:value-type="float">
            <text:p>1720.75</text:p>
          </table:table-cell>
          <table:table-cell office:value-type="float" office:value="2074.48" calcext:value-type="float">
            <text:p>2074.48</text:p>
          </table:table-cell>
        </table:table-row>
        <table:table-row table:style-name="ro1">
          <table:table-cell office:value-type="float" office:value="25934692" calcext:value-type="float">
            <text:p>25934692</text:p>
          </table:table-cell>
          <table:table-cell table:formula="of:=[.A1623]/1000/(60*60*24)" office:value-type="time" office:time-value="PT07H12M14.692S" calcext:value-type="time">
            <text:p>07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721.79" calcext:value-type="float">
            <text:p>1721.79</text:p>
          </table:table-cell>
          <table:table-cell office:value-type="float" office:value="2075.7" calcext:value-type="float">
            <text:p>2075.7</text:p>
          </table:table-cell>
        </table:table-row>
        <table:table-row table:style-name="ro1">
          <table:table-cell office:value-type="float" office:value="25950692" calcext:value-type="float">
            <text:p>25950692</text:p>
          </table:table-cell>
          <table:table-cell table:formula="of:=[.A1624]/1000/(60*60*24)" office:value-type="time" office:time-value="PT07H12M30.692S" calcext:value-type="time">
            <text:p>07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722.82" calcext:value-type="float">
            <text:p>1722.82</text:p>
          </table:table-cell>
          <table:table-cell office:value-type="float" office:value="2076.91" calcext:value-type="float">
            <text:p>2076.91</text:p>
          </table:table-cell>
        </table:table-row>
        <table:table-row table:style-name="ro1">
          <table:table-cell office:value-type="float" office:value="25966692" calcext:value-type="float">
            <text:p>25966692</text:p>
          </table:table-cell>
          <table:table-cell table:formula="of:=[.A1625]/1000/(60*60*24)" office:value-type="time" office:time-value="PT07H12M46.692S" calcext:value-type="time">
            <text:p>07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2" calcext:value-type="float">
            <text:p>273.72</text:p>
          </table:table-cell>
          <table:table-cell office:value-type="float" office:value="1723.86" calcext:value-type="float">
            <text:p>1723.86</text:p>
          </table:table-cell>
          <table:table-cell office:value-type="float" office:value="2078.13" calcext:value-type="float">
            <text:p>2078.13</text:p>
          </table:table-cell>
        </table:table-row>
        <table:table-row table:style-name="ro1">
          <table:table-cell office:value-type="float" office:value="25982692" calcext:value-type="float">
            <text:p>25982692</text:p>
          </table:table-cell>
          <table:table-cell table:formula="of:=[.A1626]/1000/(60*60*24)" office:value-type="time" office:time-value="PT07H13M02.692S" calcext:value-type="time">
            <text:p>07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2" calcext:value-type="float">
            <text:p>273.72</text:p>
          </table:table-cell>
          <table:table-cell office:value-type="float" office:value="1724.89" calcext:value-type="float">
            <text:p>1724.89</text:p>
          </table:table-cell>
          <table:table-cell office:value-type="float" office:value="2079.35" calcext:value-type="float">
            <text:p>2079.35</text:p>
          </table:table-cell>
        </table:table-row>
        <table:table-row table:style-name="ro1">
          <table:table-cell office:value-type="float" office:value="25998692" calcext:value-type="float">
            <text:p>25998692</text:p>
          </table:table-cell>
          <table:table-cell table:formula="of:=[.A1627]/1000/(60*60*24)" office:value-type="time" office:time-value="PT07H13M18.692S" calcext:value-type="time">
            <text:p>07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725.93" calcext:value-type="float">
            <text:p>1725.93</text:p>
          </table:table-cell>
          <table:table-cell office:value-type="float" office:value="2080.56" calcext:value-type="float">
            <text:p>2080.56</text:p>
          </table:table-cell>
        </table:table-row>
        <table:table-row table:style-name="ro1">
          <table:table-cell office:value-type="float" office:value="26014692" calcext:value-type="float">
            <text:p>26014692</text:p>
          </table:table-cell>
          <table:table-cell table:formula="of:=[.A1628]/1000/(60*60*24)" office:value-type="time" office:time-value="PT07H13M34.692S" calcext:value-type="time">
            <text:p>07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726.96" calcext:value-type="float">
            <text:p>1726.96</text:p>
          </table:table-cell>
          <table:table-cell office:value-type="float" office:value="2081.78" calcext:value-type="float">
            <text:p>2081.78</text:p>
          </table:table-cell>
        </table:table-row>
        <table:table-row table:style-name="ro1">
          <table:table-cell office:value-type="float" office:value="26030692" calcext:value-type="float">
            <text:p>26030692</text:p>
          </table:table-cell>
          <table:table-cell table:formula="of:=[.A1629]/1000/(60*60*24)" office:value-type="time" office:time-value="PT07H13M50.692S" calcext:value-type="time">
            <text:p>07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728" calcext:value-type="float">
            <text:p>1728</text:p>
          </table:table-cell>
          <table:table-cell office:value-type="float" office:value="2082.99" calcext:value-type="float">
            <text:p>2082.99</text:p>
          </table:table-cell>
        </table:table-row>
        <table:table-row table:style-name="ro1">
          <table:table-cell office:value-type="float" office:value="26046692" calcext:value-type="float">
            <text:p>26046692</text:p>
          </table:table-cell>
          <table:table-cell table:formula="of:=[.A1630]/1000/(60*60*24)" office:value-type="time" office:time-value="PT07H14M06.692S" calcext:value-type="time">
            <text:p>07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729.03" calcext:value-type="float">
            <text:p>1729.03</text:p>
          </table:table-cell>
          <table:table-cell office:value-type="float" office:value="2084.2" calcext:value-type="float">
            <text:p>2084.2</text:p>
          </table:table-cell>
        </table:table-row>
        <table:table-row table:style-name="ro1">
          <table:table-cell office:value-type="float" office:value="26062692" calcext:value-type="float">
            <text:p>26062692</text:p>
          </table:table-cell>
          <table:table-cell table:formula="of:=[.A1631]/1000/(60*60*24)" office:value-type="time" office:time-value="PT07H14M22.692S" calcext:value-type="time">
            <text:p>07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730.07" calcext:value-type="float">
            <text:p>1730.07</text:p>
          </table:table-cell>
          <table:table-cell office:value-type="float" office:value="2085.42" calcext:value-type="float">
            <text:p>2085.42</text:p>
          </table:table-cell>
        </table:table-row>
        <table:table-row table:style-name="ro1">
          <table:table-cell office:value-type="float" office:value="26078692" calcext:value-type="float">
            <text:p>26078692</text:p>
          </table:table-cell>
          <table:table-cell table:formula="of:=[.A1632]/1000/(60*60*24)" office:value-type="time" office:time-value="PT07H14M38.692S" calcext:value-type="time">
            <text:p>07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731.1" calcext:value-type="float">
            <text:p>1731.1</text:p>
          </table:table-cell>
          <table:table-cell office:value-type="float" office:value="2086.63" calcext:value-type="float">
            <text:p>2086.63</text:p>
          </table:table-cell>
        </table:table-row>
        <table:table-row table:style-name="ro1">
          <table:table-cell office:value-type="float" office:value="26094692" calcext:value-type="float">
            <text:p>26094692</text:p>
          </table:table-cell>
          <table:table-cell table:formula="of:=[.A1633]/1000/(60*60*24)" office:value-type="time" office:time-value="PT07H14M54.692S" calcext:value-type="time">
            <text:p>07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732.14" calcext:value-type="float">
            <text:p>1732.14</text:p>
          </table:table-cell>
          <table:table-cell office:value-type="float" office:value="2087.84" calcext:value-type="float">
            <text:p>2087.84</text:p>
          </table:table-cell>
        </table:table-row>
        <table:table-row table:style-name="ro1">
          <table:table-cell office:value-type="float" office:value="26110692" calcext:value-type="float">
            <text:p>26110692</text:p>
          </table:table-cell>
          <table:table-cell table:formula="of:=[.A1634]/1000/(60*60*24)" office:value-type="time" office:time-value="PT07H15M10.692S" calcext:value-type="time">
            <text:p>07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6" calcext:value-type="float">
            <text:p>272.56</text:p>
          </table:table-cell>
          <table:table-cell office:value-type="float" office:value="1733.17" calcext:value-type="float">
            <text:p>1733.17</text:p>
          </table:table-cell>
          <table:table-cell office:value-type="float" office:value="2089.05" calcext:value-type="float">
            <text:p>2089.05</text:p>
          </table:table-cell>
        </table:table-row>
        <table:table-row table:style-name="ro1">
          <table:table-cell office:value-type="float" office:value="26126691" calcext:value-type="float">
            <text:p>26126691</text:p>
          </table:table-cell>
          <table:table-cell table:formula="of:=[.A1635]/1000/(60*60*24)" office:value-type="time" office:time-value="PT07H15M26.691S" calcext:value-type="time">
            <text:p>07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1734.21" calcext:value-type="float">
            <text:p>1734.21</text:p>
          </table:table-cell>
          <table:table-cell office:value-type="float" office:value="2090.27" calcext:value-type="float">
            <text:p>2090.27</text:p>
          </table:table-cell>
        </table:table-row>
        <table:table-row table:style-name="ro1">
          <table:table-cell office:value-type="float" office:value="26142692" calcext:value-type="float">
            <text:p>26142692</text:p>
          </table:table-cell>
          <table:table-cell table:formula="of:=[.A1636]/1000/(60*60*24)" office:value-type="time" office:time-value="PT07H15M42.692S" calcext:value-type="time">
            <text:p>07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735.24" calcext:value-type="float">
            <text:p>1735.24</text:p>
          </table:table-cell>
          <table:table-cell office:value-type="float" office:value="2091.48" calcext:value-type="float">
            <text:p>2091.48</text:p>
          </table:table-cell>
        </table:table-row>
        <table:table-row table:style-name="ro1">
          <table:table-cell office:value-type="float" office:value="26158692" calcext:value-type="float">
            <text:p>26158692</text:p>
          </table:table-cell>
          <table:table-cell table:formula="of:=[.A1637]/1000/(60*60*24)" office:value-type="time" office:time-value="PT07H15M58.692S" calcext:value-type="time">
            <text:p>07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36.27" calcext:value-type="float">
            <text:p>1736.27</text:p>
          </table:table-cell>
          <table:table-cell office:value-type="float" office:value="2092.69" calcext:value-type="float">
            <text:p>2092.69</text:p>
          </table:table-cell>
        </table:table-row>
        <table:table-row table:style-name="ro1">
          <table:table-cell office:value-type="float" office:value="26174692" calcext:value-type="float">
            <text:p>26174692</text:p>
          </table:table-cell>
          <table:table-cell table:formula="of:=[.A1638]/1000/(60*60*24)" office:value-type="time" office:time-value="PT07H16M14.692S" calcext:value-type="time">
            <text:p>07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37.31" calcext:value-type="float">
            <text:p>1737.31</text:p>
          </table:table-cell>
          <table:table-cell office:value-type="float" office:value="2093.9" calcext:value-type="float">
            <text:p>2093.9</text:p>
          </table:table-cell>
        </table:table-row>
        <table:table-row table:style-name="ro1">
          <table:table-cell office:value-type="float" office:value="26190692" calcext:value-type="float">
            <text:p>26190692</text:p>
          </table:table-cell>
          <table:table-cell table:formula="of:=[.A1639]/1000/(60*60*24)" office:value-type="time" office:time-value="PT07H16M30.692S" calcext:value-type="time">
            <text:p>07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1738.34" calcext:value-type="float">
            <text:p>1738.34</text:p>
          </table:table-cell>
          <table:table-cell office:value-type="float" office:value="2095.12" calcext:value-type="float">
            <text:p>2095.12</text:p>
          </table:table-cell>
        </table:table-row>
        <table:table-row table:style-name="ro1">
          <table:table-cell office:value-type="float" office:value="26206692" calcext:value-type="float">
            <text:p>26206692</text:p>
          </table:table-cell>
          <table:table-cell table:formula="of:=[.A1640]/1000/(60*60*24)" office:value-type="time" office:time-value="PT07H16M46.692S" calcext:value-type="time">
            <text:p>07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39.37" calcext:value-type="float">
            <text:p>1739.37</text:p>
          </table:table-cell>
          <table:table-cell office:value-type="float" office:value="2096.33" calcext:value-type="float">
            <text:p>2096.33</text:p>
          </table:table-cell>
        </table:table-row>
        <table:table-row table:style-name="ro1">
          <table:table-cell office:value-type="float" office:value="26222692" calcext:value-type="float">
            <text:p>26222692</text:p>
          </table:table-cell>
          <table:table-cell table:formula="of:=[.A1641]/1000/(60*60*24)" office:value-type="time" office:time-value="PT07H17M02.692S" calcext:value-type="time">
            <text:p>07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40.41" calcext:value-type="float">
            <text:p>1740.41</text:p>
          </table:table-cell>
          <table:table-cell office:value-type="float" office:value="2097.54" calcext:value-type="float">
            <text:p>2097.54</text:p>
          </table:table-cell>
        </table:table-row>
        <table:table-row table:style-name="ro1">
          <table:table-cell office:value-type="float" office:value="26238692" calcext:value-type="float">
            <text:p>26238692</text:p>
          </table:table-cell>
          <table:table-cell table:formula="of:=[.A1642]/1000/(60*60*24)" office:value-type="time" office:time-value="PT07H17M18.692S" calcext:value-type="time">
            <text:p>07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41.44" calcext:value-type="float">
            <text:p>1741.44</text:p>
          </table:table-cell>
          <table:table-cell office:value-type="float" office:value="2098.75" calcext:value-type="float">
            <text:p>2098.75</text:p>
          </table:table-cell>
        </table:table-row>
        <table:table-row table:style-name="ro1">
          <table:table-cell office:value-type="float" office:value="26254692" calcext:value-type="float">
            <text:p>26254692</text:p>
          </table:table-cell>
          <table:table-cell table:formula="of:=[.A1643]/1000/(60*60*24)" office:value-type="time" office:time-value="PT07H17M34.692S" calcext:value-type="time">
            <text:p>07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2.4" calcext:value-type="float">
            <text:p>232.4</text:p>
          </table:table-cell>
          <table:table-cell office:value-type="float" office:value="273.13" calcext:value-type="float">
            <text:p>273.13</text:p>
          </table:table-cell>
          <table:table-cell office:value-type="float" office:value="1742.48" calcext:value-type="float">
            <text:p>1742.48</text:p>
          </table:table-cell>
          <table:table-cell office:value-type="float" office:value="2099.96" calcext:value-type="float">
            <text:p>2099.96</text:p>
          </table:table-cell>
        </table:table-row>
        <table:table-row table:style-name="ro1">
          <table:table-cell office:value-type="float" office:value="26270692" calcext:value-type="float">
            <text:p>26270692</text:p>
          </table:table-cell>
          <table:table-cell table:formula="of:=[.A1644]/1000/(60*60*24)" office:value-type="time" office:time-value="PT07H17M50.692S" calcext:value-type="time">
            <text:p>07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1" calcext:value-type="float">
            <text:p>272.31</text:p>
          </table:table-cell>
          <table:table-cell office:value-type="float" office:value="1743.51" calcext:value-type="float">
            <text:p>1743.51</text:p>
          </table:table-cell>
          <table:table-cell office:value-type="float" office:value="2101.17" calcext:value-type="float">
            <text:p>2101.17</text:p>
          </table:table-cell>
        </table:table-row>
        <table:table-row table:style-name="ro1">
          <table:table-cell office:value-type="float" office:value="26286692" calcext:value-type="float">
            <text:p>26286692</text:p>
          </table:table-cell>
          <table:table-cell table:formula="of:=[.A1645]/1000/(60*60*24)" office:value-type="time" office:time-value="PT07H18M06.692S" calcext:value-type="time">
            <text:p>07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44.54" calcext:value-type="float">
            <text:p>1744.54</text:p>
          </table:table-cell>
          <table:table-cell office:value-type="float" office:value="2102.38" calcext:value-type="float">
            <text:p>2102.38</text:p>
          </table:table-cell>
        </table:table-row>
        <table:table-row table:style-name="ro1">
          <table:table-cell office:value-type="float" office:value="26302692" calcext:value-type="float">
            <text:p>26302692</text:p>
          </table:table-cell>
          <table:table-cell table:formula="of:=[.A1646]/1000/(60*60*24)" office:value-type="time" office:time-value="PT07H18M22.692S" calcext:value-type="time">
            <text:p>07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45.57" calcext:value-type="float">
            <text:p>1745.57</text:p>
          </table:table-cell>
          <table:table-cell office:value-type="float" office:value="2103.59" calcext:value-type="float">
            <text:p>2103.59</text:p>
          </table:table-cell>
        </table:table-row>
        <table:table-row table:style-name="ro1">
          <table:table-cell office:value-type="float" office:value="26318692" calcext:value-type="float">
            <text:p>26318692</text:p>
          </table:table-cell>
          <table:table-cell table:formula="of:=[.A1647]/1000/(60*60*24)" office:value-type="time" office:time-value="PT07H18M38.692S" calcext:value-type="time">
            <text:p>07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46.61" calcext:value-type="float">
            <text:p>1746.61</text:p>
          </table:table-cell>
          <table:table-cell office:value-type="float" office:value="2104.8" calcext:value-type="float">
            <text:p>2104.8</text:p>
          </table:table-cell>
        </table:table-row>
        <table:table-row table:style-name="ro1">
          <table:table-cell office:value-type="float" office:value="26334692" calcext:value-type="float">
            <text:p>26334692</text:p>
          </table:table-cell>
          <table:table-cell table:formula="of:=[.A1648]/1000/(60*60*24)" office:value-type="time" office:time-value="PT07H18M54.692S" calcext:value-type="time">
            <text:p>07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47.64" calcext:value-type="float">
            <text:p>1747.64</text:p>
          </table:table-cell>
          <table:table-cell office:value-type="float" office:value="2106.01" calcext:value-type="float">
            <text:p>2106.01</text:p>
          </table:table-cell>
        </table:table-row>
        <table:table-row table:style-name="ro1">
          <table:table-cell office:value-type="float" office:value="26350692" calcext:value-type="float">
            <text:p>26350692</text:p>
          </table:table-cell>
          <table:table-cell table:formula="of:=[.A1649]/1000/(60*60*24)" office:value-type="time" office:time-value="PT07H19M10.692S" calcext:value-type="time">
            <text:p>07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48.67" calcext:value-type="float">
            <text:p>1748.67</text:p>
          </table:table-cell>
          <table:table-cell office:value-type="float" office:value="2107.22" calcext:value-type="float">
            <text:p>2107.22</text:p>
          </table:table-cell>
        </table:table-row>
        <table:table-row table:style-name="ro1">
          <table:table-cell office:value-type="float" office:value="26366692" calcext:value-type="float">
            <text:p>26366692</text:p>
          </table:table-cell>
          <table:table-cell table:formula="of:=[.A1650]/1000/(60*60*24)" office:value-type="time" office:time-value="PT07H19M26.692S" calcext:value-type="time">
            <text:p>07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7" calcext:value-type="float">
            <text:p>272.07</text:p>
          </table:table-cell>
          <table:table-cell office:value-type="float" office:value="1749.71" calcext:value-type="float">
            <text:p>1749.71</text:p>
          </table:table-cell>
          <table:table-cell office:value-type="float" office:value="2108.43" calcext:value-type="float">
            <text:p>2108.43</text:p>
          </table:table-cell>
        </table:table-row>
        <table:table-row table:style-name="ro1">
          <table:table-cell office:value-type="float" office:value="26382692" calcext:value-type="float">
            <text:p>26382692</text:p>
          </table:table-cell>
          <table:table-cell table:formula="of:=[.A1651]/1000/(60*60*24)" office:value-type="time" office:time-value="PT07H19M42.692S" calcext:value-type="time">
            <text:p>07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50.74" calcext:value-type="float">
            <text:p>1750.74</text:p>
          </table:table-cell>
          <table:table-cell office:value-type="float" office:value="2109.64" calcext:value-type="float">
            <text:p>2109.64</text:p>
          </table:table-cell>
        </table:table-row>
        <table:table-row table:style-name="ro1">
          <table:table-cell office:value-type="float" office:value="26398692" calcext:value-type="float">
            <text:p>26398692</text:p>
          </table:table-cell>
          <table:table-cell table:formula="of:=[.A1652]/1000/(60*60*24)" office:value-type="time" office:time-value="PT07H19M58.692S" calcext:value-type="time">
            <text:p>07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51.77" calcext:value-type="float">
            <text:p>1751.77</text:p>
          </table:table-cell>
          <table:table-cell office:value-type="float" office:value="2110.85" calcext:value-type="float">
            <text:p>2110.85</text:p>
          </table:table-cell>
        </table:table-row>
        <table:table-row table:style-name="ro1">
          <table:table-cell office:value-type="float" office:value="26414692" calcext:value-type="float">
            <text:p>26414692</text:p>
          </table:table-cell>
          <table:table-cell table:formula="of:=[.A1653]/1000/(60*60*24)" office:value-type="time" office:time-value="PT07H20M14.692S" calcext:value-type="time">
            <text:p>07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7" calcext:value-type="float">
            <text:p>272.07</text:p>
          </table:table-cell>
          <table:table-cell office:value-type="float" office:value="1752.8" calcext:value-type="float">
            <text:p>1752.8</text:p>
          </table:table-cell>
          <table:table-cell office:value-type="float" office:value="2112.06" calcext:value-type="float">
            <text:p>2112.06</text:p>
          </table:table-cell>
        </table:table-row>
        <table:table-row table:style-name="ro1">
          <table:table-cell office:value-type="float" office:value="26430692" calcext:value-type="float">
            <text:p>26430692</text:p>
          </table:table-cell>
          <table:table-cell table:formula="of:=[.A1654]/1000/(60*60*24)" office:value-type="time" office:time-value="PT07H20M30.692S" calcext:value-type="time">
            <text:p>07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53.83" calcext:value-type="float">
            <text:p>1753.83</text:p>
          </table:table-cell>
          <table:table-cell office:value-type="float" office:value="2113.27" calcext:value-type="float">
            <text:p>2113.27</text:p>
          </table:table-cell>
        </table:table-row>
        <table:table-row table:style-name="ro1">
          <table:table-cell office:value-type="float" office:value="26446691" calcext:value-type="float">
            <text:p>26446691</text:p>
          </table:table-cell>
          <table:table-cell table:formula="of:=[.A1655]/1000/(60*60*24)" office:value-type="time" office:time-value="PT07H20M46.691S" calcext:value-type="time">
            <text:p>07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54.87" calcext:value-type="float">
            <text:p>1754.87</text:p>
          </table:table-cell>
          <table:table-cell office:value-type="float" office:value="2114.48" calcext:value-type="float">
            <text:p>2114.48</text:p>
          </table:table-cell>
        </table:table-row>
        <table:table-row table:style-name="ro1">
          <table:table-cell office:value-type="float" office:value="26462692" calcext:value-type="float">
            <text:p>26462692</text:p>
          </table:table-cell>
          <table:table-cell table:formula="of:=[.A1656]/1000/(60*60*24)" office:value-type="time" office:time-value="PT07H21M02.692S" calcext:value-type="time">
            <text:p>07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55.9" calcext:value-type="float">
            <text:p>1755.9</text:p>
          </table:table-cell>
          <table:table-cell office:value-type="float" office:value="2115.68" calcext:value-type="float">
            <text:p>2115.68</text:p>
          </table:table-cell>
        </table:table-row>
        <table:table-row table:style-name="ro1">
          <table:table-cell office:value-type="float" office:value="26478692" calcext:value-type="float">
            <text:p>26478692</text:p>
          </table:table-cell>
          <table:table-cell table:formula="of:=[.A1657]/1000/(60*60*24)" office:value-type="time" office:time-value="PT07H21M18.692S" calcext:value-type="time">
            <text:p>07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56.93" calcext:value-type="float">
            <text:p>1756.93</text:p>
          </table:table-cell>
          <table:table-cell office:value-type="float" office:value="2116.89" calcext:value-type="float">
            <text:p>2116.89</text:p>
          </table:table-cell>
        </table:table-row>
        <table:table-row table:style-name="ro1">
          <table:table-cell office:value-type="float" office:value="26494692" calcext:value-type="float">
            <text:p>26494692</text:p>
          </table:table-cell>
          <table:table-cell table:formula="of:=[.A1658]/1000/(60*60*24)" office:value-type="time" office:time-value="PT07H21M34.692S" calcext:value-type="time">
            <text:p>07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57.96" calcext:value-type="float">
            <text:p>1757.96</text:p>
          </table:table-cell>
          <table:table-cell office:value-type="float" office:value="2118.1" calcext:value-type="float">
            <text:p>2118.1</text:p>
          </table:table-cell>
        </table:table-row>
        <table:table-row table:style-name="ro1">
          <table:table-cell office:value-type="float" office:value="26510692" calcext:value-type="float">
            <text:p>26510692</text:p>
          </table:table-cell>
          <table:table-cell table:formula="of:=[.A1659]/1000/(60*60*24)" office:value-type="time" office:time-value="PT07H21M50.692S" calcext:value-type="time">
            <text:p>07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758.99" calcext:value-type="float">
            <text:p>1758.99</text:p>
          </table:table-cell>
          <table:table-cell office:value-type="float" office:value="2119.3" calcext:value-type="float">
            <text:p>2119.3</text:p>
          </table:table-cell>
        </table:table-row>
        <table:table-row table:style-name="ro1">
          <table:table-cell office:value-type="float" office:value="26526692" calcext:value-type="float">
            <text:p>26526692</text:p>
          </table:table-cell>
          <table:table-cell table:formula="of:=[.A1660]/1000/(60*60*24)" office:value-type="time" office:time-value="PT07H22M06.692S" calcext:value-type="time">
            <text:p>07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760.02" calcext:value-type="float">
            <text:p>1760.02</text:p>
          </table:table-cell>
          <table:table-cell office:value-type="float" office:value="2120.51" calcext:value-type="float">
            <text:p>2120.51</text:p>
          </table:table-cell>
        </table:table-row>
        <table:table-row table:style-name="ro1">
          <table:table-cell office:value-type="float" office:value="26542692" calcext:value-type="float">
            <text:p>26542692</text:p>
          </table:table-cell>
          <table:table-cell table:formula="of:=[.A1661]/1000/(60*60*24)" office:value-type="time" office:time-value="PT07H22M22.692S" calcext:value-type="time">
            <text:p>07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761.06" calcext:value-type="float">
            <text:p>1761.06</text:p>
          </table:table-cell>
          <table:table-cell office:value-type="float" office:value="2121.72" calcext:value-type="float">
            <text:p>2121.72</text:p>
          </table:table-cell>
        </table:table-row>
        <table:table-row table:style-name="ro1">
          <table:table-cell office:value-type="float" office:value="26558692" calcext:value-type="float">
            <text:p>26558692</text:p>
          </table:table-cell>
          <table:table-cell table:formula="of:=[.A1662]/1000/(60*60*24)" office:value-type="time" office:time-value="PT07H22M38.692S" calcext:value-type="time">
            <text:p>07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62.09" calcext:value-type="float">
            <text:p>1762.09</text:p>
          </table:table-cell>
          <table:table-cell office:value-type="float" office:value="2122.92" calcext:value-type="float">
            <text:p>2122.92</text:p>
          </table:table-cell>
        </table:table-row>
        <table:table-row table:style-name="ro1">
          <table:table-cell office:value-type="float" office:value="26574692" calcext:value-type="float">
            <text:p>26574692</text:p>
          </table:table-cell>
          <table:table-cell table:formula="of:=[.A1663]/1000/(60*60*24)" office:value-type="time" office:time-value="PT07H22M54.692S" calcext:value-type="time">
            <text:p>07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63.12" calcext:value-type="float">
            <text:p>1763.12</text:p>
          </table:table-cell>
          <table:table-cell office:value-type="float" office:value="2124.13" calcext:value-type="float">
            <text:p>2124.13</text:p>
          </table:table-cell>
        </table:table-row>
        <table:table-row table:style-name="ro1">
          <table:table-cell office:value-type="float" office:value="26590692" calcext:value-type="float">
            <text:p>26590692</text:p>
          </table:table-cell>
          <table:table-cell table:formula="of:=[.A1664]/1000/(60*60*24)" office:value-type="time" office:time-value="PT07H23M10.692S" calcext:value-type="time">
            <text:p>07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1.6" calcext:value-type="float">
            <text:p>271.6</text:p>
          </table:table-cell>
          <table:table-cell office:value-type="float" office:value="1764.15" calcext:value-type="float">
            <text:p>1764.15</text:p>
          </table:table-cell>
          <table:table-cell office:value-type="float" office:value="2125.33" calcext:value-type="float">
            <text:p>2125.33</text:p>
          </table:table-cell>
        </table:table-row>
        <table:table-row table:style-name="ro1">
          <table:table-cell office:value-type="float" office:value="26606692" calcext:value-type="float">
            <text:p>26606692</text:p>
          </table:table-cell>
          <table:table-cell table:formula="of:=[.A1665]/1000/(60*60*24)" office:value-type="time" office:time-value="PT07H23M26.692S" calcext:value-type="time">
            <text:p>07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65.18" calcext:value-type="float">
            <text:p>1765.18</text:p>
          </table:table-cell>
          <table:table-cell office:value-type="float" office:value="2126.54" calcext:value-type="float">
            <text:p>2126.54</text:p>
          </table:table-cell>
        </table:table-row>
        <table:table-row table:style-name="ro1">
          <table:table-cell office:value-type="float" office:value="26622692" calcext:value-type="float">
            <text:p>26622692</text:p>
          </table:table-cell>
          <table:table-cell table:formula="of:=[.A1666]/1000/(60*60*24)" office:value-type="time" office:time-value="PT07H23M42.692S" calcext:value-type="time">
            <text:p>07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66.21" calcext:value-type="float">
            <text:p>1766.21</text:p>
          </table:table-cell>
          <table:table-cell office:value-type="float" office:value="2127.74" calcext:value-type="float">
            <text:p>2127.74</text:p>
          </table:table-cell>
        </table:table-row>
        <table:table-row table:style-name="ro1">
          <table:table-cell office:value-type="float" office:value="26638692" calcext:value-type="float">
            <text:p>26638692</text:p>
          </table:table-cell>
          <table:table-cell table:formula="of:=[.A1667]/1000/(60*60*24)" office:value-type="time" office:time-value="PT07H23M58.692S" calcext:value-type="time">
            <text:p>07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67.24" calcext:value-type="float">
            <text:p>1767.24</text:p>
          </table:table-cell>
          <table:table-cell office:value-type="float" office:value="2128.94" calcext:value-type="float">
            <text:p>2128.94</text:p>
          </table:table-cell>
        </table:table-row>
        <table:table-row table:style-name="ro1">
          <table:table-cell office:value-type="float" office:value="26654692" calcext:value-type="float">
            <text:p>26654692</text:p>
          </table:table-cell>
          <table:table-cell table:formula="of:=[.A1668]/1000/(60*60*24)" office:value-type="time" office:time-value="PT07H24M14.692S" calcext:value-type="time">
            <text:p>07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68.27" calcext:value-type="float">
            <text:p>1768.27</text:p>
          </table:table-cell>
          <table:table-cell office:value-type="float" office:value="2130.15" calcext:value-type="float">
            <text:p>2130.15</text:p>
          </table:table-cell>
        </table:table-row>
        <table:table-row table:style-name="ro1">
          <table:table-cell office:value-type="float" office:value="26670692" calcext:value-type="float">
            <text:p>26670692</text:p>
          </table:table-cell>
          <table:table-cell table:formula="of:=[.A1669]/1000/(60*60*24)" office:value-type="time" office:time-value="PT07H24M30.692S" calcext:value-type="time">
            <text:p>07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69.3" calcext:value-type="float">
            <text:p>1769.3</text:p>
          </table:table-cell>
          <table:table-cell office:value-type="float" office:value="2131.35" calcext:value-type="float">
            <text:p>2131.35</text:p>
          </table:table-cell>
        </table:table-row>
        <table:table-row table:style-name="ro1">
          <table:table-cell office:value-type="float" office:value="26686692" calcext:value-type="float">
            <text:p>26686692</text:p>
          </table:table-cell>
          <table:table-cell table:formula="of:=[.A1670]/1000/(60*60*24)" office:value-type="time" office:time-value="PT07H24M46.692S" calcext:value-type="time">
            <text:p>07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70.33" calcext:value-type="float">
            <text:p>1770.33</text:p>
          </table:table-cell>
          <table:table-cell office:value-type="float" office:value="2132.55" calcext:value-type="float">
            <text:p>2132.55</text:p>
          </table:table-cell>
        </table:table-row>
        <table:table-row table:style-name="ro1">
          <table:table-cell office:value-type="float" office:value="26702691" calcext:value-type="float">
            <text:p>26702691</text:p>
          </table:table-cell>
          <table:table-cell table:formula="of:=[.A1671]/1000/(60*60*24)" office:value-type="time" office:time-value="PT07H25M02.691S" calcext:value-type="time">
            <text:p>07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71.36" calcext:value-type="float">
            <text:p>1771.36</text:p>
          </table:table-cell>
          <table:table-cell office:value-type="float" office:value="2133.76" calcext:value-type="float">
            <text:p>2133.76</text:p>
          </table:table-cell>
        </table:table-row>
        <table:table-row table:style-name="ro1">
          <table:table-cell office:value-type="float" office:value="26718692" calcext:value-type="float">
            <text:p>26718692</text:p>
          </table:table-cell>
          <table:table-cell table:formula="of:=[.A1672]/1000/(60*60*24)" office:value-type="time" office:time-value="PT07H25M18.692S" calcext:value-type="time">
            <text:p>07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4" calcext:value-type="float">
            <text:p>270.44</text:p>
          </table:table-cell>
          <table:table-cell office:value-type="float" office:value="1772.39" calcext:value-type="float">
            <text:p>1772.39</text:p>
          </table:table-cell>
          <table:table-cell office:value-type="float" office:value="2134.96" calcext:value-type="float">
            <text:p>2134.96</text:p>
          </table:table-cell>
        </table:table-row>
        <table:table-row table:style-name="ro1">
          <table:table-cell office:value-type="float" office:value="26734692" calcext:value-type="float">
            <text:p>26734692</text:p>
          </table:table-cell>
          <table:table-cell table:formula="of:=[.A1673]/1000/(60*60*24)" office:value-type="time" office:time-value="PT07H25M34.692S" calcext:value-type="time">
            <text:p>07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773.42" calcext:value-type="float">
            <text:p>1773.42</text:p>
          </table:table-cell>
          <table:table-cell office:value-type="float" office:value="2136.16" calcext:value-type="float">
            <text:p>2136.16</text:p>
          </table:table-cell>
        </table:table-row>
        <table:table-row table:style-name="ro1">
          <table:table-cell office:value-type="float" office:value="26750692" calcext:value-type="float">
            <text:p>26750692</text:p>
          </table:table-cell>
          <table:table-cell table:formula="of:=[.A1674]/1000/(60*60*24)" office:value-type="time" office:time-value="PT07H25M50.692S" calcext:value-type="time">
            <text:p>07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774.45" calcext:value-type="float">
            <text:p>1774.45</text:p>
          </table:table-cell>
          <table:table-cell office:value-type="float" office:value="2137.36" calcext:value-type="float">
            <text:p>2137.36</text:p>
          </table:table-cell>
        </table:table-row>
        <table:table-row table:style-name="ro1">
          <table:table-cell office:value-type="float" office:value="26766692" calcext:value-type="float">
            <text:p>26766692</text:p>
          </table:table-cell>
          <table:table-cell table:formula="of:=[.A1675]/1000/(60*60*24)" office:value-type="time" office:time-value="PT07H26M06.692S" calcext:value-type="time">
            <text:p>07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1775.48" calcext:value-type="float">
            <text:p>1775.48</text:p>
          </table:table-cell>
          <table:table-cell office:value-type="float" office:value="2138.57" calcext:value-type="float">
            <text:p>2138.57</text:p>
          </table:table-cell>
        </table:table-row>
        <table:table-row table:style-name="ro1">
          <table:table-cell office:value-type="float" office:value="26782692" calcext:value-type="float">
            <text:p>26782692</text:p>
          </table:table-cell>
          <table:table-cell table:formula="of:=[.A1676]/1000/(60*60*24)" office:value-type="time" office:time-value="PT07H26M22.692S" calcext:value-type="time">
            <text:p>07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776.51" calcext:value-type="float">
            <text:p>1776.51</text:p>
          </table:table-cell>
          <table:table-cell office:value-type="float" office:value="2139.77" calcext:value-type="float">
            <text:p>2139.77</text:p>
          </table:table-cell>
        </table:table-row>
        <table:table-row table:style-name="ro1">
          <table:table-cell office:value-type="float" office:value="26798692" calcext:value-type="float">
            <text:p>26798692</text:p>
          </table:table-cell>
          <table:table-cell table:formula="of:=[.A1677]/1000/(60*60*24)" office:value-type="time" office:time-value="PT07H26M38.692S" calcext:value-type="time">
            <text:p>07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777.54" calcext:value-type="float">
            <text:p>1777.54</text:p>
          </table:table-cell>
          <table:table-cell office:value-type="float" office:value="2140.97" calcext:value-type="float">
            <text:p>2140.97</text:p>
          </table:table-cell>
        </table:table-row>
        <table:table-row table:style-name="ro1">
          <table:table-cell office:value-type="float" office:value="26814691" calcext:value-type="float">
            <text:p>26814691</text:p>
          </table:table-cell>
          <table:table-cell table:formula="of:=[.A1678]/1000/(60*60*24)" office:value-type="time" office:time-value="PT07H26M54.691S" calcext:value-type="time">
            <text:p>07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778.57" calcext:value-type="float">
            <text:p>1778.57</text:p>
          </table:table-cell>
          <table:table-cell office:value-type="float" office:value="2142.17" calcext:value-type="float">
            <text:p>2142.17</text:p>
          </table:table-cell>
        </table:table-row>
        <table:table-row table:style-name="ro1">
          <table:table-cell office:value-type="float" office:value="26830692" calcext:value-type="float">
            <text:p>26830692</text:p>
          </table:table-cell>
          <table:table-cell table:formula="of:=[.A1679]/1000/(60*60*24)" office:value-type="time" office:time-value="PT07H27M10.692S" calcext:value-type="time">
            <text:p>07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79.6" calcext:value-type="float">
            <text:p>1779.6</text:p>
          </table:table-cell>
          <table:table-cell office:value-type="float" office:value="2143.37" calcext:value-type="float">
            <text:p>2143.37</text:p>
          </table:table-cell>
        </table:table-row>
        <table:table-row table:style-name="ro1">
          <table:table-cell office:value-type="float" office:value="26846691" calcext:value-type="float">
            <text:p>26846691</text:p>
          </table:table-cell>
          <table:table-cell table:formula="of:=[.A1680]/1000/(60*60*24)" office:value-type="time" office:time-value="PT07H27M26.691S" calcext:value-type="time">
            <text:p>07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80.63" calcext:value-type="float">
            <text:p>1780.63</text:p>
          </table:table-cell>
          <table:table-cell office:value-type="float" office:value="2144.58" calcext:value-type="float">
            <text:p>2144.58</text:p>
          </table:table-cell>
        </table:table-row>
        <table:table-row table:style-name="ro1">
          <table:table-cell office:value-type="float" office:value="26862691" calcext:value-type="float">
            <text:p>26862691</text:p>
          </table:table-cell>
          <table:table-cell table:formula="of:=[.A1681]/1000/(60*60*24)" office:value-type="time" office:time-value="PT07H27M42.691S" calcext:value-type="time">
            <text:p>07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81.66" calcext:value-type="float">
            <text:p>1781.66</text:p>
          </table:table-cell>
          <table:table-cell office:value-type="float" office:value="2145.78" calcext:value-type="float">
            <text:p>2145.78</text:p>
          </table:table-cell>
        </table:table-row>
        <table:table-row table:style-name="ro1">
          <table:table-cell office:value-type="float" office:value="26878692" calcext:value-type="float">
            <text:p>26878692</text:p>
          </table:table-cell>
          <table:table-cell table:formula="of:=[.A1682]/1000/(60*60*24)" office:value-type="time" office:time-value="PT07H27M58.692S" calcext:value-type="time">
            <text:p>07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82.68" calcext:value-type="float">
            <text:p>1782.68</text:p>
          </table:table-cell>
          <table:table-cell office:value-type="float" office:value="2146.98" calcext:value-type="float">
            <text:p>2146.98</text:p>
          </table:table-cell>
        </table:table-row>
        <table:table-row table:style-name="ro1">
          <table:table-cell office:value-type="float" office:value="26894692" calcext:value-type="float">
            <text:p>26894692</text:p>
          </table:table-cell>
          <table:table-cell table:formula="of:=[.A1683]/1000/(60*60*24)" office:value-type="time" office:time-value="PT07H28M14.692S" calcext:value-type="time">
            <text:p>07:28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19" calcext:value-type="float">
            <text:p>270.19</text:p>
          </table:table-cell>
          <table:table-cell office:value-type="float" office:value="1783.71" calcext:value-type="float">
            <text:p>1783.71</text:p>
          </table:table-cell>
          <table:table-cell office:value-type="float" office:value="2148.18" calcext:value-type="float">
            <text:p>2148.18</text:p>
          </table:table-cell>
        </table:table-row>
        <table:table-row table:style-name="ro1">
          <table:table-cell office:value-type="float" office:value="26910692" calcext:value-type="float">
            <text:p>26910692</text:p>
          </table:table-cell>
          <table:table-cell table:formula="of:=[.A1684]/1000/(60*60*24)" office:value-type="time" office:time-value="PT07H28M30.692S" calcext:value-type="time">
            <text:p>07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84.74" calcext:value-type="float">
            <text:p>1784.74</text:p>
          </table:table-cell>
          <table:table-cell office:value-type="float" office:value="2149.38" calcext:value-type="float">
            <text:p>2149.38</text:p>
          </table:table-cell>
        </table:table-row>
        <table:table-row table:style-name="ro1">
          <table:table-cell office:value-type="float" office:value="26926692" calcext:value-type="float">
            <text:p>26926692</text:p>
          </table:table-cell>
          <table:table-cell table:formula="of:=[.A1685]/1000/(60*60*24)" office:value-type="time" office:time-value="PT07H28M46.692S" calcext:value-type="time">
            <text:p>07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85.77" calcext:value-type="float">
            <text:p>1785.77</text:p>
          </table:table-cell>
          <table:table-cell office:value-type="float" office:value="2150.58" calcext:value-type="float">
            <text:p>2150.58</text:p>
          </table:table-cell>
        </table:table-row>
        <table:table-row table:style-name="ro1">
          <table:table-cell office:value-type="float" office:value="26942692" calcext:value-type="float">
            <text:p>26942692</text:p>
          </table:table-cell>
          <table:table-cell table:formula="of:=[.A1686]/1000/(60*60*24)" office:value-type="time" office:time-value="PT07H29M02.692S" calcext:value-type="time">
            <text:p>07:29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86.8" calcext:value-type="float">
            <text:p>1786.8</text:p>
          </table:table-cell>
          <table:table-cell office:value-type="float" office:value="2151.78" calcext:value-type="float">
            <text:p>2151.78</text:p>
          </table:table-cell>
        </table:table-row>
        <table:table-row table:style-name="ro1">
          <table:table-cell office:value-type="float" office:value="26958692" calcext:value-type="float">
            <text:p>26958692</text:p>
          </table:table-cell>
          <table:table-cell table:formula="of:=[.A1687]/1000/(60*60*24)" office:value-type="time" office:time-value="PT07H29M18.692S" calcext:value-type="time">
            <text:p>07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87.83" calcext:value-type="float">
            <text:p>1787.83</text:p>
          </table:table-cell>
          <table:table-cell office:value-type="float" office:value="2152.98" calcext:value-type="float">
            <text:p>2152.98</text:p>
          </table:table-cell>
        </table:table-row>
        <table:table-row table:style-name="ro1">
          <table:table-cell office:value-type="float" office:value="26974692" calcext:value-type="float">
            <text:p>26974692</text:p>
          </table:table-cell>
          <table:table-cell table:formula="of:=[.A1688]/1000/(60*60*24)" office:value-type="time" office:time-value="PT07H29M34.692S" calcext:value-type="time">
            <text:p>07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88.86" calcext:value-type="float">
            <text:p>1788.86</text:p>
          </table:table-cell>
          <table:table-cell office:value-type="float" office:value="2154.18" calcext:value-type="float">
            <text:p>2154.18</text:p>
          </table:table-cell>
        </table:table-row>
        <table:table-row table:style-name="ro1">
          <table:table-cell office:value-type="float" office:value="26990691" calcext:value-type="float">
            <text:p>26990691</text:p>
          </table:table-cell>
          <table:table-cell table:formula="of:=[.A1689]/1000/(60*60*24)" office:value-type="time" office:time-value="PT07H29M50.691S" calcext:value-type="time">
            <text:p>07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7" calcext:value-type="float">
            <text:p>270.07</text:p>
          </table:table-cell>
          <table:table-cell office:value-type="float" office:value="1789.88" calcext:value-type="float">
            <text:p>1789.88</text:p>
          </table:table-cell>
          <table:table-cell office:value-type="float" office:value="2155.37" calcext:value-type="float">
            <text:p>2155.37</text:p>
          </table:table-cell>
        </table:table-row>
        <table:table-row table:style-name="ro1">
          <table:table-cell office:value-type="float" office:value="27006692" calcext:value-type="float">
            <text:p>27006692</text:p>
          </table:table-cell>
          <table:table-cell table:formula="of:=[.A1690]/1000/(60*60*24)" office:value-type="time" office:time-value="PT07H30M06.692S" calcext:value-type="time">
            <text:p>07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90.91" calcext:value-type="float">
            <text:p>1790.91</text:p>
          </table:table-cell>
          <table:table-cell office:value-type="float" office:value="2156.57" calcext:value-type="float">
            <text:p>2156.57</text:p>
          </table:table-cell>
        </table:table-row>
        <table:table-row table:style-name="ro1">
          <table:table-cell office:value-type="float" office:value="27022692" calcext:value-type="float">
            <text:p>27022692</text:p>
          </table:table-cell>
          <table:table-cell table:formula="of:=[.A1691]/1000/(60*60*24)" office:value-type="time" office:time-value="PT07H30M22.692S" calcext:value-type="time">
            <text:p>07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91.94" calcext:value-type="float">
            <text:p>1791.94</text:p>
          </table:table-cell>
          <table:table-cell office:value-type="float" office:value="2157.77" calcext:value-type="float">
            <text:p>2157.77</text:p>
          </table:table-cell>
        </table:table-row>
        <table:table-row table:style-name="ro1">
          <table:table-cell office:value-type="float" office:value="27038692" calcext:value-type="float">
            <text:p>27038692</text:p>
          </table:table-cell>
          <table:table-cell table:formula="of:=[.A1692]/1000/(60*60*24)" office:value-type="time" office:time-value="PT07H30M38.692S" calcext:value-type="time">
            <text:p>07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92.97" calcext:value-type="float">
            <text:p>1792.97</text:p>
          </table:table-cell>
          <table:table-cell office:value-type="float" office:value="2158.97" calcext:value-type="float">
            <text:p>2158.97</text:p>
          </table:table-cell>
        </table:table-row>
        <table:table-row table:style-name="ro1">
          <table:table-cell office:value-type="float" office:value="27054692" calcext:value-type="float">
            <text:p>27054692</text:p>
          </table:table-cell>
          <table:table-cell table:formula="of:=[.A1693]/1000/(60*60*24)" office:value-type="time" office:time-value="PT07H30M54.692S" calcext:value-type="time">
            <text:p>07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794" calcext:value-type="float">
            <text:p>1794</text:p>
          </table:table-cell>
          <table:table-cell office:value-type="float" office:value="2160.17" calcext:value-type="float">
            <text:p>2160.17</text:p>
          </table:table-cell>
        </table:table-row>
        <table:table-row table:style-name="ro1">
          <table:table-cell office:value-type="float" office:value="27070692" calcext:value-type="float">
            <text:p>27070692</text:p>
          </table:table-cell>
          <table:table-cell table:formula="of:=[.A1694]/1000/(60*60*24)" office:value-type="time" office:time-value="PT07H31M10.692S" calcext:value-type="time">
            <text:p>07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8" calcext:value-type="float">
            <text:p>268.8</text:p>
          </table:table-cell>
          <table:table-cell office:value-type="float" office:value="1795.02" calcext:value-type="float">
            <text:p>1795.02</text:p>
          </table:table-cell>
          <table:table-cell office:value-type="float" office:value="2161.36" calcext:value-type="float">
            <text:p>2161.36</text:p>
          </table:table-cell>
        </table:table-row>
        <table:table-row table:style-name="ro1">
          <table:table-cell office:value-type="float" office:value="27086692" calcext:value-type="float">
            <text:p>27086692</text:p>
          </table:table-cell>
          <table:table-cell table:formula="of:=[.A1695]/1000/(60*60*24)" office:value-type="time" office:time-value="PT07H31M26.692S" calcext:value-type="time">
            <text:p>07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796.05" calcext:value-type="float">
            <text:p>1796.05</text:p>
          </table:table-cell>
          <table:table-cell office:value-type="float" office:value="2162.56" calcext:value-type="float">
            <text:p>2162.56</text:p>
          </table:table-cell>
        </table:table-row>
        <table:table-row table:style-name="ro1">
          <table:table-cell office:value-type="float" office:value="27102692" calcext:value-type="float">
            <text:p>27102692</text:p>
          </table:table-cell>
          <table:table-cell table:formula="of:=[.A1696]/1000/(60*60*24)" office:value-type="time" office:time-value="PT07H31M42.692S" calcext:value-type="time">
            <text:p>07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797.08" calcext:value-type="float">
            <text:p>1797.08</text:p>
          </table:table-cell>
          <table:table-cell office:value-type="float" office:value="2163.76" calcext:value-type="float">
            <text:p>2163.76</text:p>
          </table:table-cell>
        </table:table-row>
        <table:table-row table:style-name="ro1">
          <table:table-cell office:value-type="float" office:value="27118692" calcext:value-type="float">
            <text:p>27118692</text:p>
          </table:table-cell>
          <table:table-cell table:formula="of:=[.A1697]/1000/(60*60*24)" office:value-type="time" office:time-value="PT07H31M58.692S" calcext:value-type="time">
            <text:p>07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798.1" calcext:value-type="float">
            <text:p>1798.1</text:p>
          </table:table-cell>
          <table:table-cell office:value-type="float" office:value="2164.96" calcext:value-type="float">
            <text:p>2164.96</text:p>
          </table:table-cell>
        </table:table-row>
        <table:table-row table:style-name="ro1">
          <table:table-cell office:value-type="float" office:value="27134692" calcext:value-type="float">
            <text:p>27134692</text:p>
          </table:table-cell>
          <table:table-cell table:formula="of:=[.A1698]/1000/(60*60*24)" office:value-type="time" office:time-value="PT07H32M14.692S" calcext:value-type="time">
            <text:p>07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799.13" calcext:value-type="float">
            <text:p>1799.13</text:p>
          </table:table-cell>
          <table:table-cell office:value-type="float" office:value="2166.15" calcext:value-type="float">
            <text:p>2166.15</text:p>
          </table:table-cell>
        </table:table-row>
        <table:table-row table:style-name="ro1">
          <table:table-cell office:value-type="float" office:value="27150692" calcext:value-type="float">
            <text:p>27150692</text:p>
          </table:table-cell>
          <table:table-cell table:formula="of:=[.A1699]/1000/(60*60*24)" office:value-type="time" office:time-value="PT07H32M30.692S" calcext:value-type="time">
            <text:p>07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00.16" calcext:value-type="float">
            <text:p>1800.16</text:p>
          </table:table-cell>
          <table:table-cell office:value-type="float" office:value="2167.35" calcext:value-type="float">
            <text:p>2167.35</text:p>
          </table:table-cell>
        </table:table-row>
        <table:table-row table:style-name="ro1">
          <table:table-cell office:value-type="float" office:value="27166692" calcext:value-type="float">
            <text:p>27166692</text:p>
          </table:table-cell>
          <table:table-cell table:formula="of:=[.A1700]/1000/(60*60*24)" office:value-type="time" office:time-value="PT07H32M46.692S" calcext:value-type="time">
            <text:p>07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7" calcext:value-type="float">
            <text:p>268.67</text:p>
          </table:table-cell>
          <table:table-cell office:value-type="float" office:value="1801.19" calcext:value-type="float">
            <text:p>1801.19</text:p>
          </table:table-cell>
          <table:table-cell office:value-type="float" office:value="2168.55" calcext:value-type="float">
            <text:p>2168.55</text:p>
          </table:table-cell>
        </table:table-row>
        <table:table-row table:style-name="ro1">
          <table:table-cell office:value-type="float" office:value="27182692" calcext:value-type="float">
            <text:p>27182692</text:p>
          </table:table-cell>
          <table:table-cell table:formula="of:=[.A1701]/1000/(60*60*24)" office:value-type="time" office:time-value="PT07H33M02.692S" calcext:value-type="time">
            <text:p>07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02.21" calcext:value-type="float">
            <text:p>1802.21</text:p>
          </table:table-cell>
          <table:table-cell office:value-type="float" office:value="2169.74" calcext:value-type="float">
            <text:p>2169.74</text:p>
          </table:table-cell>
        </table:table-row>
        <table:table-row table:style-name="ro1">
          <table:table-cell office:value-type="float" office:value="27198692" calcext:value-type="float">
            <text:p>27198692</text:p>
          </table:table-cell>
          <table:table-cell table:formula="of:=[.A1702]/1000/(60*60*24)" office:value-type="time" office:time-value="PT07H33M18.692S" calcext:value-type="time">
            <text:p>07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03.24" calcext:value-type="float">
            <text:p>1803.24</text:p>
          </table:table-cell>
          <table:table-cell office:value-type="float" office:value="2170.94" calcext:value-type="float">
            <text:p>2170.94</text:p>
          </table:table-cell>
        </table:table-row>
        <table:table-row table:style-name="ro1">
          <table:table-cell office:value-type="float" office:value="27214691" calcext:value-type="float">
            <text:p>27214691</text:p>
          </table:table-cell>
          <table:table-cell table:formula="of:=[.A1703]/1000/(60*60*24)" office:value-type="time" office:time-value="PT07H33M34.691S" calcext:value-type="time">
            <text:p>07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04.27" calcext:value-type="float">
            <text:p>1804.27</text:p>
          </table:table-cell>
          <table:table-cell office:value-type="float" office:value="2172.13" calcext:value-type="float">
            <text:p>2172.13</text:p>
          </table:table-cell>
        </table:table-row>
        <table:table-row table:style-name="ro1">
          <table:table-cell office:value-type="float" office:value="27230692" calcext:value-type="float">
            <text:p>27230692</text:p>
          </table:table-cell>
          <table:table-cell table:formula="of:=[.A1704]/1000/(60*60*24)" office:value-type="time" office:time-value="PT07H33M50.692S" calcext:value-type="time">
            <text:p>07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05.29" calcext:value-type="float">
            <text:p>1805.29</text:p>
          </table:table-cell>
          <table:table-cell office:value-type="float" office:value="2173.32" calcext:value-type="float">
            <text:p>2173.32</text:p>
          </table:table-cell>
        </table:table-row>
        <table:table-row table:style-name="ro1">
          <table:table-cell office:value-type="float" office:value="27246692" calcext:value-type="float">
            <text:p>27246692</text:p>
          </table:table-cell>
          <table:table-cell table:formula="of:=[.A1705]/1000/(60*60*24)" office:value-type="time" office:time-value="PT07H34M06.692S" calcext:value-type="time">
            <text:p>07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06.32" calcext:value-type="float">
            <text:p>1806.32</text:p>
          </table:table-cell>
          <table:table-cell office:value-type="float" office:value="2174.52" calcext:value-type="float">
            <text:p>2174.52</text:p>
          </table:table-cell>
        </table:table-row>
        <table:table-row table:style-name="ro1">
          <table:table-cell office:value-type="float" office:value="27262692" calcext:value-type="float">
            <text:p>27262692</text:p>
          </table:table-cell>
          <table:table-cell table:formula="of:=[.A1706]/1000/(60*60*24)" office:value-type="time" office:time-value="PT07H34M22.692S" calcext:value-type="time">
            <text:p>07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07.34" calcext:value-type="float">
            <text:p>1807.34</text:p>
          </table:table-cell>
          <table:table-cell office:value-type="float" office:value="2175.71" calcext:value-type="float">
            <text:p>2175.71</text:p>
          </table:table-cell>
        </table:table-row>
        <table:table-row table:style-name="ro1">
          <table:table-cell office:value-type="float" office:value="27278692" calcext:value-type="float">
            <text:p>27278692</text:p>
          </table:table-cell>
          <table:table-cell table:formula="of:=[.A1707]/1000/(60*60*24)" office:value-type="time" office:time-value="PT07H34M38.692S" calcext:value-type="time">
            <text:p>07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08.37" calcext:value-type="float">
            <text:p>1808.37</text:p>
          </table:table-cell>
          <table:table-cell office:value-type="float" office:value="2176.91" calcext:value-type="float">
            <text:p>2176.91</text:p>
          </table:table-cell>
        </table:table-row>
        <table:table-row table:style-name="ro1">
          <table:table-cell office:value-type="float" office:value="27294691" calcext:value-type="float">
            <text:p>27294691</text:p>
          </table:table-cell>
          <table:table-cell table:formula="of:=[.A1708]/1000/(60*60*24)" office:value-type="time" office:time-value="PT07H34M54.691S" calcext:value-type="time">
            <text:p>07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09.39" calcext:value-type="float">
            <text:p>1809.39</text:p>
          </table:table-cell>
          <table:table-cell office:value-type="float" office:value="2178.1" calcext:value-type="float">
            <text:p>2178.1</text:p>
          </table:table-cell>
        </table:table-row>
        <table:table-row table:style-name="ro1">
          <table:table-cell office:value-type="float" office:value="27310692" calcext:value-type="float">
            <text:p>27310692</text:p>
          </table:table-cell>
          <table:table-cell table:formula="of:=[.A1709]/1000/(60*60*24)" office:value-type="time" office:time-value="PT07H35M10.692S" calcext:value-type="time">
            <text:p>07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10.42" calcext:value-type="float">
            <text:p>1810.42</text:p>
          </table:table-cell>
          <table:table-cell office:value-type="float" office:value="2179.29" calcext:value-type="float">
            <text:p>2179.29</text:p>
          </table:table-cell>
        </table:table-row>
        <table:table-row table:style-name="ro1">
          <table:table-cell office:value-type="float" office:value="27326692" calcext:value-type="float">
            <text:p>27326692</text:p>
          </table:table-cell>
          <table:table-cell table:formula="of:=[.A1710]/1000/(60*60*24)" office:value-type="time" office:time-value="PT07H35M26.692S" calcext:value-type="time">
            <text:p>07:35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11.45" calcext:value-type="float">
            <text:p>1811.45</text:p>
          </table:table-cell>
          <table:table-cell office:value-type="float" office:value="2180.48" calcext:value-type="float">
            <text:p>2180.48</text:p>
          </table:table-cell>
        </table:table-row>
        <table:table-row table:style-name="ro1">
          <table:table-cell office:value-type="float" office:value="27342692" calcext:value-type="float">
            <text:p>27342692</text:p>
          </table:table-cell>
          <table:table-cell table:formula="of:=[.A1711]/1000/(60*60*24)" office:value-type="time" office:time-value="PT07H35M42.692S" calcext:value-type="time">
            <text:p>07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12.47" calcext:value-type="float">
            <text:p>1812.47</text:p>
          </table:table-cell>
          <table:table-cell office:value-type="float" office:value="2181.67" calcext:value-type="float">
            <text:p>2181.67</text:p>
          </table:table-cell>
        </table:table-row>
        <table:table-row table:style-name="ro1">
          <table:table-cell office:value-type="float" office:value="27358692" calcext:value-type="float">
            <text:p>27358692</text:p>
          </table:table-cell>
          <table:table-cell table:formula="of:=[.A1712]/1000/(60*60*24)" office:value-type="time" office:time-value="PT07H35M58.692S" calcext:value-type="time">
            <text:p>07:35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13.5" calcext:value-type="float">
            <text:p>1813.5</text:p>
          </table:table-cell>
          <table:table-cell office:value-type="float" office:value="2182.87" calcext:value-type="float">
            <text:p>2182.87</text:p>
          </table:table-cell>
        </table:table-row>
        <table:table-row table:style-name="ro1">
          <table:table-cell office:value-type="float" office:value="27374692" calcext:value-type="float">
            <text:p>27374692</text:p>
          </table:table-cell>
          <table:table-cell table:formula="of:=[.A1713]/1000/(60*60*24)" office:value-type="time" office:time-value="PT07H36M14.692S" calcext:value-type="time">
            <text:p>07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14.52" calcext:value-type="float">
            <text:p>1814.52</text:p>
          </table:table-cell>
          <table:table-cell office:value-type="float" office:value="2184.06" calcext:value-type="float">
            <text:p>2184.06</text:p>
          </table:table-cell>
        </table:table-row>
        <table:table-row table:style-name="ro1">
          <table:table-cell office:value-type="float" office:value="27390692" calcext:value-type="float">
            <text:p>27390692</text:p>
          </table:table-cell>
          <table:table-cell table:formula="of:=[.A1714]/1000/(60*60*24)" office:value-type="time" office:time-value="PT07H36M30.692S" calcext:value-type="time">
            <text:p>07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15.55" calcext:value-type="float">
            <text:p>1815.55</text:p>
          </table:table-cell>
          <table:table-cell office:value-type="float" office:value="2185.25" calcext:value-type="float">
            <text:p>2185.25</text:p>
          </table:table-cell>
        </table:table-row>
        <table:table-row table:style-name="ro1">
          <table:table-cell office:value-type="float" office:value="27406691" calcext:value-type="float">
            <text:p>27406691</text:p>
          </table:table-cell>
          <table:table-cell table:formula="of:=[.A1715]/1000/(60*60*24)" office:value-type="time" office:time-value="PT07H36M46.691S" calcext:value-type="time">
            <text:p>07:36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16.57" calcext:value-type="float">
            <text:p>1816.57</text:p>
          </table:table-cell>
          <table:table-cell office:value-type="float" office:value="2186.44" calcext:value-type="float">
            <text:p>2186.44</text:p>
          </table:table-cell>
        </table:table-row>
        <table:table-row table:style-name="ro1">
          <table:table-cell office:value-type="float" office:value="27422692" calcext:value-type="float">
            <text:p>27422692</text:p>
          </table:table-cell>
          <table:table-cell table:formula="of:=[.A1716]/1000/(60*60*24)" office:value-type="time" office:time-value="PT07H37M02.692S" calcext:value-type="time">
            <text:p>07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17.6" calcext:value-type="float">
            <text:p>1817.6</text:p>
          </table:table-cell>
          <table:table-cell office:value-type="float" office:value="2187.63" calcext:value-type="float">
            <text:p>2187.63</text:p>
          </table:table-cell>
        </table:table-row>
        <table:table-row table:style-name="ro1">
          <table:table-cell office:value-type="float" office:value="27438692" calcext:value-type="float">
            <text:p>27438692</text:p>
          </table:table-cell>
          <table:table-cell table:formula="of:=[.A1717]/1000/(60*60*24)" office:value-type="time" office:time-value="PT07H37M18.692S" calcext:value-type="time">
            <text:p>07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9" calcext:value-type="float">
            <text:p>268.09</text:p>
          </table:table-cell>
          <table:table-cell office:value-type="float" office:value="1818.62" calcext:value-type="float">
            <text:p>1818.62</text:p>
          </table:table-cell>
          <table:table-cell office:value-type="float" office:value="2188.82" calcext:value-type="float">
            <text:p>2188.82</text:p>
          </table:table-cell>
        </table:table-row>
        <table:table-row table:style-name="ro1">
          <table:table-cell office:value-type="float" office:value="27454692" calcext:value-type="float">
            <text:p>27454692</text:p>
          </table:table-cell>
          <table:table-cell table:formula="of:=[.A1718]/1000/(60*60*24)" office:value-type="time" office:time-value="PT07H37M34.692S" calcext:value-type="time">
            <text:p>07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819.65" calcext:value-type="float">
            <text:p>1819.65</text:p>
          </table:table-cell>
          <table:table-cell office:value-type="float" office:value="2190.01" calcext:value-type="float">
            <text:p>2190.01</text:p>
          </table:table-cell>
        </table:table-row>
        <table:table-row table:style-name="ro1">
          <table:table-cell office:value-type="float" office:value="27470692" calcext:value-type="float">
            <text:p>27470692</text:p>
          </table:table-cell>
          <table:table-cell table:formula="of:=[.A1719]/1000/(60*60*24)" office:value-type="time" office:time-value="PT07H37M50.692S" calcext:value-type="time">
            <text:p>07:37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820.67" calcext:value-type="float">
            <text:p>1820.67</text:p>
          </table:table-cell>
          <table:table-cell office:value-type="float" office:value="2191.2" calcext:value-type="float">
            <text:p>2191.2</text:p>
          </table:table-cell>
        </table:table-row>
        <table:table-row table:style-name="ro1">
          <table:table-cell office:value-type="float" office:value="27486692" calcext:value-type="float">
            <text:p>27486692</text:p>
          </table:table-cell>
          <table:table-cell table:formula="of:=[.A1720]/1000/(60*60*24)" office:value-type="time" office:time-value="PT07H38M06.692S" calcext:value-type="time">
            <text:p>07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21.69" calcext:value-type="float">
            <text:p>1821.69</text:p>
          </table:table-cell>
          <table:table-cell office:value-type="float" office:value="2192.39" calcext:value-type="float">
            <text:p>2192.39</text:p>
          </table:table-cell>
        </table:table-row>
        <table:table-row table:style-name="ro1">
          <table:table-cell office:value-type="float" office:value="27502692" calcext:value-type="float">
            <text:p>27502692</text:p>
          </table:table-cell>
          <table:table-cell table:formula="of:=[.A1721]/1000/(60*60*24)" office:value-type="time" office:time-value="PT07H38M22.692S" calcext:value-type="time">
            <text:p>07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22.72" calcext:value-type="float">
            <text:p>1822.72</text:p>
          </table:table-cell>
          <table:table-cell office:value-type="float" office:value="2193.58" calcext:value-type="float">
            <text:p>2193.58</text:p>
          </table:table-cell>
        </table:table-row>
        <table:table-row table:style-name="ro1">
          <table:table-cell office:value-type="float" office:value="27518691" calcext:value-type="float">
            <text:p>27518691</text:p>
          </table:table-cell>
          <table:table-cell table:formula="of:=[.A1722]/1000/(60*60*24)" office:value-type="time" office:time-value="PT07H38M38.691S" calcext:value-type="time">
            <text:p>07:38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23.74" calcext:value-type="float">
            <text:p>1823.74</text:p>
          </table:table-cell>
          <table:table-cell office:value-type="float" office:value="2194.77" calcext:value-type="float">
            <text:p>2194.77</text:p>
          </table:table-cell>
        </table:table-row>
        <table:table-row table:style-name="ro1">
          <table:table-cell office:value-type="float" office:value="27534692" calcext:value-type="float">
            <text:p>27534692</text:p>
          </table:table-cell>
          <table:table-cell table:formula="of:=[.A1723]/1000/(60*60*24)" office:value-type="time" office:time-value="PT07H38M54.692S" calcext:value-type="time">
            <text:p>07:38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24.77" calcext:value-type="float">
            <text:p>1824.77</text:p>
          </table:table-cell>
          <table:table-cell office:value-type="float" office:value="2195.96" calcext:value-type="float">
            <text:p>2195.96</text:p>
          </table:table-cell>
        </table:table-row>
        <table:table-row table:style-name="ro1">
          <table:table-cell office:value-type="float" office:value="27550692" calcext:value-type="float">
            <text:p>27550692</text:p>
          </table:table-cell>
          <table:table-cell table:formula="of:=[.A1724]/1000/(60*60*24)" office:value-type="time" office:time-value="PT07H39M10.692S" calcext:value-type="time">
            <text:p>07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25.79" calcext:value-type="float">
            <text:p>1825.79</text:p>
          </table:table-cell>
          <table:table-cell office:value-type="float" office:value="2197.15" calcext:value-type="float">
            <text:p>2197.15</text:p>
          </table:table-cell>
        </table:table-row>
        <table:table-row table:style-name="ro1">
          <table:table-cell office:value-type="float" office:value="27566692" calcext:value-type="float">
            <text:p>27566692</text:p>
          </table:table-cell>
          <table:table-cell table:formula="of:=[.A1725]/1000/(60*60*24)" office:value-type="time" office:time-value="PT07H39M26.692S" calcext:value-type="time">
            <text:p>07:39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826.81" calcext:value-type="float">
            <text:p>1826.81</text:p>
          </table:table-cell>
          <table:table-cell office:value-type="float" office:value="2198.33" calcext:value-type="float">
            <text:p>2198.33</text:p>
          </table:table-cell>
        </table:table-row>
        <table:table-row table:style-name="ro1">
          <table:table-cell office:value-type="float" office:value="27582691" calcext:value-type="float">
            <text:p>27582691</text:p>
          </table:table-cell>
          <table:table-cell table:formula="of:=[.A1726]/1000/(60*60*24)" office:value-type="time" office:time-value="PT07H39M42.691S" calcext:value-type="time">
            <text:p>07:39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827.84" calcext:value-type="float">
            <text:p>1827.84</text:p>
          </table:table-cell>
          <table:table-cell office:value-type="float" office:value="2199.52" calcext:value-type="float">
            <text:p>2199.52</text:p>
          </table:table-cell>
        </table:table-row>
        <table:table-row table:style-name="ro1">
          <table:table-cell office:value-type="float" office:value="27598692" calcext:value-type="float">
            <text:p>27598692</text:p>
          </table:table-cell>
          <table:table-cell table:formula="of:=[.A1727]/1000/(60*60*24)" office:value-type="time" office:time-value="PT07H39M58.692S" calcext:value-type="time">
            <text:p>07:39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828.86" calcext:value-type="float">
            <text:p>1828.86</text:p>
          </table:table-cell>
          <table:table-cell office:value-type="float" office:value="2200.71" calcext:value-type="float">
            <text:p>2200.71</text:p>
          </table:table-cell>
        </table:table-row>
        <table:table-row table:style-name="ro1">
          <table:table-cell office:value-type="float" office:value="27614692" calcext:value-type="float">
            <text:p>27614692</text:p>
          </table:table-cell>
          <table:table-cell table:formula="of:=[.A1728]/1000/(60*60*24)" office:value-type="time" office:time-value="PT07H40M14.692S" calcext:value-type="time">
            <text:p>07:40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829.88" calcext:value-type="float">
            <text:p>1829.88</text:p>
          </table:table-cell>
          <table:table-cell office:value-type="float" office:value="2201.89" calcext:value-type="float">
            <text:p>2201.89</text:p>
          </table:table-cell>
        </table:table-row>
        <table:table-row table:style-name="ro1">
          <table:table-cell office:value-type="float" office:value="27630691" calcext:value-type="float">
            <text:p>27630691</text:p>
          </table:table-cell>
          <table:table-cell table:formula="of:=[.A1729]/1000/(60*60*24)" office:value-type="time" office:time-value="PT07H40M30.691S" calcext:value-type="time">
            <text:p>07:40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830.91" calcext:value-type="float">
            <text:p>1830.91</text:p>
          </table:table-cell>
          <table:table-cell office:value-type="float" office:value="2203.08" calcext:value-type="float">
            <text:p>2203.08</text:p>
          </table:table-cell>
        </table:table-row>
        <table:table-row table:style-name="ro1">
          <table:table-cell office:value-type="float" office:value="27646692" calcext:value-type="float">
            <text:p>27646692</text:p>
          </table:table-cell>
          <table:table-cell table:formula="of:=[.A1730]/1000/(60*60*24)" office:value-type="time" office:time-value="PT07H40M46.692S" calcext:value-type="time">
            <text:p>07:40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31.93" calcext:value-type="float">
            <text:p>1831.93</text:p>
          </table:table-cell>
          <table:table-cell office:value-type="float" office:value="2204.27" calcext:value-type="float">
            <text:p>2204.27</text:p>
          </table:table-cell>
        </table:table-row>
        <table:table-row table:style-name="ro1">
          <table:table-cell office:value-type="float" office:value="27662692" calcext:value-type="float">
            <text:p>27662692</text:p>
          </table:table-cell>
          <table:table-cell table:formula="of:=[.A1731]/1000/(60*60*24)" office:value-type="time" office:time-value="PT07H41M02.692S" calcext:value-type="time">
            <text:p>07:41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7.72" calcext:value-type="float">
            <text:p>267.72</text:p>
          </table:table-cell>
          <table:table-cell office:value-type="float" office:value="1832.95" calcext:value-type="float">
            <text:p>1832.95</text:p>
          </table:table-cell>
          <table:table-cell office:value-type="float" office:value="2205.45" calcext:value-type="float">
            <text:p>2205.45</text:p>
          </table:table-cell>
        </table:table-row>
        <table:table-row table:style-name="ro1">
          <table:table-cell office:value-type="float" office:value="27678692" calcext:value-type="float">
            <text:p>27678692</text:p>
          </table:table-cell>
          <table:table-cell table:formula="of:=[.A1732]/1000/(60*60*24)" office:value-type="time" office:time-value="PT07H41M18.692S" calcext:value-type="time">
            <text:p>07:41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33.97" calcext:value-type="float">
            <text:p>1833.97</text:p>
          </table:table-cell>
          <table:table-cell office:value-type="float" office:value="2206.64" calcext:value-type="float">
            <text:p>2206.64</text:p>
          </table:table-cell>
        </table:table-row>
        <table:table-row table:style-name="ro1">
          <table:table-cell office:value-type="float" office:value="27694691" calcext:value-type="float">
            <text:p>27694691</text:p>
          </table:table-cell>
          <table:table-cell table:formula="of:=[.A1733]/1000/(60*60*24)" office:value-type="time" office:time-value="PT07H41M34.691S" calcext:value-type="time">
            <text:p>07:41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35" calcext:value-type="float">
            <text:p>1835</text:p>
          </table:table-cell>
          <table:table-cell office:value-type="float" office:value="2207.82" calcext:value-type="float">
            <text:p>2207.82</text:p>
          </table:table-cell>
        </table:table-row>
        <table:table-row table:style-name="ro1">
          <table:table-cell office:value-type="float" office:value="27710692" calcext:value-type="float">
            <text:p>27710692</text:p>
          </table:table-cell>
          <table:table-cell table:formula="of:=[.A1734]/1000/(60*60*24)" office:value-type="time" office:time-value="PT07H41M50.692S" calcext:value-type="time">
            <text:p>07:41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36.02" calcext:value-type="float">
            <text:p>1836.02</text:p>
          </table:table-cell>
          <table:table-cell office:value-type="float" office:value="2209.01" calcext:value-type="float">
            <text:p>2209.01</text:p>
          </table:table-cell>
        </table:table-row>
        <table:table-row table:style-name="ro1">
          <table:table-cell office:value-type="float" office:value="27726692" calcext:value-type="float">
            <text:p>27726692</text:p>
          </table:table-cell>
          <table:table-cell table:formula="of:=[.A1735]/1000/(60*60*24)" office:value-type="time" office:time-value="PT07H42M06.692S" calcext:value-type="time">
            <text:p>07:42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837.04" calcext:value-type="float">
            <text:p>1837.04</text:p>
          </table:table-cell>
          <table:table-cell office:value-type="float" office:value="2210.19" calcext:value-type="float">
            <text:p>2210.19</text:p>
          </table:table-cell>
        </table:table-row>
        <table:table-row table:style-name="ro1">
          <table:table-cell office:value-type="float" office:value="27742692" calcext:value-type="float">
            <text:p>27742692</text:p>
          </table:table-cell>
          <table:table-cell table:formula="of:=[.A1736]/1000/(60*60*24)" office:value-type="time" office:time-value="PT07H42M22.692S" calcext:value-type="time">
            <text:p>07:42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838.06" calcext:value-type="float">
            <text:p>1838.06</text:p>
          </table:table-cell>
          <table:table-cell office:value-type="float" office:value="2211.38" calcext:value-type="float">
            <text:p>2211.38</text:p>
          </table:table-cell>
        </table:table-row>
        <table:table-row table:style-name="ro1">
          <table:table-cell office:value-type="float" office:value="27758692" calcext:value-type="float">
            <text:p>27758692</text:p>
          </table:table-cell>
          <table:table-cell table:formula="of:=[.A1737]/1000/(60*60*24)" office:value-type="time" office:time-value="PT07H42M38.692S" calcext:value-type="time">
            <text:p>07:42:39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39.09" calcext:value-type="float">
            <text:p>1839.09</text:p>
          </table:table-cell>
          <table:table-cell office:value-type="float" office:value="2212.56" calcext:value-type="float">
            <text:p>2212.56</text:p>
          </table:table-cell>
        </table:table-row>
        <table:table-row table:style-name="ro1">
          <table:table-cell office:value-type="float" office:value="27774692" calcext:value-type="float">
            <text:p>27774692</text:p>
          </table:table-cell>
          <table:table-cell table:formula="of:=[.A1738]/1000/(60*60*24)" office:value-type="time" office:time-value="PT07H42M54.692S" calcext:value-type="time">
            <text:p>07:42:55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40.11" calcext:value-type="float">
            <text:p>1840.11</text:p>
          </table:table-cell>
          <table:table-cell office:value-type="float" office:value="2213.74" calcext:value-type="float">
            <text:p>2213.74</text:p>
          </table:table-cell>
        </table:table-row>
        <table:table-row table:style-name="ro1">
          <table:table-cell office:value-type="float" office:value="27790692" calcext:value-type="float">
            <text:p>27790692</text:p>
          </table:table-cell>
          <table:table-cell table:formula="of:=[.A1739]/1000/(60*60*24)" office:value-type="time" office:time-value="PT07H43M10.692S" calcext:value-type="time">
            <text:p>07:43:11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41.13" calcext:value-type="float">
            <text:p>1841.13</text:p>
          </table:table-cell>
          <table:table-cell office:value-type="float" office:value="2214.93" calcext:value-type="float">
            <text:p>2214.93</text:p>
          </table:table-cell>
        </table:table-row>
        <table:table-row table:style-name="ro1">
          <table:table-cell office:value-type="float" office:value="27806691" calcext:value-type="float">
            <text:p>27806691</text:p>
          </table:table-cell>
          <table:table-cell table:formula="of:=[.A1740]/1000/(60*60*24)" office:value-type="time" office:time-value="PT07H43M26.691S" calcext:value-type="time">
            <text:p>07:43:27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42.15" calcext:value-type="float">
            <text:p>1842.15</text:p>
          </table:table-cell>
          <table:table-cell office:value-type="float" office:value="2216.11" calcext:value-type="float">
            <text:p>2216.11</text:p>
          </table:table-cell>
        </table:table-row>
        <table:table-row table:style-name="ro1">
          <table:table-cell office:value-type="float" office:value="27822692" calcext:value-type="float">
            <text:p>27822692</text:p>
          </table:table-cell>
          <table:table-cell table:formula="of:=[.A1741]/1000/(60*60*24)" office:value-type="time" office:time-value="PT07H43M42.692S" calcext:value-type="time">
            <text:p>07:43:43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843.17" calcext:value-type="float">
            <text:p>1843.17</text:p>
          </table:table-cell>
          <table:table-cell office:value-type="float" office:value="2217.29" calcext:value-type="float">
            <text:p>2217.29</text:p>
          </table:table-cell>
        </table:table-row>
        <table:table-row table:style-name="ro1">
          <table:table-cell office:value-type="float" office:value="27838691" calcext:value-type="float">
            <text:p>27838691</text:p>
          </table:table-cell>
          <table:table-cell table:formula="of:=[.A1742]/1000/(60*60*24)" office:value-type="time" office:time-value="PT07H43M58.691S" calcext:value-type="time">
            <text:p>07:43:59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844.19" calcext:value-type="float">
            <text:p>1844.19</text:p>
          </table:table-cell>
          <table:table-cell office:value-type="float" office:value="2218.48" calcext:value-type="float">
            <text:p>2218.48</text:p>
          </table:table-cell>
        </table:table-row>
        <table:table-row table:style-name="ro1">
          <table:table-cell office:value-type="float" office:value="27854692" calcext:value-type="float">
            <text:p>27854692</text:p>
          </table:table-cell>
          <table:table-cell table:formula="of:=[.A1743]/1000/(60*60*24)" office:value-type="time" office:time-value="PT07H44M14.692S" calcext:value-type="time">
            <text:p>07:44:15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845.21" calcext:value-type="float">
            <text:p>1845.21</text:p>
          </table:table-cell>
          <table:table-cell office:value-type="float" office:value="2219.66" calcext:value-type="float">
            <text:p>2219.66</text:p>
          </table:table-cell>
        </table:table-row>
        <table:table-row table:style-name="ro1">
          <table:table-cell office:value-type="float" office:value="27870691" calcext:value-type="float">
            <text:p>27870691</text:p>
          </table:table-cell>
          <table:table-cell table:formula="of:=[.A1744]/1000/(60*60*24)" office:value-type="time" office:time-value="PT07H44M30.691S" calcext:value-type="time">
            <text:p>07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846.23" calcext:value-type="float">
            <text:p>1846.23</text:p>
          </table:table-cell>
          <table:table-cell office:value-type="float" office:value="2220.84" calcext:value-type="float">
            <text:p>2220.84</text:p>
          </table:table-cell>
        </table:table-row>
        <table:table-row table:style-name="ro1">
          <table:table-cell office:value-type="float" office:value="27886692" calcext:value-type="float">
            <text:p>27886692</text:p>
          </table:table-cell>
          <table:table-cell table:formula="of:=[.A1745]/1000/(60*60*24)" office:value-type="time" office:time-value="PT07H44M46.692S" calcext:value-type="time">
            <text:p>07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847.26" calcext:value-type="float">
            <text:p>1847.26</text:p>
          </table:table-cell>
          <table:table-cell office:value-type="float" office:value="2222.02" calcext:value-type="float">
            <text:p>2222.02</text:p>
          </table:table-cell>
        </table:table-row>
        <table:table-row table:style-name="ro1">
          <table:table-cell office:value-type="float" office:value="27902692" calcext:value-type="float">
            <text:p>27902692</text:p>
          </table:table-cell>
          <table:table-cell table:formula="of:=[.A1746]/1000/(60*60*24)" office:value-type="time" office:time-value="PT07H45M02.692S" calcext:value-type="time">
            <text:p>07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848.28" calcext:value-type="float">
            <text:p>1848.28</text:p>
          </table:table-cell>
          <table:table-cell office:value-type="float" office:value="2223.2" calcext:value-type="float">
            <text:p>2223.2</text:p>
          </table:table-cell>
        </table:table-row>
        <table:table-row table:style-name="ro1">
          <table:table-cell office:value-type="float" office:value="27918692" calcext:value-type="float">
            <text:p>27918692</text:p>
          </table:table-cell>
          <table:table-cell table:formula="of:=[.A1747]/1000/(60*60*24)" office:value-type="time" office:time-value="PT07H45M18.692S" calcext:value-type="time">
            <text:p>07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849.3" calcext:value-type="float">
            <text:p>1849.3</text:p>
          </table:table-cell>
          <table:table-cell office:value-type="float" office:value="2224.38" calcext:value-type="float">
            <text:p>2224.38</text:p>
          </table:table-cell>
        </table:table-row>
        <table:table-row table:style-name="ro1">
          <table:table-cell office:value-type="float" office:value="27934691" calcext:value-type="float">
            <text:p>27934691</text:p>
          </table:table-cell>
          <table:table-cell table:formula="of:=[.A1748]/1000/(60*60*24)" office:value-type="time" office:time-value="PT07H45M34.691S" calcext:value-type="time">
            <text:p>07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850.32" calcext:value-type="float">
            <text:p>1850.32</text:p>
          </table:table-cell>
          <table:table-cell office:value-type="float" office:value="2225.56" calcext:value-type="float">
            <text:p>2225.56</text:p>
          </table:table-cell>
        </table:table-row>
        <table:table-row table:style-name="ro1">
          <table:table-cell office:value-type="float" office:value="27950691" calcext:value-type="float">
            <text:p>27950691</text:p>
          </table:table-cell>
          <table:table-cell table:formula="of:=[.A1749]/1000/(60*60*24)" office:value-type="time" office:time-value="PT07H45M50.691S" calcext:value-type="time">
            <text:p>07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851.34" calcext:value-type="float">
            <text:p>1851.34</text:p>
          </table:table-cell>
          <table:table-cell office:value-type="float" office:value="2226.74" calcext:value-type="float">
            <text:p>2226.74</text:p>
          </table:table-cell>
        </table:table-row>
        <table:table-row table:style-name="ro1">
          <table:table-cell office:value-type="float" office:value="27966692" calcext:value-type="float">
            <text:p>27966692</text:p>
          </table:table-cell>
          <table:table-cell table:formula="of:=[.A1750]/1000/(60*60*24)" office:value-type="time" office:time-value="PT07H46M06.692S" calcext:value-type="time">
            <text:p>07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852.36" calcext:value-type="float">
            <text:p>1852.36</text:p>
          </table:table-cell>
          <table:table-cell office:value-type="float" office:value="2227.92" calcext:value-type="float">
            <text:p>2227.92</text:p>
          </table:table-cell>
        </table:table-row>
        <table:table-row table:style-name="ro1">
          <table:table-cell office:value-type="float" office:value="27982692" calcext:value-type="float">
            <text:p>27982692</text:p>
          </table:table-cell>
          <table:table-cell table:formula="of:=[.A1751]/1000/(60*60*24)" office:value-type="time" office:time-value="PT07H46M22.692S" calcext:value-type="time">
            <text:p>07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853.38" calcext:value-type="float">
            <text:p>1853.38</text:p>
          </table:table-cell>
          <table:table-cell office:value-type="float" office:value="2229.1" calcext:value-type="float">
            <text:p>2229.1</text:p>
          </table:table-cell>
        </table:table-row>
        <table:table-row table:style-name="ro1">
          <table:table-cell office:value-type="float" office:value="27998692" calcext:value-type="float">
            <text:p>27998692</text:p>
          </table:table-cell>
          <table:table-cell table:formula="of:=[.A1752]/1000/(60*60*24)" office:value-type="time" office:time-value="PT07H46M38.692S" calcext:value-type="time">
            <text:p>07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854.4" calcext:value-type="float">
            <text:p>1854.4</text:p>
          </table:table-cell>
          <table:table-cell office:value-type="float" office:value="2230.28" calcext:value-type="float">
            <text:p>2230.28</text:p>
          </table:table-cell>
        </table:table-row>
        <table:table-row table:style-name="ro1">
          <table:table-cell office:value-type="float" office:value="28014692" calcext:value-type="float">
            <text:p>28014692</text:p>
          </table:table-cell>
          <table:table-cell table:formula="of:=[.A1753]/1000/(60*60*24)" office:value-type="time" office:time-value="PT07H46M54.692S" calcext:value-type="time">
            <text:p>07:4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55.42" calcext:value-type="float">
            <text:p>1855.42</text:p>
          </table:table-cell>
          <table:table-cell office:value-type="float" office:value="2231.46" calcext:value-type="float">
            <text:p>2231.46</text:p>
          </table:table-cell>
        </table:table-row>
        <table:table-row table:style-name="ro1">
          <table:table-cell office:value-type="float" office:value="28030691" calcext:value-type="float">
            <text:p>28030691</text:p>
          </table:table-cell>
          <table:table-cell table:formula="of:=[.A1754]/1000/(60*60*24)" office:value-type="time" office:time-value="PT07H47M10.691S" calcext:value-type="time">
            <text:p>07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56.44" calcext:value-type="float">
            <text:p>1856.44</text:p>
          </table:table-cell>
          <table:table-cell office:value-type="float" office:value="2232.64" calcext:value-type="float">
            <text:p>2232.64</text:p>
          </table:table-cell>
        </table:table-row>
        <table:table-row table:style-name="ro1">
          <table:table-cell office:value-type="float" office:value="28046692" calcext:value-type="float">
            <text:p>28046692</text:p>
          </table:table-cell>
          <table:table-cell table:formula="of:=[.A1755]/1000/(60*60*24)" office:value-type="time" office:time-value="PT07H47M26.692S" calcext:value-type="time">
            <text:p>07:47:27</text:p>
          </table:table-cell>
          <table:table-cell office:value-type="float" office:value="1.16" calcext:value-type="float">
            <text:p>1.16</text:p>
          </table:table-cell>
          <table:table-cell office:value-type="float" office:value="229.4" calcext:value-type="float">
            <text:p>229.4</text:p>
          </table:table-cell>
          <table:table-cell office:value-type="float" office:value="265.86" calcext:value-type="float">
            <text:p>265.86</text:p>
          </table:table-cell>
          <table:table-cell office:value-type="float" office:value="1857.46" calcext:value-type="float">
            <text:p>1857.46</text:p>
          </table:table-cell>
          <table:table-cell office:value-type="float" office:value="2233.82" calcext:value-type="float">
            <text:p>2233.82</text:p>
          </table:table-cell>
        </table:table-row>
        <table:table-row table:style-name="ro1">
          <table:table-cell office:value-type="float" office:value="28062692" calcext:value-type="float">
            <text:p>28062692</text:p>
          </table:table-cell>
          <table:table-cell table:formula="of:=[.A1756]/1000/(60*60*24)" office:value-type="time" office:time-value="PT07H47M42.692S" calcext:value-type="time">
            <text:p>07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58.48" calcext:value-type="float">
            <text:p>1858.48</text:p>
          </table:table-cell>
          <table:table-cell office:value-type="float" office:value="2234.99" calcext:value-type="float">
            <text:p>2234.99</text:p>
          </table:table-cell>
        </table:table-row>
        <table:table-row table:style-name="ro1">
          <table:table-cell office:value-type="float" office:value="28078692" calcext:value-type="float">
            <text:p>28078692</text:p>
          </table:table-cell>
          <table:table-cell table:formula="of:=[.A1757]/1000/(60*60*24)" office:value-type="time" office:time-value="PT07H47M58.692S" calcext:value-type="time">
            <text:p>07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59.5" calcext:value-type="float">
            <text:p>1859.5</text:p>
          </table:table-cell>
          <table:table-cell office:value-type="float" office:value="2236.17" calcext:value-type="float">
            <text:p>2236.17</text:p>
          </table:table-cell>
        </table:table-row>
        <table:table-row table:style-name="ro1">
          <table:table-cell office:value-type="float" office:value="28094692" calcext:value-type="float">
            <text:p>28094692</text:p>
          </table:table-cell>
          <table:table-cell table:formula="of:=[.A1758]/1000/(60*60*24)" office:value-type="time" office:time-value="PT07H48M14.692S" calcext:value-type="time">
            <text:p>07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860.51" calcext:value-type="float">
            <text:p>1860.51</text:p>
          </table:table-cell>
          <table:table-cell office:value-type="float" office:value="2237.35" calcext:value-type="float">
            <text:p>2237.35</text:p>
          </table:table-cell>
        </table:table-row>
        <table:table-row table:style-name="ro1">
          <table:table-cell office:value-type="float" office:value="28110692" calcext:value-type="float">
            <text:p>28110692</text:p>
          </table:table-cell>
          <table:table-cell table:formula="of:=[.A1759]/1000/(60*60*24)" office:value-type="time" office:time-value="PT07H48M30.692S" calcext:value-type="time">
            <text:p>07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861.53" calcext:value-type="float">
            <text:p>1861.53</text:p>
          </table:table-cell>
          <table:table-cell office:value-type="float" office:value="2238.52" calcext:value-type="float">
            <text:p>2238.52</text:p>
          </table:table-cell>
        </table:table-row>
        <table:table-row table:style-name="ro1">
          <table:table-cell office:value-type="float" office:value="28126692" calcext:value-type="float">
            <text:p>28126692</text:p>
          </table:table-cell>
          <table:table-cell table:formula="of:=[.A1760]/1000/(60*60*24)" office:value-type="time" office:time-value="PT07H48M46.692S" calcext:value-type="time">
            <text:p>07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862.55" calcext:value-type="float">
            <text:p>1862.55</text:p>
          </table:table-cell>
          <table:table-cell office:value-type="float" office:value="2239.7" calcext:value-type="float">
            <text:p>2239.7</text:p>
          </table:table-cell>
        </table:table-row>
        <table:table-row table:style-name="ro1">
          <table:table-cell office:value-type="float" office:value="28142692" calcext:value-type="float">
            <text:p>28142692</text:p>
          </table:table-cell>
          <table:table-cell table:formula="of:=[.A1761]/1000/(60*60*24)" office:value-type="time" office:time-value="PT07H49M02.692S" calcext:value-type="time">
            <text:p>07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229.2" calcext:value-type="float">
            <text:p>229.2</text:p>
          </table:table-cell>
          <table:table-cell office:value-type="float" office:value="265.62" calcext:value-type="float">
            <text:p>265.62</text:p>
          </table:table-cell>
          <table:table-cell office:value-type="float" office:value="1863.57" calcext:value-type="float">
            <text:p>1863.57</text:p>
          </table:table-cell>
          <table:table-cell office:value-type="float" office:value="2240.88" calcext:value-type="float">
            <text:p>2240.88</text:p>
          </table:table-cell>
        </table:table-row>
        <table:table-row table:style-name="ro1">
          <table:table-cell office:value-type="float" office:value="28158692" calcext:value-type="float">
            <text:p>28158692</text:p>
          </table:table-cell>
          <table:table-cell table:formula="of:=[.A1762]/1000/(60*60*24)" office:value-type="time" office:time-value="PT07H49M18.692S" calcext:value-type="time">
            <text:p>07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864.59" calcext:value-type="float">
            <text:p>1864.59</text:p>
          </table:table-cell>
          <table:table-cell office:value-type="float" office:value="2242.05" calcext:value-type="float">
            <text:p>2242.05</text:p>
          </table:table-cell>
        </table:table-row>
        <table:table-row table:style-name="ro1">
          <table:table-cell office:value-type="float" office:value="28174692" calcext:value-type="float">
            <text:p>28174692</text:p>
          </table:table-cell>
          <table:table-cell table:formula="of:=[.A1763]/1000/(60*60*24)" office:value-type="time" office:time-value="PT07H49M34.692S" calcext:value-type="time">
            <text:p>07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65.61" calcext:value-type="float">
            <text:p>1865.61</text:p>
          </table:table-cell>
          <table:table-cell office:value-type="float" office:value="2243.23" calcext:value-type="float">
            <text:p>2243.23</text:p>
          </table:table-cell>
        </table:table-row>
        <table:table-row table:style-name="ro1">
          <table:table-cell office:value-type="float" office:value="28190692" calcext:value-type="float">
            <text:p>28190692</text:p>
          </table:table-cell>
          <table:table-cell table:formula="of:=[.A1764]/1000/(60*60*24)" office:value-type="time" office:time-value="PT07H49M50.692S" calcext:value-type="time">
            <text:p>07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66.63" calcext:value-type="float">
            <text:p>1866.63</text:p>
          </table:table-cell>
          <table:table-cell office:value-type="float" office:value="2244.4" calcext:value-type="float">
            <text:p>2244.4</text:p>
          </table:table-cell>
        </table:table-row>
        <table:table-row table:style-name="ro1">
          <table:table-cell office:value-type="float" office:value="28206692" calcext:value-type="float">
            <text:p>28206692</text:p>
          </table:table-cell>
          <table:table-cell table:formula="of:=[.A1765]/1000/(60*60*24)" office:value-type="time" office:time-value="PT07H50M06.692S" calcext:value-type="time">
            <text:p>07:50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67.64" calcext:value-type="float">
            <text:p>1867.64</text:p>
          </table:table-cell>
          <table:table-cell office:value-type="float" office:value="2245.58" calcext:value-type="float">
            <text:p>2245.58</text:p>
          </table:table-cell>
        </table:table-row>
        <table:table-row table:style-name="ro1">
          <table:table-cell office:value-type="float" office:value="28222692" calcext:value-type="float">
            <text:p>28222692</text:p>
          </table:table-cell>
          <table:table-cell table:formula="of:=[.A1766]/1000/(60*60*24)" office:value-type="time" office:time-value="PT07H50M22.692S" calcext:value-type="time">
            <text:p>07:50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868.66" calcext:value-type="float">
            <text:p>1868.66</text:p>
          </table:table-cell>
          <table:table-cell office:value-type="float" office:value="2246.75" calcext:value-type="float">
            <text:p>2246.75</text:p>
          </table:table-cell>
        </table:table-row>
        <table:table-row table:style-name="ro1">
          <table:table-cell office:value-type="float" office:value="28238692" calcext:value-type="float">
            <text:p>28238692</text:p>
          </table:table-cell>
          <table:table-cell table:formula="of:=[.A1767]/1000/(60*60*24)" office:value-type="time" office:time-value="PT07H50M38.692S" calcext:value-type="time">
            <text:p>07:50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6" calcext:value-type="float">
            <text:p>264.36</text:p>
          </table:table-cell>
          <table:table-cell office:value-type="float" office:value="1869.68" calcext:value-type="float">
            <text:p>1869.68</text:p>
          </table:table-cell>
          <table:table-cell office:value-type="float" office:value="2247.93" calcext:value-type="float">
            <text:p>2247.93</text:p>
          </table:table-cell>
        </table:table-row>
        <table:table-row table:style-name="ro1">
          <table:table-cell office:value-type="float" office:value="28254692" calcext:value-type="float">
            <text:p>28254692</text:p>
          </table:table-cell>
          <table:table-cell table:formula="of:=[.A1768]/1000/(60*60*24)" office:value-type="time" office:time-value="PT07H50M54.692S" calcext:value-type="time">
            <text:p>07:50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870.7" calcext:value-type="float">
            <text:p>1870.7</text:p>
          </table:table-cell>
          <table:table-cell office:value-type="float" office:value="2249.1" calcext:value-type="float">
            <text:p>2249.1</text:p>
          </table:table-cell>
        </table:table-row>
        <table:table-row table:style-name="ro1">
          <table:table-cell office:value-type="float" office:value="28270692" calcext:value-type="float">
            <text:p>28270692</text:p>
          </table:table-cell>
          <table:table-cell table:formula="of:=[.A1769]/1000/(60*60*24)" office:value-type="time" office:time-value="PT07H51M10.692S" calcext:value-type="time">
            <text:p>07:51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1871.71" calcext:value-type="float">
            <text:p>1871.71</text:p>
          </table:table-cell>
          <table:table-cell office:value-type="float" office:value="2250.28" calcext:value-type="float">
            <text:p>2250.28</text:p>
          </table:table-cell>
        </table:table-row>
        <table:table-row table:style-name="ro1">
          <table:table-cell office:value-type="float" office:value="28286692" calcext:value-type="float">
            <text:p>28286692</text:p>
          </table:table-cell>
          <table:table-cell table:formula="of:=[.A1770]/1000/(60*60*24)" office:value-type="time" office:time-value="PT07H51M26.692S" calcext:value-type="time">
            <text:p>07:51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872.73" calcext:value-type="float">
            <text:p>1872.73</text:p>
          </table:table-cell>
          <table:table-cell office:value-type="float" office:value="2251.45" calcext:value-type="float">
            <text:p>2251.45</text:p>
          </table:table-cell>
        </table:table-row>
        <table:table-row table:style-name="ro1">
          <table:table-cell office:value-type="float" office:value="28302692" calcext:value-type="float">
            <text:p>28302692</text:p>
          </table:table-cell>
          <table:table-cell table:formula="of:=[.A1771]/1000/(60*60*24)" office:value-type="time" office:time-value="PT07H51M42.692S" calcext:value-type="time">
            <text:p>07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1873.75" calcext:value-type="float">
            <text:p>1873.75</text:p>
          </table:table-cell>
          <table:table-cell office:value-type="float" office:value="2252.63" calcext:value-type="float">
            <text:p>2252.63</text:p>
          </table:table-cell>
        </table:table-row>
        <table:table-row table:style-name="ro1">
          <table:table-cell office:value-type="float" office:value="28318692" calcext:value-type="float">
            <text:p>28318692</text:p>
          </table:table-cell>
          <table:table-cell table:formula="of:=[.A1772]/1000/(60*60*24)" office:value-type="time" office:time-value="PT07H51M58.692S" calcext:value-type="time">
            <text:p>07:51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874.77" calcext:value-type="float">
            <text:p>1874.77</text:p>
          </table:table-cell>
          <table:table-cell office:value-type="float" office:value="2253.8" calcext:value-type="float">
            <text:p>2253.8</text:p>
          </table:table-cell>
        </table:table-row>
        <table:table-row table:style-name="ro1">
          <table:table-cell office:value-type="float" office:value="28334692" calcext:value-type="float">
            <text:p>28334692</text:p>
          </table:table-cell>
          <table:table-cell table:formula="of:=[.A1773]/1000/(60*60*24)" office:value-type="time" office:time-value="PT07H52M14.692S" calcext:value-type="time">
            <text:p>07:52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875.78" calcext:value-type="float">
            <text:p>1875.78</text:p>
          </table:table-cell>
          <table:table-cell office:value-type="float" office:value="2254.97" calcext:value-type="float">
            <text:p>2254.97</text:p>
          </table:table-cell>
        </table:table-row>
        <table:table-row table:style-name="ro1">
          <table:table-cell office:value-type="float" office:value="28350692" calcext:value-type="float">
            <text:p>28350692</text:p>
          </table:table-cell>
          <table:table-cell table:formula="of:=[.A1774]/1000/(60*60*24)" office:value-type="time" office:time-value="PT07H52M30.692S" calcext:value-type="time">
            <text:p>07:52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876.8" calcext:value-type="float">
            <text:p>1876.8</text:p>
          </table:table-cell>
          <table:table-cell office:value-type="float" office:value="2256.14" calcext:value-type="float">
            <text:p>2256.14</text:p>
          </table:table-cell>
        </table:table-row>
        <table:table-row table:style-name="ro1">
          <table:table-cell office:value-type="float" office:value="28366692" calcext:value-type="float">
            <text:p>28366692</text:p>
          </table:table-cell>
          <table:table-cell table:formula="of:=[.A1775]/1000/(60*60*24)" office:value-type="time" office:time-value="PT07H52M46.692S" calcext:value-type="time">
            <text:p>07:52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877.82" calcext:value-type="float">
            <text:p>1877.82</text:p>
          </table:table-cell>
          <table:table-cell office:value-type="float" office:value="2257.31" calcext:value-type="float">
            <text:p>2257.31</text:p>
          </table:table-cell>
        </table:table-row>
        <table:table-row table:style-name="ro1">
          <table:table-cell office:value-type="float" office:value="28382692" calcext:value-type="float">
            <text:p>28382692</text:p>
          </table:table-cell>
          <table:table-cell table:formula="of:=[.A1776]/1000/(60*60*24)" office:value-type="time" office:time-value="PT07H53M02.692S" calcext:value-type="time">
            <text:p>07:53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878.83" calcext:value-type="float">
            <text:p>1878.83</text:p>
          </table:table-cell>
          <table:table-cell office:value-type="float" office:value="2258.48" calcext:value-type="float">
            <text:p>2258.48</text:p>
          </table:table-cell>
        </table:table-row>
        <table:table-row table:style-name="ro1">
          <table:table-cell office:value-type="float" office:value="28398692" calcext:value-type="float">
            <text:p>28398692</text:p>
          </table:table-cell>
          <table:table-cell table:formula="of:=[.A1777]/1000/(60*60*24)" office:value-type="time" office:time-value="PT07H53M18.692S" calcext:value-type="time">
            <text:p>07:53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79.85" calcext:value-type="float">
            <text:p>1879.85</text:p>
          </table:table-cell>
          <table:table-cell office:value-type="float" office:value="2259.65" calcext:value-type="float">
            <text:p>2259.65</text:p>
          </table:table-cell>
        </table:table-row>
        <table:table-row table:style-name="ro1">
          <table:table-cell office:value-type="float" office:value="28414692" calcext:value-type="float">
            <text:p>28414692</text:p>
          </table:table-cell>
          <table:table-cell table:formula="of:=[.A1778]/1000/(60*60*24)" office:value-type="time" office:time-value="PT07H53M34.692S" calcext:value-type="time">
            <text:p>07:53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80.86" calcext:value-type="float">
            <text:p>1880.86</text:p>
          </table:table-cell>
          <table:table-cell office:value-type="float" office:value="2260.82" calcext:value-type="float">
            <text:p>2260.82</text:p>
          </table:table-cell>
        </table:table-row>
        <table:table-row table:style-name="ro1">
          <table:table-cell office:value-type="float" office:value="28430692" calcext:value-type="float">
            <text:p>28430692</text:p>
          </table:table-cell>
          <table:table-cell table:formula="of:=[.A1779]/1000/(60*60*24)" office:value-type="time" office:time-value="PT07H53M50.692S" calcext:value-type="time">
            <text:p>07:53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81.88" calcext:value-type="float">
            <text:p>1881.88</text:p>
          </table:table-cell>
          <table:table-cell office:value-type="float" office:value="2261.99" calcext:value-type="float">
            <text:p>2261.99</text:p>
          </table:table-cell>
        </table:table-row>
        <table:table-row table:style-name="ro1">
          <table:table-cell office:value-type="float" office:value="28446692" calcext:value-type="float">
            <text:p>28446692</text:p>
          </table:table-cell>
          <table:table-cell table:formula="of:=[.A1780]/1000/(60*60*24)" office:value-type="time" office:time-value="PT07H54M06.692S" calcext:value-type="time">
            <text:p>07:54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8" calcext:value-type="float">
            <text:p>263.08</text:p>
          </table:table-cell>
          <table:table-cell office:value-type="float" office:value="1882.9" calcext:value-type="float">
            <text:p>1882.9</text:p>
          </table:table-cell>
          <table:table-cell office:value-type="float" office:value="2263.16" calcext:value-type="float">
            <text:p>2263.16</text:p>
          </table:table-cell>
        </table:table-row>
        <table:table-row table:style-name="ro1">
          <table:table-cell office:value-type="float" office:value="28462692" calcext:value-type="float">
            <text:p>28462692</text:p>
          </table:table-cell>
          <table:table-cell table:formula="of:=[.A1781]/1000/(60*60*24)" office:value-type="time" office:time-value="PT07H54M22.692S" calcext:value-type="time">
            <text:p>07:54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83.91" calcext:value-type="float">
            <text:p>1883.91</text:p>
          </table:table-cell>
          <table:table-cell office:value-type="float" office:value="2264.33" calcext:value-type="float">
            <text:p>2264.33</text:p>
          </table:table-cell>
        </table:table-row>
        <table:table-row table:style-name="ro1">
          <table:table-cell office:value-type="float" office:value="28478692" calcext:value-type="float">
            <text:p>28478692</text:p>
          </table:table-cell>
          <table:table-cell table:formula="of:=[.A1782]/1000/(60*60*24)" office:value-type="time" office:time-value="PT07H54M38.692S" calcext:value-type="time">
            <text:p>07:54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884.93" calcext:value-type="float">
            <text:p>1884.93</text:p>
          </table:table-cell>
          <table:table-cell office:value-type="float" office:value="2265.5" calcext:value-type="float">
            <text:p>2265.5</text:p>
          </table:table-cell>
        </table:table-row>
        <table:table-row table:style-name="ro1">
          <table:table-cell office:value-type="float" office:value="28494692" calcext:value-type="float">
            <text:p>28494692</text:p>
          </table:table-cell>
          <table:table-cell table:formula="of:=[.A1783]/1000/(60*60*24)" office:value-type="time" office:time-value="PT07H54M54.692S" calcext:value-type="time">
            <text:p>07:54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85.94" calcext:value-type="float">
            <text:p>1885.94</text:p>
          </table:table-cell>
          <table:table-cell office:value-type="float" office:value="2266.66" calcext:value-type="float">
            <text:p>2266.66</text:p>
          </table:table-cell>
        </table:table-row>
        <table:table-row table:style-name="ro1">
          <table:table-cell office:value-type="float" office:value="28510692" calcext:value-type="float">
            <text:p>28510692</text:p>
          </table:table-cell>
          <table:table-cell table:formula="of:=[.A1784]/1000/(60*60*24)" office:value-type="time" office:time-value="PT07H55M10.692S" calcext:value-type="time">
            <text:p>07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86.96" calcext:value-type="float">
            <text:p>1886.96</text:p>
          </table:table-cell>
          <table:table-cell office:value-type="float" office:value="2267.83" calcext:value-type="float">
            <text:p>2267.83</text:p>
          </table:table-cell>
        </table:table-row>
        <table:table-row table:style-name="ro1">
          <table:table-cell office:value-type="float" office:value="28526692" calcext:value-type="float">
            <text:p>28526692</text:p>
          </table:table-cell>
          <table:table-cell table:formula="of:=[.A1785]/1000/(60*60*24)" office:value-type="time" office:time-value="PT07H55M26.692S" calcext:value-type="time">
            <text:p>07:55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87.97" calcext:value-type="float">
            <text:p>1887.97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28542692" calcext:value-type="float">
            <text:p>28542692</text:p>
          </table:table-cell>
          <table:table-cell table:formula="of:=[.A1786]/1000/(60*60*24)" office:value-type="time" office:time-value="PT07H55M42.692S" calcext:value-type="time">
            <text:p>07:5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88.99" calcext:value-type="float">
            <text:p>1888.99</text:p>
          </table:table-cell>
          <table:table-cell office:value-type="float" office:value="2270.17" calcext:value-type="float">
            <text:p>2270.17</text:p>
          </table:table-cell>
        </table:table-row>
        <table:table-row table:style-name="ro1">
          <table:table-cell office:value-type="float" office:value="28558692" calcext:value-type="float">
            <text:p>28558692</text:p>
          </table:table-cell>
          <table:table-cell table:formula="of:=[.A1787]/1000/(60*60*24)" office:value-type="time" office:time-value="PT07H55M58.692S" calcext:value-type="time">
            <text:p>07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890" calcext:value-type="float">
            <text:p>1890</text:p>
          </table:table-cell>
          <table:table-cell office:value-type="float" office:value="2271.34" calcext:value-type="float">
            <text:p>2271.34</text:p>
          </table:table-cell>
        </table:table-row>
        <table:table-row table:style-name="ro1">
          <table:table-cell office:value-type="float" office:value="28574692" calcext:value-type="float">
            <text:p>28574692</text:p>
          </table:table-cell>
          <table:table-cell table:formula="of:=[.A1788]/1000/(60*60*24)" office:value-type="time" office:time-value="PT07H56M14.692S" calcext:value-type="time">
            <text:p>07:56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891.02" calcext:value-type="float">
            <text:p>1891.02</text:p>
          </table:table-cell>
          <table:table-cell office:value-type="float" office:value="2272.5" calcext:value-type="float">
            <text:p>2272.5</text:p>
          </table:table-cell>
        </table:table-row>
        <table:table-row table:style-name="ro1">
          <table:table-cell office:value-type="float" office:value="28590692" calcext:value-type="float">
            <text:p>28590692</text:p>
          </table:table-cell>
          <table:table-cell table:formula="of:=[.A1789]/1000/(60*60*24)" office:value-type="time" office:time-value="PT07H56M30.692S" calcext:value-type="time">
            <text:p>07:56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892.03" calcext:value-type="float">
            <text:p>1892.03</text:p>
          </table:table-cell>
          <table:table-cell office:value-type="float" office:value="2273.67" calcext:value-type="float">
            <text:p>2273.67</text:p>
          </table:table-cell>
        </table:table-row>
        <table:table-row table:style-name="ro1">
          <table:table-cell office:value-type="float" office:value="28606692" calcext:value-type="float">
            <text:p>28606692</text:p>
          </table:table-cell>
          <table:table-cell table:formula="of:=[.A1790]/1000/(60*60*24)" office:value-type="time" office:time-value="PT07H56M46.692S" calcext:value-type="time">
            <text:p>07:5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893.05" calcext:value-type="float">
            <text:p>1893.05</text:p>
          </table:table-cell>
          <table:table-cell office:value-type="float" office:value="2274.84" calcext:value-type="float">
            <text:p>2274.84</text:p>
          </table:table-cell>
        </table:table-row>
        <table:table-row table:style-name="ro1">
          <table:table-cell office:value-type="float" office:value="28622692" calcext:value-type="float">
            <text:p>28622692</text:p>
          </table:table-cell>
          <table:table-cell table:formula="of:=[.A1791]/1000/(60*60*24)" office:value-type="time" office:time-value="PT07H57M02.692S" calcext:value-type="time">
            <text:p>07:57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894.06" calcext:value-type="float">
            <text:p>1894.06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28638692" calcext:value-type="float">
            <text:p>28638692</text:p>
          </table:table-cell>
          <table:table-cell table:formula="of:=[.A1792]/1000/(60*60*24)" office:value-type="time" office:time-value="PT07H57M18.692S" calcext:value-type="time">
            <text:p>07:57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895.07" calcext:value-type="float">
            <text:p>1895.07</text:p>
          </table:table-cell>
          <table:table-cell office:value-type="float" office:value="2277.17" calcext:value-type="float">
            <text:p>2277.17</text:p>
          </table:table-cell>
        </table:table-row>
        <table:table-row table:style-name="ro1">
          <table:table-cell office:value-type="float" office:value="28654692" calcext:value-type="float">
            <text:p>28654692</text:p>
          </table:table-cell>
          <table:table-cell table:formula="of:=[.A1793]/1000/(60*60*24)" office:value-type="time" office:time-value="PT07H57M34.692S" calcext:value-type="time">
            <text:p>07:57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96.09" calcext:value-type="float">
            <text:p>1896.09</text:p>
          </table:table-cell>
          <table:table-cell office:value-type="float" office:value="2278.34" calcext:value-type="float">
            <text:p>2278.34</text:p>
          </table:table-cell>
        </table:table-row>
        <table:table-row table:style-name="ro1">
          <table:table-cell office:value-type="float" office:value="28670692" calcext:value-type="float">
            <text:p>28670692</text:p>
          </table:table-cell>
          <table:table-cell table:formula="of:=[.A1794]/1000/(60*60*24)" office:value-type="time" office:time-value="PT07H57M50.692S" calcext:value-type="time">
            <text:p>07:57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97.1" calcext:value-type="float">
            <text:p>1897.1</text:p>
          </table:table-cell>
          <table:table-cell office:value-type="float" office:value="2279.5" calcext:value-type="float">
            <text:p>2279.5</text:p>
          </table:table-cell>
        </table:table-row>
        <table:table-row table:style-name="ro1">
          <table:table-cell office:value-type="float" office:value="28686692" calcext:value-type="float">
            <text:p>28686692</text:p>
          </table:table-cell>
          <table:table-cell table:formula="of:=[.A1795]/1000/(60*60*24)" office:value-type="time" office:time-value="PT07H58M06.692S" calcext:value-type="time">
            <text:p>07:58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1898.11" calcext:value-type="float">
            <text:p>1898.11</text:p>
          </table:table-cell>
          <table:table-cell office:value-type="float" office:value="2280.66" calcext:value-type="float">
            <text:p>2280.66</text:p>
          </table:table-cell>
        </table:table-row>
        <table:table-row table:style-name="ro1">
          <table:table-cell office:value-type="float" office:value="28702692" calcext:value-type="float">
            <text:p>28702692</text:p>
          </table:table-cell>
          <table:table-cell table:formula="of:=[.A1796]/1000/(60*60*24)" office:value-type="time" office:time-value="PT07H58M22.692S" calcext:value-type="time">
            <text:p>07:58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1899.13" calcext:value-type="float">
            <text:p>1899.13</text:p>
          </table:table-cell>
          <table:table-cell office:value-type="float" office:value="2281.83" calcext:value-type="float">
            <text:p>2281.83</text:p>
          </table:table-cell>
        </table:table-row>
        <table:table-row table:style-name="ro1">
          <table:table-cell office:value-type="float" office:value="28718692" calcext:value-type="float">
            <text:p>28718692</text:p>
          </table:table-cell>
          <table:table-cell table:formula="of:=[.A1797]/1000/(60*60*24)" office:value-type="time" office:time-value="PT07H58M38.692S" calcext:value-type="time">
            <text:p>07:58:39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6" calcext:value-type="float">
            <text:p>261.36</text:p>
          </table:table-cell>
          <table:table-cell office:value-type="float" office:value="1900.14" calcext:value-type="float">
            <text:p>1900.14</text:p>
          </table:table-cell>
          <table:table-cell office:value-type="float" office:value="2282.99" calcext:value-type="float">
            <text:p>2282.99</text:p>
          </table:table-cell>
        </table:table-row>
        <table:table-row table:style-name="ro1">
          <table:table-cell office:value-type="float" office:value="28734692" calcext:value-type="float">
            <text:p>28734692</text:p>
          </table:table-cell>
          <table:table-cell table:formula="of:=[.A1798]/1000/(60*60*24)" office:value-type="time" office:time-value="PT07H58M54.692S" calcext:value-type="time">
            <text:p>07:5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901.15" calcext:value-type="float">
            <text:p>1901.15</text:p>
          </table:table-cell>
          <table:table-cell office:value-type="float" office:value="2284.15" calcext:value-type="float">
            <text:p>2284.15</text:p>
          </table:table-cell>
        </table:table-row>
        <table:table-row table:style-name="ro1">
          <table:table-cell office:value-type="float" office:value="28750692" calcext:value-type="float">
            <text:p>28750692</text:p>
          </table:table-cell>
          <table:table-cell table:formula="of:=[.A1799]/1000/(60*60*24)" office:value-type="time" office:time-value="PT07H59M10.692S" calcext:value-type="time">
            <text:p>07:59:11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902.17" calcext:value-type="float">
            <text:p>1902.17</text:p>
          </table:table-cell>
          <table:table-cell office:value-type="float" office:value="2285.31" calcext:value-type="float">
            <text:p>2285.31</text:p>
          </table:table-cell>
        </table:table-row>
        <table:table-row table:style-name="ro1">
          <table:table-cell office:value-type="float" office:value="28766692" calcext:value-type="float">
            <text:p>28766692</text:p>
          </table:table-cell>
          <table:table-cell table:formula="of:=[.A1800]/1000/(60*60*24)" office:value-type="time" office:time-value="PT07H59M26.692S" calcext:value-type="time">
            <text:p>07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903.18" calcext:value-type="float">
            <text:p>1903.18</text:p>
          </table:table-cell>
          <table:table-cell office:value-type="float" office:value="2286.47" calcext:value-type="float">
            <text:p>2286.47</text:p>
          </table:table-cell>
        </table:table-row>
        <table:table-row table:style-name="ro1">
          <table:table-cell office:value-type="float" office:value="28782692" calcext:value-type="float">
            <text:p>28782692</text:p>
          </table:table-cell>
          <table:table-cell table:formula="of:=[.A1801]/1000/(60*60*24)" office:value-type="time" office:time-value="PT07H59M42.692S" calcext:value-type="time">
            <text:p>07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904.19" calcext:value-type="float">
            <text:p>1904.19</text:p>
          </table:table-cell>
          <table:table-cell office:value-type="float" office:value="2287.63" calcext:value-type="float">
            <text:p>2287.63</text:p>
          </table:table-cell>
        </table:table-row>
        <table:table-row table:style-name="ro1">
          <table:table-cell office:value-type="float" office:value="28798692" calcext:value-type="float">
            <text:p>28798692</text:p>
          </table:table-cell>
          <table:table-cell table:formula="of:=[.A1802]/1000/(60*60*24)" office:value-type="time" office:time-value="PT07H59M58.692S" calcext:value-type="time">
            <text:p>07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905.2" calcext:value-type="float">
            <text:p>1905.2</text:p>
          </table:table-cell>
          <table:table-cell office:value-type="float" office:value="2288.79" calcext:value-type="float">
            <text:p>2288.79</text:p>
          </table:table-cell>
        </table:table-row>
        <table:table-row table:style-name="ro1">
          <table:table-cell office:value-type="float" office:value="28814692" calcext:value-type="float">
            <text:p>28814692</text:p>
          </table:table-cell>
          <table:table-cell table:formula="of:=[.A1803]/1000/(60*60*24)" office:value-type="time" office:time-value="PT08H00M14.692S" calcext:value-type="time">
            <text:p>08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906.22" calcext:value-type="float">
            <text:p>1906.22</text:p>
          </table:table-cell>
          <table:table-cell office:value-type="float" office:value="2289.95" calcext:value-type="float">
            <text:p>2289.95</text:p>
          </table:table-cell>
        </table:table-row>
        <table:table-row table:style-name="ro1">
          <table:table-cell office:value-type="float" office:value="28830692" calcext:value-type="float">
            <text:p>28830692</text:p>
          </table:table-cell>
          <table:table-cell table:formula="of:=[.A1804]/1000/(60*60*24)" office:value-type="time" office:time-value="PT08H00M30.692S" calcext:value-type="time">
            <text:p>08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907.23" calcext:value-type="float">
            <text:p>1907.23</text:p>
          </table:table-cell>
          <table:table-cell office:value-type="float" office:value="2291.11" calcext:value-type="float">
            <text:p>2291.11</text:p>
          </table:table-cell>
        </table:table-row>
        <table:table-row table:style-name="ro1">
          <table:table-cell office:value-type="float" office:value="28846692" calcext:value-type="float">
            <text:p>28846692</text:p>
          </table:table-cell>
          <table:table-cell table:formula="of:=[.A1805]/1000/(60*60*24)" office:value-type="time" office:time-value="PT08H00M46.692S" calcext:value-type="time">
            <text:p>08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908.24" calcext:value-type="float">
            <text:p>1908.24</text:p>
          </table:table-cell>
          <table:table-cell office:value-type="float" office:value="2292.27" calcext:value-type="float">
            <text:p>2292.27</text:p>
          </table:table-cell>
        </table:table-row>
        <table:table-row table:style-name="ro1">
          <table:table-cell office:value-type="float" office:value="28862692" calcext:value-type="float">
            <text:p>28862692</text:p>
          </table:table-cell>
          <table:table-cell table:formula="of:=[.A1806]/1000/(60*60*24)" office:value-type="time" office:time-value="PT08H01M02.692S" calcext:value-type="time">
            <text:p>08:0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909.25" calcext:value-type="float">
            <text:p>1909.25</text:p>
          </table:table-cell>
          <table:table-cell office:value-type="float" office:value="2293.43" calcext:value-type="float">
            <text:p>2293.43</text:p>
          </table:table-cell>
        </table:table-row>
        <table:table-row table:style-name="ro1">
          <table:table-cell office:value-type="float" office:value="28878692" calcext:value-type="float">
            <text:p>28878692</text:p>
          </table:table-cell>
          <table:table-cell table:formula="of:=[.A1807]/1000/(60*60*24)" office:value-type="time" office:time-value="PT08H01M18.692S" calcext:value-type="time">
            <text:p>08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910.26" calcext:value-type="float">
            <text:p>1910.26</text:p>
          </table:table-cell>
          <table:table-cell office:value-type="float" office:value="2294.59" calcext:value-type="float">
            <text:p>2294.59</text:p>
          </table:table-cell>
        </table:table-row>
        <table:table-row table:style-name="ro1">
          <table:table-cell office:value-type="float" office:value="28894692" calcext:value-type="float">
            <text:p>28894692</text:p>
          </table:table-cell>
          <table:table-cell table:formula="of:=[.A1808]/1000/(60*60*24)" office:value-type="time" office:time-value="PT08H01M34.692S" calcext:value-type="time">
            <text:p>08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911.27" calcext:value-type="float">
            <text:p>1911.27</text:p>
          </table:table-cell>
          <table:table-cell office:value-type="float" office:value="2295.75" calcext:value-type="float">
            <text:p>2295.75</text:p>
          </table:table-cell>
        </table:table-row>
        <table:table-row table:style-name="ro1">
          <table:table-cell office:value-type="float" office:value="28910692" calcext:value-type="float">
            <text:p>28910692</text:p>
          </table:table-cell>
          <table:table-cell table:formula="of:=[.A1809]/1000/(60*60*24)" office:value-type="time" office:time-value="PT08H01M50.692S" calcext:value-type="time">
            <text:p>08:01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912.28" calcext:value-type="float">
            <text:p>1912.28</text:p>
          </table:table-cell>
          <table:table-cell office:value-type="float" office:value="2296.91" calcext:value-type="float">
            <text:p>2296.91</text:p>
          </table:table-cell>
        </table:table-row>
        <table:table-row table:style-name="ro1">
          <table:table-cell office:value-type="float" office:value="28926692" calcext:value-type="float">
            <text:p>28926692</text:p>
          </table:table-cell>
          <table:table-cell table:formula="of:=[.A1810]/1000/(60*60*24)" office:value-type="time" office:time-value="PT08H02M06.692S" calcext:value-type="time">
            <text:p>08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913.3" calcext:value-type="float">
            <text:p>1913.3</text:p>
          </table:table-cell>
          <table:table-cell office:value-type="float" office:value="2298.07" calcext:value-type="float">
            <text:p>2298.07</text:p>
          </table:table-cell>
        </table:table-row>
        <table:table-row table:style-name="ro1">
          <table:table-cell office:value-type="float" office:value="28942692" calcext:value-type="float">
            <text:p>28942692</text:p>
          </table:table-cell>
          <table:table-cell table:formula="of:=[.A1811]/1000/(60*60*24)" office:value-type="time" office:time-value="PT08H02M22.692S" calcext:value-type="time">
            <text:p>08:02:23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914.31" calcext:value-type="float">
            <text:p>1914.31</text:p>
          </table:table-cell>
          <table:table-cell office:value-type="float" office:value="2299.23" calcext:value-type="float">
            <text:p>2299.23</text:p>
          </table:table-cell>
        </table:table-row>
        <table:table-row table:style-name="ro1">
          <table:table-cell office:value-type="float" office:value="28958692" calcext:value-type="float">
            <text:p>28958692</text:p>
          </table:table-cell>
          <table:table-cell table:formula="of:=[.A1812]/1000/(60*60*24)" office:value-type="time" office:time-value="PT08H02M38.692S" calcext:value-type="time">
            <text:p>08:02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915.32" calcext:value-type="float">
            <text:p>1915.32</text:p>
          </table:table-cell>
          <table:table-cell office:value-type="float" office:value="2300.39" calcext:value-type="float">
            <text:p>2300.39</text:p>
          </table:table-cell>
        </table:table-row>
        <table:table-row table:style-name="ro1">
          <table:table-cell office:value-type="float" office:value="28974692" calcext:value-type="float">
            <text:p>28974692</text:p>
          </table:table-cell>
          <table:table-cell table:formula="of:=[.A1813]/1000/(60*60*24)" office:value-type="time" office:time-value="PT08H02M54.692S" calcext:value-type="time">
            <text:p>08:0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1916.33" calcext:value-type="float">
            <text:p>1916.33</text:p>
          </table:table-cell>
          <table:table-cell office:value-type="float" office:value="2301.54" calcext:value-type="float">
            <text:p>2301.54</text:p>
          </table:table-cell>
        </table:table-row>
        <table:table-row table:style-name="ro1">
          <table:table-cell office:value-type="float" office:value="28990692" calcext:value-type="float">
            <text:p>28990692</text:p>
          </table:table-cell>
          <table:table-cell table:formula="of:=[.A1814]/1000/(60*60*24)" office:value-type="time" office:time-value="PT08H03M10.692S" calcext:value-type="time">
            <text:p>08:03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1917.34" calcext:value-type="float">
            <text:p>1917.34</text:p>
          </table:table-cell>
          <table:table-cell office:value-type="float" office:value="2302.7" calcext:value-type="float">
            <text:p>2302.7</text:p>
          </table:table-cell>
        </table:table-row>
        <table:table-row table:style-name="ro1">
          <table:table-cell office:value-type="float" office:value="29006692" calcext:value-type="float">
            <text:p>29006692</text:p>
          </table:table-cell>
          <table:table-cell table:formula="of:=[.A1815]/1000/(60*60*24)" office:value-type="time" office:time-value="PT08H03M26.692S" calcext:value-type="time">
            <text:p>08:03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918.35" calcext:value-type="float">
            <text:p>1918.35</text:p>
          </table:table-cell>
          <table:table-cell office:value-type="float" office:value="2303.85" calcext:value-type="float">
            <text:p>2303.85</text:p>
          </table:table-cell>
        </table:table-row>
        <table:table-row table:style-name="ro1">
          <table:table-cell office:value-type="float" office:value="29022692" calcext:value-type="float">
            <text:p>29022692</text:p>
          </table:table-cell>
          <table:table-cell table:formula="of:=[.A1816]/1000/(60*60*24)" office:value-type="time" office:time-value="PT08H03M42.692S" calcext:value-type="time">
            <text:p>08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7.2" calcext:value-type="float">
            <text:p>227.2</text:p>
          </table:table-cell>
          <table:table-cell office:value-type="float" office:value="260.53" calcext:value-type="float">
            <text:p>260.53</text:p>
          </table:table-cell>
          <table:table-cell office:value-type="float" office:value="1919.36" calcext:value-type="float">
            <text:p>1919.36</text:p>
          </table:table-cell>
          <table:table-cell office:value-type="float" office:value="2305.01" calcext:value-type="float">
            <text:p>2305.01</text:p>
          </table:table-cell>
        </table:table-row>
        <table:table-row table:style-name="ro1">
          <table:table-cell office:value-type="float" office:value="29038692" calcext:value-type="float">
            <text:p>29038692</text:p>
          </table:table-cell>
          <table:table-cell table:formula="of:=[.A1817]/1000/(60*60*24)" office:value-type="time" office:time-value="PT08H03M58.692S" calcext:value-type="time">
            <text:p>08:03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2" calcext:value-type="float">
            <text:p>259.62</text:p>
          </table:table-cell>
          <table:table-cell office:value-type="float" office:value="1920.36" calcext:value-type="float">
            <text:p>1920.36</text:p>
          </table:table-cell>
          <table:table-cell office:value-type="float" office:value="2306.16" calcext:value-type="float">
            <text:p>2306.16</text:p>
          </table:table-cell>
        </table:table-row>
        <table:table-row table:style-name="ro1">
          <table:table-cell office:value-type="float" office:value="29054692" calcext:value-type="float">
            <text:p>29054692</text:p>
          </table:table-cell>
          <table:table-cell table:formula="of:=[.A1818]/1000/(60*60*24)" office:value-type="time" office:time-value="PT08H04M14.692S" calcext:value-type="time">
            <text:p>08:04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921.37" calcext:value-type="float">
            <text:p>1921.37</text:p>
          </table:table-cell>
          <table:table-cell office:value-type="float" office:value="2307.32" calcext:value-type="float">
            <text:p>2307.32</text:p>
          </table:table-cell>
        </table:table-row>
        <table:table-row table:style-name="ro1">
          <table:table-cell office:value-type="float" office:value="29070692" calcext:value-type="float">
            <text:p>29070692</text:p>
          </table:table-cell>
          <table:table-cell table:formula="of:=[.A1819]/1000/(60*60*24)" office:value-type="time" office:time-value="PT08H04M30.692S" calcext:value-type="time">
            <text:p>08:04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922.38" calcext:value-type="float">
            <text:p>1922.38</text:p>
          </table:table-cell>
          <table:table-cell office:value-type="float" office:value="2308.47" calcext:value-type="float">
            <text:p>2308.47</text:p>
          </table:table-cell>
        </table:table-row>
        <table:table-row table:style-name="ro1">
          <table:table-cell office:value-type="float" office:value="29086691" calcext:value-type="float">
            <text:p>29086691</text:p>
          </table:table-cell>
          <table:table-cell table:formula="of:=[.A1820]/1000/(60*60*24)" office:value-type="time" office:time-value="PT08H04M46.691S" calcext:value-type="time">
            <text:p>08:04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923.39" calcext:value-type="float">
            <text:p>1923.39</text:p>
          </table:table-cell>
          <table:table-cell office:value-type="float" office:value="2309.62" calcext:value-type="float">
            <text:p>2309.62</text:p>
          </table:table-cell>
        </table:table-row>
        <table:table-row table:style-name="ro1">
          <table:table-cell office:value-type="float" office:value="29102692" calcext:value-type="float">
            <text:p>29102692</text:p>
          </table:table-cell>
          <table:table-cell table:formula="of:=[.A1821]/1000/(60*60*24)" office:value-type="time" office:time-value="PT08H05M02.692S" calcext:value-type="time">
            <text:p>08:05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924.4" calcext:value-type="float">
            <text:p>1924.4</text:p>
          </table:table-cell>
          <table:table-cell office:value-type="float" office:value="2310.77" calcext:value-type="float">
            <text:p>2310.77</text:p>
          </table:table-cell>
        </table:table-row>
        <table:table-row table:style-name="ro1">
          <table:table-cell office:value-type="float" office:value="29118692" calcext:value-type="float">
            <text:p>29118692</text:p>
          </table:table-cell>
          <table:table-cell table:formula="of:=[.A1822]/1000/(60*60*24)" office:value-type="time" office:time-value="PT08H05M18.692S" calcext:value-type="time">
            <text:p>08:05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925.41" calcext:value-type="float">
            <text:p>1925.41</text:p>
          </table:table-cell>
          <table:table-cell office:value-type="float" office:value="2311.93" calcext:value-type="float">
            <text:p>2311.93</text:p>
          </table:table-cell>
        </table:table-row>
        <table:table-row table:style-name="ro1">
          <table:table-cell office:value-type="float" office:value="29134692" calcext:value-type="float">
            <text:p>29134692</text:p>
          </table:table-cell>
          <table:table-cell table:formula="of:=[.A1823]/1000/(60*60*24)" office:value-type="time" office:time-value="PT08H05M34.692S" calcext:value-type="time">
            <text:p>08:05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926.42" calcext:value-type="float">
            <text:p>1926.42</text:p>
          </table:table-cell>
          <table:table-cell office:value-type="float" office:value="2313.08" calcext:value-type="float">
            <text:p>2313.08</text:p>
          </table:table-cell>
        </table:table-row>
        <table:table-row table:style-name="ro1">
          <table:table-cell office:value-type="float" office:value="29150692" calcext:value-type="float">
            <text:p>29150692</text:p>
          </table:table-cell>
          <table:table-cell table:formula="of:=[.A1824]/1000/(60*60*24)" office:value-type="time" office:time-value="PT08H05M50.692S" calcext:value-type="time">
            <text:p>08:05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927.43" calcext:value-type="float">
            <text:p>1927.43</text:p>
          </table:table-cell>
          <table:table-cell office:value-type="float" office:value="2314.23" calcext:value-type="float">
            <text:p>2314.23</text:p>
          </table:table-cell>
        </table:table-row>
        <table:table-row table:style-name="ro1">
          <table:table-cell office:value-type="float" office:value="29166692" calcext:value-type="float">
            <text:p>29166692</text:p>
          </table:table-cell>
          <table:table-cell table:formula="of:=[.A1825]/1000/(60*60*24)" office:value-type="time" office:time-value="PT08H06M06.692S" calcext:value-type="time">
            <text:p>08:06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28.44" calcext:value-type="float">
            <text:p>1928.44</text:p>
          </table:table-cell>
          <table:table-cell office:value-type="float" office:value="2315.38" calcext:value-type="float">
            <text:p>2315.38</text:p>
          </table:table-cell>
        </table:table-row>
        <table:table-row table:style-name="ro1">
          <table:table-cell office:value-type="float" office:value="29182692" calcext:value-type="float">
            <text:p>29182692</text:p>
          </table:table-cell>
          <table:table-cell table:formula="of:=[.A1826]/1000/(60*60*24)" office:value-type="time" office:time-value="PT08H06M22.692S" calcext:value-type="time">
            <text:p>08:06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29.44" calcext:value-type="float">
            <text:p>1929.44</text:p>
          </table:table-cell>
          <table:table-cell office:value-type="float" office:value="2316.54" calcext:value-type="float">
            <text:p>2316.54</text:p>
          </table:table-cell>
        </table:table-row>
        <table:table-row table:style-name="ro1">
          <table:table-cell office:value-type="float" office:value="29198692" calcext:value-type="float">
            <text:p>29198692</text:p>
          </table:table-cell>
          <table:table-cell table:formula="of:=[.A1827]/1000/(60*60*24)" office:value-type="time" office:time-value="PT08H06M38.692S" calcext:value-type="time">
            <text:p>08:06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930.45" calcext:value-type="float">
            <text:p>1930.45</text:p>
          </table:table-cell>
          <table:table-cell office:value-type="float" office:value="2317.69" calcext:value-type="float">
            <text:p>2317.69</text:p>
          </table:table-cell>
        </table:table-row>
        <table:table-row table:style-name="ro1">
          <table:table-cell office:value-type="float" office:value="29214692" calcext:value-type="float">
            <text:p>29214692</text:p>
          </table:table-cell>
          <table:table-cell table:formula="of:=[.A1828]/1000/(60*60*24)" office:value-type="time" office:time-value="PT08H06M54.692S" calcext:value-type="time">
            <text:p>08:06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931.46" calcext:value-type="float">
            <text:p>1931.46</text:p>
          </table:table-cell>
          <table:table-cell office:value-type="float" office:value="2318.84" calcext:value-type="float">
            <text:p>2318.84</text:p>
          </table:table-cell>
        </table:table-row>
        <table:table-row table:style-name="ro1">
          <table:table-cell office:value-type="float" office:value="29230692" calcext:value-type="float">
            <text:p>29230692</text:p>
          </table:table-cell>
          <table:table-cell table:formula="of:=[.A1829]/1000/(60*60*24)" office:value-type="time" office:time-value="PT08H07M10.692S" calcext:value-type="time">
            <text:p>08:07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1932.47" calcext:value-type="float">
            <text:p>1932.47</text:p>
          </table:table-cell>
          <table:table-cell office:value-type="float" office:value="2319.99" calcext:value-type="float">
            <text:p>2319.99</text:p>
          </table:table-cell>
        </table:table-row>
        <table:table-row table:style-name="ro1">
          <table:table-cell office:value-type="float" office:value="29246692" calcext:value-type="float">
            <text:p>29246692</text:p>
          </table:table-cell>
          <table:table-cell table:formula="of:=[.A1830]/1000/(60*60*24)" office:value-type="time" office:time-value="PT08H07M26.692S" calcext:value-type="time">
            <text:p>08:07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933.47" calcext:value-type="float">
            <text:p>1933.47</text:p>
          </table:table-cell>
          <table:table-cell office:value-type="float" office:value="2321.14" calcext:value-type="float">
            <text:p>2321.14</text:p>
          </table:table-cell>
        </table:table-row>
        <table:table-row table:style-name="ro1">
          <table:table-cell office:value-type="float" office:value="29262692" calcext:value-type="float">
            <text:p>29262692</text:p>
          </table:table-cell>
          <table:table-cell table:formula="of:=[.A1831]/1000/(60*60*24)" office:value-type="time" office:time-value="PT08H07M42.692S" calcext:value-type="time">
            <text:p>08:07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1934.48" calcext:value-type="float">
            <text:p>1934.48</text:p>
          </table:table-cell>
          <table:table-cell office:value-type="float" office:value="2322.29" calcext:value-type="float">
            <text:p>2322.29</text:p>
          </table:table-cell>
        </table:table-row>
        <table:table-row table:style-name="ro1">
          <table:table-cell office:value-type="float" office:value="29278691" calcext:value-type="float">
            <text:p>29278691</text:p>
          </table:table-cell>
          <table:table-cell table:formula="of:=[.A1832]/1000/(60*60*24)" office:value-type="time" office:time-value="PT08H07M58.691S" calcext:value-type="time">
            <text:p>08:07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1935.49" calcext:value-type="float">
            <text:p>1935.49</text:p>
          </table:table-cell>
          <table:table-cell office:value-type="float" office:value="2323.44" calcext:value-type="float">
            <text:p>2323.44</text:p>
          </table:table-cell>
        </table:table-row>
        <table:table-row table:style-name="ro1">
          <table:table-cell office:value-type="float" office:value="29294691" calcext:value-type="float">
            <text:p>29294691</text:p>
          </table:table-cell>
          <table:table-cell table:formula="of:=[.A1833]/1000/(60*60*24)" office:value-type="time" office:time-value="PT08H08M14.691S" calcext:value-type="time">
            <text:p>08:08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1936.5" calcext:value-type="float">
            <text:p>1936.5</text:p>
          </table:table-cell>
          <table:table-cell office:value-type="float" office:value="2324.59" calcext:value-type="float">
            <text:p>2324.59</text:p>
          </table:table-cell>
        </table:table-row>
        <table:table-row table:style-name="ro1">
          <table:table-cell office:value-type="float" office:value="29310692" calcext:value-type="float">
            <text:p>29310692</text:p>
          </table:table-cell>
          <table:table-cell table:formula="of:=[.A1834]/1000/(60*60*24)" office:value-type="time" office:time-value="PT08H08M30.692S" calcext:value-type="time">
            <text:p>08:08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8.69" calcext:value-type="float">
            <text:p>258.69</text:p>
          </table:table-cell>
          <table:table-cell office:value-type="float" office:value="1937.5" calcext:value-type="float">
            <text:p>1937.5</text:p>
          </table:table-cell>
          <table:table-cell office:value-type="float" office:value="2325.74" calcext:value-type="float">
            <text:p>2325.74</text:p>
          </table:table-cell>
        </table:table-row>
        <table:table-row table:style-name="ro1">
          <table:table-cell office:value-type="float" office:value="29326692" calcext:value-type="float">
            <text:p>29326692</text:p>
          </table:table-cell>
          <table:table-cell table:formula="of:=[.A1835]/1000/(60*60*24)" office:value-type="time" office:time-value="PT08H08M46.692S" calcext:value-type="time">
            <text:p>08:08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8.69" calcext:value-type="float">
            <text:p>258.69</text:p>
          </table:table-cell>
          <table:table-cell office:value-type="float" office:value="1938.51" calcext:value-type="float">
            <text:p>1938.51</text:p>
          </table:table-cell>
          <table:table-cell office:value-type="float" office:value="2326.89" calcext:value-type="float">
            <text:p>2326.89</text:p>
          </table:table-cell>
        </table:table-row>
        <table:table-row table:style-name="ro1">
          <table:table-cell office:value-type="float" office:value="29342692" calcext:value-type="float">
            <text:p>29342692</text:p>
          </table:table-cell>
          <table:table-cell table:formula="of:=[.A1836]/1000/(60*60*24)" office:value-type="time" office:time-value="PT08H09M02.692S" calcext:value-type="time">
            <text:p>08:09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939.51" calcext:value-type="float">
            <text:p>1939.51</text:p>
          </table:table-cell>
          <table:table-cell office:value-type="float" office:value="2328.03" calcext:value-type="float">
            <text:p>2328.03</text:p>
          </table:table-cell>
        </table:table-row>
        <table:table-row table:style-name="ro1">
          <table:table-cell office:value-type="float" office:value="29358692" calcext:value-type="float">
            <text:p>29358692</text:p>
          </table:table-cell>
          <table:table-cell table:formula="of:=[.A1837]/1000/(60*60*24)" office:value-type="time" office:time-value="PT08H09M18.692S" calcext:value-type="time">
            <text:p>08:09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940.52" calcext:value-type="float">
            <text:p>1940.52</text:p>
          </table:table-cell>
          <table:table-cell office:value-type="float" office:value="2329.18" calcext:value-type="float">
            <text:p>2329.18</text:p>
          </table:table-cell>
        </table:table-row>
        <table:table-row table:style-name="ro1">
          <table:table-cell office:value-type="float" office:value="29374692" calcext:value-type="float">
            <text:p>29374692</text:p>
          </table:table-cell>
          <table:table-cell table:formula="of:=[.A1838]/1000/(60*60*24)" office:value-type="time" office:time-value="PT08H09M34.692S" calcext:value-type="time">
            <text:p>08:09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941.52" calcext:value-type="float">
            <text:p>1941.52</text:p>
          </table:table-cell>
          <table:table-cell office:value-type="float" office:value="2330.32" calcext:value-type="float">
            <text:p>2330.32</text:p>
          </table:table-cell>
        </table:table-row>
        <table:table-row table:style-name="ro1">
          <table:table-cell office:value-type="float" office:value="29390692" calcext:value-type="float">
            <text:p>29390692</text:p>
          </table:table-cell>
          <table:table-cell table:formula="of:=[.A1839]/1000/(60*60*24)" office:value-type="time" office:time-value="PT08H09M50.692S" calcext:value-type="time">
            <text:p>08:09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942.53" calcext:value-type="float">
            <text:p>1942.53</text:p>
          </table:table-cell>
          <table:table-cell office:value-type="float" office:value="2331.47" calcext:value-type="float">
            <text:p>2331.47</text:p>
          </table:table-cell>
        </table:table-row>
        <table:table-row table:style-name="ro1">
          <table:table-cell office:value-type="float" office:value="29406692" calcext:value-type="float">
            <text:p>29406692</text:p>
          </table:table-cell>
          <table:table-cell table:formula="of:=[.A1840]/1000/(60*60*24)" office:value-type="time" office:time-value="PT08H10M06.692S" calcext:value-type="time">
            <text:p>08:10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8.46" calcext:value-type="float">
            <text:p>258.46</text:p>
          </table:table-cell>
          <table:table-cell office:value-type="float" office:value="1943.54" calcext:value-type="float">
            <text:p>1943.54</text:p>
          </table:table-cell>
          <table:table-cell office:value-type="float" office:value="2332.61" calcext:value-type="float">
            <text:p>2332.61</text:p>
          </table:table-cell>
        </table:table-row>
        <table:table-row table:style-name="ro1">
          <table:table-cell office:value-type="float" office:value="29422692" calcext:value-type="float">
            <text:p>29422692</text:p>
          </table:table-cell>
          <table:table-cell table:formula="of:=[.A1841]/1000/(60*60*24)" office:value-type="time" office:time-value="PT08H10M22.692S" calcext:value-type="time">
            <text:p>08:10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944.54" calcext:value-type="float">
            <text:p>1944.54</text:p>
          </table:table-cell>
          <table:table-cell office:value-type="float" office:value="2333.76" calcext:value-type="float">
            <text:p>2333.76</text:p>
          </table:table-cell>
        </table:table-row>
        <table:table-row table:style-name="ro1">
          <table:table-cell office:value-type="float" office:value="29438692" calcext:value-type="float">
            <text:p>29438692</text:p>
          </table:table-cell>
          <table:table-cell table:formula="of:=[.A1842]/1000/(60*60*24)" office:value-type="time" office:time-value="PT08H10M38.692S" calcext:value-type="time">
            <text:p>08:10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3" calcext:value-type="float">
            <text:p>257.33</text:p>
          </table:table-cell>
          <table:table-cell office:value-type="float" office:value="1945.55" calcext:value-type="float">
            <text:p>1945.55</text:p>
          </table:table-cell>
          <table:table-cell office:value-type="float" office:value="2334.9" calcext:value-type="float">
            <text:p>2334.9</text:p>
          </table:table-cell>
        </table:table-row>
        <table:table-row table:style-name="ro1">
          <table:table-cell office:value-type="float" office:value="29454692" calcext:value-type="float">
            <text:p>29454692</text:p>
          </table:table-cell>
          <table:table-cell table:formula="of:=[.A1843]/1000/(60*60*24)" office:value-type="time" office:time-value="PT08H10M54.692S" calcext:value-type="time">
            <text:p>08:10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946.55" calcext:value-type="float">
            <text:p>1946.55</text:p>
          </table:table-cell>
          <table:table-cell office:value-type="float" office:value="2336.05" calcext:value-type="float">
            <text:p>2336.05</text:p>
          </table:table-cell>
        </table:table-row>
        <table:table-row table:style-name="ro1">
          <table:table-cell office:value-type="float" office:value="29470692" calcext:value-type="float">
            <text:p>29470692</text:p>
          </table:table-cell>
          <table:table-cell table:formula="of:=[.A1844]/1000/(60*60*24)" office:value-type="time" office:time-value="PT08H11M10.692S" calcext:value-type="time">
            <text:p>08:11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947.56" calcext:value-type="float">
            <text:p>1947.56</text:p>
          </table:table-cell>
          <table:table-cell office:value-type="float" office:value="2337.19" calcext:value-type="float">
            <text:p>2337.19</text:p>
          </table:table-cell>
        </table:table-row>
        <table:table-row table:style-name="ro1">
          <table:table-cell office:value-type="float" office:value="29486692" calcext:value-type="float">
            <text:p>29486692</text:p>
          </table:table-cell>
          <table:table-cell table:formula="of:=[.A1845]/1000/(60*60*24)" office:value-type="time" office:time-value="PT08H11M26.692S" calcext:value-type="time">
            <text:p>08:11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948.56" calcext:value-type="float">
            <text:p>1948.56</text:p>
          </table:table-cell>
          <table:table-cell office:value-type="float" office:value="2338.33" calcext:value-type="float">
            <text:p>2338.33</text:p>
          </table:table-cell>
        </table:table-row>
        <table:table-row table:style-name="ro1">
          <table:table-cell office:value-type="float" office:value="29502692" calcext:value-type="float">
            <text:p>29502692</text:p>
          </table:table-cell>
          <table:table-cell table:formula="of:=[.A1846]/1000/(60*60*24)" office:value-type="time" office:time-value="PT08H11M42.692S" calcext:value-type="time">
            <text:p>08:11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949.56" calcext:value-type="float">
            <text:p>1949.56</text:p>
          </table:table-cell>
          <table:table-cell office:value-type="float" office:value="2339.48" calcext:value-type="float">
            <text:p>2339.48</text:p>
          </table:table-cell>
        </table:table-row>
        <table:table-row table:style-name="ro1">
          <table:table-cell office:value-type="float" office:value="29518692" calcext:value-type="float">
            <text:p>29518692</text:p>
          </table:table-cell>
          <table:table-cell table:formula="of:=[.A1847]/1000/(60*60*24)" office:value-type="time" office:time-value="PT08H11M58.692S" calcext:value-type="time">
            <text:p>08:11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950.57" calcext:value-type="float">
            <text:p>1950.57</text:p>
          </table:table-cell>
          <table:table-cell office:value-type="float" office:value="2340.62" calcext:value-type="float">
            <text:p>2340.62</text:p>
          </table:table-cell>
        </table:table-row>
        <table:table-row table:style-name="ro1">
          <table:table-cell office:value-type="float" office:value="29534692" calcext:value-type="float">
            <text:p>29534692</text:p>
          </table:table-cell>
          <table:table-cell table:formula="of:=[.A1848]/1000/(60*60*24)" office:value-type="time" office:time-value="PT08H12M14.692S" calcext:value-type="time">
            <text:p>08:12:15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1951.57" calcext:value-type="float">
            <text:p>1951.57</text:p>
          </table:table-cell>
          <table:table-cell office:value-type="float" office:value="2341.76" calcext:value-type="float">
            <text:p>2341.76</text:p>
          </table:table-cell>
        </table:table-row>
        <table:table-row table:style-name="ro1">
          <table:table-cell office:value-type="float" office:value="29550692" calcext:value-type="float">
            <text:p>29550692</text:p>
          </table:table-cell>
          <table:table-cell table:formula="of:=[.A1849]/1000/(60*60*24)" office:value-type="time" office:time-value="PT08H12M30.692S" calcext:value-type="time">
            <text:p>08:12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952.58" calcext:value-type="float">
            <text:p>1952.58</text:p>
          </table:table-cell>
          <table:table-cell office:value-type="float" office:value="2342.9" calcext:value-type="float">
            <text:p>2342.9</text:p>
          </table:table-cell>
        </table:table-row>
        <table:table-row table:style-name="ro1">
          <table:table-cell office:value-type="float" office:value="29566692" calcext:value-type="float">
            <text:p>29566692</text:p>
          </table:table-cell>
          <table:table-cell table:formula="of:=[.A1850]/1000/(60*60*24)" office:value-type="time" office:time-value="PT08H12M46.692S" calcext:value-type="time">
            <text:p>08:12:47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1953.58" calcext:value-type="float">
            <text:p>1953.58</text:p>
          </table:table-cell>
          <table:table-cell office:value-type="float" office:value="2344.05" calcext:value-type="float">
            <text:p>2344.05</text:p>
          </table:table-cell>
        </table:table-row>
        <table:table-row table:style-name="ro1">
          <table:table-cell office:value-type="float" office:value="29582691" calcext:value-type="float">
            <text:p>29582691</text:p>
          </table:table-cell>
          <table:table-cell table:formula="of:=[.A1851]/1000/(60*60*24)" office:value-type="time" office:time-value="PT08H13M02.691S" calcext:value-type="time">
            <text:p>08:13:03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1954.58" calcext:value-type="float">
            <text:p>1954.58</text:p>
          </table:table-cell>
          <table:table-cell office:value-type="float" office:value="2345.19" calcext:value-type="float">
            <text:p>2345.19</text:p>
          </table:table-cell>
        </table:table-row>
        <table:table-row table:style-name="ro1">
          <table:table-cell office:value-type="float" office:value="29598692" calcext:value-type="float">
            <text:p>29598692</text:p>
          </table:table-cell>
          <table:table-cell table:formula="of:=[.A1852]/1000/(60*60*24)" office:value-type="time" office:time-value="PT08H13M18.692S" calcext:value-type="time">
            <text:p>08:13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955.59" calcext:value-type="float">
            <text:p>1955.59</text:p>
          </table:table-cell>
          <table:table-cell office:value-type="float" office:value="2346.33" calcext:value-type="float">
            <text:p>2346.33</text:p>
          </table:table-cell>
        </table:table-row>
        <table:table-row table:style-name="ro1">
          <table:table-cell office:value-type="float" office:value="29614692" calcext:value-type="float">
            <text:p>29614692</text:p>
          </table:table-cell>
          <table:table-cell table:formula="of:=[.A1853]/1000/(60*60*24)" office:value-type="time" office:time-value="PT08H13M34.692S" calcext:value-type="time">
            <text:p>08:13:35</text:p>
          </table:table-cell>
          <table:table-cell office:value-type="float" office:value="1.14" calcext:value-type="float">
            <text:p>1.14</text:p>
          </table:table-cell>
          <table:table-cell office:value-type="float" office:value="225.6" calcext:value-type="float">
            <text:p>225.6</text:p>
          </table:table-cell>
          <table:table-cell office:value-type="float" office:value="256.86" calcext:value-type="float">
            <text:p>256.86</text:p>
          </table:table-cell>
          <table:table-cell office:value-type="float" office:value="1956.59" calcext:value-type="float">
            <text:p>1956.59</text:p>
          </table:table-cell>
          <table:table-cell office:value-type="float" office:value="2347.47" calcext:value-type="float">
            <text:p>2347.47</text:p>
          </table:table-cell>
        </table:table-row>
        <table:table-row table:style-name="ro1">
          <table:table-cell office:value-type="float" office:value="29630692" calcext:value-type="float">
            <text:p>29630692</text:p>
          </table:table-cell>
          <table:table-cell table:formula="of:=[.A1854]/1000/(60*60*24)" office:value-type="time" office:time-value="PT08H13M50.692S" calcext:value-type="time">
            <text:p>08:13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957.59" calcext:value-type="float">
            <text:p>1957.59</text:p>
          </table:table-cell>
          <table:table-cell office:value-type="float" office:value="2348.6" calcext:value-type="float">
            <text:p>2348.6</text:p>
          </table:table-cell>
        </table:table-row>
        <table:table-row table:style-name="ro1">
          <table:table-cell office:value-type="float" office:value="29646692" calcext:value-type="float">
            <text:p>29646692</text:p>
          </table:table-cell>
          <table:table-cell table:formula="of:=[.A1855]/1000/(60*60*24)" office:value-type="time" office:time-value="PT08H14M06.692S" calcext:value-type="time">
            <text:p>08:14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958.59" calcext:value-type="float">
            <text:p>1958.59</text:p>
          </table:table-cell>
          <table:table-cell office:value-type="float" office:value="2349.74" calcext:value-type="float">
            <text:p>2349.74</text:p>
          </table:table-cell>
        </table:table-row>
        <table:table-row table:style-name="ro1">
          <table:table-cell office:value-type="float" office:value="29662692" calcext:value-type="float">
            <text:p>29662692</text:p>
          </table:table-cell>
          <table:table-cell table:formula="of:=[.A1856]/1000/(60*60*24)" office:value-type="time" office:time-value="PT08H14M22.692S" calcext:value-type="time">
            <text:p>08:14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1959.6" calcext:value-type="float">
            <text:p>1959.6</text:p>
          </table:table-cell>
          <table:table-cell office:value-type="float" office:value="2350.88" calcext:value-type="float">
            <text:p>2350.88</text:p>
          </table:table-cell>
        </table:table-row>
        <table:table-row table:style-name="ro1">
          <table:table-cell office:value-type="float" office:value="29678692" calcext:value-type="float">
            <text:p>29678692</text:p>
          </table:table-cell>
          <table:table-cell table:formula="of:=[.A1857]/1000/(60*60*24)" office:value-type="time" office:time-value="PT08H14M38.692S" calcext:value-type="time">
            <text:p>08:14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1960.6" calcext:value-type="float">
            <text:p>1960.6</text:p>
          </table:table-cell>
          <table:table-cell office:value-type="float" office:value="2352.02" calcext:value-type="float">
            <text:p>2352.02</text:p>
          </table:table-cell>
        </table:table-row>
        <table:table-row table:style-name="ro1">
          <table:table-cell office:value-type="float" office:value="29694692" calcext:value-type="float">
            <text:p>29694692</text:p>
          </table:table-cell>
          <table:table-cell table:formula="of:=[.A1858]/1000/(60*60*24)" office:value-type="time" office:time-value="PT08H14M54.692S" calcext:value-type="time">
            <text:p>08:14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2" calcext:value-type="float">
            <text:p>255.72</text:p>
          </table:table-cell>
          <table:table-cell office:value-type="float" office:value="1961.6" calcext:value-type="float">
            <text:p>1961.6</text:p>
          </table:table-cell>
          <table:table-cell office:value-type="float" office:value="2353.15" calcext:value-type="float">
            <text:p>2353.15</text:p>
          </table:table-cell>
        </table:table-row>
        <table:table-row table:style-name="ro1">
          <table:table-cell office:value-type="float" office:value="29710692" calcext:value-type="float">
            <text:p>29710692</text:p>
          </table:table-cell>
          <table:table-cell table:formula="of:=[.A1859]/1000/(60*60*24)" office:value-type="time" office:time-value="PT08H15M10.692S" calcext:value-type="time">
            <text:p>08:15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62.6" calcext:value-type="float">
            <text:p>1962.6</text:p>
          </table:table-cell>
          <table:table-cell office:value-type="float" office:value="2354.29" calcext:value-type="float">
            <text:p>2354.29</text:p>
          </table:table-cell>
        </table:table-row>
        <table:table-row table:style-name="ro1">
          <table:table-cell office:value-type="float" office:value="29726692" calcext:value-type="float">
            <text:p>29726692</text:p>
          </table:table-cell>
          <table:table-cell table:formula="of:=[.A1860]/1000/(60*60*24)" office:value-type="time" office:time-value="PT08H15M26.692S" calcext:value-type="time">
            <text:p>08:1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63.6" calcext:value-type="float">
            <text:p>1963.6</text:p>
          </table:table-cell>
          <table:table-cell office:value-type="float" office:value="2355.42" calcext:value-type="float">
            <text:p>2355.42</text:p>
          </table:table-cell>
        </table:table-row>
        <table:table-row table:style-name="ro1">
          <table:table-cell office:value-type="float" office:value="29742692" calcext:value-type="float">
            <text:p>29742692</text:p>
          </table:table-cell>
          <table:table-cell table:formula="of:=[.A1861]/1000/(60*60*24)" office:value-type="time" office:time-value="PT08H15M42.692S" calcext:value-type="time">
            <text:p>08:1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1964.6" calcext:value-type="float">
            <text:p>1964.6</text:p>
          </table:table-cell>
          <table:table-cell office:value-type="float" office:value="2356.56" calcext:value-type="float">
            <text:p>2356.56</text:p>
          </table:table-cell>
        </table:table-row>
        <table:table-row table:style-name="ro1">
          <table:table-cell office:value-type="float" office:value="29758692" calcext:value-type="float">
            <text:p>29758692</text:p>
          </table:table-cell>
          <table:table-cell table:formula="of:=[.A1862]/1000/(60*60*24)" office:value-type="time" office:time-value="PT08H15M58.692S" calcext:value-type="time">
            <text:p>08:15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1965.6" calcext:value-type="float">
            <text:p>1965.6</text:p>
          </table:table-cell>
          <table:table-cell office:value-type="float" office:value="2357.7" calcext:value-type="float">
            <text:p>2357.7</text:p>
          </table:table-cell>
        </table:table-row>
        <table:table-row table:style-name="ro1">
          <table:table-cell office:value-type="float" office:value="29774692" calcext:value-type="float">
            <text:p>29774692</text:p>
          </table:table-cell>
          <table:table-cell table:formula="of:=[.A1863]/1000/(60*60*24)" office:value-type="time" office:time-value="PT08H16M14.692S" calcext:value-type="time">
            <text:p>08:16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1966.6" calcext:value-type="float">
            <text:p>1966.6</text:p>
          </table:table-cell>
          <table:table-cell office:value-type="float" office:value="2358.83" calcext:value-type="float">
            <text:p>2358.83</text:p>
          </table:table-cell>
        </table:table-row>
        <table:table-row table:style-name="ro1">
          <table:table-cell office:value-type="float" office:value="29790692" calcext:value-type="float">
            <text:p>29790692</text:p>
          </table:table-cell>
          <table:table-cell table:formula="of:=[.A1864]/1000/(60*60*24)" office:value-type="time" office:time-value="PT08H16M30.692S" calcext:value-type="time">
            <text:p>08:1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1967.6" calcext:value-type="float">
            <text:p>1967.6</text:p>
          </table:table-cell>
          <table:table-cell office:value-type="float" office:value="2359.97" calcext:value-type="float">
            <text:p>2359.97</text:p>
          </table:table-cell>
        </table:table-row>
        <table:table-row table:style-name="ro1">
          <table:table-cell office:value-type="float" office:value="29806692" calcext:value-type="float">
            <text:p>29806692</text:p>
          </table:table-cell>
          <table:table-cell table:formula="of:=[.A1865]/1000/(60*60*24)" office:value-type="time" office:time-value="PT08H16M46.692S" calcext:value-type="time">
            <text:p>08:16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1968.6" calcext:value-type="float">
            <text:p>1968.6</text:p>
          </table:table-cell>
          <table:table-cell office:value-type="float" office:value="2361.1" calcext:value-type="float">
            <text:p>2361.1</text:p>
          </table:table-cell>
        </table:table-row>
        <table:table-row table:style-name="ro1">
          <table:table-cell office:value-type="float" office:value="29822692" calcext:value-type="float">
            <text:p>29822692</text:p>
          </table:table-cell>
          <table:table-cell table:formula="of:=[.A1866]/1000/(60*60*24)" office:value-type="time" office:time-value="PT08H17M02.692S" calcext:value-type="time">
            <text:p>08:1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969.6" calcext:value-type="float">
            <text:p>1969.6</text:p>
          </table:table-cell>
          <table:table-cell office:value-type="float" office:value="2362.23" calcext:value-type="float">
            <text:p>2362.23</text:p>
          </table:table-cell>
        </table:table-row>
        <table:table-row table:style-name="ro1">
          <table:table-cell office:value-type="float" office:value="29838692" calcext:value-type="float">
            <text:p>29838692</text:p>
          </table:table-cell>
          <table:table-cell table:formula="of:=[.A1867]/1000/(60*60*24)" office:value-type="time" office:time-value="PT08H17M18.692S" calcext:value-type="time">
            <text:p>08:17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970.6" calcext:value-type="float">
            <text:p>1970.6</text:p>
          </table:table-cell>
          <table:table-cell office:value-type="float" office:value="2363.37" calcext:value-type="float">
            <text:p>2363.37</text:p>
          </table:table-cell>
        </table:table-row>
        <table:table-row table:style-name="ro1">
          <table:table-cell office:value-type="float" office:value="29854692" calcext:value-type="float">
            <text:p>29854692</text:p>
          </table:table-cell>
          <table:table-cell table:formula="of:=[.A1868]/1000/(60*60*24)" office:value-type="time" office:time-value="PT08H17M34.692S" calcext:value-type="time">
            <text:p>08:17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971.6" calcext:value-type="float">
            <text:p>1971.6</text:p>
          </table:table-cell>
          <table:table-cell office:value-type="float" office:value="2364.5" calcext:value-type="float">
            <text:p>2364.5</text:p>
          </table:table-cell>
        </table:table-row>
        <table:table-row table:style-name="ro1">
          <table:table-cell office:value-type="float" office:value="29870692" calcext:value-type="float">
            <text:p>29870692</text:p>
          </table:table-cell>
          <table:table-cell table:formula="of:=[.A1869]/1000/(60*60*24)" office:value-type="time" office:time-value="PT08H17M50.692S" calcext:value-type="time">
            <text:p>08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4" calcext:value-type="float">
            <text:p>254.24</text:p>
          </table:table-cell>
          <table:table-cell office:value-type="float" office:value="1972.6" calcext:value-type="float">
            <text:p>1972.6</text:p>
          </table:table-cell>
          <table:table-cell office:value-type="float" office:value="2365.63" calcext:value-type="float">
            <text:p>2365.63</text:p>
          </table:table-cell>
        </table:table-row>
        <table:table-row table:style-name="ro1">
          <table:table-cell office:value-type="float" office:value="29886692" calcext:value-type="float">
            <text:p>29886692</text:p>
          </table:table-cell>
          <table:table-cell table:formula="of:=[.A1870]/1000/(60*60*24)" office:value-type="time" office:time-value="PT08H18M06.692S" calcext:value-type="time">
            <text:p>08:18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1973.6" calcext:value-type="float">
            <text:p>1973.6</text:p>
          </table:table-cell>
          <table:table-cell office:value-type="float" office:value="2366.76" calcext:value-type="float">
            <text:p>2366.76</text:p>
          </table:table-cell>
        </table:table-row>
        <table:table-row table:style-name="ro1">
          <table:table-cell office:value-type="float" office:value="29902692" calcext:value-type="float">
            <text:p>29902692</text:p>
          </table:table-cell>
          <table:table-cell table:formula="of:=[.A1871]/1000/(60*60*24)" office:value-type="time" office:time-value="PT08H18M22.692S" calcext:value-type="time">
            <text:p>08:18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1974.6" calcext:value-type="float">
            <text:p>1974.6</text:p>
          </table:table-cell>
          <table:table-cell office:value-type="float" office:value="2367.89" calcext:value-type="float">
            <text:p>2367.89</text:p>
          </table:table-cell>
        </table:table-row>
        <table:table-row table:style-name="ro1">
          <table:table-cell office:value-type="float" office:value="29918692" calcext:value-type="float">
            <text:p>29918692</text:p>
          </table:table-cell>
          <table:table-cell table:formula="of:=[.A1872]/1000/(60*60*24)" office:value-type="time" office:time-value="PT08H18M38.692S" calcext:value-type="time">
            <text:p>08:18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1" calcext:value-type="float">
            <text:p>254.01</text:p>
          </table:table-cell>
          <table:table-cell office:value-type="float" office:value="1975.6" calcext:value-type="float">
            <text:p>1975.6</text:p>
          </table:table-cell>
          <table:table-cell office:value-type="float" office:value="2369.02" calcext:value-type="float">
            <text:p>2369.02</text:p>
          </table:table-cell>
        </table:table-row>
        <table:table-row table:style-name="ro1">
          <table:table-cell office:value-type="float" office:value="29934692" calcext:value-type="float">
            <text:p>29934692</text:p>
          </table:table-cell>
          <table:table-cell table:formula="of:=[.A1873]/1000/(60*60*24)" office:value-type="time" office:time-value="PT08H18M54.692S" calcext:value-type="time">
            <text:p>08:18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1976.6" calcext:value-type="float">
            <text:p>1976.6</text:p>
          </table:table-cell>
          <table:table-cell office:value-type="float" office:value="2370.15" calcext:value-type="float">
            <text:p>2370.15</text:p>
          </table:table-cell>
        </table:table-row>
        <table:table-row table:style-name="ro1">
          <table:table-cell office:value-type="float" office:value="29950692" calcext:value-type="float">
            <text:p>29950692</text:p>
          </table:table-cell>
          <table:table-cell table:formula="of:=[.A1874]/1000/(60*60*24)" office:value-type="time" office:time-value="PT08H19M10.692S" calcext:value-type="time">
            <text:p>08:19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1977.6" calcext:value-type="float">
            <text:p>1977.6</text:p>
          </table:table-cell>
          <table:table-cell office:value-type="float" office:value="2371.27" calcext:value-type="float">
            <text:p>2371.27</text:p>
          </table:table-cell>
        </table:table-row>
        <table:table-row table:style-name="ro1">
          <table:table-cell office:value-type="float" office:value="29966692" calcext:value-type="float">
            <text:p>29966692</text:p>
          </table:table-cell>
          <table:table-cell table:formula="of:=[.A1875]/1000/(60*60*24)" office:value-type="time" office:time-value="PT08H19M26.692S" calcext:value-type="time">
            <text:p>08:19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4.57" calcext:value-type="float">
            <text:p>254.57</text:p>
          </table:table-cell>
          <table:table-cell office:value-type="float" office:value="1978.59" calcext:value-type="float">
            <text:p>1978.59</text:p>
          </table:table-cell>
          <table:table-cell office:value-type="float" office:value="2372.4" calcext:value-type="float">
            <text:p>2372.4</text:p>
          </table:table-cell>
        </table:table-row>
        <table:table-row table:style-name="ro1">
          <table:table-cell office:value-type="float" office:value="29982692" calcext:value-type="float">
            <text:p>29982692</text:p>
          </table:table-cell>
          <table:table-cell table:formula="of:=[.A1876]/1000/(60*60*24)" office:value-type="time" office:time-value="PT08H19M42.692S" calcext:value-type="time">
            <text:p>08:19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1979.59" calcext:value-type="float">
            <text:p>1979.59</text:p>
          </table:table-cell>
          <table:table-cell office:value-type="float" office:value="2373.53" calcext:value-type="float">
            <text:p>2373.53</text:p>
          </table:table-cell>
        </table:table-row>
        <table:table-row table:style-name="ro1">
          <table:table-cell office:value-type="float" office:value="29998692" calcext:value-type="float">
            <text:p>29998692</text:p>
          </table:table-cell>
          <table:table-cell table:formula="of:=[.A1877]/1000/(60*60*24)" office:value-type="time" office:time-value="PT08H19M58.692S" calcext:value-type="time">
            <text:p>08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1980.59" calcext:value-type="float">
            <text:p>1980.59</text:p>
          </table:table-cell>
          <table:table-cell office:value-type="float" office:value="2374.66" calcext:value-type="float">
            <text:p>2374.66</text:p>
          </table:table-cell>
        </table:table-row>
        <table:table-row table:style-name="ro1">
          <table:table-cell office:value-type="float" office:value="30014692" calcext:value-type="float">
            <text:p>30014692</text:p>
          </table:table-cell>
          <table:table-cell table:formula="of:=[.A1878]/1000/(60*60*24)" office:value-type="time" office:time-value="PT08H20M14.692S" calcext:value-type="time">
            <text:p>08:2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1981.59" calcext:value-type="float">
            <text:p>1981.59</text:p>
          </table:table-cell>
          <table:table-cell office:value-type="float" office:value="2375.79" calcext:value-type="float">
            <text:p>2375.79</text:p>
          </table:table-cell>
        </table:table-row>
        <table:table-row table:style-name="ro1">
          <table:table-cell office:value-type="float" office:value="30030692" calcext:value-type="float">
            <text:p>30030692</text:p>
          </table:table-cell>
          <table:table-cell table:formula="of:=[.A1879]/1000/(60*60*24)" office:value-type="time" office:time-value="PT08H20M30.692S" calcext:value-type="time">
            <text:p>08:20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1982.58" calcext:value-type="float">
            <text:p>1982.58</text:p>
          </table:table-cell>
          <table:table-cell office:value-type="float" office:value="2376.91" calcext:value-type="float">
            <text:p>2376.91</text:p>
          </table:table-cell>
        </table:table-row>
        <table:table-row table:style-name="ro1">
          <table:table-cell office:value-type="float" office:value="30046692" calcext:value-type="float">
            <text:p>30046692</text:p>
          </table:table-cell>
          <table:table-cell table:formula="of:=[.A1880]/1000/(60*60*24)" office:value-type="time" office:time-value="PT08H20M46.692S" calcext:value-type="time">
            <text:p>08:20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1983.58" calcext:value-type="float">
            <text:p>1983.58</text:p>
          </table:table-cell>
          <table:table-cell office:value-type="float" office:value="2378.04" calcext:value-type="float">
            <text:p>2378.04</text:p>
          </table:table-cell>
        </table:table-row>
        <table:table-row table:style-name="ro1">
          <table:table-cell office:value-type="float" office:value="30062692" calcext:value-type="float">
            <text:p>30062692</text:p>
          </table:table-cell>
          <table:table-cell table:formula="of:=[.A1881]/1000/(60*60*24)" office:value-type="time" office:time-value="PT08H21M02.692S" calcext:value-type="time">
            <text:p>08:21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1984.58" calcext:value-type="float">
            <text:p>1984.58</text:p>
          </table:table-cell>
          <table:table-cell office:value-type="float" office:value="2379.16" calcext:value-type="float">
            <text:p>2379.16</text:p>
          </table:table-cell>
        </table:table-row>
        <table:table-row table:style-name="ro1">
          <table:table-cell office:value-type="float" office:value="30078692" calcext:value-type="float">
            <text:p>30078692</text:p>
          </table:table-cell>
          <table:table-cell table:formula="of:=[.A1882]/1000/(60*60*24)" office:value-type="time" office:time-value="PT08H21M18.692S" calcext:value-type="time">
            <text:p>08:21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1985.57" calcext:value-type="float">
            <text:p>1985.57</text:p>
          </table:table-cell>
          <table:table-cell office:value-type="float" office:value="2380.29" calcext:value-type="float">
            <text:p>2380.29</text:p>
          </table:table-cell>
        </table:table-row>
        <table:table-row table:style-name="ro1">
          <table:table-cell office:value-type="float" office:value="30094692" calcext:value-type="float">
            <text:p>30094692</text:p>
          </table:table-cell>
          <table:table-cell table:formula="of:=[.A1883]/1000/(60*60*24)" office:value-type="time" office:time-value="PT08H21M34.692S" calcext:value-type="time">
            <text:p>08:21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1986.57" calcext:value-type="float">
            <text:p>1986.57</text:p>
          </table:table-cell>
          <table:table-cell office:value-type="float" office:value="2381.41" calcext:value-type="float">
            <text:p>2381.41</text:p>
          </table:table-cell>
        </table:table-row>
        <table:table-row table:style-name="ro1">
          <table:table-cell office:value-type="float" office:value="30110692" calcext:value-type="float">
            <text:p>30110692</text:p>
          </table:table-cell>
          <table:table-cell table:formula="of:=[.A1884]/1000/(60*60*24)" office:value-type="time" office:time-value="PT08H21M50.692S" calcext:value-type="time">
            <text:p>08:21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1987.56" calcext:value-type="float">
            <text:p>1987.56</text:p>
          </table:table-cell>
          <table:table-cell office:value-type="float" office:value="2382.54" calcext:value-type="float">
            <text:p>2382.54</text:p>
          </table:table-cell>
        </table:table-row>
        <table:table-row table:style-name="ro1">
          <table:table-cell office:value-type="float" office:value="30126692" calcext:value-type="float">
            <text:p>30126692</text:p>
          </table:table-cell>
          <table:table-cell table:formula="of:=[.A1885]/1000/(60*60*24)" office:value-type="time" office:time-value="PT08H22M06.692S" calcext:value-type="time">
            <text:p>08:22:07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1988.56" calcext:value-type="float">
            <text:p>1988.56</text:p>
          </table:table-cell>
          <table:table-cell office:value-type="float" office:value="2383.66" calcext:value-type="float">
            <text:p>2383.66</text:p>
          </table:table-cell>
        </table:table-row>
        <table:table-row table:style-name="ro1">
          <table:table-cell office:value-type="float" office:value="30142692" calcext:value-type="float">
            <text:p>30142692</text:p>
          </table:table-cell>
          <table:table-cell table:formula="of:=[.A1886]/1000/(60*60*24)" office:value-type="time" office:time-value="PT08H22M22.692S" calcext:value-type="time">
            <text:p>08:22:23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1989.55" calcext:value-type="float">
            <text:p>1989.55</text:p>
          </table:table-cell>
          <table:table-cell office:value-type="float" office:value="2384.78" calcext:value-type="float">
            <text:p>2384.78</text:p>
          </table:table-cell>
        </table:table-row>
        <table:table-row table:style-name="ro1">
          <table:table-cell office:value-type="float" office:value="30158692" calcext:value-type="float">
            <text:p>30158692</text:p>
          </table:table-cell>
          <table:table-cell table:formula="of:=[.A1887]/1000/(60*60*24)" office:value-type="time" office:time-value="PT08H22M38.692S" calcext:value-type="time">
            <text:p>08:22:39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98" calcext:value-type="float">
            <text:p>252.98</text:p>
          </table:table-cell>
          <table:table-cell office:value-type="float" office:value="1990.55" calcext:value-type="float">
            <text:p>1990.55</text:p>
          </table:table-cell>
          <table:table-cell office:value-type="float" office:value="2385.9" calcext:value-type="float">
            <text:p>2385.9</text:p>
          </table:table-cell>
        </table:table-row>
        <table:table-row table:style-name="ro1">
          <table:table-cell office:value-type="float" office:value="30174692" calcext:value-type="float">
            <text:p>30174692</text:p>
          </table:table-cell>
          <table:table-cell table:formula="of:=[.A1888]/1000/(60*60*24)" office:value-type="time" office:time-value="PT08H22M54.692S" calcext:value-type="time">
            <text:p>08:22:55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1991.54" calcext:value-type="float">
            <text:p>1991.54</text:p>
          </table:table-cell>
          <table:table-cell office:value-type="float" office:value="2387.02" calcext:value-type="float">
            <text:p>2387.02</text:p>
          </table:table-cell>
        </table:table-row>
        <table:table-row table:style-name="ro1">
          <table:table-cell office:value-type="float" office:value="30190692" calcext:value-type="float">
            <text:p>30190692</text:p>
          </table:table-cell>
          <table:table-cell table:formula="of:=[.A1889]/1000/(60*60*24)" office:value-type="time" office:time-value="PT08H23M10.692S" calcext:value-type="time">
            <text:p>08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1992.54" calcext:value-type="float">
            <text:p>1992.54</text:p>
          </table:table-cell>
          <table:table-cell office:value-type="float" office:value="2388.15" calcext:value-type="float">
            <text:p>2388.15</text:p>
          </table:table-cell>
        </table:table-row>
        <table:table-row table:style-name="ro1">
          <table:table-cell office:value-type="float" office:value="30206691" calcext:value-type="float">
            <text:p>30206691</text:p>
          </table:table-cell>
          <table:table-cell table:formula="of:=[.A1890]/1000/(60*60*24)" office:value-type="time" office:time-value="PT08H23M26.691S" calcext:value-type="time">
            <text:p>08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1993.53" calcext:value-type="float">
            <text:p>1993.53</text:p>
          </table:table-cell>
          <table:table-cell office:value-type="float" office:value="2389.27" calcext:value-type="float">
            <text:p>2389.27</text:p>
          </table:table-cell>
        </table:table-row>
        <table:table-row table:style-name="ro1">
          <table:table-cell office:value-type="float" office:value="30222692" calcext:value-type="float">
            <text:p>30222692</text:p>
          </table:table-cell>
          <table:table-cell table:formula="of:=[.A1891]/1000/(60*60*24)" office:value-type="time" office:time-value="PT08H23M42.692S" calcext:value-type="time">
            <text:p>08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1994.53" calcext:value-type="float">
            <text:p>1994.53</text:p>
          </table:table-cell>
          <table:table-cell office:value-type="float" office:value="2390.39" calcext:value-type="float">
            <text:p>2390.39</text:p>
          </table:table-cell>
        </table:table-row>
        <table:table-row table:style-name="ro1">
          <table:table-cell office:value-type="float" office:value="30238692" calcext:value-type="float">
            <text:p>30238692</text:p>
          </table:table-cell>
          <table:table-cell table:formula="of:=[.A1892]/1000/(60*60*24)" office:value-type="time" office:time-value="PT08H23M58.692S" calcext:value-type="time">
            <text:p>08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1995.52" calcext:value-type="float">
            <text:p>1995.52</text:p>
          </table:table-cell>
          <table:table-cell office:value-type="float" office:value="2391.51" calcext:value-type="float">
            <text:p>2391.51</text:p>
          </table:table-cell>
        </table:table-row>
        <table:table-row table:style-name="ro1">
          <table:table-cell office:value-type="float" office:value="30254692" calcext:value-type="float">
            <text:p>30254692</text:p>
          </table:table-cell>
          <table:table-cell table:formula="of:=[.A1893]/1000/(60*60*24)" office:value-type="time" office:time-value="PT08H24M14.692S" calcext:value-type="time">
            <text:p>08:24:15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1996.51" calcext:value-type="float">
            <text:p>1996.51</text:p>
          </table:table-cell>
          <table:table-cell office:value-type="float" office:value="2392.63" calcext:value-type="float">
            <text:p>2392.63</text:p>
          </table:table-cell>
        </table:table-row>
        <table:table-row table:style-name="ro1">
          <table:table-cell office:value-type="float" office:value="30270692" calcext:value-type="float">
            <text:p>30270692</text:p>
          </table:table-cell>
          <table:table-cell table:formula="of:=[.A1894]/1000/(60*60*24)" office:value-type="time" office:time-value="PT08H24M30.692S" calcext:value-type="time">
            <text:p>08:24:31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1997.51" calcext:value-type="float">
            <text:p>1997.51</text:p>
          </table:table-cell>
          <table:table-cell office:value-type="float" office:value="2393.74" calcext:value-type="float">
            <text:p>2393.74</text:p>
          </table:table-cell>
        </table:table-row>
        <table:table-row table:style-name="ro1">
          <table:table-cell office:value-type="float" office:value="30286692" calcext:value-type="float">
            <text:p>30286692</text:p>
          </table:table-cell>
          <table:table-cell table:formula="of:=[.A1895]/1000/(60*60*24)" office:value-type="time" office:time-value="PT08H24M46.692S" calcext:value-type="time">
            <text:p>08:24:47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1998.5" calcext:value-type="float">
            <text:p>1998.5</text:p>
          </table:table-cell>
          <table:table-cell office:value-type="float" office:value="2394.86" calcext:value-type="float">
            <text:p>2394.86</text:p>
          </table:table-cell>
        </table:table-row>
        <table:table-row table:style-name="ro1">
          <table:table-cell office:value-type="float" office:value="30302692" calcext:value-type="float">
            <text:p>30302692</text:p>
          </table:table-cell>
          <table:table-cell table:formula="of:=[.A1896]/1000/(60*60*24)" office:value-type="time" office:time-value="PT08H25M02.692S" calcext:value-type="time">
            <text:p>08:25:03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1999.49" calcext:value-type="float">
            <text:p>1999.49</text:p>
          </table:table-cell>
          <table:table-cell office:value-type="float" office:value="2395.98" calcext:value-type="float">
            <text:p>2395.98</text:p>
          </table:table-cell>
        </table:table-row>
        <table:table-row table:style-name="ro1">
          <table:table-cell office:value-type="float" office:value="30318692" calcext:value-type="float">
            <text:p>30318692</text:p>
          </table:table-cell>
          <table:table-cell table:formula="of:=[.A1897]/1000/(60*60*24)" office:value-type="time" office:time-value="PT08H25M18.692S" calcext:value-type="time">
            <text:p>08:25:19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2" calcext:value-type="float">
            <text:p>251.62</text:p>
          </table:table-cell>
          <table:table-cell office:value-type="float" office:value="2000.49" calcext:value-type="float">
            <text:p>2000.49</text:p>
          </table:table-cell>
          <table:table-cell office:value-type="float" office:value="2397.09" calcext:value-type="float">
            <text:p>2397.09</text:p>
          </table:table-cell>
        </table:table-row>
        <table:table-row table:style-name="ro1">
          <table:table-cell office:value-type="float" office:value="30334692" calcext:value-type="float">
            <text:p>30334692</text:p>
          </table:table-cell>
          <table:table-cell table:formula="of:=[.A1898]/1000/(60*60*24)" office:value-type="time" office:time-value="PT08H25M34.692S" calcext:value-type="time">
            <text:p>08:25:35</text:p>
          </table:table-cell>
          <table:table-cell office:value-type="float" office:value="1.13" calcext:value-type="float">
            <text:p>1.13</text:p>
          </table:table-cell>
          <table:table-cell office:value-type="float" office:value="223.2" calcext:value-type="float">
            <text:p>223.2</text:p>
          </table:table-cell>
          <table:table-cell office:value-type="float" office:value="251.39" calcext:value-type="float">
            <text:p>251.39</text:p>
          </table:table-cell>
          <table:table-cell office:value-type="float" office:value="2001.48" calcext:value-type="float">
            <text:p>2001.48</text:p>
          </table:table-cell>
          <table:table-cell office:value-type="float" office:value="2398.21" calcext:value-type="float">
            <text:p>2398.21</text:p>
          </table:table-cell>
        </table:table-row>
        <table:table-row table:style-name="ro1">
          <table:table-cell office:value-type="float" office:value="30350692" calcext:value-type="float">
            <text:p>30350692</text:p>
          </table:table-cell>
          <table:table-cell table:formula="of:=[.A1899]/1000/(60*60*24)" office:value-type="time" office:time-value="PT08H25M50.692S" calcext:value-type="time">
            <text:p>08:25:51</text:p>
          </table:table-cell>
          <table:table-cell office:value-type="float" office:value="1.13" calcext:value-type="float">
            <text:p>1.13</text:p>
          </table:table-cell>
          <table:table-cell office:value-type="float" office:value="223.2" calcext:value-type="float">
            <text:p>223.2</text:p>
          </table:table-cell>
          <table:table-cell office:value-type="float" office:value="251.39" calcext:value-type="float">
            <text:p>251.39</text:p>
          </table:table-cell>
          <table:table-cell office:value-type="float" office:value="2002.47" calcext:value-type="float">
            <text:p>2002.47</text:p>
          </table:table-cell>
          <table:table-cell office:value-type="float" office:value="2399.33" calcext:value-type="float">
            <text:p>2399.33</text:p>
          </table:table-cell>
        </table:table-row>
        <table:table-row table:style-name="ro1">
          <table:table-cell office:value-type="float" office:value="30366692" calcext:value-type="float">
            <text:p>30366692</text:p>
          </table:table-cell>
          <table:table-cell table:formula="of:=[.A1900]/1000/(60*60*24)" office:value-type="time" office:time-value="PT08H26M06.692S" calcext:value-type="time">
            <text:p>08:26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003.46" calcext:value-type="float">
            <text:p>2003.46</text:p>
          </table:table-cell>
          <table:table-cell office:value-type="float" office:value="2400.44" calcext:value-type="float">
            <text:p>2400.44</text:p>
          </table:table-cell>
        </table:table-row>
        <table:table-row table:style-name="ro1">
          <table:table-cell office:value-type="float" office:value="30382692" calcext:value-type="float">
            <text:p>30382692</text:p>
          </table:table-cell>
          <table:table-cell table:formula="of:=[.A1901]/1000/(60*60*24)" office:value-type="time" office:time-value="PT08H26M22.692S" calcext:value-type="time">
            <text:p>08:26:23</text:p>
          </table:table-cell>
          <table:table-cell office:value-type="float" office:value="1.13" calcext:value-type="float">
            <text:p>1.13</text:p>
          </table:table-cell>
          <table:table-cell office:value-type="float" office:value="223.1" calcext:value-type="float">
            <text:p>223.1</text:p>
          </table:table-cell>
          <table:table-cell office:value-type="float" office:value="251.28" calcext:value-type="float">
            <text:p>251.28</text:p>
          </table:table-cell>
          <table:table-cell office:value-type="float" office:value="2004.45" calcext:value-type="float">
            <text:p>2004.45</text:p>
          </table:table-cell>
          <table:table-cell office:value-type="float" office:value="2401.56" calcext:value-type="float">
            <text:p>2401.56</text:p>
          </table:table-cell>
        </table:table-row>
        <table:table-row table:style-name="ro1">
          <table:table-cell office:value-type="float" office:value="30398692" calcext:value-type="float">
            <text:p>30398692</text:p>
          </table:table-cell>
          <table:table-cell table:formula="of:=[.A1902]/1000/(60*60*24)" office:value-type="time" office:time-value="PT08H26M38.692S" calcext:value-type="time">
            <text:p>08:26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005.44" calcext:value-type="float">
            <text:p>2005.44</text:p>
          </table:table-cell>
          <table:table-cell office:value-type="float" office:value="2402.67" calcext:value-type="float">
            <text:p>2402.67</text:p>
          </table:table-cell>
        </table:table-row>
        <table:table-row table:style-name="ro1">
          <table:table-cell office:value-type="float" office:value="30414692" calcext:value-type="float">
            <text:p>30414692</text:p>
          </table:table-cell>
          <table:table-cell table:formula="of:=[.A1903]/1000/(60*60*24)" office:value-type="time" office:time-value="PT08H26M54.692S" calcext:value-type="time">
            <text:p>08:26:55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006.44" calcext:value-type="float">
            <text:p>2006.44</text:p>
          </table:table-cell>
          <table:table-cell office:value-type="float" office:value="2403.78" calcext:value-type="float">
            <text:p>2403.78</text:p>
          </table:table-cell>
        </table:table-row>
        <table:table-row table:style-name="ro1">
          <table:table-cell office:value-type="float" office:value="30430692" calcext:value-type="float">
            <text:p>30430692</text:p>
          </table:table-cell>
          <table:table-cell table:formula="of:=[.A1904]/1000/(60*60*24)" office:value-type="time" office:time-value="PT08H27M10.692S" calcext:value-type="time">
            <text:p>08:27:11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007.43" calcext:value-type="float">
            <text:p>2007.43</text:p>
          </table:table-cell>
          <table:table-cell office:value-type="float" office:value="2404.89" calcext:value-type="float">
            <text:p>2404.89</text:p>
          </table:table-cell>
        </table:table-row>
        <table:table-row table:style-name="ro1">
          <table:table-cell office:value-type="float" office:value="30446692" calcext:value-type="float">
            <text:p>30446692</text:p>
          </table:table-cell>
          <table:table-cell table:formula="of:=[.A1905]/1000/(60*60*24)" office:value-type="time" office:time-value="PT08H27M26.692S" calcext:value-type="time">
            <text:p>08:27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008.42" calcext:value-type="float">
            <text:p>2008.42</text:p>
          </table:table-cell>
          <table:table-cell office:value-type="float" office:value="2406.01" calcext:value-type="float">
            <text:p>2406.01</text:p>
          </table:table-cell>
        </table:table-row>
        <table:table-row table:style-name="ro1">
          <table:table-cell office:value-type="float" office:value="30462692" calcext:value-type="float">
            <text:p>30462692</text:p>
          </table:table-cell>
          <table:table-cell table:formula="of:=[.A1906]/1000/(60*60*24)" office:value-type="time" office:time-value="PT08H27M42.692S" calcext:value-type="time">
            <text:p>08:27:43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009.41" calcext:value-type="float">
            <text:p>2009.41</text:p>
          </table:table-cell>
          <table:table-cell office:value-type="float" office:value="2407.12" calcext:value-type="float">
            <text:p>2407.12</text:p>
          </table:table-cell>
        </table:table-row>
        <table:table-row table:style-name="ro1">
          <table:table-cell office:value-type="float" office:value="30478692" calcext:value-type="float">
            <text:p>30478692</text:p>
          </table:table-cell>
          <table:table-cell table:formula="of:=[.A1907]/1000/(60*60*24)" office:value-type="time" office:time-value="PT08H27M58.692S" calcext:value-type="time">
            <text:p>08:27:59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010.4" calcext:value-type="float">
            <text:p>2010.4</text:p>
          </table:table-cell>
          <table:table-cell office:value-type="float" office:value="2408.23" calcext:value-type="float">
            <text:p>2408.23</text:p>
          </table:table-cell>
        </table:table-row>
        <table:table-row table:style-name="ro1">
          <table:table-cell office:value-type="float" office:value="30494692" calcext:value-type="float">
            <text:p>30494692</text:p>
          </table:table-cell>
          <table:table-cell table:formula="of:=[.A1908]/1000/(60*60*24)" office:value-type="time" office:time-value="PT08H28M14.692S" calcext:value-type="time">
            <text:p>08:28:15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2011.39" calcext:value-type="float">
            <text:p>2011.39</text:p>
          </table:table-cell>
          <table:table-cell office:value-type="float" office:value="2409.33" calcext:value-type="float">
            <text:p>2409.33</text:p>
          </table:table-cell>
        </table:table-row>
        <table:table-row table:style-name="ro1">
          <table:table-cell office:value-type="float" office:value="30510692" calcext:value-type="float">
            <text:p>30510692</text:p>
          </table:table-cell>
          <table:table-cell table:formula="of:=[.A1909]/1000/(60*60*24)" office:value-type="time" office:time-value="PT08H28M30.692S" calcext:value-type="time">
            <text:p>08:28:31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9.82" calcext:value-type="float">
            <text:p>249.82</text:p>
          </table:table-cell>
          <table:table-cell office:value-type="float" office:value="2012.38" calcext:value-type="float">
            <text:p>2012.38</text:p>
          </table:table-cell>
          <table:table-cell office:value-type="float" office:value="2410.44" calcext:value-type="float">
            <text:p>2410.44</text:p>
          </table:table-cell>
        </table:table-row>
        <table:table-row table:style-name="ro1">
          <table:table-cell office:value-type="float" office:value="30526692" calcext:value-type="float">
            <text:p>30526692</text:p>
          </table:table-cell>
          <table:table-cell table:formula="of:=[.A1910]/1000/(60*60*24)" office:value-type="time" office:time-value="PT08H28M46.692S" calcext:value-type="time">
            <text:p>08:28:47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013.37" calcext:value-type="float">
            <text:p>2013.37</text:p>
          </table:table-cell>
          <table:table-cell office:value-type="float" office:value="2411.55" calcext:value-type="float">
            <text:p>2411.55</text:p>
          </table:table-cell>
        </table:table-row>
        <table:table-row table:style-name="ro1">
          <table:table-cell office:value-type="float" office:value="30542692" calcext:value-type="float">
            <text:p>30542692</text:p>
          </table:table-cell>
          <table:table-cell table:formula="of:=[.A1911]/1000/(60*60*24)" office:value-type="time" office:time-value="PT08H29M02.692S" calcext:value-type="time">
            <text:p>08:29:03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014.35" calcext:value-type="float">
            <text:p>2014.35</text:p>
          </table:table-cell>
          <table:table-cell office:value-type="float" office:value="2412.66" calcext:value-type="float">
            <text:p>2412.66</text:p>
          </table:table-cell>
        </table:table-row>
        <table:table-row table:style-name="ro1">
          <table:table-cell office:value-type="float" office:value="30558692" calcext:value-type="float">
            <text:p>30558692</text:p>
          </table:table-cell>
          <table:table-cell table:formula="of:=[.A1912]/1000/(60*60*24)" office:value-type="time" office:time-value="PT08H29M18.692S" calcext:value-type="time">
            <text:p>08:29:19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9.59" calcext:value-type="float">
            <text:p>249.59</text:p>
          </table:table-cell>
          <table:table-cell office:value-type="float" office:value="2015.34" calcext:value-type="float">
            <text:p>2015.34</text:p>
          </table:table-cell>
          <table:table-cell office:value-type="float" office:value="2413.77" calcext:value-type="float">
            <text:p>2413.77</text:p>
          </table:table-cell>
        </table:table-row>
        <table:table-row table:style-name="ro1">
          <table:table-cell office:value-type="float" office:value="30574692" calcext:value-type="float">
            <text:p>30574692</text:p>
          </table:table-cell>
          <table:table-cell table:formula="of:=[.A1913]/1000/(60*60*24)" office:value-type="time" office:time-value="PT08H29M34.692S" calcext:value-type="time">
            <text:p>08:29:35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9.47" calcext:value-type="float">
            <text:p>249.47</text:p>
          </table:table-cell>
          <table:table-cell office:value-type="float" office:value="2016.33" calcext:value-type="float">
            <text:p>2016.33</text:p>
          </table:table-cell>
          <table:table-cell office:value-type="float" office:value="2414.88" calcext:value-type="float">
            <text:p>2414.88</text:p>
          </table:table-cell>
        </table:table-row>
        <table:table-row table:style-name="ro1">
          <table:table-cell office:value-type="float" office:value="30590692" calcext:value-type="float">
            <text:p>30590692</text:p>
          </table:table-cell>
          <table:table-cell table:formula="of:=[.A1914]/1000/(60*60*24)" office:value-type="time" office:time-value="PT08H29M50.692S" calcext:value-type="time">
            <text:p>08:29:51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017.32" calcext:value-type="float">
            <text:p>2017.32</text:p>
          </table:table-cell>
          <table:table-cell office:value-type="float" office:value="2415.98" calcext:value-type="float">
            <text:p>2415.98</text:p>
          </table:table-cell>
        </table:table-row>
        <table:table-row table:style-name="ro1">
          <table:table-cell office:value-type="float" office:value="30606692" calcext:value-type="float">
            <text:p>30606692</text:p>
          </table:table-cell>
          <table:table-cell table:formula="of:=[.A1915]/1000/(60*60*24)" office:value-type="time" office:time-value="PT08H30M06.692S" calcext:value-type="time">
            <text:p>08:30:07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018.31" calcext:value-type="float">
            <text:p>2018.31</text:p>
          </table:table-cell>
          <table:table-cell office:value-type="float" office:value="2417.09" calcext:value-type="float">
            <text:p>2417.09</text:p>
          </table:table-cell>
        </table:table-row>
        <table:table-row table:style-name="ro1">
          <table:table-cell office:value-type="float" office:value="30622692" calcext:value-type="float">
            <text:p>30622692</text:p>
          </table:table-cell>
          <table:table-cell table:formula="of:=[.A1916]/1000/(60*60*24)" office:value-type="time" office:time-value="PT08H30M22.692S" calcext:value-type="time">
            <text:p>08:30:23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6" calcext:value-type="float">
            <text:p>248.36</text:p>
          </table:table-cell>
          <table:table-cell office:value-type="float" office:value="2019.29" calcext:value-type="float">
            <text:p>2019.29</text:p>
          </table:table-cell>
          <table:table-cell office:value-type="float" office:value="2418.19" calcext:value-type="float">
            <text:p>2418.19</text:p>
          </table:table-cell>
        </table:table-row>
        <table:table-row table:style-name="ro1">
          <table:table-cell office:value-type="float" office:value="30638692" calcext:value-type="float">
            <text:p>30638692</text:p>
          </table:table-cell>
          <table:table-cell table:formula="of:=[.A1917]/1000/(60*60*24)" office:value-type="time" office:time-value="PT08H30M38.692S" calcext:value-type="time">
            <text:p>08:30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2020.28" calcext:value-type="float">
            <text:p>2020.28</text:p>
          </table:table-cell>
          <table:table-cell office:value-type="float" office:value="2419.3" calcext:value-type="float">
            <text:p>2419.3</text:p>
          </table:table-cell>
        </table:table-row>
        <table:table-row table:style-name="ro1">
          <table:table-cell office:value-type="float" office:value="30654692" calcext:value-type="float">
            <text:p>30654692</text:p>
          </table:table-cell>
          <table:table-cell table:formula="of:=[.A1918]/1000/(60*60*24)" office:value-type="time" office:time-value="PT08H30M54.692S" calcext:value-type="time">
            <text:p>08:30:55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021.27" calcext:value-type="float">
            <text:p>2021.27</text:p>
          </table:table-cell>
          <table:table-cell office:value-type="float" office:value="2420.4" calcext:value-type="float">
            <text:p>2420.4</text:p>
          </table:table-cell>
        </table:table-row>
        <table:table-row table:style-name="ro1">
          <table:table-cell office:value-type="float" office:value="30670692" calcext:value-type="float">
            <text:p>30670692</text:p>
          </table:table-cell>
          <table:table-cell table:formula="of:=[.A1919]/1000/(60*60*24)" office:value-type="time" office:time-value="PT08H31M10.692S" calcext:value-type="time">
            <text:p>08:31:11</text:p>
          </table:table-cell>
          <table:table-cell office:value-type="float" office:value="1.12" calcext:value-type="float">
            <text:p>1.12</text:p>
          </table:table-cell>
          <table:table-cell office:value-type="float" office:value="221.9" calcext:value-type="float">
            <text:p>221.9</text:p>
          </table:table-cell>
          <table:table-cell office:value-type="float" office:value="248.13" calcext:value-type="float">
            <text:p>248.13</text:p>
          </table:table-cell>
          <table:table-cell office:value-type="float" office:value="2022.26" calcext:value-type="float">
            <text:p>2022.26</text:p>
          </table:table-cell>
          <table:table-cell office:value-type="float" office:value="2421.5" calcext:value-type="float">
            <text:p>2421.5</text:p>
          </table:table-cell>
        </table:table-row>
        <table:table-row table:style-name="ro1">
          <table:table-cell office:value-type="float" office:value="30686692" calcext:value-type="float">
            <text:p>30686692</text:p>
          </table:table-cell>
          <table:table-cell table:formula="of:=[.A1920]/1000/(60*60*24)" office:value-type="time" office:time-value="PT08H31M26.692S" calcext:value-type="time">
            <text:p>08:31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2023.24" calcext:value-type="float">
            <text:p>2023.24</text:p>
          </table:table-cell>
          <table:table-cell office:value-type="float" office:value="2422.6" calcext:value-type="float">
            <text:p>2422.6</text:p>
          </table:table-cell>
        </table:table-row>
        <table:table-row table:style-name="ro1">
          <table:table-cell office:value-type="float" office:value="30702692" calcext:value-type="float">
            <text:p>30702692</text:p>
          </table:table-cell>
          <table:table-cell table:formula="of:=[.A1921]/1000/(60*60*24)" office:value-type="time" office:time-value="PT08H31M42.692S" calcext:value-type="time">
            <text:p>08:31:43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024.23" calcext:value-type="float">
            <text:p>2024.23</text:p>
          </table:table-cell>
          <table:table-cell office:value-type="float" office:value="2423.71" calcext:value-type="float">
            <text:p>2423.71</text:p>
          </table:table-cell>
        </table:table-row>
        <table:table-row table:style-name="ro1">
          <table:table-cell office:value-type="float" office:value="30718692" calcext:value-type="float">
            <text:p>30718692</text:p>
          </table:table-cell>
          <table:table-cell table:formula="of:=[.A1922]/1000/(60*60*24)" office:value-type="time" office:time-value="PT08H31M58.692S" calcext:value-type="time">
            <text:p>08:31:59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2" calcext:value-type="float">
            <text:p>247.12</text:p>
          </table:table-cell>
          <table:table-cell office:value-type="float" office:value="2025.21" calcext:value-type="float">
            <text:p>2025.21</text:p>
          </table:table-cell>
          <table:table-cell office:value-type="float" office:value="2424.8" calcext:value-type="float">
            <text:p>2424.8</text:p>
          </table:table-cell>
        </table:table-row>
        <table:table-row table:style-name="ro1">
          <table:table-cell office:value-type="float" office:value="30734692" calcext:value-type="float">
            <text:p>30734692</text:p>
          </table:table-cell>
          <table:table-cell table:formula="of:=[.A1923]/1000/(60*60*24)" office:value-type="time" office:time-value="PT08H32M14.692S" calcext:value-type="time">
            <text:p>08:32:15</text:p>
          </table:table-cell>
          <table:table-cell office:value-type="float" office:value="1.12" calcext:value-type="float">
            <text:p>1.12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9" calcext:value-type="float">
            <text:p>247.9</text:p>
          </table:table-cell>
          <table:table-cell office:value-type="float" office:value="2026.2" calcext:value-type="float">
            <text:p>2026.2</text:p>
          </table:table-cell>
          <table:table-cell office:value-type="float" office:value="2425.91" calcext:value-type="float">
            <text:p>2425.91</text:p>
          </table:table-cell>
        </table:table-row>
        <table:table-row table:style-name="ro1">
          <table:table-cell office:value-type="float" office:value="30750692" calcext:value-type="float">
            <text:p>30750692</text:p>
          </table:table-cell>
          <table:table-cell table:formula="of:=[.A1924]/1000/(60*60*24)" office:value-type="time" office:time-value="PT08H32M30.692S" calcext:value-type="time">
            <text:p>08:32:31</text:p>
          </table:table-cell>
          <table:table-cell office:value-type="float" office:value="1.12" calcext:value-type="float">
            <text:p>1.12</text:p>
          </table:table-cell>
          <table:table-cell office:value-type="float" office:value="221.6" calcext:value-type="float">
            <text:p>221.6</text:p>
          </table:table-cell>
          <table:table-cell office:value-type="float" office:value="247.78" calcext:value-type="float">
            <text:p>247.78</text:p>
          </table:table-cell>
          <table:table-cell office:value-type="float" office:value="2027.18" calcext:value-type="float">
            <text:p>2027.18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30766692" calcext:value-type="float">
            <text:p>30766692</text:p>
          </table:table-cell>
          <table:table-cell table:formula="of:=[.A1925]/1000/(60*60*24)" office:value-type="time" office:time-value="PT08H32M46.692S" calcext:value-type="time">
            <text:p>08:32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8" calcext:value-type="float">
            <text:p>246.78</text:p>
          </table:table-cell>
          <table:table-cell office:value-type="float" office:value="2028.17" calcext:value-type="float">
            <text:p>2028.17</text:p>
          </table:table-cell>
          <table:table-cell office:value-type="float" office:value="2428.1" calcext:value-type="float">
            <text:p>2428.1</text:p>
          </table:table-cell>
        </table:table-row>
        <table:table-row table:style-name="ro1">
          <table:table-cell office:value-type="float" office:value="30782691" calcext:value-type="float">
            <text:p>30782691</text:p>
          </table:table-cell>
          <table:table-cell table:formula="of:=[.A1926]/1000/(60*60*24)" office:value-type="time" office:time-value="PT08H33M02.691S" calcext:value-type="time">
            <text:p>08:33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8" calcext:value-type="float">
            <text:p>246.78</text:p>
          </table:table-cell>
          <table:table-cell office:value-type="float" office:value="2029.15" calcext:value-type="float">
            <text:p>2029.15</text:p>
          </table:table-cell>
          <table:table-cell office:value-type="float" office:value="2429.2" calcext:value-type="float">
            <text:p>2429.2</text:p>
          </table:table-cell>
        </table:table-row>
        <table:table-row table:style-name="ro1">
          <table:table-cell office:value-type="float" office:value="30798692" calcext:value-type="float">
            <text:p>30798692</text:p>
          </table:table-cell>
          <table:table-cell table:formula="of:=[.A1927]/1000/(60*60*24)" office:value-type="time" office:time-value="PT08H33M18.692S" calcext:value-type="time">
            <text:p>08:33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030.14" calcext:value-type="float">
            <text:p>2030.14</text:p>
          </table:table-cell>
          <table:table-cell office:value-type="float" office:value="2430.3" calcext:value-type="float">
            <text:p>2430.3</text:p>
          </table:table-cell>
        </table:table-row>
        <table:table-row table:style-name="ro1">
          <table:table-cell office:value-type="float" office:value="30814692" calcext:value-type="float">
            <text:p>30814692</text:p>
          </table:table-cell>
          <table:table-cell table:formula="of:=[.A1928]/1000/(60*60*24)" office:value-type="time" office:time-value="PT08H33M34.692S" calcext:value-type="time">
            <text:p>08:33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6" calcext:value-type="float">
            <text:p>246.56</text:p>
          </table:table-cell>
          <table:table-cell office:value-type="float" office:value="2031.12" calcext:value-type="float">
            <text:p>2031.12</text:p>
          </table:table-cell>
          <table:table-cell office:value-type="float" office:value="2431.4" calcext:value-type="float">
            <text:p>2431.4</text:p>
          </table:table-cell>
        </table:table-row>
        <table:table-row table:style-name="ro1">
          <table:table-cell office:value-type="float" office:value="30830692" calcext:value-type="float">
            <text:p>30830692</text:p>
          </table:table-cell>
          <table:table-cell table:formula="of:=[.A1929]/1000/(60*60*24)" office:value-type="time" office:time-value="PT08H33M50.692S" calcext:value-type="time">
            <text:p>08:33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5" calcext:value-type="float">
            <text:p>246.45</text:p>
          </table:table-cell>
          <table:table-cell office:value-type="float" office:value="2032.1" calcext:value-type="float">
            <text:p>2032.1</text:p>
          </table:table-cell>
          <table:table-cell office:value-type="float" office:value="2432.49" calcext:value-type="float">
            <text:p>2432.49</text:p>
          </table:table-cell>
        </table:table-row>
        <table:table-row table:style-name="ro1">
          <table:table-cell office:value-type="float" office:value="30846692" calcext:value-type="float">
            <text:p>30846692</text:p>
          </table:table-cell>
          <table:table-cell table:formula="of:=[.A1930]/1000/(60*60*24)" office:value-type="time" office:time-value="PT08H34M06.692S" calcext:value-type="time">
            <text:p>08:34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033.09" calcext:value-type="float">
            <text:p>2033.09</text:p>
          </table:table-cell>
          <table:table-cell office:value-type="float" office:value="2433.59" calcext:value-type="float">
            <text:p>2433.59</text:p>
          </table:table-cell>
        </table:table-row>
        <table:table-row table:style-name="ro1">
          <table:table-cell office:value-type="float" office:value="30862692" calcext:value-type="float">
            <text:p>30862692</text:p>
          </table:table-cell>
          <table:table-cell table:formula="of:=[.A1931]/1000/(60*60*24)" office:value-type="time" office:time-value="PT08H34M22.692S" calcext:value-type="time">
            <text:p>08:34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034.07" calcext:value-type="float">
            <text:p>2034.07</text:p>
          </table:table-cell>
          <table:table-cell office:value-type="float" office:value="2434.68" calcext:value-type="float">
            <text:p>2434.68</text:p>
          </table:table-cell>
        </table:table-row>
        <table:table-row table:style-name="ro1">
          <table:table-cell office:value-type="float" office:value="30878692" calcext:value-type="float">
            <text:p>30878692</text:p>
          </table:table-cell>
          <table:table-cell table:formula="of:=[.A1932]/1000/(60*60*24)" office:value-type="time" office:time-value="PT08H34M38.692S" calcext:value-type="time">
            <text:p>08:34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6.33" calcext:value-type="float">
            <text:p>246.33</text:p>
          </table:table-cell>
          <table:table-cell office:value-type="float" office:value="2035.05" calcext:value-type="float">
            <text:p>2035.05</text:p>
          </table:table-cell>
          <table:table-cell office:value-type="float" office:value="2435.78" calcext:value-type="float">
            <text:p>2435.78</text:p>
          </table:table-cell>
        </table:table-row>
        <table:table-row table:style-name="ro1">
          <table:table-cell office:value-type="float" office:value="30894692" calcext:value-type="float">
            <text:p>30894692</text:p>
          </table:table-cell>
          <table:table-cell table:formula="of:=[.A1933]/1000/(60*60*24)" office:value-type="time" office:time-value="PT08H34M54.692S" calcext:value-type="time">
            <text:p>08:34:55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6.1" calcext:value-type="float">
            <text:p>246.1</text:p>
          </table:table-cell>
          <table:table-cell office:value-type="float" office:value="2036.03" calcext:value-type="float">
            <text:p>2036.03</text:p>
          </table:table-cell>
          <table:table-cell office:value-type="float" office:value="2436.87" calcext:value-type="float">
            <text:p>2436.87</text:p>
          </table:table-cell>
        </table:table-row>
        <table:table-row table:style-name="ro1">
          <table:table-cell office:value-type="float" office:value="30910692" calcext:value-type="float">
            <text:p>30910692</text:p>
          </table:table-cell>
          <table:table-cell table:formula="of:=[.A1934]/1000/(60*60*24)" office:value-type="time" office:time-value="PT08H35M10.692S" calcext:value-type="time">
            <text:p>08:35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2037.02" calcext:value-type="float">
            <text:p>2037.02</text:p>
          </table:table-cell>
          <table:table-cell office:value-type="float" office:value="2437.96" calcext:value-type="float">
            <text:p>2437.96</text:p>
          </table:table-cell>
        </table:table-row>
        <table:table-row table:style-name="ro1">
          <table:table-cell office:value-type="float" office:value="30926692" calcext:value-type="float">
            <text:p>30926692</text:p>
          </table:table-cell>
          <table:table-cell table:formula="of:=[.A1935]/1000/(60*60*24)" office:value-type="time" office:time-value="PT08H35M26.692S" calcext:value-type="time">
            <text:p>08:35:27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99" calcext:value-type="float">
            <text:p>245.99</text:p>
          </table:table-cell>
          <table:table-cell office:value-type="float" office:value="2038" calcext:value-type="float">
            <text:p>2038</text:p>
          </table:table-cell>
          <table:table-cell office:value-type="float" office:value="2439.05" calcext:value-type="float">
            <text:p>2439.05</text:p>
          </table:table-cell>
        </table:table-row>
        <table:table-row table:style-name="ro1">
          <table:table-cell office:value-type="float" office:value="30942692" calcext:value-type="float">
            <text:p>30942692</text:p>
          </table:table-cell>
          <table:table-cell table:formula="of:=[.A1936]/1000/(60*60*24)" office:value-type="time" office:time-value="PT08H35M42.692S" calcext:value-type="time">
            <text:p>08:35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11" calcext:value-type="float">
            <text:p>245.11</text:p>
          </table:table-cell>
          <table:table-cell office:value-type="float" office:value="2038.98" calcext:value-type="float">
            <text:p>2038.98</text:p>
          </table:table-cell>
          <table:table-cell office:value-type="float" office:value="2440.15" calcext:value-type="float">
            <text:p>2440.15</text:p>
          </table:table-cell>
        </table:table-row>
        <table:table-row table:style-name="ro1">
          <table:table-cell office:value-type="float" office:value="30958692" calcext:value-type="float">
            <text:p>30958692</text:p>
          </table:table-cell>
          <table:table-cell table:formula="of:=[.A1937]/1000/(60*60*24)" office:value-type="time" office:time-value="PT08H35M58.692S" calcext:value-type="time">
            <text:p>08:35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039.96" calcext:value-type="float">
            <text:p>2039.96</text:p>
          </table:table-cell>
          <table:table-cell office:value-type="float" office:value="2441.24" calcext:value-type="float">
            <text:p>2441.24</text:p>
          </table:table-cell>
        </table:table-row>
        <table:table-row table:style-name="ro1">
          <table:table-cell office:value-type="float" office:value="30974692" calcext:value-type="float">
            <text:p>30974692</text:p>
          </table:table-cell>
          <table:table-cell table:formula="of:=[.A1938]/1000/(60*60*24)" office:value-type="time" office:time-value="PT08H36M14.692S" calcext:value-type="time">
            <text:p>08:36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040.94" calcext:value-type="float">
            <text:p>2040.94</text:p>
          </table:table-cell>
          <table:table-cell office:value-type="float" office:value="2442.33" calcext:value-type="float">
            <text:p>2442.33</text:p>
          </table:table-cell>
        </table:table-row>
        <table:table-row table:style-name="ro1">
          <table:table-cell office:value-type="float" office:value="30990692" calcext:value-type="float">
            <text:p>30990692</text:p>
          </table:table-cell>
          <table:table-cell table:formula="of:=[.A1939]/1000/(60*60*24)" office:value-type="time" office:time-value="PT08H36M30.692S" calcext:value-type="time">
            <text:p>08:36:31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.88" calcext:value-type="float">
            <text:p>244.88</text:p>
          </table:table-cell>
          <table:table-cell office:value-type="float" office:value="2041.92" calcext:value-type="float">
            <text:p>2041.92</text:p>
          </table:table-cell>
          <table:table-cell office:value-type="float" office:value="2443.41" calcext:value-type="float">
            <text:p>2443.41</text:p>
          </table:table-cell>
        </table:table-row>
        <table:table-row table:style-name="ro1">
          <table:table-cell office:value-type="float" office:value="31006692" calcext:value-type="float">
            <text:p>31006692</text:p>
          </table:table-cell>
          <table:table-cell table:formula="of:=[.A1940]/1000/(60*60*24)" office:value-type="time" office:time-value="PT08H36M46.692S" calcext:value-type="time">
            <text:p>08:36:47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4.77" calcext:value-type="float">
            <text:p>244.77</text:p>
          </table:table-cell>
          <table:table-cell office:value-type="float" office:value="2042.9" calcext:value-type="float">
            <text:p>2042.9</text:p>
          </table:table-cell>
          <table:table-cell office:value-type="float" office:value="2444.5" calcext:value-type="float">
            <text:p>2444.5</text:p>
          </table:table-cell>
        </table:table-row>
        <table:table-row table:style-name="ro1">
          <table:table-cell office:value-type="float" office:value="31022692" calcext:value-type="float">
            <text:p>31022692</text:p>
          </table:table-cell>
          <table:table-cell table:formula="of:=[.A1941]/1000/(60*60*24)" office:value-type="time" office:time-value="PT08H37M02.692S" calcext:value-type="time">
            <text:p>08:37:03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2043.88" calcext:value-type="float">
            <text:p>2043.88</text:p>
          </table:table-cell>
          <table:table-cell office:value-type="float" office:value="2445.59" calcext:value-type="float">
            <text:p>2445.59</text:p>
          </table:table-cell>
        </table:table-row>
        <table:table-row table:style-name="ro1">
          <table:table-cell office:value-type="float" office:value="31038692" calcext:value-type="float">
            <text:p>31038692</text:p>
          </table:table-cell>
          <table:table-cell table:formula="of:=[.A1942]/1000/(60*60*24)" office:value-type="time" office:time-value="PT08H37M18.692S" calcext:value-type="time">
            <text:p>08:37:19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4.54" calcext:value-type="float">
            <text:p>244.54</text:p>
          </table:table-cell>
          <table:table-cell office:value-type="float" office:value="2044.86" calcext:value-type="float">
            <text:p>2044.86</text:p>
          </table:table-cell>
          <table:table-cell office:value-type="float" office:value="2446.67" calcext:value-type="float">
            <text:p>2446.67</text:p>
          </table:table-cell>
        </table:table-row>
        <table:table-row table:style-name="ro1">
          <table:table-cell office:value-type="float" office:value="31054692" calcext:value-type="float">
            <text:p>31054692</text:p>
          </table:table-cell>
          <table:table-cell table:formula="of:=[.A1943]/1000/(60*60*24)" office:value-type="time" office:time-value="PT08H37M34.692S" calcext:value-type="time">
            <text:p>08:37:35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4.54" calcext:value-type="float">
            <text:p>244.54</text:p>
          </table:table-cell>
          <table:table-cell office:value-type="float" office:value="2045.84" calcext:value-type="float">
            <text:p>2045.84</text:p>
          </table:table-cell>
          <table:table-cell office:value-type="float" office:value="2447.76" calcext:value-type="float">
            <text:p>2447.76</text:p>
          </table:table-cell>
        </table:table-row>
        <table:table-row table:style-name="ro1">
          <table:table-cell office:value-type="float" office:value="31070692" calcext:value-type="float">
            <text:p>31070692</text:p>
          </table:table-cell>
          <table:table-cell table:formula="of:=[.A1944]/1000/(60*60*24)" office:value-type="time" office:time-value="PT08H37M50.692S" calcext:value-type="time">
            <text:p>08:37:51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4" calcext:value-type="float">
            <text:p>243.44</text:p>
          </table:table-cell>
          <table:table-cell office:value-type="float" office:value="2046.82" calcext:value-type="float">
            <text:p>2046.82</text:p>
          </table:table-cell>
          <table:table-cell office:value-type="float" office:value="2448.84" calcext:value-type="float">
            <text:p>2448.84</text:p>
          </table:table-cell>
        </table:table-row>
        <table:table-row table:style-name="ro1">
          <table:table-cell office:value-type="float" office:value="31086692" calcext:value-type="float">
            <text:p>31086692</text:p>
          </table:table-cell>
          <table:table-cell table:formula="of:=[.A1945]/1000/(60*60*24)" office:value-type="time" office:time-value="PT08H38M06.692S" calcext:value-type="time">
            <text:p>08:38:07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4.31" calcext:value-type="float">
            <text:p>244.31</text:p>
          </table:table-cell>
          <table:table-cell office:value-type="float" office:value="2047.8" calcext:value-type="float">
            <text:p>2047.8</text:p>
          </table:table-cell>
          <table:table-cell office:value-type="float" office:value="2449.93" calcext:value-type="float">
            <text:p>2449.93</text:p>
          </table:table-cell>
        </table:table-row>
        <table:table-row table:style-name="ro1">
          <table:table-cell office:value-type="float" office:value="31102691" calcext:value-type="float">
            <text:p>31102691</text:p>
          </table:table-cell>
          <table:table-cell table:formula="of:=[.A1946]/1000/(60*60*24)" office:value-type="time" office:time-value="PT08H38M22.691S" calcext:value-type="time">
            <text:p>08:38:23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4.2" calcext:value-type="float">
            <text:p>244.2</text:p>
          </table:table-cell>
          <table:table-cell office:value-type="float" office:value="2048.77" calcext:value-type="float">
            <text:p>2048.77</text:p>
          </table:table-cell>
          <table:table-cell office:value-type="float" office:value="2451.01" calcext:value-type="float">
            <text:p>2451.01</text:p>
          </table:table-cell>
        </table:table-row>
        <table:table-row table:style-name="ro1">
          <table:table-cell office:value-type="float" office:value="31118692" calcext:value-type="float">
            <text:p>31118692</text:p>
          </table:table-cell>
          <table:table-cell table:formula="of:=[.A1947]/1000/(60*60*24)" office:value-type="time" office:time-value="PT08H38M38.692S" calcext:value-type="time">
            <text:p>08:38:39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049.75" calcext:value-type="float">
            <text:p>2049.75</text:p>
          </table:table-cell>
          <table:table-cell office:value-type="float" office:value="2452.09" calcext:value-type="float">
            <text:p>2452.09</text:p>
          </table:table-cell>
        </table:table-row>
        <table:table-row table:style-name="ro1">
          <table:table-cell office:value-type="float" office:value="31134692" calcext:value-type="float">
            <text:p>31134692</text:p>
          </table:table-cell>
          <table:table-cell table:formula="of:=[.A1948]/1000/(60*60*24)" office:value-type="time" office:time-value="PT08H38M54.692S" calcext:value-type="time">
            <text:p>08:38:55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050.73" calcext:value-type="float">
            <text:p>2050.73</text:p>
          </table:table-cell>
          <table:table-cell office:value-type="float" office:value="2453.18" calcext:value-type="float">
            <text:p>2453.18</text:p>
          </table:table-cell>
        </table:table-row>
        <table:table-row table:style-name="ro1">
          <table:table-cell office:value-type="float" office:value="31150692" calcext:value-type="float">
            <text:p>31150692</text:p>
          </table:table-cell>
          <table:table-cell table:formula="of:=[.A1949]/1000/(60*60*24)" office:value-type="time" office:time-value="PT08H39M10.692S" calcext:value-type="time">
            <text:p>08:39:11</text:p>
          </table:table-cell>
          <table:table-cell office:value-type="float" office:value="1.11" calcext:value-type="float">
            <text:p>1.11</text:p>
          </table:table-cell>
          <table:table-cell office:value-type="float" office:value="219.8" calcext:value-type="float">
            <text:p>219.8</text:p>
          </table:table-cell>
          <table:table-cell office:value-type="float" office:value="243.09" calcext:value-type="float">
            <text:p>243.09</text:p>
          </table:table-cell>
          <table:table-cell office:value-type="float" office:value="2051.7" calcext:value-type="float">
            <text:p>2051.7</text:p>
          </table:table-cell>
          <table:table-cell office:value-type="float" office:value="2454.26" calcext:value-type="float">
            <text:p>2454.26</text:p>
          </table:table-cell>
        </table:table-row>
        <table:table-row table:style-name="ro1">
          <table:table-cell office:value-type="float" office:value="31166692" calcext:value-type="float">
            <text:p>31166692</text:p>
          </table:table-cell>
          <table:table-cell table:formula="of:=[.A1950]/1000/(60*60*24)" office:value-type="time" office:time-value="PT08H39M26.692S" calcext:value-type="time">
            <text:p>08:39:27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052.68" calcext:value-type="float">
            <text:p>2052.68</text:p>
          </table:table-cell>
          <table:table-cell office:value-type="float" office:value="2455.34" calcext:value-type="float">
            <text:p>2455.34</text:p>
          </table:table-cell>
        </table:table-row>
        <table:table-row table:style-name="ro1">
          <table:table-cell office:value-type="float" office:value="31182692" calcext:value-type="float">
            <text:p>31182692</text:p>
          </table:table-cell>
          <table:table-cell table:formula="of:=[.A1951]/1000/(60*60*24)" office:value-type="time" office:time-value="PT08H39M42.692S" calcext:value-type="time">
            <text:p>08:39:43</text:p>
          </table:table-cell>
          <table:table-cell office:value-type="float" office:value="1.11" calcext:value-type="float">
            <text:p>1.11</text:p>
          </table:table-cell>
          <table:table-cell office:value-type="float" office:value="219.6" calcext:value-type="float">
            <text:p>219.6</text:p>
          </table:table-cell>
          <table:table-cell office:value-type="float" office:value="242.87" calcext:value-type="float">
            <text:p>242.87</text:p>
          </table:table-cell>
          <table:table-cell office:value-type="float" office:value="2053.66" calcext:value-type="float">
            <text:p>2053.66</text:p>
          </table:table-cell>
          <table:table-cell office:value-type="float" office:value="2456.41" calcext:value-type="float">
            <text:p>2456.41</text:p>
          </table:table-cell>
        </table:table-row>
        <table:table-row table:style-name="ro1">
          <table:table-cell office:value-type="float" office:value="31198692" calcext:value-type="float">
            <text:p>31198692</text:p>
          </table:table-cell>
          <table:table-cell table:formula="of:=[.A1952]/1000/(60*60*24)" office:value-type="time" office:time-value="PT08H39M58.692S" calcext:value-type="time">
            <text:p>08:39:59</text:p>
          </table:table-cell>
          <table:table-cell office:value-type="float" office:value="1.11" calcext:value-type="float">
            <text:p>1.11</text:p>
          </table:table-cell>
          <table:table-cell office:value-type="float" office:value="219.5" calcext:value-type="float">
            <text:p>219.5</text:p>
          </table:table-cell>
          <table:table-cell office:value-type="float" office:value="242.76" calcext:value-type="float">
            <text:p>242.76</text:p>
          </table:table-cell>
          <table:table-cell office:value-type="float" office:value="2054.63" calcext:value-type="float">
            <text:p>2054.63</text:p>
          </table:table-cell>
          <table:table-cell office:value-type="float" office:value="2457.49" calcext:value-type="float">
            <text:p>2457.49</text:p>
          </table:table-cell>
        </table:table-row>
        <table:table-row table:style-name="ro1">
          <table:table-cell office:value-type="float" office:value="31214692" calcext:value-type="float">
            <text:p>31214692</text:p>
          </table:table-cell>
          <table:table-cell table:formula="of:=[.A1953]/1000/(60*60*24)" office:value-type="time" office:time-value="PT08H40M14.692S" calcext:value-type="time">
            <text:p>08:40:15</text:p>
          </table:table-cell>
          <table:table-cell office:value-type="float" office:value="1.11" calcext:value-type="float">
            <text:p>1.11</text:p>
          </table:table-cell>
          <table:table-cell office:value-type="float" office:value="219.5" calcext:value-type="float">
            <text:p>219.5</text:p>
          </table:table-cell>
          <table:table-cell office:value-type="float" office:value="242.76" calcext:value-type="float">
            <text:p>242.76</text:p>
          </table:table-cell>
          <table:table-cell office:value-type="float" office:value="2055.61" calcext:value-type="float">
            <text:p>2055.61</text:p>
          </table:table-cell>
          <table:table-cell office:value-type="float" office:value="2458.57" calcext:value-type="float">
            <text:p>2458.57</text:p>
          </table:table-cell>
        </table:table-row>
        <table:table-row table:style-name="ro1">
          <table:table-cell office:value-type="float" office:value="31230691" calcext:value-type="float">
            <text:p>31230691</text:p>
          </table:table-cell>
          <table:table-cell table:formula="of:=[.A1954]/1000/(60*60*24)" office:value-type="time" office:time-value="PT08H40M30.691S" calcext:value-type="time">
            <text:p>08:40:31</text:p>
          </table:table-cell>
          <table:table-cell office:value-type="float" office:value="1.11" calcext:value-type="float">
            <text:p>1.11</text:p>
          </table:table-cell>
          <table:table-cell office:value-type="float" office:value="219.3" calcext:value-type="float">
            <text:p>219.3</text:p>
          </table:table-cell>
          <table:table-cell office:value-type="float" office:value="242.53" calcext:value-type="float">
            <text:p>242.53</text:p>
          </table:table-cell>
          <table:table-cell office:value-type="float" office:value="2056.59" calcext:value-type="float">
            <text:p>2056.59</text:p>
          </table:table-cell>
          <table:table-cell office:value-type="float" office:value="2459.65" calcext:value-type="float">
            <text:p>2459.65</text:p>
          </table:table-cell>
        </table:table-row>
        <table:table-row table:style-name="ro1">
          <table:table-cell office:value-type="float" office:value="31246692" calcext:value-type="float">
            <text:p>31246692</text:p>
          </table:table-cell>
          <table:table-cell table:formula="of:=[.A1955]/1000/(60*60*24)" office:value-type="time" office:time-value="PT08H40M46.692S" calcext:value-type="time">
            <text:p>08:40:47</text:p>
          </table:table-cell>
          <table:table-cell office:value-type="float" office:value="1.11" calcext:value-type="float">
            <text:p>1.11</text:p>
          </table:table-cell>
          <table:table-cell office:value-type="float" office:value="219.2" calcext:value-type="float">
            <text:p>219.2</text:p>
          </table:table-cell>
          <table:table-cell office:value-type="float" office:value="242.42" calcext:value-type="float">
            <text:p>242.42</text:p>
          </table:table-cell>
          <table:table-cell office:value-type="float" office:value="2057.56" calcext:value-type="float">
            <text:p>2057.56</text:p>
          </table:table-cell>
          <table:table-cell office:value-type="float" office:value="2460.72" calcext:value-type="float">
            <text:p>2460.72</text:p>
          </table:table-cell>
        </table:table-row>
        <table:table-row table:style-name="ro1">
          <table:table-cell office:value-type="float" office:value="31262692" calcext:value-type="float">
            <text:p>31262692</text:p>
          </table:table-cell>
          <table:table-cell table:formula="of:=[.A1956]/1000/(60*60*24)" office:value-type="time" office:time-value="PT08H41M02.692S" calcext:value-type="time">
            <text:p>08:41:03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1.54" calcext:value-type="float">
            <text:p>241.54</text:p>
          </table:table-cell>
          <table:table-cell office:value-type="float" office:value="2058.54" calcext:value-type="float">
            <text:p>2058.54</text:p>
          </table:table-cell>
          <table:table-cell office:value-type="float" office:value="2461.8" calcext:value-type="float">
            <text:p>2461.8</text:p>
          </table:table-cell>
        </table:table-row>
        <table:table-row table:style-name="ro1">
          <table:table-cell office:value-type="float" office:value="31278692" calcext:value-type="float">
            <text:p>31278692</text:p>
          </table:table-cell>
          <table:table-cell table:formula="of:=[.A1957]/1000/(60*60*24)" office:value-type="time" office:time-value="PT08H41M18.692S" calcext:value-type="time">
            <text:p>08:41:19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059.51" calcext:value-type="float">
            <text:p>2059.51</text:p>
          </table:table-cell>
          <table:table-cell office:value-type="float" office:value="2462.87" calcext:value-type="float">
            <text:p>2462.87</text:p>
          </table:table-cell>
        </table:table-row>
        <table:table-row table:style-name="ro1">
          <table:table-cell office:value-type="float" office:value="31294692" calcext:value-type="float">
            <text:p>31294692</text:p>
          </table:table-cell>
          <table:table-cell table:formula="of:=[.A1958]/1000/(60*60*24)" office:value-type="time" office:time-value="PT08H41M34.692S" calcext:value-type="time">
            <text:p>08:41:35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2" calcext:value-type="float">
            <text:p>241.32</text:p>
          </table:table-cell>
          <table:table-cell office:value-type="float" office:value="2060.48" calcext:value-type="float">
            <text:p>2060.48</text:p>
          </table:table-cell>
          <table:table-cell office:value-type="float" office:value="2463.94" calcext:value-type="float">
            <text:p>2463.94</text:p>
          </table:table-cell>
        </table:table-row>
        <table:table-row table:style-name="ro1">
          <table:table-cell office:value-type="float" office:value="31310691" calcext:value-type="float">
            <text:p>31310691</text:p>
          </table:table-cell>
          <table:table-cell table:formula="of:=[.A1959]/1000/(60*60*24)" office:value-type="time" office:time-value="PT08H41M50.691S" calcext:value-type="time">
            <text:p>08:41:51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1" calcext:value-type="float">
            <text:p>241.31</text:p>
          </table:table-cell>
          <table:table-cell office:value-type="float" office:value="2061.45" calcext:value-type="float">
            <text:p>2061.45</text:p>
          </table:table-cell>
          <table:table-cell office:value-type="float" office:value="2465.02" calcext:value-type="float">
            <text:p>2465.02</text:p>
          </table:table-cell>
        </table:table-row>
        <table:table-row table:style-name="ro1">
          <table:table-cell office:value-type="float" office:value="31326692" calcext:value-type="float">
            <text:p>31326692</text:p>
          </table:table-cell>
          <table:table-cell table:formula="of:=[.A1960]/1000/(60*60*24)" office:value-type="time" office:time-value="PT08H42M06.692S" calcext:value-type="time">
            <text:p>08:42:07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1.09" calcext:value-type="float">
            <text:p>241.09</text:p>
          </table:table-cell>
          <table:table-cell office:value-type="float" office:value="2062.43" calcext:value-type="float">
            <text:p>2062.43</text:p>
          </table:table-cell>
          <table:table-cell office:value-type="float" office:value="2466.09" calcext:value-type="float">
            <text:p>2466.09</text:p>
          </table:table-cell>
        </table:table-row>
        <table:table-row table:style-name="ro1">
          <table:table-cell office:value-type="float" office:value="31342692" calcext:value-type="float">
            <text:p>31342692</text:p>
          </table:table-cell>
          <table:table-cell table:formula="of:=[.A1961]/1000/(60*60*24)" office:value-type="time" office:time-value="PT08H42M22.692S" calcext:value-type="time">
            <text:p>08:42:23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1.09" calcext:value-type="float">
            <text:p>241.09</text:p>
          </table:table-cell>
          <table:table-cell office:value-type="float" office:value="2063.4" calcext:value-type="float">
            <text:p>2063.4</text:p>
          </table:table-cell>
          <table:table-cell office:value-type="float" office:value="2467.16" calcext:value-type="float">
            <text:p>2467.16</text:p>
          </table:table-cell>
        </table:table-row>
        <table:table-row table:style-name="ro1">
          <table:table-cell office:value-type="float" office:value="31358692" calcext:value-type="float">
            <text:p>31358692</text:p>
          </table:table-cell>
          <table:table-cell table:formula="of:=[.A1962]/1000/(60*60*24)" office:value-type="time" office:time-value="PT08H42M38.692S" calcext:value-type="time">
            <text:p>08:42:39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98" calcext:value-type="float">
            <text:p>240.98</text:p>
          </table:table-cell>
          <table:table-cell office:value-type="float" office:value="2064.37" calcext:value-type="float">
            <text:p>2064.37</text:p>
          </table:table-cell>
          <table:table-cell office:value-type="float" office:value="2468.23" calcext:value-type="float">
            <text:p>2468.23</text:p>
          </table:table-cell>
        </table:table-row>
        <table:table-row table:style-name="ro1">
          <table:table-cell office:value-type="float" office:value="31374692" calcext:value-type="float">
            <text:p>31374692</text:p>
          </table:table-cell>
          <table:table-cell table:formula="of:=[.A1963]/1000/(60*60*24)" office:value-type="time" office:time-value="PT08H42M54.692S" calcext:value-type="time">
            <text:p>08:42:55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40.87" calcext:value-type="float">
            <text:p>240.87</text:p>
          </table:table-cell>
          <table:table-cell office:value-type="float" office:value="2065.34" calcext:value-type="float">
            <text:p>2065.34</text:p>
          </table:table-cell>
          <table:table-cell office:value-type="float" office:value="2469.3" calcext:value-type="float">
            <text:p>2469.3</text:p>
          </table:table-cell>
        </table:table-row>
        <table:table-row table:style-name="ro1">
          <table:table-cell office:value-type="float" office:value="31390692" calcext:value-type="float">
            <text:p>31390692</text:p>
          </table:table-cell>
          <table:table-cell table:formula="of:=[.A1964]/1000/(60*60*24)" office:value-type="time" office:time-value="PT08H43M10.692S" calcext:value-type="time">
            <text:p>08:43:11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88" calcext:value-type="float">
            <text:p>239.88</text:p>
          </table:table-cell>
          <table:table-cell office:value-type="float" office:value="2066.32" calcext:value-type="float">
            <text:p>2066.32</text:p>
          </table:table-cell>
          <table:table-cell office:value-type="float" office:value="2470.37" calcext:value-type="float">
            <text:p>2470.37</text:p>
          </table:table-cell>
        </table:table-row>
        <table:table-row table:style-name="ro1">
          <table:table-cell office:value-type="float" office:value="31406692" calcext:value-type="float">
            <text:p>31406692</text:p>
          </table:table-cell>
          <table:table-cell table:formula="of:=[.A1965]/1000/(60*60*24)" office:value-type="time" office:time-value="PT08H43M26.692S" calcext:value-type="time">
            <text:p>08:43:27</text:p>
          </table:table-cell>
          <table:table-cell office:value-type="float" office:value="1.1" calcext:value-type="float">
            <text:p>1.1</text:p>
          </table:table-cell>
          <table:table-cell office:value-type="float" office:value="218.4" calcext:value-type="float">
            <text:p>218.4</text:p>
          </table:table-cell>
          <table:table-cell office:value-type="float" office:value="240.64" calcext:value-type="float">
            <text:p>240.64</text:p>
          </table:table-cell>
          <table:table-cell office:value-type="float" office:value="2067.29" calcext:value-type="float">
            <text:p>2067.29</text:p>
          </table:table-cell>
          <table:table-cell office:value-type="float" office:value="2471.44" calcext:value-type="float">
            <text:p>2471.44</text:p>
          </table:table-cell>
        </table:table-row>
        <table:table-row table:style-name="ro1">
          <table:table-cell office:value-type="float" office:value="31422692" calcext:value-type="float">
            <text:p>31422692</text:p>
          </table:table-cell>
          <table:table-cell table:formula="of:=[.A1966]/1000/(60*60*24)" office:value-type="time" office:time-value="PT08H43M42.692S" calcext:value-type="time">
            <text:p>08:43:43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39.66" calcext:value-type="float">
            <text:p>239.66</text:p>
          </table:table-cell>
          <table:table-cell office:value-type="float" office:value="2068.26" calcext:value-type="float">
            <text:p>2068.26</text:p>
          </table:table-cell>
          <table:table-cell office:value-type="float" office:value="2472.51" calcext:value-type="float">
            <text:p>2472.51</text:p>
          </table:table-cell>
        </table:table-row>
        <table:table-row table:style-name="ro1">
          <table:table-cell office:value-type="float" office:value="31438691" calcext:value-type="float">
            <text:p>31438691</text:p>
          </table:table-cell>
          <table:table-cell table:formula="of:=[.A1967]/1000/(60*60*24)" office:value-type="time" office:time-value="PT08H43M58.691S" calcext:value-type="time">
            <text:p>08:43:59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4" calcext:value-type="float">
            <text:p>239.54</text:p>
          </table:table-cell>
          <table:table-cell office:value-type="float" office:value="2069.23" calcext:value-type="float">
            <text:p>2069.23</text:p>
          </table:table-cell>
          <table:table-cell office:value-type="float" office:value="2473.57" calcext:value-type="float">
            <text:p>2473.57</text:p>
          </table:table-cell>
        </table:table-row>
        <table:table-row table:style-name="ro1">
          <table:table-cell office:value-type="float" office:value="31454692" calcext:value-type="float">
            <text:p>31454692</text:p>
          </table:table-cell>
          <table:table-cell table:formula="of:=[.A1968]/1000/(60*60*24)" office:value-type="time" office:time-value="PT08H44M14.692S" calcext:value-type="time">
            <text:p>08:44:15</text:p>
          </table:table-cell>
          <table:table-cell office:value-type="float" office:value="1.1" calcext:value-type="float">
            <text:p>1.1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070.2" calcext:value-type="float">
            <text:p>2070.2</text:p>
          </table:table-cell>
          <table:table-cell office:value-type="float" office:value="2474.64" calcext:value-type="float">
            <text:p>2474.64</text:p>
          </table:table-cell>
        </table:table-row>
        <table:table-row table:style-name="ro1">
          <table:table-cell office:value-type="float" office:value="31470692" calcext:value-type="float">
            <text:p>31470692</text:p>
          </table:table-cell>
          <table:table-cell table:formula="of:=[.A1969]/1000/(60*60*24)" office:value-type="time" office:time-value="PT08H44M30.692S" calcext:value-type="time">
            <text:p>08:44:31</text:p>
          </table:table-cell>
          <table:table-cell office:value-type="float" office:value="1.1" calcext:value-type="float">
            <text:p>1.1</text:p>
          </table:table-cell>
          <table:table-cell office:value-type="float" office:value="218" calcext:value-type="float">
            <text:p>218</text:p>
          </table:table-cell>
          <table:table-cell office:value-type="float" office:value="239.32" calcext:value-type="float">
            <text:p>239.32</text:p>
          </table:table-cell>
          <table:table-cell office:value-type="float" office:value="2071.16" calcext:value-type="float">
            <text:p>2071.16</text:p>
          </table:table-cell>
          <table:table-cell office:value-type="float" office:value="2475.7" calcext:value-type="float">
            <text:p>2475.7</text:p>
          </table:table-cell>
        </table:table-row>
        <table:table-row table:style-name="ro1">
          <table:table-cell office:value-type="float" office:value="31486692" calcext:value-type="float">
            <text:p>31486692</text:p>
          </table:table-cell>
          <table:table-cell table:formula="of:=[.A1970]/1000/(60*60*24)" office:value-type="time" office:time-value="PT08H44M46.692S" calcext:value-type="time">
            <text:p>08:44:47</text:p>
          </table:table-cell>
          <table:table-cell office:value-type="float" office:value="1.1" calcext:value-type="float">
            <text:p>1.1</text:p>
          </table:table-cell>
          <table:table-cell office:value-type="float" office:value="218" calcext:value-type="float">
            <text:p>218</text:p>
          </table:table-cell>
          <table:table-cell office:value-type="float" office:value="239.32" calcext:value-type="float">
            <text:p>239.32</text:p>
          </table:table-cell>
          <table:table-cell office:value-type="float" office:value="2072.13" calcext:value-type="float">
            <text:p>2072.13</text:p>
          </table:table-cell>
          <table:table-cell office:value-type="float" office:value="2476.76" calcext:value-type="float">
            <text:p>2476.76</text:p>
          </table:table-cell>
        </table:table-row>
        <table:table-row table:style-name="ro1">
          <table:table-cell office:value-type="float" office:value="31502692" calcext:value-type="float">
            <text:p>31502692</text:p>
          </table:table-cell>
          <table:table-cell table:formula="of:=[.A1971]/1000/(60*60*24)" office:value-type="time" office:time-value="PT08H45M02.692S" calcext:value-type="time">
            <text:p>08:45:03</text:p>
          </table:table-cell>
          <table:table-cell office:value-type="float" office:value="1.1" calcext:value-type="float">
            <text:p>1.1</text:p>
          </table:table-cell>
          <table:table-cell office:value-type="float" office:value="217.8" calcext:value-type="float">
            <text:p>217.8</text:p>
          </table:table-cell>
          <table:table-cell office:value-type="float" office:value="239.1" calcext:value-type="float">
            <text:p>239.1</text:p>
          </table:table-cell>
          <table:table-cell office:value-type="float" office:value="2073.1" calcext:value-type="float">
            <text:p>2073.1</text:p>
          </table:table-cell>
          <table:table-cell office:value-type="float" office:value="2477.83" calcext:value-type="float">
            <text:p>2477.83</text:p>
          </table:table-cell>
        </table:table-row>
        <table:table-row table:style-name="ro1">
          <table:table-cell office:value-type="float" office:value="31518691" calcext:value-type="float">
            <text:p>31518691</text:p>
          </table:table-cell>
          <table:table-cell table:formula="of:=[.A1972]/1000/(60*60*24)" office:value-type="time" office:time-value="PT08H45M18.691S" calcext:value-type="time">
            <text:p>08:45:19</text:p>
          </table:table-cell>
          <table:table-cell office:value-type="float" office:value="1.1" calcext:value-type="float">
            <text:p>1.1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98" calcext:value-type="float">
            <text:p>238.98</text:p>
          </table:table-cell>
          <table:table-cell office:value-type="float" office:value="2074.07" calcext:value-type="float">
            <text:p>2074.07</text:p>
          </table:table-cell>
          <table:table-cell office:value-type="float" office:value="2478.89" calcext:value-type="float">
            <text:p>2478.89</text:p>
          </table:table-cell>
        </table:table-row>
        <table:table-row table:style-name="ro1">
          <table:table-cell office:value-type="float" office:value="31534692" calcext:value-type="float">
            <text:p>31534692</text:p>
          </table:table-cell>
          <table:table-cell table:formula="of:=[.A1973]/1000/(60*60*24)" office:value-type="time" office:time-value="PT08H45M34.692S" calcext:value-type="time">
            <text:p>08:45:35</text:p>
          </table:table-cell>
          <table:table-cell office:value-type="float" office:value="1.1" calcext:value-type="float">
            <text:p>1.1</text:p>
          </table:table-cell>
          <table:table-cell office:value-type="float" office:value="217.6" calcext:value-type="float">
            <text:p>217.6</text:p>
          </table:table-cell>
          <table:table-cell office:value-type="float" office:value="238.87" calcext:value-type="float">
            <text:p>238.87</text:p>
          </table:table-cell>
          <table:table-cell office:value-type="float" office:value="2075.04" calcext:value-type="float">
            <text:p>2075.04</text:p>
          </table:table-cell>
          <table:table-cell office:value-type="float" office:value="2479.95" calcext:value-type="float">
            <text:p>2479.95</text:p>
          </table:table-cell>
        </table:table-row>
        <table:table-row table:style-name="ro1">
          <table:table-cell office:value-type="float" office:value="31550692" calcext:value-type="float">
            <text:p>31550692</text:p>
          </table:table-cell>
          <table:table-cell table:formula="of:=[.A1974]/1000/(60*60*24)" office:value-type="time" office:time-value="PT08H45M50.692S" calcext:value-type="time">
            <text:p>08:45:51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89" calcext:value-type="float">
            <text:p>237.89</text:p>
          </table:table-cell>
          <table:table-cell office:value-type="float" office:value="2076.01" calcext:value-type="float">
            <text:p>2076.01</text:p>
          </table:table-cell>
          <table:table-cell office:value-type="float" office:value="2481.01" calcext:value-type="float">
            <text:p>2481.01</text:p>
          </table:table-cell>
        </table:table-row>
        <table:table-row table:style-name="ro1">
          <table:table-cell office:value-type="float" office:value="31566692" calcext:value-type="float">
            <text:p>31566692</text:p>
          </table:table-cell>
          <table:table-cell table:formula="of:=[.A1975]/1000/(60*60*24)" office:value-type="time" office:time-value="PT08H46M06.692S" calcext:value-type="time">
            <text:p>08:46:07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7.78" calcext:value-type="float">
            <text:p>237.78</text:p>
          </table:table-cell>
          <table:table-cell office:value-type="float" office:value="2076.97" calcext:value-type="float">
            <text:p>2076.97</text:p>
          </table:table-cell>
          <table:table-cell office:value-type="float" office:value="2482.07" calcext:value-type="float">
            <text:p>2482.07</text:p>
          </table:table-cell>
        </table:table-row>
        <table:table-row table:style-name="ro1">
          <table:table-cell office:value-type="float" office:value="31582692" calcext:value-type="float">
            <text:p>31582692</text:p>
          </table:table-cell>
          <table:table-cell table:formula="of:=[.A1976]/1000/(60*60*24)" office:value-type="time" office:time-value="PT08H46M22.692S" calcext:value-type="time">
            <text:p>08:46:23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7.78" calcext:value-type="float">
            <text:p>237.78</text:p>
          </table:table-cell>
          <table:table-cell office:value-type="float" office:value="2077.94" calcext:value-type="float">
            <text:p>2077.94</text:p>
          </table:table-cell>
          <table:table-cell office:value-type="float" office:value="2483.13" calcext:value-type="float">
            <text:p>2483.13</text:p>
          </table:table-cell>
        </table:table-row>
        <table:table-row table:style-name="ro1">
          <table:table-cell office:value-type="float" office:value="31598692" calcext:value-type="float">
            <text:p>31598692</text:p>
          </table:table-cell>
          <table:table-cell table:formula="of:=[.A1977]/1000/(60*60*24)" office:value-type="time" office:time-value="PT08H46M38.692S" calcext:value-type="time">
            <text:p>08:46:39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7.56" calcext:value-type="float">
            <text:p>237.56</text:p>
          </table:table-cell>
          <table:table-cell office:value-type="float" office:value="2078.9" calcext:value-type="float">
            <text:p>2078.9</text:p>
          </table:table-cell>
          <table:table-cell office:value-type="float" office:value="2484.18" calcext:value-type="float">
            <text:p>2484.18</text:p>
          </table:table-cell>
        </table:table-row>
        <table:table-row table:style-name="ro1">
          <table:table-cell office:value-type="float" office:value="31614692" calcext:value-type="float">
            <text:p>31614692</text:p>
          </table:table-cell>
          <table:table-cell table:formula="of:=[.A1978]/1000/(60*60*24)" office:value-type="time" office:time-value="PT08H46M54.692S" calcext:value-type="time">
            <text:p>08:46:55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2079.87" calcext:value-type="float">
            <text:p>2079.87</text:p>
          </table:table-cell>
          <table:table-cell office:value-type="float" office:value="2485.24" calcext:value-type="float">
            <text:p>2485.24</text:p>
          </table:table-cell>
        </table:table-row>
        <table:table-row table:style-name="ro1">
          <table:table-cell office:value-type="float" office:value="31630692" calcext:value-type="float">
            <text:p>31630692</text:p>
          </table:table-cell>
          <table:table-cell table:formula="of:=[.A1979]/1000/(60*60*24)" office:value-type="time" office:time-value="PT08H47M10.692S" calcext:value-type="time">
            <text:p>08:47:11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7.34" calcext:value-type="float">
            <text:p>237.34</text:p>
          </table:table-cell>
          <table:table-cell office:value-type="float" office:value="2080.83" calcext:value-type="float">
            <text:p>2080.83</text:p>
          </table:table-cell>
          <table:table-cell office:value-type="float" office:value="2486.29" calcext:value-type="float">
            <text:p>2486.29</text:p>
          </table:table-cell>
        </table:table-row>
        <table:table-row table:style-name="ro1">
          <table:table-cell office:value-type="float" office:value="31646691" calcext:value-type="float">
            <text:p>31646691</text:p>
          </table:table-cell>
          <table:table-cell table:formula="of:=[.A1980]/1000/(60*60*24)" office:value-type="time" office:time-value="PT08H47M26.691S" calcext:value-type="time">
            <text:p>08:47:27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6.35" calcext:value-type="float">
            <text:p>236.35</text:p>
          </table:table-cell>
          <table:table-cell office:value-type="float" office:value="2081.8" calcext:value-type="float">
            <text:p>2081.8</text:p>
          </table:table-cell>
          <table:table-cell office:value-type="float" office:value="2487.34" calcext:value-type="float">
            <text:p>2487.34</text:p>
          </table:table-cell>
        </table:table-row>
        <table:table-row table:style-name="ro1">
          <table:table-cell office:value-type="float" office:value="31662692" calcext:value-type="float">
            <text:p>31662692</text:p>
          </table:table-cell>
          <table:table-cell table:formula="of:=[.A1981]/1000/(60*60*24)" office:value-type="time" office:time-value="PT08H47M42.692S" calcext:value-type="time">
            <text:p>08:47:43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6.24" calcext:value-type="float">
            <text:p>236.24</text:p>
          </table:table-cell>
          <table:table-cell office:value-type="float" office:value="2082.76" calcext:value-type="float">
            <text:p>2082.76</text:p>
          </table:table-cell>
          <table:table-cell office:value-type="float" office:value="2488.39" calcext:value-type="float">
            <text:p>2488.39</text:p>
          </table:table-cell>
        </table:table-row>
        <table:table-row table:style-name="ro1">
          <table:table-cell office:value-type="float" office:value="31678692" calcext:value-type="float">
            <text:p>31678692</text:p>
          </table:table-cell>
          <table:table-cell table:formula="of:=[.A1982]/1000/(60*60*24)" office:value-type="time" office:time-value="PT08H47M58.692S" calcext:value-type="time">
            <text:p>08:47:59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6.13" calcext:value-type="float">
            <text:p>236.13</text:p>
          </table:table-cell>
          <table:table-cell office:value-type="float" office:value="2083.72" calcext:value-type="float">
            <text:p>2083.72</text:p>
          </table:table-cell>
          <table:table-cell office:value-type="float" office:value="2489.44" calcext:value-type="float">
            <text:p>2489.44</text:p>
          </table:table-cell>
        </table:table-row>
        <table:table-row table:style-name="ro1">
          <table:table-cell office:value-type="float" office:value="31694692" calcext:value-type="float">
            <text:p>31694692</text:p>
          </table:table-cell>
          <table:table-cell table:formula="of:=[.A1983]/1000/(60*60*24)" office:value-type="time" office:time-value="PT08H48M14.692S" calcext:value-type="time">
            <text:p>08:48:15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6.13" calcext:value-type="float">
            <text:p>236.13</text:p>
          </table:table-cell>
          <table:table-cell office:value-type="float" office:value="2084.69" calcext:value-type="float">
            <text:p>2084.69</text:p>
          </table:table-cell>
          <table:table-cell office:value-type="float" office:value="2490.49" calcext:value-type="float">
            <text:p>2490.49</text:p>
          </table:table-cell>
        </table:table-row>
        <table:table-row table:style-name="ro1">
          <table:table-cell office:value-type="float" office:value="31710692" calcext:value-type="float">
            <text:p>31710692</text:p>
          </table:table-cell>
          <table:table-cell table:formula="of:=[.A1984]/1000/(60*60*24)" office:value-type="time" office:time-value="PT08H48M30.692S" calcext:value-type="time">
            <text:p>08:48:31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91" calcext:value-type="float">
            <text:p>235.91</text:p>
          </table:table-cell>
          <table:table-cell office:value-type="float" office:value="2085.65" calcext:value-type="float">
            <text:p>2085.65</text:p>
          </table:table-cell>
          <table:table-cell office:value-type="float" office:value="2491.54" calcext:value-type="float">
            <text:p>2491.54</text:p>
          </table:table-cell>
        </table:table-row>
        <table:table-row table:style-name="ro1">
          <table:table-cell office:value-type="float" office:value="31726692" calcext:value-type="float">
            <text:p>31726692</text:p>
          </table:table-cell>
          <table:table-cell table:formula="of:=[.A1985]/1000/(60*60*24)" office:value-type="time" office:time-value="PT08H48M46.692S" calcext:value-type="time">
            <text:p>08:48:47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5.8" calcext:value-type="float">
            <text:p>235.8</text:p>
          </table:table-cell>
          <table:table-cell office:value-type="float" office:value="2086.61" calcext:value-type="float">
            <text:p>2086.61</text:p>
          </table:table-cell>
          <table:table-cell office:value-type="float" office:value="2492.59" calcext:value-type="float">
            <text:p>2492.59</text:p>
          </table:table-cell>
        </table:table-row>
        <table:table-row table:style-name="ro1">
          <table:table-cell office:value-type="float" office:value="31742692" calcext:value-type="float">
            <text:p>31742692</text:p>
          </table:table-cell>
          <table:table-cell table:formula="of:=[.A1986]/1000/(60*60*24)" office:value-type="time" office:time-value="PT08H49M02.692S" calcext:value-type="time">
            <text:p>08:49:03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5.69" calcext:value-type="float">
            <text:p>235.69</text:p>
          </table:table-cell>
          <table:table-cell office:value-type="float" office:value="2087.57" calcext:value-type="float">
            <text:p>2087.57</text:p>
          </table:table-cell>
          <table:table-cell office:value-type="float" office:value="2493.64" calcext:value-type="float">
            <text:p>2493.64</text:p>
          </table:table-cell>
        </table:table-row>
        <table:table-row table:style-name="ro1">
          <table:table-cell office:value-type="float" office:value="31758692" calcext:value-type="float">
            <text:p>31758692</text:p>
          </table:table-cell>
          <table:table-cell table:formula="of:=[.A1987]/1000/(60*60*24)" office:value-type="time" office:time-value="PT08H49M18.692S" calcext:value-type="time">
            <text:p>08:49:19</text:p>
          </table:table-cell>
          <table:table-cell office:value-type="float" office:value="1.09" calcext:value-type="float">
            <text:p>1.09</text:p>
          </table:table-cell>
          <table:table-cell office:value-type="float" office:value="216.1" calcext:value-type="float">
            <text:p>216.1</text:p>
          </table:table-cell>
          <table:table-cell office:value-type="float" office:value="234.6" calcext:value-type="float">
            <text:p>234.6</text:p>
          </table:table-cell>
          <table:table-cell office:value-type="float" office:value="2088.53" calcext:value-type="float">
            <text:p>2088.53</text:p>
          </table:table-cell>
          <table:table-cell office:value-type="float" office:value="2494.68" calcext:value-type="float">
            <text:p>2494.68</text:p>
          </table:table-cell>
        </table:table-row>
        <table:table-row table:style-name="ro1">
          <table:table-cell office:value-type="float" office:value="31774692" calcext:value-type="float">
            <text:p>31774692</text:p>
          </table:table-cell>
          <table:table-cell table:formula="of:=[.A1988]/1000/(60*60*24)" office:value-type="time" office:time-value="PT08H49M34.692S" calcext:value-type="time">
            <text:p>08:49:35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5.36" calcext:value-type="float">
            <text:p>235.36</text:p>
          </table:table-cell>
          <table:table-cell office:value-type="float" office:value="2089.49" calcext:value-type="float">
            <text:p>2089.49</text:p>
          </table:table-cell>
          <table:table-cell office:value-type="float" office:value="2495.73" calcext:value-type="float">
            <text:p>2495.73</text:p>
          </table:table-cell>
        </table:table-row>
        <table:table-row table:style-name="ro1">
          <table:table-cell office:value-type="float" office:value="31790692" calcext:value-type="float">
            <text:p>31790692</text:p>
          </table:table-cell>
          <table:table-cell table:formula="of:=[.A1989]/1000/(60*60*24)" office:value-type="time" office:time-value="PT08H49M50.692S" calcext:value-type="time">
            <text:p>08:49:51</text:p>
          </table:table-cell>
          <table:table-cell office:value-type="float" office:value="1.09" calcext:value-type="float">
            <text:p>1.09</text:p>
          </table:table-cell>
          <table:table-cell office:value-type="float" office:value="215.9" calcext:value-type="float">
            <text:p>215.9</text:p>
          </table:table-cell>
          <table:table-cell office:value-type="float" office:value="234.38" calcext:value-type="float">
            <text:p>234.38</text:p>
          </table:table-cell>
          <table:table-cell office:value-type="float" office:value="2090.45" calcext:value-type="float">
            <text:p>2090.45</text:p>
          </table:table-cell>
          <table:table-cell office:value-type="float" office:value="2496.77" calcext:value-type="float">
            <text:p>2496.77</text:p>
          </table:table-cell>
        </table:table-row>
        <table:table-row table:style-name="ro1">
          <table:table-cell office:value-type="float" office:value="31806692" calcext:value-type="float">
            <text:p>31806692</text:p>
          </table:table-cell>
          <table:table-cell table:formula="of:=[.A1990]/1000/(60*60*24)" office:value-type="time" office:time-value="PT08H50M06.692S" calcext:value-type="time">
            <text:p>08:50:07</text:p>
          </table:table-cell>
          <table:table-cell office:value-type="float" office:value="1.09" calcext:value-type="float">
            <text:p>1.09</text:p>
          </table:table-cell>
          <table:table-cell office:value-type="float" office:value="215.8" calcext:value-type="float">
            <text:p>215.8</text:p>
          </table:table-cell>
          <table:table-cell office:value-type="float" office:value="234.27" calcext:value-type="float">
            <text:p>234.27</text:p>
          </table:table-cell>
          <table:table-cell office:value-type="float" office:value="2091.41" calcext:value-type="float">
            <text:p>2091.41</text:p>
          </table:table-cell>
          <table:table-cell office:value-type="float" office:value="2497.81" calcext:value-type="float">
            <text:p>2497.81</text:p>
          </table:table-cell>
        </table:table-row>
        <table:table-row table:style-name="ro1">
          <table:table-cell office:value-type="float" office:value="31822691" calcext:value-type="float">
            <text:p>31822691</text:p>
          </table:table-cell>
          <table:table-cell table:formula="of:=[.A1991]/1000/(60*60*24)" office:value-type="time" office:time-value="PT08H50M22.691S" calcext:value-type="time">
            <text:p>08:50:23</text:p>
          </table:table-cell>
          <table:table-cell office:value-type="float" office:value="1.09" calcext:value-type="float">
            <text:p>1.09</text:p>
          </table:table-cell>
          <table:table-cell office:value-type="float" office:value="215.7" calcext:value-type="float">
            <text:p>215.7</text:p>
          </table:table-cell>
          <table:table-cell office:value-type="float" office:value="234.16" calcext:value-type="float">
            <text:p>234.16</text:p>
          </table:table-cell>
          <table:table-cell office:value-type="float" office:value="2092.37" calcext:value-type="float">
            <text:p>2092.37</text:p>
          </table:table-cell>
          <table:table-cell office:value-type="float" office:value="2498.86" calcext:value-type="float">
            <text:p>2498.86</text:p>
          </table:table-cell>
        </table:table-row>
        <table:table-row table:style-name="ro1">
          <table:table-cell office:value-type="float" office:value="31838692" calcext:value-type="float">
            <text:p>31838692</text:p>
          </table:table-cell>
          <table:table-cell table:formula="of:=[.A1992]/1000/(60*60*24)" office:value-type="time" office:time-value="PT08H50M38.692S" calcext:value-type="time">
            <text:p>08:50:39</text:p>
          </table:table-cell>
          <table:table-cell office:value-type="float" office:value="1.09" calcext:value-type="float">
            <text:p>1.09</text:p>
          </table:table-cell>
          <table:table-cell office:value-type="float" office:value="215.6" calcext:value-type="float">
            <text:p>215.6</text:p>
          </table:table-cell>
          <table:table-cell office:value-type="float" office:value="234.05" calcext:value-type="float">
            <text:p>234.05</text:p>
          </table:table-cell>
          <table:table-cell office:value-type="float" office:value="2093.33" calcext:value-type="float">
            <text:p>2093.33</text:p>
          </table:table-cell>
          <table:table-cell office:value-type="float" office:value="2499.89" calcext:value-type="float">
            <text:p>2499.89</text:p>
          </table:table-cell>
        </table:table-row>
        <table:table-row table:style-name="ro1">
          <table:table-cell office:value-type="float" office:value="31854692" calcext:value-type="float">
            <text:p>31854692</text:p>
          </table:table-cell>
          <table:table-cell table:formula="of:=[.A1993]/1000/(60*60*24)" office:value-type="time" office:time-value="PT08H50M54.692S" calcext:value-type="time">
            <text:p>08:50:55</text:p>
          </table:table-cell>
          <table:table-cell office:value-type="float" office:value="1.09" calcext:value-type="float">
            <text:p>1.09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94" calcext:value-type="float">
            <text:p>233.94</text:p>
          </table:table-cell>
          <table:table-cell office:value-type="float" office:value="2094.29" calcext:value-type="float">
            <text:p>2094.29</text:p>
          </table:table-cell>
          <table:table-cell office:value-type="float" office:value="2500.93" calcext:value-type="float">
            <text:p>2500.93</text:p>
          </table:table-cell>
        </table:table-row>
        <table:table-row table:style-name="ro1">
          <table:table-cell office:value-type="float" office:value="31870692" calcext:value-type="float">
            <text:p>31870692</text:p>
          </table:table-cell>
          <table:table-cell table:formula="of:=[.A1994]/1000/(60*60*24)" office:value-type="time" office:time-value="PT08H51M10.692S" calcext:value-type="time">
            <text:p>08:51:11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6" calcext:value-type="float">
            <text:p>232.96</text:p>
          </table:table-cell>
          <table:table-cell office:value-type="float" office:value="2095.25" calcext:value-type="float">
            <text:p>2095.25</text:p>
          </table:table-cell>
          <table:table-cell office:value-type="float" office:value="2501.97" calcext:value-type="float">
            <text:p>2501.97</text:p>
          </table:table-cell>
        </table:table-row>
        <table:table-row table:style-name="ro1">
          <table:table-cell office:value-type="float" office:value="31886692" calcext:value-type="float">
            <text:p>31886692</text:p>
          </table:table-cell>
          <table:table-cell table:formula="of:=[.A1995]/1000/(60*60*24)" office:value-type="time" office:time-value="PT08H51M26.692S" calcext:value-type="time">
            <text:p>08:51:27</text:p>
          </table:table-cell>
          <table:table-cell office:value-type="float" office:value="1.09" calcext:value-type="float">
            <text:p>1.09</text:p>
          </table:table-cell>
          <table:table-cell office:value-type="float" office:value="215.2" calcext:value-type="float">
            <text:p>215.2</text:p>
          </table:table-cell>
          <table:table-cell office:value-type="float" office:value="233.6" calcext:value-type="float">
            <text:p>233.6</text:p>
          </table:table-cell>
          <table:table-cell office:value-type="float" office:value="2096.2" calcext:value-type="float">
            <text:p>2096.2</text:p>
          </table:table-cell>
          <table:table-cell office:value-type="float" office:value="2503.01" calcext:value-type="float">
            <text:p>2503.01</text:p>
          </table:table-cell>
        </table:table-row>
        <table:table-row table:style-name="ro1">
          <table:table-cell office:value-type="float" office:value="31902692" calcext:value-type="float">
            <text:p>31902692</text:p>
          </table:table-cell>
          <table:table-cell table:formula="of:=[.A1996]/1000/(60*60*24)" office:value-type="time" office:time-value="PT08H51M42.692S" calcext:value-type="time">
            <text:p>08:51:43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2.52" calcext:value-type="float">
            <text:p>232.52</text:p>
          </table:table-cell>
          <table:table-cell office:value-type="float" office:value="2097.16" calcext:value-type="float">
            <text:p>2097.16</text:p>
          </table:table-cell>
          <table:table-cell office:value-type="float" office:value="2504.04" calcext:value-type="float">
            <text:p>2504.04</text:p>
          </table:table-cell>
        </table:table-row>
        <table:table-row table:style-name="ro1">
          <table:table-cell office:value-type="float" office:value="31918691" calcext:value-type="float">
            <text:p>31918691</text:p>
          </table:table-cell>
          <table:table-cell table:formula="of:=[.A1997]/1000/(60*60*24)" office:value-type="time" office:time-value="PT08H51M58.691S" calcext:value-type="time">
            <text:p>08:51:59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2.52" calcext:value-type="float">
            <text:p>232.52</text:p>
          </table:table-cell>
          <table:table-cell office:value-type="float" office:value="2098.11" calcext:value-type="float">
            <text:p>2098.11</text:p>
          </table:table-cell>
          <table:table-cell office:value-type="float" office:value="2505.08" calcext:value-type="float">
            <text:p>2505.08</text:p>
          </table:table-cell>
        </table:table-row>
        <table:table-row table:style-name="ro1">
          <table:table-cell office:value-type="float" office:value="31934692" calcext:value-type="float">
            <text:p>31934692</text:p>
          </table:table-cell>
          <table:table-cell table:formula="of:=[.A1998]/1000/(60*60*24)" office:value-type="time" office:time-value="PT08H52M14.692S" calcext:value-type="time">
            <text:p>08:52:15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2.3" calcext:value-type="float">
            <text:p>232.3</text:p>
          </table:table-cell>
          <table:table-cell office:value-type="float" office:value="2099.07" calcext:value-type="float">
            <text:p>2099.07</text:p>
          </table:table-cell>
          <table:table-cell office:value-type="float" office:value="2506.11" calcext:value-type="float">
            <text:p>2506.11</text:p>
          </table:table-cell>
        </table:table-row>
        <table:table-row table:style-name="ro1">
          <table:table-cell office:value-type="float" office:value="31950692" calcext:value-type="float">
            <text:p>31950692</text:p>
          </table:table-cell>
          <table:table-cell table:formula="of:=[.A1999]/1000/(60*60*24)" office:value-type="time" office:time-value="PT08H52M30.692S" calcext:value-type="time">
            <text:p>08:52:31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2.19" calcext:value-type="float">
            <text:p>232.19</text:p>
          </table:table-cell>
          <table:table-cell office:value-type="float" office:value="2100.02" calcext:value-type="float">
            <text:p>2100.02</text:p>
          </table:table-cell>
          <table:table-cell office:value-type="float" office:value="2507.14" calcext:value-type="float">
            <text:p>2507.14</text:p>
          </table:table-cell>
        </table:table-row>
        <table:table-row table:style-name="ro1">
          <table:table-cell office:value-type="float" office:value="31966692" calcext:value-type="float">
            <text:p>31966692</text:p>
          </table:table-cell>
          <table:table-cell table:formula="of:=[.A2000]/1000/(60*60*24)" office:value-type="time" office:time-value="PT08H52M46.692S" calcext:value-type="time">
            <text:p>08:52:47</text:p>
          </table:table-cell>
          <table:table-cell office:value-type="float" office:value="1.08" calcext:value-type="float">
            <text:p>1.08</text:p>
          </table:table-cell>
          <table:table-cell office:value-type="float" office:value="214.5" calcext:value-type="float">
            <text:p>214.5</text:p>
          </table:table-cell>
          <table:table-cell office:value-type="float" office:value="231.97" calcext:value-type="float">
            <text:p>231.97</text:p>
          </table:table-cell>
          <table:table-cell office:value-type="float" office:value="2100.98" calcext:value-type="float">
            <text:p>2100.98</text:p>
          </table:table-cell>
          <table:table-cell office:value-type="float" office:value="2508.17" calcext:value-type="float">
            <text:p>2508.17</text:p>
          </table:table-cell>
        </table:table-row>
        <table:table-row table:style-name="ro1">
          <table:table-cell office:value-type="float" office:value="31982692" calcext:value-type="float">
            <text:p>31982692</text:p>
          </table:table-cell>
          <table:table-cell table:formula="of:=[.A2001]/1000/(60*60*24)" office:value-type="time" office:time-value="PT08H53M02.692S" calcext:value-type="time">
            <text:p>08:53:03</text:p>
          </table:table-cell>
          <table:table-cell office:value-type="float" office:value="1.08" calcext:value-type="float">
            <text:p>1.08</text:p>
          </table:table-cell>
          <table:table-cell office:value-type="float" office:value="214.5" calcext:value-type="float">
            <text:p>214.5</text:p>
          </table:table-cell>
          <table:table-cell office:value-type="float" office:value="231.11" calcext:value-type="float">
            <text:p>231.11</text:p>
          </table:table-cell>
          <table:table-cell office:value-type="float" office:value="2101.93" calcext:value-type="float">
            <text:p>2101.93</text:p>
          </table:table-cell>
          <table:table-cell office:value-type="float" office:value="2509.2" calcext:value-type="float">
            <text:p>2509.2</text:p>
          </table:table-cell>
        </table:table-row>
        <table:table-row table:style-name="ro1">
          <table:table-cell office:value-type="float" office:value="31998692" calcext:value-type="float">
            <text:p>31998692</text:p>
          </table:table-cell>
          <table:table-cell table:formula="of:=[.A2002]/1000/(60*60*24)" office:value-type="time" office:time-value="PT08H53M18.692S" calcext:value-type="time">
            <text:p>08:53:19</text:p>
          </table:table-cell>
          <table:table-cell office:value-type="float" office:value="1.08" calcext:value-type="float">
            <text:p>1.08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89" calcext:value-type="float">
            <text:p>230.89</text:p>
          </table:table-cell>
          <table:table-cell office:value-type="float" office:value="2102.88" calcext:value-type="float">
            <text:p>2102.88</text:p>
          </table:table-cell>
          <table:table-cell office:value-type="float" office:value="2510.23" calcext:value-type="float">
            <text:p>2510.23</text:p>
          </table:table-cell>
        </table:table-row>
        <table:table-row table:style-name="ro1">
          <table:table-cell office:value-type="float" office:value="32014692" calcext:value-type="float">
            <text:p>32014692</text:p>
          </table:table-cell>
          <table:table-cell table:formula="of:=[.A2003]/1000/(60*60*24)" office:value-type="time" office:time-value="PT08H53M34.692S" calcext:value-type="time">
            <text:p>08:53:35</text:p>
          </table:table-cell>
          <table:table-cell office:value-type="float" office:value="1.08" calcext:value-type="float">
            <text:p>1.08</text:p>
          </table:table-cell>
          <table:table-cell office:value-type="float" office:value="214.2" calcext:value-type="float">
            <text:p>214.2</text:p>
          </table:table-cell>
          <table:table-cell office:value-type="float" office:value="230.78" calcext:value-type="float">
            <text:p>230.78</text:p>
          </table:table-cell>
          <table:table-cell office:value-type="float" office:value="2103.84" calcext:value-type="float">
            <text:p>2103.84</text:p>
          </table:table-cell>
          <table:table-cell office:value-type="float" office:value="2511.25" calcext:value-type="float">
            <text:p>2511.25</text:p>
          </table:table-cell>
        </table:table-row>
        <table:table-row table:style-name="ro1">
          <table:table-cell office:value-type="float" office:value="32030692" calcext:value-type="float">
            <text:p>32030692</text:p>
          </table:table-cell>
          <table:table-cell table:formula="of:=[.A2004]/1000/(60*60*24)" office:value-type="time" office:time-value="PT08H53M50.692S" calcext:value-type="time">
            <text:p>08:53:51</text:p>
          </table:table-cell>
          <table:table-cell office:value-type="float" office:value="1.08" calcext:value-type="float">
            <text:p>1.08</text:p>
          </table:table-cell>
          <table:table-cell office:value-type="float" office:value="214" calcext:value-type="float">
            <text:p>214</text:p>
          </table:table-cell>
          <table:table-cell office:value-type="float" office:value="230.56" calcext:value-type="float">
            <text:p>230.56</text:p>
          </table:table-cell>
          <table:table-cell office:value-type="float" office:value="2104.79" calcext:value-type="float">
            <text:p>2104.79</text:p>
          </table:table-cell>
          <table:table-cell office:value-type="float" office:value="2512.28" calcext:value-type="float">
            <text:p>2512.28</text:p>
          </table:table-cell>
        </table:table-row>
        <table:table-row table:style-name="ro1">
          <table:table-cell office:value-type="float" office:value="32046692" calcext:value-type="float">
            <text:p>32046692</text:p>
          </table:table-cell>
          <table:table-cell table:formula="of:=[.A2005]/1000/(60*60*24)" office:value-type="time" office:time-value="PT08H54M06.692S" calcext:value-type="time">
            <text:p>08:54:07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9.6" calcext:value-type="float">
            <text:p>229.6</text:p>
          </table:table-cell>
          <table:table-cell office:value-type="float" office:value="2105.74" calcext:value-type="float">
            <text:p>2105.74</text:p>
          </table:table-cell>
          <table:table-cell office:value-type="float" office:value="2513.3" calcext:value-type="float">
            <text:p>2513.3</text:p>
          </table:table-cell>
        </table:table-row>
        <table:table-row table:style-name="ro1">
          <table:table-cell office:value-type="float" office:value="32062692" calcext:value-type="float">
            <text:p>32062692</text:p>
          </table:table-cell>
          <table:table-cell table:formula="of:=[.A2006]/1000/(60*60*24)" office:value-type="time" office:time-value="PT08H54M22.692S" calcext:value-type="time">
            <text:p>08:54:23</text:p>
          </table:table-cell>
          <table:table-cell office:value-type="float" office:value="1.08" calcext:value-type="float">
            <text:p>1.08</text:p>
          </table:table-cell>
          <table:table-cell office:value-type="float" office:value="213.8" calcext:value-type="float">
            <text:p>213.8</text:p>
          </table:table-cell>
          <table:table-cell office:value-type="float" office:value="230.34" calcext:value-type="float">
            <text:p>230.34</text:p>
          </table:table-cell>
          <table:table-cell office:value-type="float" office:value="2106.69" calcext:value-type="float">
            <text:p>2106.69</text:p>
          </table:table-cell>
          <table:table-cell office:value-type="float" office:value="2514.32" calcext:value-type="float">
            <text:p>2514.32</text:p>
          </table:table-cell>
        </table:table-row>
        <table:table-row table:style-name="ro1">
          <table:table-cell office:value-type="float" office:value="32078692" calcext:value-type="float">
            <text:p>32078692</text:p>
          </table:table-cell>
          <table:table-cell table:formula="of:=[.A2007]/1000/(60*60*24)" office:value-type="time" office:time-value="PT08H54M38.692S" calcext:value-type="time">
            <text:p>08:54:39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9.27" calcext:value-type="float">
            <text:p>229.27</text:p>
          </table:table-cell>
          <table:table-cell office:value-type="float" office:value="2107.64" calcext:value-type="float">
            <text:p>2107.64</text:p>
          </table:table-cell>
          <table:table-cell office:value-type="float" office:value="2515.34" calcext:value-type="float">
            <text:p>2515.34</text:p>
          </table:table-cell>
        </table:table-row>
        <table:table-row table:style-name="ro1">
          <table:table-cell office:value-type="float" office:value="32094692" calcext:value-type="float">
            <text:p>32094692</text:p>
          </table:table-cell>
          <table:table-cell table:formula="of:=[.A2008]/1000/(60*60*24)" office:value-type="time" office:time-value="PT08H54M54.692S" calcext:value-type="time">
            <text:p>08:54:55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9.16" calcext:value-type="float">
            <text:p>229.16</text:p>
          </table:table-cell>
          <table:table-cell office:value-type="float" office:value="2108.59" calcext:value-type="float">
            <text:p>2108.59</text:p>
          </table:table-cell>
          <table:table-cell office:value-type="float" office:value="2516.36" calcext:value-type="float">
            <text:p>2516.36</text:p>
          </table:table-cell>
        </table:table-row>
        <table:table-row table:style-name="ro1">
          <table:table-cell office:value-type="float" office:value="32110692" calcext:value-type="float">
            <text:p>32110692</text:p>
          </table:table-cell>
          <table:table-cell table:formula="of:=[.A2009]/1000/(60*60*24)" office:value-type="time" office:time-value="PT08H55M10.692S" calcext:value-type="time">
            <text:p>08:55:11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94" calcext:value-type="float">
            <text:p>228.94</text:p>
          </table:table-cell>
          <table:table-cell office:value-type="float" office:value="2109.54" calcext:value-type="float">
            <text:p>2109.54</text:p>
          </table:table-cell>
          <table:table-cell office:value-type="float" office:value="2517.38" calcext:value-type="float">
            <text:p>2517.38</text:p>
          </table:table-cell>
        </table:table-row>
        <table:table-row table:style-name="ro1">
          <table:table-cell office:value-type="float" office:value="32126692" calcext:value-type="float">
            <text:p>32126692</text:p>
          </table:table-cell>
          <table:table-cell table:formula="of:=[.A2010]/1000/(60*60*24)" office:value-type="time" office:time-value="PT08H55M26.692S" calcext:value-type="time">
            <text:p>08:55:27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8.72" calcext:value-type="float">
            <text:p>228.72</text:p>
          </table:table-cell>
          <table:table-cell office:value-type="float" office:value="2110.48" calcext:value-type="float">
            <text:p>2110.48</text:p>
          </table:table-cell>
          <table:table-cell office:value-type="float" office:value="2518.4" calcext:value-type="float">
            <text:p>2518.4</text:p>
          </table:table-cell>
        </table:table-row>
        <table:table-row table:style-name="ro1">
          <table:table-cell office:value-type="float" office:value="32142692" calcext:value-type="float">
            <text:p>32142692</text:p>
          </table:table-cell>
          <table:table-cell table:formula="of:=[.A2011]/1000/(60*60*24)" office:value-type="time" office:time-value="PT08H55M42.692S" calcext:value-type="time">
            <text:p>08:55:43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7.76" calcext:value-type="float">
            <text:p>227.76</text:p>
          </table:table-cell>
          <table:table-cell office:value-type="float" office:value="2111.43" calcext:value-type="float">
            <text:p>2111.43</text:p>
          </table:table-cell>
          <table:table-cell office:value-type="float" office:value="2519.41" calcext:value-type="float">
            <text:p>2519.41</text:p>
          </table:table-cell>
        </table:table-row>
        <table:table-row table:style-name="ro1">
          <table:table-cell office:value-type="float" office:value="32158692" calcext:value-type="float">
            <text:p>32158692</text:p>
          </table:table-cell>
          <table:table-cell table:formula="of:=[.A2012]/1000/(60*60*24)" office:value-type="time" office:time-value="PT08H55M58.692S" calcext:value-type="time">
            <text:p>08:55:59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7.65" calcext:value-type="float">
            <text:p>227.65</text:p>
          </table:table-cell>
          <table:table-cell office:value-type="float" office:value="2112.38" calcext:value-type="float">
            <text:p>2112.38</text:p>
          </table:table-cell>
          <table:table-cell office:value-type="float" office:value="2520.42" calcext:value-type="float">
            <text:p>2520.42</text:p>
          </table:table-cell>
        </table:table-row>
        <table:table-row table:style-name="ro1">
          <table:table-cell office:value-type="float" office:value="32174692" calcext:value-type="float">
            <text:p>32174692</text:p>
          </table:table-cell>
          <table:table-cell table:formula="of:=[.A2013]/1000/(60*60*24)" office:value-type="time" office:time-value="PT08H56M14.692S" calcext:value-type="time">
            <text:p>08:56:15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7.43" calcext:value-type="float">
            <text:p>227.43</text:p>
          </table:table-cell>
          <table:table-cell office:value-type="float" office:value="2113.32" calcext:value-type="float">
            <text:p>2113.32</text:p>
          </table:table-cell>
          <table:table-cell office:value-type="float" office:value="2521.43" calcext:value-type="float">
            <text:p>2521.43</text:p>
          </table:table-cell>
        </table:table-row>
        <table:table-row table:style-name="ro1">
          <table:table-cell office:value-type="float" office:value="32190691" calcext:value-type="float">
            <text:p>32190691</text:p>
          </table:table-cell>
          <table:table-cell table:formula="of:=[.A2014]/1000/(60*60*24)" office:value-type="time" office:time-value="PT08H56M30.691S" calcext:value-type="time">
            <text:p>08:56:31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7.32" calcext:value-type="float">
            <text:p>227.32</text:p>
          </table:table-cell>
          <table:table-cell office:value-type="float" office:value="2114.27" calcext:value-type="float">
            <text:p>2114.27</text:p>
          </table:table-cell>
          <table:table-cell office:value-type="float" office:value="2522.45" calcext:value-type="float">
            <text:p>2522.45</text:p>
          </table:table-cell>
        </table:table-row>
        <table:table-row table:style-name="ro1">
          <table:table-cell office:value-type="float" office:value="32206692" calcext:value-type="float">
            <text:p>32206692</text:p>
          </table:table-cell>
          <table:table-cell table:formula="of:=[.A2015]/1000/(60*60*24)" office:value-type="time" office:time-value="PT08H56M46.692S" calcext:value-type="time">
            <text:p>08:56:47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7.11" calcext:value-type="float">
            <text:p>227.11</text:p>
          </table:table-cell>
          <table:table-cell office:value-type="float" office:value="2115.21" calcext:value-type="float">
            <text:p>2115.21</text:p>
          </table:table-cell>
          <table:table-cell office:value-type="float" office:value="2523.45" calcext:value-type="float">
            <text:p>2523.45</text:p>
          </table:table-cell>
        </table:table-row>
        <table:table-row table:style-name="ro1">
          <table:table-cell office:value-type="float" office:value="32222692" calcext:value-type="float">
            <text:p>32222692</text:p>
          </table:table-cell>
          <table:table-cell table:formula="of:=[.A2016]/1000/(60*60*24)" office:value-type="time" office:time-value="PT08H57M02.692S" calcext:value-type="time">
            <text:p>08:57:03</text:p>
          </table:table-cell>
          <table:table-cell office:value-type="float" office:value="1.07" calcext:value-type="float">
            <text:p>1.07</text:p>
          </table:table-cell>
          <table:table-cell office:value-type="float" office:value="212.2" calcext:value-type="float">
            <text:p>212.2</text:p>
          </table:table-cell>
          <table:table-cell office:value-type="float" office:value="226.04" calcext:value-type="float">
            <text:p>226.04</text:p>
          </table:table-cell>
          <table:table-cell office:value-type="float" office:value="2116.16" calcext:value-type="float">
            <text:p>2116.16</text:p>
          </table:table-cell>
          <table:table-cell office:value-type="float" office:value="2524.46" calcext:value-type="float">
            <text:p>2524.46</text:p>
          </table:table-cell>
        </table:table-row>
        <table:table-row table:style-name="ro1">
          <table:table-cell office:value-type="float" office:value="32238692" calcext:value-type="float">
            <text:p>32238692</text:p>
          </table:table-cell>
          <table:table-cell table:formula="of:=[.A2017]/1000/(60*60*24)" office:value-type="time" office:time-value="PT08H57M18.692S" calcext:value-type="time">
            <text:p>08:57:19</text:p>
          </table:table-cell>
          <table:table-cell office:value-type="float" office:value="1.07" calcext:value-type="float">
            <text:p>1.07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93" calcext:value-type="float">
            <text:p>225.93</text:p>
          </table:table-cell>
          <table:table-cell office:value-type="float" office:value="2117.1" calcext:value-type="float">
            <text:p>2117.1</text:p>
          </table:table-cell>
          <table:table-cell office:value-type="float" office:value="2525.47" calcext:value-type="float">
            <text:p>2525.47</text:p>
          </table:table-cell>
        </table:table-row>
        <table:table-row table:style-name="ro1">
          <table:table-cell office:value-type="float" office:value="32254692" calcext:value-type="float">
            <text:p>32254692</text:p>
          </table:table-cell>
          <table:table-cell table:formula="of:=[.A2018]/1000/(60*60*24)" office:value-type="time" office:time-value="PT08H57M34.692S" calcext:value-type="time">
            <text:p>08:57:35</text:p>
          </table:table-cell>
          <table:table-cell office:value-type="float" office:value="1.07" calcext:value-type="float">
            <text:p>1.07</text:p>
          </table:table-cell>
          <table:table-cell office:value-type="float" office:value="212" calcext:value-type="float">
            <text:p>212</text:p>
          </table:table-cell>
          <table:table-cell office:value-type="float" office:value="225.82" calcext:value-type="float">
            <text:p>225.82</text:p>
          </table:table-cell>
          <table:table-cell office:value-type="float" office:value="2118.04" calcext:value-type="float">
            <text:p>2118.04</text:p>
          </table:table-cell>
          <table:table-cell office:value-type="float" office:value="2526.47" calcext:value-type="float">
            <text:p>2526.47</text:p>
          </table:table-cell>
        </table:table-row>
        <table:table-row table:style-name="ro1">
          <table:table-cell office:value-type="float" office:value="32270692" calcext:value-type="float">
            <text:p>32270692</text:p>
          </table:table-cell>
          <table:table-cell table:formula="of:=[.A2019]/1000/(60*60*24)" office:value-type="time" office:time-value="PT08H57M50.692S" calcext:value-type="time">
            <text:p>08:57:51</text:p>
          </table:table-cell>
          <table:table-cell office:value-type="float" office:value="1.07" calcext:value-type="float">
            <text:p>1.07</text:p>
          </table:table-cell>
          <table:table-cell office:value-type="float" office:value="211.7" calcext:value-type="float">
            <text:p>211.7</text:p>
          </table:table-cell>
          <table:table-cell office:value-type="float" office:value="225.5" calcext:value-type="float">
            <text:p>225.5</text:p>
          </table:table-cell>
          <table:table-cell office:value-type="float" office:value="2118.98" calcext:value-type="float">
            <text:p>2118.98</text:p>
          </table:table-cell>
          <table:table-cell office:value-type="float" office:value="2527.47" calcext:value-type="float">
            <text:p>2527.47</text:p>
          </table:table-cell>
        </table:table-row>
        <table:table-row table:style-name="ro1">
          <table:table-cell office:value-type="float" office:value="32286691" calcext:value-type="float">
            <text:p>32286691</text:p>
          </table:table-cell>
          <table:table-cell table:formula="of:=[.A2020]/1000/(60*60*24)" office:value-type="time" office:time-value="PT08H58M06.691S" calcext:value-type="time">
            <text:p>08:58:07</text:p>
          </table:table-cell>
          <table:table-cell office:value-type="float" office:value="1.07" calcext:value-type="float">
            <text:p>1.07</text:p>
          </table:table-cell>
          <table:table-cell office:value-type="float" office:value="211.6" calcext:value-type="float">
            <text:p>211.6</text:p>
          </table:table-cell>
          <table:table-cell office:value-type="float" office:value="225.39" calcext:value-type="float">
            <text:p>225.39</text:p>
          </table:table-cell>
          <table:table-cell office:value-type="float" office:value="2119.92" calcext:value-type="float">
            <text:p>2119.92</text:p>
          </table:table-cell>
          <table:table-cell office:value-type="float" office:value="2528.47" calcext:value-type="float">
            <text:p>2528.47</text:p>
          </table:table-cell>
        </table:table-row>
        <table:table-row table:style-name="ro1">
          <table:table-cell office:value-type="float" office:value="32302691" calcext:value-type="float">
            <text:p>32302691</text:p>
          </table:table-cell>
          <table:table-cell table:formula="of:=[.A2021]/1000/(60*60*24)" office:value-type="time" office:time-value="PT08H58M22.691S" calcext:value-type="time">
            <text:p>08:58:23</text:p>
          </table:table-cell>
          <table:table-cell office:value-type="float" office:value="1.07" calcext:value-type="float">
            <text:p>1.07</text:p>
          </table:table-cell>
          <table:table-cell office:value-type="float" office:value="211.4" calcext:value-type="float">
            <text:p>211.4</text:p>
          </table:table-cell>
          <table:table-cell office:value-type="float" office:value="225.17" calcext:value-type="float">
            <text:p>225.17</text:p>
          </table:table-cell>
          <table:table-cell office:value-type="float" office:value="2120.86" calcext:value-type="float">
            <text:p>2120.86</text:p>
          </table:table-cell>
          <table:table-cell office:value-type="float" office:value="2529.47" calcext:value-type="float">
            <text:p>2529.47</text:p>
          </table:table-cell>
        </table:table-row>
        <table:table-row table:style-name="ro1">
          <table:table-cell office:value-type="float" office:value="32318692" calcext:value-type="float">
            <text:p>32318692</text:p>
          </table:table-cell>
          <table:table-cell table:formula="of:=[.A2022]/1000/(60*60*24)" office:value-type="time" office:time-value="PT08H58M38.692S" calcext:value-type="time">
            <text:p>08:58:39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4.11" calcext:value-type="float">
            <text:p>224.11</text:p>
          </table:table-cell>
          <table:table-cell office:value-type="float" office:value="2121.8" calcext:value-type="float">
            <text:p>2121.8</text:p>
          </table:table-cell>
          <table:table-cell office:value-type="float" office:value="2530.47" calcext:value-type="float">
            <text:p>2530.47</text:p>
          </table:table-cell>
        </table:table-row>
        <table:table-row table:style-name="ro1">
          <table:table-cell office:value-type="float" office:value="32334692" calcext:value-type="float">
            <text:p>32334692</text:p>
          </table:table-cell>
          <table:table-cell table:formula="of:=[.A2023]/1000/(60*60*24)" office:value-type="time" office:time-value="PT08H58M54.692S" calcext:value-type="time">
            <text:p>08:58:55</text:p>
          </table:table-cell>
          <table:table-cell office:value-type="float" office:value="1.06" calcext:value-type="float">
            <text:p>1.06</text:p>
          </table:table-cell>
          <table:table-cell office:value-type="float" office:value="211" calcext:value-type="float">
            <text:p>211</text:p>
          </table:table-cell>
          <table:table-cell office:value-type="float" office:value="223.89" calcext:value-type="float">
            <text:p>223.89</text:p>
          </table:table-cell>
          <table:table-cell office:value-type="float" office:value="2122.74" calcext:value-type="float">
            <text:p>2122.74</text:p>
          </table:table-cell>
          <table:table-cell office:value-type="float" office:value="2531.46" calcext:value-type="float">
            <text:p>2531.46</text:p>
          </table:table-cell>
        </table:table-row>
        <table:table-row table:style-name="ro1">
          <table:table-cell office:value-type="float" office:value="32350692" calcext:value-type="float">
            <text:p>32350692</text:p>
          </table:table-cell>
          <table:table-cell table:formula="of:=[.A2024]/1000/(60*60*24)" office:value-type="time" office:time-value="PT08H59M10.692S" calcext:value-type="time">
            <text:p>08:59:11</text:p>
          </table:table-cell>
          <table:table-cell office:value-type="float" office:value="1.06" calcext:value-type="float">
            <text:p>1.06</text:p>
          </table:table-cell>
          <table:table-cell office:value-type="float" office:value="210.8" calcext:value-type="float">
            <text:p>210.8</text:p>
          </table:table-cell>
          <table:table-cell office:value-type="float" office:value="223.68" calcext:value-type="float">
            <text:p>223.68</text:p>
          </table:table-cell>
          <table:table-cell office:value-type="float" office:value="2123.68" calcext:value-type="float">
            <text:p>2123.68</text:p>
          </table:table-cell>
          <table:table-cell office:value-type="float" office:value="2532.46" calcext:value-type="float">
            <text:p>2532.46</text:p>
          </table:table-cell>
        </table:table-row>
        <table:table-row table:style-name="ro1">
          <table:table-cell office:value-type="float" office:value="32366692" calcext:value-type="float">
            <text:p>32366692</text:p>
          </table:table-cell>
          <table:table-cell table:formula="of:=[.A2025]/1000/(60*60*24)" office:value-type="time" office:time-value="PT08H59M26.692S" calcext:value-type="time">
            <text:p>08:59:27</text:p>
          </table:table-cell>
          <table:table-cell office:value-type="float" office:value="1.06" calcext:value-type="float">
            <text:p>1.06</text:p>
          </table:table-cell>
          <table:table-cell office:value-type="float" office:value="210.6" calcext:value-type="float">
            <text:p>210.6</text:p>
          </table:table-cell>
          <table:table-cell office:value-type="float" office:value="222.62" calcext:value-type="float">
            <text:p>222.62</text:p>
          </table:table-cell>
          <table:table-cell office:value-type="float" office:value="2124.61" calcext:value-type="float">
            <text:p>2124.61</text:p>
          </table:table-cell>
          <table:table-cell office:value-type="float" office:value="2533.45" calcext:value-type="float">
            <text:p>2533.45</text:p>
          </table:table-cell>
        </table:table-row>
        <table:table-row table:style-name="ro1">
          <table:table-cell office:value-type="float" office:value="32382692" calcext:value-type="float">
            <text:p>32382692</text:p>
          </table:table-cell>
          <table:table-cell table:formula="of:=[.A2026]/1000/(60*60*24)" office:value-type="time" office:time-value="PT08H59M42.692S" calcext:value-type="time">
            <text:p>08:59:43</text:p>
          </table:table-cell>
          <table:table-cell office:value-type="float" office:value="1.06" calcext:value-type="float">
            <text:p>1.06</text:p>
          </table:table-cell>
          <table:table-cell office:value-type="float" office:value="210.5" calcext:value-type="float">
            <text:p>210.5</text:p>
          </table:table-cell>
          <table:table-cell office:value-type="float" office:value="222.51" calcext:value-type="float">
            <text:p>222.51</text:p>
          </table:table-cell>
          <table:table-cell office:value-type="float" office:value="2125.55" calcext:value-type="float">
            <text:p>2125.55</text:p>
          </table:table-cell>
          <table:table-cell office:value-type="float" office:value="2534.44" calcext:value-type="float">
            <text:p>2534.44</text:p>
          </table:table-cell>
        </table:table-row>
        <table:table-row table:style-name="ro1">
          <table:table-cell office:value-type="float" office:value="32398692" calcext:value-type="float">
            <text:p>32398692</text:p>
          </table:table-cell>
          <table:table-cell table:formula="of:=[.A2027]/1000/(60*60*24)" office:value-type="time" office:time-value="PT08H59M58.692S" calcext:value-type="time">
            <text:p>08:59:59</text:p>
          </table:table-cell>
          <table:table-cell office:value-type="float" office:value="1.06" calcext:value-type="float">
            <text:p>1.06</text:p>
          </table:table-cell>
          <table:table-cell office:value-type="float" office:value="210.3" calcext:value-type="float">
            <text:p>210.3</text:p>
          </table:table-cell>
          <table:table-cell office:value-type="float" office:value="222.29" calcext:value-type="float">
            <text:p>222.29</text:p>
          </table:table-cell>
          <table:table-cell office:value-type="float" office:value="2126.48" calcext:value-type="float">
            <text:p>2126.48</text:p>
          </table:table-cell>
          <table:table-cell office:value-type="float" office:value="2535.43" calcext:value-type="float">
            <text:p>2535.43</text:p>
          </table:table-cell>
        </table:table-row>
        <table:table-row table:style-name="ro1">
          <table:table-cell office:value-type="float" office:value="32414692" calcext:value-type="float">
            <text:p>32414692</text:p>
          </table:table-cell>
          <table:table-cell table:formula="of:=[.A2028]/1000/(60*60*24)" office:value-type="time" office:time-value="PT09H00M14.692S" calcext:value-type="time">
            <text:p>09:00:15</text:p>
          </table:table-cell>
          <table:table-cell office:value-type="float" office:value="1.06" calcext:value-type="float">
            <text:p>1.06</text:p>
          </table:table-cell>
          <table:table-cell office:value-type="float" office:value="210.1" calcext:value-type="float">
            <text:p>210.1</text:p>
          </table:table-cell>
          <table:table-cell office:value-type="float" office:value="222.08" calcext:value-type="float">
            <text:p>222.08</text:p>
          </table:table-cell>
          <table:table-cell office:value-type="float" office:value="2127.42" calcext:value-type="float">
            <text:p>2127.42</text:p>
          </table:table-cell>
          <table:table-cell office:value-type="float" office:value="2536.42" calcext:value-type="float">
            <text:p>2536.42</text:p>
          </table:table-cell>
        </table:table-row>
        <table:table-row table:style-name="ro1">
          <table:table-cell office:value-type="float" office:value="32430692" calcext:value-type="float">
            <text:p>32430692</text:p>
          </table:table-cell>
          <table:table-cell table:formula="of:=[.A2029]/1000/(60*60*24)" office:value-type="time" office:time-value="PT09H00M30.692S" calcext:value-type="time">
            <text:p>09:00:31</text:p>
          </table:table-cell>
          <table:table-cell office:value-type="float" office:value="1.06" calcext:value-type="float">
            <text:p>1.06</text:p>
          </table:table-cell>
          <table:table-cell office:value-type="float" office:value="209.9" calcext:value-type="float">
            <text:p>209.9</text:p>
          </table:table-cell>
          <table:table-cell office:value-type="float" office:value="221.86" calcext:value-type="float">
            <text:p>221.86</text:p>
          </table:table-cell>
          <table:table-cell office:value-type="float" office:value="2128.35" calcext:value-type="float">
            <text:p>2128.35</text:p>
          </table:table-cell>
          <table:table-cell office:value-type="float" office:value="2537.4" calcext:value-type="float">
            <text:p>2537.4</text:p>
          </table:table-cell>
        </table:table-row>
        <table:table-row table:style-name="ro1">
          <table:table-cell office:value-type="float" office:value="32446692" calcext:value-type="float">
            <text:p>32446692</text:p>
          </table:table-cell>
          <table:table-cell table:formula="of:=[.A2030]/1000/(60*60*24)" office:value-type="time" office:time-value="PT09H00M46.692S" calcext:value-type="time">
            <text:p>09:00:47</text:p>
          </table:table-cell>
          <table:table-cell office:value-type="float" office:value="1.05" calcext:value-type="float">
            <text:p>1.05</text:p>
          </table:table-cell>
          <table:table-cell office:value-type="float" office:value="209.7" calcext:value-type="float">
            <text:p>209.7</text:p>
          </table:table-cell>
          <table:table-cell office:value-type="float" office:value="220.81" calcext:value-type="float">
            <text:p>220.81</text:p>
          </table:table-cell>
          <table:table-cell office:value-type="float" office:value="2129.28" calcext:value-type="float">
            <text:p>2129.28</text:p>
          </table:table-cell>
          <table:table-cell office:value-type="float" office:value="2538.38" calcext:value-type="float">
            <text:p>2538.38</text:p>
          </table:table-cell>
        </table:table-row>
        <table:table-row table:style-name="ro1">
          <table:table-cell office:value-type="float" office:value="32462692" calcext:value-type="float">
            <text:p>32462692</text:p>
          </table:table-cell>
          <table:table-cell table:formula="of:=[.A2031]/1000/(60*60*24)" office:value-type="time" office:time-value="PT09H01M02.692S" calcext:value-type="time">
            <text:p>09:01:03</text:p>
          </table:table-cell>
          <table:table-cell office:value-type="float" office:value="1.05" calcext:value-type="float">
            <text:p>1.05</text:p>
          </table:table-cell>
          <table:table-cell office:value-type="float" office:value="209.5" calcext:value-type="float">
            <text:p>209.5</text:p>
          </table:table-cell>
          <table:table-cell office:value-type="float" office:value="220.59" calcext:value-type="float">
            <text:p>220.59</text:p>
          </table:table-cell>
          <table:table-cell office:value-type="float" office:value="2130.22" calcext:value-type="float">
            <text:p>2130.22</text:p>
          </table:table-cell>
          <table:table-cell office:value-type="float" office:value="2539.37" calcext:value-type="float">
            <text:p>2539.37</text:p>
          </table:table-cell>
        </table:table-row>
        <table:table-row table:style-name="ro1">
          <table:table-cell office:value-type="float" office:value="32478692" calcext:value-type="float">
            <text:p>32478692</text:p>
          </table:table-cell>
          <table:table-cell table:formula="of:=[.A2032]/1000/(60*60*24)" office:value-type="time" office:time-value="PT09H01M18.692S" calcext:value-type="time">
            <text:p>09:01:19</text:p>
          </table:table-cell>
          <table:table-cell office:value-type="float" office:value="1.05" calcext:value-type="float">
            <text:p>1.05</text:p>
          </table:table-cell>
          <table:table-cell office:value-type="float" office:value="209.2" calcext:value-type="float">
            <text:p>209.2</text:p>
          </table:table-cell>
          <table:table-cell office:value-type="float" office:value="220.27" calcext:value-type="float">
            <text:p>220.27</text:p>
          </table:table-cell>
          <table:table-cell office:value-type="float" office:value="2131.15" calcext:value-type="float">
            <text:p>2131.15</text:p>
          </table:table-cell>
          <table:table-cell office:value-type="float" office:value="2540.35" calcext:value-type="float">
            <text:p>2540.35</text:p>
          </table:table-cell>
        </table:table-row>
        <table:table-row table:style-name="ro1">
          <table:table-cell office:value-type="float" office:value="32494692" calcext:value-type="float">
            <text:p>32494692</text:p>
          </table:table-cell>
          <table:table-cell table:formula="of:=[.A2033]/1000/(60*60*24)" office:value-type="time" office:time-value="PT09H01M34.692S" calcext:value-type="time">
            <text:p>09:01:35</text:p>
          </table:table-cell>
          <table:table-cell office:value-type="float" office:value="1.05" calcext:value-type="float">
            <text:p>1.05</text:p>
          </table:table-cell>
          <table:table-cell office:value-type="float" office:value="209" calcext:value-type="float">
            <text:p>209</text:p>
          </table:table-cell>
          <table:table-cell office:value-type="float" office:value="220.05" calcext:value-type="float">
            <text:p>220.05</text:p>
          </table:table-cell>
          <table:table-cell office:value-type="float" office:value="2132.07" calcext:value-type="float">
            <text:p>2132.07</text:p>
          </table:table-cell>
          <table:table-cell office:value-type="float" office:value="2541.32" calcext:value-type="float">
            <text:p>2541.32</text:p>
          </table:table-cell>
        </table:table-row>
        <table:table-row table:style-name="ro1">
          <table:table-cell office:value-type="float" office:value="32510692" calcext:value-type="float">
            <text:p>32510692</text:p>
          </table:table-cell>
          <table:table-cell table:formula="of:=[.A2034]/1000/(60*60*24)" office:value-type="time" office:time-value="PT09H01M50.692S" calcext:value-type="time">
            <text:p>09:01:51</text:p>
          </table:table-cell>
          <table:table-cell office:value-type="float" office:value="1.05" calcext:value-type="float">
            <text:p>1.05</text:p>
          </table:table-cell>
          <table:table-cell office:value-type="float" office:value="208.8" calcext:value-type="float">
            <text:p>208.8</text:p>
          </table:table-cell>
          <table:table-cell office:value-type="float" office:value="219" calcext:value-type="float">
            <text:p>219</text:p>
          </table:table-cell>
          <table:table-cell office:value-type="float" office:value="2133" calcext:value-type="float">
            <text:p>2133</text:p>
          </table:table-cell>
          <table:table-cell office:value-type="float" office:value="2542.3" calcext:value-type="float">
            <text:p>2542.3</text:p>
          </table:table-cell>
        </table:table-row>
        <table:table-row table:style-name="ro1">
          <table:table-cell office:value-type="float" office:value="32526692" calcext:value-type="float">
            <text:p>32526692</text:p>
          </table:table-cell>
          <table:table-cell table:formula="of:=[.A2035]/1000/(60*60*24)" office:value-type="time" office:time-value="PT09H02M06.692S" calcext:value-type="time">
            <text:p>09:02:07</text:p>
          </table:table-cell>
          <table:table-cell office:value-type="float" office:value="1.05" calcext:value-type="float">
            <text:p>1.05</text:p>
          </table:table-cell>
          <table:table-cell office:value-type="float" office:value="208.5" calcext:value-type="float">
            <text:p>208.5</text:p>
          </table:table-cell>
          <table:table-cell office:value-type="float" office:value="218.69" calcext:value-type="float">
            <text:p>218.69</text:p>
          </table:table-cell>
          <table:table-cell office:value-type="float" office:value="2133.93" calcext:value-type="float">
            <text:p>2133.93</text:p>
          </table:table-cell>
          <table:table-cell office:value-type="float" office:value="2543.27" calcext:value-type="float">
            <text:p>2543.27</text:p>
          </table:table-cell>
        </table:table-row>
        <table:table-row table:style-name="ro1">
          <table:table-cell office:value-type="float" office:value="32542692" calcext:value-type="float">
            <text:p>32542692</text:p>
          </table:table-cell>
          <table:table-cell table:formula="of:=[.A2036]/1000/(60*60*24)" office:value-type="time" office:time-value="PT09H02M22.692S" calcext:value-type="time">
            <text:p>09:02:23</text:p>
          </table:table-cell>
          <table:table-cell office:value-type="float" office:value="1.04" calcext:value-type="float">
            <text:p>1.04</text:p>
          </table:table-cell>
          <table:table-cell office:value-type="float" office:value="208.3" calcext:value-type="float">
            <text:p>208.3</text:p>
          </table:table-cell>
          <table:table-cell office:value-type="float" office:value="217.64" calcext:value-type="float">
            <text:p>217.64</text:p>
          </table:table-cell>
          <table:table-cell office:value-type="float" office:value="2134.86" calcext:value-type="float">
            <text:p>2134.86</text:p>
          </table:table-cell>
          <table:table-cell office:value-type="float" office:value="2544.24" calcext:value-type="float">
            <text:p>2544.24</text:p>
          </table:table-cell>
        </table:table-row>
        <table:table-row table:style-name="ro1">
          <table:table-cell office:value-type="float" office:value="32558692" calcext:value-type="float">
            <text:p>32558692</text:p>
          </table:table-cell>
          <table:table-cell table:formula="of:=[.A2037]/1000/(60*60*24)" office:value-type="time" office:time-value="PT09H02M38.692S" calcext:value-type="time">
            <text:p>09:02:39</text:p>
          </table:table-cell>
          <table:table-cell office:value-type="float" office:value="1.04" calcext:value-type="float">
            <text:p>1.04</text:p>
          </table:table-cell>
          <table:table-cell office:value-type="float" office:value="208" calcext:value-type="float">
            <text:p>208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35.78" calcext:value-type="float">
            <text:p>2135.78</text:p>
          </table:table-cell>
          <table:table-cell office:value-type="float" office:value="2545.21" calcext:value-type="float">
            <text:p>2545.21</text:p>
          </table:table-cell>
        </table:table-row>
        <table:table-row table:style-name="ro1">
          <table:table-cell office:value-type="float" office:value="32574692" calcext:value-type="float">
            <text:p>32574692</text:p>
          </table:table-cell>
          <table:table-cell table:formula="of:=[.A2038]/1000/(60*60*24)" office:value-type="time" office:time-value="PT09H02M54.692S" calcext:value-type="time">
            <text:p>09:02:55</text:p>
          </table:table-cell>
          <table:table-cell office:value-type="float" office:value="1.04" calcext:value-type="float">
            <text:p>1.04</text:p>
          </table:table-cell>
          <table:table-cell office:value-type="float" office:value="207.8" calcext:value-type="float">
            <text:p>207.8</text:p>
          </table:table-cell>
          <table:table-cell office:value-type="float" office:value="217.11" calcext:value-type="float">
            <text:p>217.11</text:p>
          </table:table-cell>
          <table:table-cell office:value-type="float" office:value="2136.71" calcext:value-type="float">
            <text:p>2136.71</text:p>
          </table:table-cell>
          <table:table-cell office:value-type="float" office:value="2546.18" calcext:value-type="float">
            <text:p>2546.18</text:p>
          </table:table-cell>
        </table:table-row>
        <table:table-row table:style-name="ro1">
          <table:table-cell office:value-type="float" office:value="32590692" calcext:value-type="float">
            <text:p>32590692</text:p>
          </table:table-cell>
          <table:table-cell table:formula="of:=[.A2039]/1000/(60*60*24)" office:value-type="time" office:time-value="PT09H03M10.692S" calcext:value-type="time">
            <text:p>09:03:11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89" calcext:value-type="float">
            <text:p>216.89</text:p>
          </table:table-cell>
          <table:table-cell office:value-type="float" office:value="2137.63" calcext:value-type="float">
            <text:p>2137.63</text:p>
          </table:table-cell>
          <table:table-cell office:value-type="float" office:value="2547.14" calcext:value-type="float">
            <text:p>2547.14</text:p>
          </table:table-cell>
        </table:table-row>
        <table:table-row table:style-name="ro1">
          <table:table-cell office:value-type="float" office:value="32606692" calcext:value-type="float">
            <text:p>32606692</text:p>
          </table:table-cell>
          <table:table-cell table:formula="of:=[.A2040]/1000/(60*60*24)" office:value-type="time" office:time-value="PT09H03M26.692S" calcext:value-type="time">
            <text:p>09:03:27</text:p>
          </table:table-cell>
          <table:table-cell office:value-type="float" office:value="1.04" calcext:value-type="float">
            <text:p>1.04</text:p>
          </table:table-cell>
          <table:table-cell office:value-type="float" office:value="207.3" calcext:value-type="float">
            <text:p>207.3</text:p>
          </table:table-cell>
          <table:table-cell office:value-type="float" office:value="215.74" calcext:value-type="float">
            <text:p>215.74</text:p>
          </table:table-cell>
          <table:table-cell office:value-type="float" office:value="2138.55" calcext:value-type="float">
            <text:p>2138.55</text:p>
          </table:table-cell>
          <table:table-cell office:value-type="float" office:value="2548.1" calcext:value-type="float">
            <text:p>2548.1</text:p>
          </table:table-cell>
        </table:table-row>
        <table:table-row table:style-name="ro1">
          <table:table-cell office:value-type="float" office:value="32622692" calcext:value-type="float">
            <text:p>32622692</text:p>
          </table:table-cell>
          <table:table-cell table:formula="of:=[.A2041]/1000/(60*60*24)" office:value-type="time" office:time-value="PT09H03M42.692S" calcext:value-type="time">
            <text:p>09:03:43</text:p>
          </table:table-cell>
          <table:table-cell office:value-type="float" office:value="1.04" calcext:value-type="float">
            <text:p>1.04</text:p>
          </table:table-cell>
          <table:table-cell office:value-type="float" office:value="207.1" calcext:value-type="float">
            <text:p>207.1</text:p>
          </table:table-cell>
          <table:table-cell office:value-type="float" office:value="215.53" calcext:value-type="float">
            <text:p>215.53</text:p>
          </table:table-cell>
          <table:table-cell office:value-type="float" office:value="2139.47" calcext:value-type="float">
            <text:p>2139.47</text:p>
          </table:table-cell>
          <table:table-cell office:value-type="float" office:value="2549.06" calcext:value-type="float">
            <text:p>2549.06</text:p>
          </table:table-cell>
        </table:table-row>
        <table:table-row table:style-name="ro1">
          <table:table-cell office:value-type="float" office:value="32638692" calcext:value-type="float">
            <text:p>32638692</text:p>
          </table:table-cell>
          <table:table-cell table:formula="of:=[.A2042]/1000/(60*60*24)" office:value-type="time" office:time-value="PT09H03M58.692S" calcext:value-type="time">
            <text:p>09:03:59</text:p>
          </table:table-cell>
          <table:table-cell office:value-type="float" office:value="1.04" calcext:value-type="float">
            <text:p>1.04</text:p>
          </table:table-cell>
          <table:table-cell office:value-type="float" office:value="206.8" calcext:value-type="float">
            <text:p>206.8</text:p>
          </table:table-cell>
          <table:table-cell office:value-type="float" office:value="215.21" calcext:value-type="float">
            <text:p>215.21</text:p>
          </table:table-cell>
          <table:table-cell office:value-type="float" office:value="2140.39" calcext:value-type="float">
            <text:p>2140.39</text:p>
          </table:table-cell>
          <table:table-cell office:value-type="float" office:value="2550.02" calcext:value-type="float">
            <text:p>2550.02</text:p>
          </table:table-cell>
        </table:table-row>
        <table:table-row table:style-name="ro1">
          <table:table-cell office:value-type="float" office:value="32654692" calcext:value-type="float">
            <text:p>32654692</text:p>
          </table:table-cell>
          <table:table-cell table:formula="of:=[.A2043]/1000/(60*60*24)" office:value-type="time" office:time-value="PT09H04M14.692S" calcext:value-type="time">
            <text:p>09:04:15</text:p>
          </table:table-cell>
          <table:table-cell office:value-type="float" office:value="1.04" calcext:value-type="float">
            <text:p>1.04</text:p>
          </table:table-cell>
          <table:table-cell office:value-type="float" office:value="206.5" calcext:value-type="float">
            <text:p>206.5</text:p>
          </table:table-cell>
          <table:table-cell office:value-type="float" office:value="214.07" calcext:value-type="float">
            <text:p>214.07</text:p>
          </table:table-cell>
          <table:table-cell office:value-type="float" office:value="2141.31" calcext:value-type="float">
            <text:p>2141.31</text:p>
          </table:table-cell>
          <table:table-cell office:value-type="float" office:value="2550.97" calcext:value-type="float">
            <text:p>2550.97</text:p>
          </table:table-cell>
        </table:table-row>
        <table:table-row table:style-name="ro1">
          <table:table-cell office:value-type="float" office:value="32670692" calcext:value-type="float">
            <text:p>32670692</text:p>
          </table:table-cell>
          <table:table-cell table:formula="of:=[.A2044]/1000/(60*60*24)" office:value-type="time" office:time-value="PT09H04M30.692S" calcext:value-type="time">
            <text:p>09:04:31</text:p>
          </table:table-cell>
          <table:table-cell office:value-type="float" office:value="1.04" calcext:value-type="float">
            <text:p>1.04</text:p>
          </table:table-cell>
          <table:table-cell office:value-type="float" office:value="206.3" calcext:value-type="float">
            <text:p>206.3</text:p>
          </table:table-cell>
          <table:table-cell office:value-type="float" office:value="213.86" calcext:value-type="float">
            <text:p>213.86</text:p>
          </table:table-cell>
          <table:table-cell office:value-type="float" office:value="2142.23" calcext:value-type="float">
            <text:p>2142.23</text:p>
          </table:table-cell>
          <table:table-cell office:value-type="float" office:value="2551.92" calcext:value-type="float">
            <text:p>2551.92</text:p>
          </table:table-cell>
        </table:table-row>
        <table:table-row table:style-name="ro1">
          <table:table-cell office:value-type="float" office:value="32686692" calcext:value-type="float">
            <text:p>32686692</text:p>
          </table:table-cell>
          <table:table-cell table:formula="of:=[.A2045]/1000/(60*60*24)" office:value-type="time" office:time-value="PT09H04M46.692S" calcext:value-type="time">
            <text:p>09:04:47</text:p>
          </table:table-cell>
          <table:table-cell office:value-type="float" office:value="1.04" calcext:value-type="float">
            <text:p>1.04</text:p>
          </table:table-cell>
          <table:table-cell office:value-type="float" office:value="206" calcext:value-type="float">
            <text:p>206</text:p>
          </table:table-cell>
          <table:table-cell office:value-type="float" office:value="213.54" calcext:value-type="float">
            <text:p>213.54</text:p>
          </table:table-cell>
          <table:table-cell office:value-type="float" office:value="2143.14" calcext:value-type="float">
            <text:p>2143.14</text:p>
          </table:table-cell>
          <table:table-cell office:value-type="float" office:value="2552.87" calcext:value-type="float">
            <text:p>2552.87</text:p>
          </table:table-cell>
        </table:table-row>
        <table:table-row table:style-name="ro1">
          <table:table-cell office:value-type="float" office:value="32702692" calcext:value-type="float">
            <text:p>32702692</text:p>
          </table:table-cell>
          <table:table-cell table:formula="of:=[.A2046]/1000/(60*60*24)" office:value-type="time" office:time-value="PT09H05M02.692S" calcext:value-type="time">
            <text:p>09:05:03</text:p>
          </table:table-cell>
          <table:table-cell office:value-type="float" office:value="1.04" calcext:value-type="float">
            <text:p>1.04</text:p>
          </table:table-cell>
          <table:table-cell office:value-type="float" office:value="205.7" calcext:value-type="float">
            <text:p>205.7</text:p>
          </table:table-cell>
          <table:table-cell office:value-type="float" office:value="213.22" calcext:value-type="float">
            <text:p>213.22</text:p>
          </table:table-cell>
          <table:table-cell office:value-type="float" office:value="2144.06" calcext:value-type="float">
            <text:p>2144.06</text:p>
          </table:table-cell>
          <table:table-cell office:value-type="float" office:value="2553.82" calcext:value-type="float">
            <text:p>2553.82</text:p>
          </table:table-cell>
        </table:table-row>
        <table:table-row table:style-name="ro1">
          <table:table-cell office:value-type="float" office:value="32718692" calcext:value-type="float">
            <text:p>32718692</text:p>
          </table:table-cell>
          <table:table-cell table:formula="of:=[.A2047]/1000/(60*60*24)" office:value-type="time" office:time-value="PT09H05M18.692S" calcext:value-type="time">
            <text:p>09:05:19</text:p>
          </table:table-cell>
          <table:table-cell office:value-type="float" office:value="1.03" calcext:value-type="float">
            <text:p>1.03</text:p>
          </table:table-cell>
          <table:table-cell office:value-type="float" office:value="205.5" calcext:value-type="float">
            <text:p>205.5</text:p>
          </table:table-cell>
          <table:table-cell office:value-type="float" office:value="212.19" calcext:value-type="float">
            <text:p>212.19</text:p>
          </table:table-cell>
          <table:table-cell office:value-type="float" office:value="2144.97" calcext:value-type="float">
            <text:p>2144.97</text:p>
          </table:table-cell>
          <table:table-cell office:value-type="float" office:value="2554.76" calcext:value-type="float">
            <text:p>2554.76</text:p>
          </table:table-cell>
        </table:table-row>
        <table:table-row table:style-name="ro1">
          <table:table-cell office:value-type="float" office:value="32734691" calcext:value-type="float">
            <text:p>32734691</text:p>
          </table:table-cell>
          <table:table-cell table:formula="of:=[.A2048]/1000/(60*60*24)" office:value-type="time" office:time-value="PT09H05M34.691S" calcext:value-type="time">
            <text:p>09:05:35</text:p>
          </table:table-cell>
          <table:table-cell office:value-type="float" office:value="1.03" calcext:value-type="float">
            <text:p>1.03</text:p>
          </table:table-cell>
          <table:table-cell office:value-type="float" office:value="205.1" calcext:value-type="float">
            <text:p>205.1</text:p>
          </table:table-cell>
          <table:table-cell office:value-type="float" office:value="211.77" calcext:value-type="float">
            <text:p>211.77</text:p>
          </table:table-cell>
          <table:table-cell office:value-type="float" office:value="2145.88" calcext:value-type="float">
            <text:p>2145.88</text:p>
          </table:table-cell>
          <table:table-cell office:value-type="float" office:value="2555.71" calcext:value-type="float">
            <text:p>2555.71</text:p>
          </table:table-cell>
        </table:table-row>
        <table:table-row table:style-name="ro1">
          <table:table-cell office:value-type="float" office:value="32750692" calcext:value-type="float">
            <text:p>32750692</text:p>
          </table:table-cell>
          <table:table-cell table:formula="of:=[.A2049]/1000/(60*60*24)" office:value-type="time" office:time-value="PT09H05M50.692S" calcext:value-type="time">
            <text:p>09:05:51</text:p>
          </table:table-cell>
          <table:table-cell office:value-type="float" office:value="1.03" calcext:value-type="float">
            <text:p>1.03</text:p>
          </table:table-cell>
          <table:table-cell office:value-type="float" office:value="204.8" calcext:value-type="float">
            <text:p>204.8</text:p>
          </table:table-cell>
          <table:table-cell office:value-type="float" office:value="210.63" calcext:value-type="float">
            <text:p>210.63</text:p>
          </table:table-cell>
          <table:table-cell office:value-type="float" office:value="2146.8" calcext:value-type="float">
            <text:p>2146.8</text:p>
          </table:table-cell>
          <table:table-cell office:value-type="float" office:value="2556.64" calcext:value-type="float">
            <text:p>2556.64</text:p>
          </table:table-cell>
        </table:table-row>
        <table:table-row table:style-name="ro1">
          <table:table-cell office:value-type="float" office:value="32766692" calcext:value-type="float">
            <text:p>32766692</text:p>
          </table:table-cell>
          <table:table-cell table:formula="of:=[.A2050]/1000/(60*60*24)" office:value-type="time" office:time-value="PT09H06M06.692S" calcext:value-type="time">
            <text:p>09:06:07</text:p>
          </table:table-cell>
          <table:table-cell office:value-type="float" office:value="1.03" calcext:value-type="float">
            <text:p>1.03</text:p>
          </table:table-cell>
          <table:table-cell office:value-type="float" office:value="204.5" calcext:value-type="float">
            <text:p>204.5</text:p>
          </table:table-cell>
          <table:table-cell office:value-type="float" office:value="210.32" calcext:value-type="float">
            <text:p>210.32</text:p>
          </table:table-cell>
          <table:table-cell office:value-type="float" office:value="2147.71" calcext:value-type="float">
            <text:p>2147.71</text:p>
          </table:table-cell>
          <table:table-cell office:value-type="float" office:value="2557.58" calcext:value-type="float">
            <text:p>2557.58</text:p>
          </table:table-cell>
        </table:table-row>
        <table:table-row table:style-name="ro1">
          <table:table-cell office:value-type="float" office:value="32782692" calcext:value-type="float">
            <text:p>32782692</text:p>
          </table:table-cell>
          <table:table-cell table:formula="of:=[.A2051]/1000/(60*60*24)" office:value-type="time" office:time-value="PT09H06M22.692S" calcext:value-type="time">
            <text:p>09:06:23</text:p>
          </table:table-cell>
          <table:table-cell office:value-type="float" office:value="1.02" calcext:value-type="float">
            <text:p>1.02</text:p>
          </table:table-cell>
          <table:table-cell office:value-type="float" office:value="204.2" calcext:value-type="float">
            <text:p>204.2</text:p>
          </table:table-cell>
          <table:table-cell office:value-type="float" office:value="209.18" calcext:value-type="float">
            <text:p>209.18</text:p>
          </table:table-cell>
          <table:table-cell office:value-type="float" office:value="2148.61" calcext:value-type="float">
            <text:p>2148.61</text:p>
          </table:table-cell>
          <table:table-cell office:value-type="float" office:value="2558.51" calcext:value-type="float">
            <text:p>2558.51</text:p>
          </table:table-cell>
        </table:table-row>
        <table:table-row table:style-name="ro1">
          <table:table-cell office:value-type="float" office:value="32798692" calcext:value-type="float">
            <text:p>32798692</text:p>
          </table:table-cell>
          <table:table-cell table:formula="of:=[.A2052]/1000/(60*60*24)" office:value-type="time" office:time-value="PT09H06M38.692S" calcext:value-type="time">
            <text:p>09:06:39</text:p>
          </table:table-cell>
          <table:table-cell office:value-type="float" office:value="1.02" calcext:value-type="float">
            <text:p>1.02</text:p>
          </table:table-cell>
          <table:table-cell office:value-type="float" office:value="203.8" calcext:value-type="float">
            <text:p>203.8</text:p>
          </table:table-cell>
          <table:table-cell office:value-type="float" office:value="208.77" calcext:value-type="float">
            <text:p>208.77</text:p>
          </table:table-cell>
          <table:table-cell office:value-type="float" office:value="2149.52" calcext:value-type="float">
            <text:p>2149.52</text:p>
          </table:table-cell>
          <table:table-cell office:value-type="float" office:value="2559.44" calcext:value-type="float">
            <text:p>2559.44</text:p>
          </table:table-cell>
        </table:table-row>
        <table:table-row table:style-name="ro1">
          <table:table-cell office:value-type="float" office:value="32814692" calcext:value-type="float">
            <text:p>32814692</text:p>
          </table:table-cell>
          <table:table-cell table:formula="of:=[.A2053]/1000/(60*60*24)" office:value-type="time" office:time-value="PT09H06M54.692S" calcext:value-type="time">
            <text:p>09:06:55</text:p>
          </table:table-cell>
          <table:table-cell office:value-type="float" office:value="1.02" calcext:value-type="float">
            <text:p>1.02</text:p>
          </table:table-cell>
          <table:table-cell office:value-type="float" office:value="203.5" calcext:value-type="float">
            <text:p>203.5</text:p>
          </table:table-cell>
          <table:table-cell office:value-type="float" office:value="207.64" calcext:value-type="float">
            <text:p>207.64</text:p>
          </table:table-cell>
          <table:table-cell office:value-type="float" office:value="2150.43" calcext:value-type="float">
            <text:p>2150.43</text:p>
          </table:table-cell>
          <table:table-cell office:value-type="float" office:value="2560.37" calcext:value-type="float">
            <text:p>2560.37</text:p>
          </table:table-cell>
        </table:table-row>
        <table:table-row table:style-name="ro1">
          <table:table-cell office:value-type="float" office:value="32830692" calcext:value-type="float">
            <text:p>32830692</text:p>
          </table:table-cell>
          <table:table-cell table:formula="of:=[.A2054]/1000/(60*60*24)" office:value-type="time" office:time-value="PT09H07M10.692S" calcext:value-type="time">
            <text:p>09:07:11</text:p>
          </table:table-cell>
          <table:table-cell office:value-type="float" office:value="1.02" calcext:value-type="float">
            <text:p>1.02</text:p>
          </table:table-cell>
          <table:table-cell office:value-type="float" office:value="203.2" calcext:value-type="float">
            <text:p>203.2</text:p>
          </table:table-cell>
          <table:table-cell office:value-type="float" office:value="207.33" calcext:value-type="float">
            <text:p>207.33</text:p>
          </table:table-cell>
          <table:table-cell office:value-type="float" office:value="2151.33" calcext:value-type="float">
            <text:p>2151.33</text:p>
          </table:table-cell>
          <table:table-cell office:value-type="float" office:value="2561.29" calcext:value-type="float">
            <text:p>2561.29</text:p>
          </table:table-cell>
        </table:table-row>
        <table:table-row table:style-name="ro1">
          <table:table-cell office:value-type="float" office:value="32846692" calcext:value-type="float">
            <text:p>32846692</text:p>
          </table:table-cell>
          <table:table-cell table:formula="of:=[.A2055]/1000/(60*60*24)" office:value-type="time" office:time-value="PT09H07M26.692S" calcext:value-type="time">
            <text:p>09:07:27</text:p>
          </table:table-cell>
          <table:table-cell office:value-type="float" office:value="1.02" calcext:value-type="float">
            <text:p>1.02</text:p>
          </table:table-cell>
          <table:table-cell office:value-type="float" office:value="202.9" calcext:value-type="float">
            <text:p>202.9</text:p>
          </table:table-cell>
          <table:table-cell office:value-type="float" office:value="207.01" calcext:value-type="float">
            <text:p>207.01</text:p>
          </table:table-cell>
          <table:table-cell office:value-type="float" office:value="2152.23" calcext:value-type="float">
            <text:p>2152.23</text:p>
          </table:table-cell>
          <table:table-cell office:value-type="float" office:value="2562.21" calcext:value-type="float">
            <text:p>2562.21</text:p>
          </table:table-cell>
        </table:table-row>
        <table:table-row table:style-name="ro1">
          <table:table-cell office:value-type="float" office:value="32862692" calcext:value-type="float">
            <text:p>32862692</text:p>
          </table:table-cell>
          <table:table-cell table:formula="of:=[.A2056]/1000/(60*60*24)" office:value-type="time" office:time-value="PT09H07M42.692S" calcext:value-type="time">
            <text:p>09:07:43</text:p>
          </table:table-cell>
          <table:table-cell office:value-type="float" office:value="1.02" calcext:value-type="float">
            <text:p>1.02</text:p>
          </table:table-cell>
          <table:table-cell office:value-type="float" office:value="202.5" calcext:value-type="float">
            <text:p>202.5</text:p>
          </table:table-cell>
          <table:table-cell office:value-type="float" office:value="205.79" calcext:value-type="float">
            <text:p>205.79</text:p>
          </table:table-cell>
          <table:table-cell office:value-type="float" office:value="2153.13" calcext:value-type="float">
            <text:p>2153.13</text:p>
          </table:table-cell>
          <table:table-cell office:value-type="float" office:value="2563.13" calcext:value-type="float">
            <text:p>2563.13</text:p>
          </table:table-cell>
        </table:table-row>
        <table:table-row table:style-name="ro1">
          <table:table-cell office:value-type="float" office:value="32878692" calcext:value-type="float">
            <text:p>32878692</text:p>
          </table:table-cell>
          <table:table-cell table:formula="of:=[.A2057]/1000/(60*60*24)" office:value-type="time" office:time-value="PT09H07M58.692S" calcext:value-type="time">
            <text:p>09:07:59</text:p>
          </table:table-cell>
          <table:table-cell office:value-type="float" office:value="1.02" calcext:value-type="float">
            <text:p>1.02</text:p>
          </table:table-cell>
          <table:table-cell office:value-type="float" office:value="202.1" calcext:value-type="float">
            <text:p>202.1</text:p>
          </table:table-cell>
          <table:table-cell office:value-type="float" office:value="205.38" calcext:value-type="float">
            <text:p>205.38</text:p>
          </table:table-cell>
          <table:table-cell office:value-type="float" office:value="2154.03" calcext:value-type="float">
            <text:p>2154.03</text:p>
          </table:table-cell>
          <table:table-cell office:value-type="float" office:value="2564.04" calcext:value-type="float">
            <text:p>2564.04</text:p>
          </table:table-cell>
        </table:table-row>
        <table:table-row table:style-name="ro1">
          <table:table-cell office:value-type="float" office:value="32894692" calcext:value-type="float">
            <text:p>32894692</text:p>
          </table:table-cell>
          <table:table-cell table:formula="of:=[.A2058]/1000/(60*60*24)" office:value-type="time" office:time-value="PT09H08M14.692S" calcext:value-type="time">
            <text:p>09:08:15</text:p>
          </table:table-cell>
          <table:table-cell office:value-type="float" office:value="1.01" calcext:value-type="float">
            <text:p>1.01</text:p>
          </table:table-cell>
          <table:table-cell office:value-type="float" office:value="201.8" calcext:value-type="float">
            <text:p>201.8</text:p>
          </table:table-cell>
          <table:table-cell office:value-type="float" office:value="204.26" calcext:value-type="float">
            <text:p>204.26</text:p>
          </table:table-cell>
          <table:table-cell office:value-type="float" office:value="2154.93" calcext:value-type="float">
            <text:p>2154.93</text:p>
          </table:table-cell>
          <table:table-cell office:value-type="float" office:value="2564.95" calcext:value-type="float">
            <text:p>2564.95</text:p>
          </table:table-cell>
        </table:table-row>
        <table:table-row table:style-name="ro1">
          <table:table-cell office:value-type="float" office:value="32910692" calcext:value-type="float">
            <text:p>32910692</text:p>
          </table:table-cell>
          <table:table-cell table:formula="of:=[.A2059]/1000/(60*60*24)" office:value-type="time" office:time-value="PT09H08M30.692S" calcext:value-type="time">
            <text:p>09:08:31</text:p>
          </table:table-cell>
          <table:table-cell office:value-type="float" office:value="1.01" calcext:value-type="float">
            <text:p>1.01</text:p>
          </table:table-cell>
          <table:table-cell office:value-type="float" office:value="201.3" calcext:value-type="float">
            <text:p>201.3</text:p>
          </table:table-cell>
          <table:table-cell office:value-type="float" office:value="203.74" calcext:value-type="float">
            <text:p>203.74</text:p>
          </table:table-cell>
          <table:table-cell office:value-type="float" office:value="2155.82" calcext:value-type="float">
            <text:p>2155.82</text:p>
          </table:table-cell>
          <table:table-cell office:value-type="float" office:value="2565.86" calcext:value-type="float">
            <text:p>2565.86</text:p>
          </table:table-cell>
        </table:table-row>
        <table:table-row table:style-name="ro1">
          <table:table-cell office:value-type="float" office:value="32926692" calcext:value-type="float">
            <text:p>32926692</text:p>
          </table:table-cell>
          <table:table-cell table:formula="of:=[.A2060]/1000/(60*60*24)" office:value-type="time" office:time-value="PT09H08M46.692S" calcext:value-type="time">
            <text:p>09:08:47</text:p>
          </table:table-cell>
          <table:table-cell office:value-type="float" office:value="1.01" calcext:value-type="float">
            <text:p>1.01</text:p>
          </table:table-cell>
          <table:table-cell office:value-type="float" office:value="200.9" calcext:value-type="float">
            <text:p>200.9</text:p>
          </table:table-cell>
          <table:table-cell office:value-type="float" office:value="202.53" calcext:value-type="float">
            <text:p>202.53</text:p>
          </table:table-cell>
          <table:table-cell office:value-type="float" office:value="2156.72" calcext:value-type="float">
            <text:p>2156.72</text:p>
          </table:table-cell>
          <table:table-cell office:value-type="float" office:value="2566.76" calcext:value-type="float">
            <text:p>2566.76</text:p>
          </table:table-cell>
        </table:table-row>
        <table:table-row table:style-name="ro1">
          <table:table-cell office:value-type="float" office:value="32942692" calcext:value-type="float">
            <text:p>32942692</text:p>
          </table:table-cell>
          <table:table-cell table:formula="of:=[.A2061]/1000/(60*60*24)" office:value-type="time" office:time-value="PT09H09M02.692S" calcext:value-type="time">
            <text:p>09:09:03</text:p>
          </table:table-cell>
          <table:table-cell office:value-type="float" office:value="1" calcext:value-type="float">
            <text:p>1</text:p>
          </table:table-cell>
          <table:table-cell office:value-type="float" office:value="200.6" calcext:value-type="float">
            <text:p>200.6</text:p>
          </table:table-cell>
          <table:table-cell office:value-type="float" office:value="201.41" calcext:value-type="float">
            <text:p>201.41</text:p>
          </table:table-cell>
          <table:table-cell office:value-type="float" office:value="2157.61" calcext:value-type="float">
            <text:p>2157.61</text:p>
          </table:table-cell>
          <table:table-cell office:value-type="float" office:value="2567.66" calcext:value-type="float">
            <text:p>2567.66</text:p>
          </table:table-cell>
        </table:table-row>
        <table:table-row table:style-name="ro1">
          <table:table-cell office:value-type="float" office:value="32958692" calcext:value-type="float">
            <text:p>32958692</text:p>
          </table:table-cell>
          <table:table-cell table:formula="of:=[.A2062]/1000/(60*60*24)" office:value-type="time" office:time-value="PT09H09M18.692S" calcext:value-type="time">
            <text:p>09:09:19</text:p>
          </table:table-cell>
          <table:table-cell office:value-type="float" office:value="1" calcext:value-type="float">
            <text:p>1</text:p>
          </table:table-cell>
          <table:table-cell office:value-type="float" office:value="200.2" calcext:value-type="float">
            <text:p>200.2</text:p>
          </table:table-cell>
          <table:table-cell office:value-type="float" office:value="201" calcext:value-type="float">
            <text:p>201</text:p>
          </table:table-cell>
          <table:table-cell office:value-type="float" office:value="2158.5" calcext:value-type="float">
            <text:p>2158.5</text:p>
          </table:table-cell>
          <table:table-cell office:value-type="float" office:value="2568.56" calcext:value-type="float">
            <text:p>2568.56</text:p>
          </table:table-cell>
        </table:table-row>
        <table:table-row table:style-name="ro1">
          <table:table-cell office:value-type="float" office:value="32973692" calcext:value-type="float">
            <text:p>32973692</text:p>
          </table:table-cell>
          <table:table-cell table:formula="of:=[.A2063]/1000/(60*60*24)" office:value-type="time" office:time-value="PT09H09M33.692S" calcext:value-type="time">
            <text:p>09:09:34</text:p>
          </table:table-cell>
          <table:table-cell office:value-type="float" office:value="1" calcext:value-type="float">
            <text:p>1</text:p>
          </table:table-cell>
          <table:table-cell office:value-type="float" office:value="199.7" calcext:value-type="float">
            <text:p>199.7</text:p>
          </table:table-cell>
          <table:table-cell office:value-type="float" office:value="199.69" calcext:value-type="float">
            <text:p>199.69</text:p>
          </table:table-cell>
          <table:table-cell office:value-type="float" office:value="2159.33" calcext:value-type="float">
            <text:p>2159.33</text:p>
          </table:table-cell>
          <table:table-cell office:value-type="float" office:value="2569.39" calcext:value-type="float">
            <text:p>2569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9T03:33:08.678000000</dc:date>
    <meta:editing-duration>PT9M36S</meta:editing-duration>
    <meta:editing-cycles>1</meta:editing-cycles>
    <meta:document-statistic meta:table-count="1" meta:cell-count="14441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38cm" svg:height="14.902cm" xlink:href=".." xlink:type="simple" chart:class="chart:line" chart:style-name="ch1">
        <chart:title svg:x="10.743cm" svg:y="0.434cm" chart:style-name="ch2">
          <text:p>Ladda 3 mos @ 5 Ohm #1</text:p>
        </chart:title>
        <chart:legend chart:legend-position="end" svg:x="24.383cm" svg:y="7.152cm" style:legend-expansion="high" chart:style-name="ch3"/>
        <chart:plot-area chart:style-name="ch4" table:cell-range-address="LOGGER00.B1:LOGGER00.C2063" chart:data-source-has-labels="both" svg:x="0.536cm" svg:y="1.511cm" svg:width="23.311cm" svg:height="13.093cm">
          <chartooo:coordinate-region svg:x="1.448cm" svg:y="1.511cm" svg:width="22.399cm" svg:height="11.764cm"/>
          <chart:axis chart:dimension="x" chart:name="primary-x" chart:style-name="ch5" chartooo:axis-type="auto">
            <chartooo:date-scale/>
            <chart:categories table:cell-range-address="LOGGER00.B2:LOGGER00.B20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2063" chart:label-cell-address="LOGGER00.C1:LOGGER00.C1" chart:class="chart:line">
            <chart:data-point chart:repeated="20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2063</svg:desc>
                </draw:g>
              </table:table-cell>
              <table:table-cell office:value-type="float" office:value="1.27">
                <text:p>1.27</text:p>
                <draw:g>
                  <svg:desc>LOGGER00.C2:LOGGER00.C2063</svg:desc>
                </draw:g>
              </table:table-cell>
            </table:table-row>
            <table:table-row>
              <table:table-cell office:value-type="float" office:value="0.00018162037037037">
                <text:p>0.00018162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366805555555556">
                <text:p>0.0003668055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551990740740741">
                <text:p>0.000551990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737175925925926">
                <text:p>0.0007371759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922361111111111">
                <text:p>0.0009223611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1075462962963">
                <text:p>0.0011075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29273148148148">
                <text:p>0.001292731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47791666666667">
                <text:p>0.00147791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66310185185185">
                <text:p>0.0016631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84828703703704">
                <text:p>0.00184828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03347222222222">
                <text:p>0.00203347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1865740740741">
                <text:p>0.0022186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40384259259259">
                <text:p>0.00240384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8902777777778">
                <text:p>0.00258902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7421296296296">
                <text:p>0.0027742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5939814814815">
                <text:p>0.00295939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14458333333333">
                <text:p>0.0031445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32975694444444">
                <text:p>0.003329756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149537037037">
                <text:p>0.003514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70013888888889">
                <text:p>0.003700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88532407407407">
                <text:p>0.003885324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7050925925926">
                <text:p>0.004070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25569444444445">
                <text:p>0.0042556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44087962962963">
                <text:p>0.004440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606481481481">
                <text:p>0.0046260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1123842592593">
                <text:p>0.004811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643518518519">
                <text:p>0.004996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18162037037037">
                <text:p>0.005181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6680555555556">
                <text:p>0.005366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5199074074074">
                <text:p>0.005551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3717592592593">
                <text:p>0.005737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92236111111111">
                <text:p>0.005922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1075462962963">
                <text:p>0.00610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29273148148148">
                <text:p>0.006292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47791666666667">
                <text:p>0.006477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66310185185185">
                <text:p>0.0066631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84828703703704">
                <text:p>0.006848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03346064814815">
                <text:p>0.007033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21865740740741">
                <text:p>0.007218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40384259259259">
                <text:p>0.007403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58902777777778">
                <text:p>0.007589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77421296296296">
                <text:p>0.007774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95939814814815">
                <text:p>0.0079593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457175925926">
                <text:p>0.008144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832976851851852">
                <text:p>0.008329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85149537037037">
                <text:p>0.00851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870013888888889">
                <text:p>0.00870013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532407407408">
                <text:p>0.0088853240740740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7050925925926">
                <text:p>0.0090705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5569444444444">
                <text:p>0.009255694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4087962962963">
                <text:p>0.0094408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606481481481">
                <text:p>0.009626064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1125">
                <text:p>0.00981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9643518518518">
                <text:p>0.0099964351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816203703704">
                <text:p>0.010181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3668055555556">
                <text:p>0.010366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5519907407407">
                <text:p>0.010551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7371759259259">
                <text:p>0.010737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9223611111111">
                <text:p>0.010922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1075462962963">
                <text:p>0.011107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2927314814815">
                <text:p>0.011292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4779166666667">
                <text:p>0.011477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6631018518519">
                <text:p>0.011663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848275462963">
                <text:p>0.0118482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0334722222222">
                <text:p>0.012033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2186574074074">
                <text:p>0.012218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4038310185185">
                <text:p>0.0124038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5890277777778">
                <text:p>0.012589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774212962963">
                <text:p>0.01277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9593981481482">
                <text:p>0.012959398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31445833333333">
                <text:p>0.013144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33297569444444">
                <text:p>0.0133297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35149537037037">
                <text:p>0.013514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37001388888889">
                <text:p>0.0137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8853240740741">
                <text:p>0.013885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40705092592593">
                <text:p>0.014070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42556944444444">
                <text:p>0.014255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44408796296296">
                <text:p>0.0144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6260648148148">
                <text:p>0.0146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81125">
                <text:p>0.0148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9964351851852">
                <text:p>0.0149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1816203703704">
                <text:p>0.0151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3668055555556">
                <text:p>0.0153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5519907407407">
                <text:p>0.0155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7371759259259">
                <text:p>0.0157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9223611111111">
                <text:p>0.0159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1075462962963">
                <text:p>0.0161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2927314814815">
                <text:p>0.0162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4779166666667">
                <text:p>0.0164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6630902777778">
                <text:p>0.016663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848287037037">
                <text:p>0.0168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0334722222222">
                <text:p>0.0170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2186574074074">
                <text:p>0.0172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4038425925926">
                <text:p>0.0174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5890277777778">
                <text:p>0.0175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774212962963">
                <text:p>0.0177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9593981481481">
                <text:p>0.017959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1445833333333">
                <text:p>0.018144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3297685185185">
                <text:p>0.018329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5149537037037">
                <text:p>0.018514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7001388888889">
                <text:p>0.0187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8853240740741">
                <text:p>0.0188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0705092592593">
                <text:p>0.019070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2556944444444">
                <text:p>0.019255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4408796296296">
                <text:p>0.0194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6260648148148">
                <text:p>0.0196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81125">
                <text:p>0.0198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9964351851852">
                <text:p>0.0199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1816203703704">
                <text:p>0.0201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3668055555556">
                <text:p>0.0203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5519907407407">
                <text:p>0.0205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7371759259259">
                <text:p>0.0207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922349537037">
                <text:p>0.02092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1075462962963">
                <text:p>0.0211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2927314814815">
                <text:p>0.0212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4779166666667">
                <text:p>0.0214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6631018518519">
                <text:p>0.021663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848287037037">
                <text:p>0.0218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0334722222222">
                <text:p>0.0220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2186574074074">
                <text:p>0.0222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4038425925926">
                <text:p>0.0224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5890277777778">
                <text:p>0.0225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774212962963">
                <text:p>0.0227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9593981481481">
                <text:p>0.022959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1445717592593">
                <text:p>0.023144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3297685185185">
                <text:p>0.023329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5149537037037">
                <text:p>0.023514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7001388888889">
                <text:p>0.0237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8853240740741">
                <text:p>0.0238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0705092592593">
                <text:p>0.024070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2556944444444">
                <text:p>0.024255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4408680555556">
                <text:p>0.024440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6260648148148">
                <text:p>0.0246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81125">
                <text:p>0.0248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9964351851852">
                <text:p>0.0249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1816203703704">
                <text:p>0.0251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3667939814815">
                <text:p>0.025366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5519907407407">
                <text:p>0.0255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7371759259259">
                <text:p>0.0257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9223611111111">
                <text:p>0.0259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1075347222222">
                <text:p>0.026107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2927314814815">
                <text:p>0.0262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4779166666667">
                <text:p>0.0264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6631018518519">
                <text:p>0.026663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848287037037">
                <text:p>0.0268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0334722222222">
                <text:p>0.0270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2186574074074">
                <text:p>0.0272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4038425925926">
                <text:p>0.0274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5890277777778">
                <text:p>0.0275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774212962963">
                <text:p>0.0277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9593981481481">
                <text:p>0.027959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1445833333333">
                <text:p>0.028144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3297685185185">
                <text:p>0.028329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5149537037037">
                <text:p>0.028514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7001388888889">
                <text:p>0.0287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8853240740741">
                <text:p>0.0288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0705092592593">
                <text:p>0.029070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2556944444444">
                <text:p>0.029255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4408796296296">
                <text:p>0.0294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6260648148148">
                <text:p>0.0296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81125">
                <text:p>0.0298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9964351851852">
                <text:p>0.0299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1816203703704">
                <text:p>0.0301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3668055555556">
                <text:p>0.0303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5519907407407">
                <text:p>0.0305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7371759259259">
                <text:p>0.0307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9223611111111">
                <text:p>0.0309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1075462962963">
                <text:p>0.0311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2927314814815">
                <text:p>0.0312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4779166666667">
                <text:p>0.0314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6631018518519">
                <text:p>0.031663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848287037037">
                <text:p>0.0318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0334722222222">
                <text:p>0.0320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2186574074074">
                <text:p>0.0322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4038425925926">
                <text:p>0.0324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5890277777778">
                <text:p>0.0325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774212962963">
                <text:p>0.0327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9593981481481">
                <text:p>0.032959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1445833333333">
                <text:p>0.033144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3297569444444">
                <text:p>0.033329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5149537037037">
                <text:p>0.033514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7001388888889">
                <text:p>0.0337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8853240740741">
                <text:p>0.0338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0705092592593">
                <text:p>0.034070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2556944444444">
                <text:p>0.034255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4408796296296">
                <text:p>0.0344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6260648148148">
                <text:p>0.0346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81125">
                <text:p>0.0348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9964351851852">
                <text:p>0.0349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1816203703704">
                <text:p>0.0351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3668055555556">
                <text:p>0.0353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5519907407407">
                <text:p>0.0355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7371759259259">
                <text:p>0.0357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9223611111111">
                <text:p>0.0359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1075462962963">
                <text:p>0.0361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2927314814815">
                <text:p>0.0362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4779166666667">
                <text:p>0.0364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6630902777778">
                <text:p>0.036663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848287037037">
                <text:p>0.0368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0334722222222">
                <text:p>0.0370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2186574074074">
                <text:p>0.0372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4038425925926">
                <text:p>0.0374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5890277777778">
                <text:p>0.0375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774212962963">
                <text:p>0.0377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9593981481481">
                <text:p>0.037959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1445833333333">
                <text:p>0.038144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3297569444444">
                <text:p>0.038329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5149537037037">
                <text:p>0.038514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7001388888889">
                <text:p>0.0387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8853240740741">
                <text:p>0.0388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0705092592593">
                <text:p>0.039070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2556944444444">
                <text:p>0.039255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4408796296296">
                <text:p>0.0394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6260648148148">
                <text:p>0.0396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8112384259259">
                <text:p>0.039811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9964351851852">
                <text:p>0.0399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1816203703704">
                <text:p>0.0401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3668055555556">
                <text:p>0.0403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5519907407407">
                <text:p>0.0405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7371759259259">
                <text:p>0.0407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9223611111111">
                <text:p>0.0409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1075462962963">
                <text:p>0.0411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2927314814815">
                <text:p>0.0412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4779166666667">
                <text:p>0.0414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6631018518519">
                <text:p>0.041663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848287037037">
                <text:p>0.0418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0334722222222">
                <text:p>0.0420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2186458333333">
                <text:p>0.042218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4038425925926">
                <text:p>0.0424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5890277777778">
                <text:p>0.0425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774212962963">
                <text:p>0.0427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9593981481481">
                <text:p>0.042959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1445833333333">
                <text:p>0.043144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3297685185185">
                <text:p>0.043329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5149537037037">
                <text:p>0.043514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7001388888889">
                <text:p>0.0437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8853240740741">
                <text:p>0.0438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0705092592593">
                <text:p>0.044070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2556944444444">
                <text:p>0.044255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4408796296296">
                <text:p>0.0444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6260648148148">
                <text:p>0.0446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81125">
                <text:p>0.0448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9964351851852">
                <text:p>0.0449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1816203703704">
                <text:p>0.0451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3668055555556">
                <text:p>0.0453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5519907407407">
                <text:p>0.0455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7371759259259">
                <text:p>0.0457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9223611111111">
                <text:p>0.0459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1075462962963">
                <text:p>0.0461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2927314814815">
                <text:p>0.0462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4779166666667">
                <text:p>0.0464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6631018518519">
                <text:p>0.046663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848287037037">
                <text:p>0.0468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0334722222222">
                <text:p>0.0470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2186574074074">
                <text:p>0.0472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4038425925926">
                <text:p>0.0474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890277777778">
                <text:p>0.0475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74212962963">
                <text:p>0.0477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9593981481481">
                <text:p>0.047959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1445833333333">
                <text:p>0.048144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297685185185">
                <text:p>0.048329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5149537037037">
                <text:p>0.048514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7001388888889">
                <text:p>0.0487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8853240740741">
                <text:p>0.0488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0705092592593">
                <text:p>0.049070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2556944444444">
                <text:p>0.049255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408796296296">
                <text:p>0.0494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6260648148148">
                <text:p>0.0496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81125">
                <text:p>0.0498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964236111111">
                <text:p>0.049996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1816203703704">
                <text:p>0.0501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3668055555556">
                <text:p>0.0503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5519907407407">
                <text:p>0.0505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371759259259">
                <text:p>0.0507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9223611111111">
                <text:p>0.0509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1075462962963">
                <text:p>0.0511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2927314814815">
                <text:p>0.0512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4779166666667">
                <text:p>0.0514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631018518519">
                <text:p>0.051663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48287037037">
                <text:p>0.0518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334722222222">
                <text:p>0.0520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2186574074074">
                <text:p>0.0522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4038425925926">
                <text:p>0.0524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5890277777778">
                <text:p>0.0525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774212962963">
                <text:p>0.0527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9593981481482">
                <text:p>0.05295939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1445833333333">
                <text:p>0.053144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297685185185">
                <text:p>0.053329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149537037037">
                <text:p>0.053514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7001388888889">
                <text:p>0.0537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8853240740741">
                <text:p>0.0538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705092592593">
                <text:p>0.054070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556944444444">
                <text:p>0.054255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408796296296">
                <text:p>0.0544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260648148148">
                <text:p>0.0546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81125">
                <text:p>0.0548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964351851852">
                <text:p>0.0549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816203703704">
                <text:p>0.0551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668055555556">
                <text:p>0.0553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519907407407">
                <text:p>0.0555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371643518519">
                <text:p>0.055737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223611111111">
                <text:p>0.0559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1075462962963">
                <text:p>0.0561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927314814815">
                <text:p>0.0562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779166666667">
                <text:p>0.0564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631018518519">
                <text:p>0.056663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48287037037">
                <text:p>0.0568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0334606481481">
                <text:p>0.057033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186574074074">
                <text:p>0.0572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4038425925926">
                <text:p>0.0574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890277777778">
                <text:p>0.0575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774212962963">
                <text:p>0.0577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593865740741">
                <text:p>0.057959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330092592593">
                <text:p>0.058133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181944444444">
                <text:p>0.05831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033796296296">
                <text:p>0.058503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6885648148148">
                <text:p>0.058688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7375">
                <text:p>0.05887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0589351851852">
                <text:p>0.05905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441203703704">
                <text:p>0.059244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293055555556">
                <text:p>0.059429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144907407407">
                <text:p>0.059614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7996643518519">
                <text:p>0.059799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848611111111">
                <text:p>0.059984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700462962963">
                <text:p>0.06017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552314814815">
                <text:p>0.060355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5404166666667">
                <text:p>0.060540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255902777778">
                <text:p>0.060725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10787037037">
                <text:p>0.06091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0959722222222">
                <text:p>0.061095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2811574074074">
                <text:p>0.061281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663425925926">
                <text:p>0.061466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515277777778">
                <text:p>0.061651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36712962963">
                <text:p>0.06183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218981481481">
                <text:p>0.062021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070833333333">
                <text:p>0.062207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3922685185185">
                <text:p>0.062392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774537037037">
                <text:p>0.062577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626388888889">
                <text:p>0.062762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478240740741">
                <text:p>0.062947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330092592593">
                <text:p>0.063133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181944444444">
                <text:p>0.06331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033796296296">
                <text:p>0.063503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6885648148148">
                <text:p>0.063688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7375">
                <text:p>0.06387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589351851852">
                <text:p>0.06405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2441203703704">
                <text:p>0.064244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292939814815">
                <text:p>0.064429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6144907407407">
                <text:p>0.064614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7996759259259">
                <text:p>0.064799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848611111111">
                <text:p>0.064984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700462962963">
                <text:p>0.06517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552314814815">
                <text:p>0.065355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5404166666667">
                <text:p>0.065540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256018518519">
                <text:p>0.065725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10787037037">
                <text:p>0.06591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0959722222222">
                <text:p>0.066095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2811574074074">
                <text:p>0.066281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4663425925926">
                <text:p>0.066466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6515277777778">
                <text:p>0.066651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836712962963">
                <text:p>0.06683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0218981481481">
                <text:p>0.067021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2070833333333">
                <text:p>0.067207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3922685185185">
                <text:p>0.067392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5774537037037">
                <text:p>0.067577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7626388888889">
                <text:p>0.067762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9478125">
                <text:p>0.06794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1329976851852">
                <text:p>0.068132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3181944444444">
                <text:p>0.06831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5033796296296">
                <text:p>0.068503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6885648148148">
                <text:p>0.068688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8737384259259">
                <text:p>0.068873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0589351851852">
                <text:p>0.06905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2441203703704">
                <text:p>0.069244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4293055555556">
                <text:p>0.069429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6144907407408">
                <text:p>0.06961449074074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7996759259259">
                <text:p>0.069799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9848611111111">
                <text:p>0.069984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1700462962963">
                <text:p>0.07017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3552314814815">
                <text:p>0.070355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5404166666667">
                <text:p>0.070540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7256018518519">
                <text:p>0.070725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910787037037">
                <text:p>0.07091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0959722222222">
                <text:p>0.071095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2811574074074">
                <text:p>0.071281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4663425925926">
                <text:p>0.071466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6515277777778">
                <text:p>0.071651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836712962963">
                <text:p>0.07183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0218981481481">
                <text:p>0.072021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2070833333333">
                <text:p>0.072207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3922685185185">
                <text:p>0.072392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774537037037">
                <text:p>0.072577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7626388888889">
                <text:p>0.072762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9478240740741">
                <text:p>0.072947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1330092592593">
                <text:p>0.073133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3181944444444">
                <text:p>0.07331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5033796296296">
                <text:p>0.073503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6885648148148">
                <text:p>0.073688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87375">
                <text:p>0.07387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0589351851852">
                <text:p>0.07405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2441203703704">
                <text:p>0.074244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4293055555556">
                <text:p>0.074429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6144907407407">
                <text:p>0.074614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7996759259259">
                <text:p>0.074799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9848611111111">
                <text:p>0.074984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1700462962963">
                <text:p>0.07517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552314814815">
                <text:p>0.075355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5404166666667">
                <text:p>0.075540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7256018518519">
                <text:p>0.075725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910787037037">
                <text:p>0.07591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0959722222222">
                <text:p>0.076095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2811574074074">
                <text:p>0.076281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4663425925926">
                <text:p>0.076466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6515277777778">
                <text:p>0.076651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8367013888889">
                <text:p>0.076836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0218981481482">
                <text:p>0.07702189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2070717592593">
                <text:p>0.077207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3922685185185">
                <text:p>0.077392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5774537037037">
                <text:p>0.077577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7626388888889">
                <text:p>0.077762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9478240740741">
                <text:p>0.077947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1330092592593">
                <text:p>0.078133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3181944444444">
                <text:p>0.07831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5033796296296">
                <text:p>0.078503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6885648148148">
                <text:p>0.078688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87375">
                <text:p>0.07887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0589351851852">
                <text:p>0.07905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2441203703704">
                <text:p>0.079244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4293055555556">
                <text:p>0.079429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6144907407407">
                <text:p>0.079614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7996759259259">
                <text:p>0.079799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9848611111111">
                <text:p>0.079984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1700462962963">
                <text:p>0.08017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3552314814815">
                <text:p>0.080355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404050925926">
                <text:p>0.080540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7256018518518">
                <text:p>0.08072560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910787037037">
                <text:p>0.08091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0959722222222">
                <text:p>0.081095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2811574074074">
                <text:p>0.081281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4663425925926">
                <text:p>0.081466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6515277777778">
                <text:p>0.081651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836712962963">
                <text:p>0.081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0218981481481">
                <text:p>0.082021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2070833333333">
                <text:p>0.082207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3922685185185">
                <text:p>0.082392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5774537037037">
                <text:p>0.082577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7626388888889">
                <text:p>0.082762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9478240740741">
                <text:p>0.082947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1330092592593">
                <text:p>0.083133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3181944444444">
                <text:p>0.08331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5033796296296">
                <text:p>0.083503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6885648148148">
                <text:p>0.083688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8737384259259">
                <text:p>0.083873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0589351851852">
                <text:p>0.08405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2441203703704">
                <text:p>0.084244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4293055555556">
                <text:p>0.084429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6144907407408">
                <text:p>0.08461449074074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7996759259259">
                <text:p>0.084799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9848611111111">
                <text:p>0.084984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1700462962963">
                <text:p>0.08517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3552314814815">
                <text:p>0.085355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5404166666667">
                <text:p>0.085540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7256018518519">
                <text:p>0.085725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910775462963">
                <text:p>0.08591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0959722222222">
                <text:p>0.086095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2811574074074">
                <text:p>0.086281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4663425925926">
                <text:p>0.086466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6515277777778">
                <text:p>0.086651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836712962963">
                <text:p>0.08683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0218981481482">
                <text:p>0.08702189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2070833333333">
                <text:p>0.087207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3922569444444">
                <text:p>0.087392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5774537037037">
                <text:p>0.087577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7626388888889">
                <text:p>0.087762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9478125">
                <text:p>0.08794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1330092592593">
                <text:p>0.088133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3181944444444">
                <text:p>0.08831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5033680555556">
                <text:p>0.088503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6885648148148">
                <text:p>0.088688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87375">
                <text:p>0.088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0589236111111">
                <text:p>0.089058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2441087962963">
                <text:p>0.089244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4293055555556">
                <text:p>0.089429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6144907407407">
                <text:p>0.089614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7996759259259">
                <text:p>0.089799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9848611111111">
                <text:p>0.089984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1700462962963">
                <text:p>0.090170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3552314814815">
                <text:p>0.090355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5404166666667">
                <text:p>0.090540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7256018518519">
                <text:p>0.090725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910787037037">
                <text:p>0.090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0959722222222">
                <text:p>0.091095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2811574074074">
                <text:p>0.091281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4663425925926">
                <text:p>0.091466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6515277777778">
                <text:p>0.091651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836712962963">
                <text:p>0.091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0218865740741">
                <text:p>0.092021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2070717592593">
                <text:p>0.092207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3922685185185">
                <text:p>0.092392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5774537037037">
                <text:p>0.092577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7626388888889">
                <text:p>0.092762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9478240740741">
                <text:p>0.092947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1330092592593">
                <text:p>0.093133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3181944444445">
                <text:p>0.0933181944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5033796296296">
                <text:p>0.093503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6885648148148">
                <text:p>0.093688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87375">
                <text:p>0.093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0589351851852">
                <text:p>0.094058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2441203703704">
                <text:p>0.094244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4293055555555">
                <text:p>0.0944293055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6144907407408">
                <text:p>0.094614490740740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7996759259259">
                <text:p>0.094799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9848611111111">
                <text:p>0.094984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1700462962963">
                <text:p>0.095170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3552314814815">
                <text:p>0.095355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5404166666667">
                <text:p>0.095540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7256018518518">
                <text:p>0.09572560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910787037037">
                <text:p>0.095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0959722222222">
                <text:p>0.096095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2811574074074">
                <text:p>0.096281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4663425925926">
                <text:p>0.096466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6515277777778">
                <text:p>0.096651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8367129629629">
                <text:p>0.096836712962962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0218865740741">
                <text:p>0.097021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2070833333333">
                <text:p>0.097207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3922685185185">
                <text:p>0.097392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5774537037037">
                <text:p>0.097577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7626388888889">
                <text:p>0.097762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9478240740741">
                <text:p>0.097947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1330092592592">
                <text:p>0.09813300925925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3181944444444">
                <text:p>0.098318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5033680555556">
                <text:p>0.098503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6885648148148">
                <text:p>0.098688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87375">
                <text:p>0.098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0589351851852">
                <text:p>0.09905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2441203703704">
                <text:p>0.099244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4293055555555">
                <text:p>0.0994293055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6144907407407">
                <text:p>0.099614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7996759259259">
                <text:p>0.099799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9848611111111">
                <text:p>0.099984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170046296296">
                <text:p>0.10017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355231481481">
                <text:p>0.100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540416666667">
                <text:p>0.10054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725601851852">
                <text:p>0.10072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910787037037">
                <text:p>0.100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095960648148">
                <text:p>0.1010959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281157407407">
                <text:p>0.10128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466342592593">
                <text:p>0.10146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651527777778">
                <text:p>0.10165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836712962963">
                <text:p>0.101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021898148148">
                <text:p>0.102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207083333333">
                <text:p>0.1022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392268518519">
                <text:p>0.10239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577453703704">
                <text:p>0.10257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762638888889">
                <text:p>0.102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947824074074">
                <text:p>0.1029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133009259259">
                <text:p>0.10313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318194444444">
                <text:p>0.10331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50337962963">
                <text:p>0.10350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688564814815">
                <text:p>0.10368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87375">
                <text:p>0.103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058923611111">
                <text:p>0.104058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24412037037">
                <text:p>0.10424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429305555556">
                <text:p>0.10442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614479166667">
                <text:p>0.10461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799675925926">
                <text:p>0.104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984861111111">
                <text:p>0.10498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170034722222">
                <text:p>0.10517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355231481481">
                <text:p>0.105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540416666667">
                <text:p>0.10554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725601851852">
                <text:p>0.10572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910787037037">
                <text:p>0.105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095972222222">
                <text:p>0.10609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281145833333">
                <text:p>0.10628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466342592593">
                <text:p>0.10646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651527777778">
                <text:p>0.10665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836712962963">
                <text:p>0.106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021898148148">
                <text:p>0.107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207083333333">
                <text:p>0.1072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392268518519">
                <text:p>0.10739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577453703704">
                <text:p>0.10757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762638888889">
                <text:p>0.107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947824074074">
                <text:p>0.1079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133009259259">
                <text:p>0.10813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318194444444">
                <text:p>0.10831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50337962963">
                <text:p>0.10850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688564814815">
                <text:p>0.10868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87375">
                <text:p>0.108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058935185185">
                <text:p>0.10905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24412037037">
                <text:p>0.10924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429305555556">
                <text:p>0.10942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614490740741">
                <text:p>0.10961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799675925926">
                <text:p>0.109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984849537037">
                <text:p>0.10998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170046296296">
                <text:p>0.11017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355231481481">
                <text:p>0.110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540416666667">
                <text:p>0.11054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725601851852">
                <text:p>0.11072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910787037037">
                <text:p>0.110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095972222222">
                <text:p>0.11109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281157407407">
                <text:p>0.11128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466342592593">
                <text:p>0.11146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651516203704">
                <text:p>0.111651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836712962963">
                <text:p>0.111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021898148148">
                <text:p>0.112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207083333333">
                <text:p>0.1122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392268518519">
                <text:p>0.11239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57744212963">
                <text:p>0.112577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762638888889">
                <text:p>0.112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947824074074">
                <text:p>0.1129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133009259259">
                <text:p>0.11313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318194444444">
                <text:p>0.11331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50337962963">
                <text:p>0.11350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688564814815">
                <text:p>0.11368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87375">
                <text:p>0.113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058935185185">
                <text:p>0.11405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24412037037">
                <text:p>0.11424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429305555556">
                <text:p>0.11442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614490740741">
                <text:p>0.11461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799675925926">
                <text:p>0.114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984861111111">
                <text:p>0.11498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170046296296">
                <text:p>0.11517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355231481481">
                <text:p>0.115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540416666667">
                <text:p>0.11554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725601851852">
                <text:p>0.11572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910787037037">
                <text:p>0.115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095972222222">
                <text:p>0.11609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281157407407">
                <text:p>0.11628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466342592593">
                <text:p>0.11646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651527777778">
                <text:p>0.11665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836712962963">
                <text:p>0.116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021898148148">
                <text:p>0.117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207083333333">
                <text:p>0.1172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392268518519">
                <text:p>0.11739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577453703704">
                <text:p>0.11757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762638888889">
                <text:p>0.117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947824074074">
                <text:p>0.1179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133009259259">
                <text:p>0.11813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318194444444">
                <text:p>0.11831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503368055556">
                <text:p>0.118503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688564814815">
                <text:p>0.11868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87375">
                <text:p>0.118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058935185185">
                <text:p>0.11905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24412037037">
                <text:p>0.11924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429305555556">
                <text:p>0.11942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614490740741">
                <text:p>0.11961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799675925926">
                <text:p>0.119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984861111111">
                <text:p>0.11998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170046296296">
                <text:p>0.12017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355231481481">
                <text:p>0.120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540416666667">
                <text:p>0.12054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725601851852">
                <text:p>0.12072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910787037037">
                <text:p>0.120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095972222222">
                <text:p>0.12109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281157407407">
                <text:p>0.12128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466331018519">
                <text:p>0.121466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651527777778">
                <text:p>0.12165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836712962963">
                <text:p>0.121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021898148148">
                <text:p>0.122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207083333333">
                <text:p>0.1222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392268518519">
                <text:p>0.12239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577453703704">
                <text:p>0.12257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762638888889">
                <text:p>0.122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947824074074">
                <text:p>0.1229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133009259259">
                <text:p>0.12313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318194444444">
                <text:p>0.12331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50337962963">
                <text:p>0.12350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688564814815">
                <text:p>0.12368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87375">
                <text:p>0.123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058935185185">
                <text:p>0.12405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24412037037">
                <text:p>0.12424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429305555556">
                <text:p>0.12442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614490740741">
                <text:p>0.12461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799675925926">
                <text:p>0.124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984861111111">
                <text:p>0.12498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170034722222">
                <text:p>0.12517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355231481481">
                <text:p>0.125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540405092593">
                <text:p>0.12554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725601851852">
                <text:p>0.12572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910787037037">
                <text:p>0.125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095972222222">
                <text:p>0.12609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281157407407">
                <text:p>0.12628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466342592593">
                <text:p>0.12646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651527777778">
                <text:p>0.12665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836712962963">
                <text:p>0.126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021898148148">
                <text:p>0.127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207083333333">
                <text:p>0.1272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392268518519">
                <text:p>0.12739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577453703704">
                <text:p>0.12757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762638888889">
                <text:p>0.127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947824074074">
                <text:p>0.1279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133009259259">
                <text:p>0.12813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318194444444">
                <text:p>0.12831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50337962963">
                <text:p>0.12850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688553240741">
                <text:p>0.128688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87375">
                <text:p>0.128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058935185185">
                <text:p>0.12905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24412037037">
                <text:p>0.12924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429305555556">
                <text:p>0.12942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614490740741">
                <text:p>0.12961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799675925926">
                <text:p>0.129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984861111111">
                <text:p>0.12998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170046296296">
                <text:p>0.13017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355231481481">
                <text:p>0.130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540416666667">
                <text:p>0.13054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725601851852">
                <text:p>0.13072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910775462963">
                <text:p>0.13091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095972222222">
                <text:p>0.13109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281157407407">
                <text:p>0.13128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466342592593">
                <text:p>0.13146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651527777778">
                <text:p>0.13165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836712962963">
                <text:p>0.131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021898148148">
                <text:p>0.132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207083333333">
                <text:p>0.1322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392256944444">
                <text:p>0.13239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577453703704">
                <text:p>0.13257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762638888889">
                <text:p>0.132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947824074074">
                <text:p>0.1329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132997685185">
                <text:p>0.133132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318194444444">
                <text:p>0.13331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50337962963">
                <text:p>0.13350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688564814815">
                <text:p>0.13368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87375">
                <text:p>0.133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058935185185">
                <text:p>0.13405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24412037037">
                <text:p>0.13424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429305555556">
                <text:p>0.13442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614479166667">
                <text:p>0.13461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799675925926">
                <text:p>0.134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984861111111">
                <text:p>0.13498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170046296296">
                <text:p>0.13517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355231481481">
                <text:p>0.135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540416666667">
                <text:p>0.13554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725601851852">
                <text:p>0.13572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910787037037">
                <text:p>0.135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095972222222">
                <text:p>0.13609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281157407407">
                <text:p>0.13628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466342592593">
                <text:p>0.13646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651527777778">
                <text:p>0.13665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836712962963">
                <text:p>0.136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021898148148">
                <text:p>0.137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207083333333">
                <text:p>0.1372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392268518519">
                <text:p>0.13739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577453703704">
                <text:p>0.13757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762638888889">
                <text:p>0.137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947824074074">
                <text:p>0.1379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133009259259">
                <text:p>0.13813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318194444444">
                <text:p>0.13831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50337962963">
                <text:p>0.13850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688564814815">
                <text:p>0.13868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87375">
                <text:p>0.138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058935185185">
                <text:p>0.13905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24412037037">
                <text:p>0.13924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429305555556">
                <text:p>0.13942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614490740741">
                <text:p>0.13961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799675925926">
                <text:p>0.139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984861111111">
                <text:p>0.13998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170046296296">
                <text:p>0.14017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355231481481">
                <text:p>0.140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540416666667">
                <text:p>0.14054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725590277778">
                <text:p>0.140725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910787037037">
                <text:p>0.140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095972222222">
                <text:p>0.14109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281157407407">
                <text:p>0.14128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466342592593">
                <text:p>0.14146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651527777778">
                <text:p>0.14165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836712962963">
                <text:p>0.141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021898148148">
                <text:p>0.142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207083333333">
                <text:p>0.1422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392268518519">
                <text:p>0.14239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57744212963">
                <text:p>0.142577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762638888889">
                <text:p>0.142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947824074074">
                <text:p>0.1429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133009259259">
                <text:p>0.14313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318194444444">
                <text:p>0.14331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50337962963">
                <text:p>0.14350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688564814815">
                <text:p>0.14368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87375">
                <text:p>0.143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058935185185">
                <text:p>0.14405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244108796296">
                <text:p>0.144244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429305555556">
                <text:p>0.14442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614479166667">
                <text:p>0.14461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799675925926">
                <text:p>0.144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984861111111">
                <text:p>0.14498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170046296296">
                <text:p>0.14517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355231481481">
                <text:p>0.145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540405092593">
                <text:p>0.14554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725601851852">
                <text:p>0.14572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910787037037">
                <text:p>0.145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095972222222">
                <text:p>0.14609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281157407407">
                <text:p>0.14628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466342592593">
                <text:p>0.14646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651527777778">
                <text:p>0.14665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836712962963">
                <text:p>0.146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021898148148">
                <text:p>0.147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207083333333">
                <text:p>0.1472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392268518519">
                <text:p>0.14739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577453703704">
                <text:p>0.14757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762627314815">
                <text:p>0.14776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947824074074">
                <text:p>0.1479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133009259259">
                <text:p>0.14813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318194444444">
                <text:p>0.14831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50337962963">
                <text:p>0.14850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688564814815">
                <text:p>0.14868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87375">
                <text:p>0.148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058935185185">
                <text:p>0.14905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24412037037">
                <text:p>0.14924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429305555556">
                <text:p>0.149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14490740741">
                <text:p>0.14961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799675925926">
                <text:p>0.149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984861111111">
                <text:p>0.14998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170046296296">
                <text:p>0.15017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355219907407">
                <text:p>0.150355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540405092593">
                <text:p>0.15054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725601851852">
                <text:p>0.15072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910787037037">
                <text:p>0.150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095972222222">
                <text:p>0.15109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281145833333">
                <text:p>0.15128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466342592593">
                <text:p>0.15146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651527777778">
                <text:p>0.15165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836712962963">
                <text:p>0.151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21898148148">
                <text:p>0.152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207083333333">
                <text:p>0.1522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392268518519">
                <text:p>0.15239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77453703704">
                <text:p>0.15257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762638888889">
                <text:p>0.152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947824074074">
                <text:p>0.1529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133009259259">
                <text:p>0.15313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318194444444">
                <text:p>0.153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0337962963">
                <text:p>0.15350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688564814815">
                <text:p>0.15368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87375">
                <text:p>0.15387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058935185185">
                <text:p>0.15405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24412037037">
                <text:p>0.15424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429305555556">
                <text:p>0.154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14490740741">
                <text:p>0.15461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799675925926">
                <text:p>0.154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984861111111">
                <text:p>0.15498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170046296296">
                <text:p>0.15517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355231481481">
                <text:p>0.155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540405092593">
                <text:p>0.15554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25601851852">
                <text:p>0.15572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910787037037">
                <text:p>0.15591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095972222222">
                <text:p>0.156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81157407407">
                <text:p>0.15628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466342592593">
                <text:p>0.15646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651527777778">
                <text:p>0.156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36712962963">
                <text:p>0.15683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021898148148">
                <text:p>0.157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207083333333">
                <text:p>0.157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392268518519">
                <text:p>0.15739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577453703704">
                <text:p>0.15757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762638888889">
                <text:p>0.157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9478125">
                <text:p>0.15794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133009259259">
                <text:p>0.15813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318194444444">
                <text:p>0.158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50337962963">
                <text:p>0.15850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688564814815">
                <text:p>0.15868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873738425926">
                <text:p>0.158873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058935185185">
                <text:p>0.159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24412037037">
                <text:p>0.159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29305555556">
                <text:p>0.159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14490740741">
                <text:p>0.15961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799675925926">
                <text:p>0.15979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984861111111">
                <text:p>0.159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70046296296">
                <text:p>0.160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55231481481">
                <text:p>0.16035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540416666667">
                <text:p>0.160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25601851852">
                <text:p>0.160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10787037037">
                <text:p>0.160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95972222222">
                <text:p>0.161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81157407407">
                <text:p>0.161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66342592593">
                <text:p>0.161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51527777778">
                <text:p>0.161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36701388889">
                <text:p>0.16183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21898148148">
                <text:p>0.16202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207071759259">
                <text:p>0.16220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92268518519">
                <text:p>0.16239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77453703704">
                <text:p>0.162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62638888889">
                <text:p>0.16276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947824074074">
                <text:p>0.162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33009259259">
                <text:p>0.163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8194444444">
                <text:p>0.163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50337962963">
                <text:p>0.163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88564814815">
                <text:p>0.163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7375">
                <text:p>0.163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58935185185">
                <text:p>0.16405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244108796296">
                <text:p>0.16424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29305555556">
                <text:p>0.164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14490740741">
                <text:p>0.164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799675925926">
                <text:p>0.164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84861111111">
                <text:p>0.164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70034722222">
                <text:p>0.16517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55219907407">
                <text:p>0.165355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540416666667">
                <text:p>0.165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25601851852">
                <text:p>0.165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10787037037">
                <text:p>0.165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95972222222">
                <text:p>0.166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81157407407">
                <text:p>0.166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66342592593">
                <text:p>0.166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51527777778">
                <text:p>0.166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36712962963">
                <text:p>0.166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21886574074">
                <text:p>0.16702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07083333333">
                <text:p>0.167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92268518519">
                <text:p>0.16739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77453703704">
                <text:p>0.167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62638888889">
                <text:p>0.167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7824074074">
                <text:p>0.167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33009259259">
                <text:p>0.168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18194444444">
                <text:p>0.168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50337962963">
                <text:p>0.168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88564814815">
                <text:p>0.168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7375">
                <text:p>0.168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58935185185">
                <text:p>0.169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44108796296">
                <text:p>0.16924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29293981481">
                <text:p>0.16942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14490740741">
                <text:p>0.169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799675925926">
                <text:p>0.169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84861111111">
                <text:p>0.169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70046296296">
                <text:p>0.170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55231481481">
                <text:p>0.170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40416666667">
                <text:p>0.170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25601851852">
                <text:p>0.170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10787037037">
                <text:p>0.170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95972222222">
                <text:p>0.171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81157407407">
                <text:p>0.171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6342592593">
                <text:p>0.171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51527777778">
                <text:p>0.171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36712962963">
                <text:p>0.171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21898148148">
                <text:p>0.172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07083333333">
                <text:p>0.172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92268518519">
                <text:p>0.17239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77453703704">
                <text:p>0.172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62638888889">
                <text:p>0.172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47824074074">
                <text:p>0.172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33009259259">
                <text:p>0.173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18194444444">
                <text:p>0.173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50337962963">
                <text:p>0.173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88564814815">
                <text:p>0.173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7375">
                <text:p>0.173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58935185185">
                <text:p>0.174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4412037037">
                <text:p>0.174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29305555556">
                <text:p>0.174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14490740741">
                <text:p>0.174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799664351852">
                <text:p>0.17479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84861111111">
                <text:p>0.174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70046296296">
                <text:p>0.175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55219907407">
                <text:p>0.17535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40416666667">
                <text:p>0.175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25601851852">
                <text:p>0.175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10787037037">
                <text:p>0.175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95972222222">
                <text:p>0.176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81157407407">
                <text:p>0.176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66331018519">
                <text:p>0.17646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51527777778">
                <text:p>0.176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36712962963">
                <text:p>0.176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21886574074">
                <text:p>0.17702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07083333333">
                <text:p>0.177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92268518518">
                <text:p>0.177392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77453703704">
                <text:p>0.177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62638888889">
                <text:p>0.177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478125">
                <text:p>0.17794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33009259259">
                <text:p>0.178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18194444444">
                <text:p>0.178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503368055556">
                <text:p>0.17850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88564814815">
                <text:p>0.178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7375">
                <text:p>0.178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58923611111">
                <text:p>0.17905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4412037037">
                <text:p>0.179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29305555556">
                <text:p>0.179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14490740741">
                <text:p>0.179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799675925926">
                <text:p>0.179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84861111111">
                <text:p>0.179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70046296296">
                <text:p>0.180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55231481481">
                <text:p>0.180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40416666667">
                <text:p>0.180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25590277778">
                <text:p>0.18072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10787037037">
                <text:p>0.180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095972222222">
                <text:p>0.181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81157407407">
                <text:p>0.181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66342592593">
                <text:p>0.181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51527777778">
                <text:p>0.181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36712962963">
                <text:p>0.181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21898148148">
                <text:p>0.182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07083333333">
                <text:p>0.182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392256944444">
                <text:p>0.18239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77453703704">
                <text:p>0.182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62638888889">
                <text:p>0.182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47824074074">
                <text:p>0.182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33009259259">
                <text:p>0.183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18194444444">
                <text:p>0.183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50337962963">
                <text:p>0.183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88564814815">
                <text:p>0.183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7375">
                <text:p>0.183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58923611111">
                <text:p>0.18405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4412037037">
                <text:p>0.184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29305555556">
                <text:p>0.184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14490740741">
                <text:p>0.184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799675925926">
                <text:p>0.184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84861111111">
                <text:p>0.184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70046296296">
                <text:p>0.185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55231481481">
                <text:p>0.185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40416666667">
                <text:p>0.185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25601851852">
                <text:p>0.185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10787037037">
                <text:p>0.185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095972222222">
                <text:p>0.186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81157407407">
                <text:p>0.186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66331018519">
                <text:p>0.18646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51527777778">
                <text:p>0.186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36712962963">
                <text:p>0.186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21898148148">
                <text:p>0.187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07083333333">
                <text:p>0.187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392268518518">
                <text:p>0.187392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77453703704">
                <text:p>0.187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62638888889">
                <text:p>0.187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47824074074">
                <text:p>0.187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33009259259">
                <text:p>0.188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18194444444">
                <text:p>0.188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50337962963">
                <text:p>0.188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88564814815">
                <text:p>0.188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7375">
                <text:p>0.188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58935185185">
                <text:p>0.189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4412037037">
                <text:p>0.189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29305555556">
                <text:p>0.189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14490740741">
                <text:p>0.189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799675925926">
                <text:p>0.189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84861111111">
                <text:p>0.189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70046296296">
                <text:p>0.190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55231481481">
                <text:p>0.190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40416666667">
                <text:p>0.190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25601851852">
                <text:p>0.190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10787037037">
                <text:p>0.190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095972222222">
                <text:p>0.191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81157407407">
                <text:p>0.191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66342592593">
                <text:p>0.191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51527777778">
                <text:p>0.191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36712962963">
                <text:p>0.191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21898148148">
                <text:p>0.192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07083333333">
                <text:p>0.192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392268518518">
                <text:p>0.192392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77453703704">
                <text:p>0.192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62638888889">
                <text:p>0.192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47824074074">
                <text:p>0.192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33009259259">
                <text:p>0.193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18194444444">
                <text:p>0.193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0337962963">
                <text:p>0.193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88564814815">
                <text:p>0.193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7375">
                <text:p>0.193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58935185185">
                <text:p>0.194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24412037037">
                <text:p>0.194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29293981481">
                <text:p>0.19442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14490740741">
                <text:p>0.194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799675925926">
                <text:p>0.194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84861111111">
                <text:p>0.194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70046296296">
                <text:p>0.195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55231481481">
                <text:p>0.195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40416666667">
                <text:p>0.195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25601851852">
                <text:p>0.195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10787037037">
                <text:p>0.195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095972222222">
                <text:p>0.196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81157407407">
                <text:p>0.196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66342592593">
                <text:p>0.196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51527777778">
                <text:p>0.196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36701388889">
                <text:p>0.19683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21898148148">
                <text:p>0.197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207083333333">
                <text:p>0.197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392268518519">
                <text:p>0.19739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577453703704">
                <text:p>0.197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762638888889">
                <text:p>0.197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947824074074">
                <text:p>0.197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132997685185">
                <text:p>0.19813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18194444444">
                <text:p>0.198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503368055556">
                <text:p>0.19850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688564814815">
                <text:p>0.198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87375">
                <text:p>0.198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058935185185">
                <text:p>0.199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24412037037">
                <text:p>0.199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429305555556">
                <text:p>0.199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614490740741">
                <text:p>0.199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799675925926">
                <text:p>0.199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984861111111">
                <text:p>0.199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170046296296">
                <text:p>0.200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355231481481">
                <text:p>0.200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540416666667">
                <text:p>0.200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725601851852">
                <text:p>0.200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910787037037">
                <text:p>0.200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095972222222">
                <text:p>0.201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281157407407">
                <text:p>0.201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466342592593">
                <text:p>0.201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651527777778">
                <text:p>0.201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836712962963">
                <text:p>0.201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021898148148">
                <text:p>0.202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207083333333">
                <text:p>0.202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392268518519">
                <text:p>0.20239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577453703704">
                <text:p>0.202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762638888889">
                <text:p>0.202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947824074074">
                <text:p>0.202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133009259259">
                <text:p>0.203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318194444444">
                <text:p>0.203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50337962963">
                <text:p>0.203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688564814815">
                <text:p>0.203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87375">
                <text:p>0.203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058923611111">
                <text:p>0.20405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24412037037">
                <text:p>0.204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429305555556">
                <text:p>0.204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614479166667">
                <text:p>0.20461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799675925926">
                <text:p>0.204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984861111111">
                <text:p>0.204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170046296296">
                <text:p>0.205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355231481481">
                <text:p>0.205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540416666667">
                <text:p>0.205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725601851852">
                <text:p>0.205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910787037037">
                <text:p>0.205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095972222222">
                <text:p>0.206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281157407407">
                <text:p>0.206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466342592593">
                <text:p>0.206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651527777778">
                <text:p>0.206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836712962963">
                <text:p>0.206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021898148148">
                <text:p>0.207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207083333333">
                <text:p>0.207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392268518518">
                <text:p>0.207392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577453703704">
                <text:p>0.207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762638888889">
                <text:p>0.207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947824074074">
                <text:p>0.207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133009259259">
                <text:p>0.208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318194444444">
                <text:p>0.208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50337962963">
                <text:p>0.208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688564814815">
                <text:p>0.208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87375">
                <text:p>0.208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058935185185">
                <text:p>0.209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24412037037">
                <text:p>0.209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429305555556">
                <text:p>0.209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614490740741">
                <text:p>0.209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799675925926">
                <text:p>0.209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984861111111">
                <text:p>0.209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170046296296">
                <text:p>0.210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355231481481">
                <text:p>0.210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540416666667">
                <text:p>0.210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725601851852">
                <text:p>0.210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910787037037">
                <text:p>0.210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095972222222">
                <text:p>0.211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281157407407">
                <text:p>0.211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466342592593">
                <text:p>0.211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651527777778">
                <text:p>0.211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836712962963">
                <text:p>0.211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021898148148">
                <text:p>0.212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207083333333">
                <text:p>0.212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392268518518">
                <text:p>0.21239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577453703704">
                <text:p>0.212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762638888889">
                <text:p>0.212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947824074074">
                <text:p>0.212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133009259259">
                <text:p>0.213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318194444444">
                <text:p>0.21331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50337962963">
                <text:p>0.213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688564814815">
                <text:p>0.213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87375">
                <text:p>0.213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058935185185">
                <text:p>0.214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24412037037">
                <text:p>0.214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429305555555">
                <text:p>0.214429305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614490740741">
                <text:p>0.214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799675925926">
                <text:p>0.214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984861111111">
                <text:p>0.214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170046296296">
                <text:p>0.215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355231481481">
                <text:p>0.215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540416666667">
                <text:p>0.215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725601851852">
                <text:p>0.215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910787037037">
                <text:p>0.215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095972222222">
                <text:p>0.216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281157407407">
                <text:p>0.216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466342592593">
                <text:p>0.216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651527777778">
                <text:p>0.216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836712962963">
                <text:p>0.216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021898148148">
                <text:p>0.217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207083333333">
                <text:p>0.217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392268518518">
                <text:p>0.217392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57744212963">
                <text:p>0.21757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762638888889">
                <text:p>0.217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947824074074">
                <text:p>0.217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133009259259">
                <text:p>0.21813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318194444444">
                <text:p>0.218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50337962963">
                <text:p>0.218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688564814815">
                <text:p>0.218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87375">
                <text:p>0.218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058935185185">
                <text:p>0.21905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24412037037">
                <text:p>0.219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429305555556">
                <text:p>0.219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614490740741">
                <text:p>0.219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799675925926">
                <text:p>0.219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984861111111">
                <text:p>0.21998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170046296296">
                <text:p>0.220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355231481481">
                <text:p>0.220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540416666667">
                <text:p>0.22054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725601851852">
                <text:p>0.220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910787037037">
                <text:p>0.220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095972222222">
                <text:p>0.221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281157407407">
                <text:p>0.221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466342592593">
                <text:p>0.221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651527777778">
                <text:p>0.221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836712962963">
                <text:p>0.22183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021898148148">
                <text:p>0.222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207083333333">
                <text:p>0.22220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392268518518">
                <text:p>0.222392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577453703704">
                <text:p>0.22257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762638888889">
                <text:p>0.222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947824074074">
                <text:p>0.222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133009259259">
                <text:p>0.223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318194444444">
                <text:p>0.223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50337962963">
                <text:p>0.223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688564814815">
                <text:p>0.223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87375">
                <text:p>0.22387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058935185185">
                <text:p>0.224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24412037037">
                <text:p>0.224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429305555556">
                <text:p>0.22442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614490740741">
                <text:p>0.224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799675925926">
                <text:p>0.224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984861111111">
                <text:p>0.224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170046296296">
                <text:p>0.225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355231481481">
                <text:p>0.225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540416666667">
                <text:p>0.225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725601851852">
                <text:p>0.22572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910787037037">
                <text:p>0.225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095960648148">
                <text:p>0.22609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281157407407">
                <text:p>0.226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466342592593">
                <text:p>0.226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651527777778">
                <text:p>0.226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836712962963">
                <text:p>0.226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021886574074">
                <text:p>0.227021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207083333333">
                <text:p>0.227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392268518518">
                <text:p>0.22739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577453703704">
                <text:p>0.22757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762638888889">
                <text:p>0.22776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947824074074">
                <text:p>0.227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133009259259">
                <text:p>0.22813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318194444444">
                <text:p>0.22831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50337962963">
                <text:p>0.22850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688564814815">
                <text:p>0.228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87375">
                <text:p>0.228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058935185185">
                <text:p>0.229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24412037037">
                <text:p>0.229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429305555556">
                <text:p>0.22942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614490740741">
                <text:p>0.22961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799675925926">
                <text:p>0.22979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984861111111">
                <text:p>0.229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170046296296">
                <text:p>0.230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355231481481">
                <text:p>0.230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540416666667">
                <text:p>0.23054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725601851852">
                <text:p>0.23072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910787037037">
                <text:p>0.23091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095960648148">
                <text:p>0.23109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281157407407">
                <text:p>0.23128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466331018518">
                <text:p>0.231466331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651527777778">
                <text:p>0.231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836712962963">
                <text:p>0.23183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021898148148">
                <text:p>0.232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207083333333">
                <text:p>0.23220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392256944444">
                <text:p>0.232392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577453703704">
                <text:p>0.23257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762638888889">
                <text:p>0.23276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947824074074">
                <text:p>0.23294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133009259259">
                <text:p>0.233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318194444444">
                <text:p>0.23331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50337962963">
                <text:p>0.233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688564814815">
                <text:p>0.233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87375">
                <text:p>0.23387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058935185185">
                <text:p>0.234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24412037037">
                <text:p>0.23424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429305555556">
                <text:p>0.23442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614490740741">
                <text:p>0.23461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799675925926">
                <text:p>0.23479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984861111111">
                <text:p>0.23498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170046296296">
                <text:p>0.23517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355231481481">
                <text:p>0.23535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540416666667">
                <text:p>0.23554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725601851852">
                <text:p>0.23572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910787037037">
                <text:p>0.23591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095972222222">
                <text:p>0.23609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281157407407">
                <text:p>0.23628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466342592593">
                <text:p>0.236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651527777778">
                <text:p>0.23665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836712962963">
                <text:p>0.23683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021898148148">
                <text:p>0.23702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207083333333">
                <text:p>0.237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392268518518">
                <text:p>0.23739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577453703704">
                <text:p>0.23757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762638888889">
                <text:p>0.23776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947824074074">
                <text:p>0.23794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133009259259">
                <text:p>0.23813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318194444444">
                <text:p>0.23831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50337962963">
                <text:p>0.238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688564814815">
                <text:p>0.23868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87375">
                <text:p>0.23887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058935185185">
                <text:p>0.23905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24412037037">
                <text:p>0.23924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429305555556">
                <text:p>0.23942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614490740741">
                <text:p>0.23961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799675925926">
                <text:p>0.23979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984861111111">
                <text:p>0.23998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170046296296">
                <text:p>0.24017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355231481481">
                <text:p>0.24035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540416666667">
                <text:p>0.24054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725601851852">
                <text:p>0.24072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910787037037">
                <text:p>0.24091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095972222222">
                <text:p>0.24109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281157407407">
                <text:p>0.24128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466342592593">
                <text:p>0.24146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651527777778">
                <text:p>0.24165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836701388889">
                <text:p>0.241836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021898148148">
                <text:p>0.24202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207083333333">
                <text:p>0.24220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392268518518">
                <text:p>0.242392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577453703704">
                <text:p>0.24257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762638888889">
                <text:p>0.24276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947824074074">
                <text:p>0.24294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133009259259">
                <text:p>0.24313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318194444444">
                <text:p>0.24331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50337962963">
                <text:p>0.24350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688564814815">
                <text:p>0.24368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87375">
                <text:p>0.24387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058935185185">
                <text:p>0.24405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24412037037">
                <text:p>0.24424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429305555556">
                <text:p>0.24442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614490740741">
                <text:p>0.24461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799675925926">
                <text:p>0.24479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984861111111">
                <text:p>0.24498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170046296296">
                <text:p>0.24517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355231481481">
                <text:p>0.24535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540416666667">
                <text:p>0.24554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725601851852">
                <text:p>0.24572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910775462963">
                <text:p>0.245910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095960648148">
                <text:p>0.24609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281157407407">
                <text:p>0.24628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466342592593">
                <text:p>0.24646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651527777778">
                <text:p>0.24665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836712962963">
                <text:p>0.24683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021898148148">
                <text:p>0.24702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207083333333">
                <text:p>0.24720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392268518518">
                <text:p>0.24739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577453703704">
                <text:p>0.24757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762638888889">
                <text:p>0.24776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947824074074">
                <text:p>0.24794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133009259259">
                <text:p>0.24813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318194444444">
                <text:p>0.24831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50337962963">
                <text:p>0.24850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688564814815">
                <text:p>0.24868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87375">
                <text:p>0.24887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058935185185">
                <text:p>0.24905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24412037037">
                <text:p>0.24924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429305555556">
                <text:p>0.24942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614490740741">
                <text:p>0.24961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799675925926">
                <text:p>0.24979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984861111111">
                <text:p>0.24998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170046296296">
                <text:p>0.25017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355231481481">
                <text:p>0.25035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540416666667">
                <text:p>0.25054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725601851852">
                <text:p>0.25072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910787037037">
                <text:p>0.25091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095972222222">
                <text:p>0.25109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281157407407">
                <text:p>0.25128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466342592593">
                <text:p>0.25146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651527777778">
                <text:p>0.25165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836712962963">
                <text:p>0.25183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021898148148">
                <text:p>0.25202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207083333333">
                <text:p>0.25220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392268518518">
                <text:p>0.25239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57744212963">
                <text:p>0.252577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762627314815">
                <text:p>0.25276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947824074074">
                <text:p>0.25294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133009259259">
                <text:p>0.25313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318194444444">
                <text:p>0.25331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50337962963">
                <text:p>0.25350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688564814815">
                <text:p>0.25368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87375">
                <text:p>0.25387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058935185185">
                <text:p>0.25405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24412037037">
                <text:p>0.25424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429293981481">
                <text:p>0.254429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614490740741">
                <text:p>0.25461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799675925926">
                <text:p>0.25479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984861111111">
                <text:p>0.25498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170034722222">
                <text:p>0.255170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355231481481">
                <text:p>0.25535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540416666667">
                <text:p>0.25554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725590277778">
                <text:p>0.255725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910787037037">
                <text:p>0.25591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095972222222">
                <text:p>0.25609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281157407407">
                <text:p>0.25628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466342592593">
                <text:p>0.25646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651527777778">
                <text:p>0.25665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836712962963">
                <text:p>0.25683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021898148148">
                <text:p>0.25702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207083333333">
                <text:p>0.25720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392256944444">
                <text:p>0.257392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577453703704">
                <text:p>0.25757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762638888889">
                <text:p>0.25776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947824074074">
                <text:p>0.25794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133009259259">
                <text:p>0.25813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318194444444">
                <text:p>0.25831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50337962963">
                <text:p>0.25850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688564814815">
                <text:p>0.25868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87375">
                <text:p>0.25887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058935185185">
                <text:p>0.25905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24412037037">
                <text:p>0.25924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429305555556">
                <text:p>0.25942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614490740741">
                <text:p>0.25961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799675925926">
                <text:p>0.25979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984861111111">
                <text:p>0.25998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170046296296">
                <text:p>0.26017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355231481481">
                <text:p>0.26035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540416666667">
                <text:p>0.26054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725601851852">
                <text:p>0.26072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910787037037">
                <text:p>0.26091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095960648148">
                <text:p>0.26109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281157407407">
                <text:p>0.26128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466342592593">
                <text:p>0.26146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651527777778">
                <text:p>0.26165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836712962963">
                <text:p>0.26183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021898148148">
                <text:p>0.26202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207083333333">
                <text:p>0.26220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392268518518">
                <text:p>0.26239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577453703704">
                <text:p>0.26257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762638888889">
                <text:p>0.26276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947824074074">
                <text:p>0.26294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133009259259">
                <text:p>0.26313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318194444444">
                <text:p>0.26331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50337962963">
                <text:p>0.26350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688564814815">
                <text:p>0.26368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87375">
                <text:p>0.26387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058935185185">
                <text:p>0.26405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24412037037">
                <text:p>0.26424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429293981481">
                <text:p>0.264429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614490740741">
                <text:p>0.26461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799675925926">
                <text:p>0.26479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984861111111">
                <text:p>0.26498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170046296296">
                <text:p>0.26517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355231481481">
                <text:p>0.26535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540416666667">
                <text:p>0.26554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725601851852">
                <text:p>0.26572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910787037037">
                <text:p>0.26591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095972222222">
                <text:p>0.26609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281157407407">
                <text:p>0.26628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466342592593">
                <text:p>0.26646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651527777778">
                <text:p>0.26665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836701388889">
                <text:p>0.266836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021886574074">
                <text:p>0.267021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207071759259">
                <text:p>0.26720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392268518518">
                <text:p>0.26739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577453703704">
                <text:p>0.26757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762638888889">
                <text:p>0.26776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947824074074">
                <text:p>0.26794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133009259259">
                <text:p>0.26813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318194444444">
                <text:p>0.26831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50337962963">
                <text:p>0.26850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688564814815">
                <text:p>0.26868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87375">
                <text:p>0.26887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058935185185">
                <text:p>0.26905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244108796296">
                <text:p>0.269244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429305555556">
                <text:p>0.26942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614490740741">
                <text:p>0.26961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799675925926">
                <text:p>0.26979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984861111111">
                <text:p>0.26998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170046296296">
                <text:p>0.27017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355231481481">
                <text:p>0.27035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540416666667">
                <text:p>0.27054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725601851852">
                <text:p>0.27072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910787037037">
                <text:p>0.27091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095972222222">
                <text:p>0.27109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281157407407">
                <text:p>0.27128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466342592593">
                <text:p>0.27146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651527777778">
                <text:p>0.27165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836712962963">
                <text:p>0.27183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021898148148">
                <text:p>0.27202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207083333333">
                <text:p>0.27220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392268518518">
                <text:p>0.27239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577453703704">
                <text:p>0.27257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762638888889">
                <text:p>0.27276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947824074074">
                <text:p>0.27294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133009259259">
                <text:p>0.27313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318194444444">
                <text:p>0.27331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50337962963">
                <text:p>0.27350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688564814815">
                <text:p>0.27368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873738425926">
                <text:p>0.273873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058935185185">
                <text:p>0.27405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24412037037">
                <text:p>0.27424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429305555556">
                <text:p>0.27442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614490740741">
                <text:p>0.27461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799675925926">
                <text:p>0.27479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984861111111">
                <text:p>0.27498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170046296296">
                <text:p>0.27517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355231481481">
                <text:p>0.27535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540416666667">
                <text:p>0.27554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725601851852">
                <text:p>0.27572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910787037037">
                <text:p>0.27591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095972222222">
                <text:p>0.27609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281157407407">
                <text:p>0.27628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466342592593">
                <text:p>0.27646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651527777778">
                <text:p>0.27665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836712962963">
                <text:p>0.27683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021898148148">
                <text:p>0.27702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207083333333">
                <text:p>0.27720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392268518518">
                <text:p>0.2773922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577453703704">
                <text:p>0.27757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762638888889">
                <text:p>0.27776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947824074074">
                <text:p>0.27794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133009259259">
                <text:p>0.27813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318194444444">
                <text:p>0.27831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50337962963">
                <text:p>0.27850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688564814815">
                <text:p>0.27868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87375">
                <text:p>0.27887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058935185185">
                <text:p>0.27905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24412037037">
                <text:p>0.27924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429305555556">
                <text:p>0.27942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614490740741">
                <text:p>0.27961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799675925926">
                <text:p>0.27979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984861111111">
                <text:p>0.27998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170046296296">
                <text:p>0.28017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355231481481">
                <text:p>0.28035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540416666667">
                <text:p>0.28054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725590277778">
                <text:p>0.28072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910787037037">
                <text:p>0.28091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095960648148">
                <text:p>0.281095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281145833333">
                <text:p>0.28128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466342592593">
                <text:p>0.28146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651527777778">
                <text:p>0.28165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836712962963">
                <text:p>0.28183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021898148148">
                <text:p>0.28202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207071759259">
                <text:p>0.28220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392268518518">
                <text:p>0.2823922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577453703704">
                <text:p>0.28257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762638888889">
                <text:p>0.28276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947824074074">
                <text:p>0.28294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133009259259">
                <text:p>0.28313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31818287037">
                <text:p>0.283318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50337962963">
                <text:p>0.28350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688564814815">
                <text:p>0.28368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87375">
                <text:p>0.28387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058935185185">
                <text:p>0.28405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24412037037">
                <text:p>0.28424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429305555556">
                <text:p>0.28442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614490740741">
                <text:p>0.28461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799675925926">
                <text:p>0.28479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984861111111">
                <text:p>0.28498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170046296296">
                <text:p>0.28517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355231481481">
                <text:p>0.28535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540416666667">
                <text:p>0.28554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725601851852">
                <text:p>0.28572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910787037037">
                <text:p>0.28591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095972222222">
                <text:p>0.28609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281157407407">
                <text:p>0.28628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466342592593">
                <text:p>0.28646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651527777778">
                <text:p>0.28665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836712962963">
                <text:p>0.28683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021898148148">
                <text:p>0.28702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207083333333">
                <text:p>0.28720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392268518518">
                <text:p>0.2873922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577453703704">
                <text:p>0.28757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762638888889">
                <text:p>0.28776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947824074074">
                <text:p>0.28794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133009259259">
                <text:p>0.28813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318194444444">
                <text:p>0.28831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50337962963">
                <text:p>0.28850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688564814815">
                <text:p>0.28868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87375">
                <text:p>0.28887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058923611111">
                <text:p>0.289058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24412037037">
                <text:p>0.28924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429305555556">
                <text:p>0.28942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614490740741">
                <text:p>0.28961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799664351852">
                <text:p>0.289799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984861111111">
                <text:p>0.28998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170046296296">
                <text:p>0.29017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355231481481">
                <text:p>0.29035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540416666667">
                <text:p>0.29054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725601851852">
                <text:p>0.29072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910787037037">
                <text:p>0.29091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095972222222">
                <text:p>0.29109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281157407407">
                <text:p>0.29128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466342592593">
                <text:p>0.29146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651527777778">
                <text:p>0.29165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836712962963">
                <text:p>0.29183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021898148148">
                <text:p>0.29202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207083333333">
                <text:p>0.29220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392268518518">
                <text:p>0.2923922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577453703704">
                <text:p>0.29257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762638888889">
                <text:p>0.29276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947824074074">
                <text:p>0.29294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133009259259">
                <text:p>0.29313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318194444444">
                <text:p>0.29331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50337962963">
                <text:p>0.29350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688564814815">
                <text:p>0.29368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87375">
                <text:p>0.29387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058935185185">
                <text:p>0.29405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24412037037">
                <text:p>0.29424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429305555555">
                <text:p>0.294429305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614490740741">
                <text:p>0.29461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799675925926">
                <text:p>0.29479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984861111111">
                <text:p>0.29498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170046296296">
                <text:p>0.29517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355231481481">
                <text:p>0.29535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540416666667">
                <text:p>0.29554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725590277778">
                <text:p>0.29572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910787037037">
                <text:p>0.29591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095960648148">
                <text:p>0.296095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281157407407">
                <text:p>0.29628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466342592593">
                <text:p>0.29646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651527777778">
                <text:p>0.29665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836712962963">
                <text:p>0.29683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021898148148">
                <text:p>0.29702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207083333333">
                <text:p>0.29720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392268518518">
                <text:p>0.2973922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577453703704">
                <text:p>0.29757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762638888889">
                <text:p>0.29776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947824074074">
                <text:p>0.29794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132997685185">
                <text:p>0.29813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318194444444">
                <text:p>0.29831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50337962963">
                <text:p>0.29850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688564814815">
                <text:p>0.29868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87375">
                <text:p>0.29887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058935185185">
                <text:p>0.29905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24412037037">
                <text:p>0.29924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429305555556">
                <text:p>0.29942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614490740741">
                <text:p>0.29961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799675925926">
                <text:p>0.29979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984861111111">
                <text:p>0.29998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170046296296">
                <text:p>0.30017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355231481481">
                <text:p>0.30035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540416666667">
                <text:p>0.30054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725601851852">
                <text:p>0.30072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910787037037">
                <text:p>0.30091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095972222222">
                <text:p>0.30109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281157407407">
                <text:p>0.30128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466342592593">
                <text:p>0.30146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651527777778">
                <text:p>0.30165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836712962963">
                <text:p>0.30183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021898148148">
                <text:p>0.30202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207083333333">
                <text:p>0.30220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392256944444">
                <text:p>0.30239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577453703704">
                <text:p>0.30257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762638888889">
                <text:p>0.30276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947824074074">
                <text:p>0.30294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133009259259">
                <text:p>0.30313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318194444444">
                <text:p>0.303318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50337962963">
                <text:p>0.30350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688564814815">
                <text:p>0.30368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87375">
                <text:p>0.30387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058935185185">
                <text:p>0.30405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24412037037">
                <text:p>0.30424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429305555555">
                <text:p>0.304429305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614490740741">
                <text:p>0.30461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799675925926">
                <text:p>0.30479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984861111111">
                <text:p>0.30498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170046296296">
                <text:p>0.30517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355231481481">
                <text:p>0.305355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540416666667">
                <text:p>0.30554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725601851852">
                <text:p>0.30572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910787037037">
                <text:p>0.30591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095960648148">
                <text:p>0.306095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281157407407">
                <text:p>0.30628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466342592593">
                <text:p>0.30646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651527777778">
                <text:p>0.30665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836712962963">
                <text:p>0.30683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021898148148">
                <text:p>0.30702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207083333333">
                <text:p>0.30720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392268518518">
                <text:p>0.30739226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577453703704">
                <text:p>0.30757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762638888889">
                <text:p>0.30776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947824074074">
                <text:p>0.30794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133009259259">
                <text:p>0.30813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318194444444">
                <text:p>0.308318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50337962963">
                <text:p>0.30850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688564814815">
                <text:p>0.30868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87375">
                <text:p>0.30887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058923611111">
                <text:p>0.309058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24412037037">
                <text:p>0.30924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429305555556">
                <text:p>0.30942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614490740741">
                <text:p>0.30961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799675925926">
                <text:p>0.30979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984861111111">
                <text:p>0.30998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170046296296">
                <text:p>0.31017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355219907407">
                <text:p>0.310355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540416666667">
                <text:p>0.31054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725590277778">
                <text:p>0.310725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910775462963">
                <text:p>0.31091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095972222222">
                <text:p>0.31109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281157407407">
                <text:p>0.31128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466342592593">
                <text:p>0.31146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651527777778">
                <text:p>0.31165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836712962963">
                <text:p>0.31183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021898148148">
                <text:p>0.31202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207083333333">
                <text:p>0.31220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392256944444">
                <text:p>0.312392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577453703704">
                <text:p>0.31257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762638888889">
                <text:p>0.31276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947824074074">
                <text:p>0.31294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133009259259">
                <text:p>0.313133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3318194444444">
                <text:p>0.31331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350337962963">
                <text:p>0.31350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688564814815">
                <text:p>0.31368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87375">
                <text:p>0.31387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058935185185">
                <text:p>0.31405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24412037037">
                <text:p>0.31424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429305555555">
                <text:p>0.314429305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614490740741">
                <text:p>0.314614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799675925926">
                <text:p>0.31479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984849537037">
                <text:p>0.314984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170046296296">
                <text:p>0.31517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355231481481">
                <text:p>0.315355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540416666667">
                <text:p>0.315540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725601851852">
                <text:p>0.31572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910775462963">
                <text:p>0.31591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095972222222">
                <text:p>0.316095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281157407407">
                <text:p>0.31628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466342592593">
                <text:p>0.31646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651527777778">
                <text:p>0.31665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836712962963">
                <text:p>0.316836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021898148148">
                <text:p>0.317021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207071759259">
                <text:p>0.31720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392268518518">
                <text:p>0.3173922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577453703704">
                <text:p>0.317577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762638888889">
                <text:p>0.31776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947824074074">
                <text:p>0.31794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133009259259">
                <text:p>0.318133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318194444444">
                <text:p>0.31831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503368055556">
                <text:p>0.31850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688564814815">
                <text:p>0.318688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87375">
                <text:p>0.31887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058935185185">
                <text:p>0.319058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244108796296">
                <text:p>0.31924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429305555556">
                <text:p>0.319429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614490740741">
                <text:p>0.319614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799664351852">
                <text:p>0.31979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984861111111">
                <text:p>0.319984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0170046296296">
                <text:p>0.32017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0355231481481">
                <text:p>0.320355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0540405092593">
                <text:p>0.320540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0725601851852">
                <text:p>0.32072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0910787037037">
                <text:p>0.320910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095972222222">
                <text:p>0.321095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281157407407">
                <text:p>0.32128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466342592593">
                <text:p>0.32146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651527777778">
                <text:p>0.32165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836701388889">
                <text:p>0.32183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021898148148">
                <text:p>0.322021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207071759259">
                <text:p>0.32220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392268518518">
                <text:p>0.3223922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57744212963">
                <text:p>0.322577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762638888889">
                <text:p>0.3227626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947824074074">
                <text:p>0.3229478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133009259259">
                <text:p>0.3231330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31818287037">
                <text:p>0.32331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503368055555">
                <text:p>0.32350336805555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688564814815">
                <text:p>0.323688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87375">
                <text:p>0.32387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058935185185">
                <text:p>0.324058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24412037037">
                <text:p>0.32424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429293981481">
                <text:p>0.324429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614490740741">
                <text:p>0.324614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799675925926">
                <text:p>0.324799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984861111111">
                <text:p>0.3249848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170046296296">
                <text:p>0.3251700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355231481481">
                <text:p>0.3253552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540416666667">
                <text:p>0.3255404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725601851852">
                <text:p>0.32572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910787037037">
                <text:p>0.325910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095972222222">
                <text:p>0.3260959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281157407407">
                <text:p>0.3262811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466342592593">
                <text:p>0.3264663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651527777778">
                <text:p>0.3266515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836712962963">
                <text:p>0.326836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021898148148">
                <text:p>0.3270218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207083333333">
                <text:p>0.3272070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392268518518">
                <text:p>0.32739226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577453703704">
                <text:p>0.3275774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762638888889">
                <text:p>0.3277626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947824074074">
                <text:p>0.3279478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133009259259">
                <text:p>0.3281330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318194444444">
                <text:p>0.3283181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50337962963">
                <text:p>0.32850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688564814815">
                <text:p>0.328688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87375">
                <text:p>0.32887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058935185185">
                <text:p>0.329058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24412037037">
                <text:p>0.32924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429305555556">
                <text:p>0.3294293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614490740741">
                <text:p>0.3296144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799675925926">
                <text:p>0.329799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984861111111">
                <text:p>0.3299848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170046296296">
                <text:p>0.3301700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355231481481">
                <text:p>0.3303552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540416666667">
                <text:p>0.3305404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725601851852">
                <text:p>0.3307256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910787037037">
                <text:p>0.330910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095972222222">
                <text:p>0.3310959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281157407407">
                <text:p>0.3312811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466342592593">
                <text:p>0.3314663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651527777778">
                <text:p>0.3316515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836712962963">
                <text:p>0.331836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021898148148">
                <text:p>0.3320218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207083333333">
                <text:p>0.3322070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392268518518">
                <text:p>0.33239226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577453703704">
                <text:p>0.3325774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762638888889">
                <text:p>0.3327626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947824074074">
                <text:p>0.3329478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133009259259">
                <text:p>0.3331330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318194444444">
                <text:p>0.3333181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50337962963">
                <text:p>0.33350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688564814815">
                <text:p>0.333688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87375">
                <text:p>0.33387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058935185185">
                <text:p>0.334058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24412037037">
                <text:p>0.33424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429305555556">
                <text:p>0.3344293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614490740741">
                <text:p>0.3346144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4799675925926">
                <text:p>0.334799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984861111111">
                <text:p>0.3349848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170046296296">
                <text:p>0.3351700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5355231481481">
                <text:p>0.3353552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540416666667">
                <text:p>0.33554041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5725601851852">
                <text:p>0.3357256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5910787037037">
                <text:p>0.335910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095972222222">
                <text:p>0.3360959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281157407407">
                <text:p>0.3362811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466342592593">
                <text:p>0.3364663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651516203704">
                <text:p>0.3366515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836712962963">
                <text:p>0.336836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021898148148">
                <text:p>0.33702189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207083333333">
                <text:p>0.3372070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392268518518">
                <text:p>0.33739226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577453703704">
                <text:p>0.3375774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762638888889">
                <text:p>0.3377626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947824074074">
                <text:p>0.3379478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133009259259">
                <text:p>0.3381330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318194444444">
                <text:p>0.3383181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50337962963">
                <text:p>0.338503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688564814815">
                <text:p>0.3386885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873738425926">
                <text:p>0.3388737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058923611111">
                <text:p>0.339058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24412037037">
                <text:p>0.339244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429305555556">
                <text:p>0.33942930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614490740741">
                <text:p>0.3396144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799675925926">
                <text:p>0.3397996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984861111111">
                <text:p>0.3399848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170046296296">
                <text:p>0.3401700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355231481481">
                <text:p>0.3403552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540416666667">
                <text:p>0.34054041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725601851852">
                <text:p>0.3407256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910787037037">
                <text:p>0.340910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095972222222">
                <text:p>0.3410959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281157407407">
                <text:p>0.3412811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466342592593">
                <text:p>0.3414663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1651527777778">
                <text:p>0.3416515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1836712962963">
                <text:p>0.341836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021898148148">
                <text:p>0.3420218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2207083333333">
                <text:p>0.3422070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392256944444">
                <text:p>0.3423922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577453703704">
                <text:p>0.3425774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2762638888889">
                <text:p>0.3427626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947824074074">
                <text:p>0.3429478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3133009259259">
                <text:p>0.34313300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3318194444444">
                <text:p>0.3433181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350337962963">
                <text:p>0.343503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3688564814815">
                <text:p>0.3436885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387375">
                <text:p>0.34387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058935185185">
                <text:p>0.3440589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24412037037">
                <text:p>0.344244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429305555556">
                <text:p>0.3444293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614490740741">
                <text:p>0.34461449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799675925926">
                <text:p>0.3447996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984861111111">
                <text:p>0.3449848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170046296296">
                <text:p>0.34517004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355231481481">
                <text:p>0.3453552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540416666667">
                <text:p>0.3455404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725601851852">
                <text:p>0.3457256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910787037037">
                <text:p>0.345910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095972222222">
                <text:p>0.3460959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281157407407">
                <text:p>0.3462811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466342592593">
                <text:p>0.3464663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651527777778">
                <text:p>0.3466515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836712962963">
                <text:p>0.346836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021898148148">
                <text:p>0.3470218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207083333333">
                <text:p>0.3472070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392268518518">
                <text:p>0.34739226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577453703704">
                <text:p>0.3475774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762638888889">
                <text:p>0.3477626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947824074074">
                <text:p>0.3479478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133009259259">
                <text:p>0.34813300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318194444444">
                <text:p>0.3483181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50337962963">
                <text:p>0.348503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688564814815">
                <text:p>0.3486885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87375">
                <text:p>0.34887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058935185185">
                <text:p>0.3490589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24412037037">
                <text:p>0.349244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429305555556">
                <text:p>0.3494293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614479166667">
                <text:p>0.349614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799675925926">
                <text:p>0.3497996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984861111111">
                <text:p>0.3499848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170046296296">
                <text:p>0.35017004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355231481481">
                <text:p>0.3503552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540416666667">
                <text:p>0.3505404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725601851852">
                <text:p>0.3507256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910787037037">
                <text:p>0.350910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095972222222">
                <text:p>0.3510959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281157407407">
                <text:p>0.3512811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466342592593">
                <text:p>0.35146634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1651527777778">
                <text:p>0.3516515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836712962963">
                <text:p>0.351836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2021898148148">
                <text:p>0.35202189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2207083333333">
                <text:p>0.35220708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2392268518518">
                <text:p>0.35239226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2577453703704">
                <text:p>0.35257745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2762638888889">
                <text:p>0.35276263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2947824074074">
                <text:p>0.35294782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133009259259">
                <text:p>0.35313300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318194444444">
                <text:p>0.35331819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50337962963">
                <text:p>0.3535033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688564814815">
                <text:p>0.35368856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87375">
                <text:p>0.35387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058935185185">
                <text:p>0.35405893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24412037037">
                <text:p>0.3542441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429305555555">
                <text:p>0.35442930555555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614490740741">
                <text:p>0.35461449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799675925926">
                <text:p>0.35479967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984861111111">
                <text:p>0.35498486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5170046296296">
                <text:p>0.35517004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5355231481481">
                <text:p>0.35535523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5540416666667">
                <text:p>0.35554041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5725601851852">
                <text:p>0.35572560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5910787037037">
                <text:p>0.355910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6095972222222">
                <text:p>0.3560959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281145833333">
                <text:p>0.35628114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466342592593">
                <text:p>0.35646634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651527777778">
                <text:p>0.35665152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836712962963">
                <text:p>0.356836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021898148148">
                <text:p>0.35702189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207083333333">
                <text:p>0.3572070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392268518518">
                <text:p>0.35739226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577453703704">
                <text:p>0.35757745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762638888889">
                <text:p>0.35776263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947824074074">
                <text:p>0.3579478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8133009259259">
                <text:p>0.35813300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8318194444444">
                <text:p>0.35831819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850337962963">
                <text:p>0.358503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8688564814815">
                <text:p>0.35868856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887375">
                <text:p>0.35887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058935185185">
                <text:p>0.3590589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24412037037">
                <text:p>0.359244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429305555556">
                <text:p>0.3594293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614490740741">
                <text:p>0.35961449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799675925926">
                <text:p>0.35979967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984849537037">
                <text:p>0.3599848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0170046296296">
                <text:p>0.36017004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0355231481481">
                <text:p>0.36035523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0540416666667">
                <text:p>0.36054041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0725601851852">
                <text:p>0.36072560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0910787037037">
                <text:p>0.3609107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095972222222">
                <text:p>0.3610959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281157407407">
                <text:p>0.36128115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466331018518">
                <text:p>0.361466331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651527777778">
                <text:p>0.36165152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836712962963">
                <text:p>0.3618367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021898148148">
                <text:p>0.36202189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207083333333">
                <text:p>0.36220708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392256944444">
                <text:p>0.36239225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577453703704">
                <text:p>0.36257745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762638888889">
                <text:p>0.36276263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947824074074">
                <text:p>0.36294782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3133009259259">
                <text:p>0.36313300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3318194444444">
                <text:p>0.36331819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350337962963">
                <text:p>0.3635033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3688564814815">
                <text:p>0.36368856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3873738425926">
                <text:p>0.36387373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058935185185">
                <text:p>0.36405893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24412037037">
                <text:p>0.3642441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429305555555">
                <text:p>0.3644293055555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614490740741">
                <text:p>0.36461449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799664351852">
                <text:p>0.364799664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984861111111">
                <text:p>0.36498486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5170046296296">
                <text:p>0.36517004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5355231481481">
                <text:p>0.36535523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5540416666667">
                <text:p>0.36554041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5725601851852">
                <text:p>0.36572560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5910787037037">
                <text:p>0.3659107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6095972222222">
                <text:p>0.36609597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6281145833333">
                <text:p>0.366281145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6466342592593">
                <text:p>0.36646634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6651527777778">
                <text:p>0.36665152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6836712962963">
                <text:p>0.3668367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7021898148148">
                <text:p>0.36702189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7207083333333">
                <text:p>0.36720708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7392268518519">
                <text:p>0.367392268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7577453703704">
                <text:p>0.36757745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7762638888889">
                <text:p>0.36776263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7947824074074">
                <text:p>0.367947824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8133009259259">
                <text:p>0.36813300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831818287037">
                <text:p>0.368318182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850337962963">
                <text:p>0.3685033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8688564814815">
                <text:p>0.36868856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887375">
                <text:p>0.368873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9058935185185">
                <text:p>0.36905893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924412037037">
                <text:p>0.36924412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9429293981481">
                <text:p>0.3694292939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9614490740741">
                <text:p>0.369614490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9799675925926">
                <text:p>0.369799675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9984861111111">
                <text:p>0.369984861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0170046296296">
                <text:p>0.370170046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0355231481481">
                <text:p>0.3703552314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0540416666667">
                <text:p>0.370540416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0725601851852">
                <text:p>0.3707256018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0910787037037">
                <text:p>0.3709107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1095972222222">
                <text:p>0.371095972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1281157407407">
                <text:p>0.37128115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1466342592593">
                <text:p>0.371466342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1651527777778">
                <text:p>0.37165152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1836712962963">
                <text:p>0.3718367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021898148148">
                <text:p>0.372021898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207083333333">
                <text:p>0.37220708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392268518518">
                <text:p>0.3723922685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57744212963">
                <text:p>0.372577442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762638888889">
                <text:p>0.37276263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947824074074">
                <text:p>0.372947824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3133009259259">
                <text:p>0.373133009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3318194444444">
                <text:p>0.37331819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350337962963">
                <text:p>0.3735033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3688553240741">
                <text:p>0.373688553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3873738425926">
                <text:p>0.373873738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4058935185185">
                <text:p>0.374058935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7424412037037">
                <text:p>0.37424412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74429305555556">
                <text:p>0.374429305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74614490740741">
                <text:p>0.374614490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74799675925926">
                <text:p>0.374799675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74984861111111">
                <text:p>0.374984861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75170046296296">
                <text:p>0.375170046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75355231481481">
                <text:p>0.3753552314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75540416666667">
                <text:p>0.37554041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75725601851852">
                <text:p>0.37572560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75910787037037">
                <text:p>0.37591078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76095972222222">
                <text:p>0.3760959722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76281157407407">
                <text:p>0.376281157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76466342592593">
                <text:p>0.376466342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76651527777778">
                <text:p>0.376651527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76836712962963">
                <text:p>0.376836712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77021898148148">
                <text:p>0.3770218981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77207083333333">
                <text:p>0.377207083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77392268518518">
                <text:p>0.37739226851851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77577453703704">
                <text:p>0.3775774537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77762638888889">
                <text:p>0.377762638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77947824074074">
                <text:p>0.3779478240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78133009259259">
                <text:p>0.3781330092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78318194444444">
                <text:p>0.3783181944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7850337962963">
                <text:p>0.37850337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78688564814815">
                <text:p>0.3786885648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78873738425926">
                <text:p>0.378873738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79058935185185">
                <text:p>0.3790589351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7924412037037">
                <text:p>0.379244120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79429305555556">
                <text:p>0.3794293055555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79614490740741">
                <text:p>0.3796144907407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79799675925926">
                <text:p>0.3797996759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79984861111111">
                <text:p>0.3799848611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80170046296296">
                <text:p>0.38017004629629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80355231481482">
                <text:p>0.38035523148148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80540416666667">
                <text:p>0.3805404166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80725601851852">
                <text:p>0.3807256018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80910787037037">
                <text:p>0.3809107870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81095972222222">
                <text:p>0.3810959722222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81281157407407">
                <text:p>0.381281157407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81466342592593">
                <text:p>0.38146634259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81639953703704">
                <text:p>0.38163995370370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